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Univers" svg:font-family="Univers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5mm"/>
    </style:style>
    <style:style style:name="co2" style:family="table-column">
      <style:table-column-properties fo:break-before="auto" style:column-width="60.11mm"/>
    </style:style>
    <style:style style:name="co3" style:family="table-column">
      <style:table-column-properties fo:break-before="auto" style:column-width="24.87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2.35mm"/>
    </style:style>
    <style:style style:name="co7" style:family="table-column">
      <style:table-column-properties fo:break-before="auto" style:column-width="67.95mm"/>
    </style:style>
    <style:style style:name="co8" style:family="table-column">
      <style:table-column-properties fo:break-before="auto" style:column-width="66.27mm"/>
    </style:style>
    <style:style style:name="co9" style:family="table-column">
      <style:table-column-properties fo:break-before="auto" style:column-width="22.91mm"/>
    </style:style>
    <style:style style:name="co10" style:family="table-column">
      <style:table-column-properties fo:break-before="auto" style:column-width="19mm"/>
    </style:style>
    <style:style style:name="co11" style:family="table-column">
      <style:table-column-properties fo:break-before="auto" style:column-width="20.13mm"/>
    </style:style>
    <style:style style:name="co12" style:family="table-column">
      <style:table-column-properties fo:break-before="auto" style:column-width="19.56mm"/>
    </style:style>
    <style:style style:name="co13" style:family="table-column">
      <style:table-column-properties fo:break-before="auto" style:column-width="21.52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17.04mm"/>
    </style:style>
    <style:style style:name="ro1" style:family="table-row">
      <style:table-row-properties style:row-height="3.58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17.46mm" fo:break-before="auto" style:use-optimal-row-height="false"/>
    </style:style>
    <style:style style:name="ro4" style:family="table-row">
      <style:table-row-properties style:row-height="1.73mm" fo:break-before="auto" style:use-optimal-row-height="false"/>
    </style:style>
    <style:style style:name="ro5" style:family="table-row">
      <style:table-row-properties style:row-height="2.91mm" fo:break-before="auto" style:use-optimal-row-height="false"/>
    </style:style>
    <style:style style:name="ro6" style:family="table-row">
      <style:table-row-properties style:row-height="3.18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2.12mm" fo:break-before="auto" style:use-optimal-row-height="false"/>
    </style:style>
    <style:style style:name="ro9" style:family="table-row">
      <style:table-row-properties style:row-height="4.97mm" fo:break-before="auto" style:use-optimal-row-height="false"/>
    </style:style>
    <style:style style:name="ro10" style:family="table-row">
      <style:table-row-properties style:row-height="1.06mm" fo:break-before="auto" style:use-optimal-row-height="false"/>
    </style:style>
    <style:style style:name="ro11" style:family="table-row">
      <style:table-row-properties style:row-height="12.31mm" fo:break-before="auto" style:use-optimal-row-height="false"/>
    </style:style>
    <style:style style:name="ro12" style:family="table-row">
      <style:table-row-properties style:row-height="3.05mm" fo:break-before="auto" style:use-optimal-row-height="false"/>
    </style:style>
    <style:style style:name="ro13" style:family="table-row">
      <style:table-row-properties style:row-height="3.85mm" fo:break-before="auto" style:use-optimal-row-height="false"/>
    </style:style>
    <style:style style:name="ta1" style:family="table" style:master-page-name="PageStyle_5f_CI">
      <style:table-properties table:display="true" style:writing-mode="lr-tb"/>
    </style:style>
    <style:style style:name="ta2" style:family="table" style:master-page-name="PageStyle_5f_demanda">
      <style:table-properties table:display="true" style:writing-mode="lr-tb"/>
    </style:style>
    <style:style style:name="ta3" style:family="table" style:master-page-name="PageStyle_5f_VA">
      <style:table-properties table:display="true" style:writing-mode="lr-tb"/>
    </style:style>
    <style:style style:name="ta4" style:family="table" style:master-page-name="PageStyle_5f_2m02">
      <style:table-properties table:display="false" style:writing-mode="lr-tb"/>
    </style:style>
    <style:style style:name="ta5" style:family="table" style:master-page-name="PageStyle_5f_2n02">
      <style:table-properties table:display="false" style:writing-mode="lr-tb"/>
    </style:style>
    <style:style style:name="ta6" style:family="table" style:master-page-name="PageStyle_5f_2o02">
      <style:table-properties table:display="fals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e3e3e3" style:diagonal-bl-tr="none" style:diagonal-tl-br="none" style:text-align-source="fix" style:repeat-content="false" fo:wrap-option="wrap" fo:border-left="none" style:direction="ltr" fo:padding="0.71mm" fo:border-right="0.74pt solid #e3e3e3" style:rotation-angle="0" style:rotation-align="none" style:shrink-to-fit="false" fo:border-top="0.74pt solid #e3e3e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e3e3e3" style:diagonal-bl-tr="none" style:diagonal-tl-br="none" style:text-align-source="fix" style:repeat-content="false" fo:wrap-option="wrap" fo:border-left="none" style:direction="ltr" fo:padding="0.71mm" fo:border-right="0.74pt solid #e3e3e3" style:rotation-angle="0" style:rotation-align="none" style:shrink-to-fit="false" fo:border-top="0.74pt solid #e3e3e3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" style:family="table-cell" style:parent-style-name="Default" style:data-style-name="N150">
      <style:table-cell-properties style:glyph-orientation-vertical="0" fo:background-color="#e3e3e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" style:family="table-cell" style:parent-style-name="Default" style:data-style-name="N150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" style:family="table-cell" style:parent-style-name="Default" style:data-style-name="N15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e3e3e3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6" style:family="table-cell" style:parent-style-name="Default" style:data-style-name="N15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e3e3e3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e3e3e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e3e3e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#e3e3e3" fo:padding="0.71mm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3" style:family="table-cell" style:parent-style-name="Default">
      <style:table-cell-properties fo:background-color="#e3e3e3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3e3e3" style:text-align-source="value-type" style:repeat-content="false" fo:wrap-option="wrap" style:direction="ltr" fo:padding="0.71mm" style:rotation-angle="0" style:rotation-align="none" style:shrink-to-fit="false" style:vertical-align="justify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29" style:family="table-cell" style:parent-style-name="Default">
      <style:table-cell-properties fo:border-bottom="0.74pt solid #e3e3e3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e3e3e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1" style:family="table-cell" style:parent-style-name="Default" style:data-style-name="N157">
      <style:table-cell-properties fo:background-color="#e3e3e3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2" style:family="table-cell" style:parent-style-name="Default" style:data-style-name="N157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4" style:family="table-cell" style:parent-style-name="Default" style:data-style-name="N158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5" style:family="table-cell" style:parent-style-name="Default" style:data-style-name="N157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36" style:family="table-cell" style:parent-style-name="Default">
      <style:table-cell-properties fo:border-bottom="0.74pt solid #e3e3e3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e3e3e3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3e3e3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niver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e3e3e3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e3e3e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niver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e3e3e3" style:diagonal-bl-tr="none" style:diagonal-tl-br="none" style:text-align-source="fix" style:repeat-content="false" fo:wrap-option="wrap" fo:border-left="0.74pt solid #e3e3e3" style:direction="ltr" fo:padding="0.71mm" fo:border-right="none" style:rotation-angle="0" style:rotation-align="none" style:shrink-to-fit="false" fo:border-top="0.74pt solid #e3e3e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e3e3e3" style:diagonal-bl-tr="none" style:diagonal-tl-br="none" style:text-align-source="fix" style:repeat-content="false" fo:wrap-option="no-wrap" fo:border-left="0.74pt solid #e3e3e3" style:direction="ltr" fo:padding="0.71mm" fo:border-right="none" style:rotation-angle="0" style:rotation-align="none" style:shrink-to-fit="false" fo:border-top="0.74pt solid #e3e3e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e3e3e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niver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e3e3e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e3e3e3" style:diagonal-bl-tr="none" style:diagonal-tl-br="none" style:text-align-source="fix" style:repeat-content="false" fo:wrap-option="no-wrap" fo:border-left="0.74pt solid #e3e3e3" style:direction="ltr" fo:padding="0.71mm" fo:border-right="none" style:rotation-angle="0" style:rotation-align="none" style:shrink-to-fit="false" fo:border-top="0.74pt solid #e3e3e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e3e3e3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3" style:family="table-cell" style:parent-style-name="Default" style:data-style-name="N157">
      <style:table-cell-properties fo:border-bottom="0.74pt solid #e3e3e3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niver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56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nivers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niver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68" table:default-cell-style-name="ce2"/>
        <table:table-column table:style-name="co3" table:default-cell-style-name="ce41"/>
        <table:table-column table:style-name="co4" table:number-columns-repeated="186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bela 2 - Usos de bens e serviços - 2015</text:p>
          </table:table-cell>
          <table:covered-table-cell table:number-columns-repeated="6" table:style-name="ce19"/>
          <table:table-cell table:style-name="ce38" table:number-columns-repeated="45"/>
          <table:table-cell table:style-name="ce19" table:number-columns-repeated="4"/>
          <table:table-cell table:style-name="ce38" table:number-columns-repeated="14"/>
          <table:table-cell table:style-name="ce40"/>
          <table:table-cell table:style-name="ce38" table:number-columns-repeated="95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Código</text:p>
            <text:p>do</text:p>
            <text:p>produto</text:p>
          </table:table-cell>
          <table:table-cell table:style-name="ce20" office:value-type="string" calcext:value-type="string" table:number-columns-spanned="1" table:number-rows-spanned="2">
            <text:p>Descrição do produto</text:p>
          </table:table-cell>
          <table:table-cell table:style-name="ce30" office:value-type="string" calcext:value-type="string">
            <text:p>Consumo intermediário das atividades <text:s/>(valores correntes em 1 000 000 R$)</text:p>
          </table:table-cell>
          <table:table-cell table:style-name="ce30" table:number-columns-repeated="2"/>
          <table:table-cell table:style-name="ce37" table:number-columns-repeated="3"/>
          <table:table-cell table:style-name="ce39" table:number-columns-repeated="44"/>
          <table:table-cell table:style-name="ce30" table:number-columns-repeated="2"/>
          <table:table-cell table:style-name="ce37" table:number-columns-repeated="3"/>
          <table:table-cell table:style-name="ce39" table:number-columns-repeated="14"/>
          <table:table-cell table:number-columns-repeated="953"/>
        </table:table-row>
        <table:table-row table:style-name="ro3">
          <table:covered-table-cell table:style-name="ce4"/>
          <table:covered-table-cell table:style-name="ce21"/>
          <table:table-cell table:style-name="ce20" office:value-type="string" calcext:value-type="string">
            <text:p>0191</text:p>
            <text:p>Agricultura, inclusive o apoio à agricultura e a pós-colheita</text:p>
          </table:table-cell>
          <table:table-cell table:style-name="ce20" office:value-type="string" calcext:value-type="string">
            <text:p>0192</text:p>
            <text:p>Pecuária, inclusive o apoio à pecuária</text:p>
          </table:table-cell>
          <table:table-cell table:style-name="ce20" office:value-type="string" calcext:value-type="string">
            <text:p>0280</text:p>
            <text:p>Produção florestal; pesca e aquicultura</text:p>
          </table:table-cell>
          <table:table-cell table:style-name="ce3" office:value-type="string" calcext:value-type="string">
            <text:p>0580</text:p>
            <text:p>Extração de carvão mineral e de minerais não-metálicos</text:p>
          </table:table-cell>
          <table:table-cell table:style-name="ce20" office:value-type="string" calcext:value-type="string">
            <text:p>0680</text:p>
            <text:p>Extração de petróleo e gás, inclusive as atividades de apoio</text:p>
          </table:table-cell>
          <table:table-cell table:style-name="ce20" office:value-type="string" calcext:value-type="string">
            <text:p>0791</text:p>
            <text:p>Extração de minério de ferro, inclusive beneficiamentos e a aglomeração</text:p>
          </table:table-cell>
          <table:table-cell table:style-name="ce20" office:value-type="string" calcext:value-type="string">
            <text:p>0792</text:p>
            <text:p>Extração de minerais metálicos não-ferrosos, inclusive beneficiamentos</text:p>
          </table:table-cell>
          <table:table-cell table:style-name="ce20" office:value-type="string" calcext:value-type="string">
            <text:p>1091</text:p>
            <text:p>Abate e produtos de carne, inclusive os produtos do laticínio e da pesca</text:p>
          </table:table-cell>
          <table:table-cell table:style-name="ce20" office:value-type="string" calcext:value-type="string">
            <text:p>1092</text:p>
            <text:p>Fabricação e refino de açúcar</text:p>
          </table:table-cell>
          <table:table-cell table:style-name="ce20" office:value-type="string" calcext:value-type="string">
            <text:p>1093</text:p>
            <text:p>Outros produtos alimentares</text:p>
          </table:table-cell>
          <table:table-cell table:style-name="ce20" office:value-type="string" calcext:value-type="string">
            <text:p>1100</text:p>
            <text:p>Fabricação de bebidas</text:p>
          </table:table-cell>
          <table:table-cell table:style-name="ce20" office:value-type="string" calcext:value-type="string">
            <text:p>1200</text:p>
            <text:p>Fabricação de produtos do fumo</text:p>
          </table:table-cell>
          <table:table-cell table:style-name="ce20" office:value-type="string" calcext:value-type="string">
            <text:p>1300</text:p>
            <text:p>Fabricação de produtos têxteis</text:p>
          </table:table-cell>
          <table:table-cell table:style-name="ce20" office:value-type="string" calcext:value-type="string">
            <text:p>1400</text:p>
            <text:p>Confecção de artefatos do vestuário e acessórios</text:p>
          </table:table-cell>
          <table:table-cell table:style-name="ce20" office:value-type="string" calcext:value-type="string">
            <text:p>1500</text:p>
            <text:p>Fabricação de calçados e de artefatos de couro</text:p>
          </table:table-cell>
          <table:table-cell table:style-name="ce20" office:value-type="string" calcext:value-type="string">
            <text:p>1600</text:p>
            <text:p>Fabricação de produtos da madeira</text:p>
          </table:table-cell>
          <table:table-cell table:style-name="ce20" office:value-type="string" calcext:value-type="string">
            <text:p>1700</text:p>
            <text:p>Fabricação de celulose, papel e produtos de papel</text:p>
          </table:table-cell>
          <table:table-cell table:style-name="ce20" office:value-type="string" calcext:value-type="string">
            <text:p>1800</text:p>
            <text:p>Impressão e reprodução de gravações</text:p>
          </table:table-cell>
          <table:table-cell table:style-name="ce20" office:value-type="string" calcext:value-type="string">
            <text:p>1991</text:p>
            <text:p>Refino de petróleo e coquerias</text:p>
          </table:table-cell>
          <table:table-cell table:style-name="ce20" office:value-type="string" calcext:value-type="string">
            <text:p>1992</text:p>
            <text:p>Fabricação de biocombustíveis</text:p>
          </table:table-cell>
          <table:table-cell table:style-name="ce20" office:value-type="string" calcext:value-type="string">
            <text:p>2091</text:p>
            <text:p>Fabricação de químicos orgânicos e inorgânicos, resinas e elastômeros</text:p>
          </table:table-cell>
          <table:table-cell table:style-name="ce20" office:value-type="string" calcext:value-type="string">
            <text:p>2092</text:p>
            <text:p>Fabricação de defensivos, desinfestantes, tintas e químicos diversos</text:p>
          </table:table-cell>
          <table:table-cell table:style-name="ce20" office:value-type="string" calcext:value-type="string">
            <text:p>2093</text:p>
            <text:p>Fabricação de produtos de limpeza, cosméticos/perfumaria e higiene pessoal</text:p>
          </table:table-cell>
          <table:table-cell table:style-name="ce20" office:value-type="string" calcext:value-type="string">
            <text:p>2100</text:p>
            <text:p>Fabricação de produtos farmoquímicos e farmacêuticos</text:p>
          </table:table-cell>
          <table:table-cell table:style-name="ce20" office:value-type="string" calcext:value-type="string">
            <text:p>2200</text:p>
            <text:p>Fabricação de produtos de borracha e de material plástico</text:p>
          </table:table-cell>
          <table:table-cell table:style-name="ce20" office:value-type="string" calcext:value-type="string">
            <text:p>2300</text:p>
            <text:p>Fabricação de produtos de minerais não-metálicos</text:p>
          </table:table-cell>
          <table:table-cell table:style-name="ce20" office:value-type="string" calcext:value-type="string">
            <text:p>2491</text:p>
            <text:p>Produção de ferro-gusa/ferroligas, siderurgia e tubos de aço sem costura</text:p>
          </table:table-cell>
          <table:table-cell table:style-name="ce20" office:value-type="string" calcext:value-type="string">
            <text:p>2492</text:p>
            <text:p>Metalurgia de metais não-ferrosos e a fundição de metais</text:p>
          </table:table-cell>
          <table:table-cell table:style-name="ce20" office:value-type="string" calcext:value-type="string">
            <text:p>2500</text:p>
            <text:p>Fabricação de produtos de metal, exceto máquinas e equipamentos</text:p>
          </table:table-cell>
          <table:table-cell table:style-name="ce20" office:value-type="string" calcext:value-type="string">
            <text:p>2600</text:p>
            <text:p>Fabricação de equipamentos de informática, produtos eletrônicos e ópticos</text:p>
          </table:table-cell>
          <table:table-cell table:style-name="ce20" office:value-type="string" calcext:value-type="string">
            <text:p>2700</text:p>
            <text:p>Fabricação de máquinas e equipamentos elétricos</text:p>
          </table:table-cell>
          <table:table-cell table:style-name="ce20" office:value-type="string" calcext:value-type="string">
            <text:p>2800</text:p>
            <text:p>Fabricação de máquinas e equipamentos mecânicos</text:p>
          </table:table-cell>
          <table:table-cell table:style-name="ce20" office:value-type="string" calcext:value-type="string">
            <text:p>2991</text:p>
            <text:p>Fabricação de automóveis, caminhões e ônibus, exceto peças</text:p>
          </table:table-cell>
          <table:table-cell table:style-name="ce20" office:value-type="string" calcext:value-type="string">
            <text:p>2992</text:p>
            <text:p>Fabricação de peças e acessórios para veículos automotores</text:p>
          </table:table-cell>
          <table:table-cell table:style-name="ce20" office:value-type="string" calcext:value-type="string">
            <text:p>3000</text:p>
            <text:p>Fabricação de outros equipamentos de transporte, exceto veículos automotores</text:p>
          </table:table-cell>
          <table:table-cell table:style-name="ce20" office:value-type="string" calcext:value-type="string">
            <text:p>3180</text:p>
            <text:p>Fabricação de móveis e de produtos de indústrias diversas</text:p>
          </table:table-cell>
          <table:table-cell table:style-name="ce20" office:value-type="string" calcext:value-type="string">
            <text:p>3300</text:p>
            <text:p>Manutenção, reparação e instalação de máquinas e equipamentos</text:p>
          </table:table-cell>
          <table:table-cell table:style-name="ce20" office:value-type="string" calcext:value-type="string">
            <text:p>3500</text:p>
            <text:p>Energia elétrica, gás natural e outras utilidades</text:p>
          </table:table-cell>
          <table:table-cell table:style-name="ce20" office:value-type="string" calcext:value-type="string">
            <text:p>3680</text:p>
            <text:p>Água, esgoto e gestão de resíduos</text:p>
          </table:table-cell>
          <table:table-cell table:style-name="ce20" office:value-type="string" calcext:value-type="string">
            <text:p>4180</text:p>
            <text:p>Construção</text:p>
          </table:table-cell>
          <table:table-cell table:style-name="ce20" office:value-type="string" calcext:value-type="string">
            <text:p>4500</text:p>
            <text:p>Comércio e reparação de veículos automotores e motocicletas</text:p>
          </table:table-cell>
          <table:table-cell table:style-name="ce20" office:value-type="string" calcext:value-type="string">
            <text:p>4680</text:p>
            <text:p>Comércio por atacado e a varejo, exceto veículos automotores</text:p>
          </table:table-cell>
          <table:table-cell table:style-name="ce20" office:value-type="string" calcext:value-type="string">
            <text:p>4900</text:p>
            <text:p>Transporte terrestre</text:p>
          </table:table-cell>
          <table:table-cell table:style-name="ce20" office:value-type="string" calcext:value-type="string">
            <text:p>5000</text:p>
            <text:p>Transporte aquaviário</text:p>
          </table:table-cell>
          <table:table-cell table:style-name="ce20" office:value-type="string" calcext:value-type="string">
            <text:p>5100</text:p>
            <text:p>Transporte aéreo</text:p>
          </table:table-cell>
          <table:table-cell table:style-name="ce20" office:value-type="string" calcext:value-type="string">
            <text:p>5280</text:p>
            <text:p>Armazenamento, atividades auxiliares dos transportes e correio</text:p>
          </table:table-cell>
          <table:table-cell table:style-name="ce20" office:value-type="string" calcext:value-type="string">
            <text:p>5500</text:p>
            <text:p>Alojamento</text:p>
          </table:table-cell>
          <table:table-cell table:style-name="ce20" office:value-type="string" calcext:value-type="string">
            <text:p>5600</text:p>
            <text:p>Alimentação</text:p>
          </table:table-cell>
          <table:table-cell table:style-name="ce20" office:value-type="string" calcext:value-type="string">
            <text:p>5800</text:p>
            <text:p>Edição e edição integrada à impressão</text:p>
          </table:table-cell>
          <table:table-cell table:style-name="ce20" office:value-type="string" calcext:value-type="string">
            <text:p>5980</text:p>
            <text:p>Atividades de televisão, rádio, cinema e  gravação/edição de som e imagem</text:p>
          </table:table-cell>
          <table:table-cell table:style-name="ce20" office:value-type="string" calcext:value-type="string">
            <text:p>6100</text:p>
            <text:p>Telecomunicações</text:p>
          </table:table-cell>
          <table:table-cell table:style-name="ce20" office:value-type="string" calcext:value-type="string">
            <text:p>6280</text:p>
            <text:p>Desenvolvimento de sistemas e outros serviços de informação</text:p>
          </table:table-cell>
          <table:table-cell table:style-name="ce3" office:value-type="string" calcext:value-type="string">
            <text:p>6480</text:p>
            <text:p>Intermediação financeira, seguros e previdência complementar</text:p>
          </table:table-cell>
          <table:table-cell table:style-name="ce20" office:value-type="string" calcext:value-type="string">
            <text:p>6800</text:p>
            <text:p>Atividades imobiliárias</text:p>
          </table:table-cell>
          <table:table-cell table:style-name="ce20" office:value-type="string" calcext:value-type="string">
            <text:p>6980</text:p>
            <text:p>Atividades jurídicas, contábeis, consultoria e sedes de empresas </text:p>
          </table:table-cell>
          <table:table-cell table:style-name="ce20" office:value-type="string" calcext:value-type="string">
            <text:p>7180</text:p>
            <text:p>Serviços de arquitetura, engenharia, testes/análises técnicas e P &amp; D</text:p>
          </table:table-cell>
          <table:table-cell table:style-name="ce20" office:value-type="string" calcext:value-type="string">
            <text:p>7380</text:p>
            <text:p>Outras atividades profissionais, científicas e técnicas</text:p>
          </table:table-cell>
          <table:table-cell table:style-name="ce20" office:value-type="string" calcext:value-type="string">
            <text:p>7700</text:p>
            <text:p>Aluguéis não-imobiliários e gestão de ativos de propriedade intelectual</text:p>
          </table:table-cell>
          <table:table-cell table:style-name="ce20" office:value-type="string" calcext:value-type="string">
            <text:p>7880</text:p>
            <text:p>Outras atividades administrativas e serviços complementares</text:p>
          </table:table-cell>
          <table:table-cell table:style-name="ce20" office:value-type="string" calcext:value-type="string">
            <text:p>8000</text:p>
            <text:p>Atividades de vigilância, segurança e investigação</text:p>
          </table:table-cell>
          <table:table-cell table:style-name="ce20" office:value-type="string" calcext:value-type="string">
            <text:p>8400</text:p>
            <text:p>Administração pública, defesa e seguridade social</text:p>
          </table:table-cell>
          <table:table-cell table:style-name="ce20" office:value-type="string" calcext:value-type="string">
            <text:p>8591</text:p>
            <text:p>Educação pública</text:p>
          </table:table-cell>
          <table:table-cell table:style-name="ce20" office:value-type="string" calcext:value-type="string">
            <text:p>8592</text:p>
            <text:p>Educação privada</text:p>
          </table:table-cell>
          <table:table-cell table:style-name="ce20" office:value-type="string" calcext:value-type="string">
            <text:p>8691</text:p>
            <text:p>Saúde pública</text:p>
          </table:table-cell>
          <table:table-cell table:style-name="ce20" office:value-type="string" calcext:value-type="string">
            <text:p>8692</text:p>
            <text:p>Saúde privada</text:p>
          </table:table-cell>
          <table:table-cell table:style-name="ce20" office:value-type="string" calcext:value-type="string">
            <text:p>9080</text:p>
            <text:p>Atividades artísticas, criativas e de espetáculos</text:p>
          </table:table-cell>
          <table:table-cell table:style-name="ce20" office:value-type="string" calcext:value-type="string">
            <text:p>9480</text:p>
            <text:p>Organizações associativas e outros serviços pessoais</text:p>
          </table:table-cell>
          <table:table-cell table:style-name="ce20" office:value-type="string" calcext:value-type="string">
            <text:p>9700</text:p>
            <text:p>Serviços domésticos</text:p>
          </table:table-cell>
          <table:table-cell table:style-name="ce42" office:value-type="string" calcext:value-type="string">
            <text:p>Total</text:p>
            <text:p>do produto</text:p>
          </table:table-cell>
          <table:table-cell table:number-columns-repeated="953"/>
        </table:table-row>
        <table:table-row table:style-name="ro4">
          <table:table-cell table:style-name="ce5" table:number-columns-repeated="70"/>
          <table:table-cell table:style-name="ce24"/>
          <table:table-cell table:number-columns-repeated="953"/>
        </table:table-row>
        <table:table-row table:style-name="ro5">
          <table:table-cell table:style-name="ce6" office:value-type="string" calcext:value-type="string">
            <text:p>01911</text:p>
          </table:table-cell>
          <table:table-cell table:style-name="ce22" office:value-type="string" calcext:value-type="string">
            <text:p>Arroz, trigo e outros cereais</text:p>
          </table:table-cell>
          <table:table-cell table:style-name="ce31" office:value-type="float" office:value="305" calcext:value-type="float">
            <text:p><text:s text:c="3"/>305</text:p>
          </table:table-cell>
          <table:table-cell table:style-name="ce31" office:value-type="float" office:value="302" calcext:value-type="float">
            <text:p><text:s text:c="3"/>302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46" calcext:value-type="float">
            <text:p><text:s text:c="3"/>4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5554" calcext:value-type="float">
            <text:p><text:s text:c="2"/>15 554</text:p>
          </table:table-cell>
          <table:table-cell table:style-name="ce31" office:value-type="float" office:value="384" calcext:value-type="float">
            <text:p><text:s text:c="3"/>384</text:p>
          </table:table-cell>
          <table:table-cell table:number-columns-repeated="30" table:style-name="ce31" office:value-type="float" office:value="0" calcext:value-type="float">
            <text:p><text:s text:c="3"/>0</text:p>
          </table:table-cell>
          <table:table-cell table:style-name="ce31" office:value-type="float" office:value="628" calcext:value-type="float">
            <text:p><text:s text:c="3"/>628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13" table:style-name="ce31" office:value-type="float" office:value="0" calcext:value-type="float">
            <text:p><text:s text:c="3"/>0</text:p>
          </table:table-cell>
          <table:table-cell table:style-name="ce31" office:value-type="float" office:value="189" calcext:value-type="float">
            <text:p><text:s text:c="3"/>189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17409" calcext:value-type="float">
            <text:p><text:s text:c="2"/>17 409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01912</text:p>
          </table:table-cell>
          <table:table-cell table:style-name="ce22" office:value-type="string" calcext:value-type="string">
            <text:p>Milho em grão</text:p>
          </table:table-cell>
          <table:table-cell table:style-name="ce31" office:value-type="float" office:value="877" calcext:value-type="float">
            <text:p><text:s text:c="3"/>877</text:p>
          </table:table-cell>
          <table:table-cell table:style-name="ce31" office:value-type="float" office:value="3394" calcext:value-type="float">
            <text:p><text:s text:c="2"/>3 394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567" calcext:value-type="float">
            <text:p><text:s text:c="3"/>56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554" calcext:value-type="float">
            <text:p><text:s text:c="2"/>9 554</text:p>
          </table:table-cell>
          <table:table-cell table:number-columns-repeated="31" table:style-name="ce31" office:value-type="float" office:value="0" calcext:value-type="float">
            <text:p><text:s text:c="3"/>0</text:p>
          </table:table-cell>
          <table:table-cell table:style-name="ce31" office:value-type="float" office:value="440" calcext:value-type="float">
            <text:p><text:s text:c="3"/>440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153" calcext:value-type="float">
            <text:p><text:s text:c="3"/>153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193" calcext:value-type="float">
            <text:p><text:s text:c="3"/>193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5195" calcext:value-type="float">
            <text:p><text:s text:c="2"/>15 195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01913</text:p>
          </table:table-cell>
          <table:table-cell table:style-name="ce22" office:value-type="string" calcext:value-type="string">
            <text:p>Algodão herbáceo, outras fibras da lav. temporária</text:p>
          </table:table-cell>
          <table:table-cell table:style-name="ce31" office:value-type="float" office:value="318" calcext:value-type="float">
            <text:p><text:s text:c="3"/>318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569" calcext:value-type="float">
            <text:p><text:s text:c="3"/>56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430" calcext:value-type="float">
            <text:p><text:s text:c="2"/>3 430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number-columns-repeated="21" table:style-name="ce31" office:value-type="float" office:value="0" calcext:value-type="float">
            <text:p><text:s text:c="3"/>0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number-columns-repeated="26" table:style-name="ce31" office:value-type="float" office:value="0" calcext:value-type="float">
            <text:p><text:s text:c="3"/>0</text:p>
          </table:table-cell>
          <table:table-cell table:style-name="ce31" office:value-type="float" office:value="4586" calcext:value-type="float">
            <text:p><text:s text:c="2"/>4 586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01914</text:p>
          </table:table-cell>
          <table:table-cell table:style-name="ce22" office:value-type="string" calcext:value-type="string">
            <text:p>Cana-de-açúcar</text:p>
          </table:table-cell>
          <table:table-cell table:style-name="ce31" office:value-type="float" office:value="668" calcext:value-type="float">
            <text:p><text:s text:c="3"/>668</text:p>
          </table:table-cell>
          <table:table-cell table:style-name="ce31" office:value-type="float" office:value="162" calcext:value-type="float">
            <text:p><text:s text:c="3"/>162</text:p>
          </table:table-cell>
          <table:table-cell table:style-name="ce31" office:value-type="float" office:value="4" calcext:value-type="float">
            <text:p><text:s text:c="3"/>4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27287" calcext:value-type="float">
            <text:p><text:s text:c="2"/>27 28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680" calcext:value-type="float">
            <text:p><text:s text:c="2"/>1 680</text:p>
          </table:table-cell>
          <table:table-cell table:number-columns-repeated="8" table:style-name="ce31" office:value-type="float" office:value="0" calcext:value-type="float">
            <text:p><text:s text:c="3"/>0</text:p>
          </table:table-cell>
          <table:table-cell table:style-name="ce31" office:value-type="float" office:value="17784" calcext:value-type="float">
            <text:p><text:s text:c="2"/>17 784</text:p>
          </table:table-cell>
          <table:table-cell table:number-columns-repeated="27" table:style-name="ce31" office:value-type="float" office:value="0" calcext:value-type="float">
            <text:p><text:s text:c="3"/>0</text:p>
          </table:table-cell>
          <table:table-cell table:style-name="ce31" office:value-type="float" office:value="940" calcext:value-type="float">
            <text:p><text:s text:c="3"/>940</text:p>
          </table:table-cell>
          <table:table-cell table:number-columns-repeated="20" table:style-name="ce31" office:value-type="float" office:value="0" calcext:value-type="float">
            <text:p><text:s text:c="3"/>0</text:p>
          </table:table-cell>
          <table:table-cell table:style-name="ce31" office:value-type="float" office:value="48525" calcext:value-type="float">
            <text:p><text:s text:c="2"/>48 525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1915</text:p>
          </table:table-cell>
          <table:table-cell table:style-name="ce23" office:value-type="string" calcext:value-type="string">
            <text:p>Soja <text:s/>em grão</text:p>
          </table:table-cell>
          <table:table-cell table:style-name="ce31" office:value-type="float" office:value="2238" calcext:value-type="float">
            <text:p><text:s text:c="2"/>2 238</text:p>
          </table:table-cell>
          <table:table-cell table:style-name="ce31" office:value-type="float" office:value="188" calcext:value-type="float">
            <text:p><text:s text:c="3"/>188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505" calcext:value-type="float">
            <text:p><text:s text:c="3"/>50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1899" calcext:value-type="float">
            <text:p><text:s text:c="2"/>31 899</text:p>
          </table:table-cell>
          <table:table-cell table:number-columns-repeated="9" table:style-name="ce31" office:value-type="float" office:value="0" calcext:value-type="float">
            <text:p><text:s text:c="3"/>0</text:p>
          </table:table-cell>
          <table:table-cell table:style-name="ce31" office:value-type="float" office:value="1573" calcext:value-type="float">
            <text:p><text:s text:c="2"/>1 573</text:p>
          </table:table-cell>
          <table:table-cell table:number-columns-repeated="21" table:style-name="ce31" office:value-type="float" office:value="0" calcext:value-type="float">
            <text:p><text:s text:c="3"/>0</text:p>
          </table:table-cell>
          <table:table-cell table:style-name="ce31" office:value-type="float" office:value="9836" calcext:value-type="float">
            <text:p><text:s text:c="2"/>9 836</text:p>
          </table:table-cell>
          <table:table-cell table:number-columns-repeated="26" table:style-name="ce31" office:value-type="float" office:value="0" calcext:value-type="float">
            <text:p><text:s text:c="3"/>0</text:p>
          </table:table-cell>
          <table:table-cell table:style-name="ce31" office:value-type="float" office:value="46239" calcext:value-type="float">
            <text:p><text:s text:c="2"/>46 239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01916</text:p>
          </table:table-cell>
          <table:table-cell table:style-name="ce5" office:value-type="string" calcext:value-type="string">
            <text:p>Outros produtos e serviços da lavoura temporária</text:p>
          </table:table-cell>
          <table:table-cell table:style-name="ce32" office:value-type="float" office:value="4041" calcext:value-type="float">
            <text:p><text:s text:c="2"/>4 041</text:p>
          </table:table-cell>
          <table:table-cell table:style-name="ce32" office:value-type="float" office:value="1005" calcext:value-type="float">
            <text:p><text:s text:c="2"/>1 005</text:p>
          </table:table-cell>
          <table:table-cell table:style-name="ce32" office:value-type="float" office:value="71" calcext:value-type="float">
            <text:p><text:s text:c="3"/>71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424" calcext:value-type="float">
            <text:p><text:s text:c="2"/>4 42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6180" calcext:value-type="float">
            <text:p><text:s text:c="2"/>6 180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389" calcext:value-type="float">
            <text:p><text:s text:c="3"/>389</text:p>
          </table:table-cell>
          <table:table-cell table:number-columns-repeated="18" table:style-name="ce32" office:value-type="float" office:value="0" calcext:value-type="float">
            <text:p><text:s text:c="3"/>0</text:p>
          </table:table-cell>
          <table:table-cell table:style-name="ce32" office:value-type="float" office:value="39" calcext:value-type="float">
            <text:p><text:s text:c="3"/>39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54" calcext:value-type="float">
            <text:p><text:s text:c="3"/>554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262" calcext:value-type="float">
            <text:p><text:s text:c="3"/>262</text:p>
          </table:table-cell>
          <table:table-cell table:style-name="ce32" office:value-type="float" office:value="2369" calcext:value-type="float">
            <text:p><text:s text:c="2"/>2 369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153" calcext:value-type="float">
            <text:p><text:s text:c="3"/>153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414" calcext:value-type="float">
            <text:p><text:s text:c="3"/>414</text:p>
          </table:table-cell>
          <table:table-cell table:style-name="ce32" office:value-type="float" office:value="63" calcext:value-type="float">
            <text:p><text:s text:c="3"/>63</text:p>
          </table:table-cell>
          <table:table-cell table:style-name="ce32" office:value-type="float" office:value="195" calcext:value-type="float">
            <text:p><text:s text:c="3"/>195</text:p>
          </table:table-cell>
          <table:table-cell table:style-name="ce32" office:value-type="float" office:value="236" calcext:value-type="float">
            <text:p><text:s text:c="3"/>236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319" calcext:value-type="float">
            <text:p><text:s text:c="3"/>31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1255" calcext:value-type="float">
            <text:p><text:s text:c="2"/>21 255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01917</text:p>
          </table:table-cell>
          <table:table-cell table:style-name="ce5" office:value-type="string" calcext:value-type="string">
            <text:p>Laranja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4" calcext:value-type="float">
            <text:p><text:s text:c="3"/>4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6615" calcext:value-type="float">
            <text:p><text:s text:c="2"/>6 615</text:p>
          </table:table-cell>
          <table:table-cell table:number-columns-repeated="36" table:style-name="ce32" office:value-type="float" office:value="0" calcext:value-type="float">
            <text:p><text:s text:c="3"/>0</text:p>
          </table:table-cell>
          <table:table-cell table:style-name="ce32" office:value-type="float" office:value="93" calcext:value-type="float">
            <text:p><text:s text:c="3"/>93</text:p>
          </table:table-cell>
          <table:table-cell table:style-name="ce32" office:value-type="float" office:value="327" calcext:value-type="float">
            <text:p><text:s text:c="3"/>327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7083" calcext:value-type="float">
            <text:p><text:s text:c="2"/>7 083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01918</text:p>
          </table:table-cell>
          <table:table-cell table:style-name="ce5" office:value-type="string" calcext:value-type="string">
            <text:p>Café em grão</text:p>
          </table:table-cell>
          <table:table-cell table:style-name="ce32" office:value-type="float" office:value="27" calcext:value-type="float">
            <text:p><text:s text:c="3"/>27</text:p>
          </table:table-cell>
          <table:table-cell table:style-name="ce32" office:value-type="float" office:value="110" calcext:value-type="float">
            <text:p><text:s text:c="3"/>110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5024" calcext:value-type="float">
            <text:p><text:s text:c="2"/>5 024</text:p>
          </table:table-cell>
          <table:table-cell table:number-columns-repeated="45"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186" calcext:value-type="float">
            <text:p><text:s text:c="2"/>5 186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01919</text:p>
          </table:table-cell>
          <table:table-cell table:style-name="ce5" office:value-type="string" calcext:value-type="string">
            <text:p>Outros produtos da lavoura permanente</text:p>
          </table:table-cell>
          <table:table-cell table:style-name="ce32" office:value-type="float" office:value="77" calcext:value-type="float">
            <text:p><text:s text:c="3"/>77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761" calcext:value-type="float">
            <text:p><text:s text:c="2"/>2 761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number-columns-repeated="30" table:style-name="ce32" office:value-type="float" office:value="0" calcext:value-type="float">
            <text:p><text:s text:c="3"/>0</text:p>
          </table:table-cell>
          <table:table-cell table:style-name="ce32" office:value-type="float" office:value="122" calcext:value-type="float">
            <text:p><text:s text:c="3"/>122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24" calcext:value-type="float">
            <text:p><text:s text:c="3"/>24</text:p>
          </table:table-cell>
          <table:table-cell table:style-name="ce32" office:value-type="float" office:value="566" calcext:value-type="float">
            <text:p><text:s text:c="3"/>566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119" calcext:value-type="float">
            <text:p><text:s text:c="3"/>119</text:p>
          </table:table-cell>
          <table:table-cell table:style-name="ce32" office:value-type="float" office:value="98" calcext:value-type="float">
            <text:p><text:s text:c="3"/>98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38" calcext:value-type="float">
            <text:p><text:s text:c="3"/>38</text:p>
          </table:table-cell>
          <table:table-cell table:style-name="ce32" office:value-type="float" office:value="24" calcext:value-type="float">
            <text:p><text:s text:c="3"/>2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880" calcext:value-type="float">
            <text:p><text:s text:c="2"/>3 880</text:p>
          </table:table-cell>
          <table:table-cell table:number-columns-repeated="953"/>
        </table:table-row>
        <table:table-row table:style-name="ro5">
          <table:table-cell table:style-name="ce9" office:value-type="string" calcext:value-type="string">
            <text:p>01921</text:p>
          </table:table-cell>
          <table:table-cell table:style-name="ce24" office:value-type="string" calcext:value-type="string">
            <text:p>Bovinos e outros animais vivos, prods. animal, caça e serv.</text:p>
          </table:table-cell>
          <table:table-cell table:style-name="ce32" office:value-type="float" office:value="435" calcext:value-type="float">
            <text:p><text:s text:c="3"/>435</text:p>
          </table:table-cell>
          <table:table-cell table:style-name="ce32" office:value-type="float" office:value="1981" calcext:value-type="float">
            <text:p><text:s text:c="2"/>1 981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59132" calcext:value-type="float">
            <text:p><text:s text:c="2"/>59 13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0" calcext:value-type="float">
            <text:p><text:s text:c="3"/>40</text:p>
          </table:table-cell>
          <table:table-cell table:number-columns-repeated="46" table:style-name="ce32" office:value-type="float" office:value="0" calcext:value-type="float">
            <text:p><text:s text:c="3"/>0</text:p>
          </table:table-cell>
          <table:table-cell table:style-name="ce32" office:value-type="float" office:value="7" calcext:value-type="float">
            <text:p><text:s text:c="3"/>7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98" calcext:value-type="float">
            <text:p><text:s text:c="3"/>98</text:p>
          </table:table-cell>
          <table:table-cell table:style-name="ce32" office:value-type="float" office:value="61" calcext:value-type="float">
            <text:p><text:s text:c="3"/>61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19" calcext:value-type="float">
            <text:p><text:s text:c="3"/>119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61889" calcext:value-type="float">
            <text:p><text:s text:c="2"/>61 889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01922</text:p>
          </table:table-cell>
          <table:table-cell table:style-name="ce22" office:value-type="string" calcext:value-type="string">
            <text:p>Leite de vaca e de outros animais</text:p>
          </table:table-cell>
          <table:table-cell table:style-name="ce31" office:value-type="float" office:value="64" calcext:value-type="float">
            <text:p><text:s text:c="3"/>64</text:p>
          </table:table-cell>
          <table:table-cell table:style-name="ce31" office:value-type="float" office:value="1351" calcext:value-type="float">
            <text:p><text:s text:c="2"/>1 351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7148" calcext:value-type="float">
            <text:p><text:s text:c="2"/>17 148</text:p>
          </table:table-cell>
          <table:table-cell table:number-columns-repeated="39" table:style-name="ce31" office:value-type="float" office:value="0" calcext:value-type="float">
            <text:p><text:s text:c="3"/>0</text:p>
          </table:table-cell>
          <table:table-cell table:style-name="ce31" office:value-type="float" office:value="72" calcext:value-type="float">
            <text:p><text:s text:c="3"/>72</text:p>
          </table:table-cell>
          <table:table-cell table:number-columns-repeated="18" table:style-name="ce31" office:value-type="float" office:value="0" calcext:value-type="float">
            <text:p><text:s text:c="3"/>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8686" calcext:value-type="float">
            <text:p><text:s text:c="2"/>18 686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01923</text:p>
          </table:table-cell>
          <table:table-cell table:style-name="ce22" office:value-type="string" calcext:value-type="string">
            <text:p>Suínos</text:p>
          </table:table-cell>
          <table:table-cell table:style-name="ce31" office:value-type="float" office:value="45" calcext:value-type="float">
            <text:p><text:s text:c="3"/>45</text:p>
          </table:table-cell>
          <table:table-cell table:style-name="ce31" office:value-type="float" office:value="225" calcext:value-type="float">
            <text:p><text:s text:c="3"/>225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8761" calcext:value-type="float">
            <text:p><text:s text:c="2"/>8 761</text:p>
          </table:table-cell>
          <table:table-cell table:number-columns-repeated="60" table:style-name="ce31" office:value-type="float" office:value="0" calcext:value-type="float">
            <text:p><text:s text:c="3"/>0</text:p>
          </table:table-cell>
          <table:table-cell table:style-name="ce31" office:value-type="float" office:value="9033" calcext:value-type="float">
            <text:p><text:s text:c="2"/>9 033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01924</text:p>
          </table:table-cell>
          <table:table-cell table:style-name="ce22" office:value-type="string" calcext:value-type="string">
            <text:p>Aves e ovos</text:p>
          </table:table-cell>
          <table:table-cell table:style-name="ce31" office:value-type="float" office:value="95" calcext:value-type="float">
            <text:p><text:s text:c="3"/>95</text:p>
          </table:table-cell>
          <table:table-cell table:style-name="ce31" office:value-type="float" office:value="2030" calcext:value-type="float">
            <text:p><text:s text:c="2"/>2 030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2589" calcext:value-type="float">
            <text:p><text:s text:c="2"/>12 58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780" calcext:value-type="float">
            <text:p><text:s text:c="2"/>1 780</text:p>
          </table:table-cell>
          <table:table-cell table:number-columns-repeated="31" table:style-name="ce31" office:value-type="float" office:value="0" calcext:value-type="float">
            <text:p><text:s text:c="3"/>0</text:p>
          </table:table-cell>
          <table:table-cell table:style-name="ce31" office:value-type="float" office:value="7" calcext:value-type="float">
            <text:p><text:s text:c="3"/>7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311" calcext:value-type="float">
            <text:p><text:s text:c="3"/>311</text:p>
          </table:table-cell>
          <table:table-cell table:style-name="ce31" office:value-type="float" office:value="1335" calcext:value-type="float">
            <text:p><text:s text:c="2"/>1 335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46" calcext:value-type="float">
            <text:p><text:s text:c="3"/>46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8285" calcext:value-type="float">
            <text:p><text:s text:c="2"/>18 285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02801</text:p>
          </table:table-cell>
          <table:table-cell table:style-name="ce22" office:value-type="string" calcext:value-type="string">
            <text:p>Produtos da exploração florestal e da silvicultura</text:p>
          </table:table-cell>
          <table:table-cell table:style-name="ce31" office:value-type="float" office:value="1518" calcext:value-type="float">
            <text:p><text:s text:c="2"/>1 518</text:p>
          </table:table-cell>
          <table:table-cell table:style-name="ce31" office:value-type="float" office:value="1831" calcext:value-type="float">
            <text:p><text:s text:c="2"/>1 831</text:p>
          </table:table-cell>
          <table:table-cell table:style-name="ce31" office:value-type="float" office:value="2268" calcext:value-type="float">
            <text:p><text:s text:c="2"/>2 268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433" calcext:value-type="float">
            <text:p><text:s text:c="3"/>43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14" calcext:value-type="float">
            <text:p><text:s text:c="3"/>31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61" calcext:value-type="float">
            <text:p><text:s text:c="3"/>61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315" calcext:value-type="float">
            <text:p><text:s text:c="2"/>3 315</text:p>
          </table:table-cell>
          <table:table-cell table:style-name="ce31" office:value-type="float" office:value="4461" calcext:value-type="float">
            <text:p><text:s text:c="2"/>4 46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03" calcext:value-type="float">
            <text:p><text:s text:c="3"/>203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428" calcext:value-type="float">
            <text:p><text:s text:c="2"/>1 428</text:p>
          </table:table-cell>
          <table:table-cell table:style-name="ce31" office:value-type="float" office:value="90" calcext:value-type="float">
            <text:p><text:s text:c="3"/>90</text:p>
          </table:table-cell>
          <table:table-cell table:style-name="ce31" office:value-type="float" office:value="840" calcext:value-type="float">
            <text:p><text:s text:c="3"/>84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878" calcext:value-type="float">
            <text:p><text:s text:c="3"/>87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09" calcext:value-type="float">
            <text:p><text:s text:c="3"/>409</text:p>
          </table:table-cell>
          <table:table-cell table:number-columns-repeated="13"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9" calcext:value-type="float">
            <text:p><text:s text:c="3"/>9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18142" calcext:value-type="float">
            <text:p><text:s text:c="2"/>18 142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02802</text:p>
          </table:table-cell>
          <table:table-cell table:style-name="ce23" office:value-type="string" calcext:value-type="string">
            <text:p>Pesca e aquicultura (peixe, crustáceos e moluscos)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661" calcext:value-type="float">
            <text:p><text:s text:c="3"/>661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692" calcext:value-type="float">
            <text:p><text:s text:c="2"/>1 692</text:p>
          </table:table-cell>
          <table:table-cell table:number-columns-repeated="38" table:style-name="ce31" office:value-type="float" office:value="0" calcext:value-type="float">
            <text:p><text:s text:c="3"/>0</text:p>
          </table:table-cell>
          <table:table-cell table:style-name="ce31" office:value-type="float" office:value="58" calcext:value-type="float">
            <text:p><text:s text:c="3"/>58</text:p>
          </table:table-cell>
          <table:table-cell table:style-name="ce31" office:value-type="float" office:value="587" calcext:value-type="float">
            <text:p><text:s text:c="3"/>587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80" calcext:value-type="float">
            <text:p><text:s text:c="3"/>80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46" calcext:value-type="float">
            <text:p><text:s text:c="3"/>46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3313" calcext:value-type="float">
            <text:p><text:s text:c="2"/>3 313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05801</text:p>
          </table:table-cell>
          <table:table-cell table:style-name="ce5" office:value-type="string" calcext:value-type="string">
            <text:p>Carvão mineral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number-columns-repeated="2" table:style-name="ce32" office:value-type="float" office:value="7" calcext:value-type="float">
            <text:p><text:s text:c="3"/>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8" calcext:value-type="float">
            <text:p><text:s text:c="3"/>8</text:p>
          </table:table-cell>
          <table:table-cell table:number-columns-repeated="8" table:style-name="ce32" office:value-type="float" office:value="0" calcext:value-type="float">
            <text:p><text:s text:c="3"/>0</text:p>
          </table:table-cell>
          <table:table-cell table:style-name="ce32" office:value-type="float" office:value="35" calcext:value-type="float">
            <text:p><text:s text:c="3"/>3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6628" calcext:value-type="float">
            <text:p><text:s text:c="2"/>6 628</text:p>
          </table:table-cell>
          <table:table-cell table:style-name="ce32" office:value-type="float" office:value="404" calcext:value-type="float">
            <text:p><text:s text:c="3"/>404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45" calcext:value-type="float">
            <text:p><text:s text:c="3"/>45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2053" calcext:value-type="float">
            <text:p><text:s text:c="2"/>2 053</text:p>
          </table:table-cell>
          <table:table-cell table:number-columns-repeated="17" table:style-name="ce32" office:value-type="float" office:value="0" calcext:value-type="float">
            <text:p><text:s text:c="3"/>0</text:p>
          </table:table-cell>
          <table:table-cell table:style-name="ce32" office:value-type="float" office:value="8" calcext:value-type="float">
            <text:p><text:s text:c="3"/>8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9266" calcext:value-type="float">
            <text:p><text:s text:c="2"/>9 266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05802</text:p>
          </table:table-cell>
          <table:table-cell table:style-name="ce5" office:value-type="string" calcext:value-type="string">
            <text:p>Minerais não-metálicos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style-name="ce32" office:value-type="float" office:value="519" calcext:value-type="float">
            <text:p><text:s text:c="3"/>519</text:p>
          </table:table-cell>
          <table:table-cell table:style-name="ce32" office:value-type="float" office:value="17" calcext:value-type="float">
            <text:p><text:s text:c="3"/>17</text:p>
          </table:table-cell>
          <table:table-cell table:style-name="ce32" office:value-type="float" office:value="443" calcext:value-type="float">
            <text:p><text:s text:c="3"/>443</text:p>
          </table:table-cell>
          <table:table-cell table:style-name="ce32" office:value-type="float" office:value="736" calcext:value-type="float">
            <text:p><text:s text:c="3"/>736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68" calcext:value-type="float">
            <text:p><text:s text:c="3"/>68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364" calcext:value-type="float">
            <text:p><text:s text:c="3"/>364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313" calcext:value-type="float">
            <text:p><text:s text:c="3"/>313</text:p>
          </table:table-cell>
          <table:table-cell table:style-name="ce32" office:value-type="float" office:value="4539" calcext:value-type="float">
            <text:p><text:s text:c="2"/>4 539</text:p>
          </table:table-cell>
          <table:table-cell table:style-name="ce32" office:value-type="float" office:value="113" calcext:value-type="float">
            <text:p><text:s text:c="3"/>113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7715" calcext:value-type="float">
            <text:p><text:s text:c="2"/>7 715</text:p>
          </table:table-cell>
          <table:table-cell table:style-name="ce32" office:value-type="float" office:value="515" calcext:value-type="float">
            <text:p><text:s text:c="3"/>515</text:p>
          </table:table-cell>
          <table:table-cell table:style-name="ce32" office:value-type="float" office:value="375" calcext:value-type="float">
            <text:p><text:s text:c="3"/>375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6" calcext:value-type="float">
            <text:p><text:s text:c="3"/>56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32" calcext:value-type="float">
            <text:p><text:s text:c="3"/>3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5" calcext:value-type="float">
            <text:p><text:s text:c="3"/>45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488" calcext:value-type="float">
            <text:p><text:s text:c="3"/>488</text:p>
          </table:table-cell>
          <table:table-cell table:style-name="ce32" office:value-type="float" office:value="9870" calcext:value-type="float">
            <text:p><text:s text:c="2"/>9 870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97" calcext:value-type="float">
            <text:p><text:s text:c="3"/>97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6" calcext:value-type="float">
            <text:p><text:s text:c="3"/>6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490" calcext:value-type="float">
            <text:p><text:s text:c="3"/>490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76" calcext:value-type="float">
            <text:p><text:s text:c="3"/>76</text:p>
          </table:table-cell>
          <table:table-cell table:style-name="ce32" office:value-type="float" office:value="23" calcext:value-type="float">
            <text:p><text:s text:c="3"/>23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26990" calcext:value-type="float">
            <text:p><text:s text:c="2"/>26 990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06801</text:p>
          </table:table-cell>
          <table:table-cell table:style-name="ce5" office:value-type="string" calcext:value-type="string">
            <text:p>Petróleo, gás natural e serviços de apoio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12382" calcext:value-type="float">
            <text:p><text:s text:c="2"/>12 382</text:p>
          </table:table-cell>
          <table:table-cell table:style-name="ce32" office:value-type="float" office:value="102" calcext:value-type="float">
            <text:p><text:s text:c="3"/>102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95" calcext:value-type="float">
            <text:p><text:s text:c="3"/>9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930" calcext:value-type="float">
            <text:p><text:s text:c="3"/>930</text:p>
          </table:table-cell>
          <table:table-cell table:style-name="ce32" office:value-type="float" office:value="188" calcext:value-type="float">
            <text:p><text:s text:c="3"/>18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66" calcext:value-type="float">
            <text:p><text:s text:c="3"/>166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51" calcext:value-type="float">
            <text:p><text:s text:c="3"/>51</text:p>
          </table:table-cell>
          <table:table-cell table:style-name="ce32" office:value-type="float" office:value="852" calcext:value-type="float">
            <text:p><text:s text:c="3"/>85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19148" calcext:value-type="float">
            <text:p><text:s text:c="2"/>119 14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191" calcext:value-type="float">
            <text:p><text:s text:c="2"/>2 191</text:p>
          </table:table-cell>
          <table:table-cell table:style-name="ce32" office:value-type="float" office:value="101" calcext:value-type="float">
            <text:p><text:s text:c="3"/>101</text:p>
          </table:table-cell>
          <table:table-cell table:style-name="ce32" office:value-type="float" office:value="34" calcext:value-type="float">
            <text:p><text:s text:c="3"/>34</text:p>
          </table:table-cell>
          <table:table-cell table:style-name="ce32" office:value-type="float" office:value="46" calcext:value-type="float">
            <text:p><text:s text:c="3"/>46</text:p>
          </table:table-cell>
          <table:table-cell table:style-name="ce32" office:value-type="float" office:value="106" calcext:value-type="float">
            <text:p><text:s text:c="3"/>106</text:p>
          </table:table-cell>
          <table:table-cell table:style-name="ce32" office:value-type="float" office:value="728" calcext:value-type="float">
            <text:p><text:s text:c="3"/>728</text:p>
          </table:table-cell>
          <table:table-cell table:style-name="ce32" office:value-type="float" office:value="413" calcext:value-type="float">
            <text:p><text:s text:c="3"/>413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90" calcext:value-type="float">
            <text:p><text:s text:c="3"/>90</text:p>
          </table:table-cell>
          <table:table-cell table:style-name="ce32" office:value-type="float" office:value="171" calcext:value-type="float">
            <text:p><text:s text:c="3"/>171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16115" calcext:value-type="float">
            <text:p><text:s text:c="2"/>16 115</text:p>
          </table:table-cell>
          <table:table-cell table:number-columns-repeated="17" table:style-name="ce32" office:value-type="float" office:value="0" calcext:value-type="float">
            <text:p><text:s text:c="3"/>0</text:p>
          </table:table-cell>
          <table:table-cell table:style-name="ce32" office:value-type="float" office:value="59" calcext:value-type="float">
            <text:p><text:s text:c="3"/>59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154863" calcext:value-type="float">
            <text:p><text:s text:c="2"/>154 863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07911</text:p>
          </table:table-cell>
          <table:table-cell table:style-name="ce5" office:value-type="string" calcext:value-type="string">
            <text:p>Minério de ferro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838" calcext:value-type="float">
            <text:p><text:s text:c="3"/>838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number-columns-repeated="18" table:style-name="ce32" office:value-type="float" office:value="0" calcext:value-type="float">
            <text:p><text:s text:c="3"/>0</text:p>
          </table:table-cell>
          <table:table-cell table:style-name="ce32" office:value-type="float" office:value="120" calcext:value-type="float">
            <text:p><text:s text:c="3"/>120</text:p>
          </table:table-cell>
          <table:table-cell table:style-name="ce32" office:value-type="float" office:value="10949" calcext:value-type="float">
            <text:p><text:s text:c="2"/>10 949</text:p>
          </table:table-cell>
          <table:table-cell table:number-columns-repeated="28"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11937" calcext:value-type="float">
            <text:p><text:s text:c="2"/>11 937</text:p>
          </table:table-cell>
          <table:table-cell table:number-columns-repeated="953"/>
        </table:table-row>
        <table:table-row table:style-name="ro5">
          <table:table-cell table:style-name="ce9" office:value-type="string" calcext:value-type="string">
            <text:p>07921</text:p>
          </table:table-cell>
          <table:table-cell table:style-name="ce24" office:value-type="string" calcext:value-type="string">
            <text:p>Minerais metálicos não-ferrosos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74" calcext:value-type="float">
            <text:p><text:s text:c="3"/>74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1594" calcext:value-type="float">
            <text:p><text:s text:c="2"/>1 594</text:p>
          </table:table-cell>
          <table:table-cell table:number-columns-repeated="18" table:style-name="ce32" office:value-type="float" office:value="0" calcext:value-type="float">
            <text:p><text:s text:c="3"/>0</text:p>
          </table:table-cell>
          <table:table-cell table:style-name="ce32" office:value-type="float" office:value="54" calcext:value-type="float">
            <text:p><text:s text:c="3"/>54</text:p>
          </table:table-cell>
          <table:table-cell table:style-name="ce32" office:value-type="float" office:value="2214" calcext:value-type="float">
            <text:p><text:s text:c="2"/>2 214</text:p>
          </table:table-cell>
          <table:table-cell table:style-name="ce32" office:value-type="float" office:value="10303" calcext:value-type="float">
            <text:p><text:s text:c="2"/>10 303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number-columns-repeated="21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14261" calcext:value-type="float">
            <text:p><text:s text:c="2"/>14 261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10911</text:p>
          </table:table-cell>
          <table:table-cell table:style-name="ce25" office:value-type="string" calcext:value-type="string">
            <text:p>Carne de bovinos e outros prod. de carne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987" calcext:value-type="float">
            <text:p><text:s text:c="2"/>1 987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4334" calcext:value-type="float">
            <text:p><text:s text:c="2"/>4 33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3467" calcext:value-type="float">
            <text:p><text:s text:c="2"/>3 467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035" calcext:value-type="float">
            <text:p><text:s text:c="2"/>1 035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079" calcext:value-type="float">
            <text:p><text:s text:c="2"/>2 079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68" calcext:value-type="float">
            <text:p><text:s text:c="3"/>68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10" table:style-name="ce31" office:value-type="float" office:value="0" calcext:value-type="float">
            <text:p><text:s text:c="3"/>0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13209" calcext:value-type="float">
            <text:p><text:s text:c="2"/>13 209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1129" calcext:value-type="float">
            <text:p><text:s text:c="2"/>1 129</text:p>
          </table:table-cell>
          <table:table-cell table:style-name="ce31" office:value-type="float" office:value="1137" calcext:value-type="float">
            <text:p><text:s text:c="2"/>1 137</text:p>
          </table:table-cell>
          <table:table-cell table:style-name="ce31" office:value-type="float" office:value="175" calcext:value-type="float">
            <text:p><text:s text:c="3"/>175</text:p>
          </table:table-cell>
          <table:table-cell table:style-name="ce31" office:value-type="float" office:value="544" calcext:value-type="float">
            <text:p><text:s text:c="3"/>544</text:p>
          </table:table-cell>
          <table:table-cell table:style-name="ce31" office:value-type="float" office:value="495" calcext:value-type="float">
            <text:p><text:s text:c="3"/>495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56" calcext:value-type="float">
            <text:p><text:s text:c="3"/>15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0679" calcext:value-type="float">
            <text:p><text:s text:c="2"/>30 679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10912</text:p>
          </table:table-cell>
          <table:table-cell table:style-name="ce22" office:value-type="string" calcext:value-type="string">
            <text:p>Carne de suíno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4213" calcext:value-type="float">
            <text:p><text:s text:c="2"/>4 21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36" table:style-name="ce31" office:value-type="float" office:value="0" calcext:value-type="float">
            <text:p><text:s text:c="3"/>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760" calcext:value-type="float">
            <text:p><text:s text:c="3"/>760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5" calcext:value-type="float">
            <text:p><text:s text:c="3"/>45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5094" calcext:value-type="float">
            <text:p><text:s text:c="2"/>5 094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0913</text:p>
          </table:table-cell>
          <table:table-cell table:style-name="ce22" office:value-type="string" calcext:value-type="string">
            <text:p>Carne de aves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3104" calcext:value-type="float">
            <text:p><text:s text:c="2"/>3 10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number-columns-repeated="31" table:style-name="ce31" office:value-type="float" office:value="0" calcext:value-type="float">
            <text:p><text:s text:c="3"/>0</text:p>
          </table:table-cell>
          <table:table-cell table:style-name="ce31" office:value-type="float" office:value="438" calcext:value-type="float">
            <text:p><text:s text:c="3"/>438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3191" calcext:value-type="float">
            <text:p><text:s text:c="2"/>3 191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227" calcext:value-type="float">
            <text:p><text:s text:c="3"/>227</text:p>
          </table:table-cell>
          <table:table-cell table:style-name="ce31" office:value-type="float" office:value="251" calcext:value-type="float">
            <text:p><text:s text:c="3"/>251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number-columns-repeated="2" table:style-name="ce31" office:value-type="float" office:value="121" calcext:value-type="float">
            <text:p><text:s text:c="3"/>12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613" calcext:value-type="float">
            <text:p><text:s text:c="2"/>7 613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0914</text:p>
          </table:table-cell>
          <table:table-cell table:style-name="ce22" office:value-type="string" calcext:value-type="string">
            <text:p>Pescado industrializado</text:p>
          </table:table-cell>
          <table:table-cell table:number-columns-repeated="9" table:style-name="ce31" office:value-type="float" office:value="0" calcext:value-type="float">
            <text:p><text:s text:c="3"/>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number-columns-repeated="36" table:style-name="ce31" office:value-type="float" office:value="0" calcext:value-type="float">
            <text:p><text:s text:c="3"/>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990" calcext:value-type="float">
            <text:p><text:s text:c="3"/>990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31" office:value-type="float" office:value="55" calcext:value-type="float">
            <text:p><text:s text:c="3"/>55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180" calcext:value-type="float">
            <text:p><text:s text:c="2"/>1 180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0915</text:p>
          </table:table-cell>
          <table:table-cell table:style-name="ce23" office:value-type="string" calcext:value-type="string">
            <text:p>Leite resfriado, esterilizado e pasteurizado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8918" calcext:value-type="float">
            <text:p><text:s text:c="2"/>8 91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number-columns-repeated="36" table:style-name="ce31" office:value-type="float" office:value="0" calcext:value-type="float">
            <text:p><text:s text:c="3"/>0</text:p>
          </table:table-cell>
          <table:table-cell table:style-name="ce31" office:value-type="float" office:value="114" calcext:value-type="float">
            <text:p><text:s text:c="3"/>114</text:p>
          </table:table-cell>
          <table:table-cell table:style-name="ce31" office:value-type="float" office:value="416" calcext:value-type="float">
            <text:p><text:s text:c="3"/>416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623" calcext:value-type="float">
            <text:p><text:s text:c="3"/>623</text:p>
          </table:table-cell>
          <table:table-cell table:style-name="ce31" office:value-type="float" office:value="333" calcext:value-type="float">
            <text:p><text:s text:c="3"/>333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166" calcext:value-type="float">
            <text:p><text:s text:c="3"/>16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950" calcext:value-type="float">
            <text:p><text:s text:c="2"/>10 950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0916</text:p>
          </table:table-cell>
          <table:table-cell table:style-name="ce5" office:value-type="string" calcext:value-type="string">
            <text:p>Outros produtos do laticínio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5512" calcext:value-type="float">
            <text:p><text:s text:c="2"/>5 51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693" calcext:value-type="float">
            <text:p><text:s text:c="2"/>1 693</text:p>
          </table:table-cell>
          <table:table-cell table:number-columns-repeated="11" table:style-name="ce32" office:value-type="float" office:value="0" calcext:value-type="float">
            <text:p><text:s text:c="3"/>0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number-columns-repeated="17" table:style-name="ce32" office:value-type="float" office:value="0" calcext:value-type="float">
            <text:p><text:s text:c="3"/>0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91" calcext:value-type="float">
            <text:p><text:s text:c="3"/>91</text:p>
          </table:table-cell>
          <table:table-cell table:style-name="ce32" office:value-type="float" office:value="1419" calcext:value-type="float">
            <text:p><text:s text:c="2"/>1 419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165" calcext:value-type="float">
            <text:p><text:s text:c="3"/>165</text:p>
          </table:table-cell>
          <table:table-cell table:style-name="ce32" office:value-type="float" office:value="167" calcext:value-type="float">
            <text:p><text:s text:c="3"/>167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93" calcext:value-type="float">
            <text:p><text:s text:c="3"/>93</text:p>
          </table:table-cell>
          <table:table-cell table:style-name="ce32" office:value-type="float" office:value="88" calcext:value-type="float">
            <text:p><text:s text:c="3"/>8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6" calcext:value-type="float">
            <text:p><text:s text:c="3"/>56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9334" calcext:value-type="float">
            <text:p><text:s text:c="2"/>9 334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0921</text:p>
          </table:table-cell>
          <table:table-cell table:style-name="ce5" office:value-type="string" calcext:value-type="string">
            <text:p>Açúcar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104" calcext:value-type="float">
            <text:p><text:s text:c="3"/>104</text:p>
          </table:table-cell>
          <table:table-cell table:style-name="ce33" office:value-type="float" office:value="1" calcext:value-type="float">
            <text:p><text:s text:c="3"/>1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508" calcext:value-type="float">
            <text:p><text:s text:c="3"/>508</text:p>
          </table:table-cell>
          <table:table-cell table:style-name="ce33" office:value-type="float" office:value="1700" calcext:value-type="float">
            <text:p><text:s text:c="2"/>1 700</text:p>
          </table:table-cell>
          <table:table-cell table:style-name="ce33" office:value-type="float" office:value="6326" calcext:value-type="float">
            <text:p><text:s text:c="2"/>6 326</text:p>
          </table:table-cell>
          <table:table-cell table:style-name="ce33" office:value-type="float" office:value="1380" calcext:value-type="float">
            <text:p><text:s text:c="2"/>1 380</text:p>
          </table:table-cell>
          <table:table-cell table:number-columns-repeated="8" table:style-name="ce33" office:value-type="float" office:value="0" calcext:value-type="float">
            <text:p><text:s text:c="3"/>0</text:p>
          </table:table-cell>
          <table:table-cell table:style-name="ce33" office:value-type="float" office:value="904" calcext:value-type="float">
            <text:p><text:s text:c="3"/>904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592" calcext:value-type="float">
            <text:p><text:s text:c="3"/>59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" calcext:value-type="float">
            <text:p><text:s text:c="3"/>1</text:p>
          </table:table-cell>
          <table:table-cell table:number-columns-repeated="17" table:style-name="ce33" office:value-type="float" office:value="0" calcext:value-type="float">
            <text:p><text:s text:c="3"/>0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153" calcext:value-type="float">
            <text:p><text:s text:c="2"/>1 153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99" calcext:value-type="float">
            <text:p><text:s text:c="3"/>99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000" calcext:value-type="float">
            <text:p><text:s text:c="2"/>13 000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0931</text:p>
          </table:table-cell>
          <table:table-cell table:style-name="ce5" office:value-type="string" calcext:value-type="string">
            <text:p>Conservas de frutas, legumes, outros vegetais e sucos de frutas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188" calcext:value-type="float">
            <text:p><text:s text:c="3"/>18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979" calcext:value-type="float">
            <text:p><text:s text:c="2"/>2 979</text:p>
          </table:table-cell>
          <table:table-cell table:style-name="ce32" office:value-type="float" office:value="642" calcext:value-type="float">
            <text:p><text:s text:c="3"/>642</text:p>
          </table:table-cell>
          <table:table-cell table:number-columns-repeated="31" table:style-name="ce32" office:value-type="float" office:value="0" calcext:value-type="float">
            <text:p><text:s text:c="3"/>0</text:p>
          </table:table-cell>
          <table:table-cell table:style-name="ce32" office:value-type="float" office:value="7" calcext:value-type="float">
            <text:p><text:s text:c="3"/>7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839" calcext:value-type="float">
            <text:p><text:s text:c="2"/>1 839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397" calcext:value-type="float">
            <text:p><text:s text:c="3"/>397</text:p>
          </table:table-cell>
          <table:table-cell table:style-name="ce32" office:value-type="float" office:value="399" calcext:value-type="float">
            <text:p><text:s text:c="3"/>399</text:p>
          </table:table-cell>
          <table:table-cell table:style-name="ce32" office:value-type="float" office:value="45" calcext:value-type="float">
            <text:p><text:s text:c="3"/>45</text:p>
          </table:table-cell>
          <table:table-cell table:style-name="ce32" office:value-type="float" office:value="189" calcext:value-type="float">
            <text:p><text:s text:c="3"/>189</text:p>
          </table:table-cell>
          <table:table-cell table:style-name="ce32" office:value-type="float" office:value="116" calcext:value-type="float">
            <text:p><text:s text:c="3"/>116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6818" calcext:value-type="float">
            <text:p><text:s text:c="2"/>6 818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0932</text:p>
          </table:table-cell>
          <table:table-cell table:style-name="ce5" office:value-type="string" calcext:value-type="string">
            <text:p>Óleos e gorduras vegetais e animais</text:p>
          </table:table-cell>
          <table:table-cell table:style-name="ce32" office:value-type="float" office:value="394" calcext:value-type="float">
            <text:p><text:s text:c="3"/>394</text:p>
          </table:table-cell>
          <table:table-cell table:style-name="ce32" office:value-type="float" office:value="1899" calcext:value-type="float">
            <text:p><text:s text:c="2"/>1 899</text:p>
          </table:table-cell>
          <table:table-cell table:style-name="ce32" office:value-type="float" office:value="5" calcext:value-type="float">
            <text:p><text:s text:c="3"/>5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7546" calcext:value-type="float">
            <text:p><text:s text:c="2"/>7 546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5728" calcext:value-type="float">
            <text:p><text:s text:c="2"/>15 728</text:p>
          </table:table-cell>
          <table:table-cell table:number-columns-repeated="9" table:style-name="ce32" office:value-type="float" office:value="0" calcext:value-type="float">
            <text:p><text:s text:c="3"/>0</text:p>
          </table:table-cell>
          <table:table-cell table:style-name="ce32" office:value-type="float" office:value="2274" calcext:value-type="float">
            <text:p><text:s text:c="2"/>2 274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04" calcext:value-type="float">
            <text:p><text:s text:c="3"/>104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7" calcext:value-type="float">
            <text:p><text:s text:c="3"/>7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426" calcext:value-type="float">
            <text:p><text:s text:c="3"/>426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2677" calcext:value-type="float">
            <text:p><text:s text:c="2"/>2 677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110" calcext:value-type="float">
            <text:p><text:s text:c="3"/>110</text:p>
          </table:table-cell>
          <table:table-cell table:style-name="ce32" office:value-type="float" office:value="122" calcext:value-type="float">
            <text:p><text:s text:c="3"/>122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62" calcext:value-type="float">
            <text:p><text:s text:c="3"/>62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2334" calcext:value-type="float">
            <text:p><text:s text:c="2"/>32 334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10933</text:p>
          </table:table-cell>
          <table:table-cell table:style-name="ce24" office:value-type="string" calcext:value-type="string">
            <text:p>Café beneficiado</text:p>
          </table:table-cell>
          <table:table-cell table:number-columns-repeated="9" table:style-name="ce32" office:value-type="float" office:value="0" calcext:value-type="float">
            <text:p><text:s text:c="3"/>0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number-columns-repeated="30" table:style-name="ce32" office:value-type="float" office:value="0" calcext:value-type="float">
            <text:p><text:s text:c="3"/>0</text:p>
          </table:table-cell>
          <table:table-cell table:style-name="ce32" office:value-type="float" office:value="99" calcext:value-type="float">
            <text:p><text:s text:c="3"/>99</text:p>
          </table:table-cell>
          <table:table-cell table:style-name="ce32" office:value-type="float" office:value="24" calcext:value-type="float">
            <text:p><text:s text:c="3"/>24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42" calcext:value-type="float">
            <text:p><text:s text:c="3"/>4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84" calcext:value-type="float">
            <text:p><text:s text:c="3"/>84</text:p>
          </table:table-cell>
          <table:table-cell table:style-name="ce32" office:value-type="float" office:value="2098" calcext:value-type="float">
            <text:p><text:s text:c="2"/>2 098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226" calcext:value-type="float">
            <text:p><text:s text:c="3"/>226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84" calcext:value-type="float">
            <text:p><text:s text:c="3"/>84</text:p>
          </table:table-cell>
          <table:table-cell table:style-name="ce32" office:value-type="float" office:value="93" calcext:value-type="float">
            <text:p><text:s text:c="3"/>93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41" calcext:value-type="float">
            <text:p><text:s text:c="3"/>41</text:p>
          </table:table-cell>
          <table:table-cell table:style-name="ce32" office:value-type="float" office:value="69" calcext:value-type="float">
            <text:p><text:s text:c="3"/>6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160" calcext:value-type="float">
            <text:p><text:s text:c="2"/>3 160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0934</text:p>
          </table:table-cell>
          <table:table-cell table:style-name="ce22" office:value-type="string" calcext:value-type="string">
            <text:p>Arroz beneficiado e produtos derivados do arroz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356" calcext:value-type="float">
            <text:p><text:s text:c="3"/>356</text:p>
          </table:table-cell>
          <table:table-cell table:number-columns-repeated="36"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1192" calcext:value-type="float">
            <text:p><text:s text:c="2"/>1 192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285" calcext:value-type="float">
            <text:p><text:s text:c="3"/>285</text:p>
          </table:table-cell>
          <table:table-cell table:style-name="ce31" office:value-type="float" office:value="286" calcext:value-type="float">
            <text:p><text:s text:c="3"/>286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31" office:value-type="float" office:value="135" calcext:value-type="float">
            <text:p><text:s text:c="3"/>135</text:p>
          </table:table-cell>
          <table:table-cell table:style-name="ce31" office:value-type="float" office:value="78" calcext:value-type="float">
            <text:p><text:s text:c="3"/>7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439" calcext:value-type="float">
            <text:p><text:s text:c="2"/>2 439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0935</text:p>
          </table:table-cell>
          <table:table-cell table:style-name="ce22" office:value-type="string" calcext:value-type="string">
            <text:p>Produtos derivados do trigo, mandioca ou milho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439" calcext:value-type="float">
            <text:p><text:s text:c="2"/>3 43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086" calcext:value-type="float">
            <text:p><text:s text:c="2"/>9 086</text:p>
          </table:table-cell>
          <table:table-cell table:style-name="ce31" office:value-type="float" office:value="1886" calcext:value-type="float">
            <text:p><text:s text:c="2"/>1 886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737" calcext:value-type="float">
            <text:p><text:s text:c="3"/>737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416" calcext:value-type="float">
            <text:p><text:s text:c="3"/>416</text:p>
          </table:table-cell>
          <table:table-cell table:number-columns-repeated="19" table:style-name="ce31" office:value-type="float" office:value="0" calcext:value-type="float">
            <text:p><text:s text:c="3"/>0</text:p>
          </table:table-cell>
          <table:table-cell table:style-name="ce31" office:value-type="float" office:value="3647" calcext:value-type="float">
            <text:p><text:s text:c="2"/>3 647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2088" calcext:value-type="float">
            <text:p><text:s text:c="2"/>2 088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89" calcext:value-type="float">
            <text:p><text:s text:c="3"/>89</text:p>
          </table:table-cell>
          <table:table-cell table:style-name="ce31" office:value-type="float" office:value="92" calcext:value-type="float">
            <text:p><text:s text:c="3"/>92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1978" calcext:value-type="float">
            <text:p><text:s text:c="2"/>21 978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0936</text:p>
          </table:table-cell>
          <table:table-cell table:style-name="ce22" office:value-type="string" calcext:value-type="string">
            <text:p>Rações balanceadas para animais</text:p>
          </table:table-cell>
          <table:table-cell table:style-name="ce31" office:value-type="float" office:value="1177" calcext:value-type="float">
            <text:p><text:s text:c="2"/>1 177</text:p>
          </table:table-cell>
          <table:table-cell table:style-name="ce31" office:value-type="float" office:value="12832" calcext:value-type="float">
            <text:p><text:s text:c="2"/>12 832</text:p>
          </table:table-cell>
          <table:table-cell table:style-name="ce31" office:value-type="float" office:value="1124" calcext:value-type="float">
            <text:p><text:s text:c="2"/>1 124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3750" calcext:value-type="float">
            <text:p><text:s text:c="2"/>13 75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52" calcext:value-type="float">
            <text:p><text:s text:c="3"/>952</text:p>
          </table:table-cell>
          <table:table-cell table:number-columns-repeated="46" table:style-name="ce31" office:value-type="float" office:value="0" calcext:value-type="float">
            <text:p><text:s text:c="3"/>0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61" calcext:value-type="float">
            <text:p><text:s text:c="3"/>61</text:p>
          </table:table-cell>
          <table:table-cell table:style-name="ce31" office:value-type="float" office:value="68" calcext:value-type="float">
            <text:p><text:s text:c="3"/>6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851" calcext:value-type="float">
            <text:p><text:s text:c="3"/>85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0884" calcext:value-type="float">
            <text:p><text:s text:c="2"/>30 884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0937</text:p>
          </table:table-cell>
          <table:table-cell table:style-name="ce22" office:value-type="string" calcext:value-type="string">
            <text:p>Outros produtos alimentares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130" calcext:value-type="float">
            <text:p><text:s text:c="3"/>130</text:p>
          </table:table-cell>
          <table:table-cell table:style-name="ce31" office:value-type="float" office:value="5" calcext:value-type="float">
            <text:p><text:s text:c="3"/>5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3197" calcext:value-type="float">
            <text:p><text:s text:c="2"/>3 19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475" calcext:value-type="float">
            <text:p><text:s text:c="2"/>6 475</text:p>
          </table:table-cell>
          <table:table-cell table:style-name="ce31" office:value-type="float" office:value="312" calcext:value-type="float">
            <text:p><text:s text:c="3"/>312</text:p>
          </table:table-cell>
          <table:table-cell table:number-columns-repeated="10" table:style-name="ce31" office:value-type="float" office:value="0" calcext:value-type="float">
            <text:p><text:s text:c="3"/>0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number-columns-repeated="9"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338" calcext:value-type="float">
            <text:p><text:s text:c="3"/>338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272" calcext:value-type="float">
            <text:p><text:s text:c="3"/>272</text:p>
          </table:table-cell>
          <table:table-cell table:style-name="ce31" office:value-type="float" office:value="5073" calcext:value-type="float">
            <text:p><text:s text:c="2"/>5 07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786" calcext:value-type="float">
            <text:p><text:s text:c="3"/>786</text:p>
          </table:table-cell>
          <table:table-cell table:style-name="ce31" office:value-type="float" office:value="1101" calcext:value-type="float">
            <text:p><text:s text:c="2"/>1 101</text:p>
          </table:table-cell>
          <table:table-cell table:style-name="ce31" office:value-type="float" office:value="143" calcext:value-type="float">
            <text:p><text:s text:c="3"/>143</text:p>
          </table:table-cell>
          <table:table-cell table:style-name="ce31" office:value-type="float" office:value="1432" calcext:value-type="float">
            <text:p><text:s text:c="2"/>1 432</text:p>
          </table:table-cell>
          <table:table-cell table:style-name="ce31" office:value-type="float" office:value="559" calcext:value-type="float">
            <text:p><text:s text:c="3"/>559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0008" calcext:value-type="float">
            <text:p><text:s text:c="2"/>20 008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11001</text:p>
          </table:table-cell>
          <table:table-cell table:style-name="ce23" office:value-type="string" calcext:value-type="string">
            <text:p>Bebidas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611" calcext:value-type="float">
            <text:p><text:s text:c="3"/>61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3431" calcext:value-type="float">
            <text:p><text:s text:c="2"/>13 431</text:p>
          </table:table-cell>
          <table:table-cell table:number-columns-repeated="29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58" calcext:value-type="float">
            <text:p><text:s text:c="3"/>858</text:p>
          </table:table-cell>
          <table:table-cell table:style-name="ce31" office:value-type="float" office:value="42902" calcext:value-type="float">
            <text:p><text:s text:c="2"/>42 902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207" calcext:value-type="float">
            <text:p><text:s text:c="3"/>20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0" calcext:value-type="float">
            <text:p><text:s text:c="3"/>100</text:p>
          </table:table-cell>
          <table:table-cell table:style-name="ce31" office:value-type="float" office:value="112" calcext:value-type="float">
            <text:p><text:s text:c="3"/>112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31" office:value-type="float" office:value="264" calcext:value-type="float">
            <text:p><text:s text:c="3"/>264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8654" calcext:value-type="float">
            <text:p><text:s text:c="2"/>58 654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2001</text:p>
          </table:table-cell>
          <table:table-cell table:style-name="ce5" office:value-type="string" calcext:value-type="string">
            <text:p>Produtos do fumo</text:p>
          </table:table-cell>
          <table:table-cell table:number-columns-repeated="11" table:style-name="ce32" office:value-type="float" office:value="0" calcext:value-type="float">
            <text:p><text:s text:c="3"/>0</text:p>
          </table:table-cell>
          <table:table-cell table:style-name="ce32" office:value-type="float" office:value="1143" calcext:value-type="float">
            <text:p><text:s text:c="2"/>1 143</text:p>
          </table:table-cell>
          <table:table-cell table:number-columns-repeated="56" table:style-name="ce32" office:value-type="float" office:value="0" calcext:value-type="float">
            <text:p><text:s text:c="3"/>0</text:p>
          </table:table-cell>
          <table:table-cell table:style-name="ce32" office:value-type="float" office:value="1143" calcext:value-type="float">
            <text:p><text:s text:c="2"/>1 143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3001</text:p>
          </table:table-cell>
          <table:table-cell table:style-name="ce5" office:value-type="string" calcext:value-type="string">
            <text:p>Fios e fibras têxteis beneficiadas</text:p>
          </table:table-cell>
          <table:table-cell table:style-name="ce32" office:value-type="float" office:value="115" calcext:value-type="float">
            <text:p><text:s text:c="3"/>115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10" table:style-name="ce32" office:value-type="float" office:value="0" calcext:value-type="float">
            <text:p><text:s text:c="3"/>0</text:p>
          </table:table-cell>
          <table:table-cell table:style-name="ce32" office:value-type="float" office:value="7328" calcext:value-type="float">
            <text:p><text:s text:c="2"/>7 328</text:p>
          </table:table-cell>
          <table:table-cell table:style-name="ce32" office:value-type="float" office:value="5983" calcext:value-type="float">
            <text:p><text:s text:c="2"/>5 983</text:p>
          </table:table-cell>
          <table:table-cell table:style-name="ce32" office:value-type="float" office:value="59" calcext:value-type="float">
            <text:p><text:s text:c="3"/>59</text:p>
          </table:table-cell>
          <table:table-cell table:number-columns-repeated="8" table:style-name="ce32" office:value-type="float" office:value="0" calcext:value-type="float">
            <text:p><text:s text:c="3"/>0</text:p>
          </table:table-cell>
          <table:table-cell table:style-name="ce32" office:value-type="float" office:value="135" calcext:value-type="float">
            <text:p><text:s text:c="3"/>135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85" calcext:value-type="float">
            <text:p><text:s text:c="3"/>85</text:p>
          </table:table-cell>
          <table:table-cell table:number-columns-repeated="19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13789" calcext:value-type="float">
            <text:p><text:s text:c="2"/>13 789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3002</text:p>
          </table:table-cell>
          <table:table-cell table:style-name="ce5" office:value-type="string" calcext:value-type="string">
            <text:p>Tecidos</text:p>
          </table:table-cell>
          <table:table-cell table:style-name="ce32" office:value-type="float" office:value="331" calcext:value-type="float">
            <text:p><text:s text:c="3"/>331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26" calcext:value-type="float">
            <text:p><text:s text:c="3"/>126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2" calcext:value-type="float">
            <text:p><text:s text:c="3"/>42</text:p>
          </table:table-cell>
          <table:table-cell table:style-name="ce32" office:value-type="float" office:value="134" calcext:value-type="float">
            <text:p><text:s text:c="3"/>134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3715" calcext:value-type="float">
            <text:p><text:s text:c="2"/>3 715</text:p>
          </table:table-cell>
          <table:table-cell table:style-name="ce32" office:value-type="float" office:value="16864" calcext:value-type="float">
            <text:p><text:s text:c="2"/>16 864</text:p>
          </table:table-cell>
          <table:table-cell table:style-name="ce32" office:value-type="float" office:value="3425" calcext:value-type="float">
            <text:p><text:s text:c="2"/>3 425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6" calcext:value-type="float">
            <text:p><text:s text:c="3"/>6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45" calcext:value-type="float">
            <text:p><text:s text:c="3"/>4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770" calcext:value-type="float">
            <text:p><text:s text:c="2"/>1 770</text:p>
          </table:table-cell>
          <table:table-cell table:style-name="ce32" office:value-type="float" office:value="69" calcext:value-type="float">
            <text:p><text:s text:c="3"/>69</text:p>
          </table:table-cell>
          <table:table-cell table:style-name="ce32" office:value-type="float" office:value="1501" calcext:value-type="float">
            <text:p><text:s text:c="2"/>1 501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7" calcext:value-type="float">
            <text:p><text:s text:c="3"/>7</text:p>
          </table:table-cell>
          <table:table-cell table:number-columns-repeated="10"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52" calcext:value-type="float">
            <text:p><text:s text:c="3"/>5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8152" calcext:value-type="float">
            <text:p><text:s text:c="2"/>28 152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3003</text:p>
          </table:table-cell>
          <table:table-cell table:style-name="ce5" office:value-type="string" calcext:value-type="string">
            <text:p>Art. têxteis de uso doméstico e outros têxteis</text:p>
          </table:table-cell>
          <table:table-cell table:style-name="ce32" office:value-type="float" office:value="467" calcext:value-type="float">
            <text:p><text:s text:c="3"/>467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46" calcext:value-type="float">
            <text:p><text:s text:c="3"/>146</text:p>
          </table:table-cell>
          <table:table-cell table:style-name="ce32" office:value-type="float" office:value="162" calcext:value-type="float">
            <text:p><text:s text:c="3"/>16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05" calcext:value-type="float">
            <text:p><text:s text:c="3"/>105</text:p>
          </table:table-cell>
          <table:table-cell table:style-name="ce32" office:value-type="float" office:value="208" calcext:value-type="float">
            <text:p><text:s text:c="3"/>208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4087" calcext:value-type="float">
            <text:p><text:s text:c="2"/>4 087</text:p>
          </table:table-cell>
          <table:table-cell table:style-name="ce32" office:value-type="float" office:value="782" calcext:value-type="float">
            <text:p><text:s text:c="3"/>782</text:p>
          </table:table-cell>
          <table:table-cell table:style-name="ce32" office:value-type="float" office:value="1417" calcext:value-type="float">
            <text:p><text:s text:c="2"/>1 41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77" calcext:value-type="float">
            <text:p><text:s text:c="3"/>177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32" calcext:value-type="float">
            <text:p><text:s text:c="3"/>3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635" calcext:value-type="float">
            <text:p><text:s text:c="3"/>635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89" calcext:value-type="float">
            <text:p><text:s text:c="3"/>89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41" calcext:value-type="float">
            <text:p><text:s text:c="3"/>41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1019" calcext:value-type="float">
            <text:p><text:s text:c="2"/>1 019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72" calcext:value-type="float">
            <text:p><text:s text:c="3"/>172</text:p>
          </table:table-cell>
          <table:table-cell table:style-name="ce32" office:value-type="float" office:value="59" calcext:value-type="float">
            <text:p><text:s text:c="3"/>59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468" calcext:value-type="float">
            <text:p><text:s text:c="3"/>468</text:p>
          </table:table-cell>
          <table:table-cell table:style-name="ce32" office:value-type="float" office:value="284" calcext:value-type="float">
            <text:p><text:s text:c="3"/>284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0" calcext:value-type="float">
            <text:p><text:s text:c="3"/>50</text:p>
          </table:table-cell>
          <table:table-cell table:style-name="ce32" office:value-type="float" office:value="70" calcext:value-type="float">
            <text:p><text:s text:c="3"/>70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157" calcext:value-type="float">
            <text:p><text:s text:c="2"/>1 15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2338" calcext:value-type="float">
            <text:p><text:s text:c="2"/>12 338</text:p>
          </table:table-cell>
          <table:table-cell table:number-columns-repeated="953"/>
        </table:table-row>
        <table:table-row table:style-name="ro5">
          <table:table-cell table:style-name="ce13" office:value-type="string" calcext:value-type="string">
            <text:p>14001</text:p>
          </table:table-cell>
          <table:table-cell table:style-name="ce24" office:value-type="string" calcext:value-type="string">
            <text:p>Artigos do vestuário e acessórios</text:p>
          </table:table-cell>
          <table:table-cell table:number-columns-repeated="2" table:style-name="ce33" office:value-type="float" office:value="2" calcext:value-type="float">
            <text:p><text:s text:c="3"/>2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159" calcext:value-type="float">
            <text:p><text:s text:c="3"/>159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9" calcext:value-type="float">
            <text:p><text:s text:c="3"/>9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3377" calcext:value-type="float">
            <text:p><text:s text:c="2"/>3 377</text:p>
          </table:table-cell>
          <table:table-cell table:number-columns-repeated="7" table:style-name="ce33" office:value-type="float" office:value="0" calcext:value-type="float">
            <text:p><text:s text:c="3"/>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93" calcext:value-type="float">
            <text:p><text:s text:c="3"/>93</text:p>
          </table:table-cell>
          <table:table-cell table:style-name="ce33" office:value-type="float" office:value="0" calcext:value-type="float">
            <text:p><text:s text:c="3"/>0</text:p>
          </table:table-cell>
          <table:table-cell table:number-columns-repeated="2" table:style-name="ce33" office:value-type="float" office:value="2" calcext:value-type="float">
            <text:p><text:s text:c="3"/>2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09" calcext:value-type="float">
            <text:p><text:s text:c="3"/>209</text:p>
          </table:table-cell>
          <table:table-cell table:style-name="ce33" office:value-type="float" office:value="168" calcext:value-type="float">
            <text:p><text:s text:c="3"/>168</text:p>
          </table:table-cell>
          <table:table-cell table:style-name="ce33" office:value-type="float" office:value="71" calcext:value-type="float">
            <text:p><text:s text:c="3"/>7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09" calcext:value-type="float">
            <text:p><text:s text:c="3"/>609</text:p>
          </table:table-cell>
          <table:table-cell table:style-name="ce33" office:value-type="float" office:value="312" calcext:value-type="float">
            <text:p><text:s text:c="3"/>312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319" calcext:value-type="float">
            <text:p><text:s text:c="3"/>319</text:p>
          </table:table-cell>
          <table:table-cell table:style-name="ce33" office:value-type="float" office:value="158" calcext:value-type="float">
            <text:p><text:s text:c="3"/>158</text:p>
          </table:table-cell>
          <table:table-cell table:style-name="ce33" office:value-type="float" office:value="159" calcext:value-type="float">
            <text:p><text:s text:c="3"/>159</text:p>
          </table:table-cell>
          <table:table-cell table:style-name="ce33" office:value-type="float" office:value="318" calcext:value-type="float">
            <text:p><text:s text:c="3"/>31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16" calcext:value-type="float">
            <text:p><text:s text:c="3"/>216</text:p>
          </table:table-cell>
          <table:table-cell table:style-name="ce33" office:value-type="float" office:value="80" calcext:value-type="float">
            <text:p><text:s text:c="3"/>8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229" calcext:value-type="float">
            <text:p><text:s text:c="2"/>1 229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296" calcext:value-type="float">
            <text:p><text:s text:c="3"/>296</text:p>
          </table:table-cell>
          <table:table-cell table:style-name="ce33" office:value-type="float" office:value="54" calcext:value-type="float">
            <text:p><text:s text:c="3"/>54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41" calcext:value-type="float">
            <text:p><text:s text:c="3"/>241</text:p>
          </table:table-cell>
          <table:table-cell table:style-name="ce33" office:value-type="float" office:value="344" calcext:value-type="float">
            <text:p><text:s text:c="3"/>344</text:p>
          </table:table-cell>
          <table:table-cell table:style-name="ce33" office:value-type="float" office:value="769" calcext:value-type="float">
            <text:p><text:s text:c="3"/>769</text:p>
          </table:table-cell>
          <table:table-cell table:style-name="ce33" office:value-type="float" office:value="1028" calcext:value-type="float">
            <text:p><text:s text:c="2"/>1 02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217" calcext:value-type="float">
            <text:p><text:s text:c="3"/>217</text:p>
          </table:table-cell>
          <table:table-cell table:style-name="ce33" office:value-type="float" office:value="1591" calcext:value-type="float">
            <text:p><text:s text:c="2"/>1 59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2324" calcext:value-type="float">
            <text:p><text:s text:c="2"/>12 324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5001</text:p>
          </table:table-cell>
          <table:table-cell table:style-name="ce22" office:value-type="string" calcext:value-type="string">
            <text:p>Calçados e artefatos de couro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" calcext:value-type="float">
            <text:p><text:s text:c="3"/>9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7084" calcext:value-type="float">
            <text:p><text:s text:c="2"/>7 08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33" calcext:value-type="float">
            <text:p><text:s text:c="3"/>133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5" calcext:value-type="float">
            <text:p><text:s text:c="3"/>6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23" calcext:value-type="float">
            <text:p><text:s text:c="3"/>22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88" calcext:value-type="float">
            <text:p><text:s text:c="3"/>88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7819" calcext:value-type="float">
            <text:p><text:s text:c="2"/>7 819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6001</text:p>
          </table:table-cell>
          <table:table-cell table:style-name="ce22" office:value-type="string" calcext:value-type="string">
            <text:p>Produtos de madeira, exclusive móveis</text:p>
          </table:table-cell>
          <table:table-cell table:style-name="ce31" office:value-type="float" office:value="620" calcext:value-type="float">
            <text:p><text:s text:c="3"/>620</text:p>
          </table:table-cell>
          <table:table-cell table:style-name="ce31" office:value-type="float" office:value="489" calcext:value-type="float">
            <text:p><text:s text:c="3"/>489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6" calcext:value-type="float">
            <text:p><text:s text:c="3"/>6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14" calcext:value-type="float">
            <text:p><text:s text:c="3"/>414</text:p>
          </table:table-cell>
          <table:table-cell table:style-name="ce31" office:value-type="float" office:value="124" calcext:value-type="float">
            <text:p><text:s text:c="3"/>12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456" calcext:value-type="float">
            <text:p><text:s text:c="2"/>4 456</text:p>
          </table:table-cell>
          <table:table-cell table:style-name="ce31" office:value-type="float" office:value="573" calcext:value-type="float">
            <text:p><text:s text:c="3"/>573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31" office:value-type="float" office:value="56" calcext:value-type="float">
            <text:p><text:s text:c="3"/>56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51" calcext:value-type="float">
            <text:p><text:s text:c="3"/>51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99" calcext:value-type="float">
            <text:p><text:s text:c="3"/>29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407" calcext:value-type="float">
            <text:p><text:s text:c="3"/>407</text:p>
          </table:table-cell>
          <table:table-cell table:style-name="ce31" office:value-type="float" office:value="167" calcext:value-type="float">
            <text:p><text:s text:c="3"/>167</text:p>
          </table:table-cell>
          <table:table-cell table:style-name="ce31" office:value-type="float" office:value="84" calcext:value-type="float">
            <text:p><text:s text:c="3"/>84</text:p>
          </table:table-cell>
          <table:table-cell table:style-name="ce31" office:value-type="float" office:value="437" calcext:value-type="float">
            <text:p><text:s text:c="3"/>437</text:p>
          </table:table-cell>
          <table:table-cell table:style-name="ce31" office:value-type="float" office:value="7616" calcext:value-type="float">
            <text:p><text:s text:c="2"/>7 61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22" calcext:value-type="float">
            <text:p><text:s text:c="3"/>622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7540" calcext:value-type="float">
            <text:p><text:s text:c="2"/>7 54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951" calcext:value-type="float">
            <text:p><text:s text:c="2"/>2 951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11" calcext:value-type="float">
            <text:p><text:s text:c="3"/>111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581" calcext:value-type="float">
            <text:p><text:s text:c="3"/>581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38" calcext:value-type="float">
            <text:p><text:s text:c="3"/>13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9" calcext:value-type="float">
            <text:p><text:s text:c="3"/>69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66" calcext:value-type="float">
            <text:p><text:s text:c="3"/>26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8456" calcext:value-type="float">
            <text:p><text:s text:c="2"/>28 456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7001</text:p>
          </table:table-cell>
          <table:table-cell table:style-name="ce22" office:value-type="string" calcext:value-type="string">
            <text:p>Celulose</text:p>
          </table:table-cell>
          <table:table-cell table:number-columns-repeated="16" table:style-name="ce31" office:value-type="float" office:value="0" calcext:value-type="float">
            <text:p><text:s text:c="3"/>0</text:p>
          </table:table-cell>
          <table:table-cell table:style-name="ce31" office:value-type="float" office:value="4615" calcext:value-type="float">
            <text:p><text:s text:c="2"/>4 615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number-columns-repeated="47" table:style-name="ce31" office:value-type="float" office:value="0" calcext:value-type="float">
            <text:p><text:s text:c="3"/>0</text:p>
          </table:table-cell>
          <table:table-cell table:style-name="ce31" office:value-type="float" office:value="4633" calcext:value-type="float">
            <text:p><text:s text:c="2"/>4 633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7002</text:p>
          </table:table-cell>
          <table:table-cell table:style-name="ce22" office:value-type="string" calcext:value-type="string">
            <text:p>Papel, papelão, embalagens e artefatos de papel</text:p>
          </table:table-cell>
          <table:table-cell table:style-name="ce31" office:value-type="float" office:value="582" calcext:value-type="float">
            <text:p><text:s text:c="3"/>582</text:p>
          </table:table-cell>
          <table:table-cell table:style-name="ce31" office:value-type="float" office:value="195" calcext:value-type="float">
            <text:p><text:s text:c="3"/>195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31" office:value-type="float" office:value="88" calcext:value-type="float">
            <text:p><text:s text:c="3"/>88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3812" calcext:value-type="float">
            <text:p><text:s text:c="2"/>3 812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4186" calcext:value-type="float">
            <text:p><text:s text:c="2"/>4 186</text:p>
          </table:table-cell>
          <table:table-cell table:style-name="ce31" office:value-type="float" office:value="286" calcext:value-type="float">
            <text:p><text:s text:c="3"/>286</text:p>
          </table:table-cell>
          <table:table-cell table:style-name="ce31" office:value-type="float" office:value="802" calcext:value-type="float">
            <text:p><text:s text:c="3"/>802</text:p>
          </table:table-cell>
          <table:table-cell table:style-name="ce31" office:value-type="float" office:value="753" calcext:value-type="float">
            <text:p><text:s text:c="3"/>753</text:p>
          </table:table-cell>
          <table:table-cell table:style-name="ce31" office:value-type="float" office:value="406" calcext:value-type="float">
            <text:p><text:s text:c="3"/>406</text:p>
          </table:table-cell>
          <table:table-cell table:style-name="ce31" office:value-type="float" office:value="820" calcext:value-type="float">
            <text:p><text:s text:c="3"/>820</text:p>
          </table:table-cell>
          <table:table-cell table:style-name="ce31" office:value-type="float" office:value="888" calcext:value-type="float">
            <text:p><text:s text:c="3"/>888</text:p>
          </table:table-cell>
          <table:table-cell table:style-name="ce31" office:value-type="float" office:value="9964" calcext:value-type="float">
            <text:p><text:s text:c="2"/>9 964</text:p>
          </table:table-cell>
          <table:table-cell table:style-name="ce31" office:value-type="float" office:value="1548" calcext:value-type="float">
            <text:p><text:s text:c="2"/>1 548</text:p>
          </table:table-cell>
          <table:table-cell table:style-name="ce31" office:value-type="float" office:value="174" calcext:value-type="float">
            <text:p><text:s text:c="3"/>174</text:p>
          </table:table-cell>
          <table:table-cell table:style-name="ce31" office:value-type="float" office:value="63" calcext:value-type="float">
            <text:p><text:s text:c="3"/>63</text:p>
          </table:table-cell>
          <table:table-cell table:style-name="ce31" office:value-type="float" office:value="82" calcext:value-type="float">
            <text:p><text:s text:c="3"/>8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1874" calcext:value-type="float">
            <text:p><text:s text:c="2"/>1 874</text:p>
          </table:table-cell>
          <table:table-cell table:style-name="ce31" office:value-type="float" office:value="1131" calcext:value-type="float">
            <text:p><text:s text:c="2"/>1 131</text:p>
          </table:table-cell>
          <table:table-cell table:style-name="ce31" office:value-type="float" office:value="2429" calcext:value-type="float">
            <text:p><text:s text:c="2"/>2 429</text:p>
          </table:table-cell>
          <table:table-cell table:style-name="ce31" office:value-type="float" office:value="2376" calcext:value-type="float">
            <text:p><text:s text:c="2"/>2 37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1581" calcext:value-type="float">
            <text:p><text:s text:c="2"/>1 581</text:p>
          </table:table-cell>
          <table:table-cell table:style-name="ce31" office:value-type="float" office:value="1162" calcext:value-type="float">
            <text:p><text:s text:c="2"/>1 162</text:p>
          </table:table-cell>
          <table:table-cell table:style-name="ce31" office:value-type="float" office:value="509" calcext:value-type="float">
            <text:p><text:s text:c="3"/>509</text:p>
          </table:table-cell>
          <table:table-cell table:style-name="ce31" office:value-type="float" office:value="198" calcext:value-type="float">
            <text:p><text:s text:c="3"/>198</text:p>
          </table:table-cell>
          <table:table-cell table:style-name="ce31" office:value-type="float" office:value="289" calcext:value-type="float">
            <text:p><text:s text:c="3"/>289</text:p>
          </table:table-cell>
          <table:table-cell table:style-name="ce31" office:value-type="float" office:value="737" calcext:value-type="float">
            <text:p><text:s text:c="3"/>737</text:p>
          </table:table-cell>
          <table:table-cell table:style-name="ce31" office:value-type="float" office:value="80" calcext:value-type="float">
            <text:p><text:s text:c="3"/>80</text:p>
          </table:table-cell>
          <table:table-cell table:style-name="ce31" office:value-type="float" office:value="1132" calcext:value-type="float">
            <text:p><text:s text:c="2"/>1 13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92" calcext:value-type="float">
            <text:p><text:s text:c="3"/>92</text:p>
          </table:table-cell>
          <table:table-cell table:style-name="ce31" office:value-type="float" office:value="67" calcext:value-type="float">
            <text:p><text:s text:c="3"/>67</text:p>
          </table:table-cell>
          <table:table-cell table:style-name="ce31" office:value-type="float" office:value="462" calcext:value-type="float">
            <text:p><text:s text:c="3"/>462</text:p>
          </table:table-cell>
          <table:table-cell table:style-name="ce31" office:value-type="float" office:value="788" calcext:value-type="float">
            <text:p><text:s text:c="3"/>788</text:p>
          </table:table-cell>
          <table:table-cell table:style-name="ce31" office:value-type="float" office:value="6829" calcext:value-type="float">
            <text:p><text:s text:c="2"/>6 829</text:p>
          </table:table-cell>
          <table:table-cell table:style-name="ce31" office:value-type="float" office:value="206" calcext:value-type="float">
            <text:p><text:s text:c="3"/>206</text:p>
          </table:table-cell>
          <table:table-cell table:style-name="ce31" office:value-type="float" office:value="60" calcext:value-type="float">
            <text:p><text:s text:c="3"/>60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341" calcext:value-type="float">
            <text:p><text:s text:c="3"/>341</text:p>
          </table:table-cell>
          <table:table-cell table:style-name="ce31" office:value-type="float" office:value="237" calcext:value-type="float">
            <text:p><text:s text:c="3"/>237</text:p>
          </table:table-cell>
          <table:table-cell table:style-name="ce31" office:value-type="float" office:value="1420" calcext:value-type="float">
            <text:p><text:s text:c="2"/>1 420</text:p>
          </table:table-cell>
          <table:table-cell table:style-name="ce31" office:value-type="float" office:value="1415" calcext:value-type="float">
            <text:p><text:s text:c="2"/>1 415</text:p>
          </table:table-cell>
          <table:table-cell table:style-name="ce31" office:value-type="float" office:value="133" calcext:value-type="float">
            <text:p><text:s text:c="3"/>133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31" office:value-type="float" office:value="445" calcext:value-type="float">
            <text:p><text:s text:c="3"/>445</text:p>
          </table:table-cell>
          <table:table-cell table:style-name="ce31" office:value-type="float" office:value="2122" calcext:value-type="float">
            <text:p><text:s text:c="2"/>2 122</text:p>
          </table:table-cell>
          <table:table-cell table:style-name="ce31" office:value-type="float" office:value="317" calcext:value-type="float">
            <text:p><text:s text:c="3"/>317</text:p>
          </table:table-cell>
          <table:table-cell table:style-name="ce31" office:value-type="float" office:value="1951" calcext:value-type="float">
            <text:p><text:s text:c="2"/>1 951</text:p>
          </table:table-cell>
          <table:table-cell table:style-name="ce31" office:value-type="float" office:value="548" calcext:value-type="float">
            <text:p><text:s text:c="3"/>548</text:p>
          </table:table-cell>
          <table:table-cell table:style-name="ce31" office:value-type="float" office:value="571" calcext:value-type="float">
            <text:p><text:s text:c="3"/>571</text:p>
          </table:table-cell>
          <table:table-cell table:style-name="ce31" office:value-type="float" office:value="532" calcext:value-type="float">
            <text:p><text:s text:c="3"/>532</text:p>
          </table:table-cell>
          <table:table-cell table:style-name="ce31" office:value-type="float" office:value="2069" calcext:value-type="float">
            <text:p><text:s text:c="2"/>2 069</text:p>
          </table:table-cell>
          <table:table-cell table:style-name="ce31" office:value-type="float" office:value="52" calcext:value-type="float">
            <text:p><text:s text:c="3"/>52</text:p>
          </table:table-cell>
          <table:table-cell table:style-name="ce31" office:value-type="float" office:value="811" calcext:value-type="float">
            <text:p><text:s text:c="3"/>811</text:p>
          </table:table-cell>
          <table:table-cell table:style-name="ce31" office:value-type="float" office:value="971" calcext:value-type="float">
            <text:p><text:s text:c="3"/>971</text:p>
          </table:table-cell>
          <table:table-cell table:style-name="ce31" office:value-type="float" office:value="518" calcext:value-type="float">
            <text:p><text:s text:c="3"/>518</text:p>
          </table:table-cell>
          <table:table-cell table:style-name="ce31" office:value-type="float" office:value="141" calcext:value-type="float">
            <text:p><text:s text:c="3"/>141</text:p>
          </table:table-cell>
          <table:table-cell table:style-name="ce31" office:value-type="float" office:value="968" calcext:value-type="float">
            <text:p><text:s text:c="3"/>968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56" calcext:value-type="float">
            <text:p><text:s text:c="3"/>65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3426" calcext:value-type="float">
            <text:p><text:s text:c="2"/>63 426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8001</text:p>
          </table:table-cell>
          <table:table-cell table:style-name="ce22" office:value-type="string" calcext:value-type="string">
            <text:p>Serviços de impressão e reprodução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71" calcext:value-type="float">
            <text:p><text:s text:c="3"/>71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10" calcext:value-type="float">
            <text:p><text:s text:c="3"/>110</text:p>
          </table:table-cell>
          <table:table-cell table:style-name="ce31" office:value-type="float" office:value="363" calcext:value-type="float">
            <text:p><text:s text:c="3"/>36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200" calcext:value-type="float">
            <text:p><text:s text:c="3"/>200</text:p>
          </table:table-cell>
          <table:table-cell table:style-name="ce31" office:value-type="float" office:value="1835" calcext:value-type="float">
            <text:p><text:s text:c="2"/>1 835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295" calcext:value-type="float">
            <text:p><text:s text:c="3"/>295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9915" calcext:value-type="float">
            <text:p><text:s text:c="2"/>9 915</text:p>
          </table:table-cell>
          <table:table-cell table:style-name="ce31" office:value-type="float" office:value="74" calcext:value-type="float">
            <text:p><text:s text:c="3"/>7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65" calcext:value-type="float">
            <text:p><text:s text:c="3"/>65</text:p>
          </table:table-cell>
          <table:table-cell table:style-name="ce31" office:value-type="float" office:value="73" calcext:value-type="float">
            <text:p><text:s text:c="3"/>73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77" calcext:value-type="float">
            <text:p><text:s text:c="3"/>77</text:p>
          </table:table-cell>
          <table:table-cell table:style-name="ce31" office:value-type="float" office:value="2910" calcext:value-type="float">
            <text:p><text:s text:c="2"/>2 910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1140" calcext:value-type="float">
            <text:p><text:s text:c="2"/>1 140</text:p>
          </table:table-cell>
          <table:table-cell table:style-name="ce31" office:value-type="float" office:value="1062" calcext:value-type="float">
            <text:p><text:s text:c="2"/>1 062</text:p>
          </table:table-cell>
          <table:table-cell table:style-name="ce31" office:value-type="float" office:value="2597" calcext:value-type="float">
            <text:p><text:s text:c="2"/>2 597</text:p>
          </table:table-cell>
          <table:table-cell table:style-name="ce31" office:value-type="float" office:value="454" calcext:value-type="float">
            <text:p><text:s text:c="3"/>454</text:p>
          </table:table-cell>
          <table:table-cell table:style-name="ce31" office:value-type="float" office:value="800" calcext:value-type="float">
            <text:p><text:s text:c="3"/>800</text:p>
          </table:table-cell>
          <table:table-cell table:style-name="ce31" office:value-type="float" office:value="413" calcext:value-type="float">
            <text:p><text:s text:c="3"/>413</text:p>
          </table:table-cell>
          <table:table-cell table:style-name="ce31" office:value-type="float" office:value="5107" calcext:value-type="float">
            <text:p><text:s text:c="2"/>5 107</text:p>
          </table:table-cell>
          <table:table-cell table:style-name="ce31" office:value-type="float" office:value="82" calcext:value-type="float">
            <text:p><text:s text:c="3"/>82</text:p>
          </table:table-cell>
          <table:table-cell table:style-name="ce31" office:value-type="float" office:value="1791" calcext:value-type="float">
            <text:p><text:s text:c="2"/>1 791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633" calcext:value-type="float">
            <text:p><text:s text:c="2"/>1 633</text:p>
          </table:table-cell>
          <table:table-cell table:style-name="ce31" office:value-type="float" office:value="396" calcext:value-type="float">
            <text:p><text:s text:c="3"/>39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79" calcext:value-type="float">
            <text:p><text:s text:c="3"/>179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style-name="ce31" office:value-type="float" office:value="498" calcext:value-type="float">
            <text:p><text:s text:c="3"/>498</text:p>
          </table:table-cell>
          <table:table-cell table:style-name="ce31" office:value-type="float" office:value="619" calcext:value-type="float">
            <text:p><text:s text:c="3"/>61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3898" calcext:value-type="float">
            <text:p><text:s text:c="2"/>33 898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19911</text:p>
          </table:table-cell>
          <table:table-cell table:style-name="ce26" office:value-type="string" calcext:value-type="string">
            <text:p>Combustíveis para aviação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2358" calcext:value-type="float">
            <text:p><text:s text:c="2"/>2 358</text:p>
          </table:table-cell>
          <table:table-cell table:number-columns-repeated="39" table:style-name="ce32" office:value-type="float" office:value="0" calcext:value-type="float">
            <text:p><text:s text:c="3"/>0</text:p>
          </table:table-cell>
          <table:table-cell table:style-name="ce32" office:value-type="float" office:value="12599" calcext:value-type="float">
            <text:p><text:s text:c="2"/>12 599</text:p>
          </table:table-cell>
          <table:table-cell table:number-columns-repeated="15" table:style-name="ce32" office:value-type="float" office:value="0" calcext:value-type="float">
            <text:p><text:s text:c="3"/>0</text:p>
          </table:table-cell>
          <table:table-cell table:style-name="ce32" office:value-type="float" office:value="444" calcext:value-type="float">
            <text:p><text:s text:c="3"/>444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15401" calcext:value-type="float">
            <text:p><text:s text:c="2"/>15 401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19912</text:p>
          </table:table-cell>
          <table:table-cell table:style-name="ce26" office:value-type="string" calcext:value-type="string">
            <text:p>Gasoálcool</text:p>
          </table:table-cell>
          <table:table-cell table:style-name="ce32" office:value-type="float" office:value="825" calcext:value-type="float">
            <text:p><text:s text:c="3"/>825</text:p>
          </table:table-cell>
          <table:table-cell table:style-name="ce32" office:value-type="float" office:value="801" calcext:value-type="float">
            <text:p><text:s text:c="3"/>801</text:p>
          </table:table-cell>
          <table:table-cell table:style-name="ce32" office:value-type="float" office:value="83" calcext:value-type="float">
            <text:p><text:s text:c="3"/>83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53" calcext:value-type="float">
            <text:p><text:s text:c="3"/>53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623" calcext:value-type="float">
            <text:p><text:s text:c="3"/>623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style-name="ce32" office:value-type="float" office:value="116" calcext:value-type="float">
            <text:p><text:s text:c="3"/>116</text:p>
          </table:table-cell>
          <table:table-cell table:number-columns-repeated="2" table:style-name="ce32" office:value-type="float" office:value="1" calcext:value-type="float">
            <text:p><text:s text:c="3"/>1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88" calcext:value-type="float">
            <text:p><text:s text:c="3"/>188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43" calcext:value-type="float">
            <text:p><text:s text:c="3"/>43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47" calcext:value-type="float">
            <text:p><text:s text:c="3"/>47</text:p>
          </table:table-cell>
          <table:table-cell table:style-name="ce32" office:value-type="float" office:value="163" calcext:value-type="float">
            <text:p><text:s text:c="3"/>163</text:p>
          </table:table-cell>
          <table:table-cell table:style-name="ce32" office:value-type="float" office:value="1262" calcext:value-type="float">
            <text:p><text:s text:c="2"/>1 262</text:p>
          </table:table-cell>
          <table:table-cell table:style-name="ce32" office:value-type="float" office:value="1125" calcext:value-type="float">
            <text:p><text:s text:c="2"/>1 125</text:p>
          </table:table-cell>
          <table:table-cell table:style-name="ce32" office:value-type="float" office:value="2342" calcext:value-type="float">
            <text:p><text:s text:c="2"/>2 342</text:p>
          </table:table-cell>
          <table:table-cell table:style-name="ce32" office:value-type="float" office:value="2027" calcext:value-type="float">
            <text:p><text:s text:c="2"/>2 027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137" calcext:value-type="float">
            <text:p><text:s text:c="3"/>137</text:p>
          </table:table-cell>
          <table:table-cell table:style-name="ce32" office:value-type="float" office:value="134" calcext:value-type="float">
            <text:p><text:s text:c="3"/>134</text:p>
          </table:table-cell>
          <table:table-cell table:style-name="ce32" office:value-type="float" office:value="79" calcext:value-type="float">
            <text:p><text:s text:c="3"/>79</text:p>
          </table:table-cell>
          <table:table-cell table:style-name="ce32" office:value-type="float" office:value="221" calcext:value-type="float">
            <text:p><text:s text:c="3"/>221</text:p>
          </table:table-cell>
          <table:table-cell table:style-name="ce32" office:value-type="float" office:value="49" calcext:value-type="float">
            <text:p><text:s text:c="3"/>49</text:p>
          </table:table-cell>
          <table:table-cell table:style-name="ce32" office:value-type="float" office:value="80" calcext:value-type="float">
            <text:p><text:s text:c="3"/>80</text:p>
          </table:table-cell>
          <table:table-cell table:style-name="ce32" office:value-type="float" office:value="160" calcext:value-type="float">
            <text:p><text:s text:c="3"/>160</text:p>
          </table:table-cell>
          <table:table-cell table:style-name="ce32" office:value-type="float" office:value="232" calcext:value-type="float">
            <text:p><text:s text:c="3"/>232</text:p>
          </table:table-cell>
          <table:table-cell table:style-name="ce32" office:value-type="float" office:value="1038" calcext:value-type="float">
            <text:p><text:s text:c="2"/>1 038</text:p>
          </table:table-cell>
          <table:table-cell table:style-name="ce32" office:value-type="float" office:value="139" calcext:value-type="float">
            <text:p><text:s text:c="3"/>139</text:p>
          </table:table-cell>
          <table:table-cell table:style-name="ce32" office:value-type="float" office:value="885" calcext:value-type="float">
            <text:p><text:s text:c="3"/>885</text:p>
          </table:table-cell>
          <table:table-cell table:style-name="ce32" office:value-type="float" office:value="535" calcext:value-type="float">
            <text:p><text:s text:c="3"/>535</text:p>
          </table:table-cell>
          <table:table-cell table:style-name="ce32" office:value-type="float" office:value="153" calcext:value-type="float">
            <text:p><text:s text:c="3"/>153</text:p>
          </table:table-cell>
          <table:table-cell table:style-name="ce32" office:value-type="float" office:value="678" calcext:value-type="float">
            <text:p><text:s text:c="3"/>678</text:p>
          </table:table-cell>
          <table:table-cell table:style-name="ce32" office:value-type="float" office:value="786" calcext:value-type="float">
            <text:p><text:s text:c="3"/>786</text:p>
          </table:table-cell>
          <table:table-cell table:style-name="ce32" office:value-type="float" office:value="155" calcext:value-type="float">
            <text:p><text:s text:c="3"/>155</text:p>
          </table:table-cell>
          <table:table-cell table:style-name="ce32" office:value-type="float" office:value="1414" calcext:value-type="float">
            <text:p><text:s text:c="2"/>1 414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32" office:value-type="float" office:value="46" calcext:value-type="float">
            <text:p><text:s text:c="3"/>46</text:p>
          </table:table-cell>
          <table:table-cell table:style-name="ce32" office:value-type="float" office:value="58" calcext:value-type="float">
            <text:p><text:s text:c="3"/>58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130" calcext:value-type="float">
            <text:p><text:s text:c="3"/>130</text:p>
          </table:table-cell>
          <table:table-cell table:style-name="ce32" office:value-type="float" office:value="312" calcext:value-type="float">
            <text:p><text:s text:c="3"/>31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7916" calcext:value-type="float">
            <text:p><text:s text:c="2"/>17 916</text:p>
          </table:table-cell>
          <table:table-cell table:number-columns-repeated="953"/>
        </table:table-row>
        <table:table-row table:style-name="ro5">
          <table:table-cell table:style-name="ce15" office:value-type="string" calcext:value-type="string">
            <text:p>19913</text:p>
          </table:table-cell>
          <table:table-cell table:style-name="ce27" office:value-type="string" calcext:value-type="string">
            <text:p>Naftas para petroquímica</text:p>
          </table:table-cell>
          <table:table-cell table:number-columns-repeated="18" table:style-name="ce32" office:value-type="float" office:value="0" calcext:value-type="float">
            <text:p><text:s text:c="3"/>0</text:p>
          </table:table-cell>
          <table:table-cell table:style-name="ce32" office:value-type="float" office:value="2238" calcext:value-type="float">
            <text:p><text:s text:c="2"/>2 23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5732" calcext:value-type="float">
            <text:p><text:s text:c="2"/>15 732</text:p>
          </table:table-cell>
          <table:table-cell table:number-columns-repeated="47" table:style-name="ce32" office:value-type="float" office:value="0" calcext:value-type="float">
            <text:p><text:s text:c="3"/>0</text:p>
          </table:table-cell>
          <table:table-cell table:style-name="ce32" office:value-type="float" office:value="17970" calcext:value-type="float">
            <text:p><text:s text:c="2"/>17 970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9914</text:p>
          </table:table-cell>
          <table:table-cell table:style-name="ce5" office:value-type="string" calcext:value-type="string">
            <text:p>Óleo combustível <text:s/></text:p>
          </table:table-cell>
          <table:table-cell table:style-name="ce32" office:value-type="float" office:value="68" calcext:value-type="float">
            <text:p><text:s text:c="3"/>68</text:p>
          </table:table-cell>
          <table:table-cell table:style-name="ce32" office:value-type="float" office:value="40" calcext:value-type="float">
            <text:p><text:s text:c="3"/>40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453" calcext:value-type="float">
            <text:p><text:s text:c="3"/>453</text:p>
          </table:table-cell>
          <table:table-cell table:style-name="ce32" office:value-type="float" office:value="79" calcext:value-type="float">
            <text:p><text:s text:c="3"/>7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52" calcext:value-type="float">
            <text:p><text:s text:c="3"/>352</text:p>
          </table:table-cell>
          <table:table-cell table:style-name="ce32" office:value-type="float" office:value="550" calcext:value-type="float">
            <text:p><text:s text:c="3"/>550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59" calcext:value-type="float">
            <text:p><text:s text:c="3"/>359</text:p>
          </table:table-cell>
          <table:table-cell table:style-name="ce32" office:value-type="float" office:value="118" calcext:value-type="float">
            <text:p><text:s text:c="3"/>11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8" calcext:value-type="float">
            <text:p><text:s text:c="3"/>38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900" calcext:value-type="float">
            <text:p><text:s text:c="3"/>900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22" calcext:value-type="float">
            <text:p><text:s text:c="3"/>32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733" calcext:value-type="float">
            <text:p><text:s text:c="3"/>733</text:p>
          </table:table-cell>
          <table:table-cell table:style-name="ce32" office:value-type="float" office:value="126" calcext:value-type="float">
            <text:p><text:s text:c="3"/>126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42" calcext:value-type="float">
            <text:p><text:s text:c="3"/>42</text:p>
          </table:table-cell>
          <table:table-cell table:style-name="ce32" office:value-type="float" office:value="576" calcext:value-type="float">
            <text:p><text:s text:c="3"/>576</text:p>
          </table:table-cell>
          <table:table-cell table:style-name="ce32" office:value-type="float" office:value="305" calcext:value-type="float">
            <text:p><text:s text:c="3"/>305</text:p>
          </table:table-cell>
          <table:table-cell table:style-name="ce32" office:value-type="float" office:value="1665" calcext:value-type="float">
            <text:p><text:s text:c="2"/>1 665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83" calcext:value-type="float">
            <text:p><text:s text:c="3"/>83</text:p>
          </table:table-cell>
          <table:table-cell table:number-columns-repeated="2" table:style-name="ce32" office:value-type="float" office:value="3" calcext:value-type="float">
            <text:p><text:s text:c="3"/>3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709" calcext:value-type="float">
            <text:p><text:s text:c="2"/>3 709</text:p>
          </table:table-cell>
          <table:table-cell table:style-name="ce32" office:value-type="float" office:value="71" calcext:value-type="float">
            <text:p><text:s text:c="3"/>71</text:p>
          </table:table-cell>
          <table:table-cell table:style-name="ce32" office:value-type="float" office:value="911" calcext:value-type="float">
            <text:p><text:s text:c="3"/>911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692" calcext:value-type="float">
            <text:p><text:s text:c="3"/>692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122" calcext:value-type="float">
            <text:p><text:s text:c="2"/>1 12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36" calcext:value-type="float">
            <text:p><text:s text:c="3"/>436</text:p>
          </table:table-cell>
          <table:table-cell table:number-columns-repeated="9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number-columns-repeated="9" table:style-name="ce32" office:value-type="float" office:value="0" calcext:value-type="float">
            <text:p><text:s text:c="3"/>0</text:p>
          </table:table-cell>
          <table:table-cell table:style-name="ce32" office:value-type="float" office:value="13895" calcext:value-type="float">
            <text:p><text:s text:c="2"/>13 895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19915</text:p>
          </table:table-cell>
          <table:table-cell table:style-name="ce5" office:value-type="string" calcext:value-type="string">
            <text:p>Diesel - biodiesel</text:p>
          </table:table-cell>
          <table:table-cell table:style-name="ce33" office:value-type="float" office:value="10368" calcext:value-type="float">
            <text:p><text:s text:c="2"/>10 368</text:p>
          </table:table-cell>
          <table:table-cell table:style-name="ce33" office:value-type="float" office:value="3144" calcext:value-type="float">
            <text:p><text:s text:c="2"/>3 144</text:p>
          </table:table-cell>
          <table:table-cell table:style-name="ce33" office:value-type="float" office:value="537" calcext:value-type="float">
            <text:p><text:s text:c="3"/>537</text:p>
          </table:table-cell>
          <table:table-cell table:style-name="ce33" office:value-type="float" office:value="718" calcext:value-type="float">
            <text:p><text:s text:c="3"/>718</text:p>
          </table:table-cell>
          <table:table-cell table:style-name="ce33" office:value-type="float" office:value="204" calcext:value-type="float">
            <text:p><text:s text:c="3"/>204</text:p>
          </table:table-cell>
          <table:table-cell table:style-name="ce33" office:value-type="float" office:value="3077" calcext:value-type="float">
            <text:p><text:s text:c="2"/>3 077</text:p>
          </table:table-cell>
          <table:table-cell table:style-name="ce33" office:value-type="float" office:value="1120" calcext:value-type="float">
            <text:p><text:s text:c="2"/>1 120</text:p>
          </table:table-cell>
          <table:table-cell table:style-name="ce33" office:value-type="float" office:value="2073" calcext:value-type="float">
            <text:p><text:s text:c="2"/>2 073</text:p>
          </table:table-cell>
          <table:table-cell table:style-name="ce33" office:value-type="float" office:value="1203" calcext:value-type="float">
            <text:p><text:s text:c="2"/>1 203</text:p>
          </table:table-cell>
          <table:table-cell table:style-name="ce33" office:value-type="float" office:value="3018" calcext:value-type="float">
            <text:p><text:s text:c="2"/>3 018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165" calcext:value-type="float">
            <text:p><text:s text:c="3"/>165</text:p>
          </table:table-cell>
          <table:table-cell table:style-name="ce33" office:value-type="float" office:value="124" calcext:value-type="float">
            <text:p><text:s text:c="3"/>124</text:p>
          </table:table-cell>
          <table:table-cell table:style-name="ce33" office:value-type="float" office:value="131" calcext:value-type="float">
            <text:p><text:s text:c="3"/>131</text:p>
          </table:table-cell>
          <table:table-cell table:style-name="ce33" office:value-type="float" office:value="74" calcext:value-type="float">
            <text:p><text:s text:c="3"/>74</text:p>
          </table:table-cell>
          <table:table-cell table:style-name="ce33" office:value-type="float" office:value="449" calcext:value-type="float">
            <text:p><text:s text:c="3"/>449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1147" calcext:value-type="float">
            <text:p><text:s text:c="2"/>1 147</text:p>
          </table:table-cell>
          <table:table-cell table:style-name="ce33" office:value-type="float" office:value="940" calcext:value-type="float">
            <text:p><text:s text:c="3"/>940</text:p>
          </table:table-cell>
          <table:table-cell table:style-name="ce33" office:value-type="float" office:value="313" calcext:value-type="float">
            <text:p><text:s text:c="3"/>313</text:p>
          </table:table-cell>
          <table:table-cell table:style-name="ce33" office:value-type="float" office:value="260" calcext:value-type="float">
            <text:p><text:s text:c="3"/>260</text:p>
          </table:table-cell>
          <table:table-cell table:style-name="ce33" office:value-type="float" office:value="182" calcext:value-type="float">
            <text:p><text:s text:c="3"/>182</text:p>
          </table:table-cell>
          <table:table-cell table:style-name="ce33" office:value-type="float" office:value="638" calcext:value-type="float">
            <text:p><text:s text:c="3"/>638</text:p>
          </table:table-cell>
          <table:table-cell table:style-name="ce33" office:value-type="float" office:value="1172" calcext:value-type="float">
            <text:p><text:s text:c="2"/>1 172</text:p>
          </table:table-cell>
          <table:table-cell table:style-name="ce33" office:value-type="float" office:value="818" calcext:value-type="float">
            <text:p><text:s text:c="3"/>818</text:p>
          </table:table-cell>
          <table:table-cell table:style-name="ce33" office:value-type="float" office:value="182" calcext:value-type="float">
            <text:p><text:s text:c="3"/>182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20" calcext:value-type="float">
            <text:p><text:s text:c="3"/>220</text:p>
          </table:table-cell>
          <table:table-cell table:style-name="ce33" office:value-type="float" office:value="266" calcext:value-type="float">
            <text:p><text:s text:c="3"/>266</text:p>
          </table:table-cell>
          <table:table-cell table:style-name="ce33" office:value-type="float" office:value="273" calcext:value-type="float">
            <text:p><text:s text:c="3"/>273</text:p>
          </table:table-cell>
          <table:table-cell table:style-name="ce33" office:value-type="float" office:value="906" calcext:value-type="float">
            <text:p><text:s text:c="3"/>906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71" calcext:value-type="float">
            <text:p><text:s text:c="3"/>171</text:p>
          </table:table-cell>
          <table:table-cell table:style-name="ce33" office:value-type="float" office:value="251" calcext:value-type="float">
            <text:p><text:s text:c="3"/>251</text:p>
          </table:table-cell>
          <table:table-cell table:style-name="ce33" office:value-type="float" office:value="198" calcext:value-type="float">
            <text:p><text:s text:c="3"/>198</text:p>
          </table:table-cell>
          <table:table-cell table:style-name="ce33" office:value-type="float" office:value="3904" calcext:value-type="float">
            <text:p><text:s text:c="2"/>3 904</text:p>
          </table:table-cell>
          <table:table-cell table:style-name="ce33" office:value-type="float" office:value="688" calcext:value-type="float">
            <text:p><text:s text:c="3"/>688</text:p>
          </table:table-cell>
          <table:table-cell table:style-name="ce33" office:value-type="float" office:value="6299" calcext:value-type="float">
            <text:p><text:s text:c="2"/>6 299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10341" calcext:value-type="float">
            <text:p><text:s text:c="2"/>10 341</text:p>
          </table:table-cell>
          <table:table-cell table:style-name="ce33" office:value-type="float" office:value="71588" calcext:value-type="float">
            <text:p><text:s text:c="2"/>71 588</text:p>
          </table:table-cell>
          <table:table-cell table:style-name="ce33" office:value-type="float" office:value="423" calcext:value-type="float">
            <text:p><text:s text:c="3"/>423</text:p>
          </table:table-cell>
          <table:table-cell table:style-name="ce33" office:value-type="float" office:value="82" calcext:value-type="float">
            <text:p><text:s text:c="3"/>82</text:p>
          </table:table-cell>
          <table:table-cell table:style-name="ce33" office:value-type="float" office:value="1408" calcext:value-type="float">
            <text:p><text:s text:c="2"/>1 408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91" calcext:value-type="float">
            <text:p><text:s text:c="3"/>9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364" calcext:value-type="float">
            <text:p><text:s text:c="3"/>364</text:p>
          </table:table-cell>
          <table:table-cell table:style-name="ce33" office:value-type="float" office:value="333" calcext:value-type="float">
            <text:p><text:s text:c="3"/>333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98" calcext:value-type="float">
            <text:p><text:s text:c="3"/>98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1859" calcext:value-type="float">
            <text:p><text:s text:c="2"/>131 859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9916</text:p>
          </table:table-cell>
          <table:table-cell table:style-name="ce22" office:value-type="string" calcext:value-type="string">
            <text:p>Outros produtos do refino do petróleo</text:p>
          </table:table-cell>
          <table:table-cell table:style-name="ce31" office:value-type="float" office:value="1299" calcext:value-type="float">
            <text:p><text:s text:c="2"/>1 299</text:p>
          </table:table-cell>
          <table:table-cell table:style-name="ce31" office:value-type="float" office:value="952" calcext:value-type="float">
            <text:p><text:s text:c="3"/>952</text:p>
          </table:table-cell>
          <table:table-cell table:style-name="ce31" office:value-type="float" office:value="56" calcext:value-type="float">
            <text:p><text:s text:c="3"/>56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31" office:value-type="float" office:value="1051" calcext:value-type="float">
            <text:p><text:s text:c="2"/>1 051</text:p>
          </table:table-cell>
          <table:table-cell table:style-name="ce31" office:value-type="float" office:value="442" calcext:value-type="float">
            <text:p><text:s text:c="3"/>442</text:p>
          </table:table-cell>
          <table:table-cell table:style-name="ce31" office:value-type="float" office:value="158" calcext:value-type="float">
            <text:p><text:s text:c="3"/>158</text:p>
          </table:table-cell>
          <table:table-cell table:style-name="ce31" office:value-type="float" office:value="84" calcext:value-type="float">
            <text:p><text:s text:c="3"/>8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622" calcext:value-type="float">
            <text:p><text:s text:c="3"/>622</text:p>
          </table:table-cell>
          <table:table-cell table:style-name="ce31" office:value-type="float" office:value="72" calcext:value-type="float">
            <text:p><text:s text:c="3"/>72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86" calcext:value-type="float">
            <text:p><text:s text:c="3"/>8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38" calcext:value-type="float">
            <text:p><text:s text:c="3"/>53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67356" calcext:value-type="float">
            <text:p><text:s text:c="2"/>167 35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792" calcext:value-type="float">
            <text:p><text:s text:c="2"/>1 792</text:p>
          </table:table-cell>
          <table:table-cell table:style-name="ce31" office:value-type="float" office:value="925" calcext:value-type="float">
            <text:p><text:s text:c="3"/>925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415" calcext:value-type="float">
            <text:p><text:s text:c="2"/>1 415</text:p>
          </table:table-cell>
          <table:table-cell table:style-name="ce31" office:value-type="float" office:value="3417" calcext:value-type="float">
            <text:p><text:s text:c="2"/>3 417</text:p>
          </table:table-cell>
          <table:table-cell table:style-name="ce31" office:value-type="float" office:value="2665" calcext:value-type="float">
            <text:p><text:s text:c="2"/>2 665</text:p>
          </table:table-cell>
          <table:table-cell table:style-name="ce31" office:value-type="float" office:value="204" calcext:value-type="float">
            <text:p><text:s text:c="3"/>204</text:p>
          </table:table-cell>
          <table:table-cell table:style-name="ce31" office:value-type="float" office:value="152" calcext:value-type="float">
            <text:p><text:s text:c="3"/>152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759" calcext:value-type="float">
            <text:p><text:s text:c="3"/>759</text:p>
          </table:table-cell>
          <table:table-cell table:style-name="ce31" office:value-type="float" office:value="250" calcext:value-type="float">
            <text:p><text:s text:c="3"/>250</text:p>
          </table:table-cell>
          <table:table-cell table:style-name="ce31" office:value-type="float" office:value="179" calcext:value-type="float">
            <text:p><text:s text:c="3"/>179</text:p>
          </table:table-cell>
          <table:table-cell table:style-name="ce31" office:value-type="float" office:value="264" calcext:value-type="float">
            <text:p><text:s text:c="3"/>264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93" calcext:value-type="float">
            <text:p><text:s text:c="3"/>93</text:p>
          </table:table-cell>
          <table:table-cell table:style-name="ce31" office:value-type="float" office:value="205" calcext:value-type="float">
            <text:p><text:s text:c="3"/>205</text:p>
          </table:table-cell>
          <table:table-cell table:style-name="ce31" office:value-type="float" office:value="280" calcext:value-type="float">
            <text:p><text:s text:c="3"/>280</text:p>
          </table:table-cell>
          <table:table-cell table:style-name="ce31" office:value-type="float" office:value="152" calcext:value-type="float">
            <text:p><text:s text:c="3"/>152</text:p>
          </table:table-cell>
          <table:table-cell table:style-name="ce31" office:value-type="float" office:value="2496" calcext:value-type="float">
            <text:p><text:s text:c="2"/>2 496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5340" calcext:value-type="float">
            <text:p><text:s text:c="2"/>5 340</text:p>
          </table:table-cell>
          <table:table-cell table:style-name="ce31" office:value-type="float" office:value="4193" calcext:value-type="float">
            <text:p><text:s text:c="2"/>4 193</text:p>
          </table:table-cell>
          <table:table-cell table:style-name="ce31" office:value-type="float" office:value="61" calcext:value-type="float">
            <text:p><text:s text:c="3"/>6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025" calcext:value-type="float">
            <text:p><text:s text:c="2"/>2 02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215" calcext:value-type="float">
            <text:p><text:s text:c="3"/>215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60" calcext:value-type="float">
            <text:p><text:s text:c="3"/>460</text:p>
          </table:table-cell>
          <table:table-cell table:style-name="ce31" office:value-type="float" office:value="140" calcext:value-type="float">
            <text:p><text:s text:c="3"/>14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01593" calcext:value-type="float">
            <text:p><text:s text:c="2"/>201 593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19921</text:p>
          </table:table-cell>
          <table:table-cell table:style-name="ce22" office:value-type="string" calcext:value-type="string">
            <text:p>Etanol e outros biocombustíveis</text:p>
          </table:table-cell>
          <table:table-cell table:style-name="ce31" office:value-type="float" office:value="167" calcext:value-type="float">
            <text:p><text:s text:c="3"/>167</text:p>
          </table:table-cell>
          <table:table-cell table:style-name="ce31" office:value-type="float" office:value="172" calcext:value-type="float">
            <text:p><text:s text:c="3"/>172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903" calcext:value-type="float">
            <text:p><text:s text:c="3"/>90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58" calcext:value-type="float">
            <text:p><text:s text:c="3"/>58</text:p>
          </table:table-cell>
          <table:table-cell table:style-name="ce31" office:value-type="float" office:value="110" calcext:value-type="float">
            <text:p><text:s text:c="3"/>110</text:p>
          </table:table-cell>
          <table:table-cell table:style-name="ce31" office:value-type="float" office:value="89" calcext:value-type="float">
            <text:p><text:s text:c="3"/>89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8947" calcext:value-type="float">
            <text:p><text:s text:c="2"/>28 947</text:p>
          </table:table-cell>
          <table:table-cell table:style-name="ce31" office:value-type="float" office:value="512" calcext:value-type="float">
            <text:p><text:s text:c="3"/>512</text:p>
          </table:table-cell>
          <table:table-cell table:style-name="ce31" office:value-type="float" office:value="448" calcext:value-type="float">
            <text:p><text:s text:c="3"/>448</text:p>
          </table:table-cell>
          <table:table-cell table:style-name="ce31" office:value-type="float" office:value="391" calcext:value-type="float">
            <text:p><text:s text:c="3"/>391</text:p>
          </table:table-cell>
          <table:table-cell table:style-name="ce31" office:value-type="float" office:value="1905" calcext:value-type="float">
            <text:p><text:s text:c="2"/>1 905</text:p>
          </table:table-cell>
          <table:table-cell table:style-name="ce31" office:value-type="float" office:value="1211" calcext:value-type="float">
            <text:p><text:s text:c="2"/>1 211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577" calcext:value-type="float">
            <text:p><text:s text:c="3"/>577</text:p>
          </table:table-cell>
          <table:table-cell table:style-name="ce31" office:value-type="float" office:value="241" calcext:value-type="float">
            <text:p><text:s text:c="3"/>241</text:p>
          </table:table-cell>
          <table:table-cell table:style-name="ce31" office:value-type="float" office:value="439" calcext:value-type="float">
            <text:p><text:s text:c="3"/>439</text:p>
          </table:table-cell>
          <table:table-cell table:style-name="ce31" office:value-type="float" office:value="1097" calcext:value-type="float">
            <text:p><text:s text:c="2"/>1 09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74" calcext:value-type="float">
            <text:p><text:s text:c="3"/>7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140" calcext:value-type="float">
            <text:p><text:s text:c="3"/>140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31" office:value-type="float" office:value="63" calcext:value-type="float">
            <text:p><text:s text:c="3"/>63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109" calcext:value-type="float">
            <text:p><text:s text:c="3"/>109</text:p>
          </table:table-cell>
          <table:table-cell table:style-name="ce31" office:value-type="float" office:value="829" calcext:value-type="float">
            <text:p><text:s text:c="3"/>829</text:p>
          </table:table-cell>
          <table:table-cell table:style-name="ce31" office:value-type="float" office:value="151" calcext:value-type="float">
            <text:p><text:s text:c="3"/>15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8" calcext:value-type="float">
            <text:p><text:s text:c="3"/>38</text:p>
          </table:table-cell>
          <table:table-cell table:style-name="ce31" office:value-type="float" office:value="89" calcext:value-type="float">
            <text:p><text:s text:c="3"/>8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9409" calcext:value-type="float">
            <text:p><text:s text:c="2"/>39 409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20911</text:p>
          </table:table-cell>
          <table:table-cell table:style-name="ce23" office:value-type="string" calcext:value-type="string">
            <text:p>Produtos químicos inorgânicos</text:p>
          </table:table-cell>
          <table:table-cell table:style-name="ce31" office:value-type="float" office:value="8160" calcext:value-type="float">
            <text:p><text:s text:c="2"/>8 160</text:p>
          </table:table-cell>
          <table:table-cell table:style-name="ce31" office:value-type="float" office:value="1654" calcext:value-type="float">
            <text:p><text:s text:c="2"/>1 654</text:p>
          </table:table-cell>
          <table:table-cell table:style-name="ce31" office:value-type="float" office:value="103" calcext:value-type="float">
            <text:p><text:s text:c="3"/>103</text:p>
          </table:table-cell>
          <table:table-cell table:style-name="ce31" office:value-type="float" office:value="111" calcext:value-type="float">
            <text:p><text:s text:c="3"/>111</text:p>
          </table:table-cell>
          <table:table-cell table:style-name="ce31" office:value-type="float" office:value="2220" calcext:value-type="float">
            <text:p><text:s text:c="2"/>2 22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28" calcext:value-type="float">
            <text:p><text:s text:c="3"/>128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63" calcext:value-type="float">
            <text:p><text:s text:c="3"/>163</text:p>
          </table:table-cell>
          <table:table-cell table:style-name="ce31" office:value-type="float" office:value="894" calcext:value-type="float">
            <text:p><text:s text:c="3"/>894</text:p>
          </table:table-cell>
          <table:table-cell table:style-name="ce31" office:value-type="float" office:value="132" calcext:value-type="float">
            <text:p><text:s text:c="3"/>13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79" calcext:value-type="float">
            <text:p><text:s text:c="3"/>27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06" calcext:value-type="float">
            <text:p><text:s text:c="3"/>30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810" calcext:value-type="float">
            <text:p><text:s text:c="2"/>3 810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34188" calcext:value-type="float">
            <text:p><text:s text:c="2"/>34 188</text:p>
          </table:table-cell>
          <table:table-cell table:style-name="ce31" office:value-type="float" office:value="4952" calcext:value-type="float">
            <text:p><text:s text:c="2"/>4 952</text:p>
          </table:table-cell>
          <table:table-cell table:style-name="ce31" office:value-type="float" office:value="1612" calcext:value-type="float">
            <text:p><text:s text:c="2"/>1 612</text:p>
          </table:table-cell>
          <table:table-cell table:style-name="ce31" office:value-type="float" office:value="295" calcext:value-type="float">
            <text:p><text:s text:c="3"/>295</text:p>
          </table:table-cell>
          <table:table-cell table:style-name="ce31" office:value-type="float" office:value="671" calcext:value-type="float">
            <text:p><text:s text:c="3"/>671</text:p>
          </table:table-cell>
          <table:table-cell table:style-name="ce31" office:value-type="float" office:value="2472" calcext:value-type="float">
            <text:p><text:s text:c="2"/>2 472</text:p>
          </table:table-cell>
          <table:table-cell table:style-name="ce31" office:value-type="float" office:value="847" calcext:value-type="float">
            <text:p><text:s text:c="3"/>847</text:p>
          </table:table-cell>
          <table:table-cell table:style-name="ce31" office:value-type="float" office:value="1101" calcext:value-type="float">
            <text:p><text:s text:c="2"/>1 101</text:p>
          </table:table-cell>
          <table:table-cell table:style-name="ce31" office:value-type="float" office:value="548" calcext:value-type="float">
            <text:p><text:s text:c="3"/>54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number-columns-repeated="2" table:style-name="ce31" office:value-type="float" office:value="12" calcext:value-type="float">
            <text:p><text:s text:c="3"/>12</text:p>
          </table:table-cell>
          <table:table-cell table:style-name="ce31" office:value-type="float" office:value="410" calcext:value-type="float">
            <text:p><text:s text:c="3"/>410</text:p>
          </table:table-cell>
          <table:table-cell table:style-name="ce31" office:value-type="float" office:value="299" calcext:value-type="float">
            <text:p><text:s text:c="3"/>299</text:p>
          </table:table-cell>
          <table:table-cell table:style-name="ce31" office:value-type="float" office:value="276" calcext:value-type="float">
            <text:p><text:s text:c="3"/>276</text:p>
          </table:table-cell>
          <table:table-cell table:style-name="ce31" office:value-type="float" office:value="328" calcext:value-type="float">
            <text:p><text:s text:c="3"/>328</text:p>
          </table:table-cell>
          <table:table-cell table:style-name="ce31" office:value-type="float" office:value="1251" calcext:value-type="float">
            <text:p><text:s text:c="2"/>1 251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04" calcext:value-type="float">
            <text:p><text:s text:c="3"/>704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72" calcext:value-type="float">
            <text:p><text:s text:c="3"/>272</text:p>
          </table:table-cell>
          <table:table-cell table:style-name="ce31" office:value-type="float" office:value="1084" calcext:value-type="float">
            <text:p><text:s text:c="2"/>1 08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70" calcext:value-type="float">
            <text:p><text:s text:c="3"/>57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0261" calcext:value-type="float">
            <text:p><text:s text:c="2"/>70 261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0912</text:p>
          </table:table-cell>
          <table:table-cell table:style-name="ce22" office:value-type="string" calcext:value-type="string">
            <text:p>Adubos e fertilizantes</text:p>
          </table:table-cell>
          <table:table-cell table:style-name="ce31" office:value-type="float" office:value="45854" calcext:value-type="float">
            <text:p><text:s text:c="2"/>45 854</text:p>
          </table:table-cell>
          <table:table-cell table:style-name="ce31" office:value-type="float" office:value="4386" calcext:value-type="float">
            <text:p><text:s text:c="2"/>4 386</text:p>
          </table:table-cell>
          <table:table-cell table:style-name="ce31" office:value-type="float" office:value="329" calcext:value-type="float">
            <text:p><text:s text:c="3"/>329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216" calcext:value-type="float">
            <text:p><text:s text:c="3"/>216</text:p>
          </table:table-cell>
          <table:table-cell table:number-columns-repeated="11" table:style-name="ce31" office:value-type="float" office:value="0" calcext:value-type="float">
            <text:p><text:s text:c="3"/>0</text:p>
          </table:table-cell>
          <table:table-cell table:style-name="ce31" office:value-type="float" office:value="2501" calcext:value-type="float">
            <text:p><text:s text:c="2"/>2 501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number-columns-repeated="38"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53316" calcext:value-type="float">
            <text:p><text:s text:c="2"/>53 316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0913</text:p>
          </table:table-cell>
          <table:table-cell table:style-name="ce22" office:value-type="string" calcext:value-type="string">
            <text:p>Produtos químicos orgânicos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584" calcext:value-type="float">
            <text:p><text:s text:c="2"/>2 584</text:p>
          </table:table-cell>
          <table:table-cell table:style-name="ce31" office:value-type="float" office:value="349" calcext:value-type="float">
            <text:p><text:s text:c="3"/>349</text:p>
          </table:table-cell>
          <table:table-cell table:style-name="ce31" office:value-type="float" office:value="153" calcext:value-type="float">
            <text:p><text:s text:c="3"/>153</text:p>
          </table:table-cell>
          <table:table-cell table:style-name="ce31" office:value-type="float" office:value="576" calcext:value-type="float">
            <text:p><text:s text:c="3"/>57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09" calcext:value-type="float">
            <text:p><text:s text:c="3"/>509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526" calcext:value-type="float">
            <text:p><text:s text:c="2"/>1 526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944" calcext:value-type="float">
            <text:p><text:s text:c="3"/>94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005" calcext:value-type="float">
            <text:p><text:s text:c="2"/>2 005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198" calcext:value-type="float">
            <text:p><text:s text:c="2"/>1 198</text:p>
          </table:table-cell>
          <table:table-cell table:style-name="ce31" office:value-type="float" office:value="25539" calcext:value-type="float">
            <text:p><text:s text:c="2"/>25 539</text:p>
          </table:table-cell>
          <table:table-cell table:style-name="ce31" office:value-type="float" office:value="16682" calcext:value-type="float">
            <text:p><text:s text:c="2"/>16 682</text:p>
          </table:table-cell>
          <table:table-cell table:style-name="ce31" office:value-type="float" office:value="5189" calcext:value-type="float">
            <text:p><text:s text:c="2"/>5 189</text:p>
          </table:table-cell>
          <table:table-cell table:style-name="ce31" office:value-type="float" office:value="2974" calcext:value-type="float">
            <text:p><text:s text:c="2"/>2 974</text:p>
          </table:table-cell>
          <table:table-cell table:style-name="ce31" office:value-type="float" office:value="2848" calcext:value-type="float">
            <text:p><text:s text:c="2"/>2 84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73" calcext:value-type="float">
            <text:p><text:s text:c="3"/>673</text:p>
          </table:table-cell>
          <table:table-cell table:style-name="ce31" office:value-type="float" office:value="401" calcext:value-type="float">
            <text:p><text:s text:c="3"/>401</text:p>
          </table:table-cell>
          <table:table-cell table:style-name="ce31" office:value-type="float" office:value="635" calcext:value-type="float">
            <text:p><text:s text:c="3"/>63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0" calcext:value-type="float">
            <text:p><text:s text:c="3"/>14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389" calcext:value-type="float">
            <text:p><text:s text:c="3"/>38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219" calcext:value-type="float">
            <text:p><text:s text:c="3"/>21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01" calcext:value-type="float">
            <text:p><text:s text:c="3"/>101</text:p>
          </table:table-cell>
          <table:table-cell table:number-columns-repeated="13" table:style-name="ce31" office:value-type="float" office:value="0" calcext:value-type="float">
            <text:p><text:s text:c="3"/>0</text:p>
          </table:table-cell>
          <table:table-cell table:style-name="ce31" office:value-type="float" office:value="38" calcext:value-type="float">
            <text:p><text:s text:c="3"/>38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3" calcext:value-type="float">
            <text:p><text:s text:c="3"/>103</text:p>
          </table:table-cell>
          <table:table-cell table:style-name="ce31" office:value-type="float" office:value="93" calcext:value-type="float">
            <text:p><text:s text:c="3"/>93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66276" calcext:value-type="float">
            <text:p><text:s text:c="2"/>66 276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20914</text:p>
          </table:table-cell>
          <table:table-cell table:style-name="ce26" office:value-type="string" calcext:value-type="string">
            <text:p>Resinas,elastômeros e fibras artif. e sintéticas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9" calcext:value-type="float">
            <text:p><text:s text:c="3"/>9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695" calcext:value-type="float">
            <text:p><text:s text:c="2"/>1 695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4952" calcext:value-type="float">
            <text:p><text:s text:c="2"/>4 95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613" calcext:value-type="float">
            <text:p><text:s text:c="2"/>1 613</text:p>
          </table:table-cell>
          <table:table-cell table:style-name="ce32" office:value-type="float" office:value="818" calcext:value-type="float">
            <text:p><text:s text:c="3"/>818</text:p>
          </table:table-cell>
          <table:table-cell table:style-name="ce32" office:value-type="float" office:value="2010" calcext:value-type="float">
            <text:p><text:s text:c="2"/>2 010</text:p>
          </table:table-cell>
          <table:table-cell table:style-name="ce32" office:value-type="float" office:value="51" calcext:value-type="float">
            <text:p><text:s text:c="3"/>51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2388" calcext:value-type="float">
            <text:p><text:s text:c="2"/>2 388</text:p>
          </table:table-cell>
          <table:table-cell table:style-name="ce32" office:value-type="float" office:value="2598" calcext:value-type="float">
            <text:p><text:s text:c="2"/>2 598</text:p>
          </table:table-cell>
          <table:table-cell table:style-name="ce32" office:value-type="float" office:value="1399" calcext:value-type="float">
            <text:p><text:s text:c="2"/>1 399</text:p>
          </table:table-cell>
          <table:table-cell table:style-name="ce32" office:value-type="float" office:value="99" calcext:value-type="float">
            <text:p><text:s text:c="3"/>99</text:p>
          </table:table-cell>
          <table:table-cell table:style-name="ce32" office:value-type="float" office:value="23192" calcext:value-type="float">
            <text:p><text:s text:c="2"/>23 192</text:p>
          </table:table-cell>
          <table:table-cell table:style-name="ce32" office:value-type="float" office:value="2356" calcext:value-type="float">
            <text:p><text:s text:c="2"/>2 356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298" calcext:value-type="float">
            <text:p><text:s text:c="3"/>298</text:p>
          </table:table-cell>
          <table:table-cell table:style-name="ce32" office:value-type="float" office:value="1282" calcext:value-type="float">
            <text:p><text:s text:c="2"/>1 282</text:p>
          </table:table-cell>
          <table:table-cell table:style-name="ce32" office:value-type="float" office:value="253" calcext:value-type="float">
            <text:p><text:s text:c="3"/>253</text:p>
          </table:table-cell>
          <table:table-cell table:style-name="ce32" office:value-type="float" office:value="4204" calcext:value-type="float">
            <text:p><text:s text:c="2"/>4 204</text:p>
          </table:table-cell>
          <table:table-cell table:style-name="ce32" office:value-type="float" office:value="242" calcext:value-type="float">
            <text:p><text:s text:c="3"/>242</text:p>
          </table:table-cell>
          <table:table-cell table:style-name="ce32" office:value-type="float" office:value="97" calcext:value-type="float">
            <text:p><text:s text:c="3"/>97</text:p>
          </table:table-cell>
          <table:table-cell table:style-name="ce32" office:value-type="float" office:value="1704" calcext:value-type="float">
            <text:p><text:s text:c="2"/>1 704</text:p>
          </table:table-cell>
          <table:table-cell table:style-name="ce32" office:value-type="float" office:value="468" calcext:value-type="float">
            <text:p><text:s text:c="3"/>468</text:p>
          </table:table-cell>
          <table:table-cell table:style-name="ce32" office:value-type="float" office:value="2527" calcext:value-type="float">
            <text:p><text:s text:c="2"/>2 527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15" table:style-name="ce32" office:value-type="float" office:value="0" calcext:value-type="float">
            <text:p><text:s text:c="3"/>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54462" calcext:value-type="float">
            <text:p><text:s text:c="2"/>54 462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20921</text:p>
          </table:table-cell>
          <table:table-cell table:style-name="ce26" office:value-type="string" calcext:value-type="string">
            <text:p>Defensivos agrícolas e desinfestantes domissanitários</text:p>
          </table:table-cell>
          <table:table-cell table:style-name="ce33" office:value-type="float" office:value="36979" calcext:value-type="float">
            <text:p><text:s text:c="2"/>36 979</text:p>
          </table:table-cell>
          <table:table-cell table:style-name="ce33" office:value-type="float" office:value="4127" calcext:value-type="float">
            <text:p><text:s text:c="2"/>4 127</text:p>
          </table:table-cell>
          <table:table-cell table:style-name="ce33" office:value-type="float" office:value="131" calcext:value-type="float">
            <text:p><text:s text:c="3"/>131</text:p>
          </table:table-cell>
          <table:table-cell table:number-columns-repeated="5" table:style-name="ce33" office:value-type="float" office:value="0" calcext:value-type="float">
            <text:p><text:s text:c="3"/>0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1" calcext:value-type="float">
            <text:p><text:s text:c="3"/>1</text:p>
          </table:table-cell>
          <table:table-cell table:number-columns-repeated="11" table:style-name="ce33" office:value-type="float" office:value="0" calcext:value-type="float">
            <text:p><text:s text:c="3"/>0</text:p>
          </table:table-cell>
          <table:table-cell table:style-name="ce33" office:value-type="float" office:value="9011" calcext:value-type="float">
            <text:p><text:s text:c="2"/>9 011</text:p>
          </table:table-cell>
          <table:table-cell table:style-name="ce33" office:value-type="float" office:value="1118" calcext:value-type="float">
            <text:p><text:s text:c="2"/>1 118</text:p>
          </table:table-cell>
          <table:table-cell table:number-columns-repeated="5" table:style-name="ce33" office:value-type="float" office:value="0" calcext:value-type="float">
            <text:p><text:s text:c="3"/>0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number-columns-repeated="17" table:style-name="ce33" office:value-type="float" office:value="0" calcext:value-type="float">
            <text:p><text:s text:c="3"/>0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number-columns-repeated="8" table:style-name="ce33" office:value-type="float" office:value="0" calcext:value-type="float">
            <text:p><text:s text:c="3"/>0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825" calcext:value-type="float">
            <text:p><text:s text:c="2"/>1 825</text:p>
          </table:table-cell>
          <table:table-cell table:number-columns-repeated="6" table:style-name="ce33" office:value-type="float" office:value="0" calcext:value-type="float">
            <text:p><text:s text:c="3"/>0</text:p>
          </table:table-cell>
          <table:table-cell table:style-name="ce33" office:value-type="float" office:value="3" calcext:value-type="float">
            <text:p><text:s text:c="3"/>3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53352" calcext:value-type="float">
            <text:p><text:s text:c="2"/>53 352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20922</text:p>
          </table:table-cell>
          <table:table-cell table:style-name="ce26" office:value-type="string" calcext:value-type="string">
            <text:p>Produtos químicos diversos 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294" calcext:value-type="float">
            <text:p><text:s text:c="2"/>3 294</text:p>
          </table:table-cell>
          <table:table-cell table:style-name="ce33" office:value-type="float" office:value="474" calcext:value-type="float">
            <text:p><text:s text:c="3"/>474</text:p>
          </table:table-cell>
          <table:table-cell table:style-name="ce33" office:value-type="float" office:value="322" calcext:value-type="float">
            <text:p><text:s text:c="3"/>322</text:p>
          </table:table-cell>
          <table:table-cell table:style-name="ce33" office:value-type="float" office:value="253" calcext:value-type="float">
            <text:p><text:s text:c="3"/>253</text:p>
          </table:table-cell>
          <table:table-cell table:style-name="ce33" office:value-type="float" office:value="1528" calcext:value-type="float">
            <text:p><text:s text:c="2"/>1 528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4267" calcext:value-type="float">
            <text:p><text:s text:c="2"/>4 267</text:p>
          </table:table-cell>
          <table:table-cell table:style-name="ce33" office:value-type="float" office:value="204" calcext:value-type="float">
            <text:p><text:s text:c="3"/>204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232" calcext:value-type="float">
            <text:p><text:s text:c="3"/>23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65" calcext:value-type="float">
            <text:p><text:s text:c="3"/>165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810" calcext:value-type="float">
            <text:p><text:s text:c="3"/>810</text:p>
          </table:table-cell>
          <table:table-cell table:style-name="ce33" office:value-type="float" office:value="389" calcext:value-type="float">
            <text:p><text:s text:c="3"/>389</text:p>
          </table:table-cell>
          <table:table-cell table:style-name="ce33" office:value-type="float" office:value="528" calcext:value-type="float">
            <text:p><text:s text:c="3"/>528</text:p>
          </table:table-cell>
          <table:table-cell table:style-name="ce33" office:value-type="float" office:value="242" calcext:value-type="float">
            <text:p><text:s text:c="3"/>242</text:p>
          </table:table-cell>
          <table:table-cell table:style-name="ce33" office:value-type="float" office:value="1012" calcext:value-type="float">
            <text:p><text:s text:c="2"/>1 012</text:p>
          </table:table-cell>
          <table:table-cell table:style-name="ce33" office:value-type="float" office:value="4417" calcext:value-type="float">
            <text:p><text:s text:c="2"/>4 417</text:p>
          </table:table-cell>
          <table:table-cell table:style-name="ce33" office:value-type="float" office:value="1569" calcext:value-type="float">
            <text:p><text:s text:c="2"/>1 569</text:p>
          </table:table-cell>
          <table:table-cell table:style-name="ce33" office:value-type="float" office:value="1497" calcext:value-type="float">
            <text:p><text:s text:c="2"/>1 497</text:p>
          </table:table-cell>
          <table:table-cell table:style-name="ce33" office:value-type="float" office:value="1758" calcext:value-type="float">
            <text:p><text:s text:c="2"/>1 758</text:p>
          </table:table-cell>
          <table:table-cell table:style-name="ce33" office:value-type="float" office:value="723" calcext:value-type="float">
            <text:p><text:s text:c="3"/>723</text:p>
          </table:table-cell>
          <table:table-cell table:style-name="ce33" office:value-type="float" office:value="630" calcext:value-type="float">
            <text:p><text:s text:c="3"/>630</text:p>
          </table:table-cell>
          <table:table-cell table:style-name="ce33" office:value-type="float" office:value="67" calcext:value-type="float">
            <text:p><text:s text:c="3"/>67</text:p>
          </table:table-cell>
          <table:table-cell table:style-name="ce33" office:value-type="float" office:value="286" calcext:value-type="float">
            <text:p><text:s text:c="3"/>286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75" calcext:value-type="float">
            <text:p><text:s text:c="3"/>175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9" calcext:value-type="float">
            <text:p><text:s text:c="3"/>109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556" calcext:value-type="float">
            <text:p><text:s text:c="3"/>556</text:p>
          </table:table-cell>
          <table:table-cell table:style-name="ce33" office:value-type="float" office:value="415" calcext:value-type="float">
            <text:p><text:s text:c="3"/>415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316" calcext:value-type="float">
            <text:p><text:s text:c="3"/>316</text:p>
          </table:table-cell>
          <table:table-cell table:style-name="ce33" office:value-type="float" office:value="902" calcext:value-type="float">
            <text:p><text:s text:c="3"/>902</text:p>
          </table:table-cell>
          <table:table-cell table:style-name="ce33" office:value-type="float" office:value="53" calcext:value-type="float">
            <text:p><text:s text:c="3"/>53</text:p>
          </table:table-cell>
          <table:table-cell table:style-name="ce33" office:value-type="float" office:value="2697" calcext:value-type="float">
            <text:p><text:s text:c="2"/>2 697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04" calcext:value-type="float">
            <text:p><text:s text:c="3"/>104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4" calcext:value-type="float">
            <text:p><text:s text:c="3"/>64</text:p>
          </table:table-cell>
          <table:table-cell table:style-name="ce33" office:value-type="float" office:value="410" calcext:value-type="float">
            <text:p><text:s text:c="3"/>41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140" calcext:value-type="float">
            <text:p><text:s text:c="2"/>1 14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2972" calcext:value-type="float">
            <text:p><text:s text:c="2"/>32 972</text:p>
          </table:table-cell>
          <table:table-cell table:number-columns-repeated="953"/>
        </table:table-row>
        <table:table-row table:style-name="ro5">
          <table:table-cell table:style-name="ce15" office:value-type="string" calcext:value-type="string">
            <text:p>20923</text:p>
          </table:table-cell>
          <table:table-cell table:style-name="ce27" office:value-type="string" calcext:value-type="string">
            <text:p>Tintas, vernizes, esmaltes e lacas</text:p>
          </table:table-cell>
          <table:table-cell table:style-name="ce32" office:value-type="float" office:value="23" calcext:value-type="float">
            <text:p><text:s text:c="3"/>23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2" calcext:value-type="float">
            <text:p><text:s text:c="3"/>52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style-name="ce32" office:value-type="float" office:value="57" calcext:value-type="float">
            <text:p><text:s text:c="3"/>57</text:p>
          </table:table-cell>
          <table:table-cell table:style-name="ce32" office:value-type="float" office:value="106" calcext:value-type="float">
            <text:p><text:s text:c="3"/>106</text:p>
          </table:table-cell>
          <table:table-cell table:style-name="ce32" office:value-type="float" office:value="348" calcext:value-type="float">
            <text:p><text:s text:c="3"/>348</text:p>
          </table:table-cell>
          <table:table-cell table:style-name="ce32" office:value-type="float" office:value="1543" calcext:value-type="float">
            <text:p><text:s text:c="2"/>1 543</text:p>
          </table:table-cell>
          <table:table-cell table:style-name="ce32" office:value-type="float" office:value="1021" calcext:value-type="float">
            <text:p><text:s text:c="2"/>1 021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1857" calcext:value-type="float">
            <text:p><text:s text:c="2"/>1 857</text:p>
          </table:table-cell>
          <table:table-cell table:style-name="ce32" office:value-type="float" office:value="987" calcext:value-type="float">
            <text:p><text:s text:c="3"/>987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679" calcext:value-type="float">
            <text:p><text:s text:c="3"/>679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24" calcext:value-type="float">
            <text:p><text:s text:c="3"/>24</text:p>
          </table:table-cell>
          <table:table-cell table:style-name="ce32" office:value-type="float" office:value="72" calcext:value-type="float">
            <text:p><text:s text:c="3"/>72</text:p>
          </table:table-cell>
          <table:table-cell table:style-name="ce32" office:value-type="float" office:value="603" calcext:value-type="float">
            <text:p><text:s text:c="3"/>603</text:p>
          </table:table-cell>
          <table:table-cell table:style-name="ce32" office:value-type="float" office:value="216" calcext:value-type="float">
            <text:p><text:s text:c="3"/>216</text:p>
          </table:table-cell>
          <table:table-cell table:style-name="ce32" office:value-type="float" office:value="186" calcext:value-type="float">
            <text:p><text:s text:c="3"/>186</text:p>
          </table:table-cell>
          <table:table-cell table:style-name="ce32" office:value-type="float" office:value="358" calcext:value-type="float">
            <text:p><text:s text:c="3"/>358</text:p>
          </table:table-cell>
          <table:table-cell table:style-name="ce32" office:value-type="float" office:value="634" calcext:value-type="float">
            <text:p><text:s text:c="3"/>634</text:p>
          </table:table-cell>
          <table:table-cell table:style-name="ce32" office:value-type="float" office:value="196" calcext:value-type="float">
            <text:p><text:s text:c="3"/>196</text:p>
          </table:table-cell>
          <table:table-cell table:style-name="ce32" office:value-type="float" office:value="188" calcext:value-type="float">
            <text:p><text:s text:c="3"/>188</text:p>
          </table:table-cell>
          <table:table-cell table:style-name="ce32" office:value-type="float" office:value="11817" calcext:value-type="float">
            <text:p><text:s text:c="2"/>11 817</text:p>
          </table:table-cell>
          <table:table-cell table:style-name="ce32" office:value-type="float" office:value="1462" calcext:value-type="float">
            <text:p><text:s text:c="2"/>1 46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96" calcext:value-type="float">
            <text:p><text:s text:c="3"/>296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47" calcext:value-type="float">
            <text:p><text:s text:c="3"/>247</text:p>
          </table:table-cell>
          <table:table-cell table:style-name="ce32" office:value-type="float" office:value="188" calcext:value-type="float">
            <text:p><text:s text:c="3"/>188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1755" calcext:value-type="float">
            <text:p><text:s text:c="2"/>1 75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621" calcext:value-type="float">
            <text:p><text:s text:c="3"/>62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85" calcext:value-type="float">
            <text:p><text:s text:c="3"/>8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121" calcext:value-type="float">
            <text:p><text:s text:c="3"/>12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6746" calcext:value-type="float">
            <text:p><text:s text:c="2"/>26 746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20931</text:p>
          </table:table-cell>
          <table:table-cell table:style-name="ce5" office:value-type="string" calcext:value-type="string">
            <text:p>Perfumaria, sabões e artigos de limpeza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13" calcext:value-type="float">
            <text:p><text:s text:c="3"/>113</text:p>
          </table:table-cell>
          <table:table-cell table:style-name="ce33" office:value-type="float" office:value="76" calcext:value-type="float">
            <text:p><text:s text:c="3"/>76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74" calcext:value-type="float">
            <text:p><text:s text:c="3"/>74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261" calcext:value-type="float">
            <text:p><text:s text:c="3"/>261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54" calcext:value-type="float">
            <text:p><text:s text:c="3"/>54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77" calcext:value-type="float">
            <text:p><text:s text:c="3"/>77</text:p>
          </table:table-cell>
          <table:table-cell table:style-name="ce33" office:value-type="float" office:value="188" calcext:value-type="float">
            <text:p><text:s text:c="3"/>188</text:p>
          </table:table-cell>
          <table:table-cell table:style-name="ce33" office:value-type="float" office:value="2157" calcext:value-type="float">
            <text:p><text:s text:c="2"/>2 157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83" calcext:value-type="float">
            <text:p><text:s text:c="3"/>83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65" calcext:value-type="float">
            <text:p><text:s text:c="3"/>65</text:p>
          </table:table-cell>
          <table:table-cell table:style-name="ce33" office:value-type="float" office:value="696" calcext:value-type="float">
            <text:p><text:s text:c="3"/>696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65" calcext:value-type="float">
            <text:p><text:s text:c="3"/>65</text:p>
          </table:table-cell>
          <table:table-cell table:style-name="ce33" office:value-type="float" office:value="173" calcext:value-type="float">
            <text:p><text:s text:c="3"/>173</text:p>
          </table:table-cell>
          <table:table-cell table:style-name="ce33" office:value-type="float" office:value="290" calcext:value-type="float">
            <text:p><text:s text:c="3"/>290</text:p>
          </table:table-cell>
          <table:table-cell table:style-name="ce33" office:value-type="float" office:value="3343" calcext:value-type="float">
            <text:p><text:s text:c="2"/>3 343</text:p>
          </table:table-cell>
          <table:table-cell table:style-name="ce33" office:value-type="float" office:value="470" calcext:value-type="float">
            <text:p><text:s text:c="3"/>470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157" calcext:value-type="float">
            <text:p><text:s text:c="3"/>157</text:p>
          </table:table-cell>
          <table:table-cell table:style-name="ce33" office:value-type="float" office:value="131" calcext:value-type="float">
            <text:p><text:s text:c="3"/>131</text:p>
          </table:table-cell>
          <table:table-cell table:style-name="ce33" office:value-type="float" office:value="111" calcext:value-type="float">
            <text:p><text:s text:c="3"/>111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33" office:value-type="float" office:value="79" calcext:value-type="float">
            <text:p><text:s text:c="3"/>79</text:p>
          </table:table-cell>
          <table:table-cell table:style-name="ce33" office:value-type="float" office:value="207" calcext:value-type="float">
            <text:p><text:s text:c="3"/>207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450" calcext:value-type="float">
            <text:p><text:s text:c="3"/>450</text:p>
          </table:table-cell>
          <table:table-cell table:style-name="ce33" office:value-type="float" office:value="177" calcext:value-type="float">
            <text:p><text:s text:c="3"/>177</text:p>
          </table:table-cell>
          <table:table-cell table:style-name="ce33" office:value-type="float" office:value="439" calcext:value-type="float">
            <text:p><text:s text:c="3"/>439</text:p>
          </table:table-cell>
          <table:table-cell table:style-name="ce33" office:value-type="float" office:value="172" calcext:value-type="float">
            <text:p><text:s text:c="3"/>172</text:p>
          </table:table-cell>
          <table:table-cell table:style-name="ce33" office:value-type="float" office:value="2498" calcext:value-type="float">
            <text:p><text:s text:c="2"/>2 498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85" calcext:value-type="float">
            <text:p><text:s text:c="3"/>285</text:p>
          </table:table-cell>
          <table:table-cell table:style-name="ce33" office:value-type="float" office:value="287" calcext:value-type="float">
            <text:p><text:s text:c="3"/>287</text:p>
          </table:table-cell>
          <table:table-cell table:style-name="ce33" office:value-type="float" office:value="223" calcext:value-type="float">
            <text:p><text:s text:c="3"/>223</text:p>
          </table:table-cell>
          <table:table-cell table:style-name="ce33" office:value-type="float" office:value="75" calcext:value-type="float">
            <text:p><text:s text:c="3"/>75</text:p>
          </table:table-cell>
          <table:table-cell table:style-name="ce33" office:value-type="float" office:value="946" calcext:value-type="float">
            <text:p><text:s text:c="3"/>946</text:p>
          </table:table-cell>
          <table:table-cell table:style-name="ce33" office:value-type="float" office:value="300" calcext:value-type="float">
            <text:p><text:s text:c="3"/>300</text:p>
          </table:table-cell>
          <table:table-cell table:style-name="ce33" office:value-type="float" office:value="1897" calcext:value-type="float">
            <text:p><text:s text:c="2"/>1 897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7282" calcext:value-type="float">
            <text:p><text:s text:c="2"/>17 282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1001</text:p>
          </table:table-cell>
          <table:table-cell table:style-name="ce22" office:value-type="string" calcext:value-type="string">
            <text:p>Produtos farmacêuticos</text:p>
          </table:table-cell>
          <table:table-cell table:style-name="ce31" office:value-type="float" office:value="586" calcext:value-type="float">
            <text:p><text:s text:c="3"/>586</text:p>
          </table:table-cell>
          <table:table-cell table:style-name="ce31" office:value-type="float" office:value="5146" calcext:value-type="float">
            <text:p><text:s text:c="2"/>5 146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54" calcext:value-type="float">
            <text:p><text:s text:c="3"/>554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492" calcext:value-type="float">
            <text:p><text:s text:c="3"/>492</text:p>
          </table:table-cell>
          <table:table-cell table:number-columns-repeated="10"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488" calcext:value-type="float">
            <text:p><text:s text:c="3"/>48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020" calcext:value-type="float">
            <text:p><text:s text:c="2"/>8 020</text:p>
          </table:table-cell>
          <table:table-cell table:number-columns-repeated="17" table:style-name="ce31" office:value-type="float" office:value="0" calcext:value-type="float">
            <text:p><text:s text:c="3"/>0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number-columns-repeated="13" table:style-name="ce31" office:value-type="float" office:value="0" calcext:value-type="float">
            <text:p><text:s text:c="3"/>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70" calcext:value-type="float">
            <text:p><text:s text:c="3"/>70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746" calcext:value-type="float">
            <text:p><text:s text:c="3"/>746</text:p>
          </table:table-cell>
          <table:table-cell table:style-name="ce31" office:value-type="float" office:value="707" calcext:value-type="float">
            <text:p><text:s text:c="3"/>707</text:p>
          </table:table-cell>
          <table:table-cell table:style-name="ce31" office:value-type="float" office:value="290" calcext:value-type="float">
            <text:p><text:s text:c="3"/>290</text:p>
          </table:table-cell>
          <table:table-cell table:style-name="ce31" office:value-type="float" office:value="7205" calcext:value-type="float">
            <text:p><text:s text:c="2"/>7 205</text:p>
          </table:table-cell>
          <table:table-cell table:style-name="ce31" office:value-type="float" office:value="14177" calcext:value-type="float">
            <text:p><text:s text:c="2"/>14 177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0032" calcext:value-type="float">
            <text:p><text:s text:c="2"/>40 032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2001</text:p>
          </table:table-cell>
          <table:table-cell table:style-name="ce22" office:value-type="string" calcext:value-type="string">
            <text:p>Artigos de borracha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93" calcext:value-type="float">
            <text:p><text:s text:c="3"/>93</text:p>
          </table:table-cell>
          <table:table-cell table:style-name="ce31" office:value-type="float" office:value="607" calcext:value-type="float">
            <text:p><text:s text:c="3"/>607</text:p>
          </table:table-cell>
          <table:table-cell table:style-name="ce31" office:value-type="float" office:value="110" calcext:value-type="float">
            <text:p><text:s text:c="3"/>110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76" calcext:value-type="float">
            <text:p><text:s text:c="3"/>576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856" calcext:value-type="float">
            <text:p><text:s text:c="2"/>1 856</text:p>
          </table:table-cell>
          <table:table-cell table:style-name="ce31" office:value-type="float" office:value="95" calcext:value-type="float">
            <text:p><text:s text:c="3"/>95</text:p>
          </table:table-cell>
          <table:table-cell table:style-name="ce31" office:value-type="float" office:value="290" calcext:value-type="float">
            <text:p><text:s text:c="3"/>290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5" calcext:value-type="float">
            <text:p><text:s text:c="3"/>145</text:p>
          </table:table-cell>
          <table:table-cell table:style-name="ce31" office:value-type="float" office:value="1369" calcext:value-type="float">
            <text:p><text:s text:c="2"/>1 369</text:p>
          </table:table-cell>
          <table:table-cell table:style-name="ce31" office:value-type="float" office:value="7208" calcext:value-type="float">
            <text:p><text:s text:c="2"/>7 208</text:p>
          </table:table-cell>
          <table:table-cell table:style-name="ce31" office:value-type="float" office:value="1699" calcext:value-type="float">
            <text:p><text:s text:c="2"/>1 699</text:p>
          </table:table-cell>
          <table:table-cell table:style-name="ce31" office:value-type="float" office:value="1160" calcext:value-type="float">
            <text:p><text:s text:c="2"/>1 160</text:p>
          </table:table-cell>
          <table:table-cell table:style-name="ce31" office:value-type="float" office:value="46" calcext:value-type="float">
            <text:p><text:s text:c="3"/>46</text:p>
          </table:table-cell>
          <table:table-cell table:style-name="ce31" office:value-type="float" office:value="755" calcext:value-type="float">
            <text:p><text:s text:c="3"/>75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805" calcext:value-type="float">
            <text:p><text:s text:c="3"/>805</text:p>
          </table:table-cell>
          <table:table-cell table:style-name="ce31" office:value-type="float" office:value="376" calcext:value-type="float">
            <text:p><text:s text:c="3"/>376</text:p>
          </table:table-cell>
          <table:table-cell table:style-name="ce31" office:value-type="float" office:value="7990" calcext:value-type="float">
            <text:p><text:s text:c="2"/>7 99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292" calcext:value-type="float">
            <text:p><text:s text:c="2"/>1 292</text:p>
          </table:table-cell>
          <table:table-cell table:number-columns-repeated="10"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67" calcext:value-type="float">
            <text:p><text:s text:c="3"/>46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7160" calcext:value-type="float">
            <text:p><text:s text:c="2"/>27 160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2002</text:p>
          </table:table-cell>
          <table:table-cell table:style-name="ce22" office:value-type="string" calcext:value-type="string">
            <text:p>Artigos de plástico</text:p>
          </table:table-cell>
          <table:table-cell table:style-name="ce31" office:value-type="float" office:value="798" calcext:value-type="float">
            <text:p><text:s text:c="3"/>798</text:p>
          </table:table-cell>
          <table:table-cell table:style-name="ce31" office:value-type="float" office:value="276" calcext:value-type="float">
            <text:p><text:s text:c="3"/>276</text:p>
          </table:table-cell>
          <table:table-cell table:style-name="ce31" office:value-type="float" office:value="56" calcext:value-type="float">
            <text:p><text:s text:c="3"/>56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31" office:value-type="float" office:value="62" calcext:value-type="float">
            <text:p><text:s text:c="3"/>6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496" calcext:value-type="float">
            <text:p><text:s text:c="2"/>3 49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9199" calcext:value-type="float">
            <text:p><text:s text:c="2"/>9 199</text:p>
          </table:table-cell>
          <table:table-cell table:style-name="ce31" office:value-type="float" office:value="4044" calcext:value-type="float">
            <text:p><text:s text:c="2"/>4 04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5" calcext:value-type="float">
            <text:p><text:s text:c="3"/>95</text:p>
          </table:table-cell>
          <table:table-cell table:style-name="ce31" office:value-type="float" office:value="105" calcext:value-type="float">
            <text:p><text:s text:c="3"/>105</text:p>
          </table:table-cell>
          <table:table-cell table:style-name="ce31" office:value-type="float" office:value="410" calcext:value-type="float">
            <text:p><text:s text:c="3"/>410</text:p>
          </table:table-cell>
          <table:table-cell table:style-name="ce31" office:value-type="float" office:value="254" calcext:value-type="float">
            <text:p><text:s text:c="3"/>254</text:p>
          </table:table-cell>
          <table:table-cell table:style-name="ce31" office:value-type="float" office:value="902" calcext:value-type="float">
            <text:p><text:s text:c="3"/>902</text:p>
          </table:table-cell>
          <table:table-cell table:style-name="ce31" office:value-type="float" office:value="1186" calcext:value-type="float">
            <text:p><text:s text:c="2"/>1 186</text:p>
          </table:table-cell>
          <table:table-cell table:style-name="ce31" office:value-type="float" office:value="122" calcext:value-type="float">
            <text:p><text:s text:c="3"/>122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31" office:value-type="float" office:value="1504" calcext:value-type="float">
            <text:p><text:s text:c="2"/>1 504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31" office:value-type="float" office:value="2135" calcext:value-type="float">
            <text:p><text:s text:c="2"/>2 135</text:p>
          </table:table-cell>
          <table:table-cell table:style-name="ce31" office:value-type="float" office:value="582" calcext:value-type="float">
            <text:p><text:s text:c="3"/>582</text:p>
          </table:table-cell>
          <table:table-cell table:style-name="ce31" office:value-type="float" office:value="18416" calcext:value-type="float">
            <text:p><text:s text:c="2"/>18 416</text:p>
          </table:table-cell>
          <table:table-cell table:style-name="ce31" office:value-type="float" office:value="2716" calcext:value-type="float">
            <text:p><text:s text:c="2"/>2 716</text:p>
          </table:table-cell>
          <table:table-cell table:style-name="ce31" office:value-type="float" office:value="315" calcext:value-type="float">
            <text:p><text:s text:c="3"/>31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31" calcext:value-type="float">
            <text:p><text:s text:c="3"/>931</text:p>
          </table:table-cell>
          <table:table-cell table:style-name="ce31" office:value-type="float" office:value="1508" calcext:value-type="float">
            <text:p><text:s text:c="2"/>1 508</text:p>
          </table:table-cell>
          <table:table-cell table:style-name="ce31" office:value-type="float" office:value="2529" calcext:value-type="float">
            <text:p><text:s text:c="2"/>2 529</text:p>
          </table:table-cell>
          <table:table-cell table:style-name="ce31" office:value-type="float" office:value="1380" calcext:value-type="float">
            <text:p><text:s text:c="2"/>1 380</text:p>
          </table:table-cell>
          <table:table-cell table:style-name="ce31" office:value-type="float" office:value="2820" calcext:value-type="float">
            <text:p><text:s text:c="2"/>2 820</text:p>
          </table:table-cell>
          <table:table-cell table:style-name="ce31" office:value-type="float" office:value="2496" calcext:value-type="float">
            <text:p><text:s text:c="2"/>2 496</text:p>
          </table:table-cell>
          <table:table-cell table:style-name="ce31" office:value-type="float" office:value="322" calcext:value-type="float">
            <text:p><text:s text:c="3"/>322</text:p>
          </table:table-cell>
          <table:table-cell table:style-name="ce31" office:value-type="float" office:value="3166" calcext:value-type="float">
            <text:p><text:s text:c="2"/>3 166</text:p>
          </table:table-cell>
          <table:table-cell table:style-name="ce31" office:value-type="float" office:value="886" calcext:value-type="float">
            <text:p><text:s text:c="3"/>886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17405" calcext:value-type="float">
            <text:p><text:s text:c="2"/>17 405</text:p>
          </table:table-cell>
          <table:table-cell table:style-name="ce31" office:value-type="float" office:value="1459" calcext:value-type="float">
            <text:p><text:s text:c="2"/>1 459</text:p>
          </table:table-cell>
          <table:table-cell table:style-name="ce31" office:value-type="float" office:value="6927" calcext:value-type="float">
            <text:p><text:s text:c="2"/>6 927</text:p>
          </table:table-cell>
          <table:table-cell table:style-name="ce31" office:value-type="float" office:value="77" calcext:value-type="float">
            <text:p><text:s text:c="3"/>7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45" calcext:value-type="float">
            <text:p><text:s text:c="3"/>145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580" calcext:value-type="float">
            <text:p><text:s text:c="3"/>580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38" calcext:value-type="float">
            <text:p><text:s text:c="3"/>38</text:p>
          </table:table-cell>
          <table:table-cell table:style-name="ce31" office:value-type="float" office:value="128" calcext:value-type="float">
            <text:p><text:s text:c="3"/>128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9" calcext:value-type="float">
            <text:p><text:s text:c="3"/>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614" calcext:value-type="float">
            <text:p><text:s text:c="3"/>61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59" calcext:value-type="float">
            <text:p><text:s text:c="3"/>159</text:p>
          </table:table-cell>
          <table:table-cell table:style-name="ce31" office:value-type="float" office:value="257" calcext:value-type="float">
            <text:p><text:s text:c="3"/>25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86" calcext:value-type="float">
            <text:p><text:s text:c="3"/>586</text:p>
          </table:table-cell>
          <table:table-cell table:style-name="ce31" office:value-type="float" office:value="549" calcext:value-type="float">
            <text:p><text:s text:c="3"/>54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5" calcext:value-type="float">
            <text:p><text:s text:c="3"/>10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4493" calcext:value-type="float">
            <text:p><text:s text:c="2"/>94 493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23001</text:p>
          </table:table-cell>
          <table:table-cell table:style-name="ce23" office:value-type="string" calcext:value-type="string">
            <text:p>Cimento</text:p>
          </table:table-cell>
          <table:table-cell table:style-name="ce31" office:value-type="float" office:value="76" calcext:value-type="float">
            <text:p><text:s text:c="3"/>76</text:p>
          </table:table-cell>
          <table:table-cell table:style-name="ce31" office:value-type="float" office:value="162" calcext:value-type="float">
            <text:p><text:s text:c="3"/>162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number-columns-repeated="20" table:style-name="ce31" office:value-type="float" office:value="0" calcext:value-type="float">
            <text:p><text:s text:c="3"/>0</text:p>
          </table:table-cell>
          <table:table-cell table:style-name="ce31" office:value-type="float" office:value="7428" calcext:value-type="float">
            <text:p><text:s text:c="2"/>7 428</text:p>
          </table:table-cell>
          <table:table-cell table:number-columns-repeated="11" table:style-name="ce31" office:value-type="float" office:value="0" calcext:value-type="float">
            <text:p><text:s text:c="3"/>0</text:p>
          </table:table-cell>
          <table:table-cell table:style-name="ce31" office:value-type="float" office:value="811" calcext:value-type="float">
            <text:p><text:s text:c="3"/>811</text:p>
          </table:table-cell>
          <table:table-cell table:style-name="ce31" office:value-type="float" office:value="160" calcext:value-type="float">
            <text:p><text:s text:c="3"/>160</text:p>
          </table:table-cell>
          <table:table-cell table:style-name="ce31" office:value-type="float" office:value="11919" calcext:value-type="float">
            <text:p><text:s text:c="2"/>11 919</text:p>
          </table:table-cell>
          <table:table-cell table:number-columns-repeated="13" table:style-name="ce31" office:value-type="float" office:value="0" calcext:value-type="float">
            <text:p><text:s text:c="3"/>0</text:p>
          </table:table-cell>
          <table:table-cell table:style-name="ce31" office:value-type="float" office:value="926" calcext:value-type="float">
            <text:p><text:s text:c="3"/>926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68" calcext:value-type="float">
            <text:p><text:s text:c="3"/>68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21643" calcext:value-type="float">
            <text:p><text:s text:c="2"/>21 643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3002</text:p>
          </table:table-cell>
          <table:table-cell table:style-name="ce22" office:value-type="string" calcext:value-type="string">
            <text:p>Artefatos de cimento, gesso e semelhantes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03" calcext:value-type="float">
            <text:p><text:s text:c="3"/>203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number-columns-repeated="20" table:style-name="ce31" office:value-type="float" office:value="0" calcext:value-type="float">
            <text:p><text:s text:c="3"/>0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number-columns-repeated="11" table:style-name="ce31" office:value-type="float" office:value="0" calcext:value-type="float">
            <text:p><text:s text:c="3"/>0</text:p>
          </table:table-cell>
          <table:table-cell table:style-name="ce31" office:value-type="float" office:value="1539" calcext:value-type="float">
            <text:p><text:s text:c="2"/>1 539</text:p>
          </table:table-cell>
          <table:table-cell table:style-name="ce31" office:value-type="float" office:value="787" calcext:value-type="float">
            <text:p><text:s text:c="3"/>787</text:p>
          </table:table-cell>
          <table:table-cell table:style-name="ce31" office:value-type="float" office:value="30719" calcext:value-type="float">
            <text:p><text:s text:c="2"/>30 719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992" calcext:value-type="float">
            <text:p><text:s text:c="3"/>992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52" calcext:value-type="float">
            <text:p><text:s text:c="3"/>52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16" calcext:value-type="float">
            <text:p><text:s text:c="3"/>21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4708" calcext:value-type="float">
            <text:p><text:s text:c="2"/>34 708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23003</text:p>
          </table:table-cell>
          <table:table-cell table:style-name="ce26" office:value-type="string" calcext:value-type="string">
            <text:p>Vidros, cerâmicos e outros prod. de minerais não-metálicos</text:p>
          </table:table-cell>
          <table:table-cell table:style-name="ce33" office:value-type="float" office:value="4420" calcext:value-type="float">
            <text:p><text:s text:c="2"/>4 420</text:p>
          </table:table-cell>
          <table:table-cell table:style-name="ce33" office:value-type="float" office:value="2503" calcext:value-type="float">
            <text:p><text:s text:c="2"/>2 503</text:p>
          </table:table-cell>
          <table:table-cell table:style-name="ce33" office:value-type="float" office:value="72" calcext:value-type="float">
            <text:p><text:s text:c="3"/>72</text:p>
          </table:table-cell>
          <table:table-cell table:style-name="ce33" office:value-type="float" office:value="62" calcext:value-type="float">
            <text:p><text:s text:c="3"/>62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159" calcext:value-type="float">
            <text:p><text:s text:c="3"/>159</text:p>
          </table:table-cell>
          <table:table-cell table:style-name="ce33" office:value-type="float" office:value="2063" calcext:value-type="float">
            <text:p><text:s text:c="2"/>2 063</text:p>
          </table:table-cell>
          <table:table-cell table:style-name="ce33" office:value-type="float" office:value="2395" calcext:value-type="float">
            <text:p><text:s text:c="2"/>2 395</text:p>
          </table:table-cell>
          <table:table-cell table:number-columns-repeated="5" table:style-name="ce33" office:value-type="float" office:value="0" calcext:value-type="float">
            <text:p><text:s text:c="3"/>0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569" calcext:value-type="float">
            <text:p><text:s text:c="3"/>569</text:p>
          </table:table-cell>
          <table:table-cell table:style-name="ce33" office:value-type="float" office:value="233" calcext:value-type="float">
            <text:p><text:s text:c="3"/>233</text:p>
          </table:table-cell>
          <table:table-cell table:style-name="ce33" office:value-type="float" office:value="446" calcext:value-type="float">
            <text:p><text:s text:c="3"/>446</text:p>
          </table:table-cell>
          <table:table-cell table:style-name="ce33" office:value-type="float" office:value="72" calcext:value-type="float">
            <text:p><text:s text:c="3"/>72</text:p>
          </table:table-cell>
          <table:table-cell table:style-name="ce33" office:value-type="float" office:value="532" calcext:value-type="float">
            <text:p><text:s text:c="3"/>532</text:p>
          </table:table-cell>
          <table:table-cell table:style-name="ce33" office:value-type="float" office:value="4618" calcext:value-type="float">
            <text:p><text:s text:c="2"/>4 618</text:p>
          </table:table-cell>
          <table:table-cell table:style-name="ce33" office:value-type="float" office:value="430" calcext:value-type="float">
            <text:p><text:s text:c="3"/>430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23" calcext:value-type="float">
            <text:p><text:s text:c="3"/>22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415" calcext:value-type="float">
            <text:p><text:s text:c="3"/>415</text:p>
          </table:table-cell>
          <table:table-cell table:style-name="ce33" office:value-type="float" office:value="436" calcext:value-type="float">
            <text:p><text:s text:c="3"/>436</text:p>
          </table:table-cell>
          <table:table-cell table:style-name="ce33" office:value-type="float" office:value="2501" calcext:value-type="float">
            <text:p><text:s text:c="2"/>2 501</text:p>
          </table:table-cell>
          <table:table-cell table:style-name="ce33" office:value-type="float" office:value="106" calcext:value-type="float">
            <text:p><text:s text:c="3"/>106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33" office:value-type="float" office:value="673" calcext:value-type="float">
            <text:p><text:s text:c="3"/>673</text:p>
          </table:table-cell>
          <table:table-cell table:style-name="ce33" office:value-type="float" office:value="300" calcext:value-type="float">
            <text:p><text:s text:c="3"/>300</text:p>
          </table:table-cell>
          <table:table-cell table:style-name="ce33" office:value-type="float" office:value="228" calcext:value-type="float">
            <text:p><text:s text:c="3"/>228</text:p>
          </table:table-cell>
          <table:table-cell table:style-name="ce33" office:value-type="float" office:value="89" calcext:value-type="float">
            <text:p><text:s text:c="3"/>89</text:p>
          </table:table-cell>
          <table:table-cell table:style-name="ce33" office:value-type="float" office:value="35148" calcext:value-type="float">
            <text:p><text:s text:c="2"/>35 148</text:p>
          </table:table-cell>
          <table:table-cell table:style-name="ce33" office:value-type="float" office:value="268" calcext:value-type="float">
            <text:p><text:s text:c="3"/>268</text:p>
          </table:table-cell>
          <table:table-cell table:style-name="ce33" office:value-type="float" office:value="5" calcext:value-type="float">
            <text:p><text:s text:c="3"/>5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274" calcext:value-type="float">
            <text:p><text:s text:c="3"/>274</text:p>
          </table:table-cell>
          <table:table-cell table:style-name="ce33" office:value-type="float" office:value="825" calcext:value-type="float">
            <text:p><text:s text:c="3"/>825</text:p>
          </table:table-cell>
          <table:table-cell table:number-columns-repeated="5" table:style-name="ce33" office:value-type="float" office:value="0" calcext:value-type="float">
            <text:p><text:s text:c="3"/>0</text:p>
          </table:table-cell>
          <table:table-cell table:style-name="ce33" office:value-type="float" office:value="1290" calcext:value-type="float">
            <text:p><text:s text:c="2"/>1 29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" calcext:value-type="float">
            <text:p><text:s text:c="3"/>3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05" calcext:value-type="float">
            <text:p><text:s text:c="3"/>105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91" calcext:value-type="float">
            <text:p><text:s text:c="3"/>291</text:p>
          </table:table-cell>
          <table:table-cell table:style-name="ce33" office:value-type="float" office:value="176" calcext:value-type="float">
            <text:p><text:s text:c="3"/>17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56" calcext:value-type="float">
            <text:p><text:s text:c="3"/>156</text:p>
          </table:table-cell>
          <table:table-cell table:style-name="ce33" office:value-type="float" office:value="113" calcext:value-type="float">
            <text:p><text:s text:c="3"/>11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74" calcext:value-type="float">
            <text:p><text:s text:c="3"/>74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62851" calcext:value-type="float">
            <text:p><text:s text:c="2"/>62 851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24911</text:p>
          </table:table-cell>
          <table:table-cell table:style-name="ce26" office:value-type="string" calcext:value-type="string">
            <text:p>Ferro-gusa e ferroligas</text:p>
          </table:table-cell>
          <table:table-cell table:number-columns-repeated="25" table:style-name="ce32" office:value-type="float" office:value="0" calcext:value-type="float">
            <text:p><text:s text:c="3"/>0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2466" calcext:value-type="float">
            <text:p><text:s text:c="2"/>2 466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17" calcext:value-type="float">
            <text:p><text:s text:c="3"/>17</text:p>
          </table:table-cell>
          <table:table-cell table:number-columns-repeated="22"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2907" calcext:value-type="float">
            <text:p><text:s text:c="2"/>2 907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24912</text:p>
          </table:table-cell>
          <table:table-cell table:style-name="ce26" office:value-type="string" calcext:value-type="string">
            <text:p>Semi-acabacados, laminados planos, longos e tubos de aço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3" calcext:value-type="float">
            <text:p><text:s text:c="3"/>23</text:p>
          </table:table-cell>
          <table:table-cell table:style-name="ce32" office:value-type="float" office:value="96" calcext:value-type="float">
            <text:p><text:s text:c="3"/>96</text:p>
          </table:table-cell>
          <table:table-cell table:style-name="ce32" office:value-type="float" office:value="1831" calcext:value-type="float">
            <text:p><text:s text:c="2"/>1 83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90" calcext:value-type="float">
            <text:p><text:s text:c="3"/>90</text:p>
          </table:table-cell>
          <table:table-cell table:style-name="ce32" office:value-type="float" office:value="217" calcext:value-type="float">
            <text:p><text:s text:c="3"/>21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0" calcext:value-type="float">
            <text:p><text:s text:c="3"/>40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165" calcext:value-type="float">
            <text:p><text:s text:c="3"/>165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798" calcext:value-type="float">
            <text:p><text:s text:c="3"/>798</text:p>
          </table:table-cell>
          <table:table-cell table:style-name="ce32" office:value-type="float" office:value="891" calcext:value-type="float">
            <text:p><text:s text:c="3"/>891</text:p>
          </table:table-cell>
          <table:table-cell table:style-name="ce32" office:value-type="float" office:value="7939" calcext:value-type="float">
            <text:p><text:s text:c="2"/>7 939</text:p>
          </table:table-cell>
          <table:table-cell table:style-name="ce32" office:value-type="float" office:value="131" calcext:value-type="float">
            <text:p><text:s text:c="3"/>131</text:p>
          </table:table-cell>
          <table:table-cell table:style-name="ce32" office:value-type="float" office:value="19611" calcext:value-type="float">
            <text:p><text:s text:c="2"/>19 611</text:p>
          </table:table-cell>
          <table:table-cell table:style-name="ce32" office:value-type="float" office:value="50" calcext:value-type="float">
            <text:p><text:s text:c="3"/>50</text:p>
          </table:table-cell>
          <table:table-cell table:style-name="ce32" office:value-type="float" office:value="3403" calcext:value-type="float">
            <text:p><text:s text:c="2"/>3 403</text:p>
          </table:table-cell>
          <table:table-cell table:style-name="ce32" office:value-type="float" office:value="9365" calcext:value-type="float">
            <text:p><text:s text:c="2"/>9 365</text:p>
          </table:table-cell>
          <table:table-cell table:style-name="ce32" office:value-type="float" office:value="6716" calcext:value-type="float">
            <text:p><text:s text:c="2"/>6 716</text:p>
          </table:table-cell>
          <table:table-cell table:style-name="ce32" office:value-type="float" office:value="7223" calcext:value-type="float">
            <text:p><text:s text:c="2"/>7 223</text:p>
          </table:table-cell>
          <table:table-cell table:style-name="ce32" office:value-type="float" office:value="1623" calcext:value-type="float">
            <text:p><text:s text:c="2"/>1 623</text:p>
          </table:table-cell>
          <table:table-cell table:style-name="ce32" office:value-type="float" office:value="1421" calcext:value-type="float">
            <text:p><text:s text:c="2"/>1 421</text:p>
          </table:table-cell>
          <table:table-cell table:style-name="ce32" office:value-type="float" office:value="1335" calcext:value-type="float">
            <text:p><text:s text:c="2"/>1 335</text:p>
          </table:table-cell>
          <table:table-cell table:style-name="ce32" office:value-type="float" office:value="293" calcext:value-type="float">
            <text:p><text:s text:c="3"/>293</text:p>
          </table:table-cell>
          <table:table-cell table:style-name="ce32" office:value-type="float" office:value="109" calcext:value-type="float">
            <text:p><text:s text:c="3"/>109</text:p>
          </table:table-cell>
          <table:table-cell table:style-name="ce32" office:value-type="float" office:value="20219" calcext:value-type="float">
            <text:p><text:s text:c="2"/>20 21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315" calcext:value-type="float">
            <text:p><text:s text:c="2"/>1 315</text:p>
          </table:table-cell>
          <table:table-cell table:style-name="ce32" office:value-type="float" office:value="27" calcext:value-type="float">
            <text:p><text:s text:c="3"/>27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6" calcext:value-type="float">
            <text:p><text:s text:c="3"/>6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87" calcext:value-type="float">
            <text:p><text:s text:c="3"/>287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51" calcext:value-type="float">
            <text:p><text:s text:c="3"/>151</text:p>
          </table:table-cell>
          <table:table-cell table:style-name="ce32" office:value-type="float" office:value="45" calcext:value-type="float">
            <text:p><text:s text:c="3"/>4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86116" calcext:value-type="float">
            <text:p><text:s text:c="2"/>86 116</text:p>
          </table:table-cell>
          <table:table-cell table:number-columns-repeated="953"/>
        </table:table-row>
        <table:table-row table:style-name="ro5">
          <table:table-cell table:style-name="ce15" office:value-type="string" calcext:value-type="string">
            <text:p>24921</text:p>
          </table:table-cell>
          <table:table-cell table:style-name="ce27" office:value-type="string" calcext:value-type="string">
            <text:p>Produtos da metalurgia de metais não-ferrosos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445" calcext:value-type="float">
            <text:p><text:s text:c="3"/>44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634" calcext:value-type="float">
            <text:p><text:s text:c="3"/>634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328" calcext:value-type="float">
            <text:p><text:s text:c="3"/>328</text:p>
          </table:table-cell>
          <table:table-cell table:style-name="ce32" office:value-type="float" office:value="390" calcext:value-type="float">
            <text:p><text:s text:c="3"/>390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270" calcext:value-type="float">
            <text:p><text:s text:c="3"/>270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107" calcext:value-type="float">
            <text:p><text:s text:c="3"/>107</text:p>
          </table:table-cell>
          <table:table-cell table:style-name="ce32" office:value-type="float" office:value="128" calcext:value-type="float">
            <text:p><text:s text:c="3"/>128</text:p>
          </table:table-cell>
          <table:table-cell table:style-name="ce32" office:value-type="float" office:value="2218" calcext:value-type="float">
            <text:p><text:s text:c="2"/>2 218</text:p>
          </table:table-cell>
          <table:table-cell table:style-name="ce32" office:value-type="float" office:value="14168" calcext:value-type="float">
            <text:p><text:s text:c="2"/>14 168</text:p>
          </table:table-cell>
          <table:table-cell table:style-name="ce32" office:value-type="float" office:value="3790" calcext:value-type="float">
            <text:p><text:s text:c="2"/>3 790</text:p>
          </table:table-cell>
          <table:table-cell table:style-name="ce32" office:value-type="float" office:value="244" calcext:value-type="float">
            <text:p><text:s text:c="3"/>244</text:p>
          </table:table-cell>
          <table:table-cell table:style-name="ce32" office:value-type="float" office:value="9942" calcext:value-type="float">
            <text:p><text:s text:c="2"/>9 942</text:p>
          </table:table-cell>
          <table:table-cell table:style-name="ce32" office:value-type="float" office:value="1624" calcext:value-type="float">
            <text:p><text:s text:c="2"/>1 624</text:p>
          </table:table-cell>
          <table:table-cell table:style-name="ce32" office:value-type="float" office:value="632" calcext:value-type="float">
            <text:p><text:s text:c="3"/>632</text:p>
          </table:table-cell>
          <table:table-cell table:style-name="ce32" office:value-type="float" office:value="3771" calcext:value-type="float">
            <text:p><text:s text:c="2"/>3 771</text:p>
          </table:table-cell>
          <table:table-cell table:style-name="ce32" office:value-type="float" office:value="1459" calcext:value-type="float">
            <text:p><text:s text:c="2"/>1 459</text:p>
          </table:table-cell>
          <table:table-cell table:style-name="ce32" office:value-type="float" office:value="3266" calcext:value-type="float">
            <text:p><text:s text:c="2"/>3 266</text:p>
          </table:table-cell>
          <table:table-cell table:style-name="ce32" office:value-type="float" office:value="499" calcext:value-type="float">
            <text:p><text:s text:c="3"/>499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146" calcext:value-type="float">
            <text:p><text:s text:c="3"/>146</text:p>
          </table:table-cell>
          <table:table-cell table:style-name="ce32" office:value-type="float" office:value="4704" calcext:value-type="float">
            <text:p><text:s text:c="2"/>4 70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17" calcext:value-type="float">
            <text:p><text:s text:c="3"/>17</text:p>
          </table:table-cell>
          <table:table-cell table:number-columns-repeated="10" table:style-name="ce32" office:value-type="float" office:value="0" calcext:value-type="float">
            <text:p><text:s text:c="3"/>0</text:p>
          </table:table-cell>
          <table:table-cell table:style-name="ce32" office:value-type="float" office:value="65" calcext:value-type="float">
            <text:p><text:s text:c="3"/>6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style-name="ce32" office:value-type="float" office:value="4" calcext:value-type="float">
            <text:p><text:s text:c="3"/>4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48968" calcext:value-type="float">
            <text:p><text:s text:c="2"/>48 968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24922</text:p>
          </table:table-cell>
          <table:table-cell table:style-name="ce5" office:value-type="string" calcext:value-type="string">
            <text:p>Peças fundidas de aço e de metais não ferrosos</text:p>
          </table:table-cell>
          <table:table-cell table:number-columns-repeated="6" table:style-name="ce32" office:value-type="float" office:value="0" calcext:value-type="float">
            <text:p><text:s text:c="3"/>0</text:p>
          </table:table-cell>
          <table:table-cell table:style-name="ce32" office:value-type="float" office:value="113" calcext:value-type="float">
            <text:p><text:s text:c="3"/>113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13" table:style-name="ce32" office:value-type="float" office:value="0" calcext:value-type="float">
            <text:p><text:s text:c="3"/>0</text:p>
          </table:table-cell>
          <table:table-cell table:style-name="ce32" office:value-type="float" office:value="154" calcext:value-type="float">
            <text:p><text:s text:c="3"/>154</text:p>
          </table:table-cell>
          <table:table-cell table:style-name="ce32" office:value-type="float" office:value="380" calcext:value-type="float">
            <text:p><text:s text:c="3"/>380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113" calcext:value-type="float">
            <text:p><text:s text:c="2"/>1 113</text:p>
          </table:table-cell>
          <table:table-cell table:style-name="ce32" office:value-type="float" office:value="852" calcext:value-type="float">
            <text:p><text:s text:c="3"/>85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121" calcext:value-type="float">
            <text:p><text:s text:c="2"/>2 121</text:p>
          </table:table-cell>
          <table:table-cell table:style-name="ce32" office:value-type="float" office:value="34" calcext:value-type="float">
            <text:p><text:s text:c="3"/>3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342" calcext:value-type="float">
            <text:p><text:s text:c="2"/>1 342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320" calcext:value-type="float">
            <text:p><text:s text:c="3"/>320</text:p>
          </table:table-cell>
          <table:table-cell table:style-name="ce32" office:value-type="float" office:value="614" calcext:value-type="float">
            <text:p><text:s text:c="3"/>614</text:p>
          </table:table-cell>
          <table:table-cell table:number-columns-repeated="27" table:style-name="ce32" office:value-type="float" office:value="0" calcext:value-type="float">
            <text:p><text:s text:c="3"/>0</text:p>
          </table:table-cell>
          <table:table-cell table:style-name="ce32" office:value-type="float" office:value="7044" calcext:value-type="float">
            <text:p><text:s text:c="2"/>7 044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5001</text:p>
          </table:table-cell>
          <table:table-cell table:style-name="ce22" office:value-type="string" calcext:value-type="string">
            <text:p>Produtos de metal, excl. máquinas e equipamentos</text:p>
          </table:table-cell>
          <table:table-cell table:style-name="ce31" office:value-type="float" office:value="604" calcext:value-type="float">
            <text:p><text:s text:c="3"/>604</text:p>
          </table:table-cell>
          <table:table-cell table:style-name="ce31" office:value-type="float" office:value="892" calcext:value-type="float">
            <text:p><text:s text:c="3"/>892</text:p>
          </table:table-cell>
          <table:table-cell table:style-name="ce31" office:value-type="float" office:value="78" calcext:value-type="float">
            <text:p><text:s text:c="3"/>78</text:p>
          </table:table-cell>
          <table:table-cell table:style-name="ce31" office:value-type="float" office:value="68" calcext:value-type="float">
            <text:p><text:s text:c="3"/>68</text:p>
          </table:table-cell>
          <table:table-cell table:style-name="ce31" office:value-type="float" office:value="1828" calcext:value-type="float">
            <text:p><text:s text:c="2"/>1 828</text:p>
          </table:table-cell>
          <table:table-cell table:style-name="ce31" office:value-type="float" office:value="781" calcext:value-type="float">
            <text:p><text:s text:c="3"/>781</text:p>
          </table:table-cell>
          <table:table-cell table:style-name="ce31" office:value-type="float" office:value="347" calcext:value-type="float">
            <text:p><text:s text:c="3"/>347</text:p>
          </table:table-cell>
          <table:table-cell table:style-name="ce31" office:value-type="float" office:value="3280" calcext:value-type="float">
            <text:p><text:s text:c="2"/>3 280</text:p>
          </table:table-cell>
          <table:table-cell table:style-name="ce31" office:value-type="float" office:value="95" calcext:value-type="float">
            <text:p><text:s text:c="3"/>95</text:p>
          </table:table-cell>
          <table:table-cell table:style-name="ce31" office:value-type="float" office:value="3059" calcext:value-type="float">
            <text:p><text:s text:c="2"/>3 059</text:p>
          </table:table-cell>
          <table:table-cell table:style-name="ce31" office:value-type="float" office:value="5476" calcext:value-type="float">
            <text:p><text:s text:c="2"/>5 476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89" calcext:value-type="float">
            <text:p><text:s text:c="3"/>89</text:p>
          </table:table-cell>
          <table:table-cell table:style-name="ce31" office:value-type="float" office:value="104" calcext:value-type="float">
            <text:p><text:s text:c="3"/>104</text:p>
          </table:table-cell>
          <table:table-cell table:style-name="ce31" office:value-type="float" office:value="72" calcext:value-type="float">
            <text:p><text:s text:c="3"/>72</text:p>
          </table:table-cell>
          <table:table-cell table:style-name="ce31" office:value-type="float" office:value="555" calcext:value-type="float">
            <text:p><text:s text:c="3"/>555</text:p>
          </table:table-cell>
          <table:table-cell table:style-name="ce31" office:value-type="float" office:value="151" calcext:value-type="float">
            <text:p><text:s text:c="3"/>151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439" calcext:value-type="float">
            <text:p><text:s text:c="3"/>439</text:p>
          </table:table-cell>
          <table:table-cell table:style-name="ce31" office:value-type="float" office:value="79" calcext:value-type="float">
            <text:p><text:s text:c="3"/>79</text:p>
          </table:table-cell>
          <table:table-cell table:style-name="ce31" office:value-type="float" office:value="550" calcext:value-type="float">
            <text:p><text:s text:c="3"/>550</text:p>
          </table:table-cell>
          <table:table-cell table:style-name="ce31" office:value-type="float" office:value="1095" calcext:value-type="float">
            <text:p><text:s text:c="2"/>1 095</text:p>
          </table:table-cell>
          <table:table-cell table:style-name="ce31" office:value-type="float" office:value="1290" calcext:value-type="float">
            <text:p><text:s text:c="2"/>1 290</text:p>
          </table:table-cell>
          <table:table-cell table:style-name="ce31" office:value-type="float" office:value="199" calcext:value-type="float">
            <text:p><text:s text:c="3"/>199</text:p>
          </table:table-cell>
          <table:table-cell table:style-name="ce31" office:value-type="float" office:value="184" calcext:value-type="float">
            <text:p><text:s text:c="3"/>184</text:p>
          </table:table-cell>
          <table:table-cell table:style-name="ce31" office:value-type="float" office:value="268" calcext:value-type="float">
            <text:p><text:s text:c="3"/>268</text:p>
          </table:table-cell>
          <table:table-cell table:style-name="ce31" office:value-type="float" office:value="3040" calcext:value-type="float">
            <text:p><text:s text:c="2"/>3 040</text:p>
          </table:table-cell>
          <table:table-cell table:style-name="ce31" office:value-type="float" office:value="249" calcext:value-type="float">
            <text:p><text:s text:c="3"/>249</text:p>
          </table:table-cell>
          <table:table-cell table:style-name="ce31" office:value-type="float" office:value="10544" calcext:value-type="float">
            <text:p><text:s text:c="2"/>10 544</text:p>
          </table:table-cell>
          <table:table-cell table:style-name="ce31" office:value-type="float" office:value="1214" calcext:value-type="float">
            <text:p><text:s text:c="2"/>1 214</text:p>
          </table:table-cell>
          <table:table-cell table:style-name="ce31" office:value-type="float" office:value="2908" calcext:value-type="float">
            <text:p><text:s text:c="2"/>2 908</text:p>
          </table:table-cell>
          <table:table-cell table:style-name="ce31" office:value-type="float" office:value="6930" calcext:value-type="float">
            <text:p><text:s text:c="2"/>6 930</text:p>
          </table:table-cell>
          <table:table-cell table:style-name="ce31" office:value-type="float" office:value="3927" calcext:value-type="float">
            <text:p><text:s text:c="2"/>3 927</text:p>
          </table:table-cell>
          <table:table-cell table:style-name="ce31" office:value-type="float" office:value="2335" calcext:value-type="float">
            <text:p><text:s text:c="2"/>2 335</text:p>
          </table:table-cell>
          <table:table-cell table:style-name="ce31" office:value-type="float" office:value="3862" calcext:value-type="float">
            <text:p><text:s text:c="2"/>3 862</text:p>
          </table:table-cell>
          <table:table-cell table:style-name="ce31" office:value-type="float" office:value="1682" calcext:value-type="float">
            <text:p><text:s text:c="2"/>1 682</text:p>
          </table:table-cell>
          <table:table-cell table:style-name="ce31" office:value-type="float" office:value="3984" calcext:value-type="float">
            <text:p><text:s text:c="2"/>3 984</text:p>
          </table:table-cell>
          <table:table-cell table:style-name="ce31" office:value-type="float" office:value="3778" calcext:value-type="float">
            <text:p><text:s text:c="2"/>3 77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34143" calcext:value-type="float">
            <text:p><text:s text:c="2"/>34 143</text:p>
          </table:table-cell>
          <table:table-cell table:style-name="ce31" office:value-type="float" office:value="365" calcext:value-type="float">
            <text:p><text:s text:c="3"/>365</text:p>
          </table:table-cell>
          <table:table-cell table:style-name="ce31" office:value-type="float" office:value="1691" calcext:value-type="float">
            <text:p><text:s text:c="2"/>1 691</text:p>
          </table:table-cell>
          <table:table-cell table:style-name="ce31" office:value-type="float" office:value="105" calcext:value-type="float">
            <text:p><text:s text:c="3"/>105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7" calcext:value-type="float">
            <text:p><text:s text:c="3"/>237</text:p>
          </table:table-cell>
          <table:table-cell table:style-name="ce31" office:value-type="float" office:value="2800" calcext:value-type="float">
            <text:p><text:s text:c="2"/>2 80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22" calcext:value-type="float">
            <text:p><text:s text:c="3"/>52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19" calcext:value-type="float">
            <text:p><text:s text:c="3"/>319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1084" calcext:value-type="float">
            <text:p><text:s text:c="2"/>1 084</text:p>
          </table:table-cell>
          <table:table-cell table:style-name="ce31" office:value-type="float" office:value="123" calcext:value-type="float">
            <text:p><text:s text:c="3"/>12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21" calcext:value-type="float">
            <text:p><text:s text:c="3"/>12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8651" calcext:value-type="float">
            <text:p><text:s text:c="2"/>108 651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6001</text:p>
          </table:table-cell>
          <table:table-cell table:style-name="ce22" office:value-type="string" calcext:value-type="string">
            <text:p>Componentes eletrônicos</text:p>
          </table:table-cell>
          <table:table-cell table:number-columns-repeated="17" table:style-name="ce31" office:value-type="float" office:value="0" calcext:value-type="float">
            <text:p><text:s text:c="3"/>0</text:p>
          </table:table-cell>
          <table:table-cell table:style-name="ce31" office:value-type="float" office:value="399" calcext:value-type="float">
            <text:p><text:s text:c="3"/>399</text:p>
          </table:table-cell>
          <table:table-cell table:number-columns-repeated="11" table:style-name="ce31" office:value-type="float" office:value="0" calcext:value-type="float">
            <text:p><text:s text:c="3"/>0</text:p>
          </table:table-cell>
          <table:table-cell table:style-name="ce31" office:value-type="float" office:value="18758" calcext:value-type="float">
            <text:p><text:s text:c="2"/>18 758</text:p>
          </table:table-cell>
          <table:table-cell table:style-name="ce31" office:value-type="float" office:value="907" calcext:value-type="float">
            <text:p><text:s text:c="3"/>907</text:p>
          </table:table-cell>
          <table:table-cell table:style-name="ce31" office:value-type="float" office:value="131" calcext:value-type="float">
            <text:p><text:s text:c="3"/>131</text:p>
          </table:table-cell>
          <table:table-cell table:style-name="ce31" office:value-type="float" office:value="51" calcext:value-type="float">
            <text:p><text:s text:c="3"/>51</text:p>
          </table:table-cell>
          <table:table-cell table:style-name="ce31" office:value-type="float" office:value="403" calcext:value-type="float">
            <text:p><text:s text:c="3"/>403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61" calcext:value-type="float">
            <text:p><text:s text:c="3"/>61</text:p>
          </table:table-cell>
          <table:table-cell table:style-name="ce31" office:value-type="float" office:value="852" calcext:value-type="float">
            <text:p><text:s text:c="3"/>852</text:p>
          </table:table-cell>
          <table:table-cell table:style-name="ce31" office:value-type="float" office:value="325" calcext:value-type="float">
            <text:p><text:s text:c="3"/>325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66" calcext:value-type="float">
            <text:p><text:s text:c="3"/>66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343" calcext:value-type="float">
            <text:p><text:s text:c="3"/>343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742" calcext:value-type="float">
            <text:p><text:s text:c="3"/>74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8" calcext:value-type="float">
            <text:p><text:s text:c="3"/>8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70" calcext:value-type="float">
            <text:p><text:s text:c="3"/>70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232" calcext:value-type="float">
            <text:p><text:s text:c="3"/>23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3418" calcext:value-type="float">
            <text:p><text:s text:c="2"/>23 418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26002</text:p>
          </table:table-cell>
          <table:table-cell table:style-name="ce23" office:value-type="string" calcext:value-type="string">
            <text:p>Máquinas para escritório e equip. de informática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50" calcext:value-type="float">
            <text:p><text:s text:c="3"/>150</text:p>
          </table:table-cell>
          <table:table-cell table:number-columns-repeated="24" table:style-name="ce31" office:value-type="float" office:value="0" calcext:value-type="float">
            <text:p><text:s text:c="3"/>0</text:p>
          </table:table-cell>
          <table:table-cell table:style-name="ce31" office:value-type="float" office:value="7223" calcext:value-type="float">
            <text:p><text:s text:c="2"/>7 22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6" calcext:value-type="float">
            <text:p><text:s text:c="3"/>3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63" calcext:value-type="float">
            <text:p><text:s text:c="3"/>6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49" calcext:value-type="float">
            <text:p><text:s text:c="3"/>249</text:p>
          </table:table-cell>
          <table:table-cell table:style-name="ce31" office:value-type="float" office:value="60" calcext:value-type="float">
            <text:p><text:s text:c="3"/>60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83" calcext:value-type="float">
            <text:p><text:s text:c="3"/>83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558" calcext:value-type="float">
            <text:p><text:s text:c="3"/>558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5005" calcext:value-type="float">
            <text:p><text:s text:c="2"/>5 005</text:p>
          </table:table-cell>
          <table:table-cell table:style-name="ce31" office:value-type="float" office:value="764" calcext:value-type="float">
            <text:p><text:s text:c="3"/>76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753" calcext:value-type="float">
            <text:p><text:s text:c="3"/>753</text:p>
          </table:table-cell>
          <table:table-cell table:style-name="ce31" office:value-type="float" office:value="776" calcext:value-type="float">
            <text:p><text:s text:c="3"/>776</text:p>
          </table:table-cell>
          <table:table-cell table:style-name="ce31" office:value-type="float" office:value="290" calcext:value-type="float">
            <text:p><text:s text:c="3"/>290</text:p>
          </table:table-cell>
          <table:table-cell table:style-name="ce31" office:value-type="float" office:value="105" calcext:value-type="float">
            <text:p><text:s text:c="3"/>105</text:p>
          </table:table-cell>
          <table:table-cell table:style-name="ce31" office:value-type="float" office:value="885" calcext:value-type="float">
            <text:p><text:s text:c="3"/>885</text:p>
          </table:table-cell>
          <table:table-cell table:style-name="ce31" office:value-type="float" office:value="65" calcext:value-type="float">
            <text:p><text:s text:c="3"/>65</text:p>
          </table:table-cell>
          <table:table-cell table:style-name="ce31" office:value-type="float" office:value="437" calcext:value-type="float">
            <text:p><text:s text:c="3"/>437</text:p>
          </table:table-cell>
          <table:table-cell table:style-name="ce31" office:value-type="float" office:value="1461" calcext:value-type="float">
            <text:p><text:s text:c="2"/>1 461</text:p>
          </table:table-cell>
          <table:table-cell table:style-name="ce31" office:value-type="float" office:value="298" calcext:value-type="float">
            <text:p><text:s text:c="3"/>298</text:p>
          </table:table-cell>
          <table:table-cell table:style-name="ce31" office:value-type="float" office:value="163" calcext:value-type="float">
            <text:p><text:s text:c="3"/>163</text:p>
          </table:table-cell>
          <table:table-cell table:style-name="ce31" office:value-type="float" office:value="206" calcext:value-type="float">
            <text:p><text:s text:c="3"/>206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939" calcext:value-type="float">
            <text:p><text:s text:c="3"/>93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0867" calcext:value-type="float">
            <text:p><text:s text:c="2"/>20 867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6003</text:p>
          </table:table-cell>
          <table:table-cell table:style-name="ce22" office:value-type="string" calcext:value-type="string">
            <text:p>Material eletrônico e equip. de comunicações</text:p>
          </table:table-cell>
          <table:table-cell table:number-columns-repeated="29" table:style-name="ce31" office:value-type="float" office:value="0" calcext:value-type="float">
            <text:p><text:s text:c="3"/>0</text:p>
          </table:table-cell>
          <table:table-cell table:style-name="ce31" office:value-type="float" office:value="18671" calcext:value-type="float">
            <text:p><text:s text:c="2"/>18 671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24" calcext:value-type="float">
            <text:p><text:s text:c="3"/>22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6" calcext:value-type="float">
            <text:p><text:s text:c="3"/>56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31" office:value-type="float" office:value="4" calcext:value-type="float">
            <text:p><text:s text:c="3"/>4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68" calcext:value-type="float">
            <text:p><text:s text:c="3"/>168</text:p>
          </table:table-cell>
          <table:table-cell table:style-name="ce31" office:value-type="float" office:value="466" calcext:value-type="float">
            <text:p><text:s text:c="3"/>46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11" calcext:value-type="float">
            <text:p><text:s text:c="3"/>21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558" calcext:value-type="float">
            <text:p><text:s text:c="2"/>1 558</text:p>
          </table:table-cell>
          <table:table-cell table:style-name="ce31" office:value-type="float" office:value="264" calcext:value-type="float">
            <text:p><text:s text:c="3"/>264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643" calcext:value-type="float">
            <text:p><text:s text:c="3"/>64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2901" calcext:value-type="float">
            <text:p><text:s text:c="2"/>22 901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6004</text:p>
          </table:table-cell>
          <table:table-cell table:style-name="ce22" office:value-type="string" calcext:value-type="string">
            <text:p>Equip. de medida, teste e controle, ópticos e eletromédicos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number-columns-repeated="9" table:style-name="ce31" office:value-type="float" office:value="0" calcext:value-type="float">
            <text:p><text:s text:c="3"/>0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number-columns-repeated="11" table:style-name="ce31" office:value-type="float" office:value="0" calcext:value-type="float">
            <text:p><text:s text:c="3"/>0</text:p>
          </table:table-cell>
          <table:table-cell table:style-name="ce31" office:value-type="float" office:value="3319" calcext:value-type="float">
            <text:p><text:s text:c="2"/>3 319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style-name="ce31" office:value-type="float" office:value="927" calcext:value-type="float">
            <text:p><text:s text:c="3"/>927</text:p>
          </table:table-cell>
          <table:table-cell table:style-name="ce31" office:value-type="float" office:value="273" calcext:value-type="float">
            <text:p><text:s text:c="3"/>273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71" calcext:value-type="float">
            <text:p><text:s text:c="3"/>71</text:p>
          </table:table-cell>
          <table:table-cell table:style-name="ce31" office:value-type="float" office:value="69" calcext:value-type="float">
            <text:p><text:s text:c="3"/>69</text:p>
          </table:table-cell>
          <table:table-cell table:style-name="ce31" office:value-type="float" office:value="493" calcext:value-type="float">
            <text:p><text:s text:c="3"/>493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1025" calcext:value-type="float">
            <text:p><text:s text:c="2"/>1 02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58" calcext:value-type="float">
            <text:p><text:s text:c="3"/>58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57" calcext:value-type="float">
            <text:p><text:s text:c="3"/>5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2039" calcext:value-type="float">
            <text:p><text:s text:c="2"/>2 039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283" calcext:value-type="float">
            <text:p><text:s text:c="3"/>28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669" calcext:value-type="float">
            <text:p><text:s text:c="2"/>10 669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27001</text:p>
          </table:table-cell>
          <table:table-cell table:style-name="ce26" office:value-type="string" calcext:value-type="string">
            <text:p>Máquinas, aparelhos e materiais elétricos</text:p>
          </table:table-cell>
          <table:table-cell table:style-name="ce32" office:value-type="float" office:value="72" calcext:value-type="float">
            <text:p><text:s text:c="3"/>72</text:p>
          </table:table-cell>
          <table:table-cell table:style-name="ce32" office:value-type="float" office:value="165" calcext:value-type="float">
            <text:p><text:s text:c="3"/>165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32" calcext:value-type="float">
            <text:p><text:s text:c="3"/>32</text:p>
          </table:table-cell>
          <table:table-cell table:style-name="ce32" office:value-type="float" office:value="304" calcext:value-type="float">
            <text:p><text:s text:c="3"/>304</text:p>
          </table:table-cell>
          <table:table-cell table:style-name="ce32" office:value-type="float" office:value="32" calcext:value-type="float">
            <text:p><text:s text:c="3"/>32</text:p>
          </table:table-cell>
          <table:table-cell table:style-name="ce32" office:value-type="float" office:value="27" calcext:value-type="float">
            <text:p><text:s text:c="3"/>27</text:p>
          </table:table-cell>
          <table:table-cell table:style-name="ce32" office:value-type="float" office:value="77" calcext:value-type="float">
            <text:p><text:s text:c="3"/>77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32" office:value-type="float" office:value="119" calcext:value-type="float">
            <text:p><text:s text:c="3"/>119</text:p>
          </table:table-cell>
          <table:table-cell table:style-name="ce32" office:value-type="float" office:value="32" calcext:value-type="float">
            <text:p><text:s text:c="3"/>32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33" calcext:value-type="float">
            <text:p><text:s text:c="3"/>33</text:p>
          </table:table-cell>
          <table:table-cell table:style-name="ce32" office:value-type="float" office:value="92" calcext:value-type="float">
            <text:p><text:s text:c="3"/>92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153" calcext:value-type="float">
            <text:p><text:s text:c="3"/>153</text:p>
          </table:table-cell>
          <table:table-cell table:style-name="ce32" office:value-type="float" office:value="27" calcext:value-type="float">
            <text:p><text:s text:c="3"/>27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style-name="ce32" office:value-type="float" office:value="111" calcext:value-type="float">
            <text:p><text:s text:c="3"/>111</text:p>
          </table:table-cell>
          <table:table-cell table:style-name="ce32" office:value-type="float" office:value="213" calcext:value-type="float">
            <text:p><text:s text:c="3"/>213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128" calcext:value-type="float">
            <text:p><text:s text:c="3"/>128</text:p>
          </table:table-cell>
          <table:table-cell table:style-name="ce32" office:value-type="float" office:value="51" calcext:value-type="float">
            <text:p><text:s text:c="3"/>51</text:p>
          </table:table-cell>
          <table:table-cell table:style-name="ce32" office:value-type="float" office:value="2975" calcext:value-type="float">
            <text:p><text:s text:c="2"/>2 975</text:p>
          </table:table-cell>
          <table:table-cell table:style-name="ce32" office:value-type="float" office:value="12232" calcext:value-type="float">
            <text:p><text:s text:c="2"/>12 232</text:p>
          </table:table-cell>
          <table:table-cell table:style-name="ce32" office:value-type="float" office:value="4222" calcext:value-type="float">
            <text:p><text:s text:c="2"/>4 222</text:p>
          </table:table-cell>
          <table:table-cell table:style-name="ce32" office:value-type="float" office:value="1593" calcext:value-type="float">
            <text:p><text:s text:c="2"/>1 593</text:p>
          </table:table-cell>
          <table:table-cell table:style-name="ce32" office:value-type="float" office:value="1304" calcext:value-type="float">
            <text:p><text:s text:c="2"/>1 304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11" calcext:value-type="float">
            <text:p><text:s text:c="3"/>411</text:p>
          </table:table-cell>
          <table:table-cell table:style-name="ce32" office:value-type="float" office:value="3673" calcext:value-type="float">
            <text:p><text:s text:c="2"/>3 673</text:p>
          </table:table-cell>
          <table:table-cell table:style-name="ce32" office:value-type="float" office:value="10503" calcext:value-type="float">
            <text:p><text:s text:c="2"/>10 503</text:p>
          </table:table-cell>
          <table:table-cell table:style-name="ce32" office:value-type="float" office:value="299" calcext:value-type="float">
            <text:p><text:s text:c="3"/>299</text:p>
          </table:table-cell>
          <table:table-cell table:style-name="ce32" office:value-type="float" office:value="15616" calcext:value-type="float">
            <text:p><text:s text:c="2"/>15 616</text:p>
          </table:table-cell>
          <table:table-cell table:style-name="ce32" office:value-type="float" office:value="693" calcext:value-type="float">
            <text:p><text:s text:c="3"/>693</text:p>
          </table:table-cell>
          <table:table-cell table:style-name="ce32" office:value-type="float" office:value="1472" calcext:value-type="float">
            <text:p><text:s text:c="2"/>1 472</text:p>
          </table:table-cell>
          <table:table-cell table:style-name="ce32" office:value-type="float" office:value="1828" calcext:value-type="float">
            <text:p><text:s text:c="2"/>1 828</text:p>
          </table:table-cell>
          <table:table-cell table:style-name="ce32" office:value-type="float" office:value="26" calcext:value-type="float">
            <text:p><text:s text:c="3"/>26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122" calcext:value-type="float">
            <text:p><text:s text:c="3"/>122</text:p>
          </table:table-cell>
          <table:table-cell table:style-name="ce32" office:value-type="float" office:value="50" calcext:value-type="float">
            <text:p><text:s text:c="3"/>50</text:p>
          </table:table-cell>
          <table:table-cell table:style-name="ce32" office:value-type="float" office:value="32" calcext:value-type="float">
            <text:p><text:s text:c="3"/>32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91" calcext:value-type="float">
            <text:p><text:s text:c="3"/>91</text:p>
          </table:table-cell>
          <table:table-cell table:style-name="ce32" office:value-type="float" office:value="1283" calcext:value-type="float">
            <text:p><text:s text:c="2"/>1 283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76" calcext:value-type="float">
            <text:p><text:s text:c="3"/>76</text:p>
          </table:table-cell>
          <table:table-cell table:style-name="ce32" office:value-type="float" office:value="745" calcext:value-type="float">
            <text:p><text:s text:c="3"/>745</text:p>
          </table:table-cell>
          <table:table-cell table:style-name="ce32" office:value-type="float" office:value="1119" calcext:value-type="float">
            <text:p><text:s text:c="2"/>1 119</text:p>
          </table:table-cell>
          <table:table-cell table:style-name="ce32" office:value-type="float" office:value="81" calcext:value-type="float">
            <text:p><text:s text:c="3"/>81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51" calcext:value-type="float">
            <text:p><text:s text:c="3"/>51</text:p>
          </table:table-cell>
          <table:table-cell table:style-name="ce32" office:value-type="float" office:value="873" calcext:value-type="float">
            <text:p><text:s text:c="3"/>873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23" calcext:value-type="float">
            <text:p><text:s text:c="3"/>123</text:p>
          </table:table-cell>
          <table:table-cell table:style-name="ce32" office:value-type="float" office:value="97" calcext:value-type="float">
            <text:p><text:s text:c="3"/>9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97" calcext:value-type="float">
            <text:p><text:s text:c="3"/>97</text:p>
          </table:table-cell>
          <table:table-cell table:style-name="ce32" office:value-type="float" office:value="844" calcext:value-type="float">
            <text:p><text:s text:c="3"/>84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65208" calcext:value-type="float">
            <text:p><text:s text:c="2"/>65 208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27002</text:p>
          </table:table-cell>
          <table:table-cell table:style-name="ce26" office:value-type="string" calcext:value-type="string">
            <text:p>Eletrodomésticos</text:p>
          </table:table-cell>
          <table:table-cell table:number-columns-repeated="22" table:style-name="ce33" office:value-type="float" office:value="0" calcext:value-type="float">
            <text:p><text:s text:c="3"/>0</text:p>
          </table:table-cell>
          <table:table-cell table:style-name="ce33" office:value-type="float" office:value="8" calcext:value-type="float">
            <text:p><text:s text:c="3"/>8</text:p>
          </table:table-cell>
          <table:table-cell table:number-columns-repeated="5" table:style-name="ce33" office:value-type="float" office:value="0" calcext:value-type="float">
            <text:p><text:s text:c="3"/>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20" calcext:value-type="float">
            <text:p><text:s text:c="2"/>1 320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4" calcext:value-type="float">
            <text:p><text:s text:c="3"/>4</text:p>
          </table:table-cell>
          <table:table-cell table:number-columns-repeated="11" table:style-name="ce33" office:value-type="float" office:value="0" calcext:value-type="float">
            <text:p><text:s text:c="3"/>0</text:p>
          </table:table-cell>
          <table:table-cell table:style-name="ce33" office:value-type="float" office:value="3" calcext:value-type="float">
            <text:p><text:s text:c="3"/>3</text:p>
          </table:table-cell>
          <table:table-cell table:number-columns-repeated="9" table:style-name="ce33" office:value-type="float" office:value="0" calcext:value-type="float">
            <text:p><text:s text:c="3"/>0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9" table:style-name="ce33" office:value-type="float" office:value="0" calcext:value-type="float">
            <text:p><text:s text:c="3"/>0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090" calcext:value-type="float">
            <text:p><text:s text:c="2"/>2 090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28001</text:p>
          </table:table-cell>
          <table:table-cell table:style-name="ce26" office:value-type="string" calcext:value-type="string">
            <text:p>Tratores e outras máquinas agrícolas</text:p>
          </table:table-cell>
          <table:table-cell table:number-columns-repeated="31" table:style-name="ce33" office:value-type="float" office:value="0" calcext:value-type="float">
            <text:p><text:s text:c="3"/>0</text:p>
          </table:table-cell>
          <table:table-cell table:style-name="ce33" office:value-type="float" office:value="2824" calcext:value-type="float">
            <text:p><text:s text:c="2"/>2 824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1440" calcext:value-type="float">
            <text:p><text:s text:c="2"/>1 440</text:p>
          </table:table-cell>
          <table:table-cell table:number-columns-repeated="31" table:style-name="ce33" office:value-type="float" office:value="0" calcext:value-type="float">
            <text:p><text:s text:c="3"/>0</text:p>
          </table:table-cell>
          <table:table-cell table:style-name="ce33" office:value-type="float" office:value="4264" calcext:value-type="float">
            <text:p><text:s text:c="2"/>4 264</text:p>
          </table:table-cell>
          <table:table-cell table:number-columns-repeated="953"/>
        </table:table-row>
        <table:table-row table:style-name="ro5">
          <table:table-cell table:style-name="ce15" office:value-type="string" calcext:value-type="string">
            <text:p>28002</text:p>
          </table:table-cell>
          <table:table-cell table:style-name="ce27" office:value-type="string" calcext:value-type="string">
            <text:p>Máquinas para a extração mineral e a construção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156" calcext:value-type="float">
            <text:p><text:s text:c="3"/>156</text:p>
          </table:table-cell>
          <table:table-cell table:style-name="ce32" office:value-type="float" office:value="1755" calcext:value-type="float">
            <text:p><text:s text:c="2"/>1 755</text:p>
          </table:table-cell>
          <table:table-cell table:style-name="ce32" office:value-type="float" office:value="1190" calcext:value-type="float">
            <text:p><text:s text:c="2"/>1 190</text:p>
          </table:table-cell>
          <table:table-cell table:style-name="ce32" office:value-type="float" office:value="556" calcext:value-type="float">
            <text:p><text:s text:c="3"/>556</text:p>
          </table:table-cell>
          <table:table-cell table:number-columns-repeated="20" table:style-name="ce32" office:value-type="float" office:value="0" calcext:value-type="float">
            <text:p><text:s text:c="3"/>0</text:p>
          </table:table-cell>
          <table:table-cell table:style-name="ce32" office:value-type="float" office:value="8" calcext:value-type="float">
            <text:p><text:s text:c="3"/>8</text:p>
          </table:table-cell>
          <table:table-cell table:number-columns-repeated="3" table:style-name="ce32" office:value-type="float" office:value="0" calcext:value-type="float">
            <text:p><text:s text:c="3"/>0</text:p>
          </table:table-cell>
          <table:table-cell table:style-name="ce32" office:value-type="float" office:value="2261" calcext:value-type="float">
            <text:p><text:s text:c="2"/>2 261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1204" calcext:value-type="float">
            <text:p><text:s text:c="2"/>1 204</text:p>
          </table:table-cell>
          <table:table-cell table:number-columns-repeated="18"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number-columns-repeated="12" table:style-name="ce32" office:value-type="float" office:value="0" calcext:value-type="float">
            <text:p><text:s text:c="3"/>0</text:p>
          </table:table-cell>
          <table:table-cell table:style-name="ce32" office:value-type="float" office:value="7135" calcext:value-type="float">
            <text:p><text:s text:c="2"/>7 135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28003</text:p>
          </table:table-cell>
          <table:table-cell table:style-name="ce5" office:value-type="string" calcext:value-type="string">
            <text:p>Outras máquinas e equipamentos mecânicos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50" calcext:value-type="float">
            <text:p><text:s text:c="3"/>5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83" calcext:value-type="float">
            <text:p><text:s text:c="3"/>83</text:p>
          </table:table-cell>
          <table:table-cell table:style-name="ce33" office:value-type="float" office:value="3812" calcext:value-type="float">
            <text:p><text:s text:c="2"/>3 812</text:p>
          </table:table-cell>
          <table:table-cell table:style-name="ce33" office:value-type="float" office:value="3280" calcext:value-type="float">
            <text:p><text:s text:c="2"/>3 280</text:p>
          </table:table-cell>
          <table:table-cell table:style-name="ce33" office:value-type="float" office:value="1023" calcext:value-type="float">
            <text:p><text:s text:c="2"/>1 023</text:p>
          </table:table-cell>
          <table:table-cell table:number-columns-repeated="8" table:style-name="ce33" office:value-type="float" office:value="0" calcext:value-type="float">
            <text:p><text:s text:c="3"/>0</text:p>
          </table:table-cell>
          <table:table-cell table:style-name="ce33" office:value-type="float" office:value="113" calcext:value-type="float">
            <text:p><text:s text:c="3"/>113</text:p>
          </table:table-cell>
          <table:table-cell table:number-columns-repeated="8" table:style-name="ce33" office:value-type="float" office:value="0" calcext:value-type="float">
            <text:p><text:s text:c="3"/>0</text:p>
          </table:table-cell>
          <table:table-cell table:style-name="ce33" office:value-type="float" office:value="108" calcext:value-type="float">
            <text:p><text:s text:c="3"/>108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83" calcext:value-type="float">
            <text:p><text:s text:c="3"/>83</text:p>
          </table:table-cell>
          <table:table-cell table:style-name="ce33" office:value-type="float" office:value="89" calcext:value-type="float">
            <text:p><text:s text:c="3"/>89</text:p>
          </table:table-cell>
          <table:table-cell table:style-name="ce33" office:value-type="float" office:value="803" calcext:value-type="float">
            <text:p><text:s text:c="3"/>803</text:p>
          </table:table-cell>
          <table:table-cell table:style-name="ce33" office:value-type="float" office:value="25726" calcext:value-type="float">
            <text:p><text:s text:c="2"/>25 726</text:p>
          </table:table-cell>
          <table:table-cell table:style-name="ce33" office:value-type="float" office:value="2143" calcext:value-type="float">
            <text:p><text:s text:c="2"/>2 143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1570" calcext:value-type="float">
            <text:p><text:s text:c="2"/>1 57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040" calcext:value-type="float">
            <text:p><text:s text:c="2"/>13 040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126" calcext:value-type="float">
            <text:p><text:s text:c="3"/>126</text:p>
          </table:table-cell>
          <table:table-cell table:style-name="ce33" office:value-type="float" office:value="6924" calcext:value-type="float">
            <text:p><text:s text:c="2"/>6 924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764" calcext:value-type="float">
            <text:p><text:s text:c="3"/>764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229" calcext:value-type="float">
            <text:p><text:s text:c="3"/>22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54" calcext:value-type="float">
            <text:p><text:s text:c="3"/>354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107" calcext:value-type="float">
            <text:p><text:s text:c="3"/>107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8" calcext:value-type="float">
            <text:p><text:s text:c="3"/>8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175" calcext:value-type="float">
            <text:p><text:s text:c="2"/>2 175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98" calcext:value-type="float">
            <text:p><text:s text:c="3"/>98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75" calcext:value-type="float">
            <text:p><text:s text:c="3"/>175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" calcext:value-type="float">
            <text:p><text:s text:c="3"/>3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63600" calcext:value-type="float">
            <text:p><text:s text:c="2"/>63 600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9911</text:p>
          </table:table-cell>
          <table:table-cell table:style-name="ce22" office:value-type="string" calcext:value-type="string">
            <text:p>Automóveis, camionetas e utilitários</text:p>
          </table:table-cell>
          <table:table-cell table:number-columns-repeated="32" table:style-name="ce31" office:value-type="float" office:value="0" calcext:value-type="float">
            <text:p><text:s text:c="3"/>0</text:p>
          </table:table-cell>
          <table:table-cell table:style-name="ce31" office:value-type="float" office:value="2255" calcext:value-type="float">
            <text:p><text:s text:c="2"/>2 255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178" calcext:value-type="float">
            <text:p><text:s text:c="3"/>178</text:p>
          </table:table-cell>
          <table:table-cell table:number-columns-repeated="14" table:style-name="ce31" office:value-type="float" office:value="0" calcext:value-type="float">
            <text:p><text:s text:c="3"/>0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number-columns-repeated="7" table:style-name="ce31" office:value-type="float" office:value="0" calcext:value-type="float">
            <text:p><text:s text:c="3"/>0</text:p>
          </table:table-cell>
          <table:table-cell table:style-name="ce31" office:value-type="float" office:value="2473" calcext:value-type="float">
            <text:p><text:s text:c="2"/>2 473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29912</text:p>
          </table:table-cell>
          <table:table-cell table:style-name="ce22" office:value-type="string" calcext:value-type="string">
            <text:p>Caminhões e ônibus, incl. cabines, carrocerias e reboques</text:p>
          </table:table-cell>
          <table:table-cell table:number-columns-repeated="8" table:style-name="ce31" office:value-type="float" office:value="0" calcext:value-type="float">
            <text:p><text:s text:c="3"/>0</text:p>
          </table:table-cell>
          <table:table-cell table:style-name="ce31" office:value-type="float" office:value="53" calcext:value-type="float">
            <text:p><text:s text:c="3"/>53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number-columns-repeated="10" table:style-name="ce31" office:value-type="float" office:value="0" calcext:value-type="float">
            <text:p><text:s text:c="3"/>0</text:p>
          </table:table-cell>
          <table:table-cell table:style-name="ce31" office:value-type="float" office:value="4429" calcext:value-type="float">
            <text:p><text:s text:c="2"/>4 429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236" calcext:value-type="float">
            <text:p><text:s text:c="3"/>23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31" calcext:value-type="float">
            <text:p><text:s text:c="3"/>731</text:p>
          </table:table-cell>
          <table:table-cell table:number-columns-repeated="25" table:style-name="ce31" office:value-type="float" office:value="0" calcext:value-type="float">
            <text:p><text:s text:c="3"/>0</text:p>
          </table:table-cell>
          <table:table-cell table:style-name="ce31" office:value-type="float" office:value="5511" calcext:value-type="float">
            <text:p><text:s text:c="2"/>5 511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29921</text:p>
          </table:table-cell>
          <table:table-cell table:style-name="ce23" office:value-type="string" calcext:value-type="string">
            <text:p>Peças e acessórios para veículos automotores</text:p>
          </table:table-cell>
          <table:table-cell table:number-columns-repeated="32" table:style-name="ce31" office:value-type="float" office:value="0" calcext:value-type="float">
            <text:p><text:s text:c="3"/>0</text:p>
          </table:table-cell>
          <table:table-cell table:style-name="ce31" office:value-type="float" office:value="56641" calcext:value-type="float">
            <text:p><text:s text:c="2"/>56 641</text:p>
          </table:table-cell>
          <table:table-cell table:style-name="ce31" office:value-type="float" office:value="14033" calcext:value-type="float">
            <text:p><text:s text:c="2"/>14 033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20677" calcext:value-type="float">
            <text:p><text:s text:c="2"/>20 67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6057" calcext:value-type="float">
            <text:p><text:s text:c="2"/>16 057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46" calcext:value-type="float">
            <text:p><text:s text:c="3"/>4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131" calcext:value-type="float">
            <text:p><text:s text:c="2"/>1 131</text:p>
          </table:table-cell>
          <table:table-cell table:style-name="ce31" office:value-type="float" office:value="443" calcext:value-type="float">
            <text:p><text:s text:c="3"/>44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59" calcext:value-type="float">
            <text:p><text:s text:c="3"/>159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09488" calcext:value-type="float">
            <text:p><text:s text:c="2"/>109 488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30001</text:p>
          </table:table-cell>
          <table:table-cell table:style-name="ce22" office:value-type="string" calcext:value-type="string">
            <text:p>Aeronaves, embarcações e outros equipamentos de transporte</text:p>
          </table:table-cell>
          <table:table-cell table:number-columns-repeated="34" table:style-name="ce31" office:value-type="float" office:value="0" calcext:value-type="float">
            <text:p><text:s text:c="3"/>0</text:p>
          </table:table-cell>
          <table:table-cell table:style-name="ce31" office:value-type="float" office:value="18128" calcext:value-type="float">
            <text:p><text:s text:c="2"/>18 12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862" calcext:value-type="float">
            <text:p><text:s text:c="2"/>2 86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208" calcext:value-type="float">
            <text:p><text:s text:c="3"/>20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842" calcext:value-type="float">
            <text:p><text:s text:c="2"/>1 842</text:p>
          </table:table-cell>
          <table:table-cell table:number-columns-repeated="17" table:style-name="ce31" office:value-type="float" office:value="0" calcext:value-type="float">
            <text:p><text:s text:c="3"/>0</text:p>
          </table:table-cell>
          <table:table-cell table:style-name="ce31" office:value-type="float" office:value="439" calcext:value-type="float">
            <text:p><text:s text:c="3"/>439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19" calcext:value-type="float">
            <text:p><text:s text:c="3"/>11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3599" calcext:value-type="float">
            <text:p><text:s text:c="2"/>23 599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31801</text:p>
          </table:table-cell>
          <table:table-cell table:style-name="ce22" office:value-type="string" calcext:value-type="string">
            <text:p>Móveis</text:p>
          </table:table-cell>
          <table:table-cell table:number-columns-repeated="33" table:style-name="ce31" office:value-type="float" office:value="0" calcext:value-type="float">
            <text:p><text:s text:c="3"/>0</text:p>
          </table:table-cell>
          <table:table-cell table:style-name="ce31" office:value-type="float" office:value="554" calcext:value-type="float">
            <text:p><text:s text:c="3"/>55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022" calcext:value-type="float">
            <text:p><text:s text:c="2"/>3 02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146" calcext:value-type="float">
            <text:p><text:s text:c="3"/>146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52" calcext:value-type="float">
            <text:p><text:s text:c="3"/>52</text:p>
          </table:table-cell>
          <table:table-cell table:number-columns-repeated="14" table:style-name="ce31" office:value-type="float" office:value="0" calcext:value-type="float">
            <text:p><text:s text:c="3"/>0</text:p>
          </table:table-cell>
          <table:table-cell table:style-name="ce31" office:value-type="float" office:value="133" calcext:value-type="float">
            <text:p><text:s text:c="3"/>133</text:p>
          </table:table-cell>
          <table:table-cell table:style-name="ce31" office:value-type="float" office:value="119" calcext:value-type="float">
            <text:p><text:s text:c="3"/>11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140" calcext:value-type="float">
            <text:p><text:s text:c="2"/>4 140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31802</text:p>
          </table:table-cell>
          <table:table-cell table:style-name="ce26" office:value-type="string" calcext:value-type="string">
            <text:p>Produtos de industrias diversas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84" calcext:value-type="float">
            <text:p><text:s text:c="3"/>84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2311" calcext:value-type="float">
            <text:p><text:s text:c="2"/>2 311</text:p>
          </table:table-cell>
          <table:table-cell table:style-name="ce32" office:value-type="float" office:value="409" calcext:value-type="float">
            <text:p><text:s text:c="3"/>409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31" calcext:value-type="float">
            <text:p><text:s text:c="3"/>131</text:p>
          </table:table-cell>
          <table:table-cell table:style-name="ce32" office:value-type="float" office:value="68" calcext:value-type="float">
            <text:p><text:s text:c="3"/>6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99" calcext:value-type="float">
            <text:p><text:s text:c="3"/>99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220" calcext:value-type="float">
            <text:p><text:s text:c="3"/>22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40" calcext:value-type="float">
            <text:p><text:s text:c="3"/>40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876" calcext:value-type="float">
            <text:p><text:s text:c="3"/>876</text:p>
          </table:table-cell>
          <table:table-cell table:style-name="ce32" office:value-type="float" office:value="474" calcext:value-type="float">
            <text:p><text:s text:c="3"/>474</text:p>
          </table:table-cell>
          <table:table-cell table:style-name="ce32" office:value-type="float" office:value="35" calcext:value-type="float">
            <text:p><text:s text:c="3"/>35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style-name="ce32" office:value-type="float" office:value="1467" calcext:value-type="float">
            <text:p><text:s text:c="2"/>1 467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5" calcext:value-type="float">
            <text:p><text:s text:c="3"/>115</text:p>
          </table:table-cell>
          <table:table-cell table:style-name="ce32" office:value-type="float" office:value="53" calcext:value-type="float">
            <text:p><text:s text:c="3"/>53</text:p>
          </table:table-cell>
          <table:table-cell table:style-name="ce32" office:value-type="float" office:value="1251" calcext:value-type="float">
            <text:p><text:s text:c="2"/>1 251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571" calcext:value-type="float">
            <text:p><text:s text:c="3"/>571</text:p>
          </table:table-cell>
          <table:table-cell table:style-name="ce32" office:value-type="float" office:value="162" calcext:value-type="float">
            <text:p><text:s text:c="3"/>162</text:p>
          </table:table-cell>
          <table:table-cell table:style-name="ce32" office:value-type="float" office:value="144" calcext:value-type="float">
            <text:p><text:s text:c="3"/>144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222" calcext:value-type="float">
            <text:p><text:s text:c="3"/>222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86" calcext:value-type="float">
            <text:p><text:s text:c="3"/>86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139" calcext:value-type="float">
            <text:p><text:s text:c="3"/>139</text:p>
          </table:table-cell>
          <table:table-cell table:style-name="ce32" office:value-type="float" office:value="396" calcext:value-type="float">
            <text:p><text:s text:c="3"/>396</text:p>
          </table:table-cell>
          <table:table-cell table:style-name="ce32" office:value-type="float" office:value="211" calcext:value-type="float">
            <text:p><text:s text:c="3"/>211</text:p>
          </table:table-cell>
          <table:table-cell table:style-name="ce32" office:value-type="float" office:value="436" calcext:value-type="float">
            <text:p><text:s text:c="3"/>436</text:p>
          </table:table-cell>
          <table:table-cell table:style-name="ce32" office:value-type="float" office:value="650" calcext:value-type="float">
            <text:p><text:s text:c="3"/>650</text:p>
          </table:table-cell>
          <table:table-cell table:style-name="ce32" office:value-type="float" office:value="471" calcext:value-type="float">
            <text:p><text:s text:c="3"/>471</text:p>
          </table:table-cell>
          <table:table-cell table:style-name="ce32" office:value-type="float" office:value="880" calcext:value-type="float">
            <text:p><text:s text:c="3"/>880</text:p>
          </table:table-cell>
          <table:table-cell table:style-name="ce32" office:value-type="float" office:value="303" calcext:value-type="float">
            <text:p><text:s text:c="3"/>303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1268" calcext:value-type="float">
            <text:p><text:s text:c="2"/>1 268</text:p>
          </table:table-cell>
          <table:table-cell table:style-name="ce32" office:value-type="float" office:value="1599" calcext:value-type="float">
            <text:p><text:s text:c="2"/>1 599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32" office:value-type="float" office:value="3976" calcext:value-type="float">
            <text:p><text:s text:c="2"/>3 976</text:p>
          </table:table-cell>
          <table:table-cell table:style-name="ce32" office:value-type="float" office:value="20001" calcext:value-type="float">
            <text:p><text:s text:c="2"/>20 001</text:p>
          </table:table-cell>
          <table:table-cell table:style-name="ce32" office:value-type="float" office:value="278" calcext:value-type="float">
            <text:p><text:s text:c="3"/>278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0113" calcext:value-type="float">
            <text:p><text:s text:c="2"/>40 113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33001</text:p>
          </table:table-cell>
          <table:table-cell table:style-name="ce26" office:value-type="string" calcext:value-type="string">
            <text:p>Manutenção, reparação e instalação de máquinas e equipamentos</text:p>
          </table:table-cell>
          <table:table-cell table:style-name="ce33" office:value-type="float" office:value="87" calcext:value-type="float">
            <text:p><text:s text:c="3"/>8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118" calcext:value-type="float">
            <text:p><text:s text:c="3"/>118</text:p>
          </table:table-cell>
          <table:table-cell table:style-name="ce33" office:value-type="float" office:value="957" calcext:value-type="float">
            <text:p><text:s text:c="3"/>957</text:p>
          </table:table-cell>
          <table:table-cell table:style-name="ce33" office:value-type="float" office:value="3903" calcext:value-type="float">
            <text:p><text:s text:c="2"/>3 903</text:p>
          </table:table-cell>
          <table:table-cell table:style-name="ce33" office:value-type="float" office:value="1431" calcext:value-type="float">
            <text:p><text:s text:c="2"/>1 431</text:p>
          </table:table-cell>
          <table:table-cell table:style-name="ce33" office:value-type="float" office:value="1063" calcext:value-type="float">
            <text:p><text:s text:c="2"/>1 063</text:p>
          </table:table-cell>
          <table:table-cell table:style-name="ce33" office:value-type="float" office:value="1333" calcext:value-type="float">
            <text:p><text:s text:c="2"/>1 333</text:p>
          </table:table-cell>
          <table:table-cell table:style-name="ce33" office:value-type="float" office:value="640" calcext:value-type="float">
            <text:p><text:s text:c="3"/>640</text:p>
          </table:table-cell>
          <table:table-cell table:style-name="ce33" office:value-type="float" office:value="700" calcext:value-type="float">
            <text:p><text:s text:c="3"/>700</text:p>
          </table:table-cell>
          <table:table-cell table:style-name="ce33" office:value-type="float" office:value="494" calcext:value-type="float">
            <text:p><text:s text:c="3"/>494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33" office:value-type="float" office:value="338" calcext:value-type="float">
            <text:p><text:s text:c="3"/>338</text:p>
          </table:table-cell>
          <table:table-cell table:style-name="ce33" office:value-type="float" office:value="215" calcext:value-type="float">
            <text:p><text:s text:c="3"/>215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3267" calcext:value-type="float">
            <text:p><text:s text:c="2"/>3 267</text:p>
          </table:table-cell>
          <table:table-cell table:style-name="ce33" office:value-type="float" office:value="1553" calcext:value-type="float">
            <text:p><text:s text:c="2"/>1 553</text:p>
          </table:table-cell>
          <table:table-cell table:style-name="ce33" office:value-type="float" office:value="673" calcext:value-type="float">
            <text:p><text:s text:c="3"/>673</text:p>
          </table:table-cell>
          <table:table-cell table:style-name="ce33" office:value-type="float" office:value="900" calcext:value-type="float">
            <text:p><text:s text:c="3"/>900</text:p>
          </table:table-cell>
          <table:table-cell table:style-name="ce33" office:value-type="float" office:value="1265" calcext:value-type="float">
            <text:p><text:s text:c="2"/>1 265</text:p>
          </table:table-cell>
          <table:table-cell table:style-name="ce33" office:value-type="float" office:value="661" calcext:value-type="float">
            <text:p><text:s text:c="3"/>661</text:p>
          </table:table-cell>
          <table:table-cell table:style-name="ce33" office:value-type="float" office:value="171" calcext:value-type="float">
            <text:p><text:s text:c="3"/>171</text:p>
          </table:table-cell>
          <table:table-cell table:style-name="ce33" office:value-type="float" office:value="800" calcext:value-type="float">
            <text:p><text:s text:c="3"/>800</text:p>
          </table:table-cell>
          <table:table-cell table:style-name="ce33" office:value-type="float" office:value="611" calcext:value-type="float">
            <text:p><text:s text:c="3"/>611</text:p>
          </table:table-cell>
          <table:table-cell table:style-name="ce33" office:value-type="float" office:value="3436" calcext:value-type="float">
            <text:p><text:s text:c="2"/>3 436</text:p>
          </table:table-cell>
          <table:table-cell table:style-name="ce33" office:value-type="float" office:value="10197" calcext:value-type="float">
            <text:p><text:s text:c="2"/>10 197</text:p>
          </table:table-cell>
          <table:table-cell table:style-name="ce33" office:value-type="float" office:value="2371" calcext:value-type="float">
            <text:p><text:s text:c="2"/>2 371</text:p>
          </table:table-cell>
          <table:table-cell table:style-name="ce33" office:value-type="float" office:value="919" calcext:value-type="float">
            <text:p><text:s text:c="3"/>919</text:p>
          </table:table-cell>
          <table:table-cell table:style-name="ce33" office:value-type="float" office:value="81" calcext:value-type="float">
            <text:p><text:s text:c="3"/>81</text:p>
          </table:table-cell>
          <table:table-cell table:style-name="ce33" office:value-type="float" office:value="566" calcext:value-type="float">
            <text:p><text:s text:c="3"/>566</text:p>
          </table:table-cell>
          <table:table-cell table:style-name="ce33" office:value-type="float" office:value="1645" calcext:value-type="float">
            <text:p><text:s text:c="2"/>1 645</text:p>
          </table:table-cell>
          <table:table-cell table:style-name="ce33" office:value-type="float" office:value="201" calcext:value-type="float">
            <text:p><text:s text:c="3"/>201</text:p>
          </table:table-cell>
          <table:table-cell table:style-name="ce33" office:value-type="float" office:value="682" calcext:value-type="float">
            <text:p><text:s text:c="3"/>682</text:p>
          </table:table-cell>
          <table:table-cell table:style-name="ce33" office:value-type="float" office:value="816" calcext:value-type="float">
            <text:p><text:s text:c="3"/>816</text:p>
          </table:table-cell>
          <table:table-cell table:style-name="ce33" office:value-type="float" office:value="912" calcext:value-type="float">
            <text:p><text:s text:c="3"/>912</text:p>
          </table:table-cell>
          <table:table-cell table:style-name="ce33" office:value-type="float" office:value="1093" calcext:value-type="float">
            <text:p><text:s text:c="2"/>1 093</text:p>
          </table:table-cell>
          <table:table-cell table:style-name="ce33" office:value-type="float" office:value="1858" calcext:value-type="float">
            <text:p><text:s text:c="2"/>1 858</text:p>
          </table:table-cell>
          <table:table-cell table:style-name="ce33" office:value-type="float" office:value="1281" calcext:value-type="float">
            <text:p><text:s text:c="2"/>1 281</text:p>
          </table:table-cell>
          <table:table-cell table:style-name="ce33" office:value-type="float" office:value="2840" calcext:value-type="float">
            <text:p><text:s text:c="2"/>2 840</text:p>
          </table:table-cell>
          <table:table-cell table:style-name="ce33" office:value-type="float" office:value="965" calcext:value-type="float">
            <text:p><text:s text:c="3"/>965</text:p>
          </table:table-cell>
          <table:table-cell table:style-name="ce33" office:value-type="float" office:value="5356" calcext:value-type="float">
            <text:p><text:s text:c="2"/>5 356</text:p>
          </table:table-cell>
          <table:table-cell table:style-name="ce33" office:value-type="float" office:value="1223" calcext:value-type="float">
            <text:p><text:s text:c="2"/>1 223</text:p>
          </table:table-cell>
          <table:table-cell table:style-name="ce33" office:value-type="float" office:value="1635" calcext:value-type="float">
            <text:p><text:s text:c="2"/>1 635</text:p>
          </table:table-cell>
          <table:table-cell table:style-name="ce33" office:value-type="float" office:value="796" calcext:value-type="float">
            <text:p><text:s text:c="3"/>796</text:p>
          </table:table-cell>
          <table:table-cell table:style-name="ce33" office:value-type="float" office:value="3766" calcext:value-type="float">
            <text:p><text:s text:c="2"/>3 766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781" calcext:value-type="float">
            <text:p><text:s text:c="3"/>781</text:p>
          </table:table-cell>
          <table:table-cell table:style-name="ce33" office:value-type="float" office:value="190" calcext:value-type="float">
            <text:p><text:s text:c="3"/>190</text:p>
          </table:table-cell>
          <table:table-cell table:style-name="ce33" office:value-type="float" office:value="634" calcext:value-type="float">
            <text:p><text:s text:c="3"/>634</text:p>
          </table:table-cell>
          <table:table-cell table:style-name="ce33" office:value-type="float" office:value="1109" calcext:value-type="float">
            <text:p><text:s text:c="2"/>1 109</text:p>
          </table:table-cell>
          <table:table-cell table:style-name="ce33" office:value-type="float" office:value="418" calcext:value-type="float">
            <text:p><text:s text:c="3"/>41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1136" calcext:value-type="float">
            <text:p><text:s text:c="2"/>1 136</text:p>
          </table:table-cell>
          <table:table-cell table:style-name="ce33" office:value-type="float" office:value="257" calcext:value-type="float">
            <text:p><text:s text:c="3"/>257</text:p>
          </table:table-cell>
          <table:table-cell table:style-name="ce33" office:value-type="float" office:value="165" calcext:value-type="float">
            <text:p><text:s text:c="3"/>165</text:p>
          </table:table-cell>
          <table:table-cell table:style-name="ce33" office:value-type="float" office:value="1226" calcext:value-type="float">
            <text:p><text:s text:c="2"/>1 226</text:p>
          </table:table-cell>
          <table:table-cell table:style-name="ce33" office:value-type="float" office:value="1067" calcext:value-type="float">
            <text:p><text:s text:c="2"/>1 067</text:p>
          </table:table-cell>
          <table:table-cell table:style-name="ce33" office:value-type="float" office:value="266" calcext:value-type="float">
            <text:p><text:s text:c="3"/>266</text:p>
          </table:table-cell>
          <table:table-cell table:style-name="ce33" office:value-type="float" office:value="1438" calcext:value-type="float">
            <text:p><text:s text:c="2"/>1 438</text:p>
          </table:table-cell>
          <table:table-cell table:style-name="ce33" office:value-type="float" office:value="156" calcext:value-type="float">
            <text:p><text:s text:c="3"/>15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20" calcext:value-type="float">
            <text:p><text:s text:c="2"/>1 320</text:p>
          </table:table-cell>
          <table:table-cell table:style-name="ce33" office:value-type="float" office:value="519" calcext:value-type="float">
            <text:p><text:s text:c="3"/>519</text:p>
          </table:table-cell>
          <table:table-cell table:style-name="ce33" office:value-type="float" office:value="692" calcext:value-type="float">
            <text:p><text:s text:c="3"/>692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77128" calcext:value-type="float">
            <text:p><text:s text:c="2"/>77 128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35001</text:p>
          </table:table-cell>
          <table:table-cell table:style-name="ce26" office:value-type="string" calcext:value-type="string">
            <text:p>Eletricidade, gás e outras utilidades</text:p>
          </table:table-cell>
          <table:table-cell table:style-name="ce33" office:value-type="float" office:value="7468" calcext:value-type="float">
            <text:p><text:s text:c="2"/>7 468</text:p>
          </table:table-cell>
          <table:table-cell table:style-name="ce33" office:value-type="float" office:value="5007" calcext:value-type="float">
            <text:p><text:s text:c="2"/>5 007</text:p>
          </table:table-cell>
          <table:table-cell table:style-name="ce33" office:value-type="float" office:value="411" calcext:value-type="float">
            <text:p><text:s text:c="3"/>411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1156" calcext:value-type="float">
            <text:p><text:s text:c="2"/>1 156</text:p>
          </table:table-cell>
          <table:table-cell table:style-name="ce33" office:value-type="float" office:value="479" calcext:value-type="float">
            <text:p><text:s text:c="3"/>479</text:p>
          </table:table-cell>
          <table:table-cell table:style-name="ce33" office:value-type="float" office:value="1643" calcext:value-type="float">
            <text:p><text:s text:c="2"/>1 643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3271" calcext:value-type="float">
            <text:p><text:s text:c="2"/>3 271</text:p>
          </table:table-cell>
          <table:table-cell table:style-name="ce33" office:value-type="float" office:value="725" calcext:value-type="float">
            <text:p><text:s text:c="3"/>725</text:p>
          </table:table-cell>
          <table:table-cell table:style-name="ce33" office:value-type="float" office:value="63" calcext:value-type="float">
            <text:p><text:s text:c="3"/>63</text:p>
          </table:table-cell>
          <table:table-cell table:style-name="ce33" office:value-type="float" office:value="1513" calcext:value-type="float">
            <text:p><text:s text:c="2"/>1 513</text:p>
          </table:table-cell>
          <table:table-cell table:style-name="ce33" office:value-type="float" office:value="242" calcext:value-type="float">
            <text:p><text:s text:c="3"/>242</text:p>
          </table:table-cell>
          <table:table-cell table:style-name="ce33" office:value-type="float" office:value="294" calcext:value-type="float">
            <text:p><text:s text:c="3"/>294</text:p>
          </table:table-cell>
          <table:table-cell table:style-name="ce33" office:value-type="float" office:value="883" calcext:value-type="float">
            <text:p><text:s text:c="3"/>883</text:p>
          </table:table-cell>
          <table:table-cell table:style-name="ce33" office:value-type="float" office:value="2169" calcext:value-type="float">
            <text:p><text:s text:c="2"/>2 169</text:p>
          </table:table-cell>
          <table:table-cell table:style-name="ce33" office:value-type="float" office:value="159" calcext:value-type="float">
            <text:p><text:s text:c="3"/>159</text:p>
          </table:table-cell>
          <table:table-cell table:style-name="ce33" office:value-type="float" office:value="39" calcext:value-type="float">
            <text:p><text:s text:c="3"/>39</text:p>
          </table:table-cell>
          <table:table-cell table:style-name="ce33" office:value-type="float" office:value="172" calcext:value-type="float">
            <text:p><text:s text:c="3"/>172</text:p>
          </table:table-cell>
          <table:table-cell table:style-name="ce33" office:value-type="float" office:value="4583" calcext:value-type="float">
            <text:p><text:s text:c="2"/>4 583</text:p>
          </table:table-cell>
          <table:table-cell table:style-name="ce33" office:value-type="float" office:value="723" calcext:value-type="float">
            <text:p><text:s text:c="3"/>723</text:p>
          </table:table-cell>
          <table:table-cell table:style-name="ce33" office:value-type="float" office:value="221" calcext:value-type="float">
            <text:p><text:s text:c="3"/>221</text:p>
          </table:table-cell>
          <table:table-cell table:style-name="ce33" office:value-type="float" office:value="316" calcext:value-type="float">
            <text:p><text:s text:c="3"/>316</text:p>
          </table:table-cell>
          <table:table-cell table:style-name="ce33" office:value-type="float" office:value="2227" calcext:value-type="float">
            <text:p><text:s text:c="2"/>2 227</text:p>
          </table:table-cell>
          <table:table-cell table:style-name="ce33" office:value-type="float" office:value="4615" calcext:value-type="float">
            <text:p><text:s text:c="2"/>4 615</text:p>
          </table:table-cell>
          <table:table-cell table:style-name="ce33" office:value-type="float" office:value="3605" calcext:value-type="float">
            <text:p><text:s text:c="2"/>3 605</text:p>
          </table:table-cell>
          <table:table-cell table:style-name="ce33" office:value-type="float" office:value="2800" calcext:value-type="float">
            <text:p><text:s text:c="2"/>2 800</text:p>
          </table:table-cell>
          <table:table-cell table:style-name="ce33" office:value-type="float" office:value="1317" calcext:value-type="float">
            <text:p><text:s text:c="2"/>1 317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33" office:value-type="float" office:value="658" calcext:value-type="float">
            <text:p><text:s text:c="3"/>658</text:p>
          </table:table-cell>
          <table:table-cell table:style-name="ce33" office:value-type="float" office:value="701" calcext:value-type="float">
            <text:p><text:s text:c="3"/>701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1189" calcext:value-type="float">
            <text:p><text:s text:c="2"/>1 189</text:p>
          </table:table-cell>
          <table:table-cell table:style-name="ce33" office:value-type="float" office:value="326" calcext:value-type="float">
            <text:p><text:s text:c="3"/>326</text:p>
          </table:table-cell>
          <table:table-cell table:style-name="ce33" office:value-type="float" office:value="414" calcext:value-type="float">
            <text:p><text:s text:c="3"/>414</text:p>
          </table:table-cell>
          <table:table-cell table:style-name="ce33" office:value-type="float" office:value="260" calcext:value-type="float">
            <text:p><text:s text:c="3"/>260</text:p>
          </table:table-cell>
          <table:table-cell table:style-name="ce33" office:value-type="float" office:value="94614" calcext:value-type="float">
            <text:p><text:s text:c="2"/>94 614</text:p>
          </table:table-cell>
          <table:table-cell table:style-name="ce33" office:value-type="float" office:value="3458" calcext:value-type="float">
            <text:p><text:s text:c="2"/>3 458</text:p>
          </table:table-cell>
          <table:table-cell table:style-name="ce33" office:value-type="float" office:value="640" calcext:value-type="float">
            <text:p><text:s text:c="3"/>640</text:p>
          </table:table-cell>
          <table:table-cell table:style-name="ce33" office:value-type="float" office:value="1435" calcext:value-type="float">
            <text:p><text:s text:c="2"/>1 435</text:p>
          </table:table-cell>
          <table:table-cell table:style-name="ce33" office:value-type="float" office:value="19685" calcext:value-type="float">
            <text:p><text:s text:c="2"/>19 685</text:p>
          </table:table-cell>
          <table:table-cell table:style-name="ce33" office:value-type="float" office:value="1405" calcext:value-type="float">
            <text:p><text:s text:c="2"/>1 405</text:p>
          </table:table-cell>
          <table:table-cell table:style-name="ce33" office:value-type="float" office:value="61" calcext:value-type="float">
            <text:p><text:s text:c="3"/>61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1169" calcext:value-type="float">
            <text:p><text:s text:c="2"/>1 169</text:p>
          </table:table-cell>
          <table:table-cell table:style-name="ce33" office:value-type="float" office:value="1364" calcext:value-type="float">
            <text:p><text:s text:c="2"/>1 364</text:p>
          </table:table-cell>
          <table:table-cell table:style-name="ce33" office:value-type="float" office:value="1742" calcext:value-type="float">
            <text:p><text:s text:c="2"/>1 742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33" office:value-type="float" office:value="410" calcext:value-type="float">
            <text:p><text:s text:c="3"/>410</text:p>
          </table:table-cell>
          <table:table-cell table:style-name="ce33" office:value-type="float" office:value="2034" calcext:value-type="float">
            <text:p><text:s text:c="2"/>2 034</text:p>
          </table:table-cell>
          <table:table-cell table:style-name="ce33" office:value-type="float" office:value="584" calcext:value-type="float">
            <text:p><text:s text:c="3"/>584</text:p>
          </table:table-cell>
          <table:table-cell table:style-name="ce33" office:value-type="float" office:value="2544" calcext:value-type="float">
            <text:p><text:s text:c="2"/>2 544</text:p>
          </table:table-cell>
          <table:table-cell table:style-name="ce33" office:value-type="float" office:value="464" calcext:value-type="float">
            <text:p><text:s text:c="3"/>464</text:p>
          </table:table-cell>
          <table:table-cell table:style-name="ce33" office:value-type="float" office:value="1125" calcext:value-type="float">
            <text:p><text:s text:c="2"/>1 125</text:p>
          </table:table-cell>
          <table:table-cell table:style-name="ce33" office:value-type="float" office:value="320" calcext:value-type="float">
            <text:p><text:s text:c="3"/>320</text:p>
          </table:table-cell>
          <table:table-cell table:style-name="ce33" office:value-type="float" office:value="186" calcext:value-type="float">
            <text:p><text:s text:c="3"/>186</text:p>
          </table:table-cell>
          <table:table-cell table:style-name="ce33" office:value-type="float" office:value="163" calcext:value-type="float">
            <text:p><text:s text:c="3"/>163</text:p>
          </table:table-cell>
          <table:table-cell table:style-name="ce33" office:value-type="float" office:value="7055" calcext:value-type="float">
            <text:p><text:s text:c="2"/>7 055</text:p>
          </table:table-cell>
          <table:table-cell table:style-name="ce33" office:value-type="float" office:value="103" calcext:value-type="float">
            <text:p><text:s text:c="3"/>103</text:p>
          </table:table-cell>
          <table:table-cell table:style-name="ce33" office:value-type="float" office:value="5902" calcext:value-type="float">
            <text:p><text:s text:c="2"/>5 902</text:p>
          </table:table-cell>
          <table:table-cell table:style-name="ce33" office:value-type="float" office:value="1836" calcext:value-type="float">
            <text:p><text:s text:c="2"/>1 836</text:p>
          </table:table-cell>
          <table:table-cell table:style-name="ce33" office:value-type="float" office:value="2459" calcext:value-type="float">
            <text:p><text:s text:c="2"/>2 459</text:p>
          </table:table-cell>
          <table:table-cell table:style-name="ce33" office:value-type="float" office:value="1392" calcext:value-type="float">
            <text:p><text:s text:c="2"/>1 392</text:p>
          </table:table-cell>
          <table:table-cell table:style-name="ce33" office:value-type="float" office:value="1630" calcext:value-type="float">
            <text:p><text:s text:c="2"/>1 630</text:p>
          </table:table-cell>
          <table:table-cell table:style-name="ce33" office:value-type="float" office:value="966" calcext:value-type="float">
            <text:p><text:s text:c="3"/>966</text:p>
          </table:table-cell>
          <table:table-cell table:style-name="ce33" office:value-type="float" office:value="3464" calcext:value-type="float">
            <text:p><text:s text:c="2"/>3 464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09805" calcext:value-type="float">
            <text:p><text:s text:c="2"/>209 805</text:p>
          </table:table-cell>
          <table:table-cell table:number-columns-repeated="953"/>
        </table:table-row>
        <table:table-row table:style-name="ro5">
          <table:table-cell table:style-name="ce15" office:value-type="string" calcext:value-type="string">
            <text:p>36801</text:p>
          </table:table-cell>
          <table:table-cell table:style-name="ce27" office:value-type="string" calcext:value-type="string">
            <text:p>Água, esgoto, reciclagem e gestão de resíduos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2" table:style-name="ce32" office:value-type="float" office:value="1" calcext:value-type="float">
            <text:p><text:s text:c="3"/>1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46" calcext:value-type="float">
            <text:p><text:s text:c="3"/>46</text:p>
          </table:table-cell>
          <table:table-cell table:style-name="ce32" office:value-type="float" office:value="184" calcext:value-type="float">
            <text:p><text:s text:c="3"/>184</text:p>
          </table:table-cell>
          <table:table-cell table:style-name="ce32" office:value-type="float" office:value="69" calcext:value-type="float">
            <text:p><text:s text:c="3"/>69</text:p>
          </table:table-cell>
          <table:table-cell table:style-name="ce32" office:value-type="float" office:value="146" calcext:value-type="float">
            <text:p><text:s text:c="3"/>146</text:p>
          </table:table-cell>
          <table:table-cell table:style-name="ce32" office:value-type="float" office:value="54" calcext:value-type="float">
            <text:p><text:s text:c="3"/>54</text:p>
          </table:table-cell>
          <table:table-cell table:style-name="ce32" office:value-type="float" office:value="294" calcext:value-type="float">
            <text:p><text:s text:c="3"/>294</text:p>
          </table:table-cell>
          <table:table-cell table:style-name="ce32" office:value-type="float" office:value="536" calcext:value-type="float">
            <text:p><text:s text:c="3"/>536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213" calcext:value-type="float">
            <text:p><text:s text:c="3"/>213</text:p>
          </table:table-cell>
          <table:table-cell table:style-name="ce32" office:value-type="float" office:value="344" calcext:value-type="float">
            <text:p><text:s text:c="3"/>344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426" calcext:value-type="float">
            <text:p><text:s text:c="3"/>426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623" calcext:value-type="float">
            <text:p><text:s text:c="3"/>623</text:p>
          </table:table-cell>
          <table:table-cell table:style-name="ce32" office:value-type="float" office:value="429" calcext:value-type="float">
            <text:p><text:s text:c="3"/>429</text:p>
          </table:table-cell>
          <table:table-cell table:style-name="ce32" office:value-type="float" office:value="126" calcext:value-type="float">
            <text:p><text:s text:c="3"/>126</text:p>
          </table:table-cell>
          <table:table-cell table:style-name="ce32" office:value-type="float" office:value="76" calcext:value-type="float">
            <text:p><text:s text:c="3"/>76</text:p>
          </table:table-cell>
          <table:table-cell table:style-name="ce32" office:value-type="float" office:value="521" calcext:value-type="float">
            <text:p><text:s text:c="3"/>521</text:p>
          </table:table-cell>
          <table:table-cell table:style-name="ce32" office:value-type="float" office:value="768" calcext:value-type="float">
            <text:p><text:s text:c="3"/>768</text:p>
          </table:table-cell>
          <table:table-cell table:style-name="ce32" office:value-type="float" office:value="4867" calcext:value-type="float">
            <text:p><text:s text:c="2"/>4 867</text:p>
          </table:table-cell>
          <table:table-cell table:style-name="ce32" office:value-type="float" office:value="2369" calcext:value-type="float">
            <text:p><text:s text:c="2"/>2 369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32" office:value-type="float" office:value="20" calcext:value-type="float">
            <text:p><text:s text:c="3"/>20</text:p>
          </table:table-cell>
          <table:table-cell table:style-name="ce32" office:value-type="float" office:value="61" calcext:value-type="float">
            <text:p><text:s text:c="3"/>61</text:p>
          </table:table-cell>
          <table:table-cell table:style-name="ce32" office:value-type="float" office:value="101" calcext:value-type="float">
            <text:p><text:s text:c="3"/>101</text:p>
          </table:table-cell>
          <table:table-cell table:style-name="ce32" office:value-type="float" office:value="89" calcext:value-type="float">
            <text:p><text:s text:c="3"/>89</text:p>
          </table:table-cell>
          <table:table-cell table:style-name="ce32" office:value-type="float" office:value="258" calcext:value-type="float">
            <text:p><text:s text:c="3"/>258</text:p>
          </table:table-cell>
          <table:table-cell table:style-name="ce32" office:value-type="float" office:value="133" calcext:value-type="float">
            <text:p><text:s text:c="3"/>133</text:p>
          </table:table-cell>
          <table:table-cell table:style-name="ce32" office:value-type="float" office:value="78" calcext:value-type="float">
            <text:p><text:s text:c="3"/>78</text:p>
          </table:table-cell>
          <table:table-cell table:style-name="ce32" office:value-type="float" office:value="27" calcext:value-type="float">
            <text:p><text:s text:c="3"/>27</text:p>
          </table:table-cell>
          <table:table-cell table:style-name="ce32" office:value-type="float" office:value="81" calcext:value-type="float">
            <text:p><text:s text:c="3"/>81</text:p>
          </table:table-cell>
          <table:table-cell table:style-name="ce32" office:value-type="float" office:value="958" calcext:value-type="float">
            <text:p><text:s text:c="3"/>958</text:p>
          </table:table-cell>
          <table:table-cell table:style-name="ce32" office:value-type="float" office:value="279" calcext:value-type="float">
            <text:p><text:s text:c="3"/>279</text:p>
          </table:table-cell>
          <table:table-cell table:style-name="ce32" office:value-type="float" office:value="339" calcext:value-type="float">
            <text:p><text:s text:c="3"/>339</text:p>
          </table:table-cell>
          <table:table-cell table:style-name="ce32" office:value-type="float" office:value="3821" calcext:value-type="float">
            <text:p><text:s text:c="2"/>3 821</text:p>
          </table:table-cell>
          <table:table-cell table:style-name="ce32" office:value-type="float" office:value="264" calcext:value-type="float">
            <text:p><text:s text:c="3"/>264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704" calcext:value-type="float">
            <text:p><text:s text:c="3"/>704</text:p>
          </table:table-cell>
          <table:table-cell table:style-name="ce32" office:value-type="float" office:value="330" calcext:value-type="float">
            <text:p><text:s text:c="3"/>330</text:p>
          </table:table-cell>
          <table:table-cell table:style-name="ce32" office:value-type="float" office:value="1109" calcext:value-type="float">
            <text:p><text:s text:c="2"/>1 109</text:p>
          </table:table-cell>
          <table:table-cell table:style-name="ce32" office:value-type="float" office:value="32" calcext:value-type="float">
            <text:p><text:s text:c="3"/>32</text:p>
          </table:table-cell>
          <table:table-cell table:style-name="ce32" office:value-type="float" office:value="51" calcext:value-type="float">
            <text:p><text:s text:c="3"/>51</text:p>
          </table:table-cell>
          <table:table-cell table:style-name="ce32" office:value-type="float" office:value="43" calcext:value-type="float">
            <text:p><text:s text:c="3"/>43</text:p>
          </table:table-cell>
          <table:table-cell table:style-name="ce32" office:value-type="float" office:value="94" calcext:value-type="float">
            <text:p><text:s text:c="3"/>94</text:p>
          </table:table-cell>
          <table:table-cell table:style-name="ce32" office:value-type="float" office:value="519" calcext:value-type="float">
            <text:p><text:s text:c="3"/>519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493" calcext:value-type="float">
            <text:p><text:s text:c="3"/>493</text:p>
          </table:table-cell>
          <table:table-cell table:style-name="ce32" office:value-type="float" office:value="65" calcext:value-type="float">
            <text:p><text:s text:c="3"/>65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43" calcext:value-type="float">
            <text:p><text:s text:c="3"/>43</text:p>
          </table:table-cell>
          <table:table-cell table:style-name="ce32" office:value-type="float" office:value="4115" calcext:value-type="float">
            <text:p><text:s text:c="2"/>4 115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10446" calcext:value-type="float">
            <text:p><text:s text:c="2"/>10 446</text:p>
          </table:table-cell>
          <table:table-cell table:style-name="ce32" office:value-type="float" office:value="1335" calcext:value-type="float">
            <text:p><text:s text:c="2"/>1 335</text:p>
          </table:table-cell>
          <table:table-cell table:style-name="ce32" office:value-type="float" office:value="214" calcext:value-type="float">
            <text:p><text:s text:c="3"/>214</text:p>
          </table:table-cell>
          <table:table-cell table:style-name="ce32" office:value-type="float" office:value="1721" calcext:value-type="float">
            <text:p><text:s text:c="2"/>1 721</text:p>
          </table:table-cell>
          <table:table-cell table:style-name="ce32" office:value-type="float" office:value="1874" calcext:value-type="float">
            <text:p><text:s text:c="2"/>1 874</text:p>
          </table:table-cell>
          <table:table-cell table:style-name="ce32" office:value-type="float" office:value="94" calcext:value-type="float">
            <text:p><text:s text:c="3"/>94</text:p>
          </table:table-cell>
          <table:table-cell table:style-name="ce32" office:value-type="float" office:value="1689" calcext:value-type="float">
            <text:p><text:s text:c="2"/>1 68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4362" calcext:value-type="float">
            <text:p><text:s text:c="2"/>44 362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41801</text:p>
          </table:table-cell>
          <table:table-cell table:style-name="ce5" office:value-type="string" calcext:value-type="string">
            <text:p>Edificações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435" calcext:value-type="float">
            <text:p><text:s text:c="3"/>435</text:p>
          </table:table-cell>
          <table:table-cell table:style-name="ce33" office:value-type="float" office:value="215" calcext:value-type="float">
            <text:p><text:s text:c="3"/>215</text:p>
          </table:table-cell>
          <table:table-cell table:style-name="ce33" office:value-type="float" office:value="38" calcext:value-type="float">
            <text:p><text:s text:c="3"/>38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6" calcext:value-type="float">
            <text:p><text:s text:c="3"/>6</text:p>
          </table:table-cell>
          <table:table-cell table:number-columns-repeated="6" table:style-name="ce33" office:value-type="float" office:value="0" calcext:value-type="float">
            <text:p><text:s text:c="3"/>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71" calcext:value-type="float">
            <text:p><text:s text:c="3"/>71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72" calcext:value-type="float">
            <text:p><text:s text:c="3"/>72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28" calcext:value-type="float">
            <text:p><text:s text:c="3"/>228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228" calcext:value-type="float">
            <text:p><text:s text:c="3"/>228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31663" calcext:value-type="float">
            <text:p><text:s text:c="2"/>31 663</text:p>
          </table:table-cell>
          <table:table-cell table:style-name="ce33" office:value-type="float" office:value="476" calcext:value-type="float">
            <text:p><text:s text:c="3"/>476</text:p>
          </table:table-cell>
          <table:table-cell table:style-name="ce33" office:value-type="float" office:value="601" calcext:value-type="float">
            <text:p><text:s text:c="3"/>60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98" calcext:value-type="float">
            <text:p><text:s text:c="3"/>298</text:p>
          </table:table-cell>
          <table:table-cell table:style-name="ce33" office:value-type="float" office:value="236" calcext:value-type="float">
            <text:p><text:s text:c="3"/>23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225" calcext:value-type="float">
            <text:p><text:s text:c="3"/>22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540" calcext:value-type="float">
            <text:p><text:s text:c="3"/>540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78" calcext:value-type="float">
            <text:p><text:s text:c="3"/>178</text:p>
          </table:table-cell>
          <table:table-cell table:style-name="ce33" office:value-type="float" office:value="1952" calcext:value-type="float">
            <text:p><text:s text:c="2"/>1 95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566" calcext:value-type="float">
            <text:p><text:s text:c="2"/>3 566</text:p>
          </table:table-cell>
          <table:table-cell table:style-name="ce33" office:value-type="float" office:value="1027" calcext:value-type="float">
            <text:p><text:s text:c="2"/>1 027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1723" calcext:value-type="float">
            <text:p><text:s text:c="2"/>1 72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272" calcext:value-type="float">
            <text:p><text:s text:c="3"/>27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46097" calcext:value-type="float">
            <text:p><text:s text:c="2"/>46 097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41802</text:p>
          </table:table-cell>
          <table:table-cell table:style-name="ce22" office:value-type="string" calcext:value-type="string">
            <text:p>Obras de infra-estrutura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251" calcext:value-type="float">
            <text:p><text:s text:c="2"/>1 251</text:p>
          </table:table-cell>
          <table:table-cell table:style-name="ce31" office:value-type="float" office:value="956" calcext:value-type="float">
            <text:p><text:s text:c="3"/>956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number-columns-repeated="19" table:style-name="ce31" office:value-type="float" office:value="0" calcext:value-type="float">
            <text:p><text:s text:c="3"/>0</text:p>
          </table:table-cell>
          <table:table-cell table:style-name="ce31" office:value-type="float" office:value="79" calcext:value-type="float">
            <text:p><text:s text:c="3"/>79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number-columns-repeated="10" table:style-name="ce31" office:value-type="float" office:value="0" calcext:value-type="float">
            <text:p><text:s text:c="3"/>0</text:p>
          </table:table-cell>
          <table:table-cell table:style-name="ce31" office:value-type="float" office:value="4426" calcext:value-type="float">
            <text:p><text:s text:c="2"/>4 426</text:p>
          </table:table-cell>
          <table:table-cell table:style-name="ce31" office:value-type="float" office:value="8021" calcext:value-type="float">
            <text:p><text:s text:c="2"/>8 02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48" calcext:value-type="float">
            <text:p><text:s text:c="3"/>24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34" calcext:value-type="float">
            <text:p><text:s text:c="3"/>334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957" calcext:value-type="float">
            <text:p><text:s text:c="3"/>957</text:p>
          </table:table-cell>
          <table:table-cell table:number-columns-repeated="9" table:style-name="ce31" office:value-type="float" office:value="0" calcext:value-type="float">
            <text:p><text:s text:c="3"/>0</text:p>
          </table:table-cell>
          <table:table-cell table:style-name="ce31" office:value-type="float" office:value="7973" calcext:value-type="float">
            <text:p><text:s text:c="2"/>7 973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4538" calcext:value-type="float">
            <text:p><text:s text:c="2"/>24 538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41803</text:p>
          </table:table-cell>
          <table:table-cell table:style-name="ce22" office:value-type="string" calcext:value-type="string">
            <text:p>Serviços especializados para construção</text:p>
          </table:table-cell>
          <table:table-cell table:style-name="ce31" office:value-type="float" office:value="70" calcext:value-type="float">
            <text:p><text:s text:c="3"/>70</text:p>
          </table:table-cell>
          <table:table-cell table:style-name="ce31" office:value-type="float" office:value="152" calcext:value-type="float">
            <text:p><text:s text:c="3"/>152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316" calcext:value-type="float">
            <text:p><text:s text:c="3"/>316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50" calcext:value-type="float">
            <text:p><text:s text:c="3"/>15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1548" calcext:value-type="float">
            <text:p><text:s text:c="2"/>1 548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26096" calcext:value-type="float">
            <text:p><text:s text:c="2"/>26 096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31" office:value-type="float" office:value="9" calcext:value-type="float">
            <text:p><text:s text:c="3"/>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764" calcext:value-type="float">
            <text:p><text:s text:c="3"/>764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style-name="ce31" office:value-type="float" office:value="392" calcext:value-type="float">
            <text:p><text:s text:c="3"/>39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087" calcext:value-type="float">
            <text:p><text:s text:c="2"/>4 08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42" calcext:value-type="float">
            <text:p><text:s text:c="2"/>1 442</text:p>
          </table:table-cell>
          <table:table-cell table:style-name="ce31" office:value-type="float" office:value="1151" calcext:value-type="float">
            <text:p><text:s text:c="2"/>1 151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650" calcext:value-type="float">
            <text:p><text:s text:c="3"/>650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810" calcext:value-type="float">
            <text:p><text:s text:c="3"/>810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1874" calcext:value-type="float">
            <text:p><text:s text:c="2"/>1 874</text:p>
          </table:table-cell>
          <table:table-cell table:style-name="ce31" office:value-type="float" office:value="258" calcext:value-type="float">
            <text:p><text:s text:c="3"/>25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955" calcext:value-type="float">
            <text:p><text:s text:c="2"/>1 95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4" calcext:value-type="float">
            <text:p><text:s text:c="3"/>104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2379" calcext:value-type="float">
            <text:p><text:s text:c="2"/>42 379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45001</text:p>
          </table:table-cell>
          <table:table-cell table:style-name="ce22" office:value-type="string" calcext:value-type="string">
            <text:p>Comércio e reparação de veículos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70" calcext:value-type="float">
            <text:p><text:s text:c="3"/>70</text:p>
          </table:table-cell>
          <table:table-cell table:style-name="ce31" office:value-type="float" office:value="67" calcext:value-type="float">
            <text:p><text:s text:c="3"/>67</text:p>
          </table:table-cell>
          <table:table-cell table:style-name="ce31" office:value-type="float" office:value="658" calcext:value-type="float">
            <text:p><text:s text:c="3"/>658</text:p>
          </table:table-cell>
          <table:table-cell table:style-name="ce31" office:value-type="float" office:value="93" calcext:value-type="float">
            <text:p><text:s text:c="3"/>93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320" calcext:value-type="float">
            <text:p><text:s text:c="3"/>32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491" calcext:value-type="float">
            <text:p><text:s text:c="3"/>491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2380" calcext:value-type="float">
            <text:p><text:s text:c="2"/>2 380</text:p>
          </table:table-cell>
          <table:table-cell table:style-name="ce31" office:value-type="float" office:value="277" calcext:value-type="float">
            <text:p><text:s text:c="3"/>277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5" calcext:value-type="float">
            <text:p><text:s text:c="3"/>45</text:p>
          </table:table-cell>
          <table:table-cell table:style-name="ce31" office:value-type="float" office:value="69" calcext:value-type="float">
            <text:p><text:s text:c="3"/>69</text:p>
          </table:table-cell>
          <table:table-cell table:style-name="ce31" office:value-type="float" office:value="382" calcext:value-type="float">
            <text:p><text:s text:c="3"/>382</text:p>
          </table:table-cell>
          <table:table-cell table:style-name="ce31" office:value-type="float" office:value="621" calcext:value-type="float">
            <text:p><text:s text:c="3"/>621</text:p>
          </table:table-cell>
          <table:table-cell table:style-name="ce31" office:value-type="float" office:value="564" calcext:value-type="float">
            <text:p><text:s text:c="3"/>564</text:p>
          </table:table-cell>
          <table:table-cell table:style-name="ce31" office:value-type="float" office:value="1291" calcext:value-type="float">
            <text:p><text:s text:c="2"/>1 291</text:p>
          </table:table-cell>
          <table:table-cell table:style-name="ce31" office:value-type="float" office:value="3486" calcext:value-type="float">
            <text:p><text:s text:c="2"/>3 486</text:p>
          </table:table-cell>
          <table:table-cell table:style-name="ce31" office:value-type="float" office:value="6130" calcext:value-type="float">
            <text:p><text:s text:c="2"/>6 130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29" calcext:value-type="float">
            <text:p><text:s text:c="3"/>42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8" calcext:value-type="float">
            <text:p><text:s text:c="3"/>98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1" calcext:value-type="float">
            <text:p><text:s text:c="3"/>101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862" calcext:value-type="float">
            <text:p><text:s text:c="3"/>862</text:p>
          </table:table-cell>
          <table:table-cell table:style-name="ce31" office:value-type="float" office:value="67" calcext:value-type="float">
            <text:p><text:s text:c="3"/>67</text:p>
          </table:table-cell>
          <table:table-cell table:style-name="ce31" office:value-type="float" office:value="156" calcext:value-type="float">
            <text:p><text:s text:c="3"/>156</text:p>
          </table:table-cell>
          <table:table-cell table:style-name="ce31" office:value-type="float" office:value="1555" calcext:value-type="float">
            <text:p><text:s text:c="2"/>1 555</text:p>
          </table:table-cell>
          <table:table-cell table:style-name="ce31" office:value-type="float" office:value="278" calcext:value-type="float">
            <text:p><text:s text:c="3"/>27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42" calcext:value-type="float">
            <text:p><text:s text:c="2"/>1 042</text:p>
          </table:table-cell>
          <table:table-cell table:style-name="ce31" office:value-type="float" office:value="632" calcext:value-type="float">
            <text:p><text:s text:c="3"/>632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3136" calcext:value-type="float">
            <text:p><text:s text:c="2"/>23 136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46801</text:p>
          </table:table-cell>
          <table:table-cell table:style-name="ce23" office:value-type="string" calcext:value-type="string">
            <text:p>Comércio por atacado e a varejo, exceto veículos automotores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style-name="ce31" office:value-type="float" office:value="56" calcext:value-type="float">
            <text:p><text:s text:c="3"/>56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31" office:value-type="float" office:value="46" calcext:value-type="float">
            <text:p><text:s text:c="3"/>46</text:p>
          </table:table-cell>
          <table:table-cell table:style-name="ce31" office:value-type="float" office:value="5997" calcext:value-type="float">
            <text:p><text:s text:c="2"/>5 997</text:p>
          </table:table-cell>
          <table:table-cell table:style-name="ce31" office:value-type="float" office:value="272" calcext:value-type="float">
            <text:p><text:s text:c="3"/>272</text:p>
          </table:table-cell>
          <table:table-cell table:style-name="ce31" office:value-type="float" office:value="3809" calcext:value-type="float">
            <text:p><text:s text:c="2"/>3 809</text:p>
          </table:table-cell>
          <table:table-cell table:style-name="ce31" office:value-type="float" office:value="173" calcext:value-type="float">
            <text:p><text:s text:c="3"/>173</text:p>
          </table:table-cell>
          <table:table-cell table:style-name="ce31" office:value-type="float" office:value="166" calcext:value-type="float">
            <text:p><text:s text:c="3"/>166</text:p>
          </table:table-cell>
          <table:table-cell table:style-name="ce31" office:value-type="float" office:value="536" calcext:value-type="float">
            <text:p><text:s text:c="3"/>536</text:p>
          </table:table-cell>
          <table:table-cell table:style-name="ce31" office:value-type="float" office:value="689" calcext:value-type="float">
            <text:p><text:s text:c="3"/>689</text:p>
          </table:table-cell>
          <table:table-cell table:style-name="ce31" office:value-type="float" office:value="876" calcext:value-type="float">
            <text:p><text:s text:c="3"/>876</text:p>
          </table:table-cell>
          <table:table-cell table:style-name="ce31" office:value-type="float" office:value="242" calcext:value-type="float">
            <text:p><text:s text:c="3"/>242</text:p>
          </table:table-cell>
          <table:table-cell table:style-name="ce31" office:value-type="float" office:value="1645" calcext:value-type="float">
            <text:p><text:s text:c="2"/>1 645</text:p>
          </table:table-cell>
          <table:table-cell table:style-name="ce31" office:value-type="float" office:value="63" calcext:value-type="float">
            <text:p><text:s text:c="3"/>63</text:p>
          </table:table-cell>
          <table:table-cell table:style-name="ce31" office:value-type="float" office:value="470" calcext:value-type="float">
            <text:p><text:s text:c="3"/>470</text:p>
          </table:table-cell>
          <table:table-cell table:style-name="ce31" office:value-type="float" office:value="412" calcext:value-type="float">
            <text:p><text:s text:c="3"/>412</text:p>
          </table:table-cell>
          <table:table-cell table:style-name="ce31" office:value-type="float" office:value="713" calcext:value-type="float">
            <text:p><text:s text:c="3"/>713</text:p>
          </table:table-cell>
          <table:table-cell table:style-name="ce31" office:value-type="float" office:value="1067" calcext:value-type="float">
            <text:p><text:s text:c="2"/>1 067</text:p>
          </table:table-cell>
          <table:table-cell table:style-name="ce31" office:value-type="float" office:value="77" calcext:value-type="float">
            <text:p><text:s text:c="3"/>77</text:p>
          </table:table-cell>
          <table:table-cell table:style-name="ce31" office:value-type="float" office:value="1259" calcext:value-type="float">
            <text:p><text:s text:c="2"/>1 259</text:p>
          </table:table-cell>
          <table:table-cell table:style-name="ce31" office:value-type="float" office:value="1429" calcext:value-type="float">
            <text:p><text:s text:c="2"/>1 429</text:p>
          </table:table-cell>
          <table:table-cell table:style-name="ce31" office:value-type="float" office:value="1064" calcext:value-type="float">
            <text:p><text:s text:c="2"/>1 064</text:p>
          </table:table-cell>
          <table:table-cell table:style-name="ce31" office:value-type="float" office:value="1318" calcext:value-type="float">
            <text:p><text:s text:c="2"/>1 318</text:p>
          </table:table-cell>
          <table:table-cell table:style-name="ce31" office:value-type="float" office:value="384" calcext:value-type="float">
            <text:p><text:s text:c="3"/>384</text:p>
          </table:table-cell>
          <table:table-cell table:style-name="ce31" office:value-type="float" office:value="1217" calcext:value-type="float">
            <text:p><text:s text:c="2"/>1 217</text:p>
          </table:table-cell>
          <table:table-cell table:style-name="ce31" office:value-type="float" office:value="748" calcext:value-type="float">
            <text:p><text:s text:c="3"/>748</text:p>
          </table:table-cell>
          <table:table-cell table:style-name="ce31" office:value-type="float" office:value="1012" calcext:value-type="float">
            <text:p><text:s text:c="2"/>1 012</text:p>
          </table:table-cell>
          <table:table-cell table:style-name="ce31" office:value-type="float" office:value="2172" calcext:value-type="float">
            <text:p><text:s text:c="2"/>2 172</text:p>
          </table:table-cell>
          <table:table-cell table:style-name="ce31" office:value-type="float" office:value="69" calcext:value-type="float">
            <text:p><text:s text:c="3"/>69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175" calcext:value-type="float">
            <text:p><text:s text:c="3"/>175</text:p>
          </table:table-cell>
          <table:table-cell table:style-name="ce31" office:value-type="float" office:value="625" calcext:value-type="float">
            <text:p><text:s text:c="3"/>625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361" calcext:value-type="float">
            <text:p><text:s text:c="2"/>5 361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448" calcext:value-type="float">
            <text:p><text:s text:c="3"/>448</text:p>
          </table:table-cell>
          <table:table-cell table:style-name="ce31" office:value-type="float" office:value="517" calcext:value-type="float">
            <text:p><text:s text:c="3"/>517</text:p>
          </table:table-cell>
          <table:table-cell table:style-name="ce31" office:value-type="float" office:value="3201" calcext:value-type="float">
            <text:p><text:s text:c="2"/>3 201</text:p>
          </table:table-cell>
          <table:table-cell table:style-name="ce31" office:value-type="float" office:value="313" calcext:value-type="float">
            <text:p><text:s text:c="3"/>313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91" calcext:value-type="float">
            <text:p><text:s text:c="3"/>391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31" office:value-type="float" office:value="160" calcext:value-type="float">
            <text:p><text:s text:c="3"/>16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83" calcext:value-type="float">
            <text:p><text:s text:c="3"/>283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9754" calcext:value-type="float">
            <text:p><text:s text:c="2"/>39 754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49001</text:p>
          </table:table-cell>
          <table:table-cell table:style-name="ce22" office:value-type="string" calcext:value-type="string">
            <text:p>Transporte terrestre de carga</text:p>
          </table:table-cell>
          <table:table-cell table:style-name="ce31" office:value-type="float" office:value="4198" calcext:value-type="float">
            <text:p><text:s text:c="2"/>4 198</text:p>
          </table:table-cell>
          <table:table-cell table:style-name="ce31" office:value-type="float" office:value="669" calcext:value-type="float">
            <text:p><text:s text:c="3"/>669</text:p>
          </table:table-cell>
          <table:table-cell table:style-name="ce31" office:value-type="float" office:value="402" calcext:value-type="float">
            <text:p><text:s text:c="3"/>402</text:p>
          </table:table-cell>
          <table:table-cell table:style-name="ce31" office:value-type="float" office:value="753" calcext:value-type="float">
            <text:p><text:s text:c="3"/>753</text:p>
          </table:table-cell>
          <table:table-cell table:style-name="ce31" office:value-type="float" office:value="4660" calcext:value-type="float">
            <text:p><text:s text:c="2"/>4 660</text:p>
          </table:table-cell>
          <table:table-cell table:style-name="ce31" office:value-type="float" office:value="1826" calcext:value-type="float">
            <text:p><text:s text:c="2"/>1 826</text:p>
          </table:table-cell>
          <table:table-cell table:style-name="ce31" office:value-type="float" office:value="662" calcext:value-type="float">
            <text:p><text:s text:c="3"/>662</text:p>
          </table:table-cell>
          <table:table-cell table:style-name="ce31" office:value-type="float" office:value="8350" calcext:value-type="float">
            <text:p><text:s text:c="2"/>8 350</text:p>
          </table:table-cell>
          <table:table-cell table:style-name="ce31" office:value-type="float" office:value="1527" calcext:value-type="float">
            <text:p><text:s text:c="2"/>1 527</text:p>
          </table:table-cell>
          <table:table-cell table:style-name="ce31" office:value-type="float" office:value="11243" calcext:value-type="float">
            <text:p><text:s text:c="2"/>11 243</text:p>
          </table:table-cell>
          <table:table-cell table:style-name="ce31" office:value-type="float" office:value="2348" calcext:value-type="float">
            <text:p><text:s text:c="2"/>2 348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785" calcext:value-type="float">
            <text:p><text:s text:c="3"/>785</text:p>
          </table:table-cell>
          <table:table-cell table:style-name="ce31" office:value-type="float" office:value="512" calcext:value-type="float">
            <text:p><text:s text:c="3"/>512</text:p>
          </table:table-cell>
          <table:table-cell table:style-name="ce31" office:value-type="float" office:value="771" calcext:value-type="float">
            <text:p><text:s text:c="3"/>771</text:p>
          </table:table-cell>
          <table:table-cell table:style-name="ce31" office:value-type="float" office:value="416" calcext:value-type="float">
            <text:p><text:s text:c="3"/>416</text:p>
          </table:table-cell>
          <table:table-cell table:style-name="ce31" office:value-type="float" office:value="2389" calcext:value-type="float">
            <text:p><text:s text:c="2"/>2 389</text:p>
          </table:table-cell>
          <table:table-cell table:style-name="ce31" office:value-type="float" office:value="274" calcext:value-type="float">
            <text:p><text:s text:c="3"/>274</text:p>
          </table:table-cell>
          <table:table-cell table:style-name="ce31" office:value-type="float" office:value="3317" calcext:value-type="float">
            <text:p><text:s text:c="2"/>3 317</text:p>
          </table:table-cell>
          <table:table-cell table:style-name="ce31" office:value-type="float" office:value="857" calcext:value-type="float">
            <text:p><text:s text:c="3"/>857</text:p>
          </table:table-cell>
          <table:table-cell table:style-name="ce31" office:value-type="float" office:value="4092" calcext:value-type="float">
            <text:p><text:s text:c="2"/>4 092</text:p>
          </table:table-cell>
          <table:table-cell table:style-name="ce31" office:value-type="float" office:value="1605" calcext:value-type="float">
            <text:p><text:s text:c="2"/>1 605</text:p>
          </table:table-cell>
          <table:table-cell table:style-name="ce31" office:value-type="float" office:value="1191" calcext:value-type="float">
            <text:p><text:s text:c="2"/>1 191</text:p>
          </table:table-cell>
          <table:table-cell table:style-name="ce31" office:value-type="float" office:value="2338" calcext:value-type="float">
            <text:p><text:s text:c="2"/>2 338</text:p>
          </table:table-cell>
          <table:table-cell table:style-name="ce31" office:value-type="float" office:value="2093" calcext:value-type="float">
            <text:p><text:s text:c="2"/>2 093</text:p>
          </table:table-cell>
          <table:table-cell table:style-name="ce31" office:value-type="float" office:value="2268" calcext:value-type="float">
            <text:p><text:s text:c="2"/>2 268</text:p>
          </table:table-cell>
          <table:table-cell table:style-name="ce31" office:value-type="float" office:value="3967" calcext:value-type="float">
            <text:p><text:s text:c="2"/>3 967</text:p>
          </table:table-cell>
          <table:table-cell table:style-name="ce31" office:value-type="float" office:value="483" calcext:value-type="float">
            <text:p><text:s text:c="3"/>483</text:p>
          </table:table-cell>
          <table:table-cell table:style-name="ce31" office:value-type="float" office:value="1847" calcext:value-type="float">
            <text:p><text:s text:c="2"/>1 847</text:p>
          </table:table-cell>
          <table:table-cell table:style-name="ce31" office:value-type="float" office:value="1079" calcext:value-type="float">
            <text:p><text:s text:c="2"/>1 079</text:p>
          </table:table-cell>
          <table:table-cell table:style-name="ce31" office:value-type="float" office:value="1117" calcext:value-type="float">
            <text:p><text:s text:c="2"/>1 117</text:p>
          </table:table-cell>
          <table:table-cell table:style-name="ce31" office:value-type="float" office:value="1385" calcext:value-type="float">
            <text:p><text:s text:c="2"/>1 385</text:p>
          </table:table-cell>
          <table:table-cell table:style-name="ce31" office:value-type="float" office:value="3184" calcext:value-type="float">
            <text:p><text:s text:c="2"/>3 184</text:p>
          </table:table-cell>
          <table:table-cell table:style-name="ce31" office:value-type="float" office:value="1043" calcext:value-type="float">
            <text:p><text:s text:c="2"/>1 043</text:p>
          </table:table-cell>
          <table:table-cell table:style-name="ce31" office:value-type="float" office:value="554" calcext:value-type="float">
            <text:p><text:s text:c="3"/>554</text:p>
          </table:table-cell>
          <table:table-cell table:style-name="ce31" office:value-type="float" office:value="1192" calcext:value-type="float">
            <text:p><text:s text:c="2"/>1 192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3711" calcext:value-type="float">
            <text:p><text:s text:c="2"/>3 711</text:p>
          </table:table-cell>
          <table:table-cell table:style-name="ce31" office:value-type="float" office:value="248" calcext:value-type="float">
            <text:p><text:s text:c="3"/>248</text:p>
          </table:table-cell>
          <table:table-cell table:style-name="ce31" office:value-type="float" office:value="1759" calcext:value-type="float">
            <text:p><text:s text:c="2"/>1 759</text:p>
          </table:table-cell>
          <table:table-cell table:style-name="ce31" office:value-type="float" office:value="999" calcext:value-type="float">
            <text:p><text:s text:c="3"/>999</text:p>
          </table:table-cell>
          <table:table-cell table:style-name="ce31" office:value-type="float" office:value="34633" calcext:value-type="float">
            <text:p><text:s text:c="2"/>34 633</text:p>
          </table:table-cell>
          <table:table-cell table:style-name="ce31" office:value-type="float" office:value="32030" calcext:value-type="float">
            <text:p><text:s text:c="2"/>32 030</text:p>
          </table:table-cell>
          <table:table-cell table:style-name="ce31" office:value-type="float" office:value="110" calcext:value-type="float">
            <text:p><text:s text:c="3"/>110</text:p>
          </table:table-cell>
          <table:table-cell table:style-name="ce31" office:value-type="float" office:value="69" calcext:value-type="float">
            <text:p><text:s text:c="3"/>69</text:p>
          </table:table-cell>
          <table:table-cell table:style-name="ce31" office:value-type="float" office:value="4432" calcext:value-type="float">
            <text:p><text:s text:c="2"/>4 432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710" calcext:value-type="float">
            <text:p><text:s text:c="3"/>710</text:p>
          </table:table-cell>
          <table:table-cell table:style-name="ce31" office:value-type="float" office:value="394" calcext:value-type="float">
            <text:p><text:s text:c="3"/>394</text:p>
          </table:table-cell>
          <table:table-cell table:style-name="ce31" office:value-type="float" office:value="117" calcext:value-type="float">
            <text:p><text:s text:c="3"/>117</text:p>
          </table:table-cell>
          <table:table-cell table:style-name="ce31" office:value-type="float" office:value="206" calcext:value-type="float">
            <text:p><text:s text:c="3"/>206</text:p>
          </table:table-cell>
          <table:table-cell table:style-name="ce31" office:value-type="float" office:value="148" calcext:value-type="float">
            <text:p><text:s text:c="3"/>148</text:p>
          </table:table-cell>
          <table:table-cell table:style-name="ce31" office:value-type="float" office:value="467" calcext:value-type="float">
            <text:p><text:s text:c="3"/>467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531" calcext:value-type="float">
            <text:p><text:s text:c="3"/>531</text:p>
          </table:table-cell>
          <table:table-cell table:style-name="ce31" office:value-type="float" office:value="307" calcext:value-type="float">
            <text:p><text:s text:c="3"/>307</text:p>
          </table:table-cell>
          <table:table-cell table:style-name="ce31" office:value-type="float" office:value="48" calcext:value-type="float">
            <text:p><text:s text:c="3"/>48</text:p>
          </table:table-cell>
          <table:table-cell table:style-name="ce31" office:value-type="float" office:value="339" calcext:value-type="float">
            <text:p><text:s text:c="3"/>339</text:p>
          </table:table-cell>
          <table:table-cell table:style-name="ce31" office:value-type="float" office:value="119" calcext:value-type="float">
            <text:p><text:s text:c="3"/>119</text:p>
          </table:table-cell>
          <table:table-cell table:style-name="ce31" office:value-type="float" office:value="62" calcext:value-type="float">
            <text:p><text:s text:c="3"/>62</text:p>
          </table:table-cell>
          <table:table-cell table:style-name="ce31" office:value-type="float" office:value="1379" calcext:value-type="float">
            <text:p><text:s text:c="2"/>1 379</text:p>
          </table:table-cell>
          <table:table-cell table:style-name="ce31" office:value-type="float" office:value="96" calcext:value-type="float">
            <text:p><text:s text:c="3"/>9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325" calcext:value-type="float">
            <text:p><text:s text:c="3"/>32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9" calcext:value-type="float">
            <text:p><text:s text:c="3"/>69</text:p>
          </table:table-cell>
          <table:table-cell table:style-name="ce31" office:value-type="float" office:value="104" calcext:value-type="float">
            <text:p><text:s text:c="3"/>10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59012" calcext:value-type="float">
            <text:p><text:s text:c="2"/>159 012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49002</text:p>
          </table:table-cell>
          <table:table-cell table:style-name="ce26" office:value-type="string" calcext:value-type="string">
            <text:p>Transporte terrestre de passageiros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33" office:value-type="float" office:value="406" calcext:value-type="float">
            <text:p><text:s text:c="3"/>406</text:p>
          </table:table-cell>
          <table:table-cell table:style-name="ce33" office:value-type="float" office:value="308" calcext:value-type="float">
            <text:p><text:s text:c="3"/>308</text:p>
          </table:table-cell>
          <table:table-cell table:style-name="ce33" office:value-type="float" office:value="126" calcext:value-type="float">
            <text:p><text:s text:c="3"/>126</text:p>
          </table:table-cell>
          <table:table-cell table:style-name="ce33" office:value-type="float" office:value="75" calcext:value-type="float">
            <text:p><text:s text:c="3"/>75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33" office:value-type="float" office:value="121" calcext:value-type="float">
            <text:p><text:s text:c="3"/>121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544" calcext:value-type="float">
            <text:p><text:s text:c="3"/>544</text:p>
          </table:table-cell>
          <table:table-cell table:style-name="ce33" office:value-type="float" office:value="1" calcext:value-type="float">
            <text:p><text:s text:c="3"/>1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177" calcext:value-type="float">
            <text:p><text:s text:c="3"/>177</text:p>
          </table:table-cell>
          <table:table-cell table:style-name="ce33" office:value-type="float" office:value="140" calcext:value-type="float">
            <text:p><text:s text:c="3"/>140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118" calcext:value-type="float">
            <text:p><text:s text:c="3"/>118</text:p>
          </table:table-cell>
          <table:table-cell table:style-name="ce33" office:value-type="float" office:value="198" calcext:value-type="float">
            <text:p><text:s text:c="3"/>198</text:p>
          </table:table-cell>
          <table:table-cell table:style-name="ce33" office:value-type="float" office:value="299" calcext:value-type="float">
            <text:p><text:s text:c="3"/>299</text:p>
          </table:table-cell>
          <table:table-cell table:style-name="ce33" office:value-type="float" office:value="74" calcext:value-type="float">
            <text:p><text:s text:c="3"/>74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25" calcext:value-type="float">
            <text:p><text:s text:c="3"/>325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33" office:value-type="float" office:value="484" calcext:value-type="float">
            <text:p><text:s text:c="3"/>484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44" calcext:value-type="float">
            <text:p><text:s text:c="3"/>24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75" calcext:value-type="float">
            <text:p><text:s text:c="3"/>75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78" calcext:value-type="float">
            <text:p><text:s text:c="3"/>7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153" calcext:value-type="float">
            <text:p><text:s text:c="3"/>153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9" calcext:value-type="float">
            <text:p><text:s text:c="3"/>39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56" calcext:value-type="float">
            <text:p><text:s text:c="3"/>5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99" calcext:value-type="float">
            <text:p><text:s text:c="3"/>99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184" calcext:value-type="float">
            <text:p><text:s text:c="3"/>184</text:p>
          </table:table-cell>
          <table:table-cell table:style-name="ce33" office:value-type="float" office:value="370" calcext:value-type="float">
            <text:p><text:s text:c="3"/>370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817" calcext:value-type="float">
            <text:p><text:s text:c="3"/>817</text:p>
          </table:table-cell>
          <table:table-cell table:style-name="ce33" office:value-type="float" office:value="39" calcext:value-type="float">
            <text:p><text:s text:c="3"/>39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33" office:value-type="float" office:value="233" calcext:value-type="float">
            <text:p><text:s text:c="3"/>233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2183" calcext:value-type="float">
            <text:p><text:s text:c="2"/>2 183</text:p>
          </table:table-cell>
          <table:table-cell table:style-name="ce33" office:value-type="float" office:value="2001" calcext:value-type="float">
            <text:p><text:s text:c="2"/>2 001</text:p>
          </table:table-cell>
          <table:table-cell table:style-name="ce33" office:value-type="float" office:value="1149" calcext:value-type="float">
            <text:p><text:s text:c="2"/>1 149</text:p>
          </table:table-cell>
          <table:table-cell table:style-name="ce33" office:value-type="float" office:value="892" calcext:value-type="float">
            <text:p><text:s text:c="3"/>89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2253" calcext:value-type="float">
            <text:p><text:s text:c="2"/>2 25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4839" calcext:value-type="float">
            <text:p><text:s text:c="2"/>14 839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50001</text:p>
          </table:table-cell>
          <table:table-cell table:style-name="ce26" office:value-type="string" calcext:value-type="string">
            <text:p>Transporte aquaviário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8164" calcext:value-type="float">
            <text:p><text:s text:c="2"/>8 16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2064" calcext:value-type="float">
            <text:p><text:s text:c="2"/>2 064</text:p>
          </table:table-cell>
          <table:table-cell table:style-name="ce32" office:value-type="float" office:value="124" calcext:value-type="float">
            <text:p><text:s text:c="3"/>124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23" calcext:value-type="float">
            <text:p><text:s text:c="3"/>23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215" calcext:value-type="float">
            <text:p><text:s text:c="3"/>215</text:p>
          </table:table-cell>
          <table:table-cell table:style-name="ce32" office:value-type="float" office:value="1991" calcext:value-type="float">
            <text:p><text:s text:c="2"/>1 991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90" calcext:value-type="float">
            <text:p><text:s text:c="3"/>90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style-name="ce32" office:value-type="float" office:value="1105" calcext:value-type="float">
            <text:p><text:s text:c="2"/>1 105</text:p>
          </table:table-cell>
          <table:table-cell table:style-name="ce32" office:value-type="float" office:value="18" calcext:value-type="float">
            <text:p><text:s text:c="3"/>18</text:p>
          </table:table-cell>
          <table:table-cell table:style-name="ce32" office:value-type="float" office:value="67" calcext:value-type="float">
            <text:p><text:s text:c="3"/>67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style-name="ce32" office:value-type="float" office:value="187" calcext:value-type="float">
            <text:p><text:s text:c="3"/>187</text:p>
          </table:table-cell>
          <table:table-cell table:style-name="ce32" office:value-type="float" office:value="518" calcext:value-type="float">
            <text:p><text:s text:c="3"/>518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50" calcext:value-type="float">
            <text:p><text:s text:c="3"/>50</text:p>
          </table:table-cell>
          <table:table-cell table:style-name="ce32" office:value-type="float" office:value="74" calcext:value-type="float">
            <text:p><text:s text:c="3"/>74</text:p>
          </table:table-cell>
          <table:table-cell table:style-name="ce32" office:value-type="float" office:value="71" calcext:value-type="float">
            <text:p><text:s text:c="3"/>71</text:p>
          </table:table-cell>
          <table:table-cell table:style-name="ce32" office:value-type="float" office:value="391" calcext:value-type="float">
            <text:p><text:s text:c="3"/>391</text:p>
          </table:table-cell>
          <table:table-cell table:style-name="ce32" office:value-type="float" office:value="322" calcext:value-type="float">
            <text:p><text:s text:c="3"/>322</text:p>
          </table:table-cell>
          <table:table-cell table:style-name="ce32" office:value-type="float" office:value="108" calcext:value-type="float">
            <text:p><text:s text:c="3"/>108</text:p>
          </table:table-cell>
          <table:table-cell table:style-name="ce32" office:value-type="float" office:value="265" calcext:value-type="float">
            <text:p><text:s text:c="3"/>265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9" calcext:value-type="float">
            <text:p><text:s text:c="3"/>9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785" calcext:value-type="float">
            <text:p><text:s text:c="2"/>1 785</text:p>
          </table:table-cell>
          <table:table-cell table:style-name="ce32" office:value-type="float" office:value="1119" calcext:value-type="float">
            <text:p><text:s text:c="2"/>1 119</text:p>
          </table:table-cell>
          <table:table-cell table:style-name="ce32" office:value-type="float" office:value="1731" calcext:value-type="float">
            <text:p><text:s text:c="2"/>1 73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89" calcext:value-type="float">
            <text:p><text:s text:c="3"/>8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4" calcext:value-type="float">
            <text:p><text:s text:c="3"/>24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384" calcext:value-type="float">
            <text:p><text:s text:c="3"/>384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5"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21822" calcext:value-type="float">
            <text:p><text:s text:c="2"/>21 822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51001</text:p>
          </table:table-cell>
          <table:table-cell table:style-name="ce26" office:value-type="string" calcext:value-type="string">
            <text:p>Transporte aéreo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0" calcext:value-type="float">
            <text:p><text:s text:c="3"/>0</text:p>
          </table:table-cell>
          <table:table-cell table:number-columns-repeated="2" table:style-name="ce32" office:value-type="float" office:value="4" calcext:value-type="float">
            <text:p><text:s text:c="3"/>4</text:p>
          </table:table-cell>
          <table:table-cell table:style-name="ce32" office:value-type="float" office:value="1991" calcext:value-type="float">
            <text:p><text:s text:c="2"/>1 991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236" calcext:value-type="float">
            <text:p><text:s text:c="3"/>236</text:p>
          </table:table-cell>
          <table:table-cell table:style-name="ce32" office:value-type="float" office:value="50" calcext:value-type="float">
            <text:p><text:s text:c="3"/>50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32" office:value-type="float" office:value="33" calcext:value-type="float">
            <text:p><text:s text:c="3"/>33</text:p>
          </table:table-cell>
          <table:table-cell table:style-name="ce32" office:value-type="float" office:value="42" calcext:value-type="float">
            <text:p><text:s text:c="3"/>42</text:p>
          </table:table-cell>
          <table:table-cell table:style-name="ce32" office:value-type="float" office:value="41" calcext:value-type="float">
            <text:p><text:s text:c="3"/>41</text:p>
          </table:table-cell>
          <table:table-cell table:style-name="ce32" office:value-type="float" office:value="99" calcext:value-type="float">
            <text:p><text:s text:c="3"/>99</text:p>
          </table:table-cell>
          <table:table-cell table:style-name="ce32" office:value-type="float" office:value="17" calcext:value-type="float">
            <text:p><text:s text:c="3"/>17</text:p>
          </table:table-cell>
          <table:table-cell table:style-name="ce32" office:value-type="float" office:value="42" calcext:value-type="float">
            <text:p><text:s text:c="3"/>4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73" calcext:value-type="float">
            <text:p><text:s text:c="3"/>273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35" calcext:value-type="float">
            <text:p><text:s text:c="3"/>135</text:p>
          </table:table-cell>
          <table:table-cell table:style-name="ce32" office:value-type="float" office:value="42" calcext:value-type="float">
            <text:p><text:s text:c="3"/>42</text:p>
          </table:table-cell>
          <table:table-cell table:style-name="ce32" office:value-type="float" office:value="134" calcext:value-type="float">
            <text:p><text:s text:c="3"/>134</text:p>
          </table:table-cell>
          <table:table-cell table:style-name="ce32" office:value-type="float" office:value="84" calcext:value-type="float">
            <text:p><text:s text:c="3"/>84</text:p>
          </table:table-cell>
          <table:table-cell table:style-name="ce32" office:value-type="float" office:value="13" calcext:value-type="float">
            <text:p><text:s text:c="3"/>13</text:p>
          </table:table-cell>
          <table:table-cell table:style-name="ce32" office:value-type="float" office:value="52" calcext:value-type="float">
            <text:p><text:s text:c="3"/>52</text:p>
          </table:table-cell>
          <table:table-cell table:style-name="ce32" office:value-type="float" office:value="242" calcext:value-type="float">
            <text:p><text:s text:c="3"/>242</text:p>
          </table:table-cell>
          <table:table-cell table:style-name="ce32" office:value-type="float" office:value="164" calcext:value-type="float">
            <text:p><text:s text:c="3"/>164</text:p>
          </table:table-cell>
          <table:table-cell table:style-name="ce32" office:value-type="float" office:value="212" calcext:value-type="float">
            <text:p><text:s text:c="3"/>212</text:p>
          </table:table-cell>
          <table:table-cell table:style-name="ce32" office:value-type="float" office:value="213" calcext:value-type="float">
            <text:p><text:s text:c="3"/>213</text:p>
          </table:table-cell>
          <table:table-cell table:number-columns-repeated="2" table:style-name="ce32" office:value-type="float" office:value="57" calcext:value-type="float">
            <text:p><text:s text:c="3"/>57</text:p>
          </table:table-cell>
          <table:table-cell table:style-name="ce32" office:value-type="float" office:value="35" calcext:value-type="float">
            <text:p><text:s text:c="3"/>35</text:p>
          </table:table-cell>
          <table:table-cell table:style-name="ce32" office:value-type="float" office:value="63" calcext:value-type="float">
            <text:p><text:s text:c="3"/>63</text:p>
          </table:table-cell>
          <table:table-cell table:style-name="ce32" office:value-type="float" office:value="602" calcext:value-type="float">
            <text:p><text:s text:c="3"/>602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32" office:value-type="float" office:value="1437" calcext:value-type="float">
            <text:p><text:s text:c="2"/>1 437</text:p>
          </table:table-cell>
          <table:table-cell table:style-name="ce32" office:value-type="float" office:value="215" calcext:value-type="float">
            <text:p><text:s text:c="3"/>215</text:p>
          </table:table-cell>
          <table:table-cell table:style-name="ce32" office:value-type="float" office:value="3200" calcext:value-type="float">
            <text:p><text:s text:c="2"/>3 200</text:p>
          </table:table-cell>
          <table:table-cell table:style-name="ce32" office:value-type="float" office:value="205" calcext:value-type="float">
            <text:p><text:s text:c="3"/>205</text:p>
          </table:table-cell>
          <table:table-cell table:style-name="ce32" office:value-type="float" office:value="83" calcext:value-type="float">
            <text:p><text:s text:c="3"/>83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642" calcext:value-type="float">
            <text:p><text:s text:c="3"/>642</text:p>
          </table:table-cell>
          <table:table-cell table:style-name="ce32" office:value-type="float" office:value="72" calcext:value-type="float">
            <text:p><text:s text:c="3"/>72</text:p>
          </table:table-cell>
          <table:table-cell table:style-name="ce32" office:value-type="float" office:value="53" calcext:value-type="float">
            <text:p><text:s text:c="3"/>53</text:p>
          </table:table-cell>
          <table:table-cell table:style-name="ce32" office:value-type="float" office:value="20" calcext:value-type="float">
            <text:p><text:s text:c="3"/>20</text:p>
          </table:table-cell>
          <table:table-cell table:style-name="ce32" office:value-type="float" office:value="162" calcext:value-type="float">
            <text:p><text:s text:c="3"/>162</text:p>
          </table:table-cell>
          <table:table-cell table:style-name="ce32" office:value-type="float" office:value="207" calcext:value-type="float">
            <text:p><text:s text:c="3"/>207</text:p>
          </table:table-cell>
          <table:table-cell table:style-name="ce32" office:value-type="float" office:value="676" calcext:value-type="float">
            <text:p><text:s text:c="3"/>676</text:p>
          </table:table-cell>
          <table:table-cell table:style-name="ce32" office:value-type="float" office:value="2898" calcext:value-type="float">
            <text:p><text:s text:c="2"/>2 898</text:p>
          </table:table-cell>
          <table:table-cell table:style-name="ce32" office:value-type="float" office:value="62" calcext:value-type="float">
            <text:p><text:s text:c="3"/>62</text:p>
          </table:table-cell>
          <table:table-cell table:style-name="ce32" office:value-type="float" office:value="944" calcext:value-type="float">
            <text:p><text:s text:c="3"/>944</text:p>
          </table:table-cell>
          <table:table-cell table:style-name="ce32" office:value-type="float" office:value="340" calcext:value-type="float">
            <text:p><text:s text:c="3"/>340</text:p>
          </table:table-cell>
          <table:table-cell table:style-name="ce32" office:value-type="float" office:value="555" calcext:value-type="float">
            <text:p><text:s text:c="3"/>555</text:p>
          </table:table-cell>
          <table:table-cell table:style-name="ce32" office:value-type="float" office:value="91" calcext:value-type="float">
            <text:p><text:s text:c="3"/>91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1247" calcext:value-type="float">
            <text:p><text:s text:c="2"/>1 247</text:p>
          </table:table-cell>
          <table:table-cell table:style-name="ce32" office:value-type="float" office:value="352" calcext:value-type="float">
            <text:p><text:s text:c="3"/>352</text:p>
          </table:table-cell>
          <table:table-cell table:style-name="ce32" office:value-type="float" office:value="2076" calcext:value-type="float">
            <text:p><text:s text:c="2"/>2 076</text:p>
          </table:table-cell>
          <table:table-cell table:style-name="ce32" office:value-type="float" office:value="462" calcext:value-type="float">
            <text:p><text:s text:c="3"/>46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92" calcext:value-type="float">
            <text:p><text:s text:c="3"/>92</text:p>
          </table:table-cell>
          <table:table-cell table:style-name="ce32" office:value-type="float" office:value="8775" calcext:value-type="float">
            <text:p><text:s text:c="2"/>8 77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0843" calcext:value-type="float">
            <text:p><text:s text:c="2"/>30 843</text:p>
          </table:table-cell>
          <table:table-cell table:number-columns-repeated="953"/>
        </table:table-row>
        <table:table-row table:style-name="ro5">
          <table:table-cell table:style-name="ce15" office:value-type="string" calcext:value-type="string">
            <text:p>52801</text:p>
          </table:table-cell>
          <table:table-cell table:style-name="ce27" office:value-type="string" calcext:value-type="string">
            <text:p>Armazenamento e serviços auxiliares aos transportes</text:p>
          </table:table-cell>
          <table:table-cell table:style-name="ce32" office:value-type="float" office:value="897" calcext:value-type="float">
            <text:p><text:s text:c="3"/>897</text:p>
          </table:table-cell>
          <table:table-cell table:style-name="ce32" office:value-type="float" office:value="53" calcext:value-type="float">
            <text:p><text:s text:c="3"/>53</text:p>
          </table:table-cell>
          <table:table-cell table:style-name="ce32" office:value-type="float" office:value="223" calcext:value-type="float">
            <text:p><text:s text:c="3"/>223</text:p>
          </table:table-cell>
          <table:table-cell table:style-name="ce32" office:value-type="float" office:value="26" calcext:value-type="float">
            <text:p><text:s text:c="3"/>26</text:p>
          </table:table-cell>
          <table:table-cell table:style-name="ce32" office:value-type="float" office:value="4005" calcext:value-type="float">
            <text:p><text:s text:c="2"/>4 005</text:p>
          </table:table-cell>
          <table:table-cell table:style-name="ce32" office:value-type="float" office:value="2590" calcext:value-type="float">
            <text:p><text:s text:c="2"/>2 590</text:p>
          </table:table-cell>
          <table:table-cell table:style-name="ce32" office:value-type="float" office:value="610" calcext:value-type="float">
            <text:p><text:s text:c="3"/>610</text:p>
          </table:table-cell>
          <table:table-cell table:style-name="ce32" office:value-type="float" office:value="3005" calcext:value-type="float">
            <text:p><text:s text:c="2"/>3 005</text:p>
          </table:table-cell>
          <table:table-cell table:style-name="ce32" office:value-type="float" office:value="1785" calcext:value-type="float">
            <text:p><text:s text:c="2"/>1 785</text:p>
          </table:table-cell>
          <table:table-cell table:style-name="ce32" office:value-type="float" office:value="3712" calcext:value-type="float">
            <text:p><text:s text:c="2"/>3 712</text:p>
          </table:table-cell>
          <table:table-cell table:style-name="ce32" office:value-type="float" office:value="2275" calcext:value-type="float">
            <text:p><text:s text:c="2"/>2 275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111" calcext:value-type="float">
            <text:p><text:s text:c="3"/>111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77" calcext:value-type="float">
            <text:p><text:s text:c="3"/>77</text:p>
          </table:table-cell>
          <table:table-cell table:style-name="ce32" office:value-type="float" office:value="215" calcext:value-type="float">
            <text:p><text:s text:c="3"/>215</text:p>
          </table:table-cell>
          <table:table-cell table:style-name="ce32" office:value-type="float" office:value="1085" calcext:value-type="float">
            <text:p><text:s text:c="2"/>1 085</text:p>
          </table:table-cell>
          <table:table-cell table:style-name="ce32" office:value-type="float" office:value="157" calcext:value-type="float">
            <text:p><text:s text:c="3"/>157</text:p>
          </table:table-cell>
          <table:table-cell table:style-name="ce32" office:value-type="float" office:value="783" calcext:value-type="float">
            <text:p><text:s text:c="3"/>783</text:p>
          </table:table-cell>
          <table:table-cell table:style-name="ce32" office:value-type="float" office:value="865" calcext:value-type="float">
            <text:p><text:s text:c="3"/>865</text:p>
          </table:table-cell>
          <table:table-cell table:style-name="ce32" office:value-type="float" office:value="1000" calcext:value-type="float">
            <text:p><text:s text:c="2"/>1 000</text:p>
          </table:table-cell>
          <table:table-cell table:style-name="ce32" office:value-type="float" office:value="434" calcext:value-type="float">
            <text:p><text:s text:c="3"/>434</text:p>
          </table:table-cell>
          <table:table-cell table:style-name="ce32" office:value-type="float" office:value="422" calcext:value-type="float">
            <text:p><text:s text:c="3"/>422</text:p>
          </table:table-cell>
          <table:table-cell table:style-name="ce32" office:value-type="float" office:value="601" calcext:value-type="float">
            <text:p><text:s text:c="3"/>601</text:p>
          </table:table-cell>
          <table:table-cell table:style-name="ce32" office:value-type="float" office:value="192" calcext:value-type="float">
            <text:p><text:s text:c="3"/>192</text:p>
          </table:table-cell>
          <table:table-cell table:style-name="ce32" office:value-type="float" office:value="265" calcext:value-type="float">
            <text:p><text:s text:c="3"/>265</text:p>
          </table:table-cell>
          <table:table-cell table:style-name="ce32" office:value-type="float" office:value="2762" calcext:value-type="float">
            <text:p><text:s text:c="2"/>2 762</text:p>
          </table:table-cell>
          <table:table-cell table:style-name="ce32" office:value-type="float" office:value="138" calcext:value-type="float">
            <text:p><text:s text:c="3"/>138</text:p>
          </table:table-cell>
          <table:table-cell table:style-name="ce32" office:value-type="float" office:value="940" calcext:value-type="float">
            <text:p><text:s text:c="3"/>940</text:p>
          </table:table-cell>
          <table:table-cell table:style-name="ce32" office:value-type="float" office:value="645" calcext:value-type="float">
            <text:p><text:s text:c="3"/>645</text:p>
          </table:table-cell>
          <table:table-cell table:style-name="ce32" office:value-type="float" office:value="930" calcext:value-type="float">
            <text:p><text:s text:c="3"/>930</text:p>
          </table:table-cell>
          <table:table-cell table:style-name="ce32" office:value-type="float" office:value="315" calcext:value-type="float">
            <text:p><text:s text:c="3"/>315</text:p>
          </table:table-cell>
          <table:table-cell table:style-name="ce32" office:value-type="float" office:value="3800" calcext:value-type="float">
            <text:p><text:s text:c="2"/>3 800</text:p>
          </table:table-cell>
          <table:table-cell table:number-columns-repeated="2" table:style-name="ce32" office:value-type="float" office:value="516" calcext:value-type="float">
            <text:p><text:s text:c="3"/>516</text:p>
          </table:table-cell>
          <table:table-cell table:style-name="ce32" office:value-type="float" office:value="240" calcext:value-type="float">
            <text:p><text:s text:c="3"/>240</text:p>
          </table:table-cell>
          <table:table-cell table:style-name="ce32" office:value-type="float" office:value="232" calcext:value-type="float">
            <text:p><text:s text:c="3"/>232</text:p>
          </table:table-cell>
          <table:table-cell table:style-name="ce32" office:value-type="float" office:value="90" calcext:value-type="float">
            <text:p><text:s text:c="3"/>90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318" calcext:value-type="float">
            <text:p><text:s text:c="3"/>318</text:p>
          </table:table-cell>
          <table:table-cell table:style-name="ce32" office:value-type="float" office:value="11765" calcext:value-type="float">
            <text:p><text:s text:c="2"/>11 765</text:p>
          </table:table-cell>
          <table:table-cell table:style-name="ce32" office:value-type="float" office:value="7842" calcext:value-type="float">
            <text:p><text:s text:c="2"/>7 842</text:p>
          </table:table-cell>
          <table:table-cell table:style-name="ce32" office:value-type="float" office:value="2914" calcext:value-type="float">
            <text:p><text:s text:c="2"/>2 914</text:p>
          </table:table-cell>
          <table:table-cell table:style-name="ce32" office:value-type="float" office:value="4651" calcext:value-type="float">
            <text:p><text:s text:c="2"/>4 651</text:p>
          </table:table-cell>
          <table:table-cell table:style-name="ce32" office:value-type="float" office:value="3579" calcext:value-type="float">
            <text:p><text:s text:c="2"/>3 579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33" calcext:value-type="float">
            <text:p><text:s text:c="3"/>33</text:p>
          </table:table-cell>
          <table:table-cell table:style-name="ce32" office:value-type="float" office:value="20" calcext:value-type="float">
            <text:p><text:s text:c="3"/>20</text:p>
          </table:table-cell>
          <table:table-cell table:style-name="ce32" office:value-type="float" office:value="42" calcext:value-type="float">
            <text:p><text:s text:c="3"/>42</text:p>
          </table:table-cell>
          <table:table-cell table:style-name="ce32" office:value-type="float" office:value="120" calcext:value-type="float">
            <text:p><text:s text:c="3"/>120</text:p>
          </table:table-cell>
          <table:table-cell table:style-name="ce32" office:value-type="float" office:value="17" calcext:value-type="float">
            <text:p><text:s text:c="3"/>17</text:p>
          </table:table-cell>
          <table:table-cell table:style-name="ce32" office:value-type="float" office:value="215" calcext:value-type="float">
            <text:p><text:s text:c="3"/>215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style-name="ce32" office:value-type="float" office:value="92" calcext:value-type="float">
            <text:p><text:s text:c="3"/>92</text:p>
          </table:table-cell>
          <table:table-cell table:style-name="ce32" office:value-type="float" office:value="194" calcext:value-type="float">
            <text:p><text:s text:c="3"/>194</text:p>
          </table:table-cell>
          <table:table-cell table:style-name="ce32" office:value-type="float" office:value="29" calcext:value-type="float">
            <text:p><text:s text:c="3"/>29</text:p>
          </table:table-cell>
          <table:table-cell table:style-name="ce32" office:value-type="float" office:value="142" calcext:value-type="float">
            <text:p><text:s text:c="3"/>142</text:p>
          </table:table-cell>
          <table:table-cell table:style-name="ce32" office:value-type="float" office:value="34" calcext:value-type="float">
            <text:p><text:s text:c="3"/>34</text:p>
          </table:table-cell>
          <table:table-cell table:style-name="ce32" office:value-type="float" office:value="1668" calcext:value-type="float">
            <text:p><text:s text:c="2"/>1 668</text:p>
          </table:table-cell>
          <table:table-cell table:style-name="ce32" office:value-type="float" office:value="121" calcext:value-type="float">
            <text:p><text:s text:c="3"/>12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1071" calcext:value-type="float">
            <text:p><text:s text:c="2"/>1 07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71998" calcext:value-type="float">
            <text:p><text:s text:c="2"/>71 998</text:p>
          </table:table-cell>
          <table:table-cell table:number-columns-repeated="953"/>
        </table:table-row>
        <table:table-row table:style-name="ro5">
          <table:table-cell table:style-name="ce12" office:value-type="string" calcext:value-type="string">
            <text:p>52802</text:p>
          </table:table-cell>
          <table:table-cell table:style-name="ce5" office:value-type="string" calcext:value-type="string">
            <text:p>Correio e outros serviços de entrega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90" calcext:value-type="float">
            <text:p><text:s text:c="3"/>90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164" calcext:value-type="float">
            <text:p><text:s text:c="3"/>164</text:p>
          </table:table-cell>
          <table:table-cell table:style-name="ce32" office:value-type="float" office:value="26" calcext:value-type="float">
            <text:p><text:s text:c="3"/>26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73" calcext:value-type="float">
            <text:p><text:s text:c="3"/>73</text:p>
          </table:table-cell>
          <table:table-cell table:style-name="ce32" office:value-type="float" office:value="110" calcext:value-type="float">
            <text:p><text:s text:c="3"/>110</text:p>
          </table:table-cell>
          <table:table-cell table:style-name="ce32" office:value-type="float" office:value="104" calcext:value-type="float">
            <text:p><text:s text:c="3"/>104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160" calcext:value-type="float">
            <text:p><text:s text:c="3"/>160</text:p>
          </table:table-cell>
          <table:table-cell table:style-name="ce32" office:value-type="float" office:value="49" calcext:value-type="float">
            <text:p><text:s text:c="3"/>49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32" office:value-type="float" office:value="376" calcext:value-type="float">
            <text:p><text:s text:c="3"/>376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style-name="ce32" office:value-type="float" office:value="115" calcext:value-type="float">
            <text:p><text:s text:c="3"/>115</text:p>
          </table:table-cell>
          <table:table-cell table:style-name="ce32" office:value-type="float" office:value="72" calcext:value-type="float">
            <text:p><text:s text:c="3"/>72</text:p>
          </table:table-cell>
          <table:table-cell table:style-name="ce32" office:value-type="float" office:value="114" calcext:value-type="float">
            <text:p><text:s text:c="3"/>114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95" calcext:value-type="float">
            <text:p><text:s text:c="3"/>95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85" calcext:value-type="float">
            <text:p><text:s text:c="3"/>85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style-name="ce32" office:value-type="float" office:value="152" calcext:value-type="float">
            <text:p><text:s text:c="3"/>152</text:p>
          </table:table-cell>
          <table:table-cell table:style-name="ce32" office:value-type="float" office:value="113" calcext:value-type="float">
            <text:p><text:s text:c="3"/>113</text:p>
          </table:table-cell>
          <table:table-cell table:style-name="ce32" office:value-type="float" office:value="151" calcext:value-type="float">
            <text:p><text:s text:c="3"/>151</text:p>
          </table:table-cell>
          <table:table-cell table:style-name="ce32" office:value-type="float" office:value="145" calcext:value-type="float">
            <text:p><text:s text:c="3"/>145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617" calcext:value-type="float">
            <text:p><text:s text:c="3"/>617</text:p>
          </table:table-cell>
          <table:table-cell table:style-name="ce32" office:value-type="float" office:value="14" calcext:value-type="float">
            <text:p><text:s text:c="3"/>14</text:p>
          </table:table-cell>
          <table:table-cell table:style-name="ce32" office:value-type="float" office:value="379" calcext:value-type="float">
            <text:p><text:s text:c="3"/>379</text:p>
          </table:table-cell>
          <table:table-cell table:style-name="ce32" office:value-type="float" office:value="428" calcext:value-type="float">
            <text:p><text:s text:c="3"/>428</text:p>
          </table:table-cell>
          <table:table-cell table:style-name="ce32" office:value-type="float" office:value="4119" calcext:value-type="float">
            <text:p><text:s text:c="2"/>4 119</text:p>
          </table:table-cell>
          <table:table-cell table:style-name="ce32" office:value-type="float" office:value="152" calcext:value-type="float">
            <text:p><text:s text:c="3"/>152</text:p>
          </table:table-cell>
          <table:table-cell table:number-columns-repeated="2" table:style-name="ce32" office:value-type="float" office:value="9" calcext:value-type="float">
            <text:p><text:s text:c="3"/>9</text:p>
          </table:table-cell>
          <table:table-cell table:style-name="ce32" office:value-type="float" office:value="1624" calcext:value-type="float">
            <text:p><text:s text:c="2"/>1 624</text:p>
          </table:table-cell>
          <table:table-cell table:style-name="ce32" office:value-type="float" office:value="57" calcext:value-type="float">
            <text:p><text:s text:c="3"/>57</text:p>
          </table:table-cell>
          <table:table-cell table:style-name="ce32" office:value-type="float" office:value="198" calcext:value-type="float">
            <text:p><text:s text:c="3"/>198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41" calcext:value-type="float">
            <text:p><text:s text:c="3"/>41</text:p>
          </table:table-cell>
          <table:table-cell table:style-name="ce32" office:value-type="float" office:value="509" calcext:value-type="float">
            <text:p><text:s text:c="3"/>509</text:p>
          </table:table-cell>
          <table:table-cell table:style-name="ce32" office:value-type="float" office:value="127" calcext:value-type="float">
            <text:p><text:s text:c="3"/>127</text:p>
          </table:table-cell>
          <table:table-cell table:style-name="ce32" office:value-type="float" office:value="4784" calcext:value-type="float">
            <text:p><text:s text:c="2"/>4 784</text:p>
          </table:table-cell>
          <table:table-cell table:style-name="ce32" office:value-type="float" office:value="205" calcext:value-type="float">
            <text:p><text:s text:c="3"/>205</text:p>
          </table:table-cell>
          <table:table-cell table:style-name="ce32" office:value-type="float" office:value="522" calcext:value-type="float">
            <text:p><text:s text:c="3"/>522</text:p>
          </table:table-cell>
          <table:table-cell table:style-name="ce32" office:value-type="float" office:value="154" calcext:value-type="float">
            <text:p><text:s text:c="3"/>154</text:p>
          </table:table-cell>
          <table:table-cell table:style-name="ce32" office:value-type="float" office:value="69" calcext:value-type="float">
            <text:p><text:s text:c="3"/>69</text:p>
          </table:table-cell>
          <table:table-cell table:style-name="ce32" office:value-type="float" office:value="186" calcext:value-type="float">
            <text:p><text:s text:c="3"/>186</text:p>
          </table:table-cell>
          <table:table-cell table:style-name="ce32" office:value-type="float" office:value="540" calcext:value-type="float">
            <text:p><text:s text:c="3"/>540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32" office:value-type="float" office:value="1906" calcext:value-type="float">
            <text:p><text:s text:c="2"/>1 906</text:p>
          </table:table-cell>
          <table:table-cell table:style-name="ce32" office:value-type="float" office:value="195" calcext:value-type="float">
            <text:p><text:s text:c="3"/>195</text:p>
          </table:table-cell>
          <table:table-cell table:style-name="ce32" office:value-type="float" office:value="427" calcext:value-type="float">
            <text:p><text:s text:c="3"/>427</text:p>
          </table:table-cell>
          <table:table-cell table:style-name="ce32" office:value-type="float" office:value="298" calcext:value-type="float">
            <text:p><text:s text:c="3"/>298</text:p>
          </table:table-cell>
          <table:table-cell table:style-name="ce32" office:value-type="float" office:value="267" calcext:value-type="float">
            <text:p><text:s text:c="3"/>267</text:p>
          </table:table-cell>
          <table:table-cell table:style-name="ce32" office:value-type="float" office:value="55" calcext:value-type="float">
            <text:p><text:s text:c="3"/>55</text:p>
          </table:table-cell>
          <table:table-cell table:style-name="ce32" office:value-type="float" office:value="454" calcext:value-type="float">
            <text:p><text:s text:c="3"/>45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1185" calcext:value-type="float">
            <text:p><text:s text:c="2"/>21 185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55001</text:p>
          </table:table-cell>
          <table:table-cell table:style-name="ce22" office:value-type="string" calcext:value-type="string">
            <text:p>Serviços de alojamento em hotéis e similares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352" calcext:value-type="float">
            <text:p><text:s text:c="3"/>352</text:p>
          </table:table-cell>
          <table:table-cell table:style-name="ce31" office:value-type="float" office:value="81" calcext:value-type="float">
            <text:p><text:s text:c="3"/>81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377" calcext:value-type="float">
            <text:p><text:s text:c="3"/>377</text:p>
          </table:table-cell>
          <table:table-cell table:style-name="ce31" office:value-type="float" office:value="74" calcext:value-type="float">
            <text:p><text:s text:c="3"/>74</text:p>
          </table:table-cell>
          <table:table-cell table:number-columns-repeated="2" table:style-name="ce31" office:value-type="float" office:value="36" calcext:value-type="float">
            <text:p><text:s text:c="3"/>36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10" calcext:value-type="float">
            <text:p><text:s text:c="3"/>11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166" calcext:value-type="float">
            <text:p><text:s text:c="3"/>166</text:p>
          </table:table-cell>
          <table:table-cell table:style-name="ce31" office:value-type="float" office:value="187" calcext:value-type="float">
            <text:p><text:s text:c="3"/>187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31" office:value-type="float" office:value="276" calcext:value-type="float">
            <text:p><text:s text:c="3"/>276</text:p>
          </table:table-cell>
          <table:table-cell table:style-name="ce31" office:value-type="float" office:value="130" calcext:value-type="float">
            <text:p><text:s text:c="3"/>130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228" calcext:value-type="float">
            <text:p><text:s text:c="3"/>228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31" office:value-type="float" office:value="223" calcext:value-type="float">
            <text:p><text:s text:c="3"/>223</text:p>
          </table:table-cell>
          <table:table-cell table:style-name="ce31" office:value-type="float" office:value="206" calcext:value-type="float">
            <text:p><text:s text:c="3"/>206</text:p>
          </table:table-cell>
          <table:table-cell table:style-name="ce31" office:value-type="float" office:value="172" calcext:value-type="float">
            <text:p><text:s text:c="3"/>172</text:p>
          </table:table-cell>
          <table:table-cell table:style-name="ce31" office:value-type="float" office:value="416" calcext:value-type="float">
            <text:p><text:s text:c="3"/>416</text:p>
          </table:table-cell>
          <table:table-cell table:style-name="ce31" office:value-type="float" office:value="146" calcext:value-type="float">
            <text:p><text:s text:c="3"/>146</text:p>
          </table:table-cell>
          <table:table-cell table:style-name="ce31" office:value-type="float" office:value="103" calcext:value-type="float">
            <text:p><text:s text:c="3"/>103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55" calcext:value-type="float">
            <text:p><text:s text:c="3"/>155</text:p>
          </table:table-cell>
          <table:table-cell table:style-name="ce31" office:value-type="float" office:value="99" calcext:value-type="float">
            <text:p><text:s text:c="3"/>99</text:p>
          </table:table-cell>
          <table:table-cell table:style-name="ce31" office:value-type="float" office:value="322" calcext:value-type="float">
            <text:p><text:s text:c="3"/>322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1713" calcext:value-type="float">
            <text:p><text:s text:c="2"/>1 713</text:p>
          </table:table-cell>
          <table:table-cell table:style-name="ce31" office:value-type="float" office:value="490" calcext:value-type="float">
            <text:p><text:s text:c="3"/>490</text:p>
          </table:table-cell>
          <table:table-cell table:style-name="ce31" office:value-type="float" office:value="3817" calcext:value-type="float">
            <text:p><text:s text:c="2"/>3 817</text:p>
          </table:table-cell>
          <table:table-cell table:style-name="ce31" office:value-type="float" office:value="252" calcext:value-type="float">
            <text:p><text:s text:c="3"/>252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05" calcext:value-type="float">
            <text:p><text:s text:c="3"/>105</text:p>
          </table:table-cell>
          <table:table-cell table:style-name="ce31" office:value-type="float" office:value="266" calcext:value-type="float">
            <text:p><text:s text:c="3"/>26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194" calcext:value-type="float">
            <text:p><text:s text:c="3"/>194</text:p>
          </table:table-cell>
          <table:table-cell table:style-name="ce31" office:value-type="float" office:value="144" calcext:value-type="float">
            <text:p><text:s text:c="3"/>144</text:p>
          </table:table-cell>
          <table:table-cell table:style-name="ce31" office:value-type="float" office:value="635" calcext:value-type="float">
            <text:p><text:s text:c="3"/>635</text:p>
          </table:table-cell>
          <table:table-cell table:style-name="ce31" office:value-type="float" office:value="1526" calcext:value-type="float">
            <text:p><text:s text:c="2"/>1 526</text:p>
          </table:table-cell>
          <table:table-cell table:style-name="ce31" office:value-type="float" office:value="72" calcext:value-type="float">
            <text:p><text:s text:c="3"/>72</text:p>
          </table:table-cell>
          <table:table-cell table:style-name="ce31" office:value-type="float" office:value="419" calcext:value-type="float">
            <text:p><text:s text:c="3"/>419</text:p>
          </table:table-cell>
          <table:table-cell table:style-name="ce31" office:value-type="float" office:value="403" calcext:value-type="float">
            <text:p><text:s text:c="3"/>403</text:p>
          </table:table-cell>
          <table:table-cell table:style-name="ce31" office:value-type="float" office:value="186" calcext:value-type="float">
            <text:p><text:s text:c="3"/>186</text:p>
          </table:table-cell>
          <table:table-cell table:style-name="ce31" office:value-type="float" office:value="193" calcext:value-type="float">
            <text:p><text:s text:c="3"/>193</text:p>
          </table:table-cell>
          <table:table-cell table:style-name="ce31" office:value-type="float" office:value="189" calcext:value-type="float">
            <text:p><text:s text:c="3"/>189</text:p>
          </table:table-cell>
          <table:table-cell table:style-name="ce31" office:value-type="float" office:value="59" calcext:value-type="float">
            <text:p><text:s text:c="3"/>59</text:p>
          </table:table-cell>
          <table:table-cell table:style-name="ce31" office:value-type="float" office:value="2947" calcext:value-type="float">
            <text:p><text:s text:c="2"/>2 947</text:p>
          </table:table-cell>
          <table:table-cell table:style-name="ce31" office:value-type="float" office:value="346" calcext:value-type="float">
            <text:p><text:s text:c="3"/>346</text:p>
          </table:table-cell>
          <table:table-cell table:style-name="ce31" office:value-type="float" office:value="458" calcext:value-type="float">
            <text:p><text:s text:c="3"/>458</text:p>
          </table:table-cell>
          <table:table-cell table:style-name="ce31" office:value-type="float" office:value="470" calcext:value-type="float">
            <text:p><text:s text:c="3"/>47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88" calcext:value-type="float">
            <text:p><text:s text:c="3"/>188</text:p>
          </table:table-cell>
          <table:table-cell table:style-name="ce31" office:value-type="float" office:value="8830" calcext:value-type="float">
            <text:p><text:s text:c="2"/>8 83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8934" calcext:value-type="float">
            <text:p><text:s text:c="2"/>28 934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56001</text:p>
          </table:table-cell>
          <table:table-cell table:style-name="ce22" office:value-type="string" calcext:value-type="string">
            <text:p>Serviços <text:s/>de alimentação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93" calcext:value-type="float">
            <text:p><text:s text:c="3"/>19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23" calcext:value-type="float">
            <text:p><text:s text:c="3"/>12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82" calcext:value-type="float">
            <text:p><text:s text:c="3"/>82</text:p>
          </table:table-cell>
          <table:table-cell table:style-name="ce31" office:value-type="float" office:value="106" calcext:value-type="float">
            <text:p><text:s text:c="3"/>106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1" calcext:value-type="float">
            <text:p><text:s text:c="3"/>51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3" calcext:value-type="float">
            <text:p><text:s text:c="3"/>83</text:p>
          </table:table-cell>
          <table:table-cell table:style-name="ce31" office:value-type="float" office:value="352" calcext:value-type="float">
            <text:p><text:s text:c="3"/>352</text:p>
          </table:table-cell>
          <table:table-cell table:style-name="ce31" office:value-type="float" office:value="9" calcext:value-type="float">
            <text:p><text:s text:c="3"/>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84" calcext:value-type="float">
            <text:p><text:s text:c="3"/>84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39" calcext:value-type="float">
            <text:p><text:s text:c="3"/>139</text:p>
          </table:table-cell>
          <table:table-cell table:style-name="ce31" office:value-type="float" office:value="548" calcext:value-type="float">
            <text:p><text:s text:c="3"/>548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37" calcext:value-type="float">
            <text:p><text:s text:c="2"/>1 037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227" calcext:value-type="float">
            <text:p><text:s text:c="3"/>22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690" calcext:value-type="float">
            <text:p><text:s text:c="3"/>690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301" calcext:value-type="float">
            <text:p><text:s text:c="2"/>3 301</text:p>
          </table:table-cell>
          <table:table-cell table:style-name="ce31" office:value-type="float" office:value="67" calcext:value-type="float">
            <text:p><text:s text:c="3"/>67</text:p>
          </table:table-cell>
          <table:table-cell table:style-name="ce31" office:value-type="float" office:value="1461" calcext:value-type="float">
            <text:p><text:s text:c="2"/>1 461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18" calcext:value-type="float">
            <text:p><text:s text:c="3"/>21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348" calcext:value-type="float">
            <text:p><text:s text:c="2"/>1 348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9730" calcext:value-type="float">
            <text:p><text:s text:c="2"/>9 730</text:p>
          </table:table-cell>
          <table:table-cell table:style-name="ce31" office:value-type="float" office:value="1740" calcext:value-type="float">
            <text:p><text:s text:c="2"/>1 740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21" calcext:value-type="float">
            <text:p><text:s text:c="2"/>5 221</text:p>
          </table:table-cell>
          <table:table-cell table:style-name="ce31" office:value-type="float" office:value="3592" calcext:value-type="float">
            <text:p><text:s text:c="2"/>3 592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9484" calcext:value-type="float">
            <text:p><text:s text:c="2"/>9 48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0893" calcext:value-type="float">
            <text:p><text:s text:c="2"/>40 893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58001</text:p>
          </table:table-cell>
          <table:table-cell table:style-name="ce22" office:value-type="string" calcext:value-type="string">
            <text:p>Livros, jornais e revistas</text:p>
          </table:table-cell>
          <table:table-cell table:number-columns-repeated="20" table:style-name="ce31" office:value-type="float" office:value="0" calcext:value-type="float">
            <text:p><text:s text:c="3"/>0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number-columns-repeated="12" table:style-name="ce31" office:value-type="float" office:value="0" calcext:value-type="float">
            <text:p><text:s text:c="3"/>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148" calcext:value-type="float">
            <text:p><text:s text:c="3"/>148</text:p>
          </table:table-cell>
          <table:table-cell table:style-name="ce31" office:value-type="float" office:value="7" calcext:value-type="float">
            <text:p><text:s text:c="3"/>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03" calcext:value-type="float">
            <text:p><text:s text:c="3"/>303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67" calcext:value-type="float">
            <text:p><text:s text:c="3"/>16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196" calcext:value-type="float">
            <text:p><text:s text:c="2"/>2 196</text:p>
          </table:table-cell>
          <table:table-cell table:style-name="ce31" office:value-type="float" office:value="55" calcext:value-type="float">
            <text:p><text:s text:c="3"/>55</text:p>
          </table:table-cell>
          <table:table-cell table:style-name="ce31" office:value-type="float" office:value="388" calcext:value-type="float">
            <text:p><text:s text:c="3"/>388</text:p>
          </table:table-cell>
          <table:table-cell table:style-name="ce31" office:value-type="float" office:value="167" calcext:value-type="float">
            <text:p><text:s text:c="3"/>167</text:p>
          </table:table-cell>
          <table:table-cell table:style-name="ce31" office:value-type="float" office:value="3295" calcext:value-type="float">
            <text:p><text:s text:c="2"/>3 295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78" calcext:value-type="float">
            <text:p><text:s text:c="3"/>878</text:p>
          </table:table-cell>
          <table:table-cell table:style-name="ce31" office:value-type="float" office:value="3520" calcext:value-type="float">
            <text:p><text:s text:c="2"/>3 520</text:p>
          </table:table-cell>
          <table:table-cell table:style-name="ce31" office:value-type="float" office:value="2193" calcext:value-type="float">
            <text:p><text:s text:c="2"/>2 193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21" calcext:value-type="float">
            <text:p><text:s text:c="3"/>22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091" calcext:value-type="float">
            <text:p><text:s text:c="2"/>14 091</text:p>
          </table:table-cell>
          <table:table-cell table:number-columns-repeated="953"/>
        </table:table-row>
        <table:table-row table:style-name="ro5">
          <table:table-cell table:style-name="ce11" office:value-type="string" calcext:value-type="string">
            <text:p>59801</text:p>
          </table:table-cell>
          <table:table-cell table:style-name="ce23" office:value-type="string" calcext:value-type="string">
            <text:p>Serviços cinematográficos, música, rádio e televisão</text:p>
          </table:table-cell>
          <table:table-cell table:number-columns-repeated="42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5506" calcext:value-type="float">
            <text:p><text:s text:c="2"/>5 506</text:p>
          </table:table-cell>
          <table:table-cell table:style-name="ce31" office:value-type="float" office:value="5445" calcext:value-type="float">
            <text:p><text:s text:c="2"/>5 445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" calcext:value-type="float">
            <text:p><text:s text:c="3"/>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34099" calcext:value-type="float">
            <text:p><text:s text:c="2"/>34 09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109" calcext:value-type="float">
            <text:p><text:s text:c="3"/>10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5203" calcext:value-type="float">
            <text:p><text:s text:c="2"/>45 203</text:p>
          </table:table-cell>
          <table:table-cell table:number-columns-repeated="953"/>
        </table:table-row>
        <table:table-row table:style-name="ro5">
          <table:table-cell table:style-name="ce10" office:value-type="string" calcext:value-type="string">
            <text:p>61001</text:p>
          </table:table-cell>
          <table:table-cell table:style-name="ce22" office:value-type="string" calcext:value-type="string">
            <text:p>Telecomunicações, TV por assinatura e outros serv. relacionados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651" calcext:value-type="float">
            <text:p><text:s text:c="3"/>651</text:p>
          </table:table-cell>
          <table:table-cell table:style-name="ce31" office:value-type="float" office:value="69" calcext:value-type="float">
            <text:p><text:s text:c="3"/>69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687" calcext:value-type="float">
            <text:p><text:s text:c="3"/>687</text:p>
          </table:table-cell>
          <table:table-cell table:style-name="ce31" office:value-type="float" office:value="158" calcext:value-type="float">
            <text:p><text:s text:c="3"/>158</text:p>
          </table:table-cell>
          <table:table-cell table:style-name="ce31" office:value-type="float" office:value="1271" calcext:value-type="float">
            <text:p><text:s text:c="2"/>1 271</text:p>
          </table:table-cell>
          <table:table-cell table:style-name="ce31" office:value-type="float" office:value="378" calcext:value-type="float">
            <text:p><text:s text:c="3"/>378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208" calcext:value-type="float">
            <text:p><text:s text:c="3"/>208</text:p>
          </table:table-cell>
          <table:table-cell table:style-name="ce31" office:value-type="float" office:value="565" calcext:value-type="float">
            <text:p><text:s text:c="3"/>565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31" office:value-type="float" office:value="83" calcext:value-type="float">
            <text:p><text:s text:c="3"/>83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8" calcext:value-type="float">
            <text:p><text:s text:c="3"/>328</text:p>
          </table:table-cell>
          <table:table-cell table:style-name="ce31" office:value-type="float" office:value="207" calcext:value-type="float">
            <text:p><text:s text:c="3"/>207</text:p>
          </table:table-cell>
          <table:table-cell table:style-name="ce31" office:value-type="float" office:value="134" calcext:value-type="float">
            <text:p><text:s text:c="3"/>134</text:p>
          </table:table-cell>
          <table:table-cell table:style-name="ce31" office:value-type="float" office:value="258" calcext:value-type="float">
            <text:p><text:s text:c="3"/>258</text:p>
          </table:table-cell>
          <table:table-cell table:style-name="ce31" office:value-type="float" office:value="250" calcext:value-type="float">
            <text:p><text:s text:c="3"/>250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240" calcext:value-type="float">
            <text:p><text:s text:c="3"/>240</text:p>
          </table:table-cell>
          <table:table-cell table:style-name="ce31" office:value-type="float" office:value="299" calcext:value-type="float">
            <text:p><text:s text:c="3"/>299</text:p>
          </table:table-cell>
          <table:table-cell table:style-name="ce31" office:value-type="float" office:value="481" calcext:value-type="float">
            <text:p><text:s text:c="3"/>481</text:p>
          </table:table-cell>
          <table:table-cell table:style-name="ce31" office:value-type="float" office:value="172" calcext:value-type="float">
            <text:p><text:s text:c="3"/>172</text:p>
          </table:table-cell>
          <table:table-cell table:style-name="ce31" office:value-type="float" office:value="65" calcext:value-type="float">
            <text:p><text:s text:c="3"/>65</text:p>
          </table:table-cell>
          <table:table-cell table:style-name="ce31" office:value-type="float" office:value="390" calcext:value-type="float">
            <text:p><text:s text:c="3"/>390</text:p>
          </table:table-cell>
          <table:table-cell table:style-name="ce31" office:value-type="float" office:value="813" calcext:value-type="float">
            <text:p><text:s text:c="3"/>813</text:p>
          </table:table-cell>
          <table:table-cell table:style-name="ce31" office:value-type="float" office:value="443" calcext:value-type="float">
            <text:p><text:s text:c="3"/>443</text:p>
          </table:table-cell>
          <table:table-cell table:style-name="ce31" office:value-type="float" office:value="470" calcext:value-type="float">
            <text:p><text:s text:c="3"/>470</text:p>
          </table:table-cell>
          <table:table-cell table:style-name="ce31" office:value-type="float" office:value="1168" calcext:value-type="float">
            <text:p><text:s text:c="2"/>1 168</text:p>
          </table:table-cell>
          <table:table-cell table:style-name="ce31" office:value-type="float" office:value="1035" calcext:value-type="float">
            <text:p><text:s text:c="2"/>1 035</text:p>
          </table:table-cell>
          <table:table-cell table:style-name="ce31" office:value-type="float" office:value="240" calcext:value-type="float">
            <text:p><text:s text:c="3"/>240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123" calcext:value-type="float">
            <text:p><text:s text:c="3"/>123</text:p>
          </table:table-cell>
          <table:table-cell table:style-name="ce31" office:value-type="float" office:value="487" calcext:value-type="float">
            <text:p><text:s text:c="3"/>487</text:p>
          </table:table-cell>
          <table:table-cell table:style-name="ce31" office:value-type="float" office:value="161" calcext:value-type="float">
            <text:p><text:s text:c="3"/>161</text:p>
          </table:table-cell>
          <table:table-cell table:style-name="ce31" office:value-type="float" office:value="1274" calcext:value-type="float">
            <text:p><text:s text:c="2"/>1 274</text:p>
          </table:table-cell>
          <table:table-cell table:style-name="ce31" office:value-type="float" office:value="1125" calcext:value-type="float">
            <text:p><text:s text:c="2"/>1 125</text:p>
          </table:table-cell>
          <table:table-cell table:style-name="ce31" office:value-type="float" office:value="6711" calcext:value-type="float">
            <text:p><text:s text:c="2"/>6 711</text:p>
          </table:table-cell>
          <table:table-cell table:style-name="ce31" office:value-type="float" office:value="859" calcext:value-type="float">
            <text:p><text:s text:c="3"/>859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73" calcext:value-type="float">
            <text:p><text:s text:c="3"/>73</text:p>
          </table:table-cell>
          <table:table-cell table:style-name="ce31" office:value-type="float" office:value="790" calcext:value-type="float">
            <text:p><text:s text:c="3"/>790</text:p>
          </table:table-cell>
          <table:table-cell table:style-name="ce31" office:value-type="float" office:value="237" calcext:value-type="float">
            <text:p><text:s text:c="3"/>237</text:p>
          </table:table-cell>
          <table:table-cell table:style-name="ce31" office:value-type="float" office:value="634" calcext:value-type="float">
            <text:p><text:s text:c="3"/>634</text:p>
          </table:table-cell>
          <table:table-cell table:style-name="ce31" office:value-type="float" office:value="153" calcext:value-type="float">
            <text:p><text:s text:c="3"/>153</text:p>
          </table:table-cell>
          <table:table-cell table:style-name="ce31" office:value-type="float" office:value="329" calcext:value-type="float">
            <text:p><text:s text:c="3"/>329</text:p>
          </table:table-cell>
          <table:table-cell table:style-name="ce31" office:value-type="float" office:value="23608" calcext:value-type="float">
            <text:p><text:s text:c="2"/>23 608</text:p>
          </table:table-cell>
          <table:table-cell table:style-name="ce31" office:value-type="float" office:value="1457" calcext:value-type="float">
            <text:p><text:s text:c="2"/>1 457</text:p>
          </table:table-cell>
          <table:table-cell table:style-name="ce31" office:value-type="float" office:value="9925" calcext:value-type="float">
            <text:p><text:s text:c="2"/>9 925</text:p>
          </table:table-cell>
          <table:table-cell table:style-name="ce31" office:value-type="float" office:value="606" calcext:value-type="float">
            <text:p><text:s text:c="3"/>606</text:p>
          </table:table-cell>
          <table:table-cell table:style-name="ce31" office:value-type="float" office:value="2699" calcext:value-type="float">
            <text:p><text:s text:c="2"/>2 699</text:p>
          </table:table-cell>
          <table:table-cell table:style-name="ce31" office:value-type="float" office:value="406" calcext:value-type="float">
            <text:p><text:s text:c="3"/>406</text:p>
          </table:table-cell>
          <table:table-cell table:style-name="ce31" office:value-type="float" office:value="2628" calcext:value-type="float">
            <text:p><text:s text:c="2"/>2 628</text:p>
          </table:table-cell>
          <table:table-cell table:style-name="ce31" office:value-type="float" office:value="125" calcext:value-type="float">
            <text:p><text:s text:c="3"/>125</text:p>
          </table:table-cell>
          <table:table-cell table:style-name="ce31" office:value-type="float" office:value="1607" calcext:value-type="float">
            <text:p><text:s text:c="2"/>1 607</text:p>
          </table:table-cell>
          <table:table-cell table:style-name="ce31" office:value-type="float" office:value="281" calcext:value-type="float">
            <text:p><text:s text:c="3"/>281</text:p>
          </table:table-cell>
          <table:table-cell table:style-name="ce31" office:value-type="float" office:value="5556" calcext:value-type="float">
            <text:p><text:s text:c="2"/>5 556</text:p>
          </table:table-cell>
          <table:table-cell table:style-name="ce31" office:value-type="float" office:value="1090" calcext:value-type="float">
            <text:p><text:s text:c="2"/>1 090</text:p>
          </table:table-cell>
          <table:table-cell table:style-name="ce31" office:value-type="float" office:value="1315" calcext:value-type="float">
            <text:p><text:s text:c="2"/>1 315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1094" calcext:value-type="float">
            <text:p><text:s text:c="2"/>1 094</text:p>
          </table:table-cell>
          <table:table-cell table:style-name="ce31" office:value-type="float" office:value="254" calcext:value-type="float">
            <text:p><text:s text:c="3"/>254</text:p>
          </table:table-cell>
          <table:table-cell table:style-name="ce31" office:value-type="float" office:value="1691" calcext:value-type="float">
            <text:p><text:s text:c="2"/>1 69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0046" calcext:value-type="float">
            <text:p><text:s text:c="2"/>80 046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62801</text:p>
          </table:table-cell>
          <table:table-cell table:style-name="ce26" office:value-type="string" calcext:value-type="string">
            <text:p>Desenvolvimento de sistemas e outros serviços de informação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style-name="ce32" office:value-type="float" office:value="9" calcext:value-type="float">
            <text:p><text:s text:c="3"/>9</text:p>
          </table:table-cell>
          <table:table-cell table:number-columns-repeated="2" table:style-name="ce32" office:value-type="float" office:value="1" calcext:value-type="float">
            <text:p><text:s text:c="3"/>1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176" calcext:value-type="float">
            <text:p><text:s text:c="3"/>176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32" office:value-type="float" office:value="438" calcext:value-type="float">
            <text:p><text:s text:c="3"/>438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749" calcext:value-type="float">
            <text:p><text:s text:c="3"/>749</text:p>
          </table:table-cell>
          <table:table-cell table:style-name="ce32" office:value-type="float" office:value="67" calcext:value-type="float">
            <text:p><text:s text:c="3"/>67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153" calcext:value-type="float">
            <text:p><text:s text:c="3"/>153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40" calcext:value-type="float">
            <text:p><text:s text:c="3"/>4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299" calcext:value-type="float">
            <text:p><text:s text:c="3"/>299</text:p>
          </table:table-cell>
          <table:table-cell table:style-name="ce32" office:value-type="float" office:value="206" calcext:value-type="float">
            <text:p><text:s text:c="3"/>206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364" calcext:value-type="float">
            <text:p><text:s text:c="3"/>364</text:p>
          </table:table-cell>
          <table:table-cell table:style-name="ce32" office:value-type="float" office:value="122" calcext:value-type="float">
            <text:p><text:s text:c="3"/>122</text:p>
          </table:table-cell>
          <table:table-cell table:style-name="ce32" office:value-type="float" office:value="91" calcext:value-type="float">
            <text:p><text:s text:c="3"/>91</text:p>
          </table:table-cell>
          <table:table-cell table:style-name="ce32" office:value-type="float" office:value="156" calcext:value-type="float">
            <text:p><text:s text:c="3"/>156</text:p>
          </table:table-cell>
          <table:table-cell table:style-name="ce32" office:value-type="float" office:value="23" calcext:value-type="float">
            <text:p><text:s text:c="3"/>23</text:p>
          </table:table-cell>
          <table:table-cell table:style-name="ce32" office:value-type="float" office:value="101" calcext:value-type="float">
            <text:p><text:s text:c="3"/>101</text:p>
          </table:table-cell>
          <table:table-cell table:style-name="ce32" office:value-type="float" office:value="201" calcext:value-type="float">
            <text:p><text:s text:c="3"/>201</text:p>
          </table:table-cell>
          <table:table-cell table:style-name="ce32" office:value-type="float" office:value="321" calcext:value-type="float">
            <text:p><text:s text:c="3"/>321</text:p>
          </table:table-cell>
          <table:table-cell table:style-name="ce32" office:value-type="float" office:value="172" calcext:value-type="float">
            <text:p><text:s text:c="3"/>172</text:p>
          </table:table-cell>
          <table:table-cell table:style-name="ce32" office:value-type="float" office:value="685" calcext:value-type="float">
            <text:p><text:s text:c="3"/>685</text:p>
          </table:table-cell>
          <table:table-cell table:style-name="ce32" office:value-type="float" office:value="95" calcext:value-type="float">
            <text:p><text:s text:c="3"/>95</text:p>
          </table:table-cell>
          <table:table-cell table:style-name="ce32" office:value-type="float" office:value="73" calcext:value-type="float">
            <text:p><text:s text:c="3"/>73</text:p>
          </table:table-cell>
          <table:table-cell table:style-name="ce32" office:value-type="float" office:value="118" calcext:value-type="float">
            <text:p><text:s text:c="3"/>118</text:p>
          </table:table-cell>
          <table:table-cell table:style-name="ce32" office:value-type="float" office:value="78" calcext:value-type="float">
            <text:p><text:s text:c="3"/>78</text:p>
          </table:table-cell>
          <table:table-cell table:style-name="ce32" office:value-type="float" office:value="1358" calcext:value-type="float">
            <text:p><text:s text:c="2"/>1 358</text:p>
          </table:table-cell>
          <table:table-cell table:style-name="ce32" office:value-type="float" office:value="297" calcext:value-type="float">
            <text:p><text:s text:c="3"/>297</text:p>
          </table:table-cell>
          <table:table-cell table:style-name="ce32" office:value-type="float" office:value="468" calcext:value-type="float">
            <text:p><text:s text:c="3"/>468</text:p>
          </table:table-cell>
          <table:table-cell table:style-name="ce32" office:value-type="float" office:value="392" calcext:value-type="float">
            <text:p><text:s text:c="3"/>392</text:p>
          </table:table-cell>
          <table:table-cell table:style-name="ce32" office:value-type="float" office:value="7800" calcext:value-type="float">
            <text:p><text:s text:c="2"/>7 800</text:p>
          </table:table-cell>
          <table:table-cell table:style-name="ce32" office:value-type="float" office:value="760" calcext:value-type="float">
            <text:p><text:s text:c="3"/>760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744" calcext:value-type="float">
            <text:p><text:s text:c="3"/>744</text:p>
          </table:table-cell>
          <table:table-cell table:style-name="ce32" office:value-type="float" office:value="1110" calcext:value-type="float">
            <text:p><text:s text:c="2"/>1 110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style-name="ce32" office:value-type="float" office:value="82" calcext:value-type="float">
            <text:p><text:s text:c="3"/>82</text:p>
          </table:table-cell>
          <table:table-cell table:style-name="ce32" office:value-type="float" office:value="561" calcext:value-type="float">
            <text:p><text:s text:c="3"/>561</text:p>
          </table:table-cell>
          <table:table-cell table:style-name="ce32" office:value-type="float" office:value="1032" calcext:value-type="float">
            <text:p><text:s text:c="2"/>1 032</text:p>
          </table:table-cell>
          <table:table-cell table:style-name="ce32" office:value-type="float" office:value="2979" calcext:value-type="float">
            <text:p><text:s text:c="2"/>2 979</text:p>
          </table:table-cell>
          <table:table-cell table:style-name="ce32" office:value-type="float" office:value="7858" calcext:value-type="float">
            <text:p><text:s text:c="2"/>7 858</text:p>
          </table:table-cell>
          <table:table-cell table:style-name="ce32" office:value-type="float" office:value="17204" calcext:value-type="float">
            <text:p><text:s text:c="2"/>17 204</text:p>
          </table:table-cell>
          <table:table-cell table:style-name="ce32" office:value-type="float" office:value="327" calcext:value-type="float">
            <text:p><text:s text:c="3"/>327</text:p>
          </table:table-cell>
          <table:table-cell table:style-name="ce32" office:value-type="float" office:value="2494" calcext:value-type="float">
            <text:p><text:s text:c="2"/>2 494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4923" calcext:value-type="float">
            <text:p><text:s text:c="2"/>4 923</text:p>
          </table:table-cell>
          <table:table-cell table:style-name="ce32" office:value-type="float" office:value="355" calcext:value-type="float">
            <text:p><text:s text:c="3"/>355</text:p>
          </table:table-cell>
          <table:table-cell table:style-name="ce32" office:value-type="float" office:value="780" calcext:value-type="float">
            <text:p><text:s text:c="3"/>780</text:p>
          </table:table-cell>
          <table:table-cell table:style-name="ce32" office:value-type="float" office:value="165" calcext:value-type="float">
            <text:p><text:s text:c="3"/>165</text:p>
          </table:table-cell>
          <table:table-cell table:style-name="ce32" office:value-type="float" office:value="9758" calcext:value-type="float">
            <text:p><text:s text:c="2"/>9 758</text:p>
          </table:table-cell>
          <table:table-cell table:style-name="ce32" office:value-type="float" office:value="1459" calcext:value-type="float">
            <text:p><text:s text:c="2"/>1 459</text:p>
          </table:table-cell>
          <table:table-cell table:style-name="ce32" office:value-type="float" office:value="363" calcext:value-type="float">
            <text:p><text:s text:c="3"/>363</text:p>
          </table:table-cell>
          <table:table-cell table:style-name="ce32" office:value-type="float" office:value="2629" calcext:value-type="float">
            <text:p><text:s text:c="2"/>2 62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63" calcext:value-type="float">
            <text:p><text:s text:c="3"/>163</text:p>
          </table:table-cell>
          <table:table-cell table:style-name="ce32" office:value-type="float" office:value="1477" calcext:value-type="float">
            <text:p><text:s text:c="2"/>1 47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72658" calcext:value-type="float">
            <text:p><text:s text:c="2"/>72 658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64801</text:p>
          </table:table-cell>
          <table:table-cell table:style-name="ce26" office:value-type="string" calcext:value-type="string">
            <text:p>Intermediação financeira, seguros e previdência complementar</text:p>
          </table:table-cell>
          <table:table-cell table:style-name="ce32" office:value-type="float" office:value="6307" calcext:value-type="float">
            <text:p><text:s text:c="2"/>6 307</text:p>
          </table:table-cell>
          <table:table-cell table:style-name="ce32" office:value-type="float" office:value="2452" calcext:value-type="float">
            <text:p><text:s text:c="2"/>2 452</text:p>
          </table:table-cell>
          <table:table-cell table:style-name="ce32" office:value-type="float" office:value="564" calcext:value-type="float">
            <text:p><text:s text:c="3"/>564</text:p>
          </table:table-cell>
          <table:table-cell table:style-name="ce32" office:value-type="float" office:value="721" calcext:value-type="float">
            <text:p><text:s text:c="3"/>721</text:p>
          </table:table-cell>
          <table:table-cell table:style-name="ce32" office:value-type="float" office:value="4044" calcext:value-type="float">
            <text:p><text:s text:c="2"/>4 044</text:p>
          </table:table-cell>
          <table:table-cell table:style-name="ce32" office:value-type="float" office:value="1843" calcext:value-type="float">
            <text:p><text:s text:c="2"/>1 843</text:p>
          </table:table-cell>
          <table:table-cell table:style-name="ce32" office:value-type="float" office:value="624" calcext:value-type="float">
            <text:p><text:s text:c="3"/>624</text:p>
          </table:table-cell>
          <table:table-cell table:style-name="ce32" office:value-type="float" office:value="5690" calcext:value-type="float">
            <text:p><text:s text:c="2"/>5 690</text:p>
          </table:table-cell>
          <table:table-cell table:style-name="ce32" office:value-type="float" office:value="1827" calcext:value-type="float">
            <text:p><text:s text:c="2"/>1 827</text:p>
          </table:table-cell>
          <table:table-cell table:style-name="ce32" office:value-type="float" office:value="5596" calcext:value-type="float">
            <text:p><text:s text:c="2"/>5 596</text:p>
          </table:table-cell>
          <table:table-cell table:style-name="ce32" office:value-type="float" office:value="1710" calcext:value-type="float">
            <text:p><text:s text:c="2"/>1 710</text:p>
          </table:table-cell>
          <table:table-cell table:style-name="ce32" office:value-type="float" office:value="374" calcext:value-type="float">
            <text:p><text:s text:c="3"/>374</text:p>
          </table:table-cell>
          <table:table-cell table:style-name="ce32" office:value-type="float" office:value="902" calcext:value-type="float">
            <text:p><text:s text:c="3"/>902</text:p>
          </table:table-cell>
          <table:table-cell table:style-name="ce32" office:value-type="float" office:value="1234" calcext:value-type="float">
            <text:p><text:s text:c="2"/>1 234</text:p>
          </table:table-cell>
          <table:table-cell table:style-name="ce32" office:value-type="float" office:value="883" calcext:value-type="float">
            <text:p><text:s text:c="3"/>883</text:p>
          </table:table-cell>
          <table:table-cell table:style-name="ce32" office:value-type="float" office:value="581" calcext:value-type="float">
            <text:p><text:s text:c="3"/>581</text:p>
          </table:table-cell>
          <table:table-cell table:style-name="ce32" office:value-type="float" office:value="2379" calcext:value-type="float">
            <text:p><text:s text:c="2"/>2 379</text:p>
          </table:table-cell>
          <table:table-cell table:style-name="ce32" office:value-type="float" office:value="448" calcext:value-type="float">
            <text:p><text:s text:c="3"/>448</text:p>
          </table:table-cell>
          <table:table-cell table:style-name="ce32" office:value-type="float" office:value="3914" calcext:value-type="float">
            <text:p><text:s text:c="2"/>3 914</text:p>
          </table:table-cell>
          <table:table-cell table:style-name="ce32" office:value-type="float" office:value="1183" calcext:value-type="float">
            <text:p><text:s text:c="2"/>1 183</text:p>
          </table:table-cell>
          <table:table-cell table:style-name="ce32" office:value-type="float" office:value="4076" calcext:value-type="float">
            <text:p><text:s text:c="2"/>4 076</text:p>
          </table:table-cell>
          <table:table-cell table:style-name="ce32" office:value-type="float" office:value="1539" calcext:value-type="float">
            <text:p><text:s text:c="2"/>1 539</text:p>
          </table:table-cell>
          <table:table-cell table:style-name="ce32" office:value-type="float" office:value="902" calcext:value-type="float">
            <text:p><text:s text:c="3"/>902</text:p>
          </table:table-cell>
          <table:table-cell table:style-name="ce32" office:value-type="float" office:value="1076" calcext:value-type="float">
            <text:p><text:s text:c="2"/>1 076</text:p>
          </table:table-cell>
          <table:table-cell table:style-name="ce32" office:value-type="float" office:value="2053" calcext:value-type="float">
            <text:p><text:s text:c="2"/>2 053</text:p>
          </table:table-cell>
          <table:table-cell table:style-name="ce32" office:value-type="float" office:value="2404" calcext:value-type="float">
            <text:p><text:s text:c="2"/>2 404</text:p>
          </table:table-cell>
          <table:table-cell table:style-name="ce32" office:value-type="float" office:value="2817" calcext:value-type="float">
            <text:p><text:s text:c="2"/>2 817</text:p>
          </table:table-cell>
          <table:table-cell table:style-name="ce32" office:value-type="float" office:value="1312" calcext:value-type="float">
            <text:p><text:s text:c="2"/>1 312</text:p>
          </table:table-cell>
          <table:table-cell table:style-name="ce32" office:value-type="float" office:value="1965" calcext:value-type="float">
            <text:p><text:s text:c="2"/>1 965</text:p>
          </table:table-cell>
          <table:table-cell table:style-name="ce32" office:value-type="float" office:value="1720" calcext:value-type="float">
            <text:p><text:s text:c="2"/>1 720</text:p>
          </table:table-cell>
          <table:table-cell table:style-name="ce32" office:value-type="float" office:value="1588" calcext:value-type="float">
            <text:p><text:s text:c="2"/>1 588</text:p>
          </table:table-cell>
          <table:table-cell table:style-name="ce32" office:value-type="float" office:value="2595" calcext:value-type="float">
            <text:p><text:s text:c="2"/>2 595</text:p>
          </table:table-cell>
          <table:table-cell table:style-name="ce32" office:value-type="float" office:value="3060" calcext:value-type="float">
            <text:p><text:s text:c="2"/>3 060</text:p>
          </table:table-cell>
          <table:table-cell table:style-name="ce32" office:value-type="float" office:value="1266" calcext:value-type="float">
            <text:p><text:s text:c="2"/>1 266</text:p>
          </table:table-cell>
          <table:table-cell table:style-name="ce32" office:value-type="float" office:value="1174" calcext:value-type="float">
            <text:p><text:s text:c="2"/>1 174</text:p>
          </table:table-cell>
          <table:table-cell table:style-name="ce32" office:value-type="float" office:value="1219" calcext:value-type="float">
            <text:p><text:s text:c="2"/>1 219</text:p>
          </table:table-cell>
          <table:table-cell table:style-name="ce32" office:value-type="float" office:value="761" calcext:value-type="float">
            <text:p><text:s text:c="3"/>761</text:p>
          </table:table-cell>
          <table:table-cell table:style-name="ce32" office:value-type="float" office:value="7255" calcext:value-type="float">
            <text:p><text:s text:c="2"/>7 255</text:p>
          </table:table-cell>
          <table:table-cell table:style-name="ce32" office:value-type="float" office:value="1481" calcext:value-type="float">
            <text:p><text:s text:c="2"/>1 481</text:p>
          </table:table-cell>
          <table:table-cell table:style-name="ce32" office:value-type="float" office:value="11519" calcext:value-type="float">
            <text:p><text:s text:c="2"/>11 519</text:p>
          </table:table-cell>
          <table:table-cell table:style-name="ce32" office:value-type="float" office:value="3127" calcext:value-type="float">
            <text:p><text:s text:c="2"/>3 127</text:p>
          </table:table-cell>
          <table:table-cell table:style-name="ce32" office:value-type="float" office:value="30260" calcext:value-type="float">
            <text:p><text:s text:c="2"/>30 260</text:p>
          </table:table-cell>
          <table:table-cell table:style-name="ce32" office:value-type="float" office:value="9847" calcext:value-type="float">
            <text:p><text:s text:c="2"/>9 847</text:p>
          </table:table-cell>
          <table:table-cell table:style-name="ce32" office:value-type="float" office:value="640" calcext:value-type="float">
            <text:p><text:s text:c="3"/>640</text:p>
          </table:table-cell>
          <table:table-cell table:style-name="ce32" office:value-type="float" office:value="1390" calcext:value-type="float">
            <text:p><text:s text:c="2"/>1 390</text:p>
          </table:table-cell>
          <table:table-cell table:style-name="ce32" office:value-type="float" office:value="3636" calcext:value-type="float">
            <text:p><text:s text:c="2"/>3 636</text:p>
          </table:table-cell>
          <table:table-cell table:style-name="ce32" office:value-type="float" office:value="636" calcext:value-type="float">
            <text:p><text:s text:c="3"/>636</text:p>
          </table:table-cell>
          <table:table-cell table:style-name="ce32" office:value-type="float" office:value="3544" calcext:value-type="float">
            <text:p><text:s text:c="2"/>3 544</text:p>
          </table:table-cell>
          <table:table-cell table:style-name="ce32" office:value-type="float" office:value="596" calcext:value-type="float">
            <text:p><text:s text:c="3"/>596</text:p>
          </table:table-cell>
          <table:table-cell table:style-name="ce32" office:value-type="float" office:value="1157" calcext:value-type="float">
            <text:p><text:s text:c="2"/>1 157</text:p>
          </table:table-cell>
          <table:table-cell table:style-name="ce32" office:value-type="float" office:value="7362" calcext:value-type="float">
            <text:p><text:s text:c="2"/>7 362</text:p>
          </table:table-cell>
          <table:table-cell table:style-name="ce32" office:value-type="float" office:value="2878" calcext:value-type="float">
            <text:p><text:s text:c="2"/>2 878</text:p>
          </table:table-cell>
          <table:table-cell table:style-name="ce32" office:value-type="float" office:value="79363" calcext:value-type="float">
            <text:p><text:s text:c="2"/>79 363</text:p>
          </table:table-cell>
          <table:table-cell table:style-name="ce32" office:value-type="float" office:value="26988" calcext:value-type="float">
            <text:p><text:s text:c="2"/>26 988</text:p>
          </table:table-cell>
          <table:table-cell table:style-name="ce32" office:value-type="float" office:value="4930" calcext:value-type="float">
            <text:p><text:s text:c="2"/>4 930</text:p>
          </table:table-cell>
          <table:table-cell table:style-name="ce32" office:value-type="float" office:value="1778" calcext:value-type="float">
            <text:p><text:s text:c="2"/>1 778</text:p>
          </table:table-cell>
          <table:table-cell table:style-name="ce32" office:value-type="float" office:value="1011" calcext:value-type="float">
            <text:p><text:s text:c="2"/>1 011</text:p>
          </table:table-cell>
          <table:table-cell table:style-name="ce32" office:value-type="float" office:value="1492" calcext:value-type="float">
            <text:p><text:s text:c="2"/>1 492</text:p>
          </table:table-cell>
          <table:table-cell table:style-name="ce32" office:value-type="float" office:value="5549" calcext:value-type="float">
            <text:p><text:s text:c="2"/>5 549</text:p>
          </table:table-cell>
          <table:table-cell table:style-name="ce32" office:value-type="float" office:value="1251" calcext:value-type="float">
            <text:p><text:s text:c="2"/>1 251</text:p>
          </table:table-cell>
          <table:table-cell table:style-name="ce32" office:value-type="float" office:value="64525" calcext:value-type="float">
            <text:p><text:s text:c="2"/>64 525</text:p>
          </table:table-cell>
          <table:table-cell table:style-name="ce32" office:value-type="float" office:value="1095" calcext:value-type="float">
            <text:p><text:s text:c="2"/>1 095</text:p>
          </table:table-cell>
          <table:table-cell table:style-name="ce32" office:value-type="float" office:value="2266" calcext:value-type="float">
            <text:p><text:s text:c="2"/>2 266</text:p>
          </table:table-cell>
          <table:table-cell table:style-name="ce32" office:value-type="float" office:value="429" calcext:value-type="float">
            <text:p><text:s text:c="3"/>429</text:p>
          </table:table-cell>
          <table:table-cell table:style-name="ce32" office:value-type="float" office:value="5571" calcext:value-type="float">
            <text:p><text:s text:c="2"/>5 571</text:p>
          </table:table-cell>
          <table:table-cell table:style-name="ce32" office:value-type="float" office:value="815" calcext:value-type="float">
            <text:p><text:s text:c="3"/>815</text:p>
          </table:table-cell>
          <table:table-cell table:style-name="ce32" office:value-type="float" office:value="2687" calcext:value-type="float">
            <text:p><text:s text:c="2"/>2 68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59881" calcext:value-type="float">
            <text:p><text:s text:c="2"/>359 881</text:p>
          </table:table-cell>
          <table:table-cell table:number-columns-repeated="953"/>
        </table:table-row>
        <table:table-row table:style-name="ro5">
          <table:table-cell table:style-name="ce14" office:value-type="string" calcext:value-type="string">
            <text:p>68001</text:p>
          </table:table-cell>
          <table:table-cell table:style-name="ce26" office:value-type="string" calcext:value-type="string">
            <text:p>Aluguel efetivo e serviços imobiliários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28" calcext:value-type="float">
            <text:p><text:s text:c="3"/>328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628" calcext:value-type="float">
            <text:p><text:s text:c="3"/>628</text:p>
          </table:table-cell>
          <table:table-cell table:style-name="ce32" office:value-type="float" office:value="144" calcext:value-type="float">
            <text:p><text:s text:c="3"/>144</text:p>
          </table:table-cell>
          <table:table-cell table:style-name="ce32" office:value-type="float" office:value="485" calcext:value-type="float">
            <text:p><text:s text:c="3"/>485</text:p>
          </table:table-cell>
          <table:table-cell table:style-name="ce32" office:value-type="float" office:value="70" calcext:value-type="float">
            <text:p><text:s text:c="3"/>7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317" calcext:value-type="float">
            <text:p><text:s text:c="3"/>317</text:p>
          </table:table-cell>
          <table:table-cell table:style-name="ce32" office:value-type="float" office:value="375" calcext:value-type="float">
            <text:p><text:s text:c="3"/>375</text:p>
          </table:table-cell>
          <table:table-cell table:style-name="ce32" office:value-type="float" office:value="95" calcext:value-type="float">
            <text:p><text:s text:c="3"/>95</text:p>
          </table:table-cell>
          <table:table-cell table:style-name="ce32" office:value-type="float" office:value="35" calcext:value-type="float">
            <text:p><text:s text:c="3"/>35</text:p>
          </table:table-cell>
          <table:table-cell table:style-name="ce32" office:value-type="float" office:value="157" calcext:value-type="float">
            <text:p><text:s text:c="3"/>157</text:p>
          </table:table-cell>
          <table:table-cell table:style-name="ce32" office:value-type="float" office:value="56" calcext:value-type="float">
            <text:p><text:s text:c="3"/>56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32" office:value-type="float" office:value="184" calcext:value-type="float">
            <text:p><text:s text:c="3"/>184</text:p>
          </table:table-cell>
          <table:table-cell table:style-name="ce32" office:value-type="float" office:value="160" calcext:value-type="float">
            <text:p><text:s text:c="3"/>160</text:p>
          </table:table-cell>
          <table:table-cell table:style-name="ce32" office:value-type="float" office:value="100" calcext:value-type="float">
            <text:p><text:s text:c="3"/>100</text:p>
          </table:table-cell>
          <table:table-cell table:style-name="ce32" office:value-type="float" office:value="161" calcext:value-type="float">
            <text:p><text:s text:c="3"/>161</text:p>
          </table:table-cell>
          <table:table-cell table:style-name="ce32" office:value-type="float" office:value="254" calcext:value-type="float">
            <text:p><text:s text:c="3"/>254</text:p>
          </table:table-cell>
          <table:table-cell table:style-name="ce32" office:value-type="float" office:value="389" calcext:value-type="float">
            <text:p><text:s text:c="3"/>389</text:p>
          </table:table-cell>
          <table:table-cell table:style-name="ce32" office:value-type="float" office:value="217" calcext:value-type="float">
            <text:p><text:s text:c="3"/>217</text:p>
          </table:table-cell>
          <table:table-cell table:style-name="ce32" office:value-type="float" office:value="268" calcext:value-type="float">
            <text:p><text:s text:c="3"/>268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262" calcext:value-type="float">
            <text:p><text:s text:c="3"/>262</text:p>
          </table:table-cell>
          <table:table-cell table:style-name="ce32" office:value-type="float" office:value="197" calcext:value-type="float">
            <text:p><text:s text:c="3"/>197</text:p>
          </table:table-cell>
          <table:table-cell table:style-name="ce32" office:value-type="float" office:value="121" calcext:value-type="float">
            <text:p><text:s text:c="3"/>121</text:p>
          </table:table-cell>
          <table:table-cell table:style-name="ce32" office:value-type="float" office:value="218" calcext:value-type="float">
            <text:p><text:s text:c="3"/>218</text:p>
          </table:table-cell>
          <table:table-cell table:style-name="ce32" office:value-type="float" office:value="108" calcext:value-type="float">
            <text:p><text:s text:c="3"/>108</text:p>
          </table:table-cell>
          <table:table-cell table:style-name="ce32" office:value-type="float" office:value="174" calcext:value-type="float">
            <text:p><text:s text:c="3"/>174</text:p>
          </table:table-cell>
          <table:table-cell table:style-name="ce32" office:value-type="float" office:value="82" calcext:value-type="float">
            <text:p><text:s text:c="3"/>82</text:p>
          </table:table-cell>
          <table:table-cell table:style-name="ce32" office:value-type="float" office:value="247" calcext:value-type="float">
            <text:p><text:s text:c="3"/>247</text:p>
          </table:table-cell>
          <table:table-cell table:style-name="ce32" office:value-type="float" office:value="59" calcext:value-type="float">
            <text:p><text:s text:c="3"/>59</text:p>
          </table:table-cell>
          <table:table-cell table:style-name="ce32" office:value-type="float" office:value="1287" calcext:value-type="float">
            <text:p><text:s text:c="2"/>1 287</text:p>
          </table:table-cell>
          <table:table-cell table:style-name="ce32" office:value-type="float" office:value="278" calcext:value-type="float">
            <text:p><text:s text:c="3"/>278</text:p>
          </table:table-cell>
          <table:table-cell table:style-name="ce32" office:value-type="float" office:value="1423" calcext:value-type="float">
            <text:p><text:s text:c="2"/>1 423</text:p>
          </table:table-cell>
          <table:table-cell table:style-name="ce32" office:value-type="float" office:value="3711" calcext:value-type="float">
            <text:p><text:s text:c="2"/>3 711</text:p>
          </table:table-cell>
          <table:table-cell table:style-name="ce32" office:value-type="float" office:value="38616" calcext:value-type="float">
            <text:p><text:s text:c="2"/>38 616</text:p>
          </table:table-cell>
          <table:table-cell table:style-name="ce32" office:value-type="float" office:value="1135" calcext:value-type="float">
            <text:p><text:s text:c="2"/>1 135</text:p>
          </table:table-cell>
          <table:table-cell table:style-name="ce32" office:value-type="float" office:value="68" calcext:value-type="float">
            <text:p><text:s text:c="3"/>68</text:p>
          </table:table-cell>
          <table:table-cell table:style-name="ce32" office:value-type="float" office:value="128" calcext:value-type="float">
            <text:p><text:s text:c="3"/>128</text:p>
          </table:table-cell>
          <table:table-cell table:style-name="ce32" office:value-type="float" office:value="2584" calcext:value-type="float">
            <text:p><text:s text:c="2"/>2 584</text:p>
          </table:table-cell>
          <table:table-cell table:style-name="ce32" office:value-type="float" office:value="1196" calcext:value-type="float">
            <text:p><text:s text:c="2"/>1 196</text:p>
          </table:table-cell>
          <table:table-cell table:style-name="ce32" office:value-type="float" office:value="4844" calcext:value-type="float">
            <text:p><text:s text:c="2"/>4 844</text:p>
          </table:table-cell>
          <table:table-cell table:style-name="ce32" office:value-type="float" office:value="269" calcext:value-type="float">
            <text:p><text:s text:c="3"/>269</text:p>
          </table:table-cell>
          <table:table-cell table:style-name="ce32" office:value-type="float" office:value="456" calcext:value-type="float">
            <text:p><text:s text:c="3"/>456</text:p>
          </table:table-cell>
          <table:table-cell table:style-name="ce32" office:value-type="float" office:value="2592" calcext:value-type="float">
            <text:p><text:s text:c="2"/>2 592</text:p>
          </table:table-cell>
          <table:table-cell table:style-name="ce32" office:value-type="float" office:value="1591" calcext:value-type="float">
            <text:p><text:s text:c="2"/>1 591</text:p>
          </table:table-cell>
          <table:table-cell table:style-name="ce32" office:value-type="float" office:value="6064" calcext:value-type="float">
            <text:p><text:s text:c="2"/>6 064</text:p>
          </table:table-cell>
          <table:table-cell table:style-name="ce32" office:value-type="float" office:value="2064" calcext:value-type="float">
            <text:p><text:s text:c="2"/>2 064</text:p>
          </table:table-cell>
          <table:table-cell table:style-name="ce32" office:value-type="float" office:value="5168" calcext:value-type="float">
            <text:p><text:s text:c="2"/>5 168</text:p>
          </table:table-cell>
          <table:table-cell table:style-name="ce32" office:value-type="float" office:value="949" calcext:value-type="float">
            <text:p><text:s text:c="3"/>949</text:p>
          </table:table-cell>
          <table:table-cell table:style-name="ce32" office:value-type="float" office:value="995" calcext:value-type="float">
            <text:p><text:s text:c="3"/>995</text:p>
          </table:table-cell>
          <table:table-cell table:style-name="ce32" office:value-type="float" office:value="1143" calcext:value-type="float">
            <text:p><text:s text:c="2"/>1 143</text:p>
          </table:table-cell>
          <table:table-cell table:style-name="ce32" office:value-type="float" office:value="2897" calcext:value-type="float">
            <text:p><text:s text:c="2"/>2 897</text:p>
          </table:table-cell>
          <table:table-cell table:style-name="ce32" office:value-type="float" office:value="263" calcext:value-type="float">
            <text:p><text:s text:c="3"/>263</text:p>
          </table:table-cell>
          <table:table-cell table:style-name="ce32" office:value-type="float" office:value="3645" calcext:value-type="float">
            <text:p><text:s text:c="2"/>3 645</text:p>
          </table:table-cell>
          <table:table-cell table:style-name="ce32" office:value-type="float" office:value="664" calcext:value-type="float">
            <text:p><text:s text:c="3"/>664</text:p>
          </table:table-cell>
          <table:table-cell table:style-name="ce32" office:value-type="float" office:value="4332" calcext:value-type="float">
            <text:p><text:s text:c="2"/>4 332</text:p>
          </table:table-cell>
          <table:table-cell table:style-name="ce32" office:value-type="float" office:value="494" calcext:value-type="float">
            <text:p><text:s text:c="3"/>494</text:p>
          </table:table-cell>
          <table:table-cell table:style-name="ce32" office:value-type="float" office:value="2025" calcext:value-type="float">
            <text:p><text:s text:c="2"/>2 025</text:p>
          </table:table-cell>
          <table:table-cell table:style-name="ce32" office:value-type="float" office:value="4044" calcext:value-type="float">
            <text:p><text:s text:c="2"/>4 044</text:p>
          </table:table-cell>
          <table:table-cell table:style-name="ce32" office:value-type="float" office:value="3018" calcext:value-type="float">
            <text:p><text:s text:c="2"/>3 01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04125" calcext:value-type="float">
            <text:p><text:s text:c="2"/>104 125</text:p>
          </table:table-cell>
          <table:table-cell table:number-columns-repeated="953"/>
        </table:table-row>
        <table:table-row table:style-name="ro5">
          <table:table-cell table:style-name="ce15" office:value-type="string" calcext:value-type="string">
            <text:p>68002</text:p>
          </table:table-cell>
          <table:table-cell table:style-name="ce27" office:value-type="string" calcext:value-type="string">
            <text:p>Aluguel imputado</text:p>
          </table:table-cell>
          <table:table-cell table:number-columns-repeated="69" table:style-name="ce32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16" office:value-type="string" calcext:value-type="string">
            <text:p>69801</text:p>
          </table:table-cell>
          <table:table-cell table:style-name="ce26" office:value-type="string" calcext:value-type="string">
            <text:p>Serviços jurídicos, contabilidade e consultoria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32" office:value-type="float" office:value="40" calcext:value-type="float">
            <text:p><text:s text:c="3"/>40</text:p>
          </table:table-cell>
          <table:table-cell table:style-name="ce32" office:value-type="float" office:value="508" calcext:value-type="float">
            <text:p><text:s text:c="3"/>508</text:p>
          </table:table-cell>
          <table:table-cell table:style-name="ce32" office:value-type="float" office:value="10214" calcext:value-type="float">
            <text:p><text:s text:c="2"/>10 214</text:p>
          </table:table-cell>
          <table:table-cell table:style-name="ce32" office:value-type="float" office:value="2915" calcext:value-type="float">
            <text:p><text:s text:c="2"/>2 915</text:p>
          </table:table-cell>
          <table:table-cell table:style-name="ce32" office:value-type="float" office:value="271" calcext:value-type="float">
            <text:p><text:s text:c="3"/>271</text:p>
          </table:table-cell>
          <table:table-cell table:style-name="ce32" office:value-type="float" office:value="4461" calcext:value-type="float">
            <text:p><text:s text:c="2"/>4 461</text:p>
          </table:table-cell>
          <table:table-cell table:style-name="ce32" office:value-type="float" office:value="797" calcext:value-type="float">
            <text:p><text:s text:c="3"/>797</text:p>
          </table:table-cell>
          <table:table-cell table:style-name="ce32" office:value-type="float" office:value="7454" calcext:value-type="float">
            <text:p><text:s text:c="2"/>7 454</text:p>
          </table:table-cell>
          <table:table-cell table:style-name="ce32" office:value-type="float" office:value="1893" calcext:value-type="float">
            <text:p><text:s text:c="2"/>1 893</text:p>
          </table:table-cell>
          <table:table-cell table:style-name="ce32" office:value-type="float" office:value="884" calcext:value-type="float">
            <text:p><text:s text:c="3"/>884</text:p>
          </table:table-cell>
          <table:table-cell table:style-name="ce32" office:value-type="float" office:value="350" calcext:value-type="float">
            <text:p><text:s text:c="3"/>350</text:p>
          </table:table-cell>
          <table:table-cell table:style-name="ce32" office:value-type="float" office:value="297" calcext:value-type="float">
            <text:p><text:s text:c="3"/>297</text:p>
          </table:table-cell>
          <table:table-cell table:style-name="ce32" office:value-type="float" office:value="202" calcext:value-type="float">
            <text:p><text:s text:c="3"/>202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800" calcext:value-type="float">
            <text:p><text:s text:c="2"/>1 800</text:p>
          </table:table-cell>
          <table:table-cell table:style-name="ce32" office:value-type="float" office:value="165" calcext:value-type="float">
            <text:p><text:s text:c="3"/>165</text:p>
          </table:table-cell>
          <table:table-cell table:style-name="ce32" office:value-type="float" office:value="5505" calcext:value-type="float">
            <text:p><text:s text:c="2"/>5 505</text:p>
          </table:table-cell>
          <table:table-cell table:style-name="ce32" office:value-type="float" office:value="589" calcext:value-type="float">
            <text:p><text:s text:c="3"/>589</text:p>
          </table:table-cell>
          <table:table-cell table:style-name="ce32" office:value-type="float" office:value="2967" calcext:value-type="float">
            <text:p><text:s text:c="2"/>2 967</text:p>
          </table:table-cell>
          <table:table-cell table:style-name="ce32" office:value-type="float" office:value="3437" calcext:value-type="float">
            <text:p><text:s text:c="2"/>3 437</text:p>
          </table:table-cell>
          <table:table-cell table:style-name="ce32" office:value-type="float" office:value="1454" calcext:value-type="float">
            <text:p><text:s text:c="2"/>1 454</text:p>
          </table:table-cell>
          <table:table-cell table:style-name="ce32" office:value-type="float" office:value="4114" calcext:value-type="float">
            <text:p><text:s text:c="2"/>4 114</text:p>
          </table:table-cell>
          <table:table-cell table:style-name="ce32" office:value-type="float" office:value="1587" calcext:value-type="float">
            <text:p><text:s text:c="2"/>1 587</text:p>
          </table:table-cell>
          <table:table-cell table:style-name="ce32" office:value-type="float" office:value="2175" calcext:value-type="float">
            <text:p><text:s text:c="2"/>2 175</text:p>
          </table:table-cell>
          <table:table-cell table:style-name="ce32" office:value-type="float" office:value="1727" calcext:value-type="float">
            <text:p><text:s text:c="2"/>1 727</text:p>
          </table:table-cell>
          <table:table-cell table:style-name="ce32" office:value-type="float" office:value="426" calcext:value-type="float">
            <text:p><text:s text:c="3"/>426</text:p>
          </table:table-cell>
          <table:table-cell table:style-name="ce32" office:value-type="float" office:value="804" calcext:value-type="float">
            <text:p><text:s text:c="3"/>804</text:p>
          </table:table-cell>
          <table:table-cell table:style-name="ce32" office:value-type="float" office:value="2867" calcext:value-type="float">
            <text:p><text:s text:c="2"/>2 867</text:p>
          </table:table-cell>
          <table:table-cell table:style-name="ce32" office:value-type="float" office:value="2512" calcext:value-type="float">
            <text:p><text:s text:c="2"/>2 512</text:p>
          </table:table-cell>
          <table:table-cell table:style-name="ce32" office:value-type="float" office:value="2154" calcext:value-type="float">
            <text:p><text:s text:c="2"/>2 154</text:p>
          </table:table-cell>
          <table:table-cell table:style-name="ce32" office:value-type="float" office:value="2411" calcext:value-type="float">
            <text:p><text:s text:c="2"/>2 411</text:p>
          </table:table-cell>
          <table:table-cell table:style-name="ce32" office:value-type="float" office:value="1132" calcext:value-type="float">
            <text:p><text:s text:c="2"/>1 132</text:p>
          </table:table-cell>
          <table:table-cell table:style-name="ce32" office:value-type="float" office:value="420" calcext:value-type="float">
            <text:p><text:s text:c="3"/>420</text:p>
          </table:table-cell>
          <table:table-cell table:style-name="ce32" office:value-type="float" office:value="477" calcext:value-type="float">
            <text:p><text:s text:c="3"/>477</text:p>
          </table:table-cell>
          <table:table-cell table:style-name="ce32" office:value-type="float" office:value="617" calcext:value-type="float">
            <text:p><text:s text:c="3"/>617</text:p>
          </table:table-cell>
          <table:table-cell table:style-name="ce32" office:value-type="float" office:value="1321" calcext:value-type="float">
            <text:p><text:s text:c="2"/>1 321</text:p>
          </table:table-cell>
          <table:table-cell table:style-name="ce32" office:value-type="float" office:value="1111" calcext:value-type="float">
            <text:p><text:s text:c="2"/>1 111</text:p>
          </table:table-cell>
          <table:table-cell table:style-name="ce32" office:value-type="float" office:value="4680" calcext:value-type="float">
            <text:p><text:s text:c="2"/>4 680</text:p>
          </table:table-cell>
          <table:table-cell table:style-name="ce32" office:value-type="float" office:value="6362" calcext:value-type="float">
            <text:p><text:s text:c="2"/>6 362</text:p>
          </table:table-cell>
          <table:table-cell table:style-name="ce32" office:value-type="float" office:value="23066" calcext:value-type="float">
            <text:p><text:s text:c="2"/>23 066</text:p>
          </table:table-cell>
          <table:table-cell table:style-name="ce32" office:value-type="float" office:value="2237" calcext:value-type="float">
            <text:p><text:s text:c="2"/>2 237</text:p>
          </table:table-cell>
          <table:table-cell table:style-name="ce32" office:value-type="float" office:value="78" calcext:value-type="float">
            <text:p><text:s text:c="3"/>78</text:p>
          </table:table-cell>
          <table:table-cell table:style-name="ce32" office:value-type="float" office:value="480" calcext:value-type="float">
            <text:p><text:s text:c="3"/>480</text:p>
          </table:table-cell>
          <table:table-cell table:style-name="ce32" office:value-type="float" office:value="1799" calcext:value-type="float">
            <text:p><text:s text:c="2"/>1 799</text:p>
          </table:table-cell>
          <table:table-cell table:style-name="ce32" office:value-type="float" office:value="234" calcext:value-type="float">
            <text:p><text:s text:c="3"/>234</text:p>
          </table:table-cell>
          <table:table-cell table:style-name="ce32" office:value-type="float" office:value="909" calcext:value-type="float">
            <text:p><text:s text:c="3"/>909</text:p>
          </table:table-cell>
          <table:table-cell table:style-name="ce32" office:value-type="float" office:value="525" calcext:value-type="float">
            <text:p><text:s text:c="3"/>525</text:p>
          </table:table-cell>
          <table:table-cell table:style-name="ce32" office:value-type="float" office:value="2549" calcext:value-type="float">
            <text:p><text:s text:c="2"/>2 549</text:p>
          </table:table-cell>
          <table:table-cell table:style-name="ce32" office:value-type="float" office:value="3234" calcext:value-type="float">
            <text:p><text:s text:c="2"/>3 234</text:p>
          </table:table-cell>
          <table:table-cell table:style-name="ce32" office:value-type="float" office:value="2789" calcext:value-type="float">
            <text:p><text:s text:c="2"/>2 789</text:p>
          </table:table-cell>
          <table:table-cell table:style-name="ce32" office:value-type="float" office:value="16773" calcext:value-type="float">
            <text:p><text:s text:c="2"/>16 773</text:p>
          </table:table-cell>
          <table:table-cell table:style-name="ce32" office:value-type="float" office:value="2187" calcext:value-type="float">
            <text:p><text:s text:c="2"/>2 187</text:p>
          </table:table-cell>
          <table:table-cell table:style-name="ce32" office:value-type="float" office:value="17054" calcext:value-type="float">
            <text:p><text:s text:c="2"/>17 054</text:p>
          </table:table-cell>
          <table:table-cell table:style-name="ce32" office:value-type="float" office:value="4649" calcext:value-type="float">
            <text:p><text:s text:c="2"/>4 649</text:p>
          </table:table-cell>
          <table:table-cell table:style-name="ce32" office:value-type="float" office:value="366" calcext:value-type="float">
            <text:p><text:s text:c="3"/>366</text:p>
          </table:table-cell>
          <table:table-cell table:style-name="ce32" office:value-type="float" office:value="845" calcext:value-type="float">
            <text:p><text:s text:c="3"/>845</text:p>
          </table:table-cell>
          <table:table-cell table:style-name="ce32" office:value-type="float" office:value="3444" calcext:value-type="float">
            <text:p><text:s text:c="2"/>3 444</text:p>
          </table:table-cell>
          <table:table-cell table:style-name="ce32" office:value-type="float" office:value="1304" calcext:value-type="float">
            <text:p><text:s text:c="2"/>1 304</text:p>
          </table:table-cell>
          <table:table-cell table:style-name="ce32" office:value-type="float" office:value="4172" calcext:value-type="float">
            <text:p><text:s text:c="2"/>4 172</text:p>
          </table:table-cell>
          <table:table-cell table:style-name="ce32" office:value-type="float" office:value="152" calcext:value-type="float">
            <text:p><text:s text:c="3"/>152</text:p>
          </table:table-cell>
          <table:table-cell table:style-name="ce32" office:value-type="float" office:value="1994" calcext:value-type="float">
            <text:p><text:s text:c="2"/>1 994</text:p>
          </table:table-cell>
          <table:table-cell table:style-name="ce32" office:value-type="float" office:value="348" calcext:value-type="float">
            <text:p><text:s text:c="3"/>348</text:p>
          </table:table-cell>
          <table:table-cell table:style-name="ce32" office:value-type="float" office:value="2203" calcext:value-type="float">
            <text:p><text:s text:c="2"/>2 203</text:p>
          </table:table-cell>
          <table:table-cell table:style-name="ce32" office:value-type="float" office:value="1076" calcext:value-type="float">
            <text:p><text:s text:c="2"/>1 076</text:p>
          </table:table-cell>
          <table:table-cell table:style-name="ce32" office:value-type="float" office:value="3275" calcext:value-type="float">
            <text:p><text:s text:c="2"/>3 27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81127" calcext:value-type="float">
            <text:p><text:s text:c="2"/>181 127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71801</text:p>
          </table:table-cell>
          <table:table-cell table:style-name="ce22" office:value-type="string" calcext:value-type="string">
            <text:p>Pesquisa e desenvolvimento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3" calcext:value-type="float">
            <text:p><text:s text:c="3"/>10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9" calcext:value-type="float">
            <text:p><text:s text:c="3"/>89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93" calcext:value-type="float">
            <text:p><text:s text:c="3"/>93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7" calcext:value-type="float">
            <text:p><text:s text:c="3"/>17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07" calcext:value-type="float">
            <text:p><text:s text:c="3"/>10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80" calcext:value-type="float">
            <text:p><text:s text:c="3"/>80</text:p>
          </table:table-cell>
          <table:table-cell table:style-name="ce31" office:value-type="float" office:value="240" calcext:value-type="float">
            <text:p><text:s text:c="3"/>240</text:p>
          </table:table-cell>
          <table:table-cell table:style-name="ce31" office:value-type="float" office:value="38" calcext:value-type="float">
            <text:p><text:s text:c="3"/>38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109" calcext:value-type="float">
            <text:p><text:s text:c="3"/>109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31" office:value-type="float" office:value="150" calcext:value-type="float">
            <text:p><text:s text:c="3"/>150</text:p>
          </table:table-cell>
          <table:table-cell table:style-name="ce31" office:value-type="float" office:value="117" calcext:value-type="float">
            <text:p><text:s text:c="3"/>117</text:p>
          </table:table-cell>
          <table:table-cell table:style-name="ce31" office:value-type="float" office:value="238" calcext:value-type="float">
            <text:p><text:s text:c="3"/>238</text:p>
          </table:table-cell>
          <table:table-cell table:style-name="ce31" office:value-type="float" office:value="123" calcext:value-type="float">
            <text:p><text:s text:c="3"/>123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21" calcext:value-type="float">
            <text:p><text:s text:c="3"/>121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65" calcext:value-type="float">
            <text:p><text:s text:c="3"/>165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0" calcext:value-type="float">
            <text:p><text:s text:c="3"/>90</text:p>
          </table:table-cell>
          <table:table-cell table:style-name="ce31" office:value-type="float" office:value="76" calcext:value-type="float">
            <text:p><text:s text:c="3"/>76</text:p>
          </table:table-cell>
          <table:table-cell table:style-name="ce31" office:value-type="float" office:value="9" calcext:value-type="float">
            <text:p><text:s text:c="3"/>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692" calcext:value-type="float">
            <text:p><text:s text:c="3"/>69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4" calcext:value-type="float">
            <text:p><text:s text:c="3"/>4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3115" calcext:value-type="float">
            <text:p><text:s text:c="2"/>3 115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71802</text:p>
          </table:table-cell>
          <table:table-cell table:style-name="ce22" office:value-type="string" calcext:value-type="string">
            <text:p>Serviços de arquitetura e engenharia</text:p>
          </table:table-cell>
          <table:table-cell table:style-name="ce31" office:value-type="float" office:value="788" calcext:value-type="float">
            <text:p><text:s text:c="3"/>788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2592" calcext:value-type="float">
            <text:p><text:s text:c="2"/>2 592</text:p>
          </table:table-cell>
          <table:table-cell table:style-name="ce31" office:value-type="float" office:value="389" calcext:value-type="float">
            <text:p><text:s text:c="3"/>389</text:p>
          </table:table-cell>
          <table:table-cell table:style-name="ce31" office:value-type="float" office:value="197" calcext:value-type="float">
            <text:p><text:s text:c="3"/>197</text:p>
          </table:table-cell>
          <table:table-cell table:style-name="ce31" office:value-type="float" office:value="1457" calcext:value-type="float">
            <text:p><text:s text:c="2"/>1 457</text:p>
          </table:table-cell>
          <table:table-cell table:style-name="ce31" office:value-type="float" office:value="367" calcext:value-type="float">
            <text:p><text:s text:c="3"/>367</text:p>
          </table:table-cell>
          <table:table-cell table:style-name="ce31" office:value-type="float" office:value="1375" calcext:value-type="float">
            <text:p><text:s text:c="2"/>1 375</text:p>
          </table:table-cell>
          <table:table-cell table:style-name="ce31" office:value-type="float" office:value="285" calcext:value-type="float">
            <text:p><text:s text:c="3"/>285</text:p>
          </table:table-cell>
          <table:table-cell table:style-name="ce31" office:value-type="float" office:value="151" calcext:value-type="float">
            <text:p><text:s text:c="3"/>151</text:p>
          </table:table-cell>
          <table:table-cell table:style-name="ce31" office:value-type="float" office:value="87" calcext:value-type="float">
            <text:p><text:s text:c="3"/>87</text:p>
          </table:table-cell>
          <table:table-cell table:style-name="ce31" office:value-type="float" office:value="234" calcext:value-type="float">
            <text:p><text:s text:c="3"/>234</text:p>
          </table:table-cell>
          <table:table-cell table:style-name="ce31" office:value-type="float" office:value="153" calcext:value-type="float">
            <text:p><text:s text:c="3"/>153</text:p>
          </table:table-cell>
          <table:table-cell table:style-name="ce31" office:value-type="float" office:value="52" calcext:value-type="float">
            <text:p><text:s text:c="3"/>52</text:p>
          </table:table-cell>
          <table:table-cell table:style-name="ce31" office:value-type="float" office:value="641" calcext:value-type="float">
            <text:p><text:s text:c="3"/>641</text:p>
          </table:table-cell>
          <table:table-cell table:style-name="ce31" office:value-type="float" office:value="54" calcext:value-type="float">
            <text:p><text:s text:c="3"/>54</text:p>
          </table:table-cell>
          <table:table-cell table:style-name="ce31" office:value-type="float" office:value="216" calcext:value-type="float">
            <text:p><text:s text:c="3"/>216</text:p>
          </table:table-cell>
          <table:table-cell table:style-name="ce31" office:value-type="float" office:value="333" calcext:value-type="float">
            <text:p><text:s text:c="3"/>333</text:p>
          </table:table-cell>
          <table:table-cell table:style-name="ce31" office:value-type="float" office:value="872" calcext:value-type="float">
            <text:p><text:s text:c="3"/>872</text:p>
          </table:table-cell>
          <table:table-cell table:style-name="ce31" office:value-type="float" office:value="763" calcext:value-type="float">
            <text:p><text:s text:c="3"/>763</text:p>
          </table:table-cell>
          <table:table-cell table:style-name="ce31" office:value-type="float" office:value="529" calcext:value-type="float">
            <text:p><text:s text:c="3"/>529</text:p>
          </table:table-cell>
          <table:table-cell table:style-name="ce31" office:value-type="float" office:value="1221" calcext:value-type="float">
            <text:p><text:s text:c="2"/>1 221</text:p>
          </table:table-cell>
          <table:table-cell table:style-name="ce31" office:value-type="float" office:value="1071" calcext:value-type="float">
            <text:p><text:s text:c="2"/>1 071</text:p>
          </table:table-cell>
          <table:table-cell table:style-name="ce31" office:value-type="float" office:value="790" calcext:value-type="float">
            <text:p><text:s text:c="3"/>790</text:p>
          </table:table-cell>
          <table:table-cell table:style-name="ce31" office:value-type="float" office:value="510" calcext:value-type="float">
            <text:p><text:s text:c="3"/>510</text:p>
          </table:table-cell>
          <table:table-cell table:style-name="ce31" office:value-type="float" office:value="338" calcext:value-type="float">
            <text:p><text:s text:c="3"/>338</text:p>
          </table:table-cell>
          <table:table-cell table:style-name="ce31" office:value-type="float" office:value="577" calcext:value-type="float">
            <text:p><text:s text:c="3"/>577</text:p>
          </table:table-cell>
          <table:table-cell table:style-name="ce31" office:value-type="float" office:value="909" calcext:value-type="float">
            <text:p><text:s text:c="3"/>909</text:p>
          </table:table-cell>
          <table:table-cell table:style-name="ce31" office:value-type="float" office:value="501" calcext:value-type="float">
            <text:p><text:s text:c="3"/>501</text:p>
          </table:table-cell>
          <table:table-cell table:style-name="ce31" office:value-type="float" office:value="2018" calcext:value-type="float">
            <text:p><text:s text:c="2"/>2 018</text:p>
          </table:table-cell>
          <table:table-cell table:style-name="ce31" office:value-type="float" office:value="2190" calcext:value-type="float">
            <text:p><text:s text:c="2"/>2 190</text:p>
          </table:table-cell>
          <table:table-cell table:style-name="ce31" office:value-type="float" office:value="775" calcext:value-type="float">
            <text:p><text:s text:c="3"/>775</text:p>
          </table:table-cell>
          <table:table-cell table:style-name="ce31" office:value-type="float" office:value="339" calcext:value-type="float">
            <text:p><text:s text:c="3"/>339</text:p>
          </table:table-cell>
          <table:table-cell table:style-name="ce31" office:value-type="float" office:value="348" calcext:value-type="float">
            <text:p><text:s text:c="3"/>348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4624" calcext:value-type="float">
            <text:p><text:s text:c="2"/>4 624</text:p>
          </table:table-cell>
          <table:table-cell table:style-name="ce31" office:value-type="float" office:value="602" calcext:value-type="float">
            <text:p><text:s text:c="3"/>602</text:p>
          </table:table-cell>
          <table:table-cell table:style-name="ce31" office:value-type="float" office:value="4631" calcext:value-type="float">
            <text:p><text:s text:c="2"/>4 631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1997" calcext:value-type="float">
            <text:p><text:s text:c="2"/>1 997</text:p>
          </table:table-cell>
          <table:table-cell table:style-name="ce31" office:value-type="float" office:value="472" calcext:value-type="float">
            <text:p><text:s text:c="3"/>472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911" calcext:value-type="float">
            <text:p><text:s text:c="2"/>5 911</text:p>
          </table:table-cell>
          <table:table-cell table:style-name="ce31" office:value-type="float" office:value="9" calcext:value-type="float">
            <text:p><text:s text:c="3"/>9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449" calcext:value-type="float">
            <text:p><text:s text:c="3"/>449</text:p>
          </table:table-cell>
          <table:table-cell table:style-name="ce31" office:value-type="float" office:value="1023" calcext:value-type="float">
            <text:p><text:s text:c="2"/>1 023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306" calcext:value-type="float">
            <text:p><text:s text:c="2"/>4 30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6" calcext:value-type="float">
            <text:p><text:s text:c="3"/>96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316" calcext:value-type="float">
            <text:p><text:s text:c="2"/>5 316</text:p>
          </table:table-cell>
          <table:table-cell table:style-name="ce31" office:value-type="float" office:value="1795" calcext:value-type="float">
            <text:p><text:s text:c="2"/>1 795</text:p>
          </table:table-cell>
          <table:table-cell table:style-name="ce31" office:value-type="float" office:value="139" calcext:value-type="float">
            <text:p><text:s text:c="3"/>139</text:p>
          </table:table-cell>
          <table:table-cell table:style-name="ce31" office:value-type="float" office:value="2031" calcext:value-type="float">
            <text:p><text:s text:c="2"/>2 031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57097" calcext:value-type="float">
            <text:p><text:s text:c="2"/>57 097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73801</text:p>
          </table:table-cell>
          <table:table-cell table:style-name="ce23" office:value-type="string" calcext:value-type="string">
            <text:p>Publicidade e outros serviços técnicos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489" calcext:value-type="float">
            <text:p><text:s text:c="3"/>489</text:p>
          </table:table-cell>
          <table:table-cell table:style-name="ce31" office:value-type="float" office:value="113" calcext:value-type="float">
            <text:p><text:s text:c="3"/>113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31" office:value-type="float" office:value="648" calcext:value-type="float">
            <text:p><text:s text:c="3"/>648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694" calcext:value-type="float">
            <text:p><text:s text:c="2"/>2 694</text:p>
          </table:table-cell>
          <table:table-cell table:style-name="ce31" office:value-type="float" office:value="166" calcext:value-type="float">
            <text:p><text:s text:c="3"/>166</text:p>
          </table:table-cell>
          <table:table-cell table:style-name="ce31" office:value-type="float" office:value="4226" calcext:value-type="float">
            <text:p><text:s text:c="2"/>4 226</text:p>
          </table:table-cell>
          <table:table-cell table:style-name="ce31" office:value-type="float" office:value="6406" calcext:value-type="float">
            <text:p><text:s text:c="2"/>6 406</text:p>
          </table:table-cell>
          <table:table-cell table:style-name="ce31" office:value-type="float" office:value="314" calcext:value-type="float">
            <text:p><text:s text:c="3"/>314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518" calcext:value-type="float">
            <text:p><text:s text:c="3"/>518</text:p>
          </table:table-cell>
          <table:table-cell table:style-name="ce31" office:value-type="float" office:value="1064" calcext:value-type="float">
            <text:p><text:s text:c="2"/>1 064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82" calcext:value-type="float">
            <text:p><text:s text:c="3"/>682</text:p>
          </table:table-cell>
          <table:table-cell table:style-name="ce31" office:value-type="float" office:value="81" calcext:value-type="float">
            <text:p><text:s text:c="3"/>81</text:p>
          </table:table-cell>
          <table:table-cell table:style-name="ce31" office:value-type="float" office:value="265" calcext:value-type="float">
            <text:p><text:s text:c="3"/>265</text:p>
          </table:table-cell>
          <table:table-cell table:style-name="ce31" office:value-type="float" office:value="106" calcext:value-type="float">
            <text:p><text:s text:c="3"/>106</text:p>
          </table:table-cell>
          <table:table-cell table:style-name="ce31" office:value-type="float" office:value="134" calcext:value-type="float">
            <text:p><text:s text:c="3"/>134</text:p>
          </table:table-cell>
          <table:table-cell table:style-name="ce31" office:value-type="float" office:value="617" calcext:value-type="float">
            <text:p><text:s text:c="3"/>617</text:p>
          </table:table-cell>
          <table:table-cell table:style-name="ce31" office:value-type="float" office:value="1556" calcext:value-type="float">
            <text:p><text:s text:c="2"/>1 556</text:p>
          </table:table-cell>
          <table:table-cell table:style-name="ce31" office:value-type="float" office:value="2481" calcext:value-type="float">
            <text:p><text:s text:c="2"/>2 481</text:p>
          </table:table-cell>
          <table:table-cell table:style-name="ce31" office:value-type="float" office:value="571" calcext:value-type="float">
            <text:p><text:s text:c="3"/>571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252" calcext:value-type="float">
            <text:p><text:s text:c="3"/>252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31" office:value-type="float" office:value="621" calcext:value-type="float">
            <text:p><text:s text:c="3"/>621</text:p>
          </table:table-cell>
          <table:table-cell table:style-name="ce31" office:value-type="float" office:value="1785" calcext:value-type="float">
            <text:p><text:s text:c="2"/>1 785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31" office:value-type="float" office:value="588" calcext:value-type="float">
            <text:p><text:s text:c="3"/>588</text:p>
          </table:table-cell>
          <table:table-cell table:style-name="ce31" office:value-type="float" office:value="5306" calcext:value-type="float">
            <text:p><text:s text:c="2"/>5 306</text:p>
          </table:table-cell>
          <table:table-cell table:style-name="ce31" office:value-type="float" office:value="166" calcext:value-type="float">
            <text:p><text:s text:c="3"/>166</text:p>
          </table:table-cell>
          <table:table-cell table:style-name="ce31" office:value-type="float" office:value="389" calcext:value-type="float">
            <text:p><text:s text:c="3"/>389</text:p>
          </table:table-cell>
          <table:table-cell table:style-name="ce31" office:value-type="float" office:value="557" calcext:value-type="float">
            <text:p><text:s text:c="3"/>557</text:p>
          </table:table-cell>
          <table:table-cell table:style-name="ce31" office:value-type="float" office:value="138" calcext:value-type="float">
            <text:p><text:s text:c="3"/>138</text:p>
          </table:table-cell>
          <table:table-cell table:style-name="ce31" office:value-type="float" office:value="4240" calcext:value-type="float">
            <text:p><text:s text:c="2"/>4 240</text:p>
          </table:table-cell>
          <table:table-cell table:style-name="ce31" office:value-type="float" office:value="227" calcext:value-type="float">
            <text:p><text:s text:c="3"/>227</text:p>
          </table:table-cell>
          <table:table-cell table:style-name="ce31" office:value-type="float" office:value="2349" calcext:value-type="float">
            <text:p><text:s text:c="2"/>2 349</text:p>
          </table:table-cell>
          <table:table-cell table:style-name="ce31" office:value-type="float" office:value="3258" calcext:value-type="float">
            <text:p><text:s text:c="2"/>3 258</text:p>
          </table:table-cell>
          <table:table-cell table:style-name="ce31" office:value-type="float" office:value="21573" calcext:value-type="float">
            <text:p><text:s text:c="2"/>21 573</text:p>
          </table:table-cell>
          <table:table-cell table:style-name="ce31" office:value-type="float" office:value="753" calcext:value-type="float">
            <text:p><text:s text:c="3"/>753</text:p>
          </table:table-cell>
          <table:table-cell table:style-name="ce31" office:value-type="float" office:value="45" calcext:value-type="float">
            <text:p><text:s text:c="3"/>45</text:p>
          </table:table-cell>
          <table:table-cell table:style-name="ce31" office:value-type="float" office:value="286" calcext:value-type="float">
            <text:p><text:s text:c="3"/>286</text:p>
          </table:table-cell>
          <table:table-cell table:style-name="ce31" office:value-type="float" office:value="1332" calcext:value-type="float">
            <text:p><text:s text:c="2"/>1 332</text:p>
          </table:table-cell>
          <table:table-cell table:style-name="ce31" office:value-type="float" office:value="388" calcext:value-type="float">
            <text:p><text:s text:c="3"/>388</text:p>
          </table:table-cell>
          <table:table-cell table:style-name="ce31" office:value-type="float" office:value="901" calcext:value-type="float">
            <text:p><text:s text:c="3"/>901</text:p>
          </table:table-cell>
          <table:table-cell table:style-name="ce31" office:value-type="float" office:value="1190" calcext:value-type="float">
            <text:p><text:s text:c="2"/>1 190</text:p>
          </table:table-cell>
          <table:table-cell table:style-name="ce31" office:value-type="float" office:value="2340" calcext:value-type="float">
            <text:p><text:s text:c="2"/>2 340</text:p>
          </table:table-cell>
          <table:table-cell table:style-name="ce31" office:value-type="float" office:value="4464" calcext:value-type="float">
            <text:p><text:s text:c="2"/>4 464</text:p>
          </table:table-cell>
          <table:table-cell table:style-name="ce31" office:value-type="float" office:value="1996" calcext:value-type="float">
            <text:p><text:s text:c="2"/>1 996</text:p>
          </table:table-cell>
          <table:table-cell table:style-name="ce31" office:value-type="float" office:value="14457" calcext:value-type="float">
            <text:p><text:s text:c="2"/>14 457</text:p>
          </table:table-cell>
          <table:table-cell table:style-name="ce31" office:value-type="float" office:value="1085" calcext:value-type="float">
            <text:p><text:s text:c="2"/>1 085</text:p>
          </table:table-cell>
          <table:table-cell table:style-name="ce31" office:value-type="float" office:value="5534" calcext:value-type="float">
            <text:p><text:s text:c="2"/>5 534</text:p>
          </table:table-cell>
          <table:table-cell table:style-name="ce31" office:value-type="float" office:value="492" calcext:value-type="float">
            <text:p><text:s text:c="3"/>492</text:p>
          </table:table-cell>
          <table:table-cell table:style-name="ce31" office:value-type="float" office:value="2105" calcext:value-type="float">
            <text:p><text:s text:c="2"/>2 105</text:p>
          </table:table-cell>
          <table:table-cell table:style-name="ce31" office:value-type="float" office:value="1226" calcext:value-type="float">
            <text:p><text:s text:c="2"/>1 226</text:p>
          </table:table-cell>
          <table:table-cell table:style-name="ce31" office:value-type="float" office:value="1759" calcext:value-type="float">
            <text:p><text:s text:c="2"/>1 759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4409" calcext:value-type="float">
            <text:p><text:s text:c="2"/>4 409</text:p>
          </table:table-cell>
          <table:table-cell table:style-name="ce31" office:value-type="float" office:value="815" calcext:value-type="float">
            <text:p><text:s text:c="3"/>815</text:p>
          </table:table-cell>
          <table:table-cell table:style-name="ce31" office:value-type="float" office:value="3162" calcext:value-type="float">
            <text:p><text:s text:c="2"/>3 162</text:p>
          </table:table-cell>
          <table:table-cell table:style-name="ce31" office:value-type="float" office:value="1321" calcext:value-type="float">
            <text:p><text:s text:c="2"/>1 321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style-name="ce31" office:value-type="float" office:value="1916" calcext:value-type="float">
            <text:p><text:s text:c="2"/>1 916</text:p>
          </table:table-cell>
          <table:table-cell table:style-name="ce31" office:value-type="float" office:value="1986" calcext:value-type="float">
            <text:p><text:s text:c="2"/>1 98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20257" calcext:value-type="float">
            <text:p><text:s text:c="2"/>120 257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77001</text:p>
          </table:table-cell>
          <table:table-cell table:style-name="ce22" office:value-type="string" calcext:value-type="string">
            <text:p>Aluguéis não-imob. e gestão de ativos de propriedade intelectual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31" office:value-type="float" office:value="83" calcext:value-type="float">
            <text:p><text:s text:c="3"/>83</text:p>
          </table:table-cell>
          <table:table-cell table:style-name="ce31" office:value-type="float" office:value="121" calcext:value-type="float">
            <text:p><text:s text:c="3"/>121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15864" calcext:value-type="float">
            <text:p><text:s text:c="2"/>15 864</text:p>
          </table:table-cell>
          <table:table-cell table:style-name="ce31" office:value-type="float" office:value="1821" calcext:value-type="float">
            <text:p><text:s text:c="2"/>1 821</text:p>
          </table:table-cell>
          <table:table-cell table:style-name="ce31" office:value-type="float" office:value="440" calcext:value-type="float">
            <text:p><text:s text:c="3"/>440</text:p>
          </table:table-cell>
          <table:table-cell table:style-name="ce31" office:value-type="float" office:value="569" calcext:value-type="float">
            <text:p><text:s text:c="3"/>569</text:p>
          </table:table-cell>
          <table:table-cell table:style-name="ce31" office:value-type="float" office:value="537" calcext:value-type="float">
            <text:p><text:s text:c="3"/>537</text:p>
          </table:table-cell>
          <table:table-cell table:style-name="ce31" office:value-type="float" office:value="1870" calcext:value-type="float">
            <text:p><text:s text:c="2"/>1 870</text:p>
          </table:table-cell>
          <table:table-cell table:style-name="ce31" office:value-type="float" office:value="679" calcext:value-type="float">
            <text:p><text:s text:c="3"/>679</text:p>
          </table:table-cell>
          <table:table-cell table:style-name="ce31" office:value-type="float" office:value="72" calcext:value-type="float">
            <text:p><text:s text:c="3"/>72</text:p>
          </table:table-cell>
          <table:table-cell table:style-name="ce31" office:value-type="float" office:value="76" calcext:value-type="float">
            <text:p><text:s text:c="3"/>76</text:p>
          </table:table-cell>
          <table:table-cell table:style-name="ce31" office:value-type="float" office:value="168" calcext:value-type="float">
            <text:p><text:s text:c="3"/>168</text:p>
          </table:table-cell>
          <table:table-cell table:style-name="ce31" office:value-type="float" office:value="117" calcext:value-type="float">
            <text:p><text:s text:c="3"/>117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45" calcext:value-type="float">
            <text:p><text:s text:c="2"/>1 145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772" calcext:value-type="float">
            <text:p><text:s text:c="3"/>772</text:p>
          </table:table-cell>
          <table:table-cell table:style-name="ce31" office:value-type="float" office:value="105" calcext:value-type="float">
            <text:p><text:s text:c="3"/>105</text:p>
          </table:table-cell>
          <table:table-cell table:style-name="ce31" office:value-type="float" office:value="645" calcext:value-type="float">
            <text:p><text:s text:c="3"/>645</text:p>
          </table:table-cell>
          <table:table-cell table:style-name="ce31" office:value-type="float" office:value="777" calcext:value-type="float">
            <text:p><text:s text:c="3"/>777</text:p>
          </table:table-cell>
          <table:table-cell table:style-name="ce31" office:value-type="float" office:value="148" calcext:value-type="float">
            <text:p><text:s text:c="3"/>148</text:p>
          </table:table-cell>
          <table:table-cell table:style-name="ce31" office:value-type="float" office:value="321" calcext:value-type="float">
            <text:p><text:s text:c="3"/>321</text:p>
          </table:table-cell>
          <table:table-cell table:style-name="ce31" office:value-type="float" office:value="938" calcext:value-type="float">
            <text:p><text:s text:c="3"/>938</text:p>
          </table:table-cell>
          <table:table-cell table:style-name="ce31" office:value-type="float" office:value="591" calcext:value-type="float">
            <text:p><text:s text:c="3"/>591</text:p>
          </table:table-cell>
          <table:table-cell table:style-name="ce31" office:value-type="float" office:value="744" calcext:value-type="float">
            <text:p><text:s text:c="3"/>744</text:p>
          </table:table-cell>
          <table:table-cell table:style-name="ce31" office:value-type="float" office:value="335" calcext:value-type="float">
            <text:p><text:s text:c="3"/>335</text:p>
          </table:table-cell>
          <table:table-cell table:style-name="ce31" office:value-type="float" office:value="1188" calcext:value-type="float">
            <text:p><text:s text:c="2"/>1 188</text:p>
          </table:table-cell>
          <table:table-cell table:style-name="ce31" office:value-type="float" office:value="955" calcext:value-type="float">
            <text:p><text:s text:c="3"/>955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1089" calcext:value-type="float">
            <text:p><text:s text:c="2"/>1 089</text:p>
          </table:table-cell>
          <table:table-cell table:style-name="ce31" office:value-type="float" office:value="2635" calcext:value-type="float">
            <text:p><text:s text:c="2"/>2 635</text:p>
          </table:table-cell>
          <table:table-cell table:style-name="ce31" office:value-type="float" office:value="800" calcext:value-type="float">
            <text:p><text:s text:c="3"/>800</text:p>
          </table:table-cell>
          <table:table-cell table:style-name="ce31" office:value-type="float" office:value="1072" calcext:value-type="float">
            <text:p><text:s text:c="2"/>1 072</text:p>
          </table:table-cell>
          <table:table-cell table:style-name="ce31" office:value-type="float" office:value="390" calcext:value-type="float">
            <text:p><text:s text:c="3"/>390</text:p>
          </table:table-cell>
          <table:table-cell table:style-name="ce31" office:value-type="float" office:value="617" calcext:value-type="float">
            <text:p><text:s text:c="3"/>617</text:p>
          </table:table-cell>
          <table:table-cell table:style-name="ce31" office:value-type="float" office:value="1466" calcext:value-type="float">
            <text:p><text:s text:c="2"/>1 466</text:p>
          </table:table-cell>
          <table:table-cell table:style-name="ce31" office:value-type="float" office:value="2171" calcext:value-type="float">
            <text:p><text:s text:c="2"/>2 171</text:p>
          </table:table-cell>
          <table:table-cell table:style-name="ce31" office:value-type="float" office:value="7157" calcext:value-type="float">
            <text:p><text:s text:c="2"/>7 157</text:p>
          </table:table-cell>
          <table:table-cell table:style-name="ce31" office:value-type="float" office:value="1270" calcext:value-type="float">
            <text:p><text:s text:c="2"/>1 270</text:p>
          </table:table-cell>
          <table:table-cell table:style-name="ce31" office:value-type="float" office:value="13241" calcext:value-type="float">
            <text:p><text:s text:c="2"/>13 241</text:p>
          </table:table-cell>
          <table:table-cell table:style-name="ce31" office:value-type="float" office:value="6230" calcext:value-type="float">
            <text:p><text:s text:c="2"/>6 230</text:p>
          </table:table-cell>
          <table:table-cell table:style-name="ce31" office:value-type="float" office:value="1537" calcext:value-type="float">
            <text:p><text:s text:c="2"/>1 537</text:p>
          </table:table-cell>
          <table:table-cell table:style-name="ce31" office:value-type="float" office:value="4850" calcext:value-type="float">
            <text:p><text:s text:c="2"/>4 850</text:p>
          </table:table-cell>
          <table:table-cell table:style-name="ce31" office:value-type="float" office:value="3142" calcext:value-type="float">
            <text:p><text:s text:c="2"/>3 142</text:p>
          </table:table-cell>
          <table:table-cell table:style-name="ce31" office:value-type="float" office:value="221" calcext:value-type="float">
            <text:p><text:s text:c="3"/>221</text:p>
          </table:table-cell>
          <table:table-cell table:style-name="ce31" office:value-type="float" office:value="1823" calcext:value-type="float">
            <text:p><text:s text:c="2"/>1 823</text:p>
          </table:table-cell>
          <table:table-cell table:style-name="ce31" office:value-type="float" office:value="1314" calcext:value-type="float">
            <text:p><text:s text:c="2"/>1 314</text:p>
          </table:table-cell>
          <table:table-cell table:style-name="ce31" office:value-type="float" office:value="1836" calcext:value-type="float">
            <text:p><text:s text:c="2"/>1 836</text:p>
          </table:table-cell>
          <table:table-cell table:style-name="ce31" office:value-type="float" office:value="8142" calcext:value-type="float">
            <text:p><text:s text:c="2"/>8 142</text:p>
          </table:table-cell>
          <table:table-cell table:style-name="ce31" office:value-type="float" office:value="4123" calcext:value-type="float">
            <text:p><text:s text:c="2"/>4 123</text:p>
          </table:table-cell>
          <table:table-cell table:style-name="ce31" office:value-type="float" office:value="2814" calcext:value-type="float">
            <text:p><text:s text:c="2"/>2 814</text:p>
          </table:table-cell>
          <table:table-cell table:style-name="ce31" office:value-type="float" office:value="359" calcext:value-type="float">
            <text:p><text:s text:c="3"/>359</text:p>
          </table:table-cell>
          <table:table-cell table:style-name="ce31" office:value-type="float" office:value="1195" calcext:value-type="float">
            <text:p><text:s text:c="2"/>1 195</text:p>
          </table:table-cell>
          <table:table-cell table:style-name="ce31" office:value-type="float" office:value="1571" calcext:value-type="float">
            <text:p><text:s text:c="2"/>1 571</text:p>
          </table:table-cell>
          <table:table-cell table:style-name="ce31" office:value-type="float" office:value="410" calcext:value-type="float">
            <text:p><text:s text:c="3"/>410</text:p>
          </table:table-cell>
          <table:table-cell table:style-name="ce31" office:value-type="float" office:value="2653" calcext:value-type="float">
            <text:p><text:s text:c="2"/>2 653</text:p>
          </table:table-cell>
          <table:table-cell table:style-name="ce31" office:value-type="float" office:value="1557" calcext:value-type="float">
            <text:p><text:s text:c="2"/>1 557</text:p>
          </table:table-cell>
          <table:table-cell table:style-name="ce31" office:value-type="float" office:value="496" calcext:value-type="float">
            <text:p><text:s text:c="3"/>496</text:p>
          </table:table-cell>
          <table:table-cell table:style-name="ce31" office:value-type="float" office:value="4812" calcext:value-type="float">
            <text:p><text:s text:c="2"/>4 812</text:p>
          </table:table-cell>
          <table:table-cell table:style-name="ce31" office:value-type="float" office:value="1811" calcext:value-type="float">
            <text:p><text:s text:c="2"/>1 811</text:p>
          </table:table-cell>
          <table:table-cell table:style-name="ce31" office:value-type="float" office:value="3550" calcext:value-type="float">
            <text:p><text:s text:c="2"/>3 550</text:p>
          </table:table-cell>
          <table:table-cell table:style-name="ce31" office:value-type="float" office:value="2320" calcext:value-type="float">
            <text:p><text:s text:c="2"/>2 320</text:p>
          </table:table-cell>
          <table:table-cell table:style-name="ce31" office:value-type="float" office:value="1224" calcext:value-type="float">
            <text:p><text:s text:c="2"/>1 224</text:p>
          </table:table-cell>
          <table:table-cell table:style-name="ce31" office:value-type="float" office:value="828" calcext:value-type="float">
            <text:p><text:s text:c="3"/>828</text:p>
          </table:table-cell>
          <table:table-cell table:style-name="ce31" office:value-type="float" office:value="356" calcext:value-type="float">
            <text:p><text:s text:c="3"/>35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23814" calcext:value-type="float">
            <text:p><text:s text:c="2"/>123 814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78801</text:p>
          </table:table-cell>
          <table:table-cell table:style-name="ce22" office:value-type="string" calcext:value-type="string">
            <text:p>Condomínios e serviços para edifícios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number-columns-repeated="2" table:style-name="ce31" office:value-type="float" office:value="12" calcext:value-type="float">
            <text:p><text:s text:c="3"/>12</text:p>
          </table:table-cell>
          <table:table-cell table:style-name="ce31" office:value-type="float" office:value="496" calcext:value-type="float">
            <text:p><text:s text:c="3"/>496</text:p>
          </table:table-cell>
          <table:table-cell table:style-name="ce31" office:value-type="float" office:value="155" calcext:value-type="float">
            <text:p><text:s text:c="3"/>155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31" office:value-type="float" office:value="396" calcext:value-type="float">
            <text:p><text:s text:c="3"/>396</text:p>
          </table:table-cell>
          <table:table-cell table:style-name="ce31" office:value-type="float" office:value="273" calcext:value-type="float">
            <text:p><text:s text:c="3"/>273</text:p>
          </table:table-cell>
          <table:table-cell table:style-name="ce31" office:value-type="float" office:value="477" calcext:value-type="float">
            <text:p><text:s text:c="3"/>477</text:p>
          </table:table-cell>
          <table:table-cell table:style-name="ce31" office:value-type="float" office:value="193" calcext:value-type="float">
            <text:p><text:s text:c="3"/>193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5" calcext:value-type="float">
            <text:p><text:s text:c="3"/>65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31" office:value-type="float" office:value="61" calcext:value-type="float">
            <text:p><text:s text:c="3"/>61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544" calcext:value-type="float">
            <text:p><text:s text:c="3"/>544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207" calcext:value-type="float">
            <text:p><text:s text:c="3"/>207</text:p>
          </table:table-cell>
          <table:table-cell table:style-name="ce31" office:value-type="float" office:value="404" calcext:value-type="float">
            <text:p><text:s text:c="3"/>404</text:p>
          </table:table-cell>
          <table:table-cell table:style-name="ce31" office:value-type="float" office:value="231" calcext:value-type="float">
            <text:p><text:s text:c="3"/>231</text:p>
          </table:table-cell>
          <table:table-cell table:style-name="ce31" office:value-type="float" office:value="563" calcext:value-type="float">
            <text:p><text:s text:c="3"/>563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31" office:value-type="float" office:value="416" calcext:value-type="float">
            <text:p><text:s text:c="3"/>416</text:p>
          </table:table-cell>
          <table:table-cell table:style-name="ce31" office:value-type="float" office:value="552" calcext:value-type="float">
            <text:p><text:s text:c="3"/>552</text:p>
          </table:table-cell>
          <table:table-cell table:style-name="ce31" office:value-type="float" office:value="192" calcext:value-type="float">
            <text:p><text:s text:c="3"/>192</text:p>
          </table:table-cell>
          <table:table-cell table:style-name="ce31" office:value-type="float" office:value="216" calcext:value-type="float">
            <text:p><text:s text:c="3"/>216</text:p>
          </table:table-cell>
          <table:table-cell table:style-name="ce31" office:value-type="float" office:value="98" calcext:value-type="float">
            <text:p><text:s text:c="3"/>98</text:p>
          </table:table-cell>
          <table:table-cell table:style-name="ce31" office:value-type="float" office:value="212" calcext:value-type="float">
            <text:p><text:s text:c="3"/>212</text:p>
          </table:table-cell>
          <table:table-cell table:style-name="ce31" office:value-type="float" office:value="174" calcext:value-type="float">
            <text:p><text:s text:c="3"/>174</text:p>
          </table:table-cell>
          <table:table-cell table:style-name="ce31" office:value-type="float" office:value="209" calcext:value-type="float">
            <text:p><text:s text:c="3"/>209</text:p>
          </table:table-cell>
          <table:table-cell table:style-name="ce31" office:value-type="float" office:value="402" calcext:value-type="float">
            <text:p><text:s text:c="3"/>402</text:p>
          </table:table-cell>
          <table:table-cell table:style-name="ce31" office:value-type="float" office:value="884" calcext:value-type="float">
            <text:p><text:s text:c="3"/>884</text:p>
          </table:table-cell>
          <table:table-cell table:style-name="ce31" office:value-type="float" office:value="163" calcext:value-type="float">
            <text:p><text:s text:c="3"/>163</text:p>
          </table:table-cell>
          <table:table-cell table:style-name="ce31" office:value-type="float" office:value="159" calcext:value-type="float">
            <text:p><text:s text:c="3"/>159</text:p>
          </table:table-cell>
          <table:table-cell table:style-name="ce31" office:value-type="float" office:value="168" calcext:value-type="float">
            <text:p><text:s text:c="3"/>168</text:p>
          </table:table-cell>
          <table:table-cell table:style-name="ce31" office:value-type="float" office:value="62" calcext:value-type="float">
            <text:p><text:s text:c="3"/>62</text:p>
          </table:table-cell>
          <table:table-cell table:style-name="ce31" office:value-type="float" office:value="960" calcext:value-type="float">
            <text:p><text:s text:c="3"/>960</text:p>
          </table:table-cell>
          <table:table-cell table:style-name="ce31" office:value-type="float" office:value="260" calcext:value-type="float">
            <text:p><text:s text:c="3"/>260</text:p>
          </table:table-cell>
          <table:table-cell table:style-name="ce31" office:value-type="float" office:value="1339" calcext:value-type="float">
            <text:p><text:s text:c="2"/>1 339</text:p>
          </table:table-cell>
          <table:table-cell table:style-name="ce31" office:value-type="float" office:value="842" calcext:value-type="float">
            <text:p><text:s text:c="3"/>842</text:p>
          </table:table-cell>
          <table:table-cell table:style-name="ce31" office:value-type="float" office:value="8375" calcext:value-type="float">
            <text:p><text:s text:c="2"/>8 375</text:p>
          </table:table-cell>
          <table:table-cell table:style-name="ce31" office:value-type="float" office:value="936" calcext:value-type="float">
            <text:p><text:s text:c="3"/>936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434" calcext:value-type="float">
            <text:p><text:s text:c="3"/>434</text:p>
          </table:table-cell>
          <table:table-cell table:style-name="ce31" office:value-type="float" office:value="1693" calcext:value-type="float">
            <text:p><text:s text:c="2"/>1 693</text:p>
          </table:table-cell>
          <table:table-cell table:style-name="ce31" office:value-type="float" office:value="227" calcext:value-type="float">
            <text:p><text:s text:c="3"/>227</text:p>
          </table:table-cell>
          <table:table-cell table:style-name="ce31" office:value-type="float" office:value="1022" calcext:value-type="float">
            <text:p><text:s text:c="2"/>1 022</text:p>
          </table:table-cell>
          <table:table-cell table:style-name="ce31" office:value-type="float" office:value="100" calcext:value-type="float">
            <text:p><text:s text:c="3"/>100</text:p>
          </table:table-cell>
          <table:table-cell table:style-name="ce31" office:value-type="float" office:value="666" calcext:value-type="float">
            <text:p><text:s text:c="3"/>666</text:p>
          </table:table-cell>
          <table:table-cell table:style-name="ce31" office:value-type="float" office:value="1466" calcext:value-type="float">
            <text:p><text:s text:c="2"/>1 466</text:p>
          </table:table-cell>
          <table:table-cell table:style-name="ce31" office:value-type="float" office:value="1417" calcext:value-type="float">
            <text:p><text:s text:c="2"/>1 417</text:p>
          </table:table-cell>
          <table:table-cell table:style-name="ce31" office:value-type="float" office:value="3818" calcext:value-type="float">
            <text:p><text:s text:c="2"/>3 818</text:p>
          </table:table-cell>
          <table:table-cell table:style-name="ce31" office:value-type="float" office:value="850" calcext:value-type="float">
            <text:p><text:s text:c="3"/>850</text:p>
          </table:table-cell>
          <table:table-cell table:style-name="ce31" office:value-type="float" office:value="1867" calcext:value-type="float">
            <text:p><text:s text:c="2"/>1 867</text:p>
          </table:table-cell>
          <table:table-cell table:style-name="ce31" office:value-type="float" office:value="225" calcext:value-type="float">
            <text:p><text:s text:c="3"/>225</text:p>
          </table:table-cell>
          <table:table-cell table:style-name="ce31" office:value-type="float" office:value="210" calcext:value-type="float">
            <text:p><text:s text:c="3"/>210</text:p>
          </table:table-cell>
          <table:table-cell table:style-name="ce31" office:value-type="float" office:value="195" calcext:value-type="float">
            <text:p><text:s text:c="3"/>195</text:p>
          </table:table-cell>
          <table:table-cell table:style-name="ce31" office:value-type="float" office:value="2814" calcext:value-type="float">
            <text:p><text:s text:c="2"/>2 814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088" calcext:value-type="float">
            <text:p><text:s text:c="2"/>7 088</text:p>
          </table:table-cell>
          <table:table-cell table:style-name="ce31" office:value-type="float" office:value="4700" calcext:value-type="float">
            <text:p><text:s text:c="2"/>4 700</text:p>
          </table:table-cell>
          <table:table-cell table:style-name="ce31" office:value-type="float" office:value="1667" calcext:value-type="float">
            <text:p><text:s text:c="2"/>1 667</text:p>
          </table:table-cell>
          <table:table-cell table:style-name="ce31" office:value-type="float" office:value="2930" calcext:value-type="float">
            <text:p><text:s text:c="2"/>2 930</text:p>
          </table:table-cell>
          <table:table-cell table:style-name="ce31" office:value-type="float" office:value="1988" calcext:value-type="float">
            <text:p><text:s text:c="2"/>1 988</text:p>
          </table:table-cell>
          <table:table-cell table:style-name="ce31" office:value-type="float" office:value="639" calcext:value-type="float">
            <text:p><text:s text:c="3"/>639</text:p>
          </table:table-cell>
          <table:table-cell table:style-name="ce31" office:value-type="float" office:value="1789" calcext:value-type="float">
            <text:p><text:s text:c="2"/>1 78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8968" calcext:value-type="float">
            <text:p><text:s text:c="2"/>58 968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78802</text:p>
          </table:table-cell>
          <table:table-cell table:style-name="ce5" office:value-type="string" calcext:value-type="string">
            <text:p>Outros serviços administrativos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17" calcext:value-type="float">
            <text:p><text:s text:c="3"/>17</text:p>
          </table:table-cell>
          <table:table-cell table:style-name="ce32" office:value-type="float" office:value="431" calcext:value-type="float">
            <text:p><text:s text:c="3"/>431</text:p>
          </table:table-cell>
          <table:table-cell table:style-name="ce32" office:value-type="float" office:value="247" calcext:value-type="float">
            <text:p><text:s text:c="3"/>247</text:p>
          </table:table-cell>
          <table:table-cell table:style-name="ce32" office:value-type="float" office:value="242" calcext:value-type="float">
            <text:p><text:s text:c="3"/>242</text:p>
          </table:table-cell>
          <table:table-cell table:style-name="ce32" office:value-type="float" office:value="141" calcext:value-type="float">
            <text:p><text:s text:c="3"/>141</text:p>
          </table:table-cell>
          <table:table-cell table:style-name="ce32" office:value-type="float" office:value="315" calcext:value-type="float">
            <text:p><text:s text:c="3"/>315</text:p>
          </table:table-cell>
          <table:table-cell table:style-name="ce32" office:value-type="float" office:value="129" calcext:value-type="float">
            <text:p><text:s text:c="3"/>129</text:p>
          </table:table-cell>
          <table:table-cell table:style-name="ce32" office:value-type="float" office:value="668" calcext:value-type="float">
            <text:p><text:s text:c="3"/>668</text:p>
          </table:table-cell>
          <table:table-cell table:style-name="ce32" office:value-type="float" office:value="789" calcext:value-type="float">
            <text:p><text:s text:c="3"/>789</text:p>
          </table:table-cell>
          <table:table-cell table:style-name="ce32" office:value-type="float" office:value="90" calcext:value-type="float">
            <text:p><text:s text:c="3"/>90</text:p>
          </table:table-cell>
          <table:table-cell table:style-name="ce32" office:value-type="float" office:value="124" calcext:value-type="float">
            <text:p><text:s text:c="3"/>124</text:p>
          </table:table-cell>
          <table:table-cell table:style-name="ce32" office:value-type="float" office:value="128" calcext:value-type="float">
            <text:p><text:s text:c="3"/>128</text:p>
          </table:table-cell>
          <table:table-cell table:style-name="ce32" office:value-type="float" office:value="172" calcext:value-type="float">
            <text:p><text:s text:c="3"/>172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61" calcext:value-type="float">
            <text:p><text:s text:c="3"/>61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32" office:value-type="float" office:value="28" calcext:value-type="float">
            <text:p><text:s text:c="3"/>28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251" calcext:value-type="float">
            <text:p><text:s text:c="3"/>251</text:p>
          </table:table-cell>
          <table:table-cell table:style-name="ce32" office:value-type="float" office:value="232" calcext:value-type="float">
            <text:p><text:s text:c="3"/>232</text:p>
          </table:table-cell>
          <table:table-cell table:style-name="ce32" office:value-type="float" office:value="204" calcext:value-type="float">
            <text:p><text:s text:c="3"/>204</text:p>
          </table:table-cell>
          <table:table-cell table:style-name="ce32" office:value-type="float" office:value="764" calcext:value-type="float">
            <text:p><text:s text:c="3"/>764</text:p>
          </table:table-cell>
          <table:table-cell table:style-name="ce32" office:value-type="float" office:value="74" calcext:value-type="float">
            <text:p><text:s text:c="3"/>74</text:p>
          </table:table-cell>
          <table:table-cell table:style-name="ce32" office:value-type="float" office:value="613" calcext:value-type="float">
            <text:p><text:s text:c="3"/>613</text:p>
          </table:table-cell>
          <table:table-cell table:style-name="ce32" office:value-type="float" office:value="276" calcext:value-type="float">
            <text:p><text:s text:c="3"/>276</text:p>
          </table:table-cell>
          <table:table-cell table:style-name="ce32" office:value-type="float" office:value="374" calcext:value-type="float">
            <text:p><text:s text:c="3"/>374</text:p>
          </table:table-cell>
          <table:table-cell table:style-name="ce32" office:value-type="float" office:value="449" calcext:value-type="float">
            <text:p><text:s text:c="3"/>449</text:p>
          </table:table-cell>
          <table:table-cell table:style-name="ce32" office:value-type="float" office:value="723" calcext:value-type="float">
            <text:p><text:s text:c="3"/>723</text:p>
          </table:table-cell>
          <table:table-cell table:style-name="ce32" office:value-type="float" office:value="443" calcext:value-type="float">
            <text:p><text:s text:c="3"/>443</text:p>
          </table:table-cell>
          <table:table-cell table:style-name="ce32" office:value-type="float" office:value="1312" calcext:value-type="float">
            <text:p><text:s text:c="2"/>1 312</text:p>
          </table:table-cell>
          <table:table-cell table:style-name="ce32" office:value-type="float" office:value="413" calcext:value-type="float">
            <text:p><text:s text:c="3"/>413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66" calcext:value-type="float">
            <text:p><text:s text:c="3"/>66</text:p>
          </table:table-cell>
          <table:table-cell table:style-name="ce32" office:value-type="float" office:value="112" calcext:value-type="float">
            <text:p><text:s text:c="3"/>112</text:p>
          </table:table-cell>
          <table:table-cell table:style-name="ce32" office:value-type="float" office:value="345" calcext:value-type="float">
            <text:p><text:s text:c="3"/>345</text:p>
          </table:table-cell>
          <table:table-cell table:style-name="ce32" office:value-type="float" office:value="2182" calcext:value-type="float">
            <text:p><text:s text:c="2"/>2 182</text:p>
          </table:table-cell>
          <table:table-cell table:style-name="ce32" office:value-type="float" office:value="69" calcext:value-type="float">
            <text:p><text:s text:c="3"/>69</text:p>
          </table:table-cell>
          <table:table-cell table:style-name="ce32" office:value-type="float" office:value="872" calcext:value-type="float">
            <text:p><text:s text:c="3"/>872</text:p>
          </table:table-cell>
          <table:table-cell table:style-name="ce32" office:value-type="float" office:value="927" calcext:value-type="float">
            <text:p><text:s text:c="3"/>927</text:p>
          </table:table-cell>
          <table:table-cell table:style-name="ce32" office:value-type="float" office:value="17919" calcext:value-type="float">
            <text:p><text:s text:c="2"/>17 919</text:p>
          </table:table-cell>
          <table:table-cell table:style-name="ce32" office:value-type="float" office:value="761" calcext:value-type="float">
            <text:p><text:s text:c="3"/>761</text:p>
          </table:table-cell>
          <table:table-cell table:style-name="ce32" office:value-type="float" office:value="92" calcext:value-type="float">
            <text:p><text:s text:c="3"/>92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1084" calcext:value-type="float">
            <text:p><text:s text:c="2"/>1 084</text:p>
          </table:table-cell>
          <table:table-cell table:style-name="ce32" office:value-type="float" office:value="614" calcext:value-type="float">
            <text:p><text:s text:c="3"/>614</text:p>
          </table:table-cell>
          <table:table-cell table:style-name="ce32" office:value-type="float" office:value="603" calcext:value-type="float">
            <text:p><text:s text:c="3"/>603</text:p>
          </table:table-cell>
          <table:table-cell table:style-name="ce32" office:value-type="float" office:value="179" calcext:value-type="float">
            <text:p><text:s text:c="3"/>179</text:p>
          </table:table-cell>
          <table:table-cell table:style-name="ce32" office:value-type="float" office:value="198" calcext:value-type="float">
            <text:p><text:s text:c="3"/>198</text:p>
          </table:table-cell>
          <table:table-cell table:style-name="ce32" office:value-type="float" office:value="14928" calcext:value-type="float">
            <text:p><text:s text:c="2"/>14 928</text:p>
          </table:table-cell>
          <table:table-cell table:style-name="ce32" office:value-type="float" office:value="3854" calcext:value-type="float">
            <text:p><text:s text:c="2"/>3 854</text:p>
          </table:table-cell>
          <table:table-cell table:style-name="ce32" office:value-type="float" office:value="17146" calcext:value-type="float">
            <text:p><text:s text:c="2"/>17 146</text:p>
          </table:table-cell>
          <table:table-cell table:style-name="ce32" office:value-type="float" office:value="313" calcext:value-type="float">
            <text:p><text:s text:c="3"/>313</text:p>
          </table:table-cell>
          <table:table-cell table:style-name="ce32" office:value-type="float" office:value="1972" calcext:value-type="float">
            <text:p><text:s text:c="2"/>1 972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408" calcext:value-type="float">
            <text:p><text:s text:c="3"/>408</text:p>
          </table:table-cell>
          <table:table-cell table:style-name="ce32" office:value-type="float" office:value="380" calcext:value-type="float">
            <text:p><text:s text:c="3"/>380</text:p>
          </table:table-cell>
          <table:table-cell table:style-name="ce32" office:value-type="float" office:value="2083" calcext:value-type="float">
            <text:p><text:s text:c="2"/>2 083</text:p>
          </table:table-cell>
          <table:table-cell table:style-name="ce32" office:value-type="float" office:value="284" calcext:value-type="float">
            <text:p><text:s text:c="3"/>284</text:p>
          </table:table-cell>
          <table:table-cell table:style-name="ce32" office:value-type="float" office:value="17560" calcext:value-type="float">
            <text:p><text:s text:c="2"/>17 560</text:p>
          </table:table-cell>
          <table:table-cell table:style-name="ce32" office:value-type="float" office:value="6601" calcext:value-type="float">
            <text:p><text:s text:c="2"/>6 601</text:p>
          </table:table-cell>
          <table:table-cell table:style-name="ce32" office:value-type="float" office:value="1662" calcext:value-type="float">
            <text:p><text:s text:c="2"/>1 662</text:p>
          </table:table-cell>
          <table:table-cell table:style-name="ce32" office:value-type="float" office:value="7740" calcext:value-type="float">
            <text:p><text:s text:c="2"/>7 740</text:p>
          </table:table-cell>
          <table:table-cell table:style-name="ce32" office:value-type="float" office:value="1226" calcext:value-type="float">
            <text:p><text:s text:c="2"/>1 226</text:p>
          </table:table-cell>
          <table:table-cell table:style-name="ce32" office:value-type="float" office:value="364" calcext:value-type="float">
            <text:p><text:s text:c="3"/>364</text:p>
          </table:table-cell>
          <table:table-cell table:style-name="ce32" office:value-type="float" office:value="3844" calcext:value-type="float">
            <text:p><text:s text:c="2"/>3 84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17144" calcext:value-type="float">
            <text:p><text:s text:c="2"/>117 144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80001</text:p>
          </table:table-cell>
          <table:table-cell table:style-name="ce5" office:value-type="string" calcext:value-type="string">
            <text:p>Serviços de vigilância, segurança e investigação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111" calcext:value-type="float">
            <text:p><text:s text:c="3"/>111</text:p>
          </table:table-cell>
          <table:table-cell table:style-name="ce32" office:value-type="float" office:value="55" calcext:value-type="float">
            <text:p><text:s text:c="3"/>55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332" calcext:value-type="float">
            <text:p><text:s text:c="3"/>332</text:p>
          </table:table-cell>
          <table:table-cell table:style-name="ce32" office:value-type="float" office:value="107" calcext:value-type="float">
            <text:p><text:s text:c="3"/>107</text:p>
          </table:table-cell>
          <table:table-cell table:style-name="ce32" office:value-type="float" office:value="289" calcext:value-type="float">
            <text:p><text:s text:c="3"/>289</text:p>
          </table:table-cell>
          <table:table-cell table:style-name="ce32" office:value-type="float" office:value="124" calcext:value-type="float">
            <text:p><text:s text:c="3"/>124</text:p>
          </table:table-cell>
          <table:table-cell table:style-name="ce32" office:value-type="float" office:value="126" calcext:value-type="float">
            <text:p><text:s text:c="3"/>126</text:p>
          </table:table-cell>
          <table:table-cell table:style-name="ce32" office:value-type="float" office:value="31" calcext:value-type="float">
            <text:p><text:s text:c="3"/>31</text:p>
          </table:table-cell>
          <table:table-cell table:style-name="ce32" office:value-type="float" office:value="35" calcext:value-type="float">
            <text:p><text:s text:c="3"/>35</text:p>
          </table:table-cell>
          <table:table-cell table:style-name="ce32" office:value-type="float" office:value="45" calcext:value-type="float">
            <text:p><text:s text:c="3"/>45</text:p>
          </table:table-cell>
          <table:table-cell table:style-name="ce32" office:value-type="float" office:value="50" calcext:value-type="float">
            <text:p><text:s text:c="3"/>50</text:p>
          </table:table-cell>
          <table:table-cell table:style-name="ce32" office:value-type="float" office:value="391" calcext:value-type="float">
            <text:p><text:s text:c="3"/>391</text:p>
          </table:table-cell>
          <table:table-cell table:style-name="ce32" office:value-type="float" office:value="17" calcext:value-type="float">
            <text:p><text:s text:c="3"/>17</text:p>
          </table:table-cell>
          <table:table-cell table:style-name="ce32" office:value-type="float" office:value="121" calcext:value-type="float">
            <text:p><text:s text:c="3"/>121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229" calcext:value-type="float">
            <text:p><text:s text:c="3"/>229</text:p>
          </table:table-cell>
          <table:table-cell table:style-name="ce32" office:value-type="float" office:value="172" calcext:value-type="float">
            <text:p><text:s text:c="3"/>172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231" calcext:value-type="float">
            <text:p><text:s text:c="3"/>231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482" calcext:value-type="float">
            <text:p><text:s text:c="3"/>482</text:p>
          </table:table-cell>
          <table:table-cell table:style-name="ce32" office:value-type="float" office:value="73" calcext:value-type="float">
            <text:p><text:s text:c="3"/>73</text:p>
          </table:table-cell>
          <table:table-cell table:style-name="ce32" office:value-type="float" office:value="62" calcext:value-type="float">
            <text:p><text:s text:c="3"/>62</text:p>
          </table:table-cell>
          <table:table-cell table:style-name="ce32" office:value-type="float" office:value="210" calcext:value-type="float">
            <text:p><text:s text:c="3"/>210</text:p>
          </table:table-cell>
          <table:table-cell table:style-name="ce32" office:value-type="float" office:value="161" calcext:value-type="float">
            <text:p><text:s text:c="3"/>161</text:p>
          </table:table-cell>
          <table:table-cell table:style-name="ce32" office:value-type="float" office:value="100" calcext:value-type="float">
            <text:p><text:s text:c="3"/>100</text:p>
          </table:table-cell>
          <table:table-cell table:style-name="ce32" office:value-type="float" office:value="262" calcext:value-type="float">
            <text:p><text:s text:c="3"/>262</text:p>
          </table:table-cell>
          <table:table-cell table:style-name="ce32" office:value-type="float" office:value="583" calcext:value-type="float">
            <text:p><text:s text:c="3"/>583</text:p>
          </table:table-cell>
          <table:table-cell table:style-name="ce32" office:value-type="float" office:value="236" calcext:value-type="float">
            <text:p><text:s text:c="3"/>236</text:p>
          </table:table-cell>
          <table:table-cell table:style-name="ce32" office:value-type="float" office:value="131" calcext:value-type="float">
            <text:p><text:s text:c="3"/>131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197" calcext:value-type="float">
            <text:p><text:s text:c="3"/>197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468" calcext:value-type="float">
            <text:p><text:s text:c="3"/>468</text:p>
          </table:table-cell>
          <table:table-cell table:style-name="ce32" office:value-type="float" office:value="746" calcext:value-type="float">
            <text:p><text:s text:c="3"/>746</text:p>
          </table:table-cell>
          <table:table-cell table:style-name="ce32" office:value-type="float" office:value="719" calcext:value-type="float">
            <text:p><text:s text:c="3"/>719</text:p>
          </table:table-cell>
          <table:table-cell table:style-name="ce32" office:value-type="float" office:value="5134" calcext:value-type="float">
            <text:p><text:s text:c="2"/>5 134</text:p>
          </table:table-cell>
          <table:table-cell table:style-name="ce32" office:value-type="float" office:value="1366" calcext:value-type="float">
            <text:p><text:s text:c="2"/>1 366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213" calcext:value-type="float">
            <text:p><text:s text:c="3"/>213</text:p>
          </table:table-cell>
          <table:table-cell table:style-name="ce32" office:value-type="float" office:value="2806" calcext:value-type="float">
            <text:p><text:s text:c="2"/>2 806</text:p>
          </table:table-cell>
          <table:table-cell table:style-name="ce32" office:value-type="float" office:value="103" calcext:value-type="float">
            <text:p><text:s text:c="3"/>103</text:p>
          </table:table-cell>
          <table:table-cell table:style-name="ce32" office:value-type="float" office:value="571" calcext:value-type="float">
            <text:p><text:s text:c="3"/>571</text:p>
          </table:table-cell>
          <table:table-cell table:style-name="ce32" office:value-type="float" office:value="44" calcext:value-type="float">
            <text:p><text:s text:c="3"/>44</text:p>
          </table:table-cell>
          <table:table-cell table:style-name="ce32" office:value-type="float" office:value="297" calcext:value-type="float">
            <text:p><text:s text:c="3"/>297</text:p>
          </table:table-cell>
          <table:table-cell table:style-name="ce32" office:value-type="float" office:value="704" calcext:value-type="float">
            <text:p><text:s text:c="3"/>704</text:p>
          </table:table-cell>
          <table:table-cell table:style-name="ce32" office:value-type="float" office:value="472" calcext:value-type="float">
            <text:p><text:s text:c="3"/>472</text:p>
          </table:table-cell>
          <table:table-cell table:style-name="ce32" office:value-type="float" office:value="6139" calcext:value-type="float">
            <text:p><text:s text:c="2"/>6 139</text:p>
          </table:table-cell>
          <table:table-cell table:style-name="ce32" office:value-type="float" office:value="195" calcext:value-type="float">
            <text:p><text:s text:c="3"/>195</text:p>
          </table:table-cell>
          <table:table-cell table:style-name="ce32" office:value-type="float" office:value="891" calcext:value-type="float">
            <text:p><text:s text:c="3"/>891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style-name="ce32" office:value-type="float" office:value="188" calcext:value-type="float">
            <text:p><text:s text:c="3"/>188</text:p>
          </table:table-cell>
          <table:table-cell table:style-name="ce32" office:value-type="float" office:value="125" calcext:value-type="float">
            <text:p><text:s text:c="3"/>125</text:p>
          </table:table-cell>
          <table:table-cell table:style-name="ce32" office:value-type="float" office:value="643" calcext:value-type="float">
            <text:p><text:s text:c="3"/>643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32" office:value-type="float" office:value="7518" calcext:value-type="float">
            <text:p><text:s text:c="2"/>7 518</text:p>
          </table:table-cell>
          <table:table-cell table:style-name="ce32" office:value-type="float" office:value="3122" calcext:value-type="float">
            <text:p><text:s text:c="2"/>3 122</text:p>
          </table:table-cell>
          <table:table-cell table:style-name="ce32" office:value-type="float" office:value="1393" calcext:value-type="float">
            <text:p><text:s text:c="2"/>1 393</text:p>
          </table:table-cell>
          <table:table-cell table:style-name="ce32" office:value-type="float" office:value="1411" calcext:value-type="float">
            <text:p><text:s text:c="2"/>1 411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62" calcext:value-type="float">
            <text:p><text:s text:c="3"/>162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41167" calcext:value-type="float">
            <text:p><text:s text:c="2"/>41 167</text:p>
          </table:table-cell>
          <table:table-cell table:number-columns-repeated="953"/>
        </table:table-row>
        <table:table-row table:style-name="ro5">
          <table:table-cell table:style-name="ce9" office:value-type="string" calcext:value-type="string">
            <text:p>84001</text:p>
          </table:table-cell>
          <table:table-cell table:style-name="ce24" office:value-type="string" calcext:value-type="string">
            <text:p>Serviços coletivos da administração pública</text:p>
          </table:table-cell>
          <table:table-cell table:number-columns-repeated="69" table:style-name="ce32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16" office:value-type="string" calcext:value-type="string">
            <text:p>84002</text:p>
          </table:table-cell>
          <table:table-cell table:style-name="ce26" office:value-type="string" calcext:value-type="string">
            <text:p>Serviços de previdência e assistência social</text:p>
          </table:table-cell>
          <table:table-cell table:number-columns-repeated="69" table:style-name="ce32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16" office:value-type="string" calcext:value-type="string">
            <text:p>85911</text:p>
          </table:table-cell>
          <table:table-cell table:style-name="ce26" office:value-type="string" calcext:value-type="string">
            <text:p>Educação pública</text:p>
          </table:table-cell>
          <table:table-cell table:number-columns-repeated="69" table:style-name="ce32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85921</text:p>
          </table:table-cell>
          <table:table-cell table:style-name="ce22" office:value-type="string" calcext:value-type="string">
            <text:p>Educação privada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style-name="ce31" office:value-type="float" office:value="112" calcext:value-type="float">
            <text:p><text:s text:c="3"/>112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95" calcext:value-type="float">
            <text:p><text:s text:c="3"/>195</text:p>
          </table:table-cell>
          <table:table-cell table:style-name="ce31" office:value-type="float" office:value="67" calcext:value-type="float">
            <text:p><text:s text:c="3"/>67</text:p>
          </table:table-cell>
          <table:table-cell table:style-name="ce31" office:value-type="float" office:value="64" calcext:value-type="float">
            <text:p><text:s text:c="3"/>6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71" calcext:value-type="float">
            <text:p><text:s text:c="3"/>71</text:p>
          </table:table-cell>
          <table:table-cell table:style-name="ce31" office:value-type="float" office:value="3" calcext:value-type="float">
            <text:p><text:s text:c="3"/>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134" calcext:value-type="float">
            <text:p><text:s text:c="3"/>13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31" office:value-type="float" office:value="765" calcext:value-type="float">
            <text:p><text:s text:c="3"/>765</text:p>
          </table:table-cell>
          <table:table-cell table:style-name="ce31" office:value-type="float" office:value="967" calcext:value-type="float">
            <text:p><text:s text:c="3"/>967</text:p>
          </table:table-cell>
          <table:table-cell table:style-name="ce31" office:value-type="float" office:value="73" calcext:value-type="float">
            <text:p><text:s text:c="3"/>73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264" calcext:value-type="float">
            <text:p><text:s text:c="3"/>264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61" calcext:value-type="float">
            <text:p><text:s text:c="3"/>6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932" calcext:value-type="float">
            <text:p><text:s text:c="2"/>1 93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852" calcext:value-type="float">
            <text:p><text:s text:c="2"/>2 852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574" calcext:value-type="float">
            <text:p><text:s text:c="3"/>574</text:p>
          </table:table-cell>
          <table:table-cell table:style-name="ce31" office:value-type="float" office:value="62" calcext:value-type="float">
            <text:p><text:s text:c="3"/>62</text:p>
          </table:table-cell>
          <table:table-cell table:style-name="ce31" office:value-type="float" office:value="1419" calcext:value-type="float">
            <text:p><text:s text:c="2"/>1 419</text:p>
          </table:table-cell>
          <table:table-cell table:style-name="ce31" office:value-type="float" office:value="142" calcext:value-type="float">
            <text:p><text:s text:c="3"/>142</text:p>
          </table:table-cell>
          <table:table-cell table:style-name="ce31" office:value-type="float" office:value="497" calcext:value-type="float">
            <text:p><text:s text:c="3"/>497</text:p>
          </table:table-cell>
          <table:table-cell table:style-name="ce31" office:value-type="float" office:value="546" calcext:value-type="float">
            <text:p><text:s text:c="3"/>54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92" calcext:value-type="float">
            <text:p><text:s text:c="3"/>59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12" calcext:value-type="float">
            <text:p><text:s text:c="3"/>41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2250" calcext:value-type="float">
            <text:p><text:s text:c="2"/>12 250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86911</text:p>
          </table:table-cell>
          <table:table-cell table:style-name="ce22" office:value-type="string" calcext:value-type="string">
            <text:p>Saúde pública</text:p>
          </table:table-cell>
          <table:table-cell table:number-columns-repeated="69" table:style-name="ce31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7" office:value-type="string" calcext:value-type="string">
            <text:p>86921</text:p>
          </table:table-cell>
          <table:table-cell table:style-name="ce23" office:value-type="string" calcext:value-type="string">
            <text:p>Saúde privada</text:p>
          </table:table-cell>
          <table:table-cell table:number-columns-repeated="60" table:style-name="ce31" office:value-type="float" office:value="0" calcext:value-type="float">
            <text:p><text:s text:c="3"/>0</text:p>
          </table:table-cell>
          <table:table-cell table:style-name="ce31" office:value-type="float" office:value="62" calcext:value-type="float">
            <text:p><text:s text:c="3"/>62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1538" calcext:value-type="float">
            <text:p><text:s text:c="2"/>21 538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21618" calcext:value-type="float">
            <text:p><text:s text:c="2"/>21 618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90801</text:p>
          </table:table-cell>
          <table:table-cell table:style-name="ce22" office:value-type="string" calcext:value-type="string">
            <text:p>Serviços de artes, cultura, esporte e recreação</text:p>
          </table:table-cell>
          <table:table-cell table:number-columns-repeated="41" table:style-name="ce31" office:value-type="float" office:value="0" calcext:value-type="float">
            <text:p><text:s text:c="3"/>0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474" calcext:value-type="float">
            <text:p><text:s text:c="2"/>2 474</text:p>
          </table:table-cell>
          <table:table-cell table:style-name="ce31" office:value-type="float" office:value="410" calcext:value-type="float">
            <text:p><text:s text:c="3"/>410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71" calcext:value-type="float">
            <text:p><text:s text:c="3"/>7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11" calcext:value-type="float">
            <text:p><text:s text:c="3"/>711</text:p>
          </table:table-cell>
          <table:table-cell table:style-name="ce31" office:value-type="float" office:value="83" calcext:value-type="float">
            <text:p><text:s text:c="3"/>8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7" calcext:value-type="float">
            <text:p><text:s text:c="3"/>6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21" calcext:value-type="float">
            <text:p><text:s text:c="3"/>821</text:p>
          </table:table-cell>
          <table:table-cell table:style-name="ce31" office:value-type="float" office:value="1382" calcext:value-type="float">
            <text:p><text:s text:c="2"/>1 38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057" calcext:value-type="float">
            <text:p><text:s text:c="2"/>6 057</text:p>
          </table:table-cell>
          <table:table-cell table:number-columns-repeated="953"/>
        </table:table-row>
        <table:table-row table:style-name="ro5">
          <table:table-cell table:style-name="ce6" office:value-type="string" calcext:value-type="string">
            <text:p>94801</text:p>
          </table:table-cell>
          <table:table-cell table:style-name="ce22" office:value-type="string" calcext:value-type="string">
            <text:p>Organizações patronais, sindicais e outros serviços associativos</text:p>
          </table:table-cell>
          <table:table-cell table:style-name="ce31" office:value-type="float" office:value="104" calcext:value-type="float">
            <text:p><text:s text:c="3"/>104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4" calcext:value-type="float">
            <text:p><text:s text:c="3"/>14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31" office:value-type="float" office:value="458" calcext:value-type="float">
            <text:p><text:s text:c="3"/>458</text:p>
          </table:table-cell>
          <table:table-cell table:style-name="ce31" office:value-type="float" office:value="178" calcext:value-type="float">
            <text:p><text:s text:c="3"/>178</text:p>
          </table:table-cell>
          <table:table-cell table:style-name="ce31" office:value-type="float" office:value="52" calcext:value-type="float">
            <text:p><text:s text:c="3"/>52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63" calcext:value-type="float">
            <text:p><text:s text:c="3"/>63</text:p>
          </table:table-cell>
          <table:table-cell table:style-name="ce31" office:value-type="float" office:value="197" calcext:value-type="float">
            <text:p><text:s text:c="3"/>197</text:p>
          </table:table-cell>
          <table:table-cell table:style-name="ce31" office:value-type="float" office:value="123" calcext:value-type="float">
            <text:p><text:s text:c="3"/>123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31" office:value-type="float" office:value="103" calcext:value-type="float">
            <text:p><text:s text:c="3"/>103</text:p>
          </table:table-cell>
          <table:table-cell table:number-columns-repeated="2" table:style-name="ce31" office:value-type="float" office:value="53" calcext:value-type="float">
            <text:p><text:s text:c="3"/>5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127" calcext:value-type="float">
            <text:p><text:s text:c="3"/>127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style-name="ce31" office:value-type="float" office:value="98" calcext:value-type="float">
            <text:p><text:s text:c="3"/>98</text:p>
          </table:table-cell>
          <table:table-cell table:style-name="ce31" office:value-type="float" office:value="49" calcext:value-type="float">
            <text:p><text:s text:c="3"/>49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99" calcext:value-type="float">
            <text:p><text:s text:c="3"/>99</text:p>
          </table:table-cell>
          <table:table-cell table:style-name="ce31" office:value-type="float" office:value="156" calcext:value-type="float">
            <text:p><text:s text:c="3"/>156</text:p>
          </table:table-cell>
          <table:table-cell table:style-name="ce31" office:value-type="float" office:value="155" calcext:value-type="float">
            <text:p><text:s text:c="3"/>155</text:p>
          </table:table-cell>
          <table:table-cell table:style-name="ce31" office:value-type="float" office:value="96" calcext:value-type="float">
            <text:p><text:s text:c="3"/>96</text:p>
          </table:table-cell>
          <table:table-cell table:style-name="ce31" office:value-type="float" office:value="45" calcext:value-type="float">
            <text:p><text:s text:c="3"/>45</text:p>
          </table:table-cell>
          <table:table-cell table:style-name="ce31" office:value-type="float" office:value="194" calcext:value-type="float">
            <text:p><text:s text:c="3"/>194</text:p>
          </table:table-cell>
          <table:table-cell table:style-name="ce31" office:value-type="float" office:value="88" calcext:value-type="float">
            <text:p><text:s text:c="3"/>88</text:p>
          </table:table-cell>
          <table:table-cell table:style-name="ce31" office:value-type="float" office:value="89" calcext:value-type="float">
            <text:p><text:s text:c="3"/>89</text:p>
          </table:table-cell>
          <table:table-cell table:style-name="ce31" office:value-type="float" office:value="189" calcext:value-type="float">
            <text:p><text:s text:c="3"/>189</text:p>
          </table:table-cell>
          <table:table-cell table:style-name="ce31" office:value-type="float" office:value="208" calcext:value-type="float">
            <text:p><text:s text:c="3"/>208</text:p>
          </table:table-cell>
          <table:table-cell table:style-name="ce31" office:value-type="float" office:value="115" calcext:value-type="float">
            <text:p><text:s text:c="3"/>115</text:p>
          </table:table-cell>
          <table:table-cell table:style-name="ce31" office:value-type="float" office:value="65" calcext:value-type="float">
            <text:p><text:s text:c="3"/>65</text:p>
          </table:table-cell>
          <table:table-cell table:style-name="ce31" office:value-type="float" office:value="105" calcext:value-type="float">
            <text:p><text:s text:c="3"/>105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114" calcext:value-type="float">
            <text:p><text:s text:c="3"/>114</text:p>
          </table:table-cell>
          <table:table-cell table:style-name="ce31" office:value-type="float" office:value="51" calcext:value-type="float">
            <text:p><text:s text:c="3"/>51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021" calcext:value-type="float">
            <text:p><text:s text:c="2"/>1 021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34" calcext:value-type="float">
            <text:p><text:s text:c="3"/>34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65" calcext:value-type="float">
            <text:p><text:s text:c="3"/>65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66" calcext:value-type="float">
            <text:p><text:s text:c="3"/>66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68" calcext:value-type="float">
            <text:p><text:s text:c="3"/>68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61" calcext:value-type="float">
            <text:p><text:s text:c="3"/>61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number-columns-repeated="6" table:style-name="ce31" office:value-type="float" office:value="0" calcext:value-type="float">
            <text:p><text:s text:c="3"/>0</text:p>
          </table:table-cell>
          <table:table-cell table:style-name="ce31" office:value-type="float" office:value="10" calcext:value-type="float">
            <text:p><text:s text:c="3"/>1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502" calcext:value-type="float">
            <text:p><text:s text:c="2"/>5 502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94802</text:p>
          </table:table-cell>
          <table:table-cell table:style-name="ce5" office:value-type="string" calcext:value-type="string">
            <text:p>Manutenção de computadores, telefones e objetos domésticos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5" calcext:value-type="float">
            <text:p><text:s text:c="3"/>5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77" calcext:value-type="float">
            <text:p><text:s text:c="3"/>7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number-columns-repeated="7"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30" calcext:value-type="float">
            <text:p><text:s text:c="3"/>30</text:p>
          </table:table-cell>
          <table:table-cell table:style-name="ce32" office:value-type="float" office:value="292" calcext:value-type="float">
            <text:p><text:s text:c="3"/>292</text:p>
          </table:table-cell>
          <table:table-cell table:style-name="ce32" office:value-type="float" office:value="61" calcext:value-type="float">
            <text:p><text:s text:c="3"/>61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2" calcext:value-type="float">
            <text:p><text:s text:c="3"/>2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787" calcext:value-type="float">
            <text:p><text:s text:c="3"/>787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61" calcext:value-type="float">
            <text:p><text:s text:c="3"/>161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3259" calcext:value-type="float">
            <text:p><text:s text:c="2"/>3 259</text:p>
          </table:table-cell>
          <table:table-cell table:style-name="ce32" office:value-type="float" office:value="413" calcext:value-type="float">
            <text:p><text:s text:c="3"/>413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32" office:value-type="float" office:value="178" calcext:value-type="float">
            <text:p><text:s text:c="3"/>178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32" office:value-type="float" office:value="127" calcext:value-type="float">
            <text:p><text:s text:c="3"/>127</text:p>
          </table:table-cell>
          <table:table-cell table:style-name="ce32" office:value-type="float" office:value="49" calcext:value-type="float">
            <text:p><text:s text:c="3"/>49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4195" calcext:value-type="float">
            <text:p><text:s text:c="2"/>4 195</text:p>
          </table:table-cell>
          <table:table-cell table:style-name="ce32" office:value-type="float" office:value="1328" calcext:value-type="float">
            <text:p><text:s text:c="2"/>1 328</text:p>
          </table:table-cell>
          <table:table-cell table:style-name="ce32" office:value-type="float" office:value="1785" calcext:value-type="float">
            <text:p><text:s text:c="2"/>1 785</text:p>
          </table:table-cell>
          <table:table-cell table:style-name="ce32" office:value-type="float" office:value="124" calcext:value-type="float">
            <text:p><text:s text:c="3"/>124</text:p>
          </table:table-cell>
          <table:table-cell table:style-name="ce32" office:value-type="float" office:value="482" calcext:value-type="float">
            <text:p><text:s text:c="3"/>482</text:p>
          </table:table-cell>
          <table:table-cell table:style-name="ce32" office:value-type="float" office:value="53" calcext:value-type="float">
            <text:p><text:s text:c="3"/>53</text:p>
          </table:table-cell>
          <table:table-cell table:style-name="ce32" office:value-type="float" office:value="93" calcext:value-type="float">
            <text:p><text:s text:c="3"/>93</text:p>
          </table:table-cell>
          <table:table-cell table:style-name="ce32" office:value-type="float" office:value="87" calcext:value-type="float">
            <text:p><text:s text:c="3"/>87</text:p>
          </table:table-cell>
          <table:table-cell table:style-name="ce32" office:value-type="float" office:value="1111" calcext:value-type="float">
            <text:p><text:s text:c="2"/>1 111</text:p>
          </table:table-cell>
          <table:table-cell table:style-name="ce32" office:value-type="float" office:value="17" calcext:value-type="float">
            <text:p><text:s text:c="3"/>17</text:p>
          </table:table-cell>
          <table:table-cell table:style-name="ce32" office:value-type="float" office:value="742" calcext:value-type="float">
            <text:p><text:s text:c="3"/>742</text:p>
          </table:table-cell>
          <table:table-cell table:style-name="ce32" office:value-type="float" office:value="83" calcext:value-type="float">
            <text:p><text:s text:c="3"/>83</text:p>
          </table:table-cell>
          <table:table-cell table:style-name="ce32" office:value-type="float" office:value="562" calcext:value-type="float">
            <text:p><text:s text:c="3"/>562</text:p>
          </table:table-cell>
          <table:table-cell table:style-name="ce32" office:value-type="float" office:value="355" calcext:value-type="float">
            <text:p><text:s text:c="3"/>355</text:p>
          </table:table-cell>
          <table:table-cell table:style-name="ce32" office:value-type="float" office:value="775" calcext:value-type="float">
            <text:p><text:s text:c="3"/>775</text:p>
          </table:table-cell>
          <table:table-cell table:style-name="ce32" office:value-type="float" office:value="19" calcext:value-type="float">
            <text:p><text:s text:c="3"/>19</text:p>
          </table:table-cell>
          <table:table-cell table:style-name="ce32" office:value-type="float" office:value="172" calcext:value-type="float">
            <text:p><text:s text:c="3"/>172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7788" calcext:value-type="float">
            <text:p><text:s text:c="2"/>17 788</text:p>
          </table:table-cell>
          <table:table-cell table:number-columns-repeated="953"/>
        </table:table-row>
        <table:table-row table:style-name="ro5">
          <table:table-cell table:style-name="ce8" office:value-type="string" calcext:value-type="string">
            <text:p>94803</text:p>
          </table:table-cell>
          <table:table-cell table:style-name="ce5" office:value-type="string" calcext:value-type="string">
            <text:p>Serviços pessoais</text:p>
          </table:table-cell>
          <table:table-cell table:number-columns-repeated="46" table:style-name="ce32" office:value-type="float" office:value="0" calcext:value-type="float">
            <text:p><text:s text:c="3"/>0</text:p>
          </table:table-cell>
          <table:table-cell table:style-name="ce32" office:value-type="float" office:value="71" calcext:value-type="float">
            <text:p><text:s text:c="3"/>71</text:p>
          </table:table-cell>
          <table:table-cell table:style-name="ce32" office:value-type="float" office:value="12" calcext:value-type="float">
            <text:p><text:s text:c="3"/>12</text:p>
          </table:table-cell>
          <table:table-cell table:number-columns-repeated="4" table:style-name="ce32" office:value-type="float" office:value="0" calcext:value-type="float">
            <text:p><text:s text:c="3"/>0</text:p>
          </table:table-cell>
          <table:table-cell table:style-name="ce32" office:value-type="float" office:value="563" calcext:value-type="float">
            <text:p><text:s text:c="3"/>563</text:p>
          </table:table-cell>
          <table:table-cell table:style-name="ce32" office:value-type="float" office:value="3" calcext:value-type="float">
            <text:p><text:s text:c="3"/>3</text:p>
          </table:table-cell>
          <table:table-cell table:number-columns-repeated="2" table:style-name="ce32" office:value-type="float" office:value="0" calcext:value-type="float">
            <text:p><text:s text:c="3"/>0</text:p>
          </table:table-cell>
          <table:table-cell table:style-name="ce32" office:value-type="float" office:value="264" calcext:value-type="float">
            <text:p><text:s text:c="3"/>26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" calcext:value-type="float">
            <text:p><text:s text:c="3"/>2</text:p>
          </table:table-cell>
          <table:table-cell table:style-name="ce32" office:value-type="float" office:value="34" calcext:value-type="float">
            <text:p><text:s text:c="3"/>34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1205" calcext:value-type="float">
            <text:p><text:s text:c="2"/>1 205</text:p>
          </table:table-cell>
          <table:table-cell table:style-name="ce32" office:value-type="float" office:value="1359" calcext:value-type="float">
            <text:p><text:s text:c="2"/>1 359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228" calcext:value-type="float">
            <text:p><text:s text:c="3"/>228</text:p>
          </table:table-cell>
          <table:table-cell table:style-name="ce32" office:value-type="float" office:value="0" calcext:value-type="float">
            <text:p><text:s text:c="3"/>0</text:p>
          </table:table-cell>
          <table:table-cell table:style-name="ce32" office:value-type="float" office:value="3750" calcext:value-type="float">
            <text:p><text:s text:c="2"/>3 750</text:p>
          </table:table-cell>
          <table:table-cell table:number-columns-repeated="953"/>
        </table:table-row>
        <table:table-row table:style-name="ro5">
          <table:table-cell table:style-name="ce9" office:value-type="string" calcext:value-type="string">
            <text:p>97001</text:p>
          </table:table-cell>
          <table:table-cell table:style-name="ce24" office:value-type="string" calcext:value-type="string">
            <text:p>Serviços domésticos</text:p>
          </table:table-cell>
          <table:table-cell table:number-columns-repeated="69" table:style-name="ce32" office:value-type="float" office:value="0" calcext:value-type="float">
            <text:p><text:s text:c="3"/>0</text:p>
          </table:table-cell>
          <table:table-cell table:number-columns-repeated="953"/>
        </table:table-row>
        <table:table-row table:style-name="ro5">
          <table:table-cell table:style-name="ce14"/>
          <table:table-cell table:style-name="ce26"/>
          <table:table-cell table:number-columns-repeated="69" table:style-name="ce34" office:value-type="float" office:value="0" calcext:value-type="float">
            <text:p/>
          </table:table-cell>
          <table:table-cell table:style-name="ce43" table:number-columns-repeated="953"/>
        </table:table-row>
        <table:table-row table:style-name="ro6">
          <table:table-cell table:style-name="ce17" office:value-type="string" calcext:value-type="string">
            <text:p>Total</text:p>
          </table:table-cell>
          <table:table-cell table:style-name="ce28"/>
          <table:table-cell table:style-name="ce35" office:value-type="float" office:value="146174" calcext:value-type="float">
            <text:p><text:s text:c="2"/>146 174</text:p>
          </table:table-cell>
          <table:table-cell table:style-name="ce35" office:value-type="float" office:value="65569" calcext:value-type="float">
            <text:p><text:s text:c="2"/>65 569</text:p>
          </table:table-cell>
          <table:table-cell table:style-name="ce35" office:value-type="float" office:value="8020" calcext:value-type="float">
            <text:p><text:s text:c="2"/>8 020</text:p>
          </table:table-cell>
          <table:table-cell table:style-name="ce35" office:value-type="float" office:value="10878" calcext:value-type="float">
            <text:p><text:s text:c="2"/>10 878</text:p>
          </table:table-cell>
          <table:table-cell table:style-name="ce35" office:value-type="float" office:value="98428" calcext:value-type="float">
            <text:p><text:s text:c="2"/>98 428</text:p>
          </table:table-cell>
          <table:table-cell table:style-name="ce35" office:value-type="float" office:value="28837" calcext:value-type="float">
            <text:p><text:s text:c="2"/>28 837</text:p>
          </table:table-cell>
          <table:table-cell table:style-name="ce35" office:value-type="float" office:value="11661" calcext:value-type="float">
            <text:p><text:s text:c="2"/>11 661</text:p>
          </table:table-cell>
          <table:table-cell table:style-name="ce35" office:value-type="float" office:value="214821" calcext:value-type="float">
            <text:p><text:s text:c="2"/>214 821</text:p>
          </table:table-cell>
          <table:table-cell table:style-name="ce35" office:value-type="float" office:value="40678" calcext:value-type="float">
            <text:p><text:s text:c="2"/>40 678</text:p>
          </table:table-cell>
          <table:table-cell table:style-name="ce35" office:value-type="float" office:value="204687" calcext:value-type="float">
            <text:p><text:s text:c="2"/>204 687</text:p>
          </table:table-cell>
          <table:table-cell table:style-name="ce35" office:value-type="float" office:value="53521" calcext:value-type="float">
            <text:p><text:s text:c="2"/>53 521</text:p>
          </table:table-cell>
          <table:table-cell table:style-name="ce35" office:value-type="float" office:value="10826" calcext:value-type="float">
            <text:p><text:s text:c="2"/>10 826</text:p>
          </table:table-cell>
          <table:table-cell table:style-name="ce35" office:value-type="float" office:value="33055" calcext:value-type="float">
            <text:p><text:s text:c="2"/>33 055</text:p>
          </table:table-cell>
          <table:table-cell table:style-name="ce35" office:value-type="float" office:value="36373" calcext:value-type="float">
            <text:p><text:s text:c="2"/>36 373</text:p>
          </table:table-cell>
          <table:table-cell table:style-name="ce35" office:value-type="float" office:value="26696" calcext:value-type="float">
            <text:p><text:s text:c="2"/>26 696</text:p>
          </table:table-cell>
          <table:table-cell table:style-name="ce35" office:value-type="float" office:value="16748" calcext:value-type="float">
            <text:p><text:s text:c="2"/>16 748</text:p>
          </table:table-cell>
          <table:table-cell table:style-name="ce35" office:value-type="float" office:value="57550" calcext:value-type="float">
            <text:p><text:s text:c="2"/>57 550</text:p>
          </table:table-cell>
          <table:table-cell table:style-name="ce35" office:value-type="float" office:value="11077" calcext:value-type="float">
            <text:p><text:s text:c="2"/>11 077</text:p>
          </table:table-cell>
          <table:table-cell table:style-name="ce35" office:value-type="float" office:value="336922" calcext:value-type="float">
            <text:p><text:s text:c="2"/>336 922</text:p>
          </table:table-cell>
          <table:table-cell table:style-name="ce35" office:value-type="float" office:value="34161" calcext:value-type="float">
            <text:p><text:s text:c="2"/>34 161</text:p>
          </table:table-cell>
          <table:table-cell table:style-name="ce35" office:value-type="float" office:value="120094" calcext:value-type="float">
            <text:p><text:s text:c="2"/>120 094</text:p>
          </table:table-cell>
          <table:table-cell table:style-name="ce35" office:value-type="float" office:value="59389" calcext:value-type="float">
            <text:p><text:s text:c="2"/>59 389</text:p>
          </table:table-cell>
          <table:table-cell table:style-name="ce35" office:value-type="float" office:value="32078" calcext:value-type="float">
            <text:p><text:s text:c="2"/>32 078</text:p>
          </table:table-cell>
          <table:table-cell table:style-name="ce35" office:value-type="float" office:value="34825" calcext:value-type="float">
            <text:p><text:s text:c="2"/>34 825</text:p>
          </table:table-cell>
          <table:table-cell table:style-name="ce35" office:value-type="float" office:value="75094" calcext:value-type="float">
            <text:p><text:s text:c="2"/>75 094</text:p>
          </table:table-cell>
          <table:table-cell table:style-name="ce35" office:value-type="float" office:value="61819" calcext:value-type="float">
            <text:p><text:s text:c="2"/>61 819</text:p>
          </table:table-cell>
          <table:table-cell table:style-name="ce35" office:value-type="float" office:value="79845" calcext:value-type="float">
            <text:p><text:s text:c="2"/>79 845</text:p>
          </table:table-cell>
          <table:table-cell table:style-name="ce35" office:value-type="float" office:value="44607" calcext:value-type="float">
            <text:p><text:s text:c="2"/>44 607</text:p>
          </table:table-cell>
          <table:table-cell table:style-name="ce35" office:value-type="float" office:value="56967" calcext:value-type="float">
            <text:p><text:s text:c="2"/>56 967</text:p>
          </table:table-cell>
          <table:table-cell table:style-name="ce35" office:value-type="float" office:value="71494" calcext:value-type="float">
            <text:p><text:s text:c="2"/>71 494</text:p>
          </table:table-cell>
          <table:table-cell table:style-name="ce35" office:value-type="float" office:value="54961" calcext:value-type="float">
            <text:p><text:s text:c="2"/>54 961</text:p>
          </table:table-cell>
          <table:table-cell table:style-name="ce35" office:value-type="float" office:value="82995" calcext:value-type="float">
            <text:p><text:s text:c="2"/>82 995</text:p>
          </table:table-cell>
          <table:table-cell table:style-name="ce35" office:value-type="float" office:value="124036" calcext:value-type="float">
            <text:p><text:s text:c="2"/>124 036</text:p>
          </table:table-cell>
          <table:table-cell table:style-name="ce35" office:value-type="float" office:value="52081" calcext:value-type="float">
            <text:p><text:s text:c="2"/>52 081</text:p>
          </table:table-cell>
          <table:table-cell table:style-name="ce35" office:value-type="float" office:value="38950" calcext:value-type="float">
            <text:p><text:s text:c="2"/>38 950</text:p>
          </table:table-cell>
          <table:table-cell table:style-name="ce35" office:value-type="float" office:value="39022" calcext:value-type="float">
            <text:p><text:s text:c="2"/>39 022</text:p>
          </table:table-cell>
          <table:table-cell table:style-name="ce35" office:value-type="float" office:value="40275" calcext:value-type="float">
            <text:p><text:s text:c="2"/>40 275</text:p>
          </table:table-cell>
          <table:table-cell table:style-name="ce35" office:value-type="float" office:value="175299" calcext:value-type="float">
            <text:p><text:s text:c="2"/>175 299</text:p>
          </table:table-cell>
          <table:table-cell table:style-name="ce35" office:value-type="float" office:value="25127" calcext:value-type="float">
            <text:p><text:s text:c="2"/>25 127</text:p>
          </table:table-cell>
          <table:table-cell table:style-name="ce35" office:value-type="float" office:value="336290" calcext:value-type="float">
            <text:p><text:s text:c="2"/>336 290</text:p>
          </table:table-cell>
          <table:table-cell table:style-name="ce35" office:value-type="float" office:value="59494" calcext:value-type="float">
            <text:p><text:s text:c="2"/>59 494</text:p>
          </table:table-cell>
          <table:table-cell table:style-name="ce35" office:value-type="float" office:value="355554" calcext:value-type="float">
            <text:p><text:s text:c="2"/>355 554</text:p>
          </table:table-cell>
          <table:table-cell table:style-name="ce35" office:value-type="float" office:value="187084" calcext:value-type="float">
            <text:p><text:s text:c="2"/>187 084</text:p>
          </table:table-cell>
          <table:table-cell table:style-name="ce35" office:value-type="float" office:value="11322" calcext:value-type="float">
            <text:p><text:s text:c="2"/>11 322</text:p>
          </table:table-cell>
          <table:table-cell table:style-name="ce35" office:value-type="float" office:value="30456" calcext:value-type="float">
            <text:p><text:s text:c="2"/>30 456</text:p>
          </table:table-cell>
          <table:table-cell table:style-name="ce35" office:value-type="float" office:value="50054" calcext:value-type="float">
            <text:p><text:s text:c="2"/>50 054</text:p>
          </table:table-cell>
          <table:table-cell table:style-name="ce35" office:value-type="float" office:value="10865" calcext:value-type="float">
            <text:p><text:s text:c="2"/>10 865</text:p>
          </table:table-cell>
          <table:table-cell table:style-name="ce35" office:value-type="float" office:value="113919" calcext:value-type="float">
            <text:p><text:s text:c="2"/>113 919</text:p>
          </table:table-cell>
          <table:table-cell table:style-name="ce35" office:value-type="float" office:value="11729" calcext:value-type="float">
            <text:p><text:s text:c="2"/>11 729</text:p>
          </table:table-cell>
          <table:table-cell table:style-name="ce35" office:value-type="float" office:value="24162" calcext:value-type="float">
            <text:p><text:s text:c="2"/>24 162</text:p>
          </table:table-cell>
          <table:table-cell table:style-name="ce35" office:value-type="float" office:value="95736" calcext:value-type="float">
            <text:p><text:s text:c="2"/>95 736</text:p>
          </table:table-cell>
          <table:table-cell table:style-name="ce35" office:value-type="float" office:value="42835" calcext:value-type="float">
            <text:p><text:s text:c="2"/>42 835</text:p>
          </table:table-cell>
          <table:table-cell table:style-name="ce35" office:value-type="float" office:value="209334" calcext:value-type="float">
            <text:p><text:s text:c="2"/>209 334</text:p>
          </table:table-cell>
          <table:table-cell table:style-name="ce35" office:value-type="float" office:value="47045" calcext:value-type="float">
            <text:p><text:s text:c="2"/>47 045</text:p>
          </table:table-cell>
          <table:table-cell table:style-name="ce35" office:value-type="float" office:value="62343" calcext:value-type="float">
            <text:p><text:s text:c="2"/>62 343</text:p>
          </table:table-cell>
          <table:table-cell table:style-name="ce35" office:value-type="float" office:value="25978" calcext:value-type="float">
            <text:p><text:s text:c="2"/>25 978</text:p>
          </table:table-cell>
          <table:table-cell table:style-name="ce35" office:value-type="float" office:value="60911" calcext:value-type="float">
            <text:p><text:s text:c="2"/>60 911</text:p>
          </table:table-cell>
          <table:table-cell table:style-name="ce35" office:value-type="float" office:value="16122" calcext:value-type="float">
            <text:p><text:s text:c="2"/>16 122</text:p>
          </table:table-cell>
          <table:table-cell table:style-name="ce35" office:value-type="float" office:value="61584" calcext:value-type="float">
            <text:p><text:s text:c="2"/>61 584</text:p>
          </table:table-cell>
          <table:table-cell table:style-name="ce35" office:value-type="float" office:value="7012" calcext:value-type="float">
            <text:p><text:s text:c="2"/>7 012</text:p>
          </table:table-cell>
          <table:table-cell table:style-name="ce35" office:value-type="float" office:value="210478" calcext:value-type="float">
            <text:p><text:s text:c="2"/>210 478</text:p>
          </table:table-cell>
          <table:table-cell table:style-name="ce35" office:value-type="float" office:value="51733" calcext:value-type="float">
            <text:p><text:s text:c="2"/>51 733</text:p>
          </table:table-cell>
          <table:table-cell table:style-name="ce35" office:value-type="float" office:value="34132" calcext:value-type="float">
            <text:p><text:s text:c="2"/>34 132</text:p>
          </table:table-cell>
          <table:table-cell table:style-name="ce35" office:value-type="float" office:value="60011" calcext:value-type="float">
            <text:p><text:s text:c="2"/>60 011</text:p>
          </table:table-cell>
          <table:table-cell table:style-name="ce35" office:value-type="float" office:value="89394" calcext:value-type="float">
            <text:p><text:s text:c="2"/>89 394</text:p>
          </table:table-cell>
          <table:table-cell table:style-name="ce35" office:value-type="float" office:value="15492" calcext:value-type="float">
            <text:p><text:s text:c="2"/>15 492</text:p>
          </table:table-cell>
          <table:table-cell table:style-name="ce35" office:value-type="float" office:value="74559" calcext:value-type="float">
            <text:p><text:s text:c="2"/>74 559</text:p>
          </table:table-cell>
          <table:table-cell table:style-name="ce35" office:value-type="float" office:value="0" calcext:value-type="float">
            <text:p><text:s text:c="3"/>0</text:p>
          </table:table-cell>
          <table:table-cell table:style-name="ce35" office:value-type="float" office:value="5071268" calcext:value-type="float">
            <text:p><text:s/>5 071 268</text:p>
          </table:table-cell>
          <table:table-cell table:style-name="ce44" table:number-columns-repeated="953"/>
        </table:table-row>
        <table:table-row table:style-name="ro4">
          <table:table-cell table:style-name="ce18"/>
          <table:table-cell table:style-name="ce29"/>
          <table:table-cell table:style-name="ce36" table:number-columns-repeated="69"/>
          <table:table-cell table:number-columns-repeated="953"/>
        </table:table-row>
        <table:table-row table:style-name="ro7" table:number-rows-repeated="10484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manda" table:style-name="ta2" table:print-ranges="demanda.A1:demanda.J136">
        <table:table-column table:style-name="co1" table:default-cell-style-name="ce2"/>
        <table:table-column table:style-name="co2" table:default-cell-style-name="ce2"/>
        <table:table-column table:style-name="co5" table:number-columns-repeated="8" table:default-cell-style-name="ce2"/>
        <table:table-column table:style-name="co6" table:number-columns-repeated="247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Tabela 2 - Usos de bens e serviços - 2015</text:p>
          </table:table-cell>
          <table:covered-table-cell table:number-columns-repeated="7" table:style-name="ce19"/>
          <table:covered-table-cell table:number-columns-repeated="2" table:style-name="ce49"/>
          <table:table-cell table:style-name="ce38" table:number-columns-repeated="1014"/>
        </table:table-row>
        <table:table-row table:style-name="ro2">
          <table:table-cell table:number-columns-repeated="2"/>
          <table:table-cell table:style-name="ce33" table:number-columns-repeated="6"/>
          <table:table-cell/>
          <table:table-cell table:style-name="ce5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2">
            <text:p>Código</text:p>
            <text:p>do</text:p>
            <text:p>produto</text:p>
          </table:table-cell>
          <table:table-cell table:style-name="ce20" office:value-type="string" calcext:value-type="string" table:number-columns-spanned="1" table:number-rows-spanned="2">
            <text:p>Descrição do produto</text:p>
          </table:table-cell>
          <table:table-cell table:style-name="ce45" office:value-type="string" calcext:value-type="string" table:number-columns-spanned="8" table:number-rows-spanned="1">
            <text:p>Demanda final <text:s/>(valores correntes em 1 000 000 R$)</text:p>
          </table:table-cell>
          <table:covered-table-cell table:number-columns-repeated="3" table:style-name="ce46"/>
          <table:covered-table-cell table:number-columns-repeated="3" table:style-name="ce48"/>
          <table:covered-table-cell table:style-name="ce51"/>
          <table:table-cell table:number-columns-repeated="1014"/>
        </table:table-row>
        <table:table-row table:style-name="ro3">
          <table:covered-table-cell table:style-name="ce4"/>
          <table:covered-table-cell table:style-name="ce21"/>
          <table:table-cell table:style-name="ce20" office:value-type="string" calcext:value-type="string">
            <text:p>Exportação</text:p>
            <text:p>de bens e</text:p>
            <text:p>serviços (1)</text:p>
          </table:table-cell>
          <table:table-cell table:style-name="ce20" office:value-type="string" calcext:value-type="string">
            <text:p>Consumo</text:p>
            <text:p>do governo</text:p>
          </table:table-cell>
          <table:table-cell table:style-name="ce20" office:value-type="string" calcext:value-type="string">
            <text:p>Consumo</text:p>
            <text:p>das</text:p>
            <text:p> ISFLSF</text:p>
          </table:table-cell>
          <table:table-cell table:style-name="ce20" office:value-type="string" calcext:value-type="string">
            <text:p>Consumo </text:p>
            <text:p>das famílias</text:p>
          </table:table-cell>
          <table:table-cell table:style-name="ce20" office:value-type="string" calcext:value-type="string">
            <text:p>Formação bruta</text:p>
            <text:p>de capital fixo</text:p>
          </table:table-cell>
          <table:table-cell table:style-name="ce20" office:value-type="string" calcext:value-type="string">
            <text:p>Variação</text:p>
            <text:p>de estoque</text:p>
          </table:table-cell>
          <table:table-cell table:style-name="ce20" office:value-type="string" calcext:value-type="string">
            <text:p>Demanda</text:p>
            <text:p>final</text:p>
          </table:table-cell>
          <table:table-cell table:style-name="ce42" office:value-type="string" calcext:value-type="string">
            <text:p>Demanda</text:p>
            <text:p>total</text:p>
          </table:table-cell>
          <table:table-cell table:number-columns-repeated="1014"/>
        </table:table-row>
        <table:table-row table:style-name="ro4">
          <table:table-cell table:style-name="ce5" table:number-columns-repeated="3"/>
          <table:table-cell table:style-name="ce47" table:number-columns-repeated="3"/>
          <table:table-cell table:style-name="ce5" table:number-columns-repeated="3"/>
          <table:table-cell table:style-name="ce47"/>
          <table:table-cell table:number-columns-repeated="1014"/>
        </table:table-row>
        <table:table-row table:style-name="ro5">
          <table:table-cell table:style-name="ce6" office:value-type="string" calcext:value-type="string">
            <text:p>01911</text:p>
          </table:table-cell>
          <table:table-cell table:style-name="ce22" office:value-type="string" calcext:value-type="string">
            <text:p>Arroz, trigo e outros cereais</text:p>
          </table:table-cell>
          <table:table-cell table:style-name="ce31" office:value-type="float" office:value="1280" calcext:value-type="float">
            <text:p><text:s text:c="2"/>1 280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593" calcext:value-type="float">
            <text:p><text:s text:c="3"/>59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92" calcext:value-type="float">
            <text:p><text:s text:c="3"/>192</text:p>
          </table:table-cell>
          <table:table-cell table:style-name="ce31" office:value-type="float" office:value="2065" calcext:value-type="float">
            <text:p><text:s text:c="2"/>2 065</text:p>
          </table:table-cell>
          <table:table-cell table:style-name="ce31" office:value-type="float" office:value="19474" calcext:value-type="float">
            <text:p><text:s text:c="2"/>19 47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01912</text:p>
          </table:table-cell>
          <table:table-cell table:style-name="ce22" office:value-type="string" calcext:value-type="string">
            <text:p>Milho em grão</text:p>
          </table:table-cell>
          <table:table-cell table:style-name="ce31" office:value-type="float" office:value="17925" calcext:value-type="float">
            <text:p><text:s text:c="2"/>17 925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404" calcext:value-type="float">
            <text:p><text:s text:c="2"/>4 40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89" calcext:value-type="float">
            <text:p><text:s text:c="3"/>389</text:p>
          </table:table-cell>
          <table:table-cell table:style-name="ce31" office:value-type="float" office:value="22718" calcext:value-type="float">
            <text:p><text:s text:c="2"/>22 718</text:p>
          </table:table-cell>
          <table:table-cell table:style-name="ce31" office:value-type="float" office:value="37913" calcext:value-type="float">
            <text:p><text:s text:c="2"/>37 9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01913</text:p>
          </table:table-cell>
          <table:table-cell table:style-name="ce22" office:value-type="string" calcext:value-type="string">
            <text:p>Algodão herbáceo, outras fibras da lav. temporária</text:p>
          </table:table-cell>
          <table:table-cell table:style-name="ce31" office:value-type="float" office:value="4679" calcext:value-type="float">
            <text:p><text:s text:c="2"/>4 67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40" calcext:value-type="float">
            <text:p><text:s text:c="3"/>740</text:p>
          </table:table-cell>
          <table:table-cell table:style-name="ce31" office:value-type="float" office:value="5425" calcext:value-type="float">
            <text:p><text:s text:c="2"/>5 425</text:p>
          </table:table-cell>
          <table:table-cell table:style-name="ce31" office:value-type="float" office:value="10011" calcext:value-type="float">
            <text:p><text:s text:c="2"/>10 01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01914</text:p>
          </table:table-cell>
          <table:table-cell table:style-name="ce22" office:value-type="string" calcext:value-type="string">
            <text:p>Cana-de-açúcar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316" calcext:value-type="float">
            <text:p><text:s text:c="2"/>1 316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316" calcext:value-type="float">
            <text:p><text:s text:c="2"/>1 316</text:p>
          </table:table-cell>
          <table:table-cell table:style-name="ce31" office:value-type="float" office:value="49841" calcext:value-type="float">
            <text:p><text:s text:c="2"/>49 841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1915</text:p>
          </table:table-cell>
          <table:table-cell table:style-name="ce23" office:value-type="string" calcext:value-type="string">
            <text:p>Soja <text:s/>em grão</text:p>
          </table:table-cell>
          <table:table-cell table:style-name="ce31" office:value-type="float" office:value="70046" calcext:value-type="float">
            <text:p><text:s text:c="2"/>70 046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86" calcext:value-type="float">
            <text:p><text:s text:c="3"/>8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22" calcext:value-type="float">
            <text:p><text:s text:c="3"/>522</text:p>
          </table:table-cell>
          <table:table-cell table:style-name="ce31" office:value-type="float" office:value="70654" calcext:value-type="float">
            <text:p><text:s text:c="2"/>70 654</text:p>
          </table:table-cell>
          <table:table-cell table:style-name="ce31" office:value-type="float" office:value="116893" calcext:value-type="float">
            <text:p><text:s text:c="2"/>116 89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01916</text:p>
          </table:table-cell>
          <table:table-cell table:style-name="ce5" office:value-type="string" calcext:value-type="string">
            <text:p>Outros produtos e serviços da lavoura temporária</text:p>
          </table:table-cell>
          <table:table-cell table:style-name="ce33" office:value-type="float" office:value="1463" calcext:value-type="float">
            <text:p><text:s text:c="2"/>1 463</text:p>
          </table:table-cell>
          <table:table-cell table:style-name="ce33" office:value-type="float" office:value="65" calcext:value-type="float">
            <text:p><text:s text:c="3"/>65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55672" calcext:value-type="float">
            <text:p><text:s text:c="2"/>55 67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15" calcext:value-type="float">
            <text:p><text:s text:c="3"/>115</text:p>
          </table:table-cell>
          <table:table-cell table:style-name="ce33" office:value-type="float" office:value="57315" calcext:value-type="float">
            <text:p><text:s text:c="2"/>57 315</text:p>
          </table:table-cell>
          <table:table-cell table:style-name="ce33" office:value-type="float" office:value="78570" calcext:value-type="float">
            <text:p><text:s text:c="2"/>78 57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01917</text:p>
          </table:table-cell>
          <table:table-cell table:style-name="ce5" office:value-type="string" calcext:value-type="string">
            <text:p>Laranja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283" calcext:value-type="float">
            <text:p><text:s text:c="2"/>2 283</text:p>
          </table:table-cell>
          <table:table-cell table:style-name="ce33" office:value-type="float" office:value="163" calcext:value-type="float">
            <text:p><text:s text:c="3"/>16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477" calcext:value-type="float">
            <text:p><text:s text:c="2"/>2 477</text:p>
          </table:table-cell>
          <table:table-cell table:style-name="ce33" office:value-type="float" office:value="9560" calcext:value-type="float">
            <text:p><text:s text:c="2"/>9 56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01918</text:p>
          </table:table-cell>
          <table:table-cell table:style-name="ce5" office:value-type="string" calcext:value-type="string">
            <text:p>Café em grão</text:p>
          </table:table-cell>
          <table:table-cell table:style-name="ce33" office:value-type="float" office:value="18452" calcext:value-type="float">
            <text:p><text:s text:c="2"/>18 452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76" calcext:value-type="float">
            <text:p><text:s text:c="3"/>376</text:p>
          </table:table-cell>
          <table:table-cell table:style-name="ce33" office:value-type="float" office:value="113" calcext:value-type="float">
            <text:p><text:s text:c="3"/>113</text:p>
          </table:table-cell>
          <table:table-cell table:style-name="ce33" office:value-type="float" office:value="-6241" calcext:value-type="float">
            <text:p><text:s/>(-) <text:s/>6 241</text:p>
          </table:table-cell>
          <table:table-cell table:style-name="ce33" office:value-type="float" office:value="12700" calcext:value-type="float">
            <text:p><text:s text:c="2"/>12 700</text:p>
          </table:table-cell>
          <table:table-cell table:style-name="ce33" office:value-type="float" office:value="17886" calcext:value-type="float">
            <text:p><text:s text:c="2"/>17 88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01919</text:p>
          </table:table-cell>
          <table:table-cell table:style-name="ce5" office:value-type="string" calcext:value-type="string">
            <text:p>Outros produtos da lavoura permanente</text:p>
          </table:table-cell>
          <table:table-cell table:style-name="ce33" office:value-type="float" office:value="2324" calcext:value-type="float">
            <text:p><text:s text:c="2"/>2 324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6423" calcext:value-type="float">
            <text:p><text:s text:c="2"/>26 423</text:p>
          </table:table-cell>
          <table:table-cell table:style-name="ce33" office:value-type="float" office:value="130" calcext:value-type="float">
            <text:p><text:s text:c="3"/>13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8887" calcext:value-type="float">
            <text:p><text:s text:c="2"/>28 887</text:p>
          </table:table-cell>
          <table:table-cell table:style-name="ce33" office:value-type="float" office:value="32767" calcext:value-type="float">
            <text:p><text:s text:c="2"/>32 767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01921</text:p>
          </table:table-cell>
          <table:table-cell table:style-name="ce24" office:value-type="string" calcext:value-type="string">
            <text:p>Bovinos e outros animais vivos, prods. animal, caça e serv.</text:p>
          </table:table-cell>
          <table:table-cell table:style-name="ce33" office:value-type="float" office:value="1237" calcext:value-type="float">
            <text:p><text:s text:c="2"/>1 23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025" calcext:value-type="float">
            <text:p><text:s text:c="2"/>1 025</text:p>
          </table:table-cell>
          <table:table-cell table:style-name="ce33" office:value-type="float" office:value="13552" calcext:value-type="float">
            <text:p><text:s text:c="2"/>13 552</text:p>
          </table:table-cell>
          <table:table-cell table:style-name="ce33" office:value-type="float" office:value="876" calcext:value-type="float">
            <text:p><text:s text:c="3"/>876</text:p>
          </table:table-cell>
          <table:table-cell table:style-name="ce33" office:value-type="float" office:value="16691" calcext:value-type="float">
            <text:p><text:s text:c="2"/>16 691</text:p>
          </table:table-cell>
          <table:table-cell table:style-name="ce33" office:value-type="float" office:value="78580" calcext:value-type="float">
            <text:p><text:s text:c="2"/>78 58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01922</text:p>
          </table:table-cell>
          <table:table-cell table:style-name="ce22" office:value-type="string" calcext:value-type="string">
            <text:p>Leite de vaca e de outros animais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2371" calcext:value-type="float">
            <text:p><text:s text:c="2"/>12 37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2371" calcext:value-type="float">
            <text:p><text:s text:c="2"/>12 371</text:p>
          </table:table-cell>
          <table:table-cell table:style-name="ce31" office:value-type="float" office:value="31057" calcext:value-type="float">
            <text:p><text:s text:c="2"/>31 05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01923</text:p>
          </table:table-cell>
          <table:table-cell table:style-name="ce22" office:value-type="string" calcext:value-type="string">
            <text:p>Suínos</text:p>
          </table:table-cell>
          <table:table-cell table:style-name="ce31" office:value-type="float" office:value="8" calcext:value-type="float">
            <text:p><text:s text:c="3"/>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310" calcext:value-type="float">
            <text:p><text:s text:c="3"/>310</text:p>
          </table:table-cell>
          <table:table-cell table:style-name="ce31" office:value-type="float" office:value="9343" calcext:value-type="float">
            <text:p><text:s text:c="2"/>9 34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01924</text:p>
          </table:table-cell>
          <table:table-cell table:style-name="ce22" office:value-type="string" calcext:value-type="string">
            <text:p>Aves e ovos</text:p>
          </table:table-cell>
          <table:table-cell table:style-name="ce31" office:value-type="float" office:value="752" calcext:value-type="float">
            <text:p><text:s text:c="3"/>752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9046" calcext:value-type="float">
            <text:p><text:s text:c="2"/>9 046</text:p>
          </table:table-cell>
          <table:table-cell table:style-name="ce31" office:value-type="float" office:value="80" calcext:value-type="float">
            <text:p><text:s text:c="3"/>80</text:p>
          </table:table-cell>
          <table:table-cell table:style-name="ce31" office:value-type="float" office:value="23" calcext:value-type="float">
            <text:p><text:s text:c="3"/>23</text:p>
          </table:table-cell>
          <table:table-cell table:style-name="ce31" office:value-type="float" office:value="9904" calcext:value-type="float">
            <text:p><text:s text:c="2"/>9 904</text:p>
          </table:table-cell>
          <table:table-cell table:style-name="ce31" office:value-type="float" office:value="28189" calcext:value-type="float">
            <text:p><text:s text:c="2"/>28 189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02801</text:p>
          </table:table-cell>
          <table:table-cell table:style-name="ce22" office:value-type="string" calcext:value-type="string">
            <text:p>Produtos da exploração florestal e da silvicultura</text:p>
          </table:table-cell>
          <table:table-cell table:style-name="ce31" office:value-type="float" office:value="1769" calcext:value-type="float">
            <text:p><text:s text:c="2"/>1 76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8879" calcext:value-type="float">
            <text:p><text:s text:c="2"/>8 879</text:p>
          </table:table-cell>
          <table:table-cell table:style-name="ce31" office:value-type="float" office:value="815" calcext:value-type="float">
            <text:p><text:s text:c="3"/>815</text:p>
          </table:table-cell>
          <table:table-cell table:style-name="ce31" office:value-type="float" office:value="-659" calcext:value-type="float">
            <text:p><text:s/>(-) <text:s text:c="2"/>659</text:p>
          </table:table-cell>
          <table:table-cell table:style-name="ce31" office:value-type="float" office:value="10804" calcext:value-type="float">
            <text:p><text:s text:c="2"/>10 804</text:p>
          </table:table-cell>
          <table:table-cell table:style-name="ce31" office:value-type="float" office:value="28946" calcext:value-type="float">
            <text:p><text:s text:c="2"/>28 946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02802</text:p>
          </table:table-cell>
          <table:table-cell table:style-name="ce23" office:value-type="string" calcext:value-type="string">
            <text:p>Pesca e aquicultura (peixe, crustáceos e moluscos)</text:p>
          </table:table-cell>
          <table:table-cell table:style-name="ce31" office:value-type="float" office:value="525" calcext:value-type="float">
            <text:p><text:s text:c="3"/>525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204" calcext:value-type="float">
            <text:p><text:s text:c="2"/>14 20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14742" calcext:value-type="float">
            <text:p><text:s text:c="2"/>14 742</text:p>
          </table:table-cell>
          <table:table-cell table:style-name="ce31" office:value-type="float" office:value="18055" calcext:value-type="float">
            <text:p><text:s text:c="2"/>18 05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05801</text:p>
          </table:table-cell>
          <table:table-cell table:style-name="ce5" office:value-type="string" calcext:value-type="string">
            <text:p>Carvão mineral</text:p>
          </table:table-cell>
          <table:table-cell table:style-name="ce33" office:value-type="float" office:value="2" calcext:value-type="float">
            <text:p><text:s text:c="3"/>2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217" calcext:value-type="float">
            <text:p><text:s text:c="3"/>217</text:p>
          </table:table-cell>
          <table:table-cell table:style-name="ce33" office:value-type="float" office:value="219" calcext:value-type="float">
            <text:p><text:s text:c="3"/>219</text:p>
          </table:table-cell>
          <table:table-cell table:style-name="ce33" office:value-type="float" office:value="9485" calcext:value-type="float">
            <text:p><text:s text:c="2"/>9 48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05802</text:p>
          </table:table-cell>
          <table:table-cell table:style-name="ce5" office:value-type="string" calcext:value-type="string">
            <text:p>Minerais não-metálicos</text:p>
          </table:table-cell>
          <table:table-cell table:style-name="ce33" office:value-type="float" office:value="1909" calcext:value-type="float">
            <text:p><text:s text:c="2"/>1 909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2369" calcext:value-type="float">
            <text:p><text:s text:c="2"/>2 369</text:p>
          </table:table-cell>
          <table:table-cell table:style-name="ce33" office:value-type="float" office:value="29359" calcext:value-type="float">
            <text:p><text:s text:c="2"/>29 35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06801</text:p>
          </table:table-cell>
          <table:table-cell table:style-name="ce5" office:value-type="string" calcext:value-type="string">
            <text:p>Petróleo, gás natural e serviços de apoio</text:p>
          </table:table-cell>
          <table:table-cell table:style-name="ce33" office:value-type="float" office:value="38789" calcext:value-type="float">
            <text:p><text:s text:c="2"/>38 789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8690" calcext:value-type="float">
            <text:p><text:s text:c="2"/>8 690</text:p>
          </table:table-cell>
          <table:table-cell table:style-name="ce33" office:value-type="float" office:value="3974" calcext:value-type="float">
            <text:p><text:s text:c="2"/>3 974</text:p>
          </table:table-cell>
          <table:table-cell table:style-name="ce33" office:value-type="float" office:value="51453" calcext:value-type="float">
            <text:p><text:s text:c="2"/>51 453</text:p>
          </table:table-cell>
          <table:table-cell table:style-name="ce33" office:value-type="float" office:value="206316" calcext:value-type="float">
            <text:p><text:s text:c="2"/>206 3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07911</text:p>
          </table:table-cell>
          <table:table-cell table:style-name="ce5" office:value-type="string" calcext:value-type="string">
            <text:p>Minério de ferro</text:p>
          </table:table-cell>
          <table:table-cell table:style-name="ce33" office:value-type="float" office:value="46751" calcext:value-type="float">
            <text:p><text:s text:c="2"/>46 751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1403" calcext:value-type="float">
            <text:p><text:s text:c="2"/>1 403</text:p>
          </table:table-cell>
          <table:table-cell table:style-name="ce33" office:value-type="float" office:value="48154" calcext:value-type="float">
            <text:p><text:s text:c="2"/>48 154</text:p>
          </table:table-cell>
          <table:table-cell table:style-name="ce33" office:value-type="float" office:value="60091" calcext:value-type="float">
            <text:p><text:s text:c="2"/>60 091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07921</text:p>
          </table:table-cell>
          <table:table-cell table:style-name="ce24" office:value-type="string" calcext:value-type="string">
            <text:p>Minerais metálicos não-ferrosos</text:p>
          </table:table-cell>
          <table:table-cell table:style-name="ce33" office:value-type="float" office:value="8614" calcext:value-type="float">
            <text:p><text:s text:c="2"/>8 614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1403" calcext:value-type="float">
            <text:p><text:s text:c="2"/>1 403</text:p>
          </table:table-cell>
          <table:table-cell table:style-name="ce33" office:value-type="float" office:value="10017" calcext:value-type="float">
            <text:p><text:s text:c="2"/>10 017</text:p>
          </table:table-cell>
          <table:table-cell table:style-name="ce33" office:value-type="float" office:value="24278" calcext:value-type="float">
            <text:p><text:s text:c="2"/>24 27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10911</text:p>
          </table:table-cell>
          <table:table-cell table:style-name="ce25" office:value-type="string" calcext:value-type="string">
            <text:p>Carne de bovinos e outros prod. de carne</text:p>
          </table:table-cell>
          <table:table-cell table:style-name="ce31" office:value-type="float" office:value="24196" calcext:value-type="float">
            <text:p><text:s text:c="2"/>24 196</text:p>
          </table:table-cell>
          <table:table-cell table:style-name="ce31" office:value-type="float" office:value="144" calcext:value-type="float">
            <text:p><text:s text:c="3"/>14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17951" calcext:value-type="float">
            <text:p><text:s text:c="2"/>117 95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568" calcext:value-type="float">
            <text:p><text:s text:c="3"/>568</text:p>
          </table:table-cell>
          <table:table-cell table:style-name="ce31" office:value-type="float" office:value="142859" calcext:value-type="float">
            <text:p><text:s text:c="2"/>142 859</text:p>
          </table:table-cell>
          <table:table-cell table:style-name="ce31" office:value-type="float" office:value="173538" calcext:value-type="float">
            <text:p><text:s text:c="2"/>173 53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10912</text:p>
          </table:table-cell>
          <table:table-cell table:style-name="ce22" office:value-type="string" calcext:value-type="string">
            <text:p>Carne de suíno</text:p>
          </table:table-cell>
          <table:table-cell table:style-name="ce31" office:value-type="float" office:value="3946" calcext:value-type="float">
            <text:p><text:s text:c="2"/>3 946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7966" calcext:value-type="float">
            <text:p><text:s text:c="2"/>7 96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47" calcext:value-type="float">
            <text:p><text:s text:c="3"/>247</text:p>
          </table:table-cell>
          <table:table-cell table:style-name="ce31" office:value-type="float" office:value="12159" calcext:value-type="float">
            <text:p><text:s text:c="2"/>12 159</text:p>
          </table:table-cell>
          <table:table-cell table:style-name="ce31" office:value-type="float" office:value="17253" calcext:value-type="float">
            <text:p><text:s text:c="2"/>17 253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0913</text:p>
          </table:table-cell>
          <table:table-cell table:style-name="ce22" office:value-type="string" calcext:value-type="string">
            <text:p>Carne de aves</text:p>
          </table:table-cell>
          <table:table-cell table:style-name="ce31" office:value-type="float" office:value="24346" calcext:value-type="float">
            <text:p><text:s text:c="2"/>24 346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3436" calcext:value-type="float">
            <text:p><text:s text:c="2"/>33 43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10" calcext:value-type="float">
            <text:p><text:s text:c="3"/>210</text:p>
          </table:table-cell>
          <table:table-cell table:style-name="ce31" office:value-type="float" office:value="57992" calcext:value-type="float">
            <text:p><text:s text:c="2"/>57 992</text:p>
          </table:table-cell>
          <table:table-cell table:style-name="ce31" office:value-type="float" office:value="65605" calcext:value-type="float">
            <text:p><text:s text:c="2"/>65 60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0914</text:p>
          </table:table-cell>
          <table:table-cell table:style-name="ce22" office:value-type="string" calcext:value-type="string">
            <text:p>Pescado industrializado</text:p>
          </table:table-cell>
          <table:table-cell table:style-name="ce31" office:value-type="float" office:value="637" calcext:value-type="float">
            <text:p><text:s text:c="3"/>63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8402" calcext:value-type="float">
            <text:p><text:s text:c="2"/>8 40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286" calcext:value-type="float">
            <text:p><text:s/>(-) <text:s text:c="2"/>286</text:p>
          </table:table-cell>
          <table:table-cell table:style-name="ce31" office:value-type="float" office:value="8753" calcext:value-type="float">
            <text:p><text:s text:c="2"/>8 753</text:p>
          </table:table-cell>
          <table:table-cell table:style-name="ce31" office:value-type="float" office:value="9933" calcext:value-type="float">
            <text:p><text:s text:c="2"/>9 933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0915</text:p>
          </table:table-cell>
          <table:table-cell table:style-name="ce23" office:value-type="string" calcext:value-type="string">
            <text:p>Leite resfriado, esterilizado e pasteurizado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7468" calcext:value-type="float">
            <text:p><text:s text:c="2"/>17 46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269" calcext:value-type="float">
            <text:p><text:s/>(-) <text:s text:c="2"/>269</text:p>
          </table:table-cell>
          <table:table-cell table:style-name="ce31" office:value-type="float" office:value="17221" calcext:value-type="float">
            <text:p><text:s text:c="2"/>17 221</text:p>
          </table:table-cell>
          <table:table-cell table:style-name="ce31" office:value-type="float" office:value="28171" calcext:value-type="float">
            <text:p><text:s text:c="2"/>28 171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0916</text:p>
          </table:table-cell>
          <table:table-cell table:style-name="ce5" office:value-type="string" calcext:value-type="string">
            <text:p>Outros produtos do laticínio</text:p>
          </table:table-cell>
          <table:table-cell table:style-name="ce33" office:value-type="float" office:value="1104" calcext:value-type="float">
            <text:p><text:s text:c="2"/>1 104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61799" calcext:value-type="float">
            <text:p><text:s text:c="2"/>61 79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250" calcext:value-type="float">
            <text:p><text:s/>(-) <text:s text:c="2"/>250</text:p>
          </table:table-cell>
          <table:table-cell table:style-name="ce33" office:value-type="float" office:value="62664" calcext:value-type="float">
            <text:p><text:s text:c="2"/>62 664</text:p>
          </table:table-cell>
          <table:table-cell table:style-name="ce33" office:value-type="float" office:value="71998" calcext:value-type="float">
            <text:p><text:s text:c="2"/>71 998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0921</text:p>
          </table:table-cell>
          <table:table-cell table:style-name="ce5" office:value-type="string" calcext:value-type="string">
            <text:p>Açúcar</text:p>
          </table:table-cell>
          <table:table-cell table:style-name="ce33" office:value-type="float" office:value="25635" calcext:value-type="float">
            <text:p><text:s text:c="2"/>25 635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9394" calcext:value-type="float">
            <text:p><text:s text:c="2"/>9 394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2226" calcext:value-type="float">
            <text:p><text:s/>(-) <text:s/>2 226</text:p>
          </table:table-cell>
          <table:table-cell table:style-name="ce33" office:value-type="float" office:value="32803" calcext:value-type="float">
            <text:p><text:s text:c="2"/>32 803</text:p>
          </table:table-cell>
          <table:table-cell table:style-name="ce33" office:value-type="float" office:value="45803" calcext:value-type="float">
            <text:p><text:s text:c="2"/>45 803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0931</text:p>
          </table:table-cell>
          <table:table-cell table:style-name="ce5" office:value-type="string" calcext:value-type="string">
            <text:p>Conservas de frutas, legumes, outros vegetais e sucos de frutas</text:p>
          </table:table-cell>
          <table:table-cell table:style-name="ce33" office:value-type="float" office:value="9184" calcext:value-type="float">
            <text:p><text:s text:c="2"/>9 184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8157" calcext:value-type="float">
            <text:p><text:s text:c="2"/>28 157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961" calcext:value-type="float">
            <text:p><text:s/>(-) <text:s text:c="2"/>961</text:p>
          </table:table-cell>
          <table:table-cell table:style-name="ce33" office:value-type="float" office:value="36406" calcext:value-type="float">
            <text:p><text:s text:c="2"/>36 406</text:p>
          </table:table-cell>
          <table:table-cell table:style-name="ce33" office:value-type="float" office:value="43224" calcext:value-type="float">
            <text:p><text:s text:c="2"/>43 224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0932</text:p>
          </table:table-cell>
          <table:table-cell table:style-name="ce5" office:value-type="string" calcext:value-type="string">
            <text:p>Óleos e gorduras vegetais e animais</text:p>
          </table:table-cell>
          <table:table-cell table:style-name="ce33" office:value-type="float" office:value="24161" calcext:value-type="float">
            <text:p><text:s text:c="2"/>24 161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0456" calcext:value-type="float">
            <text:p><text:s text:c="2"/>20 45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1240" calcext:value-type="float">
            <text:p><text:s/>(-) <text:s/>1 240</text:p>
          </table:table-cell>
          <table:table-cell table:style-name="ce33" office:value-type="float" office:value="43377" calcext:value-type="float">
            <text:p><text:s text:c="2"/>43 377</text:p>
          </table:table-cell>
          <table:table-cell table:style-name="ce33" office:value-type="float" office:value="75711" calcext:value-type="float">
            <text:p><text:s text:c="2"/>75 711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10933</text:p>
          </table:table-cell>
          <table:table-cell table:style-name="ce24" office:value-type="string" calcext:value-type="string">
            <text:p>Café beneficiado</text:p>
          </table:table-cell>
          <table:table-cell table:style-name="ce33" office:value-type="float" office:value="2008" calcext:value-type="float">
            <text:p><text:s text:c="2"/>2 008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394" calcext:value-type="float">
            <text:p><text:s text:c="2"/>13 394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63" calcext:value-type="float">
            <text:p><text:s text:c="3"/>263</text:p>
          </table:table-cell>
          <table:table-cell table:style-name="ce33" office:value-type="float" office:value="15671" calcext:value-type="float">
            <text:p><text:s text:c="2"/>15 671</text:p>
          </table:table-cell>
          <table:table-cell table:style-name="ce33" office:value-type="float" office:value="18831" calcext:value-type="float">
            <text:p><text:s text:c="2"/>18 83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0934</text:p>
          </table:table-cell>
          <table:table-cell table:style-name="ce22" office:value-type="string" calcext:value-type="string">
            <text:p>Arroz beneficiado e produtos derivados do arroz</text:p>
          </table:table-cell>
          <table:table-cell table:style-name="ce31" office:value-type="float" office:value="1006" calcext:value-type="float">
            <text:p><text:s text:c="2"/>1 006</text:p>
          </table:table-cell>
          <table:table-cell table:style-name="ce31" office:value-type="float" office:value="19" calcext:value-type="float">
            <text:p><text:s text:c="3"/>1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0447" calcext:value-type="float">
            <text:p><text:s text:c="2"/>20 44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673" calcext:value-type="float">
            <text:p><text:s/>(-) <text:s text:c="2"/>673</text:p>
          </table:table-cell>
          <table:table-cell table:style-name="ce31" office:value-type="float" office:value="20799" calcext:value-type="float">
            <text:p><text:s text:c="2"/>20 799</text:p>
          </table:table-cell>
          <table:table-cell table:style-name="ce31" office:value-type="float" office:value="23238" calcext:value-type="float">
            <text:p><text:s text:c="2"/>23 238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0935</text:p>
          </table:table-cell>
          <table:table-cell table:style-name="ce22" office:value-type="string" calcext:value-type="string">
            <text:p>Produtos derivados do trigo, mandioca ou milho</text:p>
          </table:table-cell>
          <table:table-cell table:style-name="ce31" office:value-type="float" office:value="576" calcext:value-type="float">
            <text:p><text:s text:c="3"/>57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9065" calcext:value-type="float">
            <text:p><text:s text:c="2"/>29 065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96" calcext:value-type="float">
            <text:p><text:s text:c="3"/>196</text:p>
          </table:table-cell>
          <table:table-cell table:style-name="ce31" office:value-type="float" office:value="29853" calcext:value-type="float">
            <text:p><text:s text:c="2"/>29 853</text:p>
          </table:table-cell>
          <table:table-cell table:style-name="ce31" office:value-type="float" office:value="51831" calcext:value-type="float">
            <text:p><text:s text:c="2"/>51 83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0936</text:p>
          </table:table-cell>
          <table:table-cell table:style-name="ce22" office:value-type="string" calcext:value-type="string">
            <text:p>Rações balanceadas para animais</text:p>
          </table:table-cell>
          <table:table-cell table:style-name="ce31" office:value-type="float" office:value="693" calcext:value-type="float">
            <text:p><text:s text:c="3"/>69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3169" calcext:value-type="float">
            <text:p><text:s text:c="2"/>13 16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14553" calcext:value-type="float">
            <text:p><text:s text:c="2"/>14 553</text:p>
          </table:table-cell>
          <table:table-cell table:style-name="ce31" office:value-type="float" office:value="45437" calcext:value-type="float">
            <text:p><text:s text:c="2"/>45 43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0937</text:p>
          </table:table-cell>
          <table:table-cell table:style-name="ce22" office:value-type="string" calcext:value-type="string">
            <text:p>Outros produtos alimentares</text:p>
          </table:table-cell>
          <table:table-cell table:style-name="ce31" office:value-type="float" office:value="3812" calcext:value-type="float">
            <text:p><text:s text:c="2"/>3 812</text:p>
          </table:table-cell>
          <table:table-cell table:style-name="ce31" office:value-type="float" office:value="142" calcext:value-type="float">
            <text:p><text:s text:c="3"/>142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46943" calcext:value-type="float">
            <text:p><text:s text:c="2"/>146 94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68" calcext:value-type="float">
            <text:p><text:s text:c="2"/>1 068</text:p>
          </table:table-cell>
          <table:table-cell table:style-name="ce31" office:value-type="float" office:value="151965" calcext:value-type="float">
            <text:p><text:s text:c="2"/>151 965</text:p>
          </table:table-cell>
          <table:table-cell table:style-name="ce31" office:value-type="float" office:value="171973" calcext:value-type="float">
            <text:p><text:s text:c="2"/>171 973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11001</text:p>
          </table:table-cell>
          <table:table-cell table:style-name="ce23" office:value-type="string" calcext:value-type="string">
            <text:p>Bebidas</text:p>
          </table:table-cell>
          <table:table-cell table:style-name="ce31" office:value-type="float" office:value="3499" calcext:value-type="float">
            <text:p><text:s text:c="2"/>3 49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75581" calcext:value-type="float">
            <text:p><text:s text:c="2"/>75 581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2065" calcext:value-type="float">
            <text:p><text:s/>(-) <text:s/>2 065</text:p>
          </table:table-cell>
          <table:table-cell table:style-name="ce31" office:value-type="float" office:value="77015" calcext:value-type="float">
            <text:p><text:s text:c="2"/>77 015</text:p>
          </table:table-cell>
          <table:table-cell table:style-name="ce31" office:value-type="float" office:value="135669" calcext:value-type="float">
            <text:p><text:s text:c="2"/>135 669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2001</text:p>
          </table:table-cell>
          <table:table-cell table:style-name="ce5" office:value-type="string" calcext:value-type="string">
            <text:p>Produtos do fumo</text:p>
          </table:table-cell>
          <table:table-cell table:style-name="ce33" office:value-type="float" office:value="7302" calcext:value-type="float">
            <text:p><text:s text:c="2"/>7 302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2709" calcext:value-type="float">
            <text:p><text:s text:c="2"/>22 70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538" calcext:value-type="float">
            <text:p><text:s text:c="3"/>538</text:p>
          </table:table-cell>
          <table:table-cell table:style-name="ce33" office:value-type="float" office:value="30549" calcext:value-type="float">
            <text:p><text:s text:c="2"/>30 549</text:p>
          </table:table-cell>
          <table:table-cell table:style-name="ce33" office:value-type="float" office:value="31692" calcext:value-type="float">
            <text:p><text:s text:c="2"/>31 692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3001</text:p>
          </table:table-cell>
          <table:table-cell table:style-name="ce5" office:value-type="string" calcext:value-type="string">
            <text:p>Fios e fibras têxteis beneficiadas</text:p>
          </table:table-cell>
          <table:table-cell table:style-name="ce33" office:value-type="float" office:value="269" calcext:value-type="float">
            <text:p><text:s text:c="3"/>269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81" calcext:value-type="float">
            <text:p><text:s text:c="3"/>8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10" calcext:value-type="float">
            <text:p><text:s text:c="3"/>110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14249" calcext:value-type="float">
            <text:p><text:s text:c="2"/>14 249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3002</text:p>
          </table:table-cell>
          <table:table-cell table:style-name="ce5" office:value-type="string" calcext:value-type="string">
            <text:p>Tecidos</text:p>
          </table:table-cell>
          <table:table-cell table:style-name="ce33" office:value-type="float" office:value="968" calcext:value-type="float">
            <text:p><text:s text:c="3"/>968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373" calcext:value-type="float">
            <text:p><text:s text:c="2"/>1 37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1380" calcext:value-type="float">
            <text:p><text:s/>(-) <text:s/>1 380</text:p>
          </table:table-cell>
          <table:table-cell table:style-name="ce33" office:value-type="float" office:value="961" calcext:value-type="float">
            <text:p><text:s text:c="3"/>961</text:p>
          </table:table-cell>
          <table:table-cell table:style-name="ce33" office:value-type="float" office:value="29113" calcext:value-type="float">
            <text:p><text:s text:c="2"/>29 113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3003</text:p>
          </table:table-cell>
          <table:table-cell table:style-name="ce5" office:value-type="string" calcext:value-type="string">
            <text:p>Art. têxteis de uso doméstico e outros têxteis</text:p>
          </table:table-cell>
          <table:table-cell table:style-name="ce33" office:value-type="float" office:value="1333" calcext:value-type="float">
            <text:p><text:s text:c="2"/>1 333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4058" calcext:value-type="float">
            <text:p><text:s text:c="2"/>34 05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251" calcext:value-type="float">
            <text:p><text:s/>(-) <text:s text:c="2"/>251</text:p>
          </table:table-cell>
          <table:table-cell table:style-name="ce33" office:value-type="float" office:value="35140" calcext:value-type="float">
            <text:p><text:s text:c="2"/>35 140</text:p>
          </table:table-cell>
          <table:table-cell table:style-name="ce33" office:value-type="float" office:value="47478" calcext:value-type="float">
            <text:p><text:s text:c="2"/>47 478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14001</text:p>
          </table:table-cell>
          <table:table-cell table:style-name="ce24" office:value-type="string" calcext:value-type="string">
            <text:p>Artigos do vestuário e acessórios</text:p>
          </table:table-cell>
          <table:table-cell table:style-name="ce33" office:value-type="float" office:value="1947" calcext:value-type="float">
            <text:p><text:s text:c="2"/>1 947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5305" calcext:value-type="float">
            <text:p><text:s text:c="2"/>135 305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2000" calcext:value-type="float">
            <text:p><text:s/>(-) <text:s/>2 000</text:p>
          </table:table-cell>
          <table:table-cell table:style-name="ce33" office:value-type="float" office:value="135272" calcext:value-type="float">
            <text:p><text:s text:c="2"/>135 272</text:p>
          </table:table-cell>
          <table:table-cell table:style-name="ce33" office:value-type="float" office:value="147596" calcext:value-type="float">
            <text:p><text:s text:c="2"/>147 596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5001</text:p>
          </table:table-cell>
          <table:table-cell table:style-name="ce22" office:value-type="string" calcext:value-type="string">
            <text:p>Calçados e artefatos de couro</text:p>
          </table:table-cell>
          <table:table-cell table:style-name="ce31" office:value-type="float" office:value="11363" calcext:value-type="float">
            <text:p><text:s text:c="2"/>11 36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55987" calcext:value-type="float">
            <text:p><text:s text:c="2"/>55 98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1034" calcext:value-type="float">
            <text:p><text:s/>(-) <text:s/>1 034</text:p>
          </table:table-cell>
          <table:table-cell table:style-name="ce31" office:value-type="float" office:value="66316" calcext:value-type="float">
            <text:p><text:s text:c="2"/>66 316</text:p>
          </table:table-cell>
          <table:table-cell table:style-name="ce31" office:value-type="float" office:value="74135" calcext:value-type="float">
            <text:p><text:s text:c="2"/>74 13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6001</text:p>
          </table:table-cell>
          <table:table-cell table:style-name="ce22" office:value-type="string" calcext:value-type="string">
            <text:p>Produtos de madeira, exclusive móveis</text:p>
          </table:table-cell>
          <table:table-cell table:style-name="ce31" office:value-type="float" office:value="7440" calcext:value-type="float">
            <text:p><text:s text:c="2"/>7 440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626" calcext:value-type="float">
            <text:p><text:s text:c="2"/>2 626</text:p>
          </table:table-cell>
          <table:table-cell table:style-name="ce31" office:value-type="float" office:value="111" calcext:value-type="float">
            <text:p><text:s text:c="3"/>111</text:p>
          </table:table-cell>
          <table:table-cell table:style-name="ce31" office:value-type="float" office:value="-1744" calcext:value-type="float">
            <text:p><text:s/>(-) <text:s/>1 744</text:p>
          </table:table-cell>
          <table:table-cell table:style-name="ce31" office:value-type="float" office:value="8433" calcext:value-type="float">
            <text:p><text:s text:c="2"/>8 433</text:p>
          </table:table-cell>
          <table:table-cell table:style-name="ce31" office:value-type="float" office:value="36889" calcext:value-type="float">
            <text:p><text:s text:c="2"/>36 88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7001</text:p>
          </table:table-cell>
          <table:table-cell table:style-name="ce22" office:value-type="string" calcext:value-type="string">
            <text:p>Celulose</text:p>
          </table:table-cell>
          <table:table-cell table:style-name="ce31" office:value-type="float" office:value="18797" calcext:value-type="float">
            <text:p><text:s text:c="2"/>18 797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588" calcext:value-type="float">
            <text:p><text:s text:c="3"/>588</text:p>
          </table:table-cell>
          <table:table-cell table:style-name="ce31" office:value-type="float" office:value="19385" calcext:value-type="float">
            <text:p><text:s text:c="2"/>19 385</text:p>
          </table:table-cell>
          <table:table-cell table:style-name="ce31" office:value-type="float" office:value="24018" calcext:value-type="float">
            <text:p><text:s text:c="2"/>24 018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7002</text:p>
          </table:table-cell>
          <table:table-cell table:style-name="ce22" office:value-type="string" calcext:value-type="string">
            <text:p>Papel, papelão, embalagens e artefatos de papel</text:p>
          </table:table-cell>
          <table:table-cell table:style-name="ce31" office:value-type="float" office:value="7157" calcext:value-type="float">
            <text:p><text:s text:c="2"/>7 15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7409" calcext:value-type="float">
            <text:p><text:s text:c="2"/>17 40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2097" calcext:value-type="float">
            <text:p><text:s/>(-) <text:s/>2 097</text:p>
          </table:table-cell>
          <table:table-cell table:style-name="ce31" office:value-type="float" office:value="22469" calcext:value-type="float">
            <text:p><text:s text:c="2"/>22 469</text:p>
          </table:table-cell>
          <table:table-cell table:style-name="ce31" office:value-type="float" office:value="85895" calcext:value-type="float">
            <text:p><text:s text:c="2"/>85 89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8001</text:p>
          </table:table-cell>
          <table:table-cell table:style-name="ce22" office:value-type="string" calcext:value-type="string">
            <text:p>Serviços de impressão e reprodução</text:p>
          </table:table-cell>
          <table:table-cell table:style-name="ce31" office:value-type="float" office:value="77" calcext:value-type="float">
            <text:p><text:s text:c="3"/>7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683" calcext:value-type="float">
            <text:p><text:s text:c="3"/>68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318" calcext:value-type="float">
            <text:p><text:s/>(-) <text:s text:c="2"/>318</text:p>
          </table:table-cell>
          <table:table-cell table:style-name="ce31" office:value-type="float" office:value="442" calcext:value-type="float">
            <text:p><text:s text:c="3"/>442</text:p>
          </table:table-cell>
          <table:table-cell table:style-name="ce31" office:value-type="float" office:value="34340" calcext:value-type="float">
            <text:p><text:s text:c="2"/>34 340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19911</text:p>
          </table:table-cell>
          <table:table-cell table:style-name="ce26" office:value-type="string" calcext:value-type="string">
            <text:p>Combustíveis para aviação</text:p>
          </table:table-cell>
          <table:table-cell table:style-name="ce33" office:value-type="float" office:value="5231" calcext:value-type="float">
            <text:p><text:s text:c="2"/>5 231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557" calcext:value-type="float">
            <text:p><text:s text:c="3"/>557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250" calcext:value-type="float">
            <text:p><text:s/>(-) <text:s text:c="2"/>250</text:p>
          </table:table-cell>
          <table:table-cell table:style-name="ce33" office:value-type="float" office:value="5538" calcext:value-type="float">
            <text:p><text:s text:c="2"/>5 538</text:p>
          </table:table-cell>
          <table:table-cell table:style-name="ce33" office:value-type="float" office:value="20939" calcext:value-type="float">
            <text:p><text:s text:c="2"/>20 939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19912</text:p>
          </table:table-cell>
          <table:table-cell table:style-name="ce26" office:value-type="string" calcext:value-type="string">
            <text:p>Gasoálcool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126494" calcext:value-type="float">
            <text:p><text:s text:c="2"/>126 494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26494" calcext:value-type="float">
            <text:p><text:s text:c="2"/>126 494</text:p>
          </table:table-cell>
          <table:table-cell table:style-name="ce33" office:value-type="float" office:value="144410" calcext:value-type="float">
            <text:p><text:s text:c="2"/>144 410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19913</text:p>
          </table:table-cell>
          <table:table-cell table:style-name="ce27" office:value-type="string" calcext:value-type="string">
            <text:p>Naftas para petroquímica</text:p>
          </table:table-cell>
          <table:table-cell table:number-columns-repeated="5" table:style-name="ce33" office:value-type="float" office:value="0" calcext:value-type="float">
            <text:p><text:s text:c="3"/>0</text:p>
          </table:table-cell>
          <table:table-cell table:number-columns-repeated="2" table:style-name="ce33" office:value-type="float" office:value="-428" calcext:value-type="float">
            <text:p><text:s/>(-) <text:s text:c="2"/>428</text:p>
          </table:table-cell>
          <table:table-cell table:style-name="ce33" office:value-type="float" office:value="17542" calcext:value-type="float">
            <text:p><text:s text:c="2"/>17 542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9914</text:p>
          </table:table-cell>
          <table:table-cell table:style-name="ce5" office:value-type="string" calcext:value-type="string">
            <text:p>Óleo combustível <text:s/></text:p>
          </table:table-cell>
          <table:table-cell table:style-name="ce33" office:value-type="float" office:value="7483" calcext:value-type="float">
            <text:p><text:s text:c="2"/>7 483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-633" calcext:value-type="float">
            <text:p><text:s/>(-) <text:s text:c="2"/>633</text:p>
          </table:table-cell>
          <table:table-cell table:style-name="ce33" office:value-type="float" office:value="6850" calcext:value-type="float">
            <text:p><text:s text:c="2"/>6 850</text:p>
          </table:table-cell>
          <table:table-cell table:style-name="ce33" office:value-type="float" office:value="20745" calcext:value-type="float">
            <text:p><text:s text:c="2"/>20 745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19915</text:p>
          </table:table-cell>
          <table:table-cell table:style-name="ce5" office:value-type="string" calcext:value-type="string">
            <text:p>Diesel - biodiesel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6355" calcext:value-type="float">
            <text:p><text:s text:c="2"/>6 355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6355" calcext:value-type="float">
            <text:p><text:s text:c="2"/>6 355</text:p>
          </table:table-cell>
          <table:table-cell table:style-name="ce33" office:value-type="float" office:value="138214" calcext:value-type="float">
            <text:p><text:s text:c="2"/>138 2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9916</text:p>
          </table:table-cell>
          <table:table-cell table:style-name="ce22" office:value-type="string" calcext:value-type="string">
            <text:p>Outros produtos do refino do petróleo</text:p>
          </table:table-cell>
          <table:table-cell table:style-name="ce31" office:value-type="float" office:value="2801" calcext:value-type="float">
            <text:p><text:s text:c="2"/>2 80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8936" calcext:value-type="float">
            <text:p><text:s text:c="2"/>28 93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1504" calcext:value-type="float">
            <text:p><text:s/>(-) <text:s/>1 504</text:p>
          </table:table-cell>
          <table:table-cell table:style-name="ce31" office:value-type="float" office:value="30233" calcext:value-type="float">
            <text:p><text:s text:c="2"/>30 233</text:p>
          </table:table-cell>
          <table:table-cell table:style-name="ce31" office:value-type="float" office:value="231826" calcext:value-type="float">
            <text:p><text:s text:c="2"/>231 826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19921</text:p>
          </table:table-cell>
          <table:table-cell table:style-name="ce22" office:value-type="string" calcext:value-type="string">
            <text:p>Etanol e outros biocombustíveis</text:p>
          </table:table-cell>
          <table:table-cell table:style-name="ce31" office:value-type="float" office:value="3139" calcext:value-type="float">
            <text:p><text:s text:c="2"/>3 13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4704" calcext:value-type="float">
            <text:p><text:s text:c="2"/>44 70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3713" calcext:value-type="float">
            <text:p><text:s/>(-) <text:s/>3 713</text:p>
          </table:table-cell>
          <table:table-cell table:style-name="ce31" office:value-type="float" office:value="44130" calcext:value-type="float">
            <text:p><text:s text:c="2"/>44 130</text:p>
          </table:table-cell>
          <table:table-cell table:style-name="ce31" office:value-type="float" office:value="83539" calcext:value-type="float">
            <text:p><text:s text:c="2"/>83 539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20911</text:p>
          </table:table-cell>
          <table:table-cell table:style-name="ce23" office:value-type="string" calcext:value-type="string">
            <text:p>Produtos químicos inorgânicos</text:p>
          </table:table-cell>
          <table:table-cell table:style-name="ce31" office:value-type="float" office:value="1912" calcext:value-type="float">
            <text:p><text:s text:c="2"/>1 91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310" calcext:value-type="float">
            <text:p><text:s/>(-) <text:s text:c="2"/>310</text:p>
          </table:table-cell>
          <table:table-cell table:style-name="ce31" office:value-type="float" office:value="1628" calcext:value-type="float">
            <text:p><text:s text:c="2"/>1 628</text:p>
          </table:table-cell>
          <table:table-cell table:style-name="ce31" office:value-type="float" office:value="71889" calcext:value-type="float">
            <text:p><text:s text:c="2"/>71 88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0912</text:p>
          </table:table-cell>
          <table:table-cell table:style-name="ce22" office:value-type="string" calcext:value-type="string">
            <text:p>Adubos e fertilizantes</text:p>
          </table:table-cell>
          <table:table-cell table:style-name="ce31" office:value-type="float" office:value="866" calcext:value-type="float">
            <text:p><text:s text:c="3"/>866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-134" calcext:value-type="float">
            <text:p><text:s/>(-) <text:s text:c="2"/>134</text:p>
          </table:table-cell>
          <table:table-cell table:style-name="ce31" office:value-type="float" office:value="732" calcext:value-type="float">
            <text:p><text:s text:c="3"/>732</text:p>
          </table:table-cell>
          <table:table-cell table:style-name="ce31" office:value-type="float" office:value="54048" calcext:value-type="float">
            <text:p><text:s text:c="2"/>54 048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0913</text:p>
          </table:table-cell>
          <table:table-cell table:style-name="ce22" office:value-type="string" calcext:value-type="string">
            <text:p>Produtos químicos orgânicos</text:p>
          </table:table-cell>
          <table:table-cell table:style-name="ce31" office:value-type="float" office:value="8240" calcext:value-type="float">
            <text:p><text:s text:c="2"/>8 240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2584" calcext:value-type="float">
            <text:p><text:s text:c="2"/>2 584</text:p>
          </table:table-cell>
          <table:table-cell table:style-name="ce31" office:value-type="float" office:value="10824" calcext:value-type="float">
            <text:p><text:s text:c="2"/>10 824</text:p>
          </table:table-cell>
          <table:table-cell table:style-name="ce31" office:value-type="float" office:value="77100" calcext:value-type="float">
            <text:p><text:s text:c="2"/>77 100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20914</text:p>
          </table:table-cell>
          <table:table-cell table:style-name="ce26" office:value-type="string" calcext:value-type="string">
            <text:p>Resinas,elastômeros e fibras artif. e sintéticas</text:p>
          </table:table-cell>
          <table:table-cell table:style-name="ce33" office:value-type="float" office:value="8583" calcext:value-type="float">
            <text:p><text:s text:c="2"/>8 583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1600" calcext:value-type="float">
            <text:p><text:s text:c="2"/>1 600</text:p>
          </table:table-cell>
          <table:table-cell table:style-name="ce33" office:value-type="float" office:value="10183" calcext:value-type="float">
            <text:p><text:s text:c="2"/>10 183</text:p>
          </table:table-cell>
          <table:table-cell table:style-name="ce33" office:value-type="float" office:value="64645" calcext:value-type="float">
            <text:p><text:s text:c="2"/>64 645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20921</text:p>
          </table:table-cell>
          <table:table-cell table:style-name="ce26" office:value-type="string" calcext:value-type="string">
            <text:p>Defensivos agrícolas e desinfestantes domissanitários</text:p>
          </table:table-cell>
          <table:table-cell table:style-name="ce33" office:value-type="float" office:value="997" calcext:value-type="float">
            <text:p><text:s text:c="3"/>997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613" calcext:value-type="float">
            <text:p><text:s text:c="3"/>61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700" calcext:value-type="float">
            <text:p><text:s text:c="3"/>700</text:p>
          </table:table-cell>
          <table:table-cell table:style-name="ce33" office:value-type="float" office:value="2310" calcext:value-type="float">
            <text:p><text:s text:c="2"/>2 310</text:p>
          </table:table-cell>
          <table:table-cell table:style-name="ce33" office:value-type="float" office:value="55662" calcext:value-type="float">
            <text:p><text:s text:c="2"/>55 662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20922</text:p>
          </table:table-cell>
          <table:table-cell table:style-name="ce26" office:value-type="string" calcext:value-type="string">
            <text:p>Produtos químicos diversos </text:p>
          </table:table-cell>
          <table:table-cell table:style-name="ce33" office:value-type="float" office:value="5191" calcext:value-type="float">
            <text:p><text:s text:c="2"/>5 191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575" calcext:value-type="float">
            <text:p><text:s text:c="3"/>575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668" calcext:value-type="float">
            <text:p><text:s text:c="3"/>668</text:p>
          </table:table-cell>
          <table:table-cell table:style-name="ce33" office:value-type="float" office:value="6434" calcext:value-type="float">
            <text:p><text:s text:c="2"/>6 434</text:p>
          </table:table-cell>
          <table:table-cell table:style-name="ce33" office:value-type="float" office:value="39406" calcext:value-type="float">
            <text:p><text:s text:c="2"/>39 406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20923</text:p>
          </table:table-cell>
          <table:table-cell table:style-name="ce27" office:value-type="string" calcext:value-type="string">
            <text:p>Tintas, vernizes, esmaltes e lacas</text:p>
          </table:table-cell>
          <table:table-cell table:style-name="ce33" office:value-type="float" office:value="723" calcext:value-type="float">
            <text:p><text:s text:c="3"/>723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73" calcext:value-type="float">
            <text:p><text:s text:c="3"/>373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439" calcext:value-type="float">
            <text:p><text:s/>(-) <text:s text:c="2"/>439</text:p>
          </table:table-cell>
          <table:table-cell table:style-name="ce33" office:value-type="float" office:value="657" calcext:value-type="float">
            <text:p><text:s text:c="3"/>657</text:p>
          </table:table-cell>
          <table:table-cell table:style-name="ce33" office:value-type="float" office:value="27403" calcext:value-type="float">
            <text:p><text:s text:c="2"/>27 403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20931</text:p>
          </table:table-cell>
          <table:table-cell table:style-name="ce5" office:value-type="string" calcext:value-type="string">
            <text:p>Perfumaria, sabões e artigos de limpeza</text:p>
          </table:table-cell>
          <table:table-cell table:style-name="ce33" office:value-type="float" office:value="3986" calcext:value-type="float">
            <text:p><text:s text:c="2"/>3 986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82152" calcext:value-type="float">
            <text:p><text:s text:c="2"/>82 15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62" calcext:value-type="float">
            <text:p><text:s/>(-) <text:s text:c="2"/>62</text:p>
          </table:table-cell>
          <table:table-cell table:style-name="ce33" office:value-type="float" office:value="86076" calcext:value-type="float">
            <text:p><text:s text:c="2"/>86 076</text:p>
          </table:table-cell>
          <table:table-cell table:style-name="ce33" office:value-type="float" office:value="103358" calcext:value-type="float">
            <text:p><text:s text:c="2"/>103 358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1001</text:p>
          </table:table-cell>
          <table:table-cell table:style-name="ce22" office:value-type="string" calcext:value-type="string">
            <text:p>Produtos farmacêuticos</text:p>
          </table:table-cell>
          <table:table-cell table:style-name="ce31" office:value-type="float" office:value="4462" calcext:value-type="float">
            <text:p><text:s text:c="2"/>4 462</text:p>
          </table:table-cell>
          <table:table-cell table:style-name="ce31" office:value-type="float" office:value="10884" calcext:value-type="float">
            <text:p><text:s text:c="2"/>10 88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89813" calcext:value-type="float">
            <text:p><text:s text:c="2"/>89 81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153" calcext:value-type="float">
            <text:p><text:s/>(-) <text:s text:c="2"/>153</text:p>
          </table:table-cell>
          <table:table-cell table:style-name="ce31" office:value-type="float" office:value="105006" calcext:value-type="float">
            <text:p><text:s text:c="2"/>105 006</text:p>
          </table:table-cell>
          <table:table-cell table:style-name="ce31" office:value-type="float" office:value="145038" calcext:value-type="float">
            <text:p><text:s text:c="2"/>145 038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2001</text:p>
          </table:table-cell>
          <table:table-cell table:style-name="ce22" office:value-type="string" calcext:value-type="string">
            <text:p>Artigos de borracha</text:p>
          </table:table-cell>
          <table:table-cell table:style-name="ce31" office:value-type="float" office:value="4819" calcext:value-type="float">
            <text:p><text:s text:c="2"/>4 81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9539" calcext:value-type="float">
            <text:p><text:s text:c="2"/>9 539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163" calcext:value-type="float">
            <text:p><text:s/>(-) <text:s text:c="2"/>163</text:p>
          </table:table-cell>
          <table:table-cell table:style-name="ce31" office:value-type="float" office:value="14195" calcext:value-type="float">
            <text:p><text:s text:c="2"/>14 195</text:p>
          </table:table-cell>
          <table:table-cell table:style-name="ce31" office:value-type="float" office:value="41355" calcext:value-type="float">
            <text:p><text:s text:c="2"/>41 35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2002</text:p>
          </table:table-cell>
          <table:table-cell table:style-name="ce22" office:value-type="string" calcext:value-type="string">
            <text:p>Artigos de plástico</text:p>
          </table:table-cell>
          <table:table-cell table:style-name="ce31" office:value-type="float" office:value="3782" calcext:value-type="float">
            <text:p><text:s text:c="2"/>3 78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8540" calcext:value-type="float">
            <text:p><text:s text:c="2"/>8 540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-2059" calcext:value-type="float">
            <text:p><text:s/>(-) <text:s/>2 059</text:p>
          </table:table-cell>
          <table:table-cell table:style-name="ce31" office:value-type="float" office:value="10263" calcext:value-type="float">
            <text:p><text:s text:c="2"/>10 263</text:p>
          </table:table-cell>
          <table:table-cell table:style-name="ce31" office:value-type="float" office:value="104756" calcext:value-type="float">
            <text:p><text:s text:c="2"/>104 756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23001</text:p>
          </table:table-cell>
          <table:table-cell table:style-name="ce23" office:value-type="string" calcext:value-type="string">
            <text:p>Cimento</text:p>
          </table:table-cell>
          <table:table-cell table:style-name="ce31" office:value-type="float" office:value="73" calcext:value-type="float">
            <text:p><text:s text:c="3"/>73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-311" calcext:value-type="float">
            <text:p><text:s/>(-) <text:s text:c="2"/>311</text:p>
          </table:table-cell>
          <table:table-cell table:style-name="ce31" office:value-type="float" office:value="-238" calcext:value-type="float">
            <text:p><text:s/>(-) <text:s text:c="2"/>238</text:p>
          </table:table-cell>
          <table:table-cell table:style-name="ce31" office:value-type="float" office:value="21405" calcext:value-type="float">
            <text:p><text:s text:c="2"/>21 40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3002</text:p>
          </table:table-cell>
          <table:table-cell table:style-name="ce22" office:value-type="string" calcext:value-type="string">
            <text:p>Artefatos de cimento, gesso e semelhantes</text:p>
          </table:table-cell>
          <table:table-cell table:style-name="ce31" office:value-type="float" office:value="47" calcext:value-type="float">
            <text:p><text:s text:c="3"/>47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-1248" calcext:value-type="float">
            <text:p><text:s/>(-) <text:s/>1 248</text:p>
          </table:table-cell>
          <table:table-cell table:style-name="ce31" office:value-type="float" office:value="-1201" calcext:value-type="float">
            <text:p><text:s/>(-) <text:s/>1 201</text:p>
          </table:table-cell>
          <table:table-cell table:style-name="ce31" office:value-type="float" office:value="33507" calcext:value-type="float">
            <text:p><text:s text:c="2"/>33 507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23003</text:p>
          </table:table-cell>
          <table:table-cell table:style-name="ce26" office:value-type="string" calcext:value-type="string">
            <text:p>Vidros, cerâmicos e outros prod. de minerais não-metálicos</text:p>
          </table:table-cell>
          <table:table-cell table:style-name="ce33" office:value-type="float" office:value="7455" calcext:value-type="float">
            <text:p><text:s text:c="2"/>7 455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910" calcext:value-type="float">
            <text:p><text:s text:c="2"/>3 91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419" calcext:value-type="float">
            <text:p><text:s text:c="2"/>1 419</text:p>
          </table:table-cell>
          <table:table-cell table:style-name="ce33" office:value-type="float" office:value="12784" calcext:value-type="float">
            <text:p><text:s text:c="2"/>12 784</text:p>
          </table:table-cell>
          <table:table-cell table:style-name="ce33" office:value-type="float" office:value="75635" calcext:value-type="float">
            <text:p><text:s text:c="2"/>75 635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24911</text:p>
          </table:table-cell>
          <table:table-cell table:style-name="ce26" office:value-type="string" calcext:value-type="string">
            <text:p>Ferro-gusa e ferroligas</text:p>
          </table:table-cell>
          <table:table-cell table:style-name="ce33" office:value-type="float" office:value="10018" calcext:value-type="float">
            <text:p><text:s text:c="2"/>10 018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103" calcext:value-type="float">
            <text:p><text:s text:c="3"/>103</text:p>
          </table:table-cell>
          <table:table-cell table:style-name="ce33" office:value-type="float" office:value="10121" calcext:value-type="float">
            <text:p><text:s text:c="2"/>10 121</text:p>
          </table:table-cell>
          <table:table-cell table:style-name="ce33" office:value-type="float" office:value="13028" calcext:value-type="float">
            <text:p><text:s text:c="2"/>13 028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24912</text:p>
          </table:table-cell>
          <table:table-cell table:style-name="ce26" office:value-type="string" calcext:value-type="string">
            <text:p>Semi-acabacados, laminados planos, longos e tubos de aço</text:p>
          </table:table-cell>
          <table:table-cell table:style-name="ce33" office:value-type="float" office:value="26907" calcext:value-type="float">
            <text:p><text:s text:c="2"/>26 907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41" calcext:value-type="float">
            <text:p><text:s text:c="3"/>241</text:p>
          </table:table-cell>
          <table:table-cell table:style-name="ce33" office:value-type="float" office:value="88" calcext:value-type="float">
            <text:p><text:s text:c="3"/>88</text:p>
          </table:table-cell>
          <table:table-cell table:style-name="ce33" office:value-type="float" office:value="-2164" calcext:value-type="float">
            <text:p><text:s/>(-) <text:s/>2 164</text:p>
          </table:table-cell>
          <table:table-cell table:style-name="ce33" office:value-type="float" office:value="25072" calcext:value-type="float">
            <text:p><text:s text:c="2"/>25 072</text:p>
          </table:table-cell>
          <table:table-cell table:style-name="ce33" office:value-type="float" office:value="111188" calcext:value-type="float">
            <text:p><text:s text:c="2"/>111 188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24921</text:p>
          </table:table-cell>
          <table:table-cell table:style-name="ce27" office:value-type="string" calcext:value-type="string">
            <text:p>Produtos da metalurgia de metais não-ferrosos</text:p>
          </table:table-cell>
          <table:table-cell table:style-name="ce33" office:value-type="float" office:value="25233" calcext:value-type="float">
            <text:p><text:s text:c="2"/>25 233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508" calcext:value-type="float">
            <text:p><text:s text:c="3"/>50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408" calcext:value-type="float">
            <text:p><text:s text:c="3"/>408</text:p>
          </table:table-cell>
          <table:table-cell table:style-name="ce33" office:value-type="float" office:value="26149" calcext:value-type="float">
            <text:p><text:s text:c="2"/>26 149</text:p>
          </table:table-cell>
          <table:table-cell table:style-name="ce33" office:value-type="float" office:value="75117" calcext:value-type="float">
            <text:p><text:s text:c="2"/>75 117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24922</text:p>
          </table:table-cell>
          <table:table-cell table:style-name="ce5" office:value-type="string" calcext:value-type="string">
            <text:p>Peças fundidas de aço e de metais não ferrosos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-105" calcext:value-type="float">
            <text:p><text:s/>(-) <text:s text:c="2"/>105</text:p>
          </table:table-cell>
          <table:table-cell table:style-name="ce33" office:value-type="float" office:value="-59" calcext:value-type="float">
            <text:p><text:s/>(-) <text:s text:c="2"/>59</text:p>
          </table:table-cell>
          <table:table-cell table:style-name="ce33" office:value-type="float" office:value="6985" calcext:value-type="float">
            <text:p><text:s text:c="2"/>6 98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5001</text:p>
          </table:table-cell>
          <table:table-cell table:style-name="ce22" office:value-type="string" calcext:value-type="string">
            <text:p>Produtos de metal, excl. máquinas e equipamentos</text:p>
          </table:table-cell>
          <table:table-cell table:style-name="ce31" office:value-type="float" office:value="6863" calcext:value-type="float">
            <text:p><text:s text:c="2"/>6 86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8926" calcext:value-type="float">
            <text:p><text:s text:c="2"/>18 926</text:p>
          </table:table-cell>
          <table:table-cell table:style-name="ce31" office:value-type="float" office:value="10887" calcext:value-type="float">
            <text:p><text:s text:c="2"/>10 887</text:p>
          </table:table-cell>
          <table:table-cell table:style-name="ce31" office:value-type="float" office:value="-420" calcext:value-type="float">
            <text:p><text:s/>(-) <text:s text:c="2"/>420</text:p>
          </table:table-cell>
          <table:table-cell table:style-name="ce31" office:value-type="float" office:value="36256" calcext:value-type="float">
            <text:p><text:s text:c="2"/>36 256</text:p>
          </table:table-cell>
          <table:table-cell table:style-name="ce31" office:value-type="float" office:value="144907" calcext:value-type="float">
            <text:p><text:s text:c="2"/>144 90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6001</text:p>
          </table:table-cell>
          <table:table-cell table:style-name="ce22" office:value-type="string" calcext:value-type="string">
            <text:p>Componentes eletrônicos</text:p>
          </table:table-cell>
          <table:table-cell table:style-name="ce31" office:value-type="float" office:value="708" calcext:value-type="float">
            <text:p><text:s text:c="3"/>708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-774" calcext:value-type="float">
            <text:p><text:s/>(-) <text:s text:c="2"/>774</text:p>
          </table:table-cell>
          <table:table-cell table:style-name="ce31" office:value-type="float" office:value="-66" calcext:value-type="float">
            <text:p><text:s/>(-) <text:s text:c="2"/>66</text:p>
          </table:table-cell>
          <table:table-cell table:style-name="ce31" office:value-type="float" office:value="23352" calcext:value-type="float">
            <text:p><text:s text:c="2"/>23 352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26002</text:p>
          </table:table-cell>
          <table:table-cell table:style-name="ce23" office:value-type="string" calcext:value-type="string">
            <text:p>Máquinas para escritório e equip. de informática</text:p>
          </table:table-cell>
          <table:table-cell table:style-name="ce31" office:value-type="float" office:value="600" calcext:value-type="float">
            <text:p><text:s text:c="3"/>600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9670" calcext:value-type="float">
            <text:p><text:s text:c="2"/>19 670</text:p>
          </table:table-cell>
          <table:table-cell table:style-name="ce31" office:value-type="float" office:value="19488" calcext:value-type="float">
            <text:p><text:s text:c="2"/>19 488</text:p>
          </table:table-cell>
          <table:table-cell table:style-name="ce31" office:value-type="float" office:value="-385" calcext:value-type="float">
            <text:p><text:s/>(-) <text:s text:c="2"/>385</text:p>
          </table:table-cell>
          <table:table-cell table:style-name="ce31" office:value-type="float" office:value="39373" calcext:value-type="float">
            <text:p><text:s text:c="2"/>39 373</text:p>
          </table:table-cell>
          <table:table-cell table:style-name="ce31" office:value-type="float" office:value="60240" calcext:value-type="float">
            <text:p><text:s text:c="2"/>60 24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6003</text:p>
          </table:table-cell>
          <table:table-cell table:style-name="ce22" office:value-type="string" calcext:value-type="string">
            <text:p>Material eletrônico e equip. de comunicações</text:p>
          </table:table-cell>
          <table:table-cell table:style-name="ce31" office:value-type="float" office:value="1347" calcext:value-type="float">
            <text:p><text:s text:c="2"/>1 34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53435" calcext:value-type="float">
            <text:p><text:s text:c="2"/>53 435</text:p>
          </table:table-cell>
          <table:table-cell table:style-name="ce31" office:value-type="float" office:value="30766" calcext:value-type="float">
            <text:p><text:s text:c="2"/>30 766</text:p>
          </table:table-cell>
          <table:table-cell table:style-name="ce31" office:value-type="float" office:value="-1651" calcext:value-type="float">
            <text:p><text:s/>(-) <text:s/>1 651</text:p>
          </table:table-cell>
          <table:table-cell table:style-name="ce31" office:value-type="float" office:value="83897" calcext:value-type="float">
            <text:p><text:s text:c="2"/>83 897</text:p>
          </table:table-cell>
          <table:table-cell table:style-name="ce31" office:value-type="float" office:value="106798" calcext:value-type="float">
            <text:p><text:s text:c="2"/>106 798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6004</text:p>
          </table:table-cell>
          <table:table-cell table:style-name="ce22" office:value-type="string" calcext:value-type="string">
            <text:p>Equip. de medida, teste e controle, ópticos e eletromédicos</text:p>
          </table:table-cell>
          <table:table-cell table:style-name="ce31" office:value-type="float" office:value="1698" calcext:value-type="float">
            <text:p><text:s text:c="2"/>1 69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5644" calcext:value-type="float">
            <text:p><text:s text:c="2"/>5 644</text:p>
          </table:table-cell>
          <table:table-cell table:style-name="ce31" office:value-type="float" office:value="16548" calcext:value-type="float">
            <text:p><text:s text:c="2"/>16 548</text:p>
          </table:table-cell>
          <table:table-cell table:style-name="ce31" office:value-type="float" office:value="-403" calcext:value-type="float">
            <text:p><text:s/>(-) <text:s text:c="2"/>403</text:p>
          </table:table-cell>
          <table:table-cell table:style-name="ce31" office:value-type="float" office:value="23487" calcext:value-type="float">
            <text:p><text:s text:c="2"/>23 487</text:p>
          </table:table-cell>
          <table:table-cell table:style-name="ce31" office:value-type="float" office:value="34156" calcext:value-type="float">
            <text:p><text:s text:c="2"/>34 156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27001</text:p>
          </table:table-cell>
          <table:table-cell table:style-name="ce26" office:value-type="string" calcext:value-type="string">
            <text:p>Máquinas, aparelhos e materiais elétricos</text:p>
          </table:table-cell>
          <table:table-cell table:style-name="ce33" office:value-type="float" office:value="8586" calcext:value-type="float">
            <text:p><text:s text:c="2"/>8 586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4350" calcext:value-type="float">
            <text:p><text:s text:c="2"/>4 350</text:p>
          </table:table-cell>
          <table:table-cell table:style-name="ce33" office:value-type="float" office:value="24243" calcext:value-type="float">
            <text:p><text:s text:c="2"/>24 243</text:p>
          </table:table-cell>
          <table:table-cell table:style-name="ce33" office:value-type="float" office:value="-335" calcext:value-type="float">
            <text:p><text:s/>(-) <text:s text:c="2"/>335</text:p>
          </table:table-cell>
          <table:table-cell table:style-name="ce33" office:value-type="float" office:value="36844" calcext:value-type="float">
            <text:p><text:s text:c="2"/>36 844</text:p>
          </table:table-cell>
          <table:table-cell table:style-name="ce33" office:value-type="float" office:value="102052" calcext:value-type="float">
            <text:p><text:s text:c="2"/>102 052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27002</text:p>
          </table:table-cell>
          <table:table-cell table:style-name="ce26" office:value-type="string" calcext:value-type="string">
            <text:p>Eletrodomésticos</text:p>
          </table:table-cell>
          <table:table-cell table:style-name="ce33" office:value-type="float" office:value="716" calcext:value-type="float">
            <text:p><text:s text:c="3"/>716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8500" calcext:value-type="float">
            <text:p><text:s text:c="2"/>38 500</text:p>
          </table:table-cell>
          <table:table-cell table:style-name="ce33" office:value-type="float" office:value="1840" calcext:value-type="float">
            <text:p><text:s text:c="2"/>1 840</text:p>
          </table:table-cell>
          <table:table-cell table:style-name="ce33" office:value-type="float" office:value="828" calcext:value-type="float">
            <text:p><text:s text:c="3"/>828</text:p>
          </table:table-cell>
          <table:table-cell table:style-name="ce33" office:value-type="float" office:value="41884" calcext:value-type="float">
            <text:p><text:s text:c="2"/>41 884</text:p>
          </table:table-cell>
          <table:table-cell table:style-name="ce33" office:value-type="float" office:value="43974" calcext:value-type="float">
            <text:p><text:s text:c="2"/>43 974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28001</text:p>
          </table:table-cell>
          <table:table-cell table:style-name="ce26" office:value-type="string" calcext:value-type="string">
            <text:p>Tratores e outras máquinas agrícolas</text:p>
          </table:table-cell>
          <table:table-cell table:style-name="ce33" office:value-type="float" office:value="2258" calcext:value-type="float">
            <text:p><text:s text:c="2"/>2 258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23455" calcext:value-type="float">
            <text:p><text:s text:c="2"/>23 455</text:p>
          </table:table-cell>
          <table:table-cell table:style-name="ce33" office:value-type="float" office:value="-8" calcext:value-type="float">
            <text:p><text:s/>(-) <text:s text:c="2"/>8</text:p>
          </table:table-cell>
          <table:table-cell table:style-name="ce33" office:value-type="float" office:value="26006" calcext:value-type="float">
            <text:p><text:s text:c="2"/>26 006</text:p>
          </table:table-cell>
          <table:table-cell table:style-name="ce33" office:value-type="float" office:value="30270" calcext:value-type="float">
            <text:p><text:s text:c="2"/>30 270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28002</text:p>
          </table:table-cell>
          <table:table-cell table:style-name="ce27" office:value-type="string" calcext:value-type="string">
            <text:p>Máquinas para a extração mineral e a construção</text:p>
          </table:table-cell>
          <table:table-cell table:style-name="ce33" office:value-type="float" office:value="6560" calcext:value-type="float">
            <text:p><text:s text:c="2"/>6 560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13912" calcext:value-type="float">
            <text:p><text:s text:c="2"/>13 912</text:p>
          </table:table-cell>
          <table:table-cell table:style-name="ce33" office:value-type="float" office:value="-580" calcext:value-type="float">
            <text:p><text:s/>(-) <text:s text:c="2"/>580</text:p>
          </table:table-cell>
          <table:table-cell table:style-name="ce33" office:value-type="float" office:value="19892" calcext:value-type="float">
            <text:p><text:s text:c="2"/>19 892</text:p>
          </table:table-cell>
          <table:table-cell table:style-name="ce33" office:value-type="float" office:value="27027" calcext:value-type="float">
            <text:p><text:s text:c="2"/>27 027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28003</text:p>
          </table:table-cell>
          <table:table-cell table:style-name="ce5" office:value-type="string" calcext:value-type="string">
            <text:p>Outras máquinas e equipamentos mecânicos</text:p>
          </table:table-cell>
          <table:table-cell table:style-name="ce33" office:value-type="float" office:value="15887" calcext:value-type="float">
            <text:p><text:s text:c="2"/>15 887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7238" calcext:value-type="float">
            <text:p><text:s text:c="2"/>7 238</text:p>
          </table:table-cell>
          <table:table-cell table:style-name="ce33" office:value-type="float" office:value="86799" calcext:value-type="float">
            <text:p><text:s text:c="2"/>86 799</text:p>
          </table:table-cell>
          <table:table-cell table:style-name="ce33" office:value-type="float" office:value="-1309" calcext:value-type="float">
            <text:p><text:s/>(-) <text:s/>1 309</text:p>
          </table:table-cell>
          <table:table-cell table:style-name="ce33" office:value-type="float" office:value="108615" calcext:value-type="float">
            <text:p><text:s text:c="2"/>108 615</text:p>
          </table:table-cell>
          <table:table-cell table:style-name="ce33" office:value-type="float" office:value="172215" calcext:value-type="float">
            <text:p><text:s text:c="2"/>172 21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9911</text:p>
          </table:table-cell>
          <table:table-cell table:style-name="ce22" office:value-type="string" calcext:value-type="string">
            <text:p>Automóveis, camionetas e utilitários</text:p>
          </table:table-cell>
          <table:table-cell table:style-name="ce31" office:value-type="float" office:value="13604" calcext:value-type="float">
            <text:p><text:s text:c="2"/>13 604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39650" calcext:value-type="float">
            <text:p><text:s text:c="2"/>139 650</text:p>
          </table:table-cell>
          <table:table-cell table:style-name="ce31" office:value-type="float" office:value="48775" calcext:value-type="float">
            <text:p><text:s text:c="2"/>48 775</text:p>
          </table:table-cell>
          <table:table-cell table:style-name="ce31" office:value-type="float" office:value="-3405" calcext:value-type="float">
            <text:p><text:s/>(-) <text:s/>3 405</text:p>
          </table:table-cell>
          <table:table-cell table:style-name="ce31" office:value-type="float" office:value="198624" calcext:value-type="float">
            <text:p><text:s text:c="2"/>198 624</text:p>
          </table:table-cell>
          <table:table-cell table:style-name="ce31" office:value-type="float" office:value="201097" calcext:value-type="float">
            <text:p><text:s text:c="2"/>201 09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29912</text:p>
          </table:table-cell>
          <table:table-cell table:style-name="ce22" office:value-type="string" calcext:value-type="string">
            <text:p>Caminhões e ônibus, incl. cabines, carrocerias e reboques</text:p>
          </table:table-cell>
          <table:table-cell table:style-name="ce31" office:value-type="float" office:value="11188" calcext:value-type="float">
            <text:p><text:s text:c="2"/>11 18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577" calcext:value-type="float">
            <text:p><text:s text:c="2"/>1 577</text:p>
          </table:table-cell>
          <table:table-cell table:style-name="ce31" office:value-type="float" office:value="31784" calcext:value-type="float">
            <text:p><text:s text:c="2"/>31 784</text:p>
          </table:table-cell>
          <table:table-cell table:style-name="ce31" office:value-type="float" office:value="-2456" calcext:value-type="float">
            <text:p><text:s/>(-) <text:s/>2 456</text:p>
          </table:table-cell>
          <table:table-cell table:style-name="ce31" office:value-type="float" office:value="42093" calcext:value-type="float">
            <text:p><text:s text:c="2"/>42 093</text:p>
          </table:table-cell>
          <table:table-cell table:style-name="ce31" office:value-type="float" office:value="47604" calcext:value-type="float">
            <text:p><text:s text:c="2"/>47 604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29921</text:p>
          </table:table-cell>
          <table:table-cell table:style-name="ce23" office:value-type="string" calcext:value-type="string">
            <text:p>Peças e acessórios para veículos automotores</text:p>
          </table:table-cell>
          <table:table-cell table:style-name="ce31" office:value-type="float" office:value="15945" calcext:value-type="float">
            <text:p><text:s text:c="2"/>15 945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-148" calcext:value-type="float">
            <text:p><text:s/>(-) <text:s text:c="2"/>148</text:p>
          </table:table-cell>
          <table:table-cell table:style-name="ce31" office:value-type="float" office:value="15797" calcext:value-type="float">
            <text:p><text:s text:c="2"/>15 797</text:p>
          </table:table-cell>
          <table:table-cell table:style-name="ce31" office:value-type="float" office:value="125285" calcext:value-type="float">
            <text:p><text:s text:c="2"/>125 285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30001</text:p>
          </table:table-cell>
          <table:table-cell table:style-name="ce22" office:value-type="string" calcext:value-type="string">
            <text:p>Aeronaves, embarcações e outros equipamentos de transporte</text:p>
          </table:table-cell>
          <table:table-cell table:style-name="ce31" office:value-type="float" office:value="30109" calcext:value-type="float">
            <text:p><text:s text:c="2"/>30 10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7955" calcext:value-type="float">
            <text:p><text:s text:c="2"/>17 955</text:p>
          </table:table-cell>
          <table:table-cell table:style-name="ce31" office:value-type="float" office:value="21084" calcext:value-type="float">
            <text:p><text:s text:c="2"/>21 084</text:p>
          </table:table-cell>
          <table:table-cell table:style-name="ce31" office:value-type="float" office:value="1076" calcext:value-type="float">
            <text:p><text:s text:c="2"/>1 076</text:p>
          </table:table-cell>
          <table:table-cell table:style-name="ce31" office:value-type="float" office:value="70224" calcext:value-type="float">
            <text:p><text:s text:c="2"/>70 224</text:p>
          </table:table-cell>
          <table:table-cell table:style-name="ce31" office:value-type="float" office:value="93823" calcext:value-type="float">
            <text:p><text:s text:c="2"/>93 823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31801</text:p>
          </table:table-cell>
          <table:table-cell table:style-name="ce22" office:value-type="string" calcext:value-type="string">
            <text:p>Móveis</text:p>
          </table:table-cell>
          <table:table-cell table:style-name="ce31" office:value-type="float" office:value="1975" calcext:value-type="float">
            <text:p><text:s text:c="2"/>1 975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62695" calcext:value-type="float">
            <text:p><text:s text:c="2"/>62 695</text:p>
          </table:table-cell>
          <table:table-cell table:style-name="ce31" office:value-type="float" office:value="13500" calcext:value-type="float">
            <text:p><text:s text:c="2"/>13 500</text:p>
          </table:table-cell>
          <table:table-cell table:style-name="ce31" office:value-type="float" office:value="-1400" calcext:value-type="float">
            <text:p><text:s/>(-) <text:s/>1 400</text:p>
          </table:table-cell>
          <table:table-cell table:style-name="ce31" office:value-type="float" office:value="76770" calcext:value-type="float">
            <text:p><text:s text:c="2"/>76 770</text:p>
          </table:table-cell>
          <table:table-cell table:style-name="ce31" office:value-type="float" office:value="80910" calcext:value-type="float">
            <text:p><text:s text:c="2"/>80 910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31802</text:p>
          </table:table-cell>
          <table:table-cell table:style-name="ce26" office:value-type="string" calcext:value-type="string">
            <text:p>Produtos de industrias diversas</text:p>
          </table:table-cell>
          <table:table-cell table:style-name="ce33" office:value-type="float" office:value="3084" calcext:value-type="float">
            <text:p><text:s text:c="2"/>3 084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42921" calcext:value-type="float">
            <text:p><text:s text:c="2"/>42 921</text:p>
          </table:table-cell>
          <table:table-cell table:style-name="ce33" office:value-type="float" office:value="10244" calcext:value-type="float">
            <text:p><text:s text:c="2"/>10 244</text:p>
          </table:table-cell>
          <table:table-cell table:style-name="ce33" office:value-type="float" office:value="428" calcext:value-type="float">
            <text:p><text:s text:c="3"/>428</text:p>
          </table:table-cell>
          <table:table-cell table:style-name="ce33" office:value-type="float" office:value="56677" calcext:value-type="float">
            <text:p><text:s text:c="2"/>56 677</text:p>
          </table:table-cell>
          <table:table-cell table:style-name="ce33" office:value-type="float" office:value="96790" calcext:value-type="float">
            <text:p><text:s text:c="2"/>96 790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33001</text:p>
          </table:table-cell>
          <table:table-cell table:style-name="ce26" office:value-type="string" calcext:value-type="string">
            <text:p>Manutenção, reparação e instalação de máquinas e equipamentos</text:p>
          </table:table-cell>
          <table:table-cell table:style-name="ce33" office:value-type="float" office:value="2388" calcext:value-type="float">
            <text:p><text:s text:c="2"/>2 388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504" calcext:value-type="float">
            <text:p><text:s text:c="3"/>504</text:p>
          </table:table-cell>
          <table:table-cell table:style-name="ce33" office:value-type="float" office:value="12099" calcext:value-type="float">
            <text:p><text:s text:c="2"/>12 09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4991" calcext:value-type="float">
            <text:p><text:s text:c="2"/>14 991</text:p>
          </table:table-cell>
          <table:table-cell table:style-name="ce33" office:value-type="float" office:value="92119" calcext:value-type="float">
            <text:p><text:s text:c="2"/>92 119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35001</text:p>
          </table:table-cell>
          <table:table-cell table:style-name="ce26" office:value-type="string" calcext:value-type="string">
            <text:p>Eletricidade, gás e outras utilidades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100586" calcext:value-type="float">
            <text:p><text:s text:c="2"/>100 586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00586" calcext:value-type="float">
            <text:p><text:s text:c="2"/>100 586</text:p>
          </table:table-cell>
          <table:table-cell table:style-name="ce33" office:value-type="float" office:value="310391" calcext:value-type="float">
            <text:p><text:s text:c="2"/>310 391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36801</text:p>
          </table:table-cell>
          <table:table-cell table:style-name="ce27" office:value-type="string" calcext:value-type="string">
            <text:p>Água, esgoto, reciclagem e gestão de resíduos</text:p>
          </table:table-cell>
          <table:table-cell table:style-name="ce33" office:value-type="float" office:value="4" calcext:value-type="float">
            <text:p><text:s text:c="3"/>4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5835" calcext:value-type="float">
            <text:p><text:s text:c="2"/>25 835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439" calcext:value-type="float">
            <text:p><text:s text:c="3"/>439</text:p>
          </table:table-cell>
          <table:table-cell table:style-name="ce33" office:value-type="float" office:value="26278" calcext:value-type="float">
            <text:p><text:s text:c="2"/>26 278</text:p>
          </table:table-cell>
          <table:table-cell table:style-name="ce33" office:value-type="float" office:value="70640" calcext:value-type="float">
            <text:p><text:s text:c="2"/>70 640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41801</text:p>
          </table:table-cell>
          <table:table-cell table:style-name="ce5" office:value-type="string" calcext:value-type="string">
            <text:p>Edificações</text:p>
          </table:table-cell>
          <table:table-cell table:style-name="ce33" office:value-type="float" office:value="236" calcext:value-type="float">
            <text:p><text:s text:c="3"/>236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340306" calcext:value-type="float">
            <text:p><text:s text:c="2"/>340 30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40542" calcext:value-type="float">
            <text:p><text:s text:c="2"/>340 542</text:p>
          </table:table-cell>
          <table:table-cell table:style-name="ce33" office:value-type="float" office:value="386639" calcext:value-type="float">
            <text:p><text:s text:c="2"/>386 63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41802</text:p>
          </table:table-cell>
          <table:table-cell table:style-name="ce22" office:value-type="string" calcext:value-type="string">
            <text:p>Obras de infra-estrutura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119076" calcext:value-type="float">
            <text:p><text:s text:c="2"/>119 07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19076" calcext:value-type="float">
            <text:p><text:s text:c="2"/>119 076</text:p>
          </table:table-cell>
          <table:table-cell table:style-name="ce31" office:value-type="float" office:value="143614" calcext:value-type="float">
            <text:p><text:s text:c="2"/>143 61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41803</text:p>
          </table:table-cell>
          <table:table-cell table:style-name="ce22" office:value-type="string" calcext:value-type="string">
            <text:p>Serviços especializados para construção</text:p>
          </table:table-cell>
          <table:table-cell table:style-name="ce31" office:value-type="float" office:value="4462" calcext:value-type="float">
            <text:p><text:s text:c="2"/>4 462</text:p>
          </table:table-cell>
          <table:table-cell table:number-columns-repeated="3" table:style-name="ce31" office:value-type="float" office:value="0" calcext:value-type="float">
            <text:p><text:s text:c="3"/>0</text:p>
          </table:table-cell>
          <table:table-cell table:style-name="ce31" office:value-type="float" office:value="103136" calcext:value-type="float">
            <text:p><text:s text:c="2"/>103 136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7598" calcext:value-type="float">
            <text:p><text:s text:c="2"/>107 598</text:p>
          </table:table-cell>
          <table:table-cell table:style-name="ce31" office:value-type="float" office:value="149977" calcext:value-type="float">
            <text:p><text:s text:c="2"/>149 97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45001</text:p>
          </table:table-cell>
          <table:table-cell table:style-name="ce22" office:value-type="string" calcext:value-type="string">
            <text:p>Comércio e reparação de veículos</text:p>
          </table:table-cell>
          <table:table-cell table:style-name="ce31" office:value-type="float" office:value="151" calcext:value-type="float">
            <text:p><text:s text:c="3"/>15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2731" calcext:value-type="float">
            <text:p><text:s text:c="2"/>42 73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2882" calcext:value-type="float">
            <text:p><text:s text:c="2"/>42 882</text:p>
          </table:table-cell>
          <table:table-cell table:style-name="ce31" office:value-type="float" office:value="66018" calcext:value-type="float">
            <text:p><text:s text:c="2"/>66 018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46801</text:p>
          </table:table-cell>
          <table:table-cell table:style-name="ce23" office:value-type="string" calcext:value-type="string">
            <text:p>Comércio por atacado e a varejo, exceto veículos automotores</text:p>
          </table:table-cell>
          <table:table-cell table:style-name="ce31" office:value-type="float" office:value="5396" calcext:value-type="float">
            <text:p><text:s text:c="2"/>5 396</text:p>
          </table:table-cell>
          <table:table-cell table:number-columns-repeated="5" table:style-name="ce31" office:value-type="float" office:value="0" calcext:value-type="float">
            <text:p><text:s text:c="3"/>0</text:p>
          </table:table-cell>
          <table:table-cell table:style-name="ce31" office:value-type="float" office:value="5396" calcext:value-type="float">
            <text:p><text:s text:c="2"/>5 396</text:p>
          </table:table-cell>
          <table:table-cell table:style-name="ce31" office:value-type="float" office:value="45150" calcext:value-type="float">
            <text:p><text:s text:c="2"/>45 15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49001</text:p>
          </table:table-cell>
          <table:table-cell table:style-name="ce22" office:value-type="string" calcext:value-type="string">
            <text:p>Transporte terrestre de carga</text:p>
          </table:table-cell>
          <table:table-cell table:style-name="ce31" office:value-type="float" office:value="1202" calcext:value-type="float">
            <text:p><text:s text:c="2"/>1 20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602" calcext:value-type="float">
            <text:p><text:s text:c="2"/>1 60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804" calcext:value-type="float">
            <text:p><text:s text:c="2"/>2 804</text:p>
          </table:table-cell>
          <table:table-cell table:style-name="ce31" office:value-type="float" office:value="161816" calcext:value-type="float">
            <text:p><text:s text:c="2"/>161 816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49002</text:p>
          </table:table-cell>
          <table:table-cell table:style-name="ce26" office:value-type="string" calcext:value-type="string">
            <text:p>Transporte terrestre de passageiros</text:p>
          </table:table-cell>
          <table:table-cell table:style-name="ce33" office:value-type="float" office:value="567" calcext:value-type="float">
            <text:p><text:s text:c="3"/>567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88885" calcext:value-type="float">
            <text:p><text:s text:c="2"/>88 885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89452" calcext:value-type="float">
            <text:p><text:s text:c="2"/>89 452</text:p>
          </table:table-cell>
          <table:table-cell table:style-name="ce33" office:value-type="float" office:value="104291" calcext:value-type="float">
            <text:p><text:s text:c="2"/>104 291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50001</text:p>
          </table:table-cell>
          <table:table-cell table:style-name="ce26" office:value-type="string" calcext:value-type="string">
            <text:p>Transporte aquaviário</text:p>
          </table:table-cell>
          <table:table-cell table:style-name="ce33" office:value-type="float" office:value="6619" calcext:value-type="float">
            <text:p><text:s text:c="2"/>6 619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910" calcext:value-type="float">
            <text:p><text:s text:c="2"/>1 910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8529" calcext:value-type="float">
            <text:p><text:s text:c="2"/>8 529</text:p>
          </table:table-cell>
          <table:table-cell table:style-name="ce33" office:value-type="float" office:value="30351" calcext:value-type="float">
            <text:p><text:s text:c="2"/>30 351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51001</text:p>
          </table:table-cell>
          <table:table-cell table:style-name="ce26" office:value-type="string" calcext:value-type="string">
            <text:p>Transporte aéreo</text:p>
          </table:table-cell>
          <table:table-cell table:style-name="ce33" office:value-type="float" office:value="5991" calcext:value-type="float">
            <text:p><text:s text:c="2"/>5 991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0407" calcext:value-type="float">
            <text:p><text:s text:c="2"/>10 407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6398" calcext:value-type="float">
            <text:p><text:s text:c="2"/>16 398</text:p>
          </table:table-cell>
          <table:table-cell table:style-name="ce33" office:value-type="float" office:value="47241" calcext:value-type="float">
            <text:p><text:s text:c="2"/>47 241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52801</text:p>
          </table:table-cell>
          <table:table-cell table:style-name="ce27" office:value-type="string" calcext:value-type="string">
            <text:p>Armazenamento e serviços auxiliares aos transportes</text:p>
          </table:table-cell>
          <table:table-cell table:style-name="ce33" office:value-type="float" office:value="9008" calcext:value-type="float">
            <text:p><text:s text:c="2"/>9 008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4848" calcext:value-type="float">
            <text:p><text:s text:c="2"/>24 848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3856" calcext:value-type="float">
            <text:p><text:s text:c="2"/>33 856</text:p>
          </table:table-cell>
          <table:table-cell table:style-name="ce33" office:value-type="float" office:value="105854" calcext:value-type="float">
            <text:p><text:s text:c="2"/>105 854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52802</text:p>
          </table:table-cell>
          <table:table-cell table:style-name="ce5" office:value-type="string" calcext:value-type="string">
            <text:p>Correio e outros serviços de entrega</text:p>
          </table:table-cell>
          <table:table-cell table:style-name="ce33" office:value-type="float" office:value="96" calcext:value-type="float">
            <text:p><text:s text:c="3"/>96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269" calcext:value-type="float">
            <text:p><text:s text:c="2"/>2 269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2365" calcext:value-type="float">
            <text:p><text:s text:c="2"/>2 365</text:p>
          </table:table-cell>
          <table:table-cell table:style-name="ce33" office:value-type="float" office:value="23550" calcext:value-type="float">
            <text:p><text:s text:c="2"/>23 55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55001</text:p>
          </table:table-cell>
          <table:table-cell table:style-name="ce22" office:value-type="string" calcext:value-type="string">
            <text:p>Serviços de alojamento em hotéis e similares</text:p>
          </table:table-cell>
          <table:table-cell table:style-name="ce31" office:value-type="float" office:value="6574" calcext:value-type="float">
            <text:p><text:s text:c="2"/>6 574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1281" calcext:value-type="float">
            <text:p><text:s text:c="2"/>11 281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7855" calcext:value-type="float">
            <text:p><text:s text:c="2"/>17 855</text:p>
          </table:table-cell>
          <table:table-cell table:style-name="ce31" office:value-type="float" office:value="46789" calcext:value-type="float">
            <text:p><text:s text:c="2"/>46 78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56001</text:p>
          </table:table-cell>
          <table:table-cell table:style-name="ce22" office:value-type="string" calcext:value-type="string">
            <text:p>Serviços <text:s/>de alimentação</text:p>
          </table:table-cell>
          <table:table-cell table:style-name="ce31" office:value-type="float" office:value="4822" calcext:value-type="float">
            <text:p><text:s text:c="2"/>4 822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17239" calcext:value-type="float">
            <text:p><text:s text:c="2"/>217 23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22061" calcext:value-type="float">
            <text:p><text:s text:c="2"/>222 061</text:p>
          </table:table-cell>
          <table:table-cell table:style-name="ce31" office:value-type="float" office:value="262954" calcext:value-type="float">
            <text:p><text:s text:c="2"/>262 954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58001</text:p>
          </table:table-cell>
          <table:table-cell table:style-name="ce22" office:value-type="string" calcext:value-type="string">
            <text:p>Livros, jornais e revistas</text:p>
          </table:table-cell>
          <table:table-cell table:style-name="ce31" office:value-type="float" office:value="1019" calcext:value-type="float">
            <text:p><text:s text:c="2"/>1 019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8137" calcext:value-type="float">
            <text:p><text:s text:c="2"/>18 137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09" calcext:value-type="float">
            <text:p><text:s text:c="3"/>109</text:p>
          </table:table-cell>
          <table:table-cell table:style-name="ce31" office:value-type="float" office:value="19265" calcext:value-type="float">
            <text:p><text:s text:c="2"/>19 265</text:p>
          </table:table-cell>
          <table:table-cell table:style-name="ce31" office:value-type="float" office:value="33356" calcext:value-type="float">
            <text:p><text:s text:c="2"/>33 356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59801</text:p>
          </table:table-cell>
          <table:table-cell table:style-name="ce23" office:value-type="string" calcext:value-type="string">
            <text:p>Serviços cinematográficos, música, rádio e televisão</text:p>
          </table:table-cell>
          <table:table-cell table:style-name="ce31" office:value-type="float" office:value="470" calcext:value-type="float">
            <text:p><text:s text:c="3"/>470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843" calcext:value-type="float">
            <text:p><text:s text:c="2"/>1 843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313" calcext:value-type="float">
            <text:p><text:s text:c="2"/>2 313</text:p>
          </table:table-cell>
          <table:table-cell table:style-name="ce31" office:value-type="float" office:value="47516" calcext:value-type="float">
            <text:p><text:s text:c="2"/>47 516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61001</text:p>
          </table:table-cell>
          <table:table-cell table:style-name="ce22" office:value-type="string" calcext:value-type="string">
            <text:p>Telecomunicações, TV por assinatura e outros serv. relacionados</text:p>
          </table:table-cell>
          <table:table-cell table:style-name="ce31" office:value-type="float" office:value="1324" calcext:value-type="float">
            <text:p><text:s text:c="2"/>1 324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16724" calcext:value-type="float">
            <text:p><text:s text:c="2"/>116 724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18048" calcext:value-type="float">
            <text:p><text:s text:c="2"/>118 048</text:p>
          </table:table-cell>
          <table:table-cell table:style-name="ce31" office:value-type="float" office:value="198094" calcext:value-type="float">
            <text:p><text:s text:c="2"/>198 094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62801</text:p>
          </table:table-cell>
          <table:table-cell table:style-name="ce26" office:value-type="string" calcext:value-type="string">
            <text:p>Desenvolvimento de sistemas e outros serviços de informação</text:p>
          </table:table-cell>
          <table:table-cell table:style-name="ce33" office:value-type="float" office:value="3907" calcext:value-type="float">
            <text:p><text:s text:c="2"/>3 907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417" calcext:value-type="float">
            <text:p><text:s text:c="3"/>417</text:p>
          </table:table-cell>
          <table:table-cell table:style-name="ce33" office:value-type="float" office:value="66550" calcext:value-type="float">
            <text:p><text:s text:c="2"/>66 550</text:p>
          </table:table-cell>
          <table:table-cell table:style-name="ce33" office:value-type="float" office:value="50" calcext:value-type="float">
            <text:p><text:s text:c="3"/>50</text:p>
          </table:table-cell>
          <table:table-cell table:style-name="ce33" office:value-type="float" office:value="70924" calcext:value-type="float">
            <text:p><text:s text:c="2"/>70 924</text:p>
          </table:table-cell>
          <table:table-cell table:style-name="ce33" office:value-type="float" office:value="143582" calcext:value-type="float">
            <text:p><text:s text:c="2"/>143 582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64801</text:p>
          </table:table-cell>
          <table:table-cell table:style-name="ce26" office:value-type="string" calcext:value-type="string">
            <text:p>Intermediação financeira, seguros e previdência complementar</text:p>
          </table:table-cell>
          <table:table-cell table:style-name="ce33" office:value-type="float" office:value="13696" calcext:value-type="float">
            <text:p><text:s text:c="2"/>13 696</text:p>
          </table:table-cell>
          <table:table-cell table:style-name="ce33" office:value-type="float" office:value="1926" calcext:value-type="float">
            <text:p><text:s text:c="2"/>1 92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85322" calcext:value-type="float">
            <text:p><text:s text:c="2"/>285 322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00944" calcext:value-type="float">
            <text:p><text:s text:c="2"/>300 944</text:p>
          </table:table-cell>
          <table:table-cell table:style-name="ce33" office:value-type="float" office:value="660825" calcext:value-type="float">
            <text:p><text:s text:c="2"/>660 825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68001</text:p>
          </table:table-cell>
          <table:table-cell table:style-name="ce26" office:value-type="string" calcext:value-type="string">
            <text:p>Aluguel efetivo e serviços imobiliários</text:p>
          </table:table-cell>
          <table:table-cell table:style-name="ce33" office:value-type="float" office:value="5598" calcext:value-type="float">
            <text:p><text:s text:c="2"/>5 598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92794" calcext:value-type="float">
            <text:p><text:s text:c="2"/>92 794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98392" calcext:value-type="float">
            <text:p><text:s text:c="2"/>98 392</text:p>
          </table:table-cell>
          <table:table-cell table:style-name="ce33" office:value-type="float" office:value="202517" calcext:value-type="float">
            <text:p><text:s text:c="2"/>202 517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68002</text:p>
          </table:table-cell>
          <table:table-cell table:style-name="ce27" office:value-type="string" calcext:value-type="string">
            <text:p>Aluguel imputado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400237" calcext:value-type="float">
            <text:p><text:s text:c="2"/>400 237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number-columns-repeated="2" table:style-name="ce33" office:value-type="float" office:value="400237" calcext:value-type="float">
            <text:p><text:s text:c="2"/>400 237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69801</text:p>
          </table:table-cell>
          <table:table-cell table:style-name="ce26" office:value-type="string" calcext:value-type="string">
            <text:p>Serviços jurídicos, contabilidade e consultoria</text:p>
          </table:table-cell>
          <table:table-cell table:style-name="ce5" office:value-type="float" office:value="14261" calcext:value-type="float">
            <text:p>1426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4606" calcext:value-type="float">
            <text:p>1460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3" office:value-type="float" office:value="28867" calcext:value-type="float">
            <text:p><text:s text:c="2"/>28 867</text:p>
          </table:table-cell>
          <table:table-cell table:style-name="ce33" office:value-type="float" office:value="209994" calcext:value-type="float">
            <text:p><text:s text:c="2"/>209 99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71801</text:p>
          </table:table-cell>
          <table:table-cell table:style-name="ce22" office:value-type="string" calcext:value-type="string">
            <text:p>Pesquisa e desenvolvimento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style-name="ce31" office:value-type="float" office:value="47608" calcext:value-type="float">
            <text:p><text:s text:c="2"/>47 608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47608" calcext:value-type="float">
            <text:p><text:s text:c="2"/>47 608</text:p>
          </table:table-cell>
          <table:table-cell table:style-name="ce31" office:value-type="float" office:value="50723" calcext:value-type="float">
            <text:p><text:s text:c="2"/>50 72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71802</text:p>
          </table:table-cell>
          <table:table-cell table:style-name="ce22" office:value-type="string" calcext:value-type="string">
            <text:p>Serviços de arquitetura e engenharia</text:p>
          </table:table-cell>
          <table:table-cell table:style-name="ce31" office:value-type="float" office:value="15544" calcext:value-type="float">
            <text:p><text:s text:c="2"/>15 544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613" calcext:value-type="float">
            <text:p><text:s text:c="3"/>613</text:p>
          </table:table-cell>
          <table:table-cell table:style-name="ce31" office:value-type="float" office:value="3514" calcext:value-type="float">
            <text:p><text:s text:c="2"/>3 514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9671" calcext:value-type="float">
            <text:p><text:s text:c="2"/>19 671</text:p>
          </table:table-cell>
          <table:table-cell table:style-name="ce31" office:value-type="float" office:value="76768" calcext:value-type="float">
            <text:p><text:s text:c="2"/>76 768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73801</text:p>
          </table:table-cell>
          <table:table-cell table:style-name="ce23" office:value-type="string" calcext:value-type="string">
            <text:p>Publicidade e outros serviços técnicos</text:p>
          </table:table-cell>
          <table:table-cell table:style-name="ce31" office:value-type="float" office:value="2937" calcext:value-type="float">
            <text:p><text:s text:c="2"/>2 93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658" calcext:value-type="float">
            <text:p><text:s text:c="2"/>1 65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595" calcext:value-type="float">
            <text:p><text:s text:c="2"/>4 595</text:p>
          </table:table-cell>
          <table:table-cell table:style-name="ce31" office:value-type="float" office:value="124852" calcext:value-type="float">
            <text:p><text:s text:c="2"/>124 85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77001</text:p>
          </table:table-cell>
          <table:table-cell table:style-name="ce22" office:value-type="string" calcext:value-type="string">
            <text:p>Aluguéis não-imob. e gestão de ativos de propriedade intelectual</text:p>
          </table:table-cell>
          <table:table-cell table:style-name="ce31" office:value-type="float" office:value="4015" calcext:value-type="float">
            <text:p><text:s text:c="2"/>4 015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708" calcext:value-type="float">
            <text:p><text:s text:c="2"/>4 70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8723" calcext:value-type="float">
            <text:p><text:s text:c="2"/>8 723</text:p>
          </table:table-cell>
          <table:table-cell table:style-name="ce31" office:value-type="float" office:value="132537" calcext:value-type="float">
            <text:p><text:s text:c="2"/>132 5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78801</text:p>
          </table:table-cell>
          <table:table-cell table:style-name="ce22" office:value-type="string" calcext:value-type="string">
            <text:p>Condomínios e serviços para edifícios</text:p>
          </table:table-cell>
          <table:table-cell table:style-name="ce31" office:value-type="float" office:value="4283" calcext:value-type="float">
            <text:p><text:s text:c="2"/>4 28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27650" calcext:value-type="float">
            <text:p><text:s text:c="2"/>27 650</text:p>
          </table:table-cell>
          <table:table-cell table:style-name="ce31" office:value-type="float" office:value="2308" calcext:value-type="float">
            <text:p><text:s text:c="2"/>2 30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4241" calcext:value-type="float">
            <text:p><text:s text:c="2"/>34 241</text:p>
          </table:table-cell>
          <table:table-cell table:style-name="ce31" office:value-type="float" office:value="93209" calcext:value-type="float">
            <text:p><text:s text:c="2"/>93 20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78802</text:p>
          </table:table-cell>
          <table:table-cell table:style-name="ce5" office:value-type="string" calcext:value-type="string">
            <text:p>Outros serviços administrativos</text:p>
          </table:table-cell>
          <table:table-cell table:style-name="ce33" office:value-type="float" office:value="5706" calcext:value-type="float">
            <text:p><text:s text:c="2"/>5 706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9228" calcext:value-type="float">
            <text:p><text:s text:c="2"/>9 228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14934" calcext:value-type="float">
            <text:p><text:s text:c="2"/>14 934</text:p>
          </table:table-cell>
          <table:table-cell table:style-name="ce33" office:value-type="float" office:value="132078" calcext:value-type="float">
            <text:p><text:s text:c="2"/>132 07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80001</text:p>
          </table:table-cell>
          <table:table-cell table:style-name="ce5" office:value-type="string" calcext:value-type="string">
            <text:p>Serviços de vigilância, segurança e investigação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429" calcext:value-type="float">
            <text:p><text:s text:c="3"/>429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429" calcext:value-type="float">
            <text:p><text:s text:c="3"/>429</text:p>
          </table:table-cell>
          <table:table-cell table:style-name="ce33" office:value-type="float" office:value="41596" calcext:value-type="float">
            <text:p><text:s text:c="2"/>41 596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84001</text:p>
          </table:table-cell>
          <table:table-cell table:style-name="ce24" office:value-type="string" calcext:value-type="string">
            <text:p>Serviços coletivos da administração pública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659138" calcext:value-type="float">
            <text:p><text:s text:c="2"/>659 138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number-columns-repeated="2" table:style-name="ce33" office:value-type="float" office:value="659138" calcext:value-type="float">
            <text:p><text:s text:c="2"/>659 138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84002</text:p>
          </table:table-cell>
          <table:table-cell table:style-name="ce26" office:value-type="string" calcext:value-type="string">
            <text:p>Serviços de previdência e assistência social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3234" calcext:value-type="float">
            <text:p><text:s text:c="2"/>13 234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number-columns-repeated="2" table:style-name="ce33" office:value-type="float" office:value="13234" calcext:value-type="float">
            <text:p><text:s text:c="2"/>13 234</text:p>
          </table:table-cell>
          <table:table-cell table:number-columns-repeated="1014"/>
        </table:table-row>
        <table:table-row table:style-name="ro5">
          <table:table-cell table:style-name="ce16" office:value-type="string" calcext:value-type="string">
            <text:p>85911</text:p>
          </table:table-cell>
          <table:table-cell table:style-name="ce26" office:value-type="string" calcext:value-type="string">
            <text:p>Educação pública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88544" calcext:value-type="float">
            <text:p><text:s text:c="2"/>288 544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number-columns-repeated="2" table:style-name="ce33" office:value-type="float" office:value="288544" calcext:value-type="float">
            <text:p><text:s text:c="2"/>288 5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85921</text:p>
          </table:table-cell>
          <table:table-cell table:style-name="ce22" office:value-type="string" calcext:value-type="string">
            <text:p>Educação privada</text:p>
          </table:table-cell>
          <table:table-cell table:style-name="ce31" office:value-type="float" office:value="78" calcext:value-type="float">
            <text:p><text:s text:c="3"/>78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03904" calcext:value-type="float">
            <text:p><text:s text:c="2"/>103 904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103982" calcext:value-type="float">
            <text:p><text:s text:c="2"/>103 982</text:p>
          </table:table-cell>
          <table:table-cell table:style-name="ce31" office:value-type="float" office:value="116232" calcext:value-type="float">
            <text:p><text:s text:c="2"/>116 23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86911</text:p>
          </table:table-cell>
          <table:table-cell table:style-name="ce22" office:value-type="string" calcext:value-type="string">
            <text:p>Saúde pública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175278" calcext:value-type="float">
            <text:p><text:s text:c="2"/>175 278</text:p>
          </table:table-cell>
          <table:table-cell table:number-columns-repeated="4" table:style-name="ce31" office:value-type="float" office:value="0" calcext:value-type="float">
            <text:p><text:s text:c="3"/>0</text:p>
          </table:table-cell>
          <table:table-cell table:number-columns-repeated="2" table:style-name="ce31" office:value-type="float" office:value="175278" calcext:value-type="float">
            <text:p><text:s text:c="2"/>175 278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86921</text:p>
          </table:table-cell>
          <table:table-cell table:style-name="ce23" office:value-type="string" calcext:value-type="string">
            <text:p>Saúde privada</text:p>
          </table:table-cell>
          <table:table-cell table:style-name="ce31" office:value-type="float" office:value="227" calcext:value-type="float">
            <text:p><text:s text:c="3"/>227</text:p>
          </table:table-cell>
          <table:table-cell table:style-name="ce31" office:value-type="float" office:value="36280" calcext:value-type="float">
            <text:p><text:s text:c="2"/>36 280</text:p>
          </table:table-cell>
          <table:table-cell table:style-name="ce31" office:value-type="float" office:value="7583" calcext:value-type="float">
            <text:p><text:s text:c="2"/>7 583</text:p>
          </table:table-cell>
          <table:table-cell table:style-name="ce31" office:value-type="float" office:value="165917" calcext:value-type="float">
            <text:p><text:s text:c="2"/>165 91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210007" calcext:value-type="float">
            <text:p><text:s text:c="2"/>210 007</text:p>
          </table:table-cell>
          <table:table-cell table:style-name="ce31" office:value-type="float" office:value="231625" calcext:value-type="float">
            <text:p><text:s text:c="2"/>231 62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90801</text:p>
          </table:table-cell>
          <table:table-cell table:style-name="ce22" office:value-type="string" calcext:value-type="string">
            <text:p>Serviços de artes, cultura, esporte e recreação</text:p>
          </table:table-cell>
          <table:table-cell table:style-name="ce31" office:value-type="float" office:value="1753" calcext:value-type="float">
            <text:p><text:s text:c="2"/>1 753</text:p>
          </table:table-cell>
          <table:table-cell table:style-name="ce31" office:value-type="float" office:value="0" calcext:value-type="float">
            <text:p><text:s text:c="3"/>0</text:p>
          </table:table-cell>
          <table:table-cell table:style-name="ce31" office:value-type="float" office:value="7742" calcext:value-type="float">
            <text:p><text:s text:c="2"/>7 742</text:p>
          </table:table-cell>
          <table:table-cell table:style-name="ce31" office:value-type="float" office:value="29457" calcext:value-type="float">
            <text:p><text:s text:c="2"/>29 457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38952" calcext:value-type="float">
            <text:p><text:s text:c="2"/>38 952</text:p>
          </table:table-cell>
          <table:table-cell table:style-name="ce31" office:value-type="float" office:value="45009" calcext:value-type="float">
            <text:p><text:s text:c="2"/>45 009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>
            <text:p>94801</text:p>
          </table:table-cell>
          <table:table-cell table:style-name="ce22" office:value-type="string" calcext:value-type="string">
            <text:p>Organizações patronais, sindicais e outros serviços associativos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44348" calcext:value-type="float">
            <text:p><text:s text:c="2"/>44 348</text:p>
          </table:table-cell>
          <table:table-cell table:style-name="ce31" office:value-type="float" office:value="33484" calcext:value-type="float">
            <text:p><text:s text:c="2"/>33 484</text:p>
          </table:table-cell>
          <table:table-cell table:number-columns-repeated="2" table:style-name="ce31" office:value-type="float" office:value="0" calcext:value-type="float">
            <text:p><text:s text:c="3"/>0</text:p>
          </table:table-cell>
          <table:table-cell table:style-name="ce31" office:value-type="float" office:value="77832" calcext:value-type="float">
            <text:p><text:s text:c="2"/>77 832</text:p>
          </table:table-cell>
          <table:table-cell table:style-name="ce31" office:value-type="float" office:value="83334" calcext:value-type="float">
            <text:p><text:s text:c="2"/>83 3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94802</text:p>
          </table:table-cell>
          <table:table-cell table:style-name="ce5" office:value-type="string" calcext:value-type="string">
            <text:p>Manutenção de computadores, telefones e objetos domésticos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9800" calcext:value-type="float">
            <text:p><text:s text:c="2"/>9 800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9800" calcext:value-type="float">
            <text:p><text:s text:c="2"/>9 800</text:p>
          </table:table-cell>
          <table:table-cell table:style-name="ce33" office:value-type="float" office:value="27588" calcext:value-type="float">
            <text:p><text:s text:c="2"/>27 58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>
            <text:p>94803</text:p>
          </table:table-cell>
          <table:table-cell table:style-name="ce5" office:value-type="string" calcext:value-type="string">
            <text:p>Serviços pessoais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39189" calcext:value-type="float">
            <text:p><text:s text:c="2"/>39 189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39189" calcext:value-type="float">
            <text:p><text:s text:c="2"/>39 189</text:p>
          </table:table-cell>
          <table:table-cell table:style-name="ce33" office:value-type="float" office:value="42939" calcext:value-type="float">
            <text:p><text:s text:c="2"/>42 939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97001</text:p>
          </table:table-cell>
          <table:table-cell table:style-name="ce24" office:value-type="string" calcext:value-type="string">
            <text:p>Serviços domésticos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61996" calcext:value-type="float">
            <text:p><text:s text:c="2"/>61 996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number-columns-repeated="2" table:style-name="ce33" office:value-type="float" office:value="61996" calcext:value-type="float">
            <text:p><text:s text:c="2"/>61 996</text:p>
          </table:table-cell>
          <table:table-cell table:number-columns-repeated="1014"/>
        </table:table-row>
        <table:table-row table:style-name="ro5">
          <table:table-cell table:style-name="ce14"/>
          <table:table-cell table:style-name="ce26"/>
          <table:table-cell table:style-name="ce32" table:number-columns-repeated="8"/>
          <table:table-cell table:style-name="ce43" table:number-columns-repeated="1014"/>
        </table:table-row>
        <table:table-row table:style-name="ro6">
          <table:table-cell table:style-name="ce17" office:value-type="string" calcext:value-type="string">
            <text:p>Total</text:p>
          </table:table-cell>
          <table:table-cell table:style-name="ce28"/>
          <table:table-cell table:style-name="ce35" office:value-type="float" office:value="773468" calcext:value-type="float">
            <text:p><text:s text:c="2"/>773 468</text:p>
          </table:table-cell>
          <table:table-cell table:style-name="ce35" office:value-type="float" office:value="1185776" calcext:value-type="float">
            <text:p><text:s/>1 185 776</text:p>
          </table:table-cell>
          <table:table-cell table:style-name="ce35" office:value-type="float" office:value="87323" calcext:value-type="float">
            <text:p><text:s text:c="2"/>87 323</text:p>
          </table:table-cell>
          <table:table-cell table:style-name="ce35" office:value-type="float" office:value="3747870" calcext:value-type="float">
            <text:p><text:s/>3 747 870</text:p>
          </table:table-cell>
          <table:table-cell table:style-name="ce35" office:value-type="float" office:value="1069397" calcext:value-type="float">
            <text:p><text:s/>1 069 397</text:p>
          </table:table-cell>
          <table:table-cell table:style-name="ce35" office:value-type="float" office:value="-25433" calcext:value-type="float">
            <text:p><text:s/>(-) <text:s/>25 433</text:p>
          </table:table-cell>
          <table:table-cell table:style-name="ce35" office:value-type="float" office:value="6838401" calcext:value-type="float">
            <text:p><text:s/>6 838 401</text:p>
          </table:table-cell>
          <table:table-cell table:style-name="ce35" office:value-type="float" office:value="11909669" calcext:value-type="float">
            <text:p><text:s/>11 909 669</text:p>
          </table:table-cell>
          <table:table-cell table:style-name="ce44" table:number-columns-repeated="1014"/>
        </table:table-row>
        <table:table-row table:style-name="ro4">
          <table:table-cell table:style-name="ce18"/>
          <table:table-cell table:style-name="ce29" table:number-columns-repeated="9"/>
          <table:table-cell table:number-columns-repeated="1014"/>
        </table:table-row>
        <table:table-row table:style-name="ro7" table:number-rows-repeated="104843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I.$A$1" table:cell-range-address="$demanda.$A$1:.$J$136" table:range-usable-as="print-range"/>
        </table:named-expressions>
      </table:table>
      <table:table table:name="VA" table:style-name="ta3" table:print-ranges="VA.A1:VA.BI21">
        <table:table-column table:style-name="co7" table:default-cell-style-name="ce2"/>
        <table:table-column table:style-name="co3" table:number-columns-repeated="68" table:default-cell-style-name="ce2"/>
        <table:table-column table:style-name="co3" table:default-cell-style-name="ce41"/>
        <table:table-column table:style-name="co6" table:number-columns-repeated="187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bela 2 - Usos de bens e serviços - 2015</text:p>
          </table:table-cell>
          <table:covered-table-cell table:number-columns-repeated="6" table:style-name="ce19"/>
          <table:table-cell table:style-name="ce54"/>
          <table:table-cell table:style-name="ce38" table:number-columns-repeated="48"/>
          <table:table-cell table:style-name="ce19" table:number-columns-repeated="5"/>
          <table:table-cell table:style-name="ce54"/>
          <table:table-cell table:style-name="ce38" table:number-columns-repeated="7"/>
          <table:table-cell table:style-name="ce40"/>
          <table:table-cell table:style-name="ce38" table:number-columns-repeated="954"/>
        </table:table-row>
        <table:table-row table:style-name="ro2">
          <table:table-cell table:number-columns-repeated="6"/>
          <table:table-cell table:style-name="ce50"/>
          <table:table-cell table:number-columns-repeated="53"/>
          <table:table-cell table:style-name="ce50"/>
          <table:table-cell table:number-columns-repeated="963"/>
        </table:table-row>
        <table:table-row table:style-name="ro2">
          <table:table-cell table:style-name="ce3" office:value-type="string" calcext:value-type="string" table:number-columns-spanned="1" table:number-rows-spanned="2">
            <text:p>Operações</text:p>
          </table:table-cell>
          <table:table-cell table:style-name="ce45" office:value-type="string" calcext:value-type="string" table:number-columns-spanned="69" table:number-rows-spanned="1">
            <text:p>Componentes do valor adicionado (valores correntes em 1 000 000 R$)</text:p>
          </table:table-cell>
          <table:covered-table-cell table:number-columns-repeated="4" table:style-name="ce48"/>
          <table:covered-table-cell table:style-name="ce46"/>
          <table:covered-table-cell table:number-columns-repeated="4" table:style-name="ce48"/>
          <table:covered-table-cell table:style-name="ce51"/>
          <table:covered-table-cell table:number-columns-repeated="4" table:style-name="ce48"/>
          <table:covered-table-cell table:style-name="ce46"/>
          <table:covered-table-cell table:number-columns-repeated="4" table:style-name="ce48"/>
          <table:covered-table-cell table:style-name="ce51"/>
          <table:covered-table-cell table:number-columns-repeated="4" table:style-name="ce48"/>
          <table:covered-table-cell table:style-name="ce45"/>
          <table:covered-table-cell table:style-name="ce51"/>
          <table:covered-table-cell table:number-columns-repeated="4" table:style-name="ce48"/>
          <table:covered-table-cell table:style-name="ce51"/>
          <table:covered-table-cell table:number-columns-repeated="4" table:style-name="ce48"/>
          <table:covered-table-cell table:number-columns-repeated="19" table:style-name="ce51"/>
          <table:covered-table-cell table:number-columns-repeated="4" table:style-name="ce48"/>
          <table:covered-table-cell table:style-name="ce46"/>
          <table:covered-table-cell table:number-columns-repeated="4" table:style-name="ce48"/>
          <table:covered-table-cell table:style-name="ce51"/>
          <table:covered-table-cell table:number-columns-repeated="3" table:style-name="ce48"/>
          <table:covered-table-cell table:style-name="ce51"/>
          <table:table-cell table:number-columns-repeated="954"/>
        </table:table-row>
        <table:table-row table:style-name="ro3">
          <table:covered-table-cell table:style-name="ce4"/>
          <table:table-cell table:style-name="ce20" office:value-type="string" calcext:value-type="string">
            <text:p>0191</text:p>
            <text:p>Agricultura, inclusive o apoio à agricultura e a pós-colheita</text:p>
          </table:table-cell>
          <table:table-cell table:style-name="ce20" office:value-type="string" calcext:value-type="string">
            <text:p>0192</text:p>
            <text:p>Pecuária, inclusive o apoio à pecuária</text:p>
          </table:table-cell>
          <table:table-cell table:style-name="ce20" office:value-type="string" calcext:value-type="string">
            <text:p>0280</text:p>
            <text:p>Produção florestal; pesca e aquicultura</text:p>
          </table:table-cell>
          <table:table-cell table:style-name="ce3" office:value-type="string" calcext:value-type="string">
            <text:p>0580</text:p>
            <text:p>Extração de carvão mineral e de minerais não-metálicos</text:p>
          </table:table-cell>
          <table:table-cell table:style-name="ce20" office:value-type="string" calcext:value-type="string">
            <text:p>0680</text:p>
            <text:p>Extração de petróleo e gás, inclusive as atividades de apoio</text:p>
          </table:table-cell>
          <table:table-cell table:style-name="ce20" office:value-type="string" calcext:value-type="string">
            <text:p>0791</text:p>
            <text:p>Extração de minério de ferro, inclusive beneficiamentos e a aglomeração</text:p>
          </table:table-cell>
          <table:table-cell table:style-name="ce20" office:value-type="string" calcext:value-type="string">
            <text:p>0792</text:p>
            <text:p>Extração de minerais metálicos não-ferrosos, inclusive beneficiamentos</text:p>
          </table:table-cell>
          <table:table-cell table:style-name="ce20" office:value-type="string" calcext:value-type="string">
            <text:p>1091</text:p>
            <text:p>Abate e produtos de carne, inclusive os produtos do laticínio e da pesca</text:p>
          </table:table-cell>
          <table:table-cell table:style-name="ce20" office:value-type="string" calcext:value-type="string">
            <text:p>1092</text:p>
            <text:p>Fabricação e refino de açúcar</text:p>
          </table:table-cell>
          <table:table-cell table:style-name="ce20" office:value-type="string" calcext:value-type="string">
            <text:p>1093</text:p>
            <text:p>Outros produtos alimentares</text:p>
          </table:table-cell>
          <table:table-cell table:style-name="ce20" office:value-type="string" calcext:value-type="string">
            <text:p>1100</text:p>
            <text:p>Fabricação de bebidas</text:p>
          </table:table-cell>
          <table:table-cell table:style-name="ce20" office:value-type="string" calcext:value-type="string">
            <text:p>1200</text:p>
            <text:p>Fabricação de produtos do fumo</text:p>
          </table:table-cell>
          <table:table-cell table:style-name="ce20" office:value-type="string" calcext:value-type="string">
            <text:p>1300</text:p>
            <text:p>Fabricação de produtos têxteis</text:p>
          </table:table-cell>
          <table:table-cell table:style-name="ce20" office:value-type="string" calcext:value-type="string">
            <text:p>1400</text:p>
            <text:p>Confecção de artefatos do vestuário e acessórios</text:p>
          </table:table-cell>
          <table:table-cell table:style-name="ce20" office:value-type="string" calcext:value-type="string">
            <text:p>1500</text:p>
            <text:p>Fabricação de calçados e de artefatos de couro</text:p>
          </table:table-cell>
          <table:table-cell table:style-name="ce20" office:value-type="string" calcext:value-type="string">
            <text:p>1600</text:p>
            <text:p>Fabricação de produtos da madeira</text:p>
          </table:table-cell>
          <table:table-cell table:style-name="ce20" office:value-type="string" calcext:value-type="string">
            <text:p>1700</text:p>
            <text:p>Fabricação de celulose, papel e produtos de papel</text:p>
          </table:table-cell>
          <table:table-cell table:style-name="ce20" office:value-type="string" calcext:value-type="string">
            <text:p>1800</text:p>
            <text:p>Impressão e reprodução de gravações</text:p>
          </table:table-cell>
          <table:table-cell table:style-name="ce20" office:value-type="string" calcext:value-type="string">
            <text:p>1991</text:p>
            <text:p>Refino de petróleo e coquerias</text:p>
          </table:table-cell>
          <table:table-cell table:style-name="ce20" office:value-type="string" calcext:value-type="string">
            <text:p>1992</text:p>
            <text:p>Fabricação de biocombustíveis</text:p>
          </table:table-cell>
          <table:table-cell table:style-name="ce20" office:value-type="string" calcext:value-type="string">
            <text:p>2091</text:p>
            <text:p>Fabricação de químicos orgânicos e inorgânicos, resinas e elastômeros</text:p>
          </table:table-cell>
          <table:table-cell table:style-name="ce20" office:value-type="string" calcext:value-type="string">
            <text:p>2092</text:p>
            <text:p>Fabricação de defensivos, desinfestantes, tintas e químicos diversos</text:p>
          </table:table-cell>
          <table:table-cell table:style-name="ce20" office:value-type="string" calcext:value-type="string">
            <text:p>2093</text:p>
            <text:p>Fabricação de produtos de limpeza, cosméticos/perfumaria e higiene pessoal</text:p>
          </table:table-cell>
          <table:table-cell table:style-name="ce20" office:value-type="string" calcext:value-type="string">
            <text:p>2100</text:p>
            <text:p>Fabricação de produtos farmoquímicos e farmacêuticos</text:p>
          </table:table-cell>
          <table:table-cell table:style-name="ce20" office:value-type="string" calcext:value-type="string">
            <text:p>2200</text:p>
            <text:p>Fabricação de produtos de borracha e de material plástico</text:p>
          </table:table-cell>
          <table:table-cell table:style-name="ce20" office:value-type="string" calcext:value-type="string">
            <text:p>2300</text:p>
            <text:p>Fabricação de produtos de minerais não-metálicos</text:p>
          </table:table-cell>
          <table:table-cell table:style-name="ce20" office:value-type="string" calcext:value-type="string">
            <text:p>2491</text:p>
            <text:p>Produção de ferro-gusa/ferroligas, siderurgia e tubos de aço sem costura</text:p>
          </table:table-cell>
          <table:table-cell table:style-name="ce20" office:value-type="string" calcext:value-type="string">
            <text:p>2492</text:p>
            <text:p>Metalurgia de metais não-ferrosos e a fundição de metais</text:p>
          </table:table-cell>
          <table:table-cell table:style-name="ce20" office:value-type="string" calcext:value-type="string">
            <text:p>2500</text:p>
            <text:p>Fabricação de produtos de metal, exceto máquinas e equipamentos</text:p>
          </table:table-cell>
          <table:table-cell table:style-name="ce20" office:value-type="string" calcext:value-type="string">
            <text:p>2600</text:p>
            <text:p>Fabricação de equipamentos de informática, produtos eletrônicos e ópticos</text:p>
          </table:table-cell>
          <table:table-cell table:style-name="ce20" office:value-type="string" calcext:value-type="string">
            <text:p>2700</text:p>
            <text:p>Fabricação de máquinas e equipamentos elétricos</text:p>
          </table:table-cell>
          <table:table-cell table:style-name="ce20" office:value-type="string" calcext:value-type="string">
            <text:p>2800</text:p>
            <text:p>Fabricação de máquinas e equipamentos mecânicos</text:p>
          </table:table-cell>
          <table:table-cell table:style-name="ce20" office:value-type="string" calcext:value-type="string">
            <text:p>2991</text:p>
            <text:p>Fabricação de automóveis, caminhões e ônibus, exceto peças</text:p>
          </table:table-cell>
          <table:table-cell table:style-name="ce20" office:value-type="string" calcext:value-type="string">
            <text:p>2992</text:p>
            <text:p>Fabricação de peças e acessórios para veículos automotores</text:p>
          </table:table-cell>
          <table:table-cell table:style-name="ce20" office:value-type="string" calcext:value-type="string">
            <text:p>3000</text:p>
            <text:p>Fabricação de outros equipamentos de transporte, exceto veículos automotores</text:p>
          </table:table-cell>
          <table:table-cell table:style-name="ce20" office:value-type="string" calcext:value-type="string">
            <text:p>3180</text:p>
            <text:p>Fabricação de móveis e de produtos de indústrias diversas</text:p>
          </table:table-cell>
          <table:table-cell table:style-name="ce20" office:value-type="string" calcext:value-type="string">
            <text:p>3300</text:p>
            <text:p>Manutenção, reparação e instalação de máquinas e equipamentos</text:p>
          </table:table-cell>
          <table:table-cell table:style-name="ce20" office:value-type="string" calcext:value-type="string">
            <text:p>3500</text:p>
            <text:p>Energia elétrica, gás natural e outras utilidades</text:p>
          </table:table-cell>
          <table:table-cell table:style-name="ce20" office:value-type="string" calcext:value-type="string">
            <text:p>3680</text:p>
            <text:p>Água, esgoto e gestão de resíduos</text:p>
          </table:table-cell>
          <table:table-cell table:style-name="ce20" office:value-type="string" calcext:value-type="string">
            <text:p>4180</text:p>
            <text:p>Construção</text:p>
          </table:table-cell>
          <table:table-cell table:style-name="ce20" office:value-type="string" calcext:value-type="string">
            <text:p>4500</text:p>
            <text:p>Comércio e reparação de veículos automotores e motocicletas</text:p>
          </table:table-cell>
          <table:table-cell table:style-name="ce20" office:value-type="string" calcext:value-type="string">
            <text:p>4680</text:p>
            <text:p>Comércio por atacado e a varejo, exceto veículos automotores</text:p>
          </table:table-cell>
          <table:table-cell table:style-name="ce20" office:value-type="string" calcext:value-type="string">
            <text:p>4900</text:p>
            <text:p>Transporte terrestre</text:p>
          </table:table-cell>
          <table:table-cell table:style-name="ce20" office:value-type="string" calcext:value-type="string">
            <text:p>5000</text:p>
            <text:p>Transporte aquaviário</text:p>
          </table:table-cell>
          <table:table-cell table:style-name="ce20" office:value-type="string" calcext:value-type="string">
            <text:p>5100</text:p>
            <text:p>Transporte aéreo</text:p>
          </table:table-cell>
          <table:table-cell table:style-name="ce20" office:value-type="string" calcext:value-type="string">
            <text:p>5280</text:p>
            <text:p>Armazenamento, atividades auxiliares dos transportes e correio</text:p>
          </table:table-cell>
          <table:table-cell table:style-name="ce20" office:value-type="string" calcext:value-type="string">
            <text:p>5500</text:p>
            <text:p>Alojamento</text:p>
          </table:table-cell>
          <table:table-cell table:style-name="ce20" office:value-type="string" calcext:value-type="string">
            <text:p>5600</text:p>
            <text:p>Alimentação</text:p>
          </table:table-cell>
          <table:table-cell table:style-name="ce20" office:value-type="string" calcext:value-type="string">
            <text:p>5800</text:p>
            <text:p>Edição e edição integrada à impressão</text:p>
          </table:table-cell>
          <table:table-cell table:style-name="ce20" office:value-type="string" calcext:value-type="string">
            <text:p>5980</text:p>
            <text:p>Atividades de televisão, rádio, cinema e  gravação/edição de som e imagem</text:p>
          </table:table-cell>
          <table:table-cell table:style-name="ce20" office:value-type="string" calcext:value-type="string">
            <text:p>6100</text:p>
            <text:p>Telecomunicações</text:p>
          </table:table-cell>
          <table:table-cell table:style-name="ce20" office:value-type="string" calcext:value-type="string">
            <text:p>6280</text:p>
            <text:p>Desenvolvimento de sistemas e outros serviços de informação</text:p>
          </table:table-cell>
          <table:table-cell table:style-name="ce3" office:value-type="string" calcext:value-type="string">
            <text:p>6480</text:p>
            <text:p>Intermediação financeira, seguros e previdência complementar</text:p>
          </table:table-cell>
          <table:table-cell table:style-name="ce20" office:value-type="string" calcext:value-type="string">
            <text:p>6800</text:p>
            <text:p>Atividades imobiliárias</text:p>
          </table:table-cell>
          <table:table-cell table:style-name="ce20" office:value-type="string" calcext:value-type="string">
            <text:p>6980</text:p>
            <text:p>Atividades jurídicas, contábeis, consultoria e sedes de empresas </text:p>
          </table:table-cell>
          <table:table-cell table:style-name="ce20" office:value-type="string" calcext:value-type="string">
            <text:p>7180</text:p>
            <text:p>Serviços de arquitetura, engenharia, testes/análises técnicas e P &amp; D</text:p>
          </table:table-cell>
          <table:table-cell table:style-name="ce20" office:value-type="string" calcext:value-type="string">
            <text:p>7380</text:p>
            <text:p>Outras atividades profissionais, científicas e técnicas</text:p>
          </table:table-cell>
          <table:table-cell table:style-name="ce20" office:value-type="string" calcext:value-type="string">
            <text:p>7700</text:p>
            <text:p>Aluguéis não-imobiliários e gestão de ativos de propriedade intelectual</text:p>
          </table:table-cell>
          <table:table-cell table:style-name="ce20" office:value-type="string" calcext:value-type="string">
            <text:p>7880</text:p>
            <text:p>Outras atividades administrativas e serviços complementares</text:p>
          </table:table-cell>
          <table:table-cell table:style-name="ce20" office:value-type="string" calcext:value-type="string">
            <text:p>8000</text:p>
            <text:p>Atividades de vigilância, segurança e investigação</text:p>
          </table:table-cell>
          <table:table-cell table:style-name="ce20" office:value-type="string" calcext:value-type="string">
            <text:p>8400</text:p>
            <text:p>Administração pública, defesa e seguridade social</text:p>
          </table:table-cell>
          <table:table-cell table:style-name="ce20" office:value-type="string" calcext:value-type="string">
            <text:p>8591</text:p>
            <text:p>Educação pública</text:p>
          </table:table-cell>
          <table:table-cell table:style-name="ce20" office:value-type="string" calcext:value-type="string">
            <text:p>8592</text:p>
            <text:p>Educação privada</text:p>
          </table:table-cell>
          <table:table-cell table:style-name="ce20" office:value-type="string" calcext:value-type="string">
            <text:p>8691</text:p>
            <text:p>Saúde pública</text:p>
          </table:table-cell>
          <table:table-cell table:style-name="ce20" office:value-type="string" calcext:value-type="string">
            <text:p>8692</text:p>
            <text:p>Saúde privada</text:p>
          </table:table-cell>
          <table:table-cell table:style-name="ce20" office:value-type="string" calcext:value-type="string">
            <text:p>9080</text:p>
            <text:p>Atividades artísticas, criativas e de espetáculos</text:p>
          </table:table-cell>
          <table:table-cell table:style-name="ce20" office:value-type="string" calcext:value-type="string">
            <text:p>9480</text:p>
            <text:p>Organizações associativas e outros serviços pessoais</text:p>
          </table:table-cell>
          <table:table-cell table:style-name="ce20" office:value-type="string" calcext:value-type="string">
            <text:p>9700</text:p>
            <text:p>Serviços domésticos</text:p>
          </table:table-cell>
          <table:table-cell table:style-name="ce42" office:value-type="string" calcext:value-type="string">
            <text:p>Total</text:p>
            <text:p>do produto</text:p>
          </table:table-cell>
          <table:table-cell table:number-columns-repeated="954"/>
        </table:table-row>
        <table:table-row table:style-name="ro8">
          <table:table-cell table:style-name="ce5" table:number-columns-repeated="6"/>
          <table:table-cell table:style-name="ce47"/>
          <table:table-cell table:style-name="ce5" table:number-columns-repeated="4"/>
          <table:table-cell table:style-name="ce47"/>
          <table:table-cell table:style-name="ce5" table:number-columns-repeated="4"/>
          <table:table-cell table:style-name="ce47"/>
          <table:table-cell table:style-name="ce5" table:number-columns-repeated="4"/>
          <table:table-cell table:style-name="ce47"/>
          <table:table-cell table:style-name="ce5" table:number-columns-repeated="5"/>
          <table:table-cell table:style-name="ce47"/>
          <table:table-cell table:style-name="ce5" table:number-columns-repeated="4"/>
          <table:table-cell table:style-name="ce47"/>
          <table:table-cell table:style-name="ce5" table:number-columns-repeated="4"/>
          <table:table-cell table:style-name="ce47" table:number-columns-repeated="19"/>
          <table:table-cell table:style-name="ce5" table:number-columns-repeated="4"/>
          <table:table-cell table:style-name="ce47"/>
          <table:table-cell table:style-name="ce5" table:number-columns-repeated="4"/>
          <table:table-cell table:style-name="ce47"/>
          <table:table-cell table:style-name="ce5" table:number-columns-repeated="3"/>
          <table:table-cell table:style-name="ce55"/>
          <table:table-cell table:number-columns-repeated="954"/>
        </table:table-row>
        <table:table-row table:style-name="ro6">
          <table:table-cell table:style-name="ce15" office:value-type="string" calcext:value-type="string">
            <text:p>Valor adicionado bruto ( PIB )</text:p>
          </table:table-cell>
          <table:table-cell table:style-name="ce33" office:value-type="float" office:value="163127" calcext:value-type="float">
            <text:p><text:s text:c="2"/>163 127</text:p>
          </table:table-cell>
          <table:table-cell table:style-name="ce33" office:value-type="float" office:value="71449" calcext:value-type="float">
            <text:p><text:s text:c="2"/>71 449</text:p>
          </table:table-cell>
          <table:table-cell table:style-name="ce33" office:value-type="float" office:value="24391" calcext:value-type="float">
            <text:p><text:s text:c="2"/>24 391</text:p>
          </table:table-cell>
          <table:table-cell table:style-name="ce33" office:value-type="float" office:value="8855" calcext:value-type="float">
            <text:p><text:s text:c="2"/>8 855</text:p>
          </table:table-cell>
          <table:table-cell table:style-name="ce33" office:value-type="float" office:value="73556" calcext:value-type="float">
            <text:p><text:s text:c="2"/>73 556</text:p>
          </table:table-cell>
          <table:table-cell table:style-name="ce33" office:value-type="float" office:value="23916" calcext:value-type="float">
            <text:p><text:s text:c="2"/>23 916</text:p>
          </table:table-cell>
          <table:table-cell table:style-name="ce33" office:value-type="float" office:value="4442" calcext:value-type="float">
            <text:p><text:s text:c="2"/>4 442</text:p>
          </table:table-cell>
          <table:table-cell table:style-name="ce33" office:value-type="float" office:value="40377" calcext:value-type="float">
            <text:p><text:s text:c="2"/>40 377</text:p>
          </table:table-cell>
          <table:table-cell table:style-name="ce33" office:value-type="float" office:value="7388" calcext:value-type="float">
            <text:p><text:s text:c="2"/>7 388</text:p>
          </table:table-cell>
          <table:table-cell table:style-name="ce33" office:value-type="float" office:value="48541" calcext:value-type="float">
            <text:p><text:s text:c="2"/>48 541</text:p>
          </table:table-cell>
          <table:table-cell table:style-name="ce33" office:value-type="float" office:value="22923" calcext:value-type="float">
            <text:p><text:s text:c="2"/>22 923</text:p>
          </table:table-cell>
          <table:table-cell table:style-name="ce33" office:value-type="float" office:value="4258" calcext:value-type="float">
            <text:p><text:s text:c="2"/>4 258</text:p>
          </table:table-cell>
          <table:table-cell table:style-name="ce33" office:value-type="float" office:value="13375" calcext:value-type="float">
            <text:p><text:s text:c="2"/>13 375</text:p>
          </table:table-cell>
          <table:table-cell table:style-name="ce33" office:value-type="float" office:value="24929" calcext:value-type="float">
            <text:p><text:s text:c="2"/>24 929</text:p>
          </table:table-cell>
          <table:table-cell table:style-name="ce33" office:value-type="float" office:value="13536" calcext:value-type="float">
            <text:p><text:s text:c="2"/>13 536</text:p>
          </table:table-cell>
          <table:table-cell table:style-name="ce33" office:value-type="float" office:value="9840" calcext:value-type="float">
            <text:p><text:s text:c="2"/>9 840</text:p>
          </table:table-cell>
          <table:table-cell table:style-name="ce33" office:value-type="float" office:value="22787" calcext:value-type="float">
            <text:p><text:s text:c="2"/>22 787</text:p>
          </table:table-cell>
          <table:table-cell table:style-name="ce33" office:value-type="float" office:value="8396" calcext:value-type="float">
            <text:p><text:s text:c="2"/>8 396</text:p>
          </table:table-cell>
          <table:table-cell table:style-name="ce33" office:value-type="float" office:value="36427" calcext:value-type="float">
            <text:p><text:s text:c="2"/>36 427</text:p>
          </table:table-cell>
          <table:table-cell table:style-name="ce33" office:value-type="float" office:value="8680" calcext:value-type="float">
            <text:p><text:s text:c="2"/>8 680</text:p>
          </table:table-cell>
          <table:table-cell table:style-name="ce33" office:value-type="float" office:value="25439" calcext:value-type="float">
            <text:p><text:s text:c="2"/>25 439</text:p>
          </table:table-cell>
          <table:table-cell table:style-name="ce33" office:value-type="float" office:value="15095" calcext:value-type="float">
            <text:p><text:s text:c="2"/>15 095</text:p>
          </table:table-cell>
          <table:table-cell table:style-name="ce33" office:value-type="float" office:value="8397" calcext:value-type="float">
            <text:p><text:s text:c="2"/>8 397</text:p>
          </table:table-cell>
          <table:table-cell table:style-name="ce33" office:value-type="float" office:value="23147" calcext:value-type="float">
            <text:p><text:s text:c="2"/>23 147</text:p>
          </table:table-cell>
          <table:table-cell table:style-name="ce33" office:value-type="float" office:value="26077" calcext:value-type="float">
            <text:p><text:s text:c="2"/>26 077</text:p>
          </table:table-cell>
          <table:table-cell table:style-name="ce33" office:value-type="float" office:value="27750" calcext:value-type="float">
            <text:p><text:s text:c="2"/>27 750</text:p>
          </table:table-cell>
          <table:table-cell table:style-name="ce33" office:value-type="float" office:value="21747" calcext:value-type="float">
            <text:p><text:s text:c="2"/>21 747</text:p>
          </table:table-cell>
          <table:table-cell table:style-name="ce33" office:value-type="float" office:value="12555" calcext:value-type="float">
            <text:p><text:s text:c="2"/>12 555</text:p>
          </table:table-cell>
          <table:table-cell table:style-name="ce33" office:value-type="float" office:value="34302" calcext:value-type="float">
            <text:p><text:s text:c="2"/>34 302</text:p>
          </table:table-cell>
          <table:table-cell table:style-name="ce33" office:value-type="float" office:value="13715" calcext:value-type="float">
            <text:p><text:s text:c="2"/>13 715</text:p>
          </table:table-cell>
          <table:table-cell table:style-name="ce33" office:value-type="float" office:value="17037" calcext:value-type="float">
            <text:p><text:s text:c="2"/>17 037</text:p>
          </table:table-cell>
          <table:table-cell table:style-name="ce33" office:value-type="float" office:value="37643" calcext:value-type="float">
            <text:p><text:s text:c="2"/>37 643</text:p>
          </table:table-cell>
          <table:table-cell table:style-name="ce33" office:value-type="float" office:value="22410" calcext:value-type="float">
            <text:p><text:s text:c="2"/>22 410</text:p>
          </table:table-cell>
          <table:table-cell table:style-name="ce33" office:value-type="float" office:value="18416" calcext:value-type="float">
            <text:p><text:s text:c="2"/>18 416</text:p>
          </table:table-cell>
          <table:table-cell table:style-name="ce33" office:value-type="float" office:value="12065" calcext:value-type="float">
            <text:p><text:s text:c="2"/>12 065</text:p>
          </table:table-cell>
          <table:table-cell table:style-name="ce33" office:value-type="float" office:value="31376" calcext:value-type="float">
            <text:p><text:s text:c="2"/>31 376</text:p>
          </table:table-cell>
          <table:table-cell table:style-name="ce33" office:value-type="float" office:value="22185" calcext:value-type="float">
            <text:p><text:s text:c="2"/>22 185</text:p>
          </table:table-cell>
          <table:table-cell table:style-name="ce33" office:value-type="float" office:value="85454" calcext:value-type="float">
            <text:p><text:s text:c="2"/>85 454</text:p>
          </table:table-cell>
          <table:table-cell table:style-name="ce33" office:value-type="float" office:value="37718" calcext:value-type="float">
            <text:p><text:s text:c="2"/>37 718</text:p>
          </table:table-cell>
          <table:table-cell table:style-name="ce33" office:value-type="float" office:value="296018" calcext:value-type="float">
            <text:p><text:s text:c="2"/>296 018</text:p>
          </table:table-cell>
          <table:table-cell table:style-name="ce33" office:value-type="float" office:value="86907" calcext:value-type="float">
            <text:p><text:s text:c="2"/>86 907</text:p>
          </table:table-cell>
          <table:table-cell table:style-name="ce33" office:value-type="float" office:value="598808" calcext:value-type="float">
            <text:p><text:s text:c="2"/>598 808</text:p>
          </table:table-cell>
          <table:table-cell table:style-name="ce33" office:value-type="float" office:value="145771" calcext:value-type="float">
            <text:p><text:s text:c="2"/>145 771</text:p>
          </table:table-cell>
          <table:table-cell table:style-name="ce33" office:value-type="float" office:value="8758" calcext:value-type="float">
            <text:p><text:s text:c="2"/>8 758</text:p>
          </table:table-cell>
          <table:table-cell table:style-name="ce33" office:value-type="float" office:value="6882" calcext:value-type="float">
            <text:p><text:s text:c="2"/>6 882</text:p>
          </table:table-cell>
          <table:table-cell table:style-name="ce33" office:value-type="float" office:value="65090" calcext:value-type="float">
            <text:p><text:s text:c="2"/>65 090</text:p>
          </table:table-cell>
          <table:table-cell table:style-name="ce33" office:value-type="float" office:value="13125" calcext:value-type="float">
            <text:p><text:s text:c="2"/>13 125</text:p>
          </table:table-cell>
          <table:table-cell table:style-name="ce33" office:value-type="float" office:value="109507" calcext:value-type="float">
            <text:p><text:s text:c="2"/>109 507</text:p>
          </table:table-cell>
          <table:table-cell table:style-name="ce33" office:value-type="float" office:value="8757" calcext:value-type="float">
            <text:p><text:s text:c="2"/>8 757</text:p>
          </table:table-cell>
          <table:table-cell table:style-name="ce33" office:value-type="float" office:value="19242" calcext:value-type="float">
            <text:p><text:s text:c="2"/>19 242</text:p>
          </table:table-cell>
          <table:table-cell table:style-name="ce33" office:value-type="float" office:value="65303" calcext:value-type="float">
            <text:p><text:s text:c="2"/>65 303</text:p>
          </table:table-cell>
          <table:table-cell table:style-name="ce33" office:value-type="float" office:value="82702" calcext:value-type="float">
            <text:p><text:s text:c="2"/>82 702</text:p>
          </table:table-cell>
          <table:table-cell table:style-name="ce33" office:value-type="float" office:value="365277" calcext:value-type="float">
            <text:p><text:s text:c="2"/>365 277</text:p>
          </table:table-cell>
          <table:table-cell table:style-name="ce33" office:value-type="float" office:value="498884" calcext:value-type="float">
            <text:p><text:s text:c="2"/>498 884</text:p>
          </table:table-cell>
          <table:table-cell table:style-name="ce33" office:value-type="float" office:value="125525" calcext:value-type="float">
            <text:p><text:s text:c="2"/>125 525</text:p>
          </table:table-cell>
          <table:table-cell table:style-name="ce33" office:value-type="float" office:value="44866" calcext:value-type="float">
            <text:p><text:s text:c="2"/>44 866</text:p>
          </table:table-cell>
          <table:table-cell table:style-name="ce33" office:value-type="float" office:value="33439" calcext:value-type="float">
            <text:p><text:s text:c="2"/>33 439</text:p>
          </table:table-cell>
          <table:table-cell table:style-name="ce33" office:value-type="float" office:value="29535" calcext:value-type="float">
            <text:p><text:s text:c="2"/>29 535</text:p>
          </table:table-cell>
          <table:table-cell table:style-name="ce33" office:value-type="float" office:value="146846" calcext:value-type="float">
            <text:p><text:s text:c="2"/>146 846</text:p>
          </table:table-cell>
          <table:table-cell table:style-name="ce33" office:value-type="float" office:value="32943" calcext:value-type="float">
            <text:p><text:s text:c="2"/>32 943</text:p>
          </table:table-cell>
          <table:table-cell table:style-name="ce33" office:value-type="float" office:value="509142" calcext:value-type="float">
            <text:p><text:s text:c="2"/>509 142</text:p>
          </table:table-cell>
          <table:table-cell table:style-name="ce33" office:value-type="float" office:value="257301" calcext:value-type="float">
            <text:p><text:s text:c="2"/>257 301</text:p>
          </table:table-cell>
          <table:table-cell table:style-name="ce33" office:value-type="float" office:value="76655" calcext:value-type="float">
            <text:p><text:s text:c="2"/>76 655</text:p>
          </table:table-cell>
          <table:table-cell table:style-name="ce33" office:value-type="float" office:value="119144" calcext:value-type="float">
            <text:p><text:s text:c="2"/>119 144</text:p>
          </table:table-cell>
          <table:table-cell table:style-name="ce33" office:value-type="float" office:value="133287" calcext:value-type="float">
            <text:p><text:s text:c="2"/>133 287</text:p>
          </table:table-cell>
          <table:table-cell table:style-name="ce33" office:value-type="float" office:value="19139" calcext:value-type="float">
            <text:p><text:s text:c="2"/>19 139</text:p>
          </table:table-cell>
          <table:table-cell table:style-name="ce33" office:value-type="float" office:value="71031" calcext:value-type="float">
            <text:p><text:s text:c="2"/>71 031</text:p>
          </table:table-cell>
          <table:table-cell table:style-name="ce33" office:value-type="float" office:value="61996" calcext:value-type="float">
            <text:p><text:s text:c="2"/>61 996</text:p>
          </table:table-cell>
          <table:table-cell table:style-name="ce33" office:value-type="float" office:value="5155601" calcext:value-type="float">
            <text:p><text:s/>5 155 601</text:p>
          </table:table-cell>
          <table:table-cell table:style-name="ce5" table:number-columns-repeated="954"/>
        </table:table-row>
        <table:table-row table:style-name="ro9">
          <table:table-cell table:style-name="ce15" office:value-type="string" calcext:value-type="string">
            <text:p>Remunerações</text:p>
          </table:table-cell>
          <table:table-cell table:style-name="ce33" office:value-type="float" office:value="26121" calcext:value-type="float">
            <text:p><text:s text:c="2"/>26 121</text:p>
          </table:table-cell>
          <table:table-cell table:style-name="ce33" office:value-type="float" office:value="21490" calcext:value-type="float">
            <text:p><text:s text:c="2"/>21 490</text:p>
          </table:table-cell>
          <table:table-cell table:style-name="ce33" office:value-type="float" office:value="2199" calcext:value-type="float">
            <text:p><text:s text:c="2"/>2 199</text:p>
          </table:table-cell>
          <table:table-cell table:style-name="ce33" office:value-type="float" office:value="4040" calcext:value-type="float">
            <text:p><text:s text:c="2"/>4 040</text:p>
          </table:table-cell>
          <table:table-cell table:style-name="ce33" office:value-type="float" office:value="22138" calcext:value-type="float">
            <text:p><text:s text:c="2"/>22 138</text:p>
          </table:table-cell>
          <table:table-cell table:style-name="ce33" office:value-type="float" office:value="4349" calcext:value-type="float">
            <text:p><text:s text:c="2"/>4 349</text:p>
          </table:table-cell>
          <table:table-cell table:style-name="ce33" office:value-type="float" office:value="2264" calcext:value-type="float">
            <text:p><text:s text:c="2"/>2 264</text:p>
          </table:table-cell>
          <table:table-cell table:style-name="ce33" office:value-type="float" office:value="25736" calcext:value-type="float">
            <text:p><text:s text:c="2"/>25 736</text:p>
          </table:table-cell>
          <table:table-cell table:style-name="ce33" office:value-type="float" office:value="8420" calcext:value-type="float">
            <text:p><text:s text:c="2"/>8 420</text:p>
          </table:table-cell>
          <table:table-cell table:style-name="ce33" office:value-type="float" office:value="28893" calcext:value-type="float">
            <text:p><text:s text:c="2"/>28 893</text:p>
          </table:table-cell>
          <table:table-cell table:style-name="ce33" office:value-type="float" office:value="8407" calcext:value-type="float">
            <text:p><text:s text:c="2"/>8 407</text:p>
          </table:table-cell>
          <table:table-cell table:style-name="ce33" office:value-type="float" office:value="1379" calcext:value-type="float">
            <text:p><text:s text:c="2"/>1 379</text:p>
          </table:table-cell>
          <table:table-cell table:style-name="ce33" office:value-type="float" office:value="9992" calcext:value-type="float">
            <text:p><text:s text:c="2"/>9 992</text:p>
          </table:table-cell>
          <table:table-cell table:style-name="ce33" office:value-type="float" office:value="17703" calcext:value-type="float">
            <text:p><text:s text:c="2"/>17 703</text:p>
          </table:table-cell>
          <table:table-cell table:style-name="ce33" office:value-type="float" office:value="9781" calcext:value-type="float">
            <text:p><text:s text:c="2"/>9 781</text:p>
          </table:table-cell>
          <table:table-cell table:style-name="ce33" office:value-type="float" office:value="5910" calcext:value-type="float">
            <text:p><text:s text:c="2"/>5 910</text:p>
          </table:table-cell>
          <table:table-cell table:style-name="ce33" office:value-type="float" office:value="11483" calcext:value-type="float">
            <text:p><text:s text:c="2"/>11 483</text:p>
          </table:table-cell>
          <table:table-cell table:style-name="ce33" office:value-type="float" office:value="5677" calcext:value-type="float">
            <text:p><text:s text:c="2"/>5 677</text:p>
          </table:table-cell>
          <table:table-cell table:style-name="ce33" office:value-type="float" office:value="6968" calcext:value-type="float">
            <text:p><text:s text:c="2"/>6 968</text:p>
          </table:table-cell>
          <table:table-cell table:style-name="ce33" office:value-type="float" office:value="6275" calcext:value-type="float">
            <text:p><text:s text:c="2"/>6 275</text:p>
          </table:table-cell>
          <table:table-cell table:style-name="ce33" office:value-type="float" office:value="11285" calcext:value-type="float">
            <text:p><text:s text:c="2"/>11 285</text:p>
          </table:table-cell>
          <table:table-cell table:style-name="ce33" office:value-type="float" office:value="9342" calcext:value-type="float">
            <text:p><text:s text:c="2"/>9 342</text:p>
          </table:table-cell>
          <table:table-cell table:style-name="ce33" office:value-type="float" office:value="5589" calcext:value-type="float">
            <text:p><text:s text:c="2"/>5 589</text:p>
          </table:table-cell>
          <table:table-cell table:style-name="ce33" office:value-type="float" office:value="11215" calcext:value-type="float">
            <text:p><text:s text:c="2"/>11 215</text:p>
          </table:table-cell>
          <table:table-cell table:style-name="ce33" office:value-type="float" office:value="20552" calcext:value-type="float">
            <text:p><text:s text:c="2"/>20 552</text:p>
          </table:table-cell>
          <table:table-cell table:style-name="ce33" office:value-type="float" office:value="20003" calcext:value-type="float">
            <text:p><text:s text:c="2"/>20 003</text:p>
          </table:table-cell>
          <table:table-cell table:style-name="ce33" office:value-type="float" office:value="12073" calcext:value-type="float">
            <text:p><text:s text:c="2"/>12 073</text:p>
          </table:table-cell>
          <table:table-cell table:style-name="ce33" office:value-type="float" office:value="5838" calcext:value-type="float">
            <text:p><text:s text:c="2"/>5 838</text:p>
          </table:table-cell>
          <table:table-cell table:style-name="ce33" office:value-type="float" office:value="22659" calcext:value-type="float">
            <text:p><text:s text:c="2"/>22 659</text:p>
          </table:table-cell>
          <table:table-cell table:style-name="ce33" office:value-type="float" office:value="10116" calcext:value-type="float">
            <text:p><text:s text:c="2"/>10 116</text:p>
          </table:table-cell>
          <table:table-cell table:style-name="ce33" office:value-type="float" office:value="14442" calcext:value-type="float">
            <text:p><text:s text:c="2"/>14 442</text:p>
          </table:table-cell>
          <table:table-cell table:style-name="ce33" office:value-type="float" office:value="28171" calcext:value-type="float">
            <text:p><text:s text:c="2"/>28 171</text:p>
          </table:table-cell>
          <table:table-cell table:style-name="ce33" office:value-type="float" office:value="20227" calcext:value-type="float">
            <text:p><text:s text:c="2"/>20 227</text:p>
          </table:table-cell>
          <table:table-cell table:style-name="ce33" office:value-type="float" office:value="17896" calcext:value-type="float">
            <text:p><text:s text:c="2"/>17 896</text:p>
          </table:table-cell>
          <table:table-cell table:style-name="ce33" office:value-type="float" office:value="9718" calcext:value-type="float">
            <text:p><text:s text:c="2"/>9 718</text:p>
          </table:table-cell>
          <table:table-cell table:style-name="ce33" office:value-type="float" office:value="16132" calcext:value-type="float">
            <text:p><text:s text:c="2"/>16 132</text:p>
          </table:table-cell>
          <table:table-cell table:style-name="ce33" office:value-type="float" office:value="11883" calcext:value-type="float">
            <text:p><text:s text:c="2"/>11 883</text:p>
          </table:table-cell>
          <table:table-cell table:style-name="ce33" office:value-type="float" office:value="16133" calcext:value-type="float">
            <text:p><text:s text:c="2"/>16 133</text:p>
          </table:table-cell>
          <table:table-cell table:style-name="ce33" office:value-type="float" office:value="16809" calcext:value-type="float">
            <text:p><text:s text:c="2"/>16 809</text:p>
          </table:table-cell>
          <table:table-cell table:style-name="ce33" office:value-type="float" office:value="126609" calcext:value-type="float">
            <text:p><text:s text:c="2"/>126 609</text:p>
          </table:table-cell>
          <table:table-cell table:style-name="ce33" office:value-type="float" office:value="44837" calcext:value-type="float">
            <text:p><text:s text:c="2"/>44 837</text:p>
          </table:table-cell>
          <table:table-cell table:style-name="ce33" office:value-type="float" office:value="299831" calcext:value-type="float">
            <text:p><text:s text:c="2"/>299 831</text:p>
          </table:table-cell>
          <table:table-cell table:style-name="ce33" office:value-type="float" office:value="78373" calcext:value-type="float">
            <text:p><text:s text:c="2"/>78 373</text:p>
          </table:table-cell>
          <table:table-cell table:style-name="ce33" office:value-type="float" office:value="5048" calcext:value-type="float">
            <text:p><text:s text:c="2"/>5 048</text:p>
          </table:table-cell>
          <table:table-cell table:style-name="ce33" office:value-type="float" office:value="7103" calcext:value-type="float">
            <text:p><text:s text:c="2"/>7 103</text:p>
          </table:table-cell>
          <table:table-cell table:style-name="ce33" office:value-type="float" office:value="40882" calcext:value-type="float">
            <text:p><text:s text:c="2"/>40 882</text:p>
          </table:table-cell>
          <table:table-cell table:style-name="ce33" office:value-type="float" office:value="9604" calcext:value-type="float">
            <text:p><text:s text:c="2"/>9 604</text:p>
          </table:table-cell>
          <table:table-cell table:style-name="ce33" office:value-type="float" office:value="47868" calcext:value-type="float">
            <text:p><text:s text:c="2"/>47 868</text:p>
          </table:table-cell>
          <table:table-cell table:style-name="ce33" office:value-type="float" office:value="6996" calcext:value-type="float">
            <text:p><text:s text:c="2"/>6 996</text:p>
          </table:table-cell>
          <table:table-cell table:style-name="ce33" office:value-type="float" office:value="10394" calcext:value-type="float">
            <text:p><text:s text:c="2"/>10 394</text:p>
          </table:table-cell>
          <table:table-cell table:style-name="ce33" office:value-type="float" office:value="17317" calcext:value-type="float">
            <text:p><text:s text:c="2"/>17 317</text:p>
          </table:table-cell>
          <table:table-cell table:style-name="ce33" office:value-type="float" office:value="46704" calcext:value-type="float">
            <text:p><text:s text:c="2"/>46 704</text:p>
          </table:table-cell>
          <table:table-cell table:style-name="ce33" office:value-type="float" office:value="143243" calcext:value-type="float">
            <text:p><text:s text:c="2"/>143 243</text:p>
          </table:table-cell>
          <table:table-cell table:style-name="ce33" office:value-type="float" office:value="6713" calcext:value-type="float">
            <text:p><text:s text:c="2"/>6 713</text:p>
          </table:table-cell>
          <table:table-cell table:style-name="ce33" office:value-type="float" office:value="52463" calcext:value-type="float">
            <text:p><text:s text:c="2"/>52 463</text:p>
          </table:table-cell>
          <table:table-cell table:style-name="ce33" office:value-type="float" office:value="21956" calcext:value-type="float">
            <text:p><text:s text:c="2"/>21 956</text:p>
          </table:table-cell>
          <table:table-cell table:style-name="ce33" office:value-type="float" office:value="11200" calcext:value-type="float">
            <text:p><text:s text:c="2"/>11 200</text:p>
          </table:table-cell>
          <table:table-cell table:style-name="ce33" office:value-type="float" office:value="10547" calcext:value-type="float">
            <text:p><text:s text:c="2"/>10 547</text:p>
          </table:table-cell>
          <table:table-cell table:style-name="ce33" office:value-type="float" office:value="99876" calcext:value-type="float">
            <text:p><text:s text:c="2"/>99 876</text:p>
          </table:table-cell>
          <table:table-cell table:style-name="ce33" office:value-type="float" office:value="28312" calcext:value-type="float">
            <text:p><text:s text:c="2"/>28 312</text:p>
          </table:table-cell>
          <table:table-cell table:style-name="ce33" office:value-type="float" office:value="438035" calcext:value-type="float">
            <text:p><text:s text:c="2"/>438 035</text:p>
          </table:table-cell>
          <table:table-cell table:style-name="ce33" office:value-type="float" office:value="246146" calcext:value-type="float">
            <text:p><text:s text:c="2"/>246 146</text:p>
          </table:table-cell>
          <table:table-cell table:style-name="ce33" office:value-type="float" office:value="68720" calcext:value-type="float">
            <text:p><text:s text:c="2"/>68 720</text:p>
          </table:table-cell>
          <table:table-cell table:style-name="ce33" office:value-type="float" office:value="113676" calcext:value-type="float">
            <text:p><text:s text:c="2"/>113 676</text:p>
          </table:table-cell>
          <table:table-cell table:style-name="ce33" office:value-type="float" office:value="67773" calcext:value-type="float">
            <text:p><text:s text:c="2"/>67 773</text:p>
          </table:table-cell>
          <table:table-cell table:style-name="ce33" office:value-type="float" office:value="10977" calcext:value-type="float">
            <text:p><text:s text:c="2"/>10 977</text:p>
          </table:table-cell>
          <table:table-cell table:style-name="ce33" office:value-type="float" office:value="39513" calcext:value-type="float">
            <text:p><text:s text:c="2"/>39 513</text:p>
          </table:table-cell>
          <table:table-cell table:style-name="ce33" office:value-type="float" office:value="61996" calcext:value-type="float">
            <text:p><text:s text:c="2"/>61 996</text:p>
          </table:table-cell>
          <table:table-cell table:style-name="ce33" office:value-type="float" office:value="2672020" calcext:value-type="float">
            <text:p><text:s/>2 672 020</text:p>
          </table:table-cell>
          <table:table-cell table:style-name="ce5" table:number-columns-repeated="954"/>
        </table:table-row>
        <table:table-row table:style-name="ro9">
          <table:table-cell table:style-name="ce15" office:value-type="string" calcext:value-type="string">
            <text:p><text:s text:c="3"/>Salários</text:p>
          </table:table-cell>
          <table:table-cell table:style-name="ce33" office:value-type="float" office:value="22254" calcext:value-type="float">
            <text:p><text:s text:c="2"/>22 254</text:p>
          </table:table-cell>
          <table:table-cell table:style-name="ce33" office:value-type="float" office:value="18575" calcext:value-type="float">
            <text:p><text:s text:c="2"/>18 575</text:p>
          </table:table-cell>
          <table:table-cell table:style-name="ce33" office:value-type="float" office:value="1856" calcext:value-type="float">
            <text:p><text:s text:c="2"/>1 856</text:p>
          </table:table-cell>
          <table:table-cell table:style-name="ce33" office:value-type="float" office:value="3224" calcext:value-type="float">
            <text:p><text:s text:c="2"/>3 224</text:p>
          </table:table-cell>
          <table:table-cell table:style-name="ce33" office:value-type="float" office:value="15849" calcext:value-type="float">
            <text:p><text:s text:c="2"/>15 849</text:p>
          </table:table-cell>
          <table:table-cell table:style-name="ce33" office:value-type="float" office:value="3469" calcext:value-type="float">
            <text:p><text:s text:c="2"/>3 469</text:p>
          </table:table-cell>
          <table:table-cell table:style-name="ce33" office:value-type="float" office:value="1736" calcext:value-type="float">
            <text:p><text:s text:c="2"/>1 736</text:p>
          </table:table-cell>
          <table:table-cell table:style-name="ce33" office:value-type="float" office:value="20196" calcext:value-type="float">
            <text:p><text:s text:c="2"/>20 196</text:p>
          </table:table-cell>
          <table:table-cell table:style-name="ce33" office:value-type="float" office:value="6247" calcext:value-type="float">
            <text:p><text:s text:c="2"/>6 247</text:p>
          </table:table-cell>
          <table:table-cell table:style-name="ce33" office:value-type="float" office:value="22969" calcext:value-type="float">
            <text:p><text:s text:c="2"/>22 969</text:p>
          </table:table-cell>
          <table:table-cell table:style-name="ce33" office:value-type="float" office:value="6604" calcext:value-type="float">
            <text:p><text:s text:c="2"/>6 604</text:p>
          </table:table-cell>
          <table:table-cell table:style-name="ce33" office:value-type="float" office:value="1065" calcext:value-type="float">
            <text:p><text:s text:c="2"/>1 065</text:p>
          </table:table-cell>
          <table:table-cell table:style-name="ce33" office:value-type="float" office:value="8174" calcext:value-type="float">
            <text:p><text:s text:c="2"/>8 174</text:p>
          </table:table-cell>
          <table:table-cell table:style-name="ce33" office:value-type="float" office:value="14039" calcext:value-type="float">
            <text:p><text:s text:c="2"/>14 039</text:p>
          </table:table-cell>
          <table:table-cell table:style-name="ce33" office:value-type="float" office:value="8076" calcext:value-type="float">
            <text:p><text:s text:c="2"/>8 076</text:p>
          </table:table-cell>
          <table:table-cell table:style-name="ce33" office:value-type="float" office:value="4889" calcext:value-type="float">
            <text:p><text:s text:c="2"/>4 889</text:p>
          </table:table-cell>
          <table:table-cell table:style-name="ce33" office:value-type="float" office:value="9106" calcext:value-type="float">
            <text:p><text:s text:c="2"/>9 106</text:p>
          </table:table-cell>
          <table:table-cell table:style-name="ce33" office:value-type="float" office:value="4608" calcext:value-type="float">
            <text:p><text:s text:c="2"/>4 608</text:p>
          </table:table-cell>
          <table:table-cell table:style-name="ce33" office:value-type="float" office:value="4718" calcext:value-type="float">
            <text:p><text:s text:c="2"/>4 718</text:p>
          </table:table-cell>
          <table:table-cell table:style-name="ce33" office:value-type="float" office:value="4849" calcext:value-type="float">
            <text:p><text:s text:c="2"/>4 849</text:p>
          </table:table-cell>
          <table:table-cell table:style-name="ce33" office:value-type="float" office:value="8698" calcext:value-type="float">
            <text:p><text:s text:c="2"/>8 698</text:p>
          </table:table-cell>
          <table:table-cell table:style-name="ce33" office:value-type="float" office:value="7172" calcext:value-type="float">
            <text:p><text:s text:c="2"/>7 172</text:p>
          </table:table-cell>
          <table:table-cell table:style-name="ce33" office:value-type="float" office:value="4411" calcext:value-type="float">
            <text:p><text:s text:c="2"/>4 411</text:p>
          </table:table-cell>
          <table:table-cell table:style-name="ce33" office:value-type="float" office:value="8608" calcext:value-type="float">
            <text:p><text:s text:c="2"/>8 608</text:p>
          </table:table-cell>
          <table:table-cell table:style-name="ce33" office:value-type="float" office:value="16060" calcext:value-type="float">
            <text:p><text:s text:c="2"/>16 060</text:p>
          </table:table-cell>
          <table:table-cell table:style-name="ce33" office:value-type="float" office:value="16198" calcext:value-type="float">
            <text:p><text:s text:c="2"/>16 198</text:p>
          </table:table-cell>
          <table:table-cell table:style-name="ce33" office:value-type="float" office:value="9483" calcext:value-type="float">
            <text:p><text:s text:c="2"/>9 483</text:p>
          </table:table-cell>
          <table:table-cell table:style-name="ce33" office:value-type="float" office:value="4697" calcext:value-type="float">
            <text:p><text:s text:c="2"/>4 697</text:p>
          </table:table-cell>
          <table:table-cell table:style-name="ce33" office:value-type="float" office:value="18016" calcext:value-type="float">
            <text:p><text:s text:c="2"/>18 016</text:p>
          </table:table-cell>
          <table:table-cell table:style-name="ce33" office:value-type="float" office:value="8025" calcext:value-type="float">
            <text:p><text:s text:c="2"/>8 025</text:p>
          </table:table-cell>
          <table:table-cell table:style-name="ce33" office:value-type="float" office:value="11366" calcext:value-type="float">
            <text:p><text:s text:c="2"/>11 366</text:p>
          </table:table-cell>
          <table:table-cell table:style-name="ce33" office:value-type="float" office:value="22343" calcext:value-type="float">
            <text:p><text:s text:c="2"/>22 343</text:p>
          </table:table-cell>
          <table:table-cell table:style-name="ce33" office:value-type="float" office:value="15645" calcext:value-type="float">
            <text:p><text:s text:c="2"/>15 645</text:p>
          </table:table-cell>
          <table:table-cell table:style-name="ce33" office:value-type="float" office:value="15091" calcext:value-type="float">
            <text:p><text:s text:c="2"/>15 091</text:p>
          </table:table-cell>
          <table:table-cell table:style-name="ce33" office:value-type="float" office:value="7972" calcext:value-type="float">
            <text:p><text:s text:c="2"/>7 972</text:p>
          </table:table-cell>
          <table:table-cell table:style-name="ce33" office:value-type="float" office:value="13189" calcext:value-type="float">
            <text:p><text:s text:c="2"/>13 189</text:p>
          </table:table-cell>
          <table:table-cell table:style-name="ce33" office:value-type="float" office:value="9638" calcext:value-type="float">
            <text:p><text:s text:c="2"/>9 638</text:p>
          </table:table-cell>
          <table:table-cell table:style-name="ce33" office:value-type="float" office:value="11522" calcext:value-type="float">
            <text:p><text:s text:c="2"/>11 522</text:p>
          </table:table-cell>
          <table:table-cell table:style-name="ce33" office:value-type="float" office:value="12873" calcext:value-type="float">
            <text:p><text:s text:c="2"/>12 873</text:p>
          </table:table-cell>
          <table:table-cell table:style-name="ce33" office:value-type="float" office:value="102086" calcext:value-type="float">
            <text:p><text:s text:c="2"/>102 086</text:p>
          </table:table-cell>
          <table:table-cell table:style-name="ce33" office:value-type="float" office:value="36467" calcext:value-type="float">
            <text:p><text:s text:c="2"/>36 467</text:p>
          </table:table-cell>
          <table:table-cell table:style-name="ce33" office:value-type="float" office:value="238710" calcext:value-type="float">
            <text:p><text:s text:c="2"/>238 710</text:p>
          </table:table-cell>
          <table:table-cell table:style-name="ce33" office:value-type="float" office:value="64190" calcext:value-type="float">
            <text:p><text:s text:c="2"/>64 190</text:p>
          </table:table-cell>
          <table:table-cell table:style-name="ce33" office:value-type="float" office:value="4137" calcext:value-type="float">
            <text:p><text:s text:c="2"/>4 137</text:p>
          </table:table-cell>
          <table:table-cell table:style-name="ce33" office:value-type="float" office:value="5903" calcext:value-type="float">
            <text:p><text:s text:c="2"/>5 903</text:p>
          </table:table-cell>
          <table:table-cell table:style-name="ce33" office:value-type="float" office:value="32037" calcext:value-type="float">
            <text:p><text:s text:c="2"/>32 037</text:p>
          </table:table-cell>
          <table:table-cell table:style-name="ce33" office:value-type="float" office:value="8061" calcext:value-type="float">
            <text:p><text:s text:c="2"/>8 061</text:p>
          </table:table-cell>
          <table:table-cell table:style-name="ce33" office:value-type="float" office:value="40121" calcext:value-type="float">
            <text:p><text:s text:c="2"/>40 121</text:p>
          </table:table-cell>
          <table:table-cell table:style-name="ce33" office:value-type="float" office:value="5606" calcext:value-type="float">
            <text:p><text:s text:c="2"/>5 606</text:p>
          </table:table-cell>
          <table:table-cell table:style-name="ce33" office:value-type="float" office:value="8727" calcext:value-type="float">
            <text:p><text:s text:c="2"/>8 727</text:p>
          </table:table-cell>
          <table:table-cell table:style-name="ce33" office:value-type="float" office:value="12978" calcext:value-type="float">
            <text:p><text:s text:c="2"/>12 978</text:p>
          </table:table-cell>
          <table:table-cell table:style-name="ce33" office:value-type="float" office:value="37524" calcext:value-type="float">
            <text:p><text:s text:c="2"/>37 524</text:p>
          </table:table-cell>
          <table:table-cell table:style-name="ce33" office:value-type="float" office:value="110559" calcext:value-type="float">
            <text:p><text:s text:c="2"/>110 559</text:p>
          </table:table-cell>
          <table:table-cell table:style-name="ce33" office:value-type="float" office:value="5378" calcext:value-type="float">
            <text:p><text:s text:c="2"/>5 378</text:p>
          </table:table-cell>
          <table:table-cell table:style-name="ce33" office:value-type="float" office:value="42869" calcext:value-type="float">
            <text:p><text:s text:c="2"/>42 869</text:p>
          </table:table-cell>
          <table:table-cell table:style-name="ce33" office:value-type="float" office:value="17629" calcext:value-type="float">
            <text:p><text:s text:c="2"/>17 629</text:p>
          </table:table-cell>
          <table:table-cell table:style-name="ce33" office:value-type="float" office:value="9031" calcext:value-type="float">
            <text:p><text:s text:c="2"/>9 031</text:p>
          </table:table-cell>
          <table:table-cell table:style-name="ce33" office:value-type="float" office:value="8432" calcext:value-type="float">
            <text:p><text:s text:c="2"/>8 432</text:p>
          </table:table-cell>
          <table:table-cell table:style-name="ce33" office:value-type="float" office:value="80791" calcext:value-type="float">
            <text:p><text:s text:c="2"/>80 791</text:p>
          </table:table-cell>
          <table:table-cell table:style-name="ce33" office:value-type="float" office:value="22229" calcext:value-type="float">
            <text:p><text:s text:c="2"/>22 229</text:p>
          </table:table-cell>
          <table:table-cell table:style-name="ce33" office:value-type="float" office:value="314574" calcext:value-type="float">
            <text:p><text:s text:c="2"/>314 574</text:p>
          </table:table-cell>
          <table:table-cell table:style-name="ce33" office:value-type="float" office:value="205444" calcext:value-type="float">
            <text:p><text:s text:c="2"/>205 444</text:p>
          </table:table-cell>
          <table:table-cell table:style-name="ce33" office:value-type="float" office:value="56800" calcext:value-type="float">
            <text:p><text:s text:c="2"/>56 800</text:p>
          </table:table-cell>
          <table:table-cell table:style-name="ce33" office:value-type="float" office:value="93245" calcext:value-type="float">
            <text:p><text:s text:c="2"/>93 245</text:p>
          </table:table-cell>
          <table:table-cell table:style-name="ce33" office:value-type="float" office:value="58386" calcext:value-type="float">
            <text:p><text:s text:c="2"/>58 386</text:p>
          </table:table-cell>
          <table:table-cell table:style-name="ce33" office:value-type="float" office:value="9416" calcext:value-type="float">
            <text:p><text:s text:c="2"/>9 416</text:p>
          </table:table-cell>
          <table:table-cell table:style-name="ce33" office:value-type="float" office:value="33222" calcext:value-type="float">
            <text:p><text:s text:c="2"/>33 222</text:p>
          </table:table-cell>
          <table:table-cell table:style-name="ce33" office:value-type="float" office:value="58786" calcext:value-type="float">
            <text:p><text:s text:c="2"/>58 786</text:p>
          </table:table-cell>
          <table:table-cell table:style-name="ce33" office:value-type="float" office:value="2126848" calcext:value-type="float">
            <text:p><text:s/>2 126 848</text:p>
          </table:table-cell>
          <table:table-cell table:style-name="ce5" table:number-columns-repeated="954"/>
        </table:table-row>
        <table:table-row table:style-name="ro9">
          <table:table-cell table:style-name="ce15" office:value-type="string" calcext:value-type="string">
            <text:p><text:s text:c="3"/>Contribuições sociais efetivas</text:p>
          </table:table-cell>
          <table:table-cell table:style-name="ce33" office:value-type="float" office:value="3867" calcext:value-type="float">
            <text:p><text:s text:c="2"/>3 867</text:p>
          </table:table-cell>
          <table:table-cell table:style-name="ce33" office:value-type="float" office:value="2915" calcext:value-type="float">
            <text:p><text:s text:c="2"/>2 915</text:p>
          </table:table-cell>
          <table:table-cell table:style-name="ce33" office:value-type="float" office:value="343" calcext:value-type="float">
            <text:p><text:s text:c="3"/>343</text:p>
          </table:table-cell>
          <table:table-cell table:style-name="ce33" office:value-type="float" office:value="816" calcext:value-type="float">
            <text:p><text:s text:c="3"/>816</text:p>
          </table:table-cell>
          <table:table-cell table:style-name="ce33" office:value-type="float" office:value="6289" calcext:value-type="float">
            <text:p><text:s text:c="2"/>6 289</text:p>
          </table:table-cell>
          <table:table-cell table:style-name="ce33" office:value-type="float" office:value="880" calcext:value-type="float">
            <text:p><text:s text:c="3"/>880</text:p>
          </table:table-cell>
          <table:table-cell table:style-name="ce33" office:value-type="float" office:value="528" calcext:value-type="float">
            <text:p><text:s text:c="3"/>528</text:p>
          </table:table-cell>
          <table:table-cell table:style-name="ce33" office:value-type="float" office:value="5540" calcext:value-type="float">
            <text:p><text:s text:c="2"/>5 540</text:p>
          </table:table-cell>
          <table:table-cell table:style-name="ce33" office:value-type="float" office:value="2173" calcext:value-type="float">
            <text:p><text:s text:c="2"/>2 173</text:p>
          </table:table-cell>
          <table:table-cell table:style-name="ce33" office:value-type="float" office:value="5924" calcext:value-type="float">
            <text:p><text:s text:c="2"/>5 924</text:p>
          </table:table-cell>
          <table:table-cell table:style-name="ce33" office:value-type="float" office:value="1803" calcext:value-type="float">
            <text:p><text:s text:c="2"/>1 803</text:p>
          </table:table-cell>
          <table:table-cell table:style-name="ce33" office:value-type="float" office:value="314" calcext:value-type="float">
            <text:p><text:s text:c="3"/>314</text:p>
          </table:table-cell>
          <table:table-cell table:style-name="ce33" office:value-type="float" office:value="1818" calcext:value-type="float">
            <text:p><text:s text:c="2"/>1 818</text:p>
          </table:table-cell>
          <table:table-cell table:style-name="ce33" office:value-type="float" office:value="3664" calcext:value-type="float">
            <text:p><text:s text:c="2"/>3 664</text:p>
          </table:table-cell>
          <table:table-cell table:style-name="ce33" office:value-type="float" office:value="1705" calcext:value-type="float">
            <text:p><text:s text:c="2"/>1 705</text:p>
          </table:table-cell>
          <table:table-cell table:style-name="ce33" office:value-type="float" office:value="1021" calcext:value-type="float">
            <text:p><text:s text:c="2"/>1 021</text:p>
          </table:table-cell>
          <table:table-cell table:style-name="ce33" office:value-type="float" office:value="2377" calcext:value-type="float">
            <text:p><text:s text:c="2"/>2 377</text:p>
          </table:table-cell>
          <table:table-cell table:style-name="ce33" office:value-type="float" office:value="1069" calcext:value-type="float">
            <text:p><text:s text:c="2"/>1 069</text:p>
          </table:table-cell>
          <table:table-cell table:style-name="ce33" office:value-type="float" office:value="2250" calcext:value-type="float">
            <text:p><text:s text:c="2"/>2 250</text:p>
          </table:table-cell>
          <table:table-cell table:style-name="ce33" office:value-type="float" office:value="1426" calcext:value-type="float">
            <text:p><text:s text:c="2"/>1 426</text:p>
          </table:table-cell>
          <table:table-cell table:style-name="ce33" office:value-type="float" office:value="2587" calcext:value-type="float">
            <text:p><text:s text:c="2"/>2 587</text:p>
          </table:table-cell>
          <table:table-cell table:style-name="ce33" office:value-type="float" office:value="2170" calcext:value-type="float">
            <text:p><text:s text:c="2"/>2 170</text:p>
          </table:table-cell>
          <table:table-cell table:style-name="ce33" office:value-type="float" office:value="1178" calcext:value-type="float">
            <text:p><text:s text:c="2"/>1 178</text:p>
          </table:table-cell>
          <table:table-cell table:style-name="ce33" office:value-type="float" office:value="2607" calcext:value-type="float">
            <text:p><text:s text:c="2"/>2 607</text:p>
          </table:table-cell>
          <table:table-cell table:style-name="ce33" office:value-type="float" office:value="4492" calcext:value-type="float">
            <text:p><text:s text:c="2"/>4 492</text:p>
          </table:table-cell>
          <table:table-cell table:style-name="ce33" office:value-type="float" office:value="3805" calcext:value-type="float">
            <text:p><text:s text:c="2"/>3 805</text:p>
          </table:table-cell>
          <table:table-cell table:style-name="ce33" office:value-type="float" office:value="2590" calcext:value-type="float">
            <text:p><text:s text:c="2"/>2 590</text:p>
          </table:table-cell>
          <table:table-cell table:style-name="ce33" office:value-type="float" office:value="1141" calcext:value-type="float">
            <text:p><text:s text:c="2"/>1 141</text:p>
          </table:table-cell>
          <table:table-cell table:style-name="ce33" office:value-type="float" office:value="4643" calcext:value-type="float">
            <text:p><text:s text:c="2"/>4 643</text:p>
          </table:table-cell>
          <table:table-cell table:style-name="ce33" office:value-type="float" office:value="2091" calcext:value-type="float">
            <text:p><text:s text:c="2"/>2 091</text:p>
          </table:table-cell>
          <table:table-cell table:style-name="ce33" office:value-type="float" office:value="3076" calcext:value-type="float">
            <text:p><text:s text:c="2"/>3 076</text:p>
          </table:table-cell>
          <table:table-cell table:style-name="ce33" office:value-type="float" office:value="5828" calcext:value-type="float">
            <text:p><text:s text:c="2"/>5 828</text:p>
          </table:table-cell>
          <table:table-cell table:style-name="ce33" office:value-type="float" office:value="4582" calcext:value-type="float">
            <text:p><text:s text:c="2"/>4 582</text:p>
          </table:table-cell>
          <table:table-cell table:style-name="ce33" office:value-type="float" office:value="2805" calcext:value-type="float">
            <text:p><text:s text:c="2"/>2 805</text:p>
          </table:table-cell>
          <table:table-cell table:style-name="ce33" office:value-type="float" office:value="1746" calcext:value-type="float">
            <text:p><text:s text:c="2"/>1 746</text:p>
          </table:table-cell>
          <table:table-cell table:style-name="ce33" office:value-type="float" office:value="2943" calcext:value-type="float">
            <text:p><text:s text:c="2"/>2 943</text:p>
          </table:table-cell>
          <table:table-cell table:style-name="ce33" office:value-type="float" office:value="2245" calcext:value-type="float">
            <text:p><text:s text:c="2"/>2 245</text:p>
          </table:table-cell>
          <table:table-cell table:style-name="ce33" office:value-type="float" office:value="4611" calcext:value-type="float">
            <text:p><text:s text:c="2"/>4 611</text:p>
          </table:table-cell>
          <table:table-cell table:style-name="ce33" office:value-type="float" office:value="3936" calcext:value-type="float">
            <text:p><text:s text:c="2"/>3 936</text:p>
          </table:table-cell>
          <table:table-cell table:style-name="ce33" office:value-type="float" office:value="24523" calcext:value-type="float">
            <text:p><text:s text:c="2"/>24 523</text:p>
          </table:table-cell>
          <table:table-cell table:style-name="ce33" office:value-type="float" office:value="8370" calcext:value-type="float">
            <text:p><text:s text:c="2"/>8 370</text:p>
          </table:table-cell>
          <table:table-cell table:style-name="ce33" office:value-type="float" office:value="61121" calcext:value-type="float">
            <text:p><text:s text:c="2"/>61 121</text:p>
          </table:table-cell>
          <table:table-cell table:style-name="ce33" office:value-type="float" office:value="14183" calcext:value-type="float">
            <text:p><text:s text:c="2"/>14 183</text:p>
          </table:table-cell>
          <table:table-cell table:style-name="ce33" office:value-type="float" office:value="911" calcext:value-type="float">
            <text:p><text:s text:c="3"/>911</text:p>
          </table:table-cell>
          <table:table-cell table:style-name="ce33" office:value-type="float" office:value="1200" calcext:value-type="float">
            <text:p><text:s text:c="2"/>1 200</text:p>
          </table:table-cell>
          <table:table-cell table:style-name="ce33" office:value-type="float" office:value="8845" calcext:value-type="float">
            <text:p><text:s text:c="2"/>8 845</text:p>
          </table:table-cell>
          <table:table-cell table:style-name="ce33" office:value-type="float" office:value="1543" calcext:value-type="float">
            <text:p><text:s text:c="2"/>1 543</text:p>
          </table:table-cell>
          <table:table-cell table:style-name="ce33" office:value-type="float" office:value="7747" calcext:value-type="float">
            <text:p><text:s text:c="2"/>7 747</text:p>
          </table:table-cell>
          <table:table-cell table:style-name="ce33" office:value-type="float" office:value="1390" calcext:value-type="float">
            <text:p><text:s text:c="2"/>1 390</text:p>
          </table:table-cell>
          <table:table-cell table:style-name="ce33" office:value-type="float" office:value="1667" calcext:value-type="float">
            <text:p><text:s text:c="2"/>1 667</text:p>
          </table:table-cell>
          <table:table-cell table:style-name="ce33" office:value-type="float" office:value="4339" calcext:value-type="float">
            <text:p><text:s text:c="2"/>4 339</text:p>
          </table:table-cell>
          <table:table-cell table:style-name="ce33" office:value-type="float" office:value="9180" calcext:value-type="float">
            <text:p><text:s text:c="2"/>9 180</text:p>
          </table:table-cell>
          <table:table-cell table:style-name="ce33" office:value-type="float" office:value="32684" calcext:value-type="float">
            <text:p><text:s text:c="2"/>32 684</text:p>
          </table:table-cell>
          <table:table-cell table:style-name="ce33" office:value-type="float" office:value="1335" calcext:value-type="float">
            <text:p><text:s text:c="2"/>1 335</text:p>
          </table:table-cell>
          <table:table-cell table:style-name="ce33" office:value-type="float" office:value="9594" calcext:value-type="float">
            <text:p><text:s text:c="2"/>9 594</text:p>
          </table:table-cell>
          <table:table-cell table:style-name="ce33" office:value-type="float" office:value="4327" calcext:value-type="float">
            <text:p><text:s text:c="2"/>4 327</text:p>
          </table:table-cell>
          <table:table-cell table:style-name="ce33" office:value-type="float" office:value="2169" calcext:value-type="float">
            <text:p><text:s text:c="2"/>2 169</text:p>
          </table:table-cell>
          <table:table-cell table:style-name="ce33" office:value-type="float" office:value="2115" calcext:value-type="float">
            <text:p><text:s text:c="2"/>2 115</text:p>
          </table:table-cell>
          <table:table-cell table:style-name="ce33" office:value-type="float" office:value="19085" calcext:value-type="float">
            <text:p><text:s text:c="2"/>19 085</text:p>
          </table:table-cell>
          <table:table-cell table:style-name="ce33" office:value-type="float" office:value="6083" calcext:value-type="float">
            <text:p><text:s text:c="2"/>6 083</text:p>
          </table:table-cell>
          <table:table-cell table:style-name="ce33" office:value-type="float" office:value="59590" calcext:value-type="float">
            <text:p><text:s text:c="2"/>59 590</text:p>
          </table:table-cell>
          <table:table-cell table:style-name="ce33" office:value-type="float" office:value="38066" calcext:value-type="float">
            <text:p><text:s text:c="2"/>38 066</text:p>
          </table:table-cell>
          <table:table-cell table:style-name="ce33" office:value-type="float" office:value="11920" calcext:value-type="float">
            <text:p><text:s text:c="2"/>11 920</text:p>
          </table:table-cell>
          <table:table-cell table:style-name="ce33" office:value-type="float" office:value="14951" calcext:value-type="float">
            <text:p><text:s text:c="2"/>14 951</text:p>
          </table:table-cell>
          <table:table-cell table:style-name="ce33" office:value-type="float" office:value="9387" calcext:value-type="float">
            <text:p><text:s text:c="2"/>9 387</text:p>
          </table:table-cell>
          <table:table-cell table:style-name="ce33" office:value-type="float" office:value="1561" calcext:value-type="float">
            <text:p><text:s text:c="2"/>1 561</text:p>
          </table:table-cell>
          <table:table-cell table:style-name="ce33" office:value-type="float" office:value="6291" calcext:value-type="float">
            <text:p><text:s text:c="2"/>6 291</text:p>
          </table:table-cell>
          <table:table-cell table:style-name="ce33" office:value-type="float" office:value="3210" calcext:value-type="float">
            <text:p><text:s text:c="2"/>3 210</text:p>
          </table:table-cell>
          <table:table-cell table:style-name="ce33" office:value-type="float" office:value="473185" calcext:value-type="float">
            <text:p><text:s text:c="2"/>473 185</text:p>
          </table:table-cell>
          <table:table-cell table:style-name="ce5" table:number-columns-repeated="954"/>
        </table:table-row>
        <table:table-row table:style-name="ro9">
          <table:table-cell table:style-name="ce27" office:value-type="string" calcext:value-type="string">
            <text:p><text:s text:c="6"/>Previdência oficial /FGTS</text:p>
          </table:table-cell>
          <table:table-cell table:style-name="ce33" office:value-type="float" office:value="3866" calcext:value-type="float">
            <text:p><text:s text:c="2"/>3 866</text:p>
          </table:table-cell>
          <table:table-cell table:style-name="ce33" office:value-type="float" office:value="2915" calcext:value-type="float">
            <text:p><text:s text:c="2"/>2 915</text:p>
          </table:table-cell>
          <table:table-cell table:style-name="ce33" office:value-type="float" office:value="341" calcext:value-type="float">
            <text:p><text:s text:c="3"/>341</text:p>
          </table:table-cell>
          <table:table-cell table:style-name="ce33" office:value-type="float" office:value="795" calcext:value-type="float">
            <text:p><text:s text:c="3"/>795</text:p>
          </table:table-cell>
          <table:table-cell table:style-name="ce33" office:value-type="float" office:value="4945" calcext:value-type="float">
            <text:p><text:s text:c="2"/>4 945</text:p>
          </table:table-cell>
          <table:table-cell table:style-name="ce33" office:value-type="float" office:value="818" calcext:value-type="float">
            <text:p><text:s text:c="3"/>818</text:p>
          </table:table-cell>
          <table:table-cell table:style-name="ce33" office:value-type="float" office:value="504" calcext:value-type="float">
            <text:p><text:s text:c="3"/>504</text:p>
          </table:table-cell>
          <table:table-cell table:style-name="ce33" office:value-type="float" office:value="5445" calcext:value-type="float">
            <text:p><text:s text:c="2"/>5 445</text:p>
          </table:table-cell>
          <table:table-cell table:style-name="ce33" office:value-type="float" office:value="2149" calcext:value-type="float">
            <text:p><text:s text:c="2"/>2 149</text:p>
          </table:table-cell>
          <table:table-cell table:style-name="ce33" office:value-type="float" office:value="5772" calcext:value-type="float">
            <text:p><text:s text:c="2"/>5 772</text:p>
          </table:table-cell>
          <table:table-cell table:style-name="ce33" office:value-type="float" office:value="1743" calcext:value-type="float">
            <text:p><text:s text:c="2"/>1 743</text:p>
          </table:table-cell>
          <table:table-cell table:style-name="ce33" office:value-type="float" office:value="286" calcext:value-type="float">
            <text:p><text:s text:c="3"/>286</text:p>
          </table:table-cell>
          <table:table-cell table:style-name="ce33" office:value-type="float" office:value="1795" calcext:value-type="float">
            <text:p><text:s text:c="2"/>1 795</text:p>
          </table:table-cell>
          <table:table-cell table:style-name="ce33" office:value-type="float" office:value="3627" calcext:value-type="float">
            <text:p><text:s text:c="2"/>3 627</text:p>
          </table:table-cell>
          <table:table-cell table:style-name="ce33" office:value-type="float" office:value="1685" calcext:value-type="float">
            <text:p><text:s text:c="2"/>1 685</text:p>
          </table:table-cell>
          <table:table-cell table:style-name="ce33" office:value-type="float" office:value="990" calcext:value-type="float">
            <text:p><text:s text:c="3"/>990</text:p>
          </table:table-cell>
          <table:table-cell table:style-name="ce33" office:value-type="float" office:value="2155" calcext:value-type="float">
            <text:p><text:s text:c="2"/>2 155</text:p>
          </table:table-cell>
          <table:table-cell table:style-name="ce33" office:value-type="float" office:value="998" calcext:value-type="float">
            <text:p><text:s text:c="3"/>998</text:p>
          </table:table-cell>
          <table:table-cell table:style-name="ce33" office:value-type="float" office:value="1617" calcext:value-type="float">
            <text:p><text:s text:c="2"/>1 617</text:p>
          </table:table-cell>
          <table:table-cell table:style-name="ce33" office:value-type="float" office:value="1399" calcext:value-type="float">
            <text:p><text:s text:c="2"/>1 399</text:p>
          </table:table-cell>
          <table:table-cell table:style-name="ce33" office:value-type="float" office:value="2365" calcext:value-type="float">
            <text:p><text:s text:c="2"/>2 365</text:p>
          </table:table-cell>
          <table:table-cell table:style-name="ce33" office:value-type="float" office:value="2010" calcext:value-type="float">
            <text:p><text:s text:c="2"/>2 010</text:p>
          </table:table-cell>
          <table:table-cell table:style-name="ce33" office:value-type="float" office:value="1141" calcext:value-type="float">
            <text:p><text:s text:c="2"/>1 141</text:p>
          </table:table-cell>
          <table:table-cell table:style-name="ce33" office:value-type="float" office:value="2465" calcext:value-type="float">
            <text:p><text:s text:c="2"/>2 465</text:p>
          </table:table-cell>
          <table:table-cell table:style-name="ce33" office:value-type="float" office:value="4394" calcext:value-type="float">
            <text:p><text:s text:c="2"/>4 394</text:p>
          </table:table-cell>
          <table:table-cell table:style-name="ce33" office:value-type="float" office:value="3651" calcext:value-type="float">
            <text:p><text:s text:c="2"/>3 651</text:p>
          </table:table-cell>
          <table:table-cell table:style-name="ce33" office:value-type="float" office:value="2377" calcext:value-type="float">
            <text:p><text:s text:c="2"/>2 377</text:p>
          </table:table-cell>
          <table:table-cell table:style-name="ce33" office:value-type="float" office:value="1082" calcext:value-type="float">
            <text:p><text:s text:c="2"/>1 082</text:p>
          </table:table-cell>
          <table:table-cell table:style-name="ce33" office:value-type="float" office:value="4409" calcext:value-type="float">
            <text:p><text:s text:c="2"/>4 409</text:p>
          </table:table-cell>
          <table:table-cell table:style-name="ce33" office:value-type="float" office:value="2038" calcext:value-type="float">
            <text:p><text:s text:c="2"/>2 038</text:p>
          </table:table-cell>
          <table:table-cell table:style-name="ce33" office:value-type="float" office:value="2975" calcext:value-type="float">
            <text:p><text:s text:c="2"/>2 975</text:p>
          </table:table-cell>
          <table:table-cell table:style-name="ce33" office:value-type="float" office:value="5541" calcext:value-type="float">
            <text:p><text:s text:c="2"/>5 541</text:p>
          </table:table-cell>
          <table:table-cell table:style-name="ce33" office:value-type="float" office:value="4384" calcext:value-type="float">
            <text:p><text:s text:c="2"/>4 384</text:p>
          </table:table-cell>
          <table:table-cell table:style-name="ce33" office:value-type="float" office:value="2728" calcext:value-type="float">
            <text:p><text:s text:c="2"/>2 728</text:p>
          </table:table-cell>
          <table:table-cell table:style-name="ce33" office:value-type="float" office:value="1636" calcext:value-type="float">
            <text:p><text:s text:c="2"/>1 636</text:p>
          </table:table-cell>
          <table:table-cell table:style-name="ce33" office:value-type="float" office:value="2812" calcext:value-type="float">
            <text:p><text:s text:c="2"/>2 812</text:p>
          </table:table-cell>
          <table:table-cell table:style-name="ce33" office:value-type="float" office:value="2128" calcext:value-type="float">
            <text:p><text:s text:c="2"/>2 128</text:p>
          </table:table-cell>
          <table:table-cell table:style-name="ce33" office:value-type="float" office:value="3611" calcext:value-type="float">
            <text:p><text:s text:c="2"/>3 611</text:p>
          </table:table-cell>
          <table:table-cell table:style-name="ce33" office:value-type="float" office:value="3647" calcext:value-type="float">
            <text:p><text:s text:c="2"/>3 647</text:p>
          </table:table-cell>
          <table:table-cell table:style-name="ce33" office:value-type="float" office:value="23733" calcext:value-type="float">
            <text:p><text:s text:c="2"/>23 733</text:p>
          </table:table-cell>
          <table:table-cell table:style-name="ce33" office:value-type="float" office:value="8306" calcext:value-type="float">
            <text:p><text:s text:c="2"/>8 306</text:p>
          </table:table-cell>
          <table:table-cell table:style-name="ce33" office:value-type="float" office:value="60380" calcext:value-type="float">
            <text:p><text:s text:c="2"/>60 380</text:p>
          </table:table-cell>
          <table:table-cell table:style-name="ce33" office:value-type="float" office:value="13877" calcext:value-type="float">
            <text:p><text:s text:c="2"/>13 877</text:p>
          </table:table-cell>
          <table:table-cell table:style-name="ce33" office:value-type="float" office:value="882" calcext:value-type="float">
            <text:p><text:s text:c="3"/>882</text:p>
          </table:table-cell>
          <table:table-cell table:style-name="ce33" office:value-type="float" office:value="1179" calcext:value-type="float">
            <text:p><text:s text:c="2"/>1 179</text:p>
          </table:table-cell>
          <table:table-cell table:style-name="ce33" office:value-type="float" office:value="7868" calcext:value-type="float">
            <text:p><text:s text:c="2"/>7 868</text:p>
          </table:table-cell>
          <table:table-cell table:style-name="ce33" office:value-type="float" office:value="1515" calcext:value-type="float">
            <text:p><text:s text:c="2"/>1 515</text:p>
          </table:table-cell>
          <table:table-cell table:style-name="ce33" office:value-type="float" office:value="7699" calcext:value-type="float">
            <text:p><text:s text:c="2"/>7 699</text:p>
          </table:table-cell>
          <table:table-cell table:style-name="ce33" office:value-type="float" office:value="1315" calcext:value-type="float">
            <text:p><text:s text:c="2"/>1 315</text:p>
          </table:table-cell>
          <table:table-cell table:style-name="ce33" office:value-type="float" office:value="1590" calcext:value-type="float">
            <text:p><text:s text:c="2"/>1 590</text:p>
          </table:table-cell>
          <table:table-cell table:style-name="ce33" office:value-type="float" office:value="3545" calcext:value-type="float">
            <text:p><text:s text:c="2"/>3 545</text:p>
          </table:table-cell>
          <table:table-cell table:style-name="ce33" office:value-type="float" office:value="8632" calcext:value-type="float">
            <text:p><text:s text:c="2"/>8 632</text:p>
          </table:table-cell>
          <table:table-cell table:style-name="ce33" office:value-type="float" office:value="27726" calcext:value-type="float">
            <text:p><text:s text:c="2"/>27 726</text:p>
          </table:table-cell>
          <table:table-cell table:style-name="ce33" office:value-type="float" office:value="1298" calcext:value-type="float">
            <text:p><text:s text:c="2"/>1 298</text:p>
          </table:table-cell>
          <table:table-cell table:style-name="ce33" office:value-type="float" office:value="8738" calcext:value-type="float">
            <text:p><text:s text:c="2"/>8 738</text:p>
          </table:table-cell>
          <table:table-cell table:style-name="ce33" office:value-type="float" office:value="4267" calcext:value-type="float">
            <text:p><text:s text:c="2"/>4 267</text:p>
          </table:table-cell>
          <table:table-cell table:style-name="ce33" office:value-type="float" office:value="2143" calcext:value-type="float">
            <text:p><text:s text:c="2"/>2 143</text:p>
          </table:table-cell>
          <table:table-cell table:style-name="ce33" office:value-type="float" office:value="2081" calcext:value-type="float">
            <text:p><text:s text:c="2"/>2 081</text:p>
          </table:table-cell>
          <table:table-cell table:style-name="ce33" office:value-type="float" office:value="18885" calcext:value-type="float">
            <text:p><text:s text:c="2"/>18 885</text:p>
          </table:table-cell>
          <table:table-cell table:style-name="ce33" office:value-type="float" office:value="6042" calcext:value-type="float">
            <text:p><text:s text:c="2"/>6 042</text:p>
          </table:table-cell>
          <table:table-cell table:style-name="ce33" office:value-type="float" office:value="58951" calcext:value-type="float">
            <text:p><text:s text:c="2"/>58 951</text:p>
          </table:table-cell>
          <table:table-cell table:style-name="ce33" office:value-type="float" office:value="37912" calcext:value-type="float">
            <text:p><text:s text:c="2"/>37 912</text:p>
          </table:table-cell>
          <table:table-cell table:style-name="ce33" office:value-type="float" office:value="11901" calcext:value-type="float">
            <text:p><text:s text:c="2"/>11 901</text:p>
          </table:table-cell>
          <table:table-cell table:style-name="ce33" office:value-type="float" office:value="14931" calcext:value-type="float">
            <text:p><text:s text:c="2"/>14 931</text:p>
          </table:table-cell>
          <table:table-cell table:style-name="ce33" office:value-type="float" office:value="9342" calcext:value-type="float">
            <text:p><text:s text:c="2"/>9 342</text:p>
          </table:table-cell>
          <table:table-cell table:style-name="ce33" office:value-type="float" office:value="1531" calcext:value-type="float">
            <text:p><text:s text:c="2"/>1 531</text:p>
          </table:table-cell>
          <table:table-cell table:style-name="ce33" office:value-type="float" office:value="6187" calcext:value-type="float">
            <text:p><text:s text:c="2"/>6 187</text:p>
          </table:table-cell>
          <table:table-cell table:style-name="ce33" office:value-type="float" office:value="3210" calcext:value-type="float">
            <text:p><text:s text:c="2"/>3 210</text:p>
          </table:table-cell>
          <table:table-cell table:style-name="ce33" office:value-type="float" office:value="454905" calcext:value-type="float">
            <text:p><text:s text:c="2"/>454 905</text:p>
          </table:table-cell>
          <table:table-cell table:style-name="ce5" table:number-columns-repeated="954"/>
        </table:table-row>
        <table:table-row table:style-name="ro9">
          <table:table-cell table:style-name="ce15" office:value-type="string" calcext:value-type="string">
            <text:p><text:s text:c="6"/>Previdência privada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1344" calcext:value-type="float">
            <text:p><text:s text:c="2"/>1 344</text:p>
          </table:table-cell>
          <table:table-cell table:style-name="ce33" office:value-type="float" office:value="62" calcext:value-type="float">
            <text:p><text:s text:c="3"/>62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33" office:value-type="float" office:value="95" calcext:value-type="float">
            <text:p><text:s text:c="3"/>95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33" office:value-type="float" office:value="152" calcext:value-type="float">
            <text:p><text:s text:c="3"/>152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222" calcext:value-type="float">
            <text:p><text:s text:c="3"/>222</text:p>
          </table:table-cell>
          <table:table-cell table:style-name="ce33" office:value-type="float" office:value="71" calcext:value-type="float">
            <text:p><text:s text:c="3"/>71</text:p>
          </table:table-cell>
          <table:table-cell table:style-name="ce33" office:value-type="float" office:value="633" calcext:value-type="float">
            <text:p><text:s text:c="3"/>633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222" calcext:value-type="float">
            <text:p><text:s text:c="3"/>222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142" calcext:value-type="float">
            <text:p><text:s text:c="3"/>142</text:p>
          </table:table-cell>
          <table:table-cell table:style-name="ce33" office:value-type="float" office:value="98" calcext:value-type="float">
            <text:p><text:s text:c="3"/>98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33" office:value-type="float" office:value="213" calcext:value-type="float">
            <text:p><text:s text:c="3"/>213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234" calcext:value-type="float">
            <text:p><text:s text:c="3"/>234</text:p>
          </table:table-cell>
          <table:table-cell table:style-name="ce33" office:value-type="float" office:value="53" calcext:value-type="float">
            <text:p><text:s text:c="3"/>53</text:p>
          </table:table-cell>
          <table:table-cell table:style-name="ce33" office:value-type="float" office:value="101" calcext:value-type="float">
            <text:p><text:s text:c="3"/>101</text:p>
          </table:table-cell>
          <table:table-cell table:style-name="ce33" office:value-type="float" office:value="287" calcext:value-type="float">
            <text:p><text:s text:c="3"/>287</text:p>
          </table:table-cell>
          <table:table-cell table:style-name="ce33" office:value-type="float" office:value="198" calcext:value-type="float">
            <text:p><text:s text:c="3"/>198</text:p>
          </table:table-cell>
          <table:table-cell table:style-name="ce33" office:value-type="float" office:value="77" calcext:value-type="float">
            <text:p><text:s text:c="3"/>77</text:p>
          </table:table-cell>
          <table:table-cell table:style-name="ce33" office:value-type="float" office:value="110" calcext:value-type="float">
            <text:p><text:s text:c="3"/>110</text:p>
          </table:table-cell>
          <table:table-cell table:style-name="ce33" office:value-type="float" office:value="131" calcext:value-type="float">
            <text:p><text:s text:c="3"/>131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1000" calcext:value-type="float">
            <text:p><text:s text:c="2"/>1 000</text:p>
          </table:table-cell>
          <table:table-cell table:style-name="ce33" office:value-type="float" office:value="289" calcext:value-type="float">
            <text:p><text:s text:c="3"/>289</text:p>
          </table:table-cell>
          <table:table-cell table:style-name="ce33" office:value-type="float" office:value="790" calcext:value-type="float">
            <text:p><text:s text:c="3"/>790</text:p>
          </table:table-cell>
          <table:table-cell table:style-name="ce33" office:value-type="float" office:value="64" calcext:value-type="float">
            <text:p><text:s text:c="3"/>64</text:p>
          </table:table-cell>
          <table:table-cell table:style-name="ce33" office:value-type="float" office:value="741" calcext:value-type="float">
            <text:p><text:s text:c="3"/>741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977" calcext:value-type="float">
            <text:p><text:s text:c="3"/>977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75" calcext:value-type="float">
            <text:p><text:s text:c="3"/>75</text:p>
          </table:table-cell>
          <table:table-cell table:style-name="ce33" office:value-type="float" office:value="77" calcext:value-type="float">
            <text:p><text:s text:c="3"/>77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48" calcext:value-type="float">
            <text:p><text:s text:c="3"/>548</text:p>
          </table:table-cell>
          <table:table-cell table:style-name="ce33" office:value-type="float" office:value="4958" calcext:value-type="float">
            <text:p><text:s text:c="2"/>4 958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856" calcext:value-type="float">
            <text:p><text:s text:c="3"/>856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33" office:value-type="float" office:value="200" calcext:value-type="float">
            <text:p><text:s text:c="3"/>200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639" calcext:value-type="float">
            <text:p><text:s text:c="3"/>639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45" calcext:value-type="float">
            <text:p><text:s text:c="3"/>45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04" calcext:value-type="float">
            <text:p><text:s text:c="3"/>104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8280" calcext:value-type="float">
            <text:p><text:s text:c="2"/>18 280</text:p>
          </table:table-cell>
          <table:table-cell table:style-name="ce5" table:number-columns-repeated="954"/>
        </table:table-row>
        <table:table-row table:style-name="ro9">
          <table:table-cell table:style-name="ce15" office:value-type="string" calcext:value-type="string">
            <text:p><text:s text:c="3"/>Contribuições sociais imputadas</text:p>
          </table:table-cell>
          <table:table-cell table:number-columns-repeated="60" table:style-name="ce33" office:value-type="float" office:value="0" calcext:value-type="float">
            <text:p><text:s text:c="3"/>0</text:p>
          </table:table-cell>
          <table:table-cell table:style-name="ce33" office:value-type="float" office:value="63871" calcext:value-type="float">
            <text:p><text:s text:c="2"/>63 871</text:p>
          </table:table-cell>
          <table:table-cell table:style-name="ce33" office:value-type="float" office:value="2636" calcext:value-type="float">
            <text:p><text:s text:c="2"/>2 63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5480" calcext:value-type="float">
            <text:p><text:s text:c="2"/>5 480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71987" calcext:value-type="float">
            <text:p><text:s text:c="2"/>71 987</text:p>
          </table:table-cell>
          <table:table-cell table:style-name="ce5" table:number-columns-repeated="954"/>
        </table:table-row>
        <table:table-row table:style-name="ro9">
          <table:table-cell table:style-name="ce27" office:value-type="string" calcext:value-type="string">
            <text:p>Excedente operacional bruto e rendimento misto bruto</text:p>
          </table:table-cell>
          <table:table-cell table:style-name="ce33" office:value-type="float" office:value="146514" calcext:value-type="float">
            <text:p><text:s text:c="2"/>146 514</text:p>
          </table:table-cell>
          <table:table-cell table:style-name="ce33" office:value-type="float" office:value="49563" calcext:value-type="float">
            <text:p><text:s text:c="2"/>49 563</text:p>
          </table:table-cell>
          <table:table-cell table:style-name="ce33" office:value-type="float" office:value="22111" calcext:value-type="float">
            <text:p><text:s text:c="2"/>22 111</text:p>
          </table:table-cell>
          <table:table-cell table:style-name="ce33" office:value-type="float" office:value="4729" calcext:value-type="float">
            <text:p><text:s text:c="2"/>4 729</text:p>
          </table:table-cell>
          <table:table-cell table:style-name="ce33" office:value-type="float" office:value="50208" calcext:value-type="float">
            <text:p><text:s text:c="2"/>50 208</text:p>
          </table:table-cell>
          <table:table-cell table:style-name="ce33" office:value-type="float" office:value="19249" calcext:value-type="float">
            <text:p><text:s text:c="2"/>19 249</text:p>
          </table:table-cell>
          <table:table-cell table:style-name="ce33" office:value-type="float" office:value="2040" calcext:value-type="float">
            <text:p><text:s text:c="2"/>2 040</text:p>
          </table:table-cell>
          <table:table-cell table:style-name="ce33" office:value-type="float" office:value="12887" calcext:value-type="float">
            <text:p><text:s text:c="2"/>12 887</text:p>
          </table:table-cell>
          <table:table-cell table:style-name="ce33" office:value-type="float" office:value="-1467" calcext:value-type="float">
            <text:p><text:s/>(-) <text:s/>1 467</text:p>
          </table:table-cell>
          <table:table-cell table:style-name="ce33" office:value-type="float" office:value="17679" calcext:value-type="float">
            <text:p><text:s text:c="2"/>17 679</text:p>
          </table:table-cell>
          <table:table-cell table:style-name="ce33" office:value-type="float" office:value="13846" calcext:value-type="float">
            <text:p><text:s text:c="2"/>13 846</text:p>
          </table:table-cell>
          <table:table-cell table:style-name="ce33" office:value-type="float" office:value="2778" calcext:value-type="float">
            <text:p><text:s text:c="2"/>2 778</text:p>
          </table:table-cell>
          <table:table-cell table:style-name="ce33" office:value-type="float" office:value="2995" calcext:value-type="float">
            <text:p><text:s text:c="2"/>2 995</text:p>
          </table:table-cell>
          <table:table-cell table:style-name="ce33" office:value-type="float" office:value="6643" calcext:value-type="float">
            <text:p><text:s text:c="2"/>6 643</text:p>
          </table:table-cell>
          <table:table-cell table:style-name="ce33" office:value-type="float" office:value="3346" calcext:value-type="float">
            <text:p><text:s text:c="2"/>3 346</text:p>
          </table:table-cell>
          <table:table-cell table:style-name="ce33" office:value-type="float" office:value="3712" calcext:value-type="float">
            <text:p><text:s text:c="2"/>3 712</text:p>
          </table:table-cell>
          <table:table-cell table:style-name="ce33" office:value-type="float" office:value="10777" calcext:value-type="float">
            <text:p><text:s text:c="2"/>10 777</text:p>
          </table:table-cell>
          <table:table-cell table:style-name="ce33" office:value-type="float" office:value="2485" calcext:value-type="float">
            <text:p><text:s text:c="2"/>2 485</text:p>
          </table:table-cell>
          <table:table-cell table:style-name="ce33" office:value-type="float" office:value="28675" calcext:value-type="float">
            <text:p><text:s text:c="2"/>28 675</text:p>
          </table:table-cell>
          <table:table-cell table:style-name="ce33" office:value-type="float" office:value="2231" calcext:value-type="float">
            <text:p><text:s text:c="2"/>2 231</text:p>
          </table:table-cell>
          <table:table-cell table:style-name="ce33" office:value-type="float" office:value="13230" calcext:value-type="float">
            <text:p><text:s text:c="2"/>13 230</text:p>
          </table:table-cell>
          <table:table-cell table:style-name="ce33" office:value-type="float" office:value="5183" calcext:value-type="float">
            <text:p><text:s text:c="2"/>5 183</text:p>
          </table:table-cell>
          <table:table-cell table:style-name="ce33" office:value-type="float" office:value="2469" calcext:value-type="float">
            <text:p><text:s text:c="2"/>2 469</text:p>
          </table:table-cell>
          <table:table-cell table:style-name="ce33" office:value-type="float" office:value="11449" calcext:value-type="float">
            <text:p><text:s text:c="2"/>11 449</text:p>
          </table:table-cell>
          <table:table-cell table:style-name="ce33" office:value-type="float" office:value="4758" calcext:value-type="float">
            <text:p><text:s text:c="2"/>4 758</text:p>
          </table:table-cell>
          <table:table-cell table:style-name="ce33" office:value-type="float" office:value="7039" calcext:value-type="float">
            <text:p><text:s text:c="2"/>7 039</text:p>
          </table:table-cell>
          <table:table-cell table:style-name="ce33" office:value-type="float" office:value="8988" calcext:value-type="float">
            <text:p><text:s text:c="2"/>8 988</text:p>
          </table:table-cell>
          <table:table-cell table:style-name="ce33" office:value-type="float" office:value="6353" calcext:value-type="float">
            <text:p><text:s text:c="2"/>6 353</text:p>
          </table:table-cell>
          <table:table-cell table:style-name="ce33" office:value-type="float" office:value="10815" calcext:value-type="float">
            <text:p><text:s text:c="2"/>10 815</text:p>
          </table:table-cell>
          <table:table-cell table:style-name="ce33" office:value-type="float" office:value="2831" calcext:value-type="float">
            <text:p><text:s text:c="2"/>2 831</text:p>
          </table:table-cell>
          <table:table-cell table:style-name="ce33" office:value-type="float" office:value="2034" calcext:value-type="float">
            <text:p><text:s text:c="2"/>2 034</text:p>
          </table:table-cell>
          <table:table-cell table:style-name="ce33" office:value-type="float" office:value="8546" calcext:value-type="float">
            <text:p><text:s text:c="2"/>8 546</text:p>
          </table:table-cell>
          <table:table-cell table:style-name="ce33" office:value-type="float" office:value="1349" calcext:value-type="float">
            <text:p><text:s text:c="2"/>1 349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947" calcext:value-type="float">
            <text:p><text:s text:c="2"/>1 947</text:p>
          </table:table-cell>
          <table:table-cell table:style-name="ce33" office:value-type="float" office:value="14643" calcext:value-type="float">
            <text:p><text:s text:c="2"/>14 643</text:p>
          </table:table-cell>
          <table:table-cell table:style-name="ce33" office:value-type="float" office:value="9915" calcext:value-type="float">
            <text:p><text:s text:c="2"/>9 915</text:p>
          </table:table-cell>
          <table:table-cell table:style-name="ce33" office:value-type="float" office:value="68014" calcext:value-type="float">
            <text:p><text:s text:c="2"/>68 014</text:p>
          </table:table-cell>
          <table:table-cell table:style-name="ce33" office:value-type="float" office:value="20299" calcext:value-type="float">
            <text:p><text:s text:c="2"/>20 299</text:p>
          </table:table-cell>
          <table:table-cell table:style-name="ce33" office:value-type="float" office:value="165926" calcext:value-type="float">
            <text:p><text:s text:c="2"/>165 926</text:p>
          </table:table-cell>
          <table:table-cell table:style-name="ce33" office:value-type="float" office:value="40841" calcext:value-type="float">
            <text:p><text:s text:c="2"/>40 841</text:p>
          </table:table-cell>
          <table:table-cell table:style-name="ce33" office:value-type="float" office:value="290346" calcext:value-type="float">
            <text:p><text:s text:c="2"/>290 346</text:p>
          </table:table-cell>
          <table:table-cell table:style-name="ce33" office:value-type="float" office:value="66875" calcext:value-type="float">
            <text:p><text:s text:c="2"/>66 875</text:p>
          </table:table-cell>
          <table:table-cell table:style-name="ce33" office:value-type="float" office:value="3340" calcext:value-type="float">
            <text:p><text:s text:c="2"/>3 340</text:p>
          </table:table-cell>
          <table:table-cell table:style-name="ce33" office:value-type="float" office:value="-758" calcext:value-type="float">
            <text:p><text:s/>(-) <text:s text:c="2"/>758</text:p>
          </table:table-cell>
          <table:table-cell table:style-name="ce33" office:value-type="float" office:value="22669" calcext:value-type="float">
            <text:p><text:s text:c="2"/>22 669</text:p>
          </table:table-cell>
          <table:table-cell table:style-name="ce33" office:value-type="float" office:value="3198" calcext:value-type="float">
            <text:p><text:s text:c="2"/>3 198</text:p>
          </table:table-cell>
          <table:table-cell table:style-name="ce33" office:value-type="float" office:value="60265" calcext:value-type="float">
            <text:p><text:s text:c="2"/>60 265</text:p>
          </table:table-cell>
          <table:table-cell table:style-name="ce33" office:value-type="float" office:value="1524" calcext:value-type="float">
            <text:p><text:s text:c="2"/>1 524</text:p>
          </table:table-cell>
          <table:table-cell table:style-name="ce33" office:value-type="float" office:value="7575" calcext:value-type="float">
            <text:p><text:s text:c="2"/>7 575</text:p>
          </table:table-cell>
          <table:table-cell table:style-name="ce33" office:value-type="float" office:value="43380" calcext:value-type="float">
            <text:p><text:s text:c="2"/>43 380</text:p>
          </table:table-cell>
          <table:table-cell table:style-name="ce33" office:value-type="float" office:value="34428" calcext:value-type="float">
            <text:p><text:s text:c="2"/>34 428</text:p>
          </table:table-cell>
          <table:table-cell table:style-name="ce33" office:value-type="float" office:value="214757" calcext:value-type="float">
            <text:p><text:s text:c="2"/>214 757</text:p>
          </table:table-cell>
          <table:table-cell table:style-name="ce33" office:value-type="float" office:value="491813" calcext:value-type="float">
            <text:p><text:s text:c="2"/>491 813</text:p>
          </table:table-cell>
          <table:table-cell table:style-name="ce33" office:value-type="float" office:value="71059" calcext:value-type="float">
            <text:p><text:s text:c="2"/>71 059</text:p>
          </table:table-cell>
          <table:table-cell table:style-name="ce33" office:value-type="float" office:value="22840" calcext:value-type="float">
            <text:p><text:s text:c="2"/>22 840</text:p>
          </table:table-cell>
          <table:table-cell table:style-name="ce33" office:value-type="float" office:value="21856" calcext:value-type="float">
            <text:p><text:s text:c="2"/>21 856</text:p>
          </table:table-cell>
          <table:table-cell table:style-name="ce33" office:value-type="float" office:value="18764" calcext:value-type="float">
            <text:p><text:s text:c="2"/>18 764</text:p>
          </table:table-cell>
          <table:table-cell table:style-name="ce33" office:value-type="float" office:value="44318" calcext:value-type="float">
            <text:p><text:s text:c="2"/>44 318</text:p>
          </table:table-cell>
          <table:table-cell table:style-name="ce33" office:value-type="float" office:value="3759" calcext:value-type="float">
            <text:p><text:s text:c="2"/>3 759</text:p>
          </table:table-cell>
          <table:table-cell table:style-name="ce33" office:value-type="float" office:value="70971" calcext:value-type="float">
            <text:p><text:s text:c="2"/>70 971</text:p>
          </table:table-cell>
          <table:table-cell table:style-name="ce33" office:value-type="float" office:value="11151" calcext:value-type="float">
            <text:p><text:s text:c="2"/>11 151</text:p>
          </table:table-cell>
          <table:table-cell table:style-name="ce33" office:value-type="float" office:value="5871" calcext:value-type="float">
            <text:p><text:s text:c="2"/>5 871</text:p>
          </table:table-cell>
          <table:table-cell table:style-name="ce33" office:value-type="float" office:value="5467" calcext:value-type="float">
            <text:p><text:s text:c="2"/>5 467</text:p>
          </table:table-cell>
          <table:table-cell table:style-name="ce33" office:value-type="float" office:value="63341" calcext:value-type="float">
            <text:p><text:s text:c="2"/>63 341</text:p>
          </table:table-cell>
          <table:table-cell table:style-name="ce33" office:value-type="float" office:value="7912" calcext:value-type="float">
            <text:p><text:s text:c="2"/>7 912</text:p>
          </table:table-cell>
          <table:table-cell table:style-name="ce33" office:value-type="float" office:value="30470" calcext:value-type="float">
            <text:p><text:s text:c="2"/>30 47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424832" calcext:value-type="float">
            <text:p><text:s/>2 424 832</text:p>
          </table:table-cell>
          <table:table-cell table:style-name="ce5" table:number-columns-repeated="954"/>
        </table:table-row>
        <table:table-row table:style-name="ro9">
          <table:table-cell table:style-name="ce15" office:value-type="string" calcext:value-type="string">
            <text:p><text:s text:c="3"/>Rendimento misto bruto</text:p>
          </table:table-cell>
          <table:table-cell table:style-name="ce33" office:value-type="float" office:value="77633" calcext:value-type="float">
            <text:p><text:s text:c="2"/>77 633</text:p>
          </table:table-cell>
          <table:table-cell table:style-name="ce33" office:value-type="float" office:value="37454" calcext:value-type="float">
            <text:p><text:s text:c="2"/>37 454</text:p>
          </table:table-cell>
          <table:table-cell table:style-name="ce33" office:value-type="float" office:value="11309" calcext:value-type="float">
            <text:p><text:s text:c="2"/>11 309</text:p>
          </table:table-cell>
          <table:table-cell table:style-name="ce33" office:value-type="float" office:value="394" calcext:value-type="float">
            <text:p><text:s text:c="3"/>394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408" calcext:value-type="float">
            <text:p><text:s text:c="3"/>40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324" calcext:value-type="float">
            <text:p><text:s text:c="2"/>3 324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437" calcext:value-type="float">
            <text:p><text:s text:c="2"/>1 437</text:p>
          </table:table-cell>
          <table:table-cell table:style-name="ce33" office:value-type="float" office:value="5567" calcext:value-type="float">
            <text:p><text:s text:c="2"/>5 567</text:p>
          </table:table-cell>
          <table:table-cell table:style-name="ce33" office:value-type="float" office:value="460" calcext:value-type="float">
            <text:p><text:s text:c="3"/>460</text:p>
          </table:table-cell>
          <table:table-cell table:style-name="ce33" office:value-type="float" office:value="1521" calcext:value-type="float">
            <text:p><text:s text:c="2"/>1 521</text:p>
          </table:table-cell>
          <table:table-cell table:style-name="ce33" office:value-type="float" office:value="246" calcext:value-type="float">
            <text:p><text:s text:c="3"/>246</text:p>
          </table:table-cell>
          <table:table-cell table:style-name="ce33" office:value-type="float" office:value="576" calcext:value-type="float">
            <text:p><text:s text:c="3"/>576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540" calcext:value-type="float">
            <text:p><text:s text:c="3"/>54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1049" calcext:value-type="float">
            <text:p><text:s text:c="2"/>1 04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11" calcext:value-type="float">
            <text:p><text:s/>(-) <text:s text:c="2"/>11</text:p>
          </table:table-cell>
          <table:table-cell table:style-name="ce33" office:value-type="float" office:value="2775" calcext:value-type="float">
            <text:p><text:s text:c="2"/>2 775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39" calcext:value-type="float">
            <text:p><text:s text:c="3"/>39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33" office:value-type="float" office:value="1373" calcext:value-type="float">
            <text:p><text:s text:c="2"/>1 373</text:p>
          </table:table-cell>
          <table:table-cell table:style-name="ce33" office:value-type="float" office:value="3900" calcext:value-type="float">
            <text:p><text:s text:c="2"/>3 90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755" calcext:value-type="float">
            <text:p><text:s text:c="2"/>1 755</text:p>
          </table:table-cell>
          <table:table-cell table:style-name="ce33" office:value-type="float" office:value="79250" calcext:value-type="float">
            <text:p><text:s text:c="2"/>79 250</text:p>
          </table:table-cell>
          <table:table-cell table:style-name="ce33" office:value-type="float" office:value="20491" calcext:value-type="float">
            <text:p><text:s text:c="2"/>20 491</text:p>
          </table:table-cell>
          <table:table-cell table:style-name="ce33" office:value-type="float" office:value="56609" calcext:value-type="float">
            <text:p><text:s text:c="2"/>56 609</text:p>
          </table:table-cell>
          <table:table-cell table:style-name="ce33" office:value-type="float" office:value="20784" calcext:value-type="float">
            <text:p><text:s text:c="2"/>20 784</text:p>
          </table:table-cell>
          <table:table-cell table:style-name="ce33" office:value-type="float" office:value="329" calcext:value-type="float">
            <text:p><text:s text:c="3"/>32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956" calcext:value-type="float">
            <text:p><text:s text:c="3"/>956</text:p>
          </table:table-cell>
          <table:table-cell table:style-name="ce33" office:value-type="float" office:value="955" calcext:value-type="float">
            <text:p><text:s text:c="3"/>955</text:p>
          </table:table-cell>
          <table:table-cell table:style-name="ce33" office:value-type="float" office:value="34486" calcext:value-type="float">
            <text:p><text:s text:c="2"/>34 486</text:p>
          </table:table-cell>
          <table:table-cell table:style-name="ce33" office:value-type="float" office:value="417" calcext:value-type="float">
            <text:p><text:s text:c="3"/>417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533" calcext:value-type="float">
            <text:p><text:s text:c="3"/>533</text:p>
          </table:table-cell>
          <table:table-cell table:style-name="ce33" office:value-type="float" office:value="7105" calcext:value-type="float">
            <text:p><text:s text:c="2"/>7 105</text:p>
          </table:table-cell>
          <table:table-cell table:style-name="ce33" office:value-type="float" office:value="2160" calcext:value-type="float">
            <text:p><text:s text:c="2"/>2 160</text:p>
          </table:table-cell>
          <table:table-cell table:style-name="ce33" office:value-type="float" office:value="4533" calcext:value-type="float">
            <text:p><text:s text:c="2"/>4 533</text:p>
          </table:table-cell>
          <table:table-cell table:style-name="ce33" office:value-type="float" office:value="28590" calcext:value-type="float">
            <text:p><text:s text:c="2"/>28 590</text:p>
          </table:table-cell>
          <table:table-cell table:style-name="ce33" office:value-type="float" office:value="10248" calcext:value-type="float">
            <text:p><text:s text:c="2"/>10 248</text:p>
          </table:table-cell>
          <table:table-cell table:style-name="ce33" office:value-type="float" office:value="5467" calcext:value-type="float">
            <text:p><text:s text:c="2"/>5 467</text:p>
          </table:table-cell>
          <table:table-cell table:style-name="ce33" office:value-type="float" office:value="684" calcext:value-type="float">
            <text:p><text:s text:c="3"/>684</text:p>
          </table:table-cell>
          <table:table-cell table:style-name="ce33" office:value-type="float" office:value="6437" calcext:value-type="float">
            <text:p><text:s text:c="2"/>6 437</text:p>
          </table:table-cell>
          <table:table-cell table:style-name="ce33" office:value-type="float" office:value="892" calcext:value-type="float">
            <text:p><text:s text:c="3"/>892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5307" calcext:value-type="float">
            <text:p><text:s text:c="2"/>5 307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31064" calcext:value-type="float">
            <text:p><text:s text:c="2"/>31 064</text:p>
          </table:table-cell>
          <table:table-cell table:style-name="ce33" office:value-type="float" office:value="5252" calcext:value-type="float">
            <text:p><text:s text:c="2"/>5 252</text:p>
          </table:table-cell>
          <table:table-cell table:style-name="ce33" office:value-type="float" office:value="24089" calcext:value-type="float">
            <text:p><text:s text:c="2"/>24 089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499417" calcext:value-type="float">
            <text:p><text:s text:c="2"/>499 417</text:p>
          </table:table-cell>
          <table:table-cell table:style-name="ce5" table:number-columns-repeated="954"/>
        </table:table-row>
        <table:table-row table:style-name="ro9">
          <table:table-cell table:style-name="ce15" office:value-type="string" calcext:value-type="string">
            <text:p><text:s text:c="3"/>Excedente operacional bruto (EOB)</text:p>
          </table:table-cell>
          <table:table-cell table:style-name="ce33" office:value-type="float" office:value="68881" calcext:value-type="float">
            <text:p><text:s text:c="2"/>68 881</text:p>
          </table:table-cell>
          <table:table-cell table:style-name="ce33" office:value-type="float" office:value="12109" calcext:value-type="float">
            <text:p><text:s text:c="2"/>12 109</text:p>
          </table:table-cell>
          <table:table-cell table:style-name="ce33" office:value-type="float" office:value="10802" calcext:value-type="float">
            <text:p><text:s text:c="2"/>10 802</text:p>
          </table:table-cell>
          <table:table-cell table:style-name="ce33" office:value-type="float" office:value="4335" calcext:value-type="float">
            <text:p><text:s text:c="2"/>4 335</text:p>
          </table:table-cell>
          <table:table-cell table:style-name="ce33" office:value-type="float" office:value="50208" calcext:value-type="float">
            <text:p><text:s text:c="2"/>50 208</text:p>
          </table:table-cell>
          <table:table-cell table:style-name="ce33" office:value-type="float" office:value="19249" calcext:value-type="float">
            <text:p><text:s text:c="2"/>19 249</text:p>
          </table:table-cell>
          <table:table-cell table:style-name="ce33" office:value-type="float" office:value="2040" calcext:value-type="float">
            <text:p><text:s text:c="2"/>2 040</text:p>
          </table:table-cell>
          <table:table-cell table:style-name="ce33" office:value-type="float" office:value="12479" calcext:value-type="float">
            <text:p><text:s text:c="2"/>12 479</text:p>
          </table:table-cell>
          <table:table-cell table:style-name="ce33" office:value-type="float" office:value="-1467" calcext:value-type="float">
            <text:p><text:s/>(-) <text:s/>1 467</text:p>
          </table:table-cell>
          <table:table-cell table:style-name="ce33" office:value-type="float" office:value="14355" calcext:value-type="float">
            <text:p><text:s text:c="2"/>14 355</text:p>
          </table:table-cell>
          <table:table-cell table:style-name="ce33" office:value-type="float" office:value="13825" calcext:value-type="float">
            <text:p><text:s text:c="2"/>13 825</text:p>
          </table:table-cell>
          <table:table-cell table:style-name="ce33" office:value-type="float" office:value="2778" calcext:value-type="float">
            <text:p><text:s text:c="2"/>2 778</text:p>
          </table:table-cell>
          <table:table-cell table:style-name="ce33" office:value-type="float" office:value="1558" calcext:value-type="float">
            <text:p><text:s text:c="2"/>1 558</text:p>
          </table:table-cell>
          <table:table-cell table:style-name="ce33" office:value-type="float" office:value="1076" calcext:value-type="float">
            <text:p><text:s text:c="2"/>1 076</text:p>
          </table:table-cell>
          <table:table-cell table:style-name="ce33" office:value-type="float" office:value="2886" calcext:value-type="float">
            <text:p><text:s text:c="2"/>2 886</text:p>
          </table:table-cell>
          <table:table-cell table:style-name="ce33" office:value-type="float" office:value="2191" calcext:value-type="float">
            <text:p><text:s text:c="2"/>2 191</text:p>
          </table:table-cell>
          <table:table-cell table:style-name="ce33" office:value-type="float" office:value="10531" calcext:value-type="float">
            <text:p><text:s text:c="2"/>10 531</text:p>
          </table:table-cell>
          <table:table-cell table:style-name="ce33" office:value-type="float" office:value="1909" calcext:value-type="float">
            <text:p><text:s text:c="2"/>1 909</text:p>
          </table:table-cell>
          <table:table-cell table:style-name="ce33" office:value-type="float" office:value="28675" calcext:value-type="float">
            <text:p><text:s text:c="2"/>28 675</text:p>
          </table:table-cell>
          <table:table-cell table:style-name="ce33" office:value-type="float" office:value="2231" calcext:value-type="float">
            <text:p><text:s text:c="2"/>2 231</text:p>
          </table:table-cell>
          <table:table-cell table:style-name="ce33" office:value-type="float" office:value="13230" calcext:value-type="float">
            <text:p><text:s text:c="2"/>13 230</text:p>
          </table:table-cell>
          <table:table-cell table:style-name="ce33" office:value-type="float" office:value="5183" calcext:value-type="float">
            <text:p><text:s text:c="2"/>5 183</text:p>
          </table:table-cell>
          <table:table-cell table:style-name="ce33" office:value-type="float" office:value="1929" calcext:value-type="float">
            <text:p><text:s text:c="2"/>1 929</text:p>
          </table:table-cell>
          <table:table-cell table:style-name="ce33" office:value-type="float" office:value="11449" calcext:value-type="float">
            <text:p><text:s text:c="2"/>11 449</text:p>
          </table:table-cell>
          <table:table-cell table:style-name="ce33" office:value-type="float" office:value="4513" calcext:value-type="float">
            <text:p><text:s text:c="2"/>4 513</text:p>
          </table:table-cell>
          <table:table-cell table:style-name="ce33" office:value-type="float" office:value="5990" calcext:value-type="float">
            <text:p><text:s text:c="2"/>5 990</text:p>
          </table:table-cell>
          <table:table-cell table:style-name="ce33" office:value-type="float" office:value="8988" calcext:value-type="float">
            <text:p><text:s text:c="2"/>8 988</text:p>
          </table:table-cell>
          <table:table-cell table:style-name="ce33" office:value-type="float" office:value="6364" calcext:value-type="float">
            <text:p><text:s text:c="2"/>6 364</text:p>
          </table:table-cell>
          <table:table-cell table:style-name="ce33" office:value-type="float" office:value="8040" calcext:value-type="float">
            <text:p><text:s text:c="2"/>8 040</text:p>
          </table:table-cell>
          <table:table-cell table:style-name="ce33" office:value-type="float" office:value="2831" calcext:value-type="float">
            <text:p><text:s text:c="2"/>2 831</text:p>
          </table:table-cell>
          <table:table-cell table:style-name="ce33" office:value-type="float" office:value="2034" calcext:value-type="float">
            <text:p><text:s text:c="2"/>2 034</text:p>
          </table:table-cell>
          <table:table-cell table:style-name="ce33" office:value-type="float" office:value="8546" calcext:value-type="float">
            <text:p><text:s text:c="2"/>8 546</text:p>
          </table:table-cell>
          <table:table-cell table:style-name="ce33" office:value-type="float" office:value="1349" calcext:value-type="float">
            <text:p><text:s text:c="2"/>1 349</text:p>
          </table:table-cell>
          <table:table-cell table:style-name="ce33" office:value-type="float" office:value="-28" calcext:value-type="float">
            <text:p><text:s/>(-) <text:s text:c="2"/>28</text:p>
          </table:table-cell>
          <table:table-cell table:style-name="ce33" office:value-type="float" office:value="1931" calcext:value-type="float">
            <text:p><text:s text:c="2"/>1 931</text:p>
          </table:table-cell>
          <table:table-cell table:style-name="ce33" office:value-type="float" office:value="13270" calcext:value-type="float">
            <text:p><text:s text:c="2"/>13 270</text:p>
          </table:table-cell>
          <table:table-cell table:style-name="ce33" office:value-type="float" office:value="6015" calcext:value-type="float">
            <text:p><text:s text:c="2"/>6 015</text:p>
          </table:table-cell>
          <table:table-cell table:style-name="ce33" office:value-type="float" office:value="68014" calcext:value-type="float">
            <text:p><text:s text:c="2"/>68 014</text:p>
          </table:table-cell>
          <table:table-cell table:style-name="ce33" office:value-type="float" office:value="18544" calcext:value-type="float">
            <text:p><text:s text:c="2"/>18 544</text:p>
          </table:table-cell>
          <table:table-cell table:style-name="ce33" office:value-type="float" office:value="86676" calcext:value-type="float">
            <text:p><text:s text:c="2"/>86 676</text:p>
          </table:table-cell>
          <table:table-cell table:style-name="ce33" office:value-type="float" office:value="20350" calcext:value-type="float">
            <text:p><text:s text:c="2"/>20 350</text:p>
          </table:table-cell>
          <table:table-cell table:style-name="ce33" office:value-type="float" office:value="233737" calcext:value-type="float">
            <text:p><text:s text:c="2"/>233 737</text:p>
          </table:table-cell>
          <table:table-cell table:style-name="ce33" office:value-type="float" office:value="46091" calcext:value-type="float">
            <text:p><text:s text:c="2"/>46 091</text:p>
          </table:table-cell>
          <table:table-cell table:style-name="ce33" office:value-type="float" office:value="3011" calcext:value-type="float">
            <text:p><text:s text:c="2"/>3 011</text:p>
          </table:table-cell>
          <table:table-cell table:style-name="ce33" office:value-type="float" office:value="-758" calcext:value-type="float">
            <text:p><text:s/>(-) <text:s text:c="2"/>758</text:p>
          </table:table-cell>
          <table:table-cell table:style-name="ce33" office:value-type="float" office:value="21713" calcext:value-type="float">
            <text:p><text:s text:c="2"/>21 713</text:p>
          </table:table-cell>
          <table:table-cell table:style-name="ce33" office:value-type="float" office:value="2243" calcext:value-type="float">
            <text:p><text:s text:c="2"/>2 243</text:p>
          </table:table-cell>
          <table:table-cell table:style-name="ce33" office:value-type="float" office:value="25779" calcext:value-type="float">
            <text:p><text:s text:c="2"/>25 779</text:p>
          </table:table-cell>
          <table:table-cell table:style-name="ce33" office:value-type="float" office:value="1107" calcext:value-type="float">
            <text:p><text:s text:c="2"/>1 107</text:p>
          </table:table-cell>
          <table:table-cell table:style-name="ce33" office:value-type="float" office:value="6827" calcext:value-type="float">
            <text:p><text:s text:c="2"/>6 827</text:p>
          </table:table-cell>
          <table:table-cell table:style-name="ce33" office:value-type="float" office:value="42847" calcext:value-type="float">
            <text:p><text:s text:c="2"/>42 847</text:p>
          </table:table-cell>
          <table:table-cell table:style-name="ce33" office:value-type="float" office:value="27323" calcext:value-type="float">
            <text:p><text:s text:c="2"/>27 323</text:p>
          </table:table-cell>
          <table:table-cell table:style-name="ce33" office:value-type="float" office:value="212597" calcext:value-type="float">
            <text:p><text:s text:c="2"/>212 597</text:p>
          </table:table-cell>
          <table:table-cell table:style-name="ce33" office:value-type="float" office:value="487280" calcext:value-type="float">
            <text:p><text:s text:c="2"/>487 280</text:p>
          </table:table-cell>
          <table:table-cell table:style-name="ce33" office:value-type="float" office:value="42469" calcext:value-type="float">
            <text:p><text:s text:c="2"/>42 469</text:p>
          </table:table-cell>
          <table:table-cell table:style-name="ce33" office:value-type="float" office:value="12592" calcext:value-type="float">
            <text:p><text:s text:c="2"/>12 592</text:p>
          </table:table-cell>
          <table:table-cell table:style-name="ce33" office:value-type="float" office:value="16389" calcext:value-type="float">
            <text:p><text:s text:c="2"/>16 389</text:p>
          </table:table-cell>
          <table:table-cell table:style-name="ce33" office:value-type="float" office:value="18080" calcext:value-type="float">
            <text:p><text:s text:c="2"/>18 080</text:p>
          </table:table-cell>
          <table:table-cell table:style-name="ce33" office:value-type="float" office:value="37881" calcext:value-type="float">
            <text:p><text:s text:c="2"/>37 881</text:p>
          </table:table-cell>
          <table:table-cell table:style-name="ce33" office:value-type="float" office:value="2867" calcext:value-type="float">
            <text:p><text:s text:c="2"/>2 867</text:p>
          </table:table-cell>
          <table:table-cell table:style-name="ce33" office:value-type="float" office:value="70971" calcext:value-type="float">
            <text:p><text:s text:c="2"/>70 971</text:p>
          </table:table-cell>
          <table:table-cell table:style-name="ce33" office:value-type="float" office:value="11151" calcext:value-type="float">
            <text:p><text:s text:c="2"/>11 151</text:p>
          </table:table-cell>
          <table:table-cell table:style-name="ce33" office:value-type="float" office:value="564" calcext:value-type="float">
            <text:p><text:s text:c="3"/>564</text:p>
          </table:table-cell>
          <table:table-cell table:style-name="ce33" office:value-type="float" office:value="5467" calcext:value-type="float">
            <text:p><text:s text:c="2"/>5 467</text:p>
          </table:table-cell>
          <table:table-cell table:style-name="ce33" office:value-type="float" office:value="32277" calcext:value-type="float">
            <text:p><text:s text:c="2"/>32 277</text:p>
          </table:table-cell>
          <table:table-cell table:style-name="ce33" office:value-type="float" office:value="2660" calcext:value-type="float">
            <text:p><text:s text:c="2"/>2 660</text:p>
          </table:table-cell>
          <table:table-cell table:style-name="ce33" office:value-type="float" office:value="6381" calcext:value-type="float">
            <text:p><text:s text:c="2"/>6 38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1925415" calcext:value-type="float">
            <text:p><text:s/>1 925 415</text:p>
          </table:table-cell>
          <table:table-cell table:style-name="ce5" table:number-columns-repeated="954"/>
        </table:table-row>
        <table:table-row table:style-name="ro9">
          <table:table-cell table:style-name="ce27" office:value-type="string" calcext:value-type="string">
            <text:p>Outros impostos sobre a produção</text:p>
          </table:table-cell>
          <table:table-cell table:style-name="ce33" office:value-type="float" office:value="1255" calcext:value-type="float">
            <text:p><text:s text:c="2"/>1 255</text:p>
          </table:table-cell>
          <table:table-cell table:style-name="ce33" office:value-type="float" office:value="564" calcext:value-type="float">
            <text:p><text:s text:c="3"/>564</text:p>
          </table:table-cell>
          <table:table-cell table:style-name="ce33" office:value-type="float" office:value="123" calcext:value-type="float">
            <text:p><text:s text:c="3"/>123</text:p>
          </table:table-cell>
          <table:table-cell table:style-name="ce33" office:value-type="float" office:value="177" calcext:value-type="float">
            <text:p><text:s text:c="3"/>177</text:p>
          </table:table-cell>
          <table:table-cell table:style-name="ce33" office:value-type="float" office:value="1210" calcext:value-type="float">
            <text:p><text:s text:c="2"/>1 210</text:p>
          </table:table-cell>
          <table:table-cell table:style-name="ce33" office:value-type="float" office:value="354" calcext:value-type="float">
            <text:p><text:s text:c="3"/>354</text:p>
          </table:table-cell>
          <table:table-cell table:style-name="ce33" office:value-type="float" office:value="138" calcext:value-type="float">
            <text:p><text:s text:c="3"/>138</text:p>
          </table:table-cell>
          <table:table-cell table:style-name="ce33" office:value-type="float" office:value="1875" calcext:value-type="float">
            <text:p><text:s text:c="2"/>1 875</text:p>
          </table:table-cell>
          <table:table-cell table:style-name="ce33" office:value-type="float" office:value="604" calcext:value-type="float">
            <text:p><text:s text:c="3"/>604</text:p>
          </table:table-cell>
          <table:table-cell table:style-name="ce33" office:value-type="float" office:value="2126" calcext:value-type="float">
            <text:p><text:s text:c="2"/>2 126</text:p>
          </table:table-cell>
          <table:table-cell table:style-name="ce33" office:value-type="float" office:value="717" calcext:value-type="float">
            <text:p><text:s text:c="3"/>717</text:p>
          </table:table-cell>
          <table:table-cell table:style-name="ce33" office:value-type="float" office:value="101" calcext:value-type="float">
            <text:p><text:s text:c="3"/>101</text:p>
          </table:table-cell>
          <table:table-cell table:style-name="ce33" office:value-type="float" office:value="419" calcext:value-type="float">
            <text:p><text:s text:c="3"/>419</text:p>
          </table:table-cell>
          <table:table-cell table:style-name="ce33" office:value-type="float" office:value="583" calcext:value-type="float">
            <text:p><text:s text:c="3"/>583</text:p>
          </table:table-cell>
          <table:table-cell table:style-name="ce33" office:value-type="float" office:value="409" calcext:value-type="float">
            <text:p><text:s text:c="3"/>409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33" office:value-type="float" office:value="645" calcext:value-type="float">
            <text:p><text:s text:c="3"/>645</text:p>
          </table:table-cell>
          <table:table-cell table:style-name="ce33" office:value-type="float" office:value="234" calcext:value-type="float">
            <text:p><text:s text:c="3"/>234</text:p>
          </table:table-cell>
          <table:table-cell table:style-name="ce33" office:value-type="float" office:value="1007" calcext:value-type="float">
            <text:p><text:s text:c="2"/>1 007</text:p>
          </table:table-cell>
          <table:table-cell table:style-name="ce33" office:value-type="float" office:value="372" calcext:value-type="float">
            <text:p><text:s text:c="3"/>372</text:p>
          </table:table-cell>
          <table:table-cell table:style-name="ce33" office:value-type="float" office:value="969" calcext:value-type="float">
            <text:p><text:s text:c="3"/>969</text:p>
          </table:table-cell>
          <table:table-cell table:style-name="ce33" office:value-type="float" office:value="570" calcext:value-type="float">
            <text:p><text:s text:c="3"/>570</text:p>
          </table:table-cell>
          <table:table-cell table:style-name="ce33" office:value-type="float" office:value="339" calcext:value-type="float">
            <text:p><text:s text:c="3"/>339</text:p>
          </table:table-cell>
          <table:table-cell table:style-name="ce33" office:value-type="float" office:value="514" calcext:value-type="float">
            <text:p><text:s text:c="3"/>514</text:p>
          </table:table-cell>
          <table:table-cell table:style-name="ce33" office:value-type="float" office:value="945" calcext:value-type="float">
            <text:p><text:s text:c="3"/>945</text:p>
          </table:table-cell>
          <table:table-cell table:style-name="ce33" office:value-type="float" office:value="855" calcext:value-type="float">
            <text:p><text:s text:c="3"/>855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926" calcext:value-type="float">
            <text:p><text:s text:c="3"/>926</text:p>
          </table:table-cell>
          <table:table-cell table:style-name="ce33" office:value-type="float" office:value="768" calcext:value-type="float">
            <text:p><text:s text:c="3"/>768</text:p>
          </table:table-cell>
          <table:table-cell table:style-name="ce33" office:value-type="float" office:value="671" calcext:value-type="float">
            <text:p><text:s text:c="3"/>671</text:p>
          </table:table-cell>
          <table:table-cell table:style-name="ce33" office:value-type="float" office:value="1215" calcext:value-type="float">
            <text:p><text:s text:c="2"/>1 215</text:p>
          </table:table-cell>
          <table:table-cell table:style-name="ce33" office:value-type="float" office:value="1160" calcext:value-type="float">
            <text:p><text:s text:c="2"/>1 160</text:p>
          </table:table-cell>
          <table:table-cell table:style-name="ce33" office:value-type="float" office:value="775" calcext:value-type="float">
            <text:p><text:s text:c="3"/>775</text:p>
          </table:table-cell>
          <table:table-cell table:style-name="ce33" office:value-type="float" office:value="474" calcext:value-type="float">
            <text:p><text:s text:c="3"/>474</text:p>
          </table:table-cell>
          <table:table-cell table:style-name="ce33" office:value-type="float" office:value="643" calcext:value-type="float">
            <text:p><text:s text:c="3"/>643</text:p>
          </table:table-cell>
          <table:table-cell table:style-name="ce33" office:value-type="float" office:value="387" calcext:value-type="float">
            <text:p><text:s text:c="3"/>387</text:p>
          </table:table-cell>
          <table:table-cell table:style-name="ce33" office:value-type="float" office:value="2114" calcext:value-type="float">
            <text:p><text:s text:c="2"/>2 114</text:p>
          </table:table-cell>
          <table:table-cell table:style-name="ce33" office:value-type="float" office:value="656" calcext:value-type="float">
            <text:p><text:s text:c="3"/>656</text:p>
          </table:table-cell>
          <table:table-cell table:style-name="ce33" office:value-type="float" office:value="4023" calcext:value-type="float">
            <text:p><text:s text:c="2"/>4 023</text:p>
          </table:table-cell>
          <table:table-cell table:style-name="ce33" office:value-type="float" office:value="1271" calcext:value-type="float">
            <text:p><text:s text:c="2"/>1 271</text:p>
          </table:table-cell>
          <table:table-cell table:style-name="ce33" office:value-type="float" office:value="10006" calcext:value-type="float">
            <text:p><text:s text:c="2"/>10 006</text:p>
          </table:table-cell>
          <table:table-cell table:style-name="ce33" office:value-type="float" office:value="2944" calcext:value-type="float">
            <text:p><text:s text:c="2"/>2 944</text:p>
          </table:table-cell>
          <table:table-cell table:style-name="ce33" office:value-type="float" office:value="370" calcext:value-type="float">
            <text:p><text:s text:c="3"/>370</text:p>
          </table:table-cell>
          <table:table-cell table:style-name="ce33" office:value-type="float" office:value="574" calcext:value-type="float">
            <text:p><text:s text:c="3"/>574</text:p>
          </table:table-cell>
          <table:table-cell table:style-name="ce33" office:value-type="float" office:value="1611" calcext:value-type="float">
            <text:p><text:s text:c="2"/>1 611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374" calcext:value-type="float">
            <text:p><text:s text:c="2"/>1 374</text:p>
          </table:table-cell>
          <table:table-cell table:style-name="ce33" office:value-type="float" office:value="237" calcext:value-type="float">
            <text:p><text:s text:c="3"/>237</text:p>
          </table:table-cell>
          <table:table-cell table:style-name="ce33" office:value-type="float" office:value="1273" calcext:value-type="float">
            <text:p><text:s text:c="2"/>1 273</text:p>
          </table:table-cell>
          <table:table-cell table:style-name="ce33" office:value-type="float" office:value="4701" calcext:value-type="float">
            <text:p><text:s text:c="2"/>4 701</text:p>
          </table:table-cell>
          <table:table-cell table:style-name="ce33" office:value-type="float" office:value="1570" calcext:value-type="float">
            <text:p><text:s text:c="2"/>1 570</text:p>
          </table:table-cell>
          <table:table-cell table:style-name="ce33" office:value-type="float" office:value="7277" calcext:value-type="float">
            <text:p><text:s text:c="2"/>7 277</text:p>
          </table:table-cell>
          <table:table-cell table:style-name="ce33" office:value-type="float" office:value="358" calcext:value-type="float">
            <text:p><text:s text:c="3"/>358</text:p>
          </table:table-cell>
          <table:table-cell table:style-name="ce33" office:value-type="float" office:value="2003" calcext:value-type="float">
            <text:p><text:s text:c="2"/>2 003</text:p>
          </table:table-cell>
          <table:table-cell table:style-name="ce33" office:value-type="float" office:value="712" calcext:value-type="float">
            <text:p><text:s text:c="3"/>712</text:p>
          </table:table-cell>
          <table:table-cell table:style-name="ce33" office:value-type="float" office:value="383" calcext:value-type="float">
            <text:p><text:s text:c="3"/>383</text:p>
          </table:table-cell>
          <table:table-cell table:style-name="ce33" office:value-type="float" office:value="454" calcext:value-type="float">
            <text:p><text:s text:c="3"/>454</text:p>
          </table:table-cell>
          <table:table-cell table:style-name="ce33" office:value-type="float" office:value="2724" calcext:value-type="float">
            <text:p><text:s text:c="2"/>2 724</text:p>
          </table:table-cell>
          <table:table-cell table:style-name="ce33" office:value-type="float" office:value="872" calcext:value-type="float">
            <text:p><text:s text:c="3"/>872</text:p>
          </table:table-cell>
          <table:table-cell table:style-name="ce33" office:value-type="float" office:value="136" calcext:value-type="float">
            <text:p><text:s text:c="3"/>136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2064" calcext:value-type="float">
            <text:p><text:s text:c="2"/>2 064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209" calcext:value-type="float">
            <text:p><text:s text:c="2"/>2 209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1048" calcext:value-type="float">
            <text:p><text:s text:c="2"/>1 04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79101" calcext:value-type="float">
            <text:p><text:s text:c="2"/>79 101</text:p>
          </table:table-cell>
          <table:table-cell table:style-name="ce5" table:number-columns-repeated="954"/>
        </table:table-row>
        <table:table-row table:style-name="ro9">
          <table:table-cell table:style-name="ce15" office:value-type="string" calcext:value-type="string">
            <text:p>Outros subsídios à produção</text:p>
          </table:table-cell>
          <table:table-cell table:style-name="ce33" office:value-type="float" office:value="-10763" calcext:value-type="float">
            <text:p><text:s/>(-) <text:s/>10 763</text:p>
          </table:table-cell>
          <table:table-cell table:style-name="ce33" office:value-type="float" office:value="-168" calcext:value-type="float">
            <text:p><text:s/>(-) <text:s text:c="2"/>168</text:p>
          </table:table-cell>
          <table:table-cell table:style-name="ce33" office:value-type="float" office:value="-42" calcext:value-type="float">
            <text:p><text:s/>(-) <text:s text:c="2"/>42</text:p>
          </table:table-cell>
          <table:table-cell table:style-name="ce33" office:value-type="float" office:value="-91" calcext:value-type="float">
            <text:p><text:s/>(-) <text:s text:c="2"/>9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36" calcext:value-type="float">
            <text:p><text:s/>(-) <text:s text:c="2"/>36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121" calcext:value-type="float">
            <text:p><text:s/>(-) <text:s text:c="2"/>121</text:p>
          </table:table-cell>
          <table:table-cell table:style-name="ce33" office:value-type="float" office:value="-169" calcext:value-type="float">
            <text:p><text:s/>(-) <text:s text:c="2"/>169</text:p>
          </table:table-cell>
          <table:table-cell table:style-name="ce33" office:value-type="float" office:value="-157" calcext:value-type="float">
            <text:p><text:s/>(-) <text:s text:c="2"/>157</text:p>
          </table:table-cell>
          <table:table-cell table:style-name="ce33" office:value-type="float" office:value="-47" calcext:value-type="float">
            <text:p><text:s/>(-) <text:s text:c="2"/>47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31" calcext:value-type="float">
            <text:p><text:s/>(-) <text:s text:c="2"/>31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-46" calcext:value-type="float">
            <text:p><text:s/>(-) <text:s text:c="2"/>46</text:p>
          </table:table-cell>
          <table:table-cell table:style-name="ce33" office:value-type="float" office:value="-118" calcext:value-type="float">
            <text:p><text:s/>(-) <text:s text:c="2"/>11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223" calcext:value-type="float">
            <text:p><text:s/>(-) <text:s text:c="2"/>223</text:p>
          </table:table-cell>
          <table:table-cell table:style-name="ce33" office:value-type="float" office:value="-198" calcext:value-type="float">
            <text:p><text:s/>(-) <text:s text:c="2"/>198</text:p>
          </table:table-cell>
          <table:table-cell table:style-name="ce33" office:value-type="float" office:value="-45" calcext:value-type="float">
            <text:p><text:s/>(-) <text:s text:c="2"/>45</text:p>
          </table:table-cell>
          <table:table-cell table:number-columns-repeated="2" table:style-name="ce33" office:value-type="float" office:value="0" calcext:value-type="float">
            <text:p><text:s text:c="3"/>0</text:p>
          </table:table-cell>
          <table:table-cell table:style-name="ce33" office:value-type="float" office:value="-31" calcext:value-type="float">
            <text:p><text:s/>(-) <text:s text:c="2"/>31</text:p>
          </table:table-cell>
          <table:table-cell table:style-name="ce33" office:value-type="float" office:value="-178" calcext:value-type="float">
            <text:p><text:s/>(-) <text:s text:c="2"/>178</text:p>
          </table:table-cell>
          <table:table-cell table:style-name="ce33" office:value-type="float" office:value="-147" calcext:value-type="float">
            <text:p><text:s/>(-) <text:s text:c="2"/>147</text:p>
          </table:table-cell>
          <table:table-cell table:style-name="ce33" office:value-type="float" office:value="-80" calcext:value-type="float">
            <text:p><text:s/>(-) <text:s text:c="2"/>80</text:p>
          </table:table-cell>
          <table:table-cell table:style-name="ce33" office:value-type="float" office:value="-41" calcext:value-type="float">
            <text:p><text:s/>(-) <text:s text:c="2"/>41</text:p>
          </table:table-cell>
          <table:table-cell table:style-name="ce33" office:value-type="float" office:value="-98" calcext:value-type="float">
            <text:p><text:s/>(-) <text:s text:c="2"/>98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110" calcext:value-type="float">
            <text:p><text:s/>(-) <text:s text:c="2"/>110</text:p>
          </table:table-cell>
          <table:table-cell table:style-name="ce33" office:value-type="float" office:value="-289" calcext:value-type="float">
            <text:p><text:s/>(-) <text:s text:c="2"/>289</text:p>
          </table:table-cell>
          <table:table-cell table:style-name="ce33" office:value-type="float" office:value="-326" calcext:value-type="float">
            <text:p><text:s/>(-) <text:s text:c="2"/>326</text:p>
          </table:table-cell>
          <table:table-cell table:style-name="ce33" office:value-type="float" office:value="-266" calcext:value-type="float">
            <text:p><text:s/>(-) <text:s text:c="2"/>266</text:p>
          </table:table-cell>
          <table:table-cell table:style-name="ce33" office:value-type="float" office:value="-74" calcext:value-type="float">
            <text:p><text:s/>(-) <text:s text:c="2"/>74</text:p>
          </table:table-cell>
          <table:table-cell table:style-name="ce33" office:value-type="float" office:value="-42" calcext:value-type="float">
            <text:p><text:s/>(-) <text:s text:c="2"/>4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807" calcext:value-type="float">
            <text:p><text:s/>(-) <text:s text:c="2"/>807</text:p>
          </table:table-cell>
          <table:table-cell table:style-name="ce33" office:value-type="float" office:value="-46" calcext:value-type="float">
            <text:p><text:s/>(-) <text:s text:c="2"/>46</text:p>
          </table:table-cell>
          <table:table-cell table:style-name="ce33" office:value-type="float" office:value="-540" calcext:value-type="float">
            <text:p><text:s/>(-) <text:s text:c="2"/>540</text:p>
          </table:table-cell>
          <table:table-cell table:style-name="ce33" office:value-type="float" office:value="-42" calcext:value-type="float">
            <text:p><text:s/>(-) <text:s text:c="2"/>42</text:p>
          </table:table-cell>
          <table:table-cell table:style-name="ce33" office:value-type="float" office:value="-1375" calcext:value-type="float">
            <text:p><text:s/>(-) <text:s/>1 375</text:p>
          </table:table-cell>
          <table:table-cell table:style-name="ce33" office:value-type="float" office:value="-2421" calcext:value-type="float">
            <text:p><text:s/>(-) <text:s/>2 421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37" calcext:value-type="float">
            <text:p><text:s/>(-) <text:s text:c="2"/>37</text:p>
          </table:table-cell>
          <table:table-cell table:style-name="ce33" office:value-type="float" office:value="-72" calcext:value-type="float">
            <text:p><text:s/>(-) <text:s text:c="2"/>72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-95" calcext:value-type="float">
            <text:p><text:s/>(-) <text:s text:c="2"/>95</text:p>
          </table:table-cell>
          <table:table-cell table:number-columns-repeated="4" table:style-name="ce33" office:value-type="float" office:value="0" calcext:value-type="float">
            <text:p><text:s text:c="3"/>0</text:p>
          </table:table-cell>
          <table:table-cell table:style-name="ce33" office:value-type="float" office:value="-642" calcext:value-type="float">
            <text:p><text:s/>(-) <text:s text:c="2"/>642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 office:value-type="float" office:value="-230" calcext:value-type="float">
            <text:p><text:s/>(-) <text:s text:c="2"/>230</text:p>
          </table:table-cell>
          <table:table-cell table:style-name="ce33" office:value-type="float" office:value="-72" calcext:value-type="float">
            <text:p><text:s/>(-) <text:s text:c="2"/>72</text:p>
          </table:table-cell>
          <table:table-cell table:number-columns-repeated="5" table:style-name="ce33" office:value-type="float" office:value="0" calcext:value-type="float">
            <text:p><text:s text:c="3"/>0</text:p>
          </table:table-cell>
          <table:table-cell table:style-name="ce33" office:value-type="float" office:value="-36" calcext:value-type="float">
            <text:p><text:s/>(-) <text:s text:c="2"/>36</text:p>
          </table:table-cell>
          <table:table-cell table:number-columns-repeated="3" table:style-name="ce33" office:value-type="float" office:value="0" calcext:value-type="float">
            <text:p><text:s text:c="3"/>0</text:p>
          </table:table-cell>
          <table:table-cell table:style-name="ce33" office:value-type="float" office:value="-20352" calcext:value-type="float">
            <text:p><text:s/>(-) <text:s/>20 352</text:p>
          </table:table-cell>
          <table:table-cell table:style-name="ce5" table:number-columns-repeated="954"/>
        </table:table-row>
        <table:table-row table:style-name="ro9">
          <table:table-cell table:style-name="ce15" office:value-type="string" calcext:value-type="string">
            <text:p>Valor da produção</text:p>
          </table:table-cell>
          <table:table-cell table:style-name="ce33" office:value-type="float" office:value="309301" calcext:value-type="float">
            <text:p><text:s text:c="2"/>309 301</text:p>
          </table:table-cell>
          <table:table-cell table:style-name="ce33" office:value-type="float" office:value="137018" calcext:value-type="float">
            <text:p><text:s text:c="2"/>137 018</text:p>
          </table:table-cell>
          <table:table-cell table:style-name="ce33" office:value-type="float" office:value="32411" calcext:value-type="float">
            <text:p><text:s text:c="2"/>32 411</text:p>
          </table:table-cell>
          <table:table-cell table:style-name="ce33" office:value-type="float" office:value="19733" calcext:value-type="float">
            <text:p><text:s text:c="2"/>19 733</text:p>
          </table:table-cell>
          <table:table-cell table:style-name="ce33" office:value-type="float" office:value="171984" calcext:value-type="float">
            <text:p><text:s text:c="2"/>171 984</text:p>
          </table:table-cell>
          <table:table-cell table:style-name="ce33" office:value-type="float" office:value="52753" calcext:value-type="float">
            <text:p><text:s text:c="2"/>52 753</text:p>
          </table:table-cell>
          <table:table-cell table:style-name="ce33" office:value-type="float" office:value="16103" calcext:value-type="float">
            <text:p><text:s text:c="2"/>16 103</text:p>
          </table:table-cell>
          <table:table-cell table:style-name="ce33" office:value-type="float" office:value="255198" calcext:value-type="float">
            <text:p><text:s text:c="2"/>255 198</text:p>
          </table:table-cell>
          <table:table-cell table:style-name="ce33" office:value-type="float" office:value="48066" calcext:value-type="float">
            <text:p><text:s text:c="2"/>48 066</text:p>
          </table:table-cell>
          <table:table-cell table:style-name="ce33" office:value-type="float" office:value="253228" calcext:value-type="float">
            <text:p><text:s text:c="2"/>253 228</text:p>
          </table:table-cell>
          <table:table-cell table:style-name="ce33" office:value-type="float" office:value="76444" calcext:value-type="float">
            <text:p><text:s text:c="2"/>76 444</text:p>
          </table:table-cell>
          <table:table-cell table:style-name="ce33" office:value-type="float" office:value="15084" calcext:value-type="float">
            <text:p><text:s text:c="2"/>15 084</text:p>
          </table:table-cell>
          <table:table-cell table:style-name="ce33" office:value-type="float" office:value="46430" calcext:value-type="float">
            <text:p><text:s text:c="2"/>46 430</text:p>
          </table:table-cell>
          <table:table-cell table:style-name="ce33" office:value-type="float" office:value="61302" calcext:value-type="float">
            <text:p><text:s text:c="2"/>61 302</text:p>
          </table:table-cell>
          <table:table-cell table:style-name="ce33" office:value-type="float" office:value="40232" calcext:value-type="float">
            <text:p><text:s text:c="2"/>40 232</text:p>
          </table:table-cell>
          <table:table-cell table:style-name="ce33" office:value-type="float" office:value="26588" calcext:value-type="float">
            <text:p><text:s text:c="2"/>26 588</text:p>
          </table:table-cell>
          <table:table-cell table:style-name="ce33" office:value-type="float" office:value="80337" calcext:value-type="float">
            <text:p><text:s text:c="2"/>80 337</text:p>
          </table:table-cell>
          <table:table-cell table:style-name="ce33" office:value-type="float" office:value="19473" calcext:value-type="float">
            <text:p><text:s text:c="2"/>19 473</text:p>
          </table:table-cell>
          <table:table-cell table:style-name="ce33" office:value-type="float" office:value="373349" calcext:value-type="float">
            <text:p><text:s text:c="2"/>373 349</text:p>
          </table:table-cell>
          <table:table-cell table:style-name="ce33" office:value-type="float" office:value="42841" calcext:value-type="float">
            <text:p><text:s text:c="2"/>42 841</text:p>
          </table:table-cell>
          <table:table-cell table:style-name="ce33" office:value-type="float" office:value="145533" calcext:value-type="float">
            <text:p><text:s text:c="2"/>145 533</text:p>
          </table:table-cell>
          <table:table-cell table:style-name="ce33" office:value-type="float" office:value="74484" calcext:value-type="float">
            <text:p><text:s text:c="2"/>74 484</text:p>
          </table:table-cell>
          <table:table-cell table:style-name="ce33" office:value-type="float" office:value="40475" calcext:value-type="float">
            <text:p><text:s text:c="2"/>40 475</text:p>
          </table:table-cell>
          <table:table-cell table:style-name="ce33" office:value-type="float" office:value="57972" calcext:value-type="float">
            <text:p><text:s text:c="2"/>57 972</text:p>
          </table:table-cell>
          <table:table-cell table:style-name="ce33" office:value-type="float" office:value="101171" calcext:value-type="float">
            <text:p><text:s text:c="2"/>101 171</text:p>
          </table:table-cell>
          <table:table-cell table:style-name="ce33" office:value-type="float" office:value="89569" calcext:value-type="float">
            <text:p><text:s text:c="2"/>89 569</text:p>
          </table:table-cell>
          <table:table-cell table:style-name="ce33" office:value-type="float" office:value="101592" calcext:value-type="float">
            <text:p><text:s text:c="2"/>101 592</text:p>
          </table:table-cell>
          <table:table-cell table:style-name="ce33" office:value-type="float" office:value="57162" calcext:value-type="float">
            <text:p><text:s text:c="2"/>57 162</text:p>
          </table:table-cell>
          <table:table-cell table:style-name="ce33" office:value-type="float" office:value="91269" calcext:value-type="float">
            <text:p><text:s text:c="2"/>91 269</text:p>
          </table:table-cell>
          <table:table-cell table:style-name="ce33" office:value-type="float" office:value="85209" calcext:value-type="float">
            <text:p><text:s text:c="2"/>85 209</text:p>
          </table:table-cell>
          <table:table-cell table:style-name="ce33" office:value-type="float" office:value="71998" calcext:value-type="float">
            <text:p><text:s text:c="2"/>71 998</text:p>
          </table:table-cell>
          <table:table-cell table:style-name="ce33" office:value-type="float" office:value="120638" calcext:value-type="float">
            <text:p><text:s text:c="2"/>120 638</text:p>
          </table:table-cell>
          <table:table-cell table:style-name="ce33" office:value-type="float" office:value="146446" calcext:value-type="float">
            <text:p><text:s text:c="2"/>146 446</text:p>
          </table:table-cell>
          <table:table-cell table:style-name="ce33" office:value-type="float" office:value="70497" calcext:value-type="float">
            <text:p><text:s text:c="2"/>70 497</text:p>
          </table:table-cell>
          <table:table-cell table:style-name="ce33" office:value-type="float" office:value="51015" calcext:value-type="float">
            <text:p><text:s text:c="2"/>51 015</text:p>
          </table:table-cell>
          <table:table-cell table:style-name="ce33" office:value-type="float" office:value="70398" calcext:value-type="float">
            <text:p><text:s text:c="2"/>70 398</text:p>
          </table:table-cell>
          <table:table-cell table:style-name="ce33" office:value-type="float" office:value="62460" calcext:value-type="float">
            <text:p><text:s text:c="2"/>62 460</text:p>
          </table:table-cell>
          <table:table-cell table:style-name="ce33" office:value-type="float" office:value="260753" calcext:value-type="float">
            <text:p><text:s text:c="2"/>260 753</text:p>
          </table:table-cell>
          <table:table-cell table:style-name="ce33" office:value-type="float" office:value="62845" calcext:value-type="float">
            <text:p><text:s text:c="2"/>62 845</text:p>
          </table:table-cell>
          <table:table-cell table:style-name="ce33" office:value-type="float" office:value="632308" calcext:value-type="float">
            <text:p><text:s text:c="2"/>632 308</text:p>
          </table:table-cell>
          <table:table-cell table:style-name="ce33" office:value-type="float" office:value="146401" calcext:value-type="float">
            <text:p><text:s text:c="2"/>146 401</text:p>
          </table:table-cell>
          <table:table-cell table:style-name="ce33" office:value-type="float" office:value="954362" calcext:value-type="float">
            <text:p><text:s text:c="2"/>954 362</text:p>
          </table:table-cell>
          <table:table-cell table:style-name="ce33" office:value-type="float" office:value="332855" calcext:value-type="float">
            <text:p><text:s text:c="2"/>332 855</text:p>
          </table:table-cell>
          <table:table-cell table:style-name="ce33" office:value-type="float" office:value="20080" calcext:value-type="float">
            <text:p><text:s text:c="2"/>20 080</text:p>
          </table:table-cell>
          <table:table-cell table:style-name="ce33" office:value-type="float" office:value="37338" calcext:value-type="float">
            <text:p><text:s text:c="2"/>37 338</text:p>
          </table:table-cell>
          <table:table-cell table:style-name="ce33" office:value-type="float" office:value="115144" calcext:value-type="float">
            <text:p><text:s text:c="2"/>115 144</text:p>
          </table:table-cell>
          <table:table-cell table:style-name="ce33" office:value-type="float" office:value="23990" calcext:value-type="float">
            <text:p><text:s text:c="2"/>23 990</text:p>
          </table:table-cell>
          <table:table-cell table:style-name="ce33" office:value-type="float" office:value="223426" calcext:value-type="float">
            <text:p><text:s text:c="2"/>223 426</text:p>
          </table:table-cell>
          <table:table-cell table:style-name="ce33" office:value-type="float" office:value="20486" calcext:value-type="float">
            <text:p><text:s text:c="2"/>20 486</text:p>
          </table:table-cell>
          <table:table-cell table:style-name="ce33" office:value-type="float" office:value="43404" calcext:value-type="float">
            <text:p><text:s text:c="2"/>43 404</text:p>
          </table:table-cell>
          <table:table-cell table:style-name="ce33" office:value-type="float" office:value="161039" calcext:value-type="float">
            <text:p><text:s text:c="2"/>161 039</text:p>
          </table:table-cell>
          <table:table-cell table:style-name="ce33" office:value-type="float" office:value="125537" calcext:value-type="float">
            <text:p><text:s text:c="2"/>125 537</text:p>
          </table:table-cell>
          <table:table-cell table:style-name="ce33" office:value-type="float" office:value="574611" calcext:value-type="float">
            <text:p><text:s text:c="2"/>574 611</text:p>
          </table:table-cell>
          <table:table-cell table:style-name="ce33" office:value-type="float" office:value="545929" calcext:value-type="float">
            <text:p><text:s text:c="2"/>545 929</text:p>
          </table:table-cell>
          <table:table-cell table:style-name="ce33" office:value-type="float" office:value="187868" calcext:value-type="float">
            <text:p><text:s text:c="2"/>187 868</text:p>
          </table:table-cell>
          <table:table-cell table:style-name="ce33" office:value-type="float" office:value="70844" calcext:value-type="float">
            <text:p><text:s text:c="2"/>70 844</text:p>
          </table:table-cell>
          <table:table-cell table:style-name="ce33" office:value-type="float" office:value="94350" calcext:value-type="float">
            <text:p><text:s text:c="2"/>94 350</text:p>
          </table:table-cell>
          <table:table-cell table:style-name="ce33" office:value-type="float" office:value="45657" calcext:value-type="float">
            <text:p><text:s text:c="2"/>45 657</text:p>
          </table:table-cell>
          <table:table-cell table:style-name="ce33" office:value-type="float" office:value="208430" calcext:value-type="float">
            <text:p><text:s text:c="2"/>208 430</text:p>
          </table:table-cell>
          <table:table-cell table:style-name="ce33" office:value-type="float" office:value="39955" calcext:value-type="float">
            <text:p><text:s text:c="2"/>39 955</text:p>
          </table:table-cell>
          <table:table-cell table:style-name="ce33" office:value-type="float" office:value="719620" calcext:value-type="float">
            <text:p><text:s text:c="2"/>719 620</text:p>
          </table:table-cell>
          <table:table-cell table:style-name="ce33" office:value-type="float" office:value="309034" calcext:value-type="float">
            <text:p><text:s text:c="2"/>309 034</text:p>
          </table:table-cell>
          <table:table-cell table:style-name="ce33" office:value-type="float" office:value="110787" calcext:value-type="float">
            <text:p><text:s text:c="2"/>110 787</text:p>
          </table:table-cell>
          <table:table-cell table:style-name="ce33" office:value-type="float" office:value="179155" calcext:value-type="float">
            <text:p><text:s text:c="2"/>179 155</text:p>
          </table:table-cell>
          <table:table-cell table:style-name="ce33" office:value-type="float" office:value="222681" calcext:value-type="float">
            <text:p><text:s text:c="2"/>222 681</text:p>
          </table:table-cell>
          <table:table-cell table:style-name="ce33" office:value-type="float" office:value="34631" calcext:value-type="float">
            <text:p><text:s text:c="2"/>34 631</text:p>
          </table:table-cell>
          <table:table-cell table:style-name="ce33" office:value-type="float" office:value="145590" calcext:value-type="float">
            <text:p><text:s text:c="2"/>145 590</text:p>
          </table:table-cell>
          <table:table-cell table:style-name="ce33" office:value-type="float" office:value="61996" calcext:value-type="float">
            <text:p><text:s text:c="2"/>61 996</text:p>
          </table:table-cell>
          <table:table-cell table:style-name="ce33" office:value-type="float" office:value="10226869" calcext:value-type="float">
            <text:p><text:s/>10 226 869</text:p>
          </table:table-cell>
          <table:table-cell table:style-name="ce5" table:number-columns-repeated="954"/>
        </table:table-row>
        <table:table-row table:style-name="ro9">
          <table:table-cell table:style-name="ce27" office:value-type="string" calcext:value-type="string">
            <text:p>Fator trabalho (ocupações)</text:p>
          </table:table-cell>
          <table:table-cell table:style-name="ce33" office:value-type="float" office:value="5972110" calcext:value-type="float">
            <text:p><text:s/>5 972 110</text:p>
          </table:table-cell>
          <table:table-cell table:style-name="ce33" office:value-type="float" office:value="6200828" calcext:value-type="float">
            <text:p><text:s/>6 200 828</text:p>
          </table:table-cell>
          <table:table-cell table:style-name="ce33" office:value-type="float" office:value="964588" calcext:value-type="float">
            <text:p><text:s text:c="2"/>964 588</text:p>
          </table:table-cell>
          <table:table-cell table:style-name="ce33" office:value-type="float" office:value="134859" calcext:value-type="float">
            <text:p><text:s text:c="2"/>134 859</text:p>
          </table:table-cell>
          <table:table-cell table:style-name="ce33" office:value-type="float" office:value="68449" calcext:value-type="float">
            <text:p><text:s text:c="2"/>68 449</text:p>
          </table:table-cell>
          <table:table-cell table:style-name="ce33" office:value-type="float" office:value="50343" calcext:value-type="float">
            <text:p><text:s text:c="2"/>50 343</text:p>
          </table:table-cell>
          <table:table-cell table:style-name="ce33" office:value-type="float" office:value="33905" calcext:value-type="float">
            <text:p><text:s text:c="2"/>33 905</text:p>
          </table:table-cell>
          <table:table-cell table:style-name="ce33" office:value-type="float" office:value="736988" calcext:value-type="float">
            <text:p><text:s text:c="2"/>736 988</text:p>
          </table:table-cell>
          <table:table-cell table:style-name="ce33" office:value-type="float" office:value="181114" calcext:value-type="float">
            <text:p><text:s text:c="2"/>181 114</text:p>
          </table:table-cell>
          <table:table-cell table:style-name="ce33" office:value-type="float" office:value="1236883" calcext:value-type="float">
            <text:p><text:s/>1 236 883</text:p>
          </table:table-cell>
          <table:table-cell table:style-name="ce33" office:value-type="float" office:value="192632" calcext:value-type="float">
            <text:p><text:s text:c="2"/>192 632</text:p>
          </table:table-cell>
          <table:table-cell table:style-name="ce33" office:value-type="float" office:value="18171" calcext:value-type="float">
            <text:p><text:s text:c="2"/>18 171</text:p>
          </table:table-cell>
          <table:table-cell table:style-name="ce33" office:value-type="float" office:value="619475" calcext:value-type="float">
            <text:p><text:s text:c="2"/>619 475</text:p>
          </table:table-cell>
          <table:table-cell table:style-name="ce33" office:value-type="float" office:value="1695059" calcext:value-type="float">
            <text:p><text:s/>1 695 059</text:p>
          </table:table-cell>
          <table:table-cell table:style-name="ce33" office:value-type="float" office:value="488656" calcext:value-type="float">
            <text:p><text:s text:c="2"/>488 656</text:p>
          </table:table-cell>
          <table:table-cell table:style-name="ce33" office:value-type="float" office:value="381692" calcext:value-type="float">
            <text:p><text:s text:c="2"/>381 692</text:p>
          </table:table-cell>
          <table:table-cell table:style-name="ce33" office:value-type="float" office:value="201698" calcext:value-type="float">
            <text:p><text:s text:c="2"/>201 698</text:p>
          </table:table-cell>
          <table:table-cell table:style-name="ce33" office:value-type="float" office:value="199031" calcext:value-type="float">
            <text:p><text:s text:c="2"/>199 031</text:p>
          </table:table-cell>
          <table:table-cell table:style-name="ce33" office:value-type="float" office:value="23131" calcext:value-type="float">
            <text:p><text:s text:c="2"/>23 131</text:p>
          </table:table-cell>
          <table:table-cell table:style-name="ce33" office:value-type="float" office:value="107197" calcext:value-type="float">
            <text:p><text:s text:c="2"/>107 197</text:p>
          </table:table-cell>
          <table:table-cell table:style-name="ce33" office:value-type="float" office:value="101155" calcext:value-type="float">
            <text:p><text:s text:c="2"/>101 155</text:p>
          </table:table-cell>
          <table:table-cell table:style-name="ce33" office:value-type="float" office:value="95169" calcext:value-type="float">
            <text:p><text:s text:c="2"/>95 169</text:p>
          </table:table-cell>
          <table:table-cell table:style-name="ce33" office:value-type="float" office:value="140031" calcext:value-type="float">
            <text:p><text:s text:c="2"/>140 031</text:p>
          </table:table-cell>
          <table:table-cell table:style-name="ce33" office:value-type="float" office:value="102511" calcext:value-type="float">
            <text:p><text:s text:c="2"/>102 511</text:p>
          </table:table-cell>
          <table:table-cell table:style-name="ce33" office:value-type="float" office:value="445991" calcext:value-type="float">
            <text:p><text:s text:c="2"/>445 991</text:p>
          </table:table-cell>
          <table:table-cell table:style-name="ce33" office:value-type="float" office:value="654035" calcext:value-type="float">
            <text:p><text:s text:c="2"/>654 035</text:p>
          </table:table-cell>
          <table:table-cell table:style-name="ce33" office:value-type="float" office:value="123856" calcext:value-type="float">
            <text:p><text:s text:c="2"/>123 856</text:p>
          </table:table-cell>
          <table:table-cell table:style-name="ce33" office:value-type="float" office:value="100824" calcext:value-type="float">
            <text:p><text:s text:c="2"/>100 824</text:p>
          </table:table-cell>
          <table:table-cell table:style-name="ce33" office:value-type="float" office:value="724817" calcext:value-type="float">
            <text:p><text:s text:c="2"/>724 817</text:p>
          </table:table-cell>
          <table:table-cell table:style-name="ce33" office:value-type="float" office:value="144018" calcext:value-type="float">
            <text:p><text:s text:c="2"/>144 018</text:p>
          </table:table-cell>
          <table:table-cell table:style-name="ce33" office:value-type="float" office:value="222892" calcext:value-type="float">
            <text:p><text:s text:c="2"/>222 892</text:p>
          </table:table-cell>
          <table:table-cell table:style-name="ce33" office:value-type="float" office:value="410002" calcext:value-type="float">
            <text:p><text:s text:c="2"/>410 002</text:p>
          </table:table-cell>
          <table:table-cell table:style-name="ce33" office:value-type="float" office:value="170072" calcext:value-type="float">
            <text:p><text:s text:c="2"/>170 072</text:p>
          </table:table-cell>
          <table:table-cell table:style-name="ce33" office:value-type="float" office:value="287368" calcext:value-type="float">
            <text:p><text:s text:c="2"/>287 368</text:p>
          </table:table-cell>
          <table:table-cell table:style-name="ce33" office:value-type="float" office:value="114099" calcext:value-type="float">
            <text:p><text:s text:c="2"/>114 099</text:p>
          </table:table-cell>
          <table:table-cell table:style-name="ce33" office:value-type="float" office:value="785915" calcext:value-type="float">
            <text:p><text:s text:c="2"/>785 915</text:p>
          </table:table-cell>
          <table:table-cell table:style-name="ce33" office:value-type="float" office:value="509033" calcext:value-type="float">
            <text:p><text:s text:c="2"/>509 033</text:p>
          </table:table-cell>
          <table:table-cell table:style-name="ce33" office:value-type="float" office:value="153226" calcext:value-type="float">
            <text:p><text:s text:c="2"/>153 226</text:p>
          </table:table-cell>
          <table:table-cell table:style-name="ce33" office:value-type="float" office:value="524195" calcext:value-type="float">
            <text:p><text:s text:c="2"/>524 195</text:p>
          </table:table-cell>
          <table:table-cell table:style-name="ce33" office:value-type="float" office:value="8639884" calcext:value-type="float">
            <text:p><text:s/>8 639 884</text:p>
          </table:table-cell>
          <table:table-cell table:style-name="ce33" office:value-type="float" office:value="2905544" calcext:value-type="float">
            <text:p><text:s/>2 905 544</text:p>
          </table:table-cell>
          <table:table-cell table:style-name="ce33" office:value-type="float" office:value="15967829" calcext:value-type="float">
            <text:p><text:s/>15 967 829</text:p>
          </table:table-cell>
          <table:table-cell table:style-name="ce33" office:value-type="float" office:value="3779892" calcext:value-type="float">
            <text:p><text:s/>3 779 892</text:p>
          </table:table-cell>
          <table:table-cell table:style-name="ce33" office:value-type="float" office:value="58938" calcext:value-type="float">
            <text:p><text:s text:c="2"/>58 938</text:p>
          </table:table-cell>
          <table:table-cell table:style-name="ce33" office:value-type="float" office:value="56660" calcext:value-type="float">
            <text:p><text:s text:c="2"/>56 660</text:p>
          </table:table-cell>
          <table:table-cell table:style-name="ce33" office:value-type="float" office:value="815610" calcext:value-type="float">
            <text:p><text:s text:c="2"/>815 610</text:p>
          </table:table-cell>
          <table:table-cell table:style-name="ce33" office:value-type="float" office:value="445903" calcext:value-type="float">
            <text:p><text:s text:c="2"/>445 903</text:p>
          </table:table-cell>
          <table:table-cell table:style-name="ce33" office:value-type="float" office:value="4940057" calcext:value-type="float">
            <text:p><text:s/>4 940 057</text:p>
          </table:table-cell>
          <table:table-cell table:style-name="ce33" office:value-type="float" office:value="166749" calcext:value-type="float">
            <text:p><text:s text:c="2"/>166 749</text:p>
          </table:table-cell>
          <table:table-cell table:style-name="ce33" office:value-type="float" office:value="174489" calcext:value-type="float">
            <text:p><text:s text:c="2"/>174 489</text:p>
          </table:table-cell>
          <table:table-cell table:style-name="ce33" office:value-type="float" office:value="233286" calcext:value-type="float">
            <text:p><text:s text:c="2"/>233 286</text:p>
          </table:table-cell>
          <table:table-cell table:style-name="ce33" office:value-type="float" office:value="775233" calcext:value-type="float">
            <text:p><text:s text:c="2"/>775 233</text:p>
          </table:table-cell>
          <table:table-cell table:style-name="ce33" office:value-type="float" office:value="1199865" calcext:value-type="float">
            <text:p><text:s/>1 199 865</text:p>
          </table:table-cell>
          <table:table-cell table:style-name="ce33" office:value-type="float" office:value="417053" calcext:value-type="float">
            <text:p><text:s text:c="2"/>417 053</text:p>
          </table:table-cell>
          <table:table-cell table:style-name="ce33" office:value-type="float" office:value="1710900" calcext:value-type="float">
            <text:p><text:s/>1 710 900</text:p>
          </table:table-cell>
          <table:table-cell table:style-name="ce33" office:value-type="float" office:value="584968" calcext:value-type="float">
            <text:p><text:s text:c="2"/>584 968</text:p>
          </table:table-cell>
          <table:table-cell table:style-name="ce33" office:value-type="float" office:value="502393" calcext:value-type="float">
            <text:p><text:s text:c="2"/>502 393</text:p>
          </table:table-cell>
          <table:table-cell table:style-name="ce33" office:value-type="float" office:value="328703" calcext:value-type="float">
            <text:p><text:s text:c="2"/>328 703</text:p>
          </table:table-cell>
          <table:table-cell table:style-name="ce33" office:value-type="float" office:value="4133277" calcext:value-type="float">
            <text:p><text:s/>4 133 277</text:p>
          </table:table-cell>
          <table:table-cell table:style-name="ce33" office:value-type="float" office:value="864070" calcext:value-type="float">
            <text:p><text:s text:c="2"/>864 070</text:p>
          </table:table-cell>
          <table:table-cell table:style-name="ce33" office:value-type="float" office:value="5093330" calcext:value-type="float">
            <text:p><text:s/>5 093 330</text:p>
          </table:table-cell>
          <table:table-cell table:style-name="ce33" office:value-type="float" office:value="4170739" calcext:value-type="float">
            <text:p><text:s/>4 170 739</text:p>
          </table:table-cell>
          <table:table-cell table:style-name="ce33" office:value-type="float" office:value="2484459" calcext:value-type="float">
            <text:p><text:s/>2 484 459</text:p>
          </table:table-cell>
          <table:table-cell table:style-name="ce33" office:value-type="float" office:value="1903462" calcext:value-type="float">
            <text:p><text:s/>1 903 462</text:p>
          </table:table-cell>
          <table:table-cell table:style-name="ce33" office:value-type="float" office:value="2908293" calcext:value-type="float">
            <text:p><text:s/>2 908 293</text:p>
          </table:table-cell>
          <table:table-cell table:style-name="ce33" office:value-type="float" office:value="986109" calcext:value-type="float">
            <text:p><text:s text:c="2"/>986 109</text:p>
          </table:table-cell>
          <table:table-cell table:style-name="ce33" office:value-type="float" office:value="4000141" calcext:value-type="float">
            <text:p><text:s/>4 000 141</text:p>
          </table:table-cell>
          <table:table-cell table:style-name="ce33" office:value-type="float" office:value="6381222" calcext:value-type="float">
            <text:p><text:s/>6 381 222</text:p>
          </table:table-cell>
          <table:table-cell table:style-name="ce33" office:value-type="float" office:value="101945076" calcext:value-type="float">
            <text:p><text:s/>101 945 076</text:p>
          </table:table-cell>
          <table:table-cell table:style-name="ce5" table:number-columns-repeated="954"/>
        </table:table-row>
        <table:table-row table:style-name="ro4">
          <table:table-cell table:style-name="ce52"/>
          <table:table-cell table:style-name="ce53" table:number-columns-repeated="11"/>
          <table:table-cell table:style-name="ce52" table:number-columns-repeated="44"/>
          <table:table-cell table:style-name="ce53" table:number-columns-repeated="10"/>
          <table:table-cell table:style-name="ce52" table:number-columns-repeated="4"/>
          <table:table-cell table:style-name="ce5" table:number-columns-repeated="954"/>
        </table:table-row>
        <table:table-row table:style-name="ro10">
          <table:table-cell table:style-name="ce24" table:number-columns-repeated="7"/>
          <table:table-cell table:style-name="ce5" table:number-columns-repeated="49"/>
          <table:table-cell table:style-name="ce24" table:number-columns-repeated="5"/>
          <table:table-cell table:style-name="ce5" table:number-columns-repeated="8"/>
          <table:table-cell table:style-name="ce24"/>
          <table:table-cell table:style-name="ce5" table:number-columns-repeated="954"/>
        </table:table-row>
        <table:table-row table:style-name="ro7">
          <table:table-cell table:style-name="ce5" office:value-type="string" calcext:value-type="string">
            <text:p>Fonte: IBGE, Diretoria de Pesquisas, Coordenação de Contas Nacionais.</text:p>
          </table:table-cell>
          <table:table-cell table:number-columns-repeated="1023"/>
        </table:table-row>
        <table:table-row table:style-name="ro7">
          <table:table-cell table:style-name="ce5" office:value-type="string" calcext:value-type="string">
            <text:p>(1) Exportação de bens e serviços acrescida de ajuste CIF/FOB.</text:p>
          </table:table-cell>
          <table:table-cell table:number-columns-repeated="102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I.$A$1" table:cell-range-address="$VA.$A$1:.$BI$21" table:range-usable-as="print-range"/>
        </table:named-expressions>
      </table:table>
      <table:table table:name="2m02" table:style-name="ta4" table:print-ranges="2m02.A1:2m02.F58"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6" table:number-columns-repeated="251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a 2 - Usos de bens e serviços - 2001</text:p>
          </table:table-cell>
          <table:covered-table-cell table:number-columns-repeated="5" table:style-name="ce19"/>
          <table:table-cell table:style-name="ce54"/>
          <table:table-cell table:style-name="ce38" table:number-columns-repeated="1017"/>
        </table:table-row>
        <table:table-row table:style-name="ro2">
          <table:table-cell table:number-columns-repeated="5"/>
          <table:table-cell table:style-name="ce50" office:value-type="string" calcext:value-type="string">
            <text:p>(continuação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Operações</text:p>
          </table:table-cell>
          <table:table-cell table:style-name="ce45" office:value-type="string" calcext:value-type="string" table:number-columns-spanned="5" table:number-rows-spanned="1">
            <text:p>Componentes do valor adicionado (valores correntes em 1 000 000 R$)</text:p>
          </table:table-cell>
          <table:covered-table-cell table:number-columns-repeated="3" table:style-name="ce48"/>
          <table:covered-table-cell table:style-name="ce51"/>
          <table:table-cell table:style-name="ce57"/>
          <table:table-cell table:number-columns-repeated="1017"/>
        </table:table-row>
        <table:table-row table:style-name="ro11">
          <table:table-cell table:style-name="ce4"/>
          <table:table-cell table:style-name="ce20" office:value-type="string" calcext:value-type="string">
            <text:p>01</text:p>
            <text:p>Agropecuária</text:p>
          </table:table-cell>
          <table:table-cell table:style-name="ce20" office:value-type="string" calcext:value-type="string">
            <text:p>02</text:p>
            <text:p>Extrativa</text:p>
            <text:p>mineral</text:p>
          </table:table-cell>
          <table:table-cell table:style-name="ce20" office:value-type="string" calcext:value-type="string">
            <text:p>03</text:p>
            <text:p>Extração de</text:p>
            <text:p>petróleo e gás</text:p>
          </table:table-cell>
          <table:table-cell table:style-name="ce20" office:value-type="string" calcext:value-type="string">
            <text:p>04</text:p>
            <text:p>Minerais</text:p>
            <text:p>não-metálicos</text:p>
          </table:table-cell>
          <table:table-cell table:style-name="ce42" office:value-type="string" calcext:value-type="string">
            <text:p>05</text:p>
            <text:p>Siderurgia</text:p>
          </table:table-cell>
          <table:table-cell table:number-columns-repeated="1018"/>
        </table:table-row>
        <table:table-row table:style-name="ro8">
          <table:table-cell table:style-name="ce5" table:number-columns-repeated="5"/>
          <table:table-cell table:style-name="ce47"/>
          <table:table-cell table:number-columns-repeated="1018"/>
        </table:table-row>
        <table:table-row table:style-name="ro6">
          <table:table-cell table:style-name="ce5" office:value-type="string" calcext:value-type="string">
            <text:p>Valor adicionado bruto a preço básico</text:p>
          </table:table-cell>
          <table:table-cell table:style-name="ce56" office:value-type="float" office:value="138190815" calcext:value-type="float">
            <text:p><text:s text:c="2"/>138 191</text:p>
          </table:table-cell>
          <table:table-cell table:style-name="ce56" office:value-type="float" office:value="8249472" calcext:value-type="float">
            <text:p><text:s text:c="2"/>8 249</text:p>
          </table:table-cell>
          <table:table-cell table:style-name="ce56" office:value-type="float" office:value="46638617" calcext:value-type="float">
            <text:p><text:s text:c="2"/>46 639</text:p>
          </table:table-cell>
          <table:table-cell table:style-name="ce56" office:value-type="float" office:value="13605771" calcext:value-type="float">
            <text:p><text:s text:c="2"/>13 606</text:p>
          </table:table-cell>
          <table:table-cell table:style-name="ce56" office:value-type="float" office:value="23042977" calcext:value-type="float">
            <text:p><text:s text:c="2"/>23 043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Remunerações</text:p>
          </table:table-cell>
          <table:table-cell table:style-name="ce56" office:value-type="float" office:value="14247085.3142005" calcext:value-type="float">
            <text:p><text:s text:c="2"/>14 247</text:p>
          </table:table-cell>
          <table:table-cell table:style-name="ce56" office:value-type="float" office:value="1843642.4860834" calcext:value-type="float">
            <text:p><text:s text:c="2"/>1 844</text:p>
          </table:table-cell>
          <table:table-cell table:style-name="ce56" office:value-type="float" office:value="1859596.68276274" calcext:value-type="float">
            <text:p><text:s text:c="2"/>1 860</text:p>
          </table:table-cell>
          <table:table-cell table:style-name="ce56" office:value-type="float" office:value="3739013.90406969" calcext:value-type="float">
            <text:p><text:s text:c="2"/>3 739</text:p>
          </table:table-cell>
          <table:table-cell table:style-name="ce56" office:value-type="float" office:value="1144876.53483067" calcext:value-type="float">
            <text:p><text:s text:c="2"/>1 14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Salários</text:p>
          </table:table-cell>
          <table:table-cell table:style-name="ce56" office:value-type="float" office:value="11613142.3970424" calcext:value-type="float">
            <text:p><text:s text:c="2"/>11 613</text:p>
          </table:table-cell>
          <table:table-cell table:style-name="ce56" office:value-type="float" office:value="1310150.58535193" calcext:value-type="float">
            <text:p><text:s text:c="2"/>1 310</text:p>
          </table:table-cell>
          <table:table-cell table:style-name="ce56" office:value-type="float" office:value="1202308.4222683" calcext:value-type="float">
            <text:p><text:s text:c="2"/>1 202</text:p>
          </table:table-cell>
          <table:table-cell table:style-name="ce56" office:value-type="float" office:value="2650038.95279846" calcext:value-type="float">
            <text:p><text:s text:c="2"/>2 650</text:p>
          </table:table-cell>
          <table:table-cell table:style-name="ce56" office:value-type="float" office:value="774144.36525421" calcext:value-type="float">
            <text:p><text:s text:c="3"/>774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efetivas</text:p>
          </table:table-cell>
          <table:table-cell table:style-name="ce56" office:value-type="float" office:value="2633942.9171581" calcext:value-type="float">
            <text:p><text:s text:c="2"/>2 634</text:p>
          </table:table-cell>
          <table:table-cell table:style-name="ce56" office:value-type="float" office:value="533491.900731467" calcext:value-type="float">
            <text:p><text:s text:c="3"/>533</text:p>
          </table:table-cell>
          <table:table-cell table:style-name="ce56" office:value-type="float" office:value="657288.260494436" calcext:value-type="float">
            <text:p><text:s text:c="3"/>657</text:p>
          </table:table-cell>
          <table:table-cell table:style-name="ce56" office:value-type="float" office:value="1088974.95127123" calcext:value-type="float">
            <text:p><text:s text:c="2"/>1 089</text:p>
          </table:table-cell>
          <table:table-cell table:style-name="ce56" office:value-type="float" office:value="370732.16957646" calcext:value-type="float">
            <text:p><text:s text:c="3"/>37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oficial/FGTS</text:p>
          </table:table-cell>
          <table:table-cell table:style-name="ce56" office:value-type="float" office:value="2629512.22303569" calcext:value-type="float">
            <text:p><text:s text:c="2"/>2 630</text:p>
          </table:table-cell>
          <table:table-cell table:style-name="ce56" office:value-type="float" office:value="459022.050484626" calcext:value-type="float">
            <text:p><text:s text:c="3"/>459</text:p>
          </table:table-cell>
          <table:table-cell table:style-name="ce56" office:value-type="float" office:value="526404.220980938" calcext:value-type="float">
            <text:p><text:s text:c="3"/>526</text:p>
          </table:table-cell>
          <table:table-cell table:style-name="ce56" office:value-type="float" office:value="1051936.79312997" calcext:value-type="float">
            <text:p><text:s text:c="2"/>1 052</text:p>
          </table:table-cell>
          <table:table-cell table:style-name="ce56" office:value-type="float" office:value="306011.914882653" calcext:value-type="float">
            <text:p><text:s text:c="3"/>30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privada</text:p>
          </table:table-cell>
          <table:table-cell table:style-name="ce56" office:value-type="float" office:value="4430.69412240625" calcext:value-type="float">
            <text:p><text:s text:c="3"/>4</text:p>
          </table:table-cell>
          <table:table-cell table:style-name="ce56" office:value-type="float" office:value="74469.8502468414" calcext:value-type="float">
            <text:p><text:s text:c="3"/>74</text:p>
          </table:table-cell>
          <table:table-cell table:style-name="ce56" office:value-type="float" office:value="130884.039513498" calcext:value-type="float">
            <text:p><text:s text:c="3"/>131</text:p>
          </table:table-cell>
          <table:table-cell table:style-name="ce56" office:value-type="float" office:value="37038.1581412666" calcext:value-type="float">
            <text:p><text:s text:c="3"/>37</text:p>
          </table:table-cell>
          <table:table-cell table:style-name="ce56" office:value-type="float" office:value="64720.2546938071" calcext:value-type="float">
            <text:p><text:s text:c="3"/>6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imputadas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Excedente operacional bruto inclusive rendimento de autônomos</text:p>
          </table:table-cell>
          <table:table-cell table:style-name="ce56" office:value-type="float" office:value="124178083.564872" calcext:value-type="float">
            <text:p><text:s text:c="2"/>124 178</text:p>
          </table:table-cell>
          <table:table-cell table:style-name="ce56" office:value-type="float" office:value="5614252.5734054" calcext:value-type="float">
            <text:p><text:s text:c="2"/>5 614</text:p>
          </table:table-cell>
          <table:table-cell table:style-name="ce56" office:value-type="float" office:value="42379966.3342032" calcext:value-type="float">
            <text:p><text:s text:c="2"/>42 380</text:p>
          </table:table-cell>
          <table:table-cell table:style-name="ce56" office:value-type="float" office:value="8324654.77003839" calcext:value-type="float">
            <text:p><text:s text:c="2"/>8 325</text:p>
          </table:table-cell>
          <table:table-cell table:style-name="ce56" office:value-type="float" office:value="18571834.9637442" calcext:value-type="float">
            <text:p><text:s text:c="2"/>18 572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Rendimento de autônomos</text:p>
          </table:table-cell>
          <table:table-cell table:style-name="ce56" office:value-type="float" office:value="481406.162530499" calcext:value-type="float">
            <text:p><text:s text:c="3"/>481</text:p>
          </table:table-cell>
          <table:table-cell table:style-name="ce56" office:value-type="float" office:value="193498.624831609" calcext:value-type="float">
            <text:p><text:s text:c="3"/>193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63395.3269870206" calcext:value-type="float">
            <text:p><text:s text:c="3"/>63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Excedente operacional bruto (EOB)</text:p>
          </table:table-cell>
          <table:table-cell table:style-name="ce56" office:value-type="float" office:value="123696677.402341" calcext:value-type="float">
            <text:p><text:s text:c="2"/>123 697</text:p>
          </table:table-cell>
          <table:table-cell table:style-name="ce56" office:value-type="float" office:value="5420753.94857379" calcext:value-type="float">
            <text:p><text:s text:c="2"/>5 421</text:p>
          </table:table-cell>
          <table:table-cell table:style-name="ce56" office:value-type="float" office:value="42379966.3342032" calcext:value-type="float">
            <text:p><text:s text:c="2"/>42 380</text:p>
          </table:table-cell>
          <table:table-cell table:style-name="ce56" office:value-type="float" office:value="8261259.44305137" calcext:value-type="float">
            <text:p><text:s text:c="2"/>8 261</text:p>
          </table:table-cell>
          <table:table-cell table:style-name="ce56" office:value-type="float" office:value="18571834.9637442" calcext:value-type="float">
            <text:p><text:s text:c="2"/>18 572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impostos sobre a produção</text:p>
          </table:table-cell>
          <table:table-cell table:style-name="ce56" office:value-type="float" office:value="6094.12092782745" calcext:value-type="float">
            <text:p><text:s text:c="3"/>6</text:p>
          </table:table-cell>
          <table:table-cell table:style-name="ce56" office:value-type="float" office:value="791576.940511202" calcext:value-type="float">
            <text:p><text:s text:c="3"/>792</text:p>
          </table:table-cell>
          <table:table-cell table:style-name="ce56" office:value-type="float" office:value="2399053.98303407" calcext:value-type="float">
            <text:p><text:s text:c="2"/>2 399</text:p>
          </table:table-cell>
          <table:table-cell table:style-name="ce56" office:value-type="float" office:value="1542102.32589192" calcext:value-type="float">
            <text:p><text:s text:c="2"/>1 542</text:p>
          </table:table-cell>
          <table:table-cell table:style-name="ce56" office:value-type="float" office:value="3326265.5014251" calcext:value-type="float">
            <text:p><text:s text:c="2"/>3 32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subsídios à produção</text:p>
          </table:table-cell>
          <table:table-cell table:style-name="ce56" office:value-type="float" office:value="-240448" calcext:value-type="float">
            <text:p><text:s/>(-) <text:s text:c="2"/>240</text:p>
          </table:table-cell>
          <table:table-cell table:number-columns-repeated="4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Valor da produção</text:p>
          </table:table-cell>
          <table:table-cell table:style-name="ce56" office:value-type="float" office:value="259783541" calcext:value-type="float">
            <text:p><text:s text:c="2"/>259 784</text:p>
          </table:table-cell>
          <table:table-cell table:style-name="ce56" office:value-type="float" office:value="18641232" calcext:value-type="float">
            <text:p><text:s text:c="2"/>18 641</text:p>
          </table:table-cell>
          <table:table-cell table:style-name="ce56" office:value-type="float" office:value="56396200" calcext:value-type="float">
            <text:p><text:s text:c="2"/>56 396</text:p>
          </table:table-cell>
          <table:table-cell table:style-name="ce56" office:value-type="float" office:value="35463957" calcext:value-type="float">
            <text:p><text:s text:c="2"/>35 464</text:p>
          </table:table-cell>
          <table:table-cell table:style-name="ce56" office:value-type="float" office:value="79269201" calcext:value-type="float">
            <text:p><text:s text:c="2"/>79 26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Pessoal ocupado</text:p>
          </table:table-cell>
          <table:table-cell table:style-name="ce33" office:value-type="float" office:value="12711200" calcext:value-type="float">
            <text:p><text:s/>12 711 200</text:p>
          </table:table-cell>
          <table:table-cell table:style-name="ce33" office:value-type="float" office:value="245500" calcext:value-type="float">
            <text:p><text:s text:c="2"/>245 500</text:p>
          </table:table-cell>
          <table:table-cell table:style-name="ce33" office:value-type="float" office:value="63300" calcext:value-type="float">
            <text:p><text:s text:c="2"/>63 300</text:p>
          </table:table-cell>
          <table:table-cell table:style-name="ce33" office:value-type="float" office:value="402500" calcext:value-type="float">
            <text:p><text:s text:c="2"/>402 500</text:p>
          </table:table-cell>
          <table:table-cell table:style-name="ce33" office:value-type="float" office:value="82700" calcext:value-type="float">
            <text:p><text:s text:c="2"/>82 700</text:p>
          </table:table-cell>
          <table:table-cell table:style-name="ce5" table:number-columns-repeated="1018"/>
        </table:table-row>
        <table:table-row table:style-name="ro4">
          <table:table-cell table:style-name="ce52"/>
          <table:table-cell table:style-name="ce53" table:number-columns-repeated="5"/>
          <table:table-cell table:style-name="ce5" table:number-columns-repeated="1018"/>
        </table:table-row>
        <table:table-row table:style-name="ro10">
          <table:table-cell table:style-name="ce24" table:number-columns-repeated="6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Operações</text:p>
          </table:table-cell>
          <table:table-cell table:style-name="ce45" office:value-type="string" calcext:value-type="string" table:number-columns-spanned="5" table:number-rows-spanned="1">
            <text:p>Componentes do valor adicionado (valores correntes em 1 000 000 R$)</text:p>
          </table:table-cell>
          <table:covered-table-cell table:number-columns-repeated="3" table:style-name="ce48"/>
          <table:covered-table-cell table:style-name="ce51"/>
          <table:table-cell table:style-name="ce5" table:number-columns-repeated="1018"/>
        </table:table-row>
        <table:table-row table:style-name="ro11">
          <table:table-cell table:style-name="ce4"/>
          <table:table-cell table:style-name="ce20" office:value-type="string" calcext:value-type="string">
            <text:p>06</text:p>
            <text:p>Metalurgia</text:p>
            <text:p>não-ferrosos</text:p>
          </table:table-cell>
          <table:table-cell table:style-name="ce20" office:value-type="string" calcext:value-type="string">
            <text:p>07</text:p>
            <text:p>Outros</text:p>
            <text:p>metalúrgicos</text:p>
          </table:table-cell>
          <table:table-cell table:style-name="ce20" office:value-type="string" calcext:value-type="string">
            <text:p>08</text:p>
            <text:p>Máquinas</text:p>
            <text:p>e tratores</text:p>
          </table:table-cell>
          <table:table-cell table:style-name="ce20" office:value-type="string" calcext:value-type="string">
            <text:p>10</text:p>
            <text:p>Material</text:p>
            <text:p>elétrico</text:p>
          </table:table-cell>
          <table:table-cell table:style-name="ce42" office:value-type="string" calcext:value-type="string">
            <text:p>11</text:p>
            <text:p>Equipamentos</text:p>
            <text:p>eletrônicos</text:p>
          </table:table-cell>
          <table:table-cell table:style-name="ce5" table:number-columns-repeated="1018"/>
        </table:table-row>
        <table:table-row table:style-name="ro4">
          <table:table-cell table:style-name="ce5" table:number-columns-repeated="5"/>
          <table:table-cell table:style-name="ce47"/>
          <table:table-cell table:style-name="ce5" table:number-columns-repeated="1018"/>
        </table:table-row>
        <table:table-row table:style-name="ro12">
          <table:table-cell table:style-name="ce5" office:value-type="string" calcext:value-type="string">
            <text:p>Valor adicionado bruto a preço básico</text:p>
          </table:table-cell>
          <table:table-cell table:style-name="ce56" office:value-type="float" office:value="6035974" calcext:value-type="float">
            <text:p><text:s text:c="2"/>6 036</text:p>
          </table:table-cell>
          <table:table-cell table:style-name="ce56" office:value-type="float" office:value="13938279" calcext:value-type="float">
            <text:p><text:s text:c="2"/>13 938</text:p>
          </table:table-cell>
          <table:table-cell table:style-name="ce56" office:value-type="float" office:value="42686504" calcext:value-type="float">
            <text:p><text:s text:c="2"/>42 687</text:p>
          </table:table-cell>
          <table:table-cell table:style-name="ce56" office:value-type="float" office:value="4855535" calcext:value-type="float">
            <text:p><text:s text:c="2"/>4 856</text:p>
          </table:table-cell>
          <table:table-cell table:style-name="ce56" office:value-type="float" office:value="7065724" calcext:value-type="float">
            <text:p><text:s text:c="2"/>7 06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Remunerações</text:p>
          </table:table-cell>
          <table:table-cell table:style-name="ce56" office:value-type="float" office:value="771536.394756552" calcext:value-type="float">
            <text:p><text:s text:c="3"/>772</text:p>
          </table:table-cell>
          <table:table-cell table:style-name="ce56" office:value-type="float" office:value="6597289.66862515" calcext:value-type="float">
            <text:p><text:s text:c="2"/>6 597</text:p>
          </table:table-cell>
          <table:table-cell table:style-name="ce56" office:value-type="float" office:value="11781932.109688" calcext:value-type="float">
            <text:p><text:s text:c="2"/>11 782</text:p>
          </table:table-cell>
          <table:table-cell table:style-name="ce56" office:value-type="float" office:value="2119689.81560263" calcext:value-type="float">
            <text:p><text:s text:c="2"/>2 120</text:p>
          </table:table-cell>
          <table:table-cell table:style-name="ce56" office:value-type="float" office:value="1717010.90189848" calcext:value-type="float">
            <text:p><text:s text:c="2"/>1 71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Salários</text:p>
          </table:table-cell>
          <table:table-cell table:style-name="ce56" office:value-type="float" office:value="541919.880164882" calcext:value-type="float">
            <text:p><text:s text:c="3"/>542</text:p>
          </table:table-cell>
          <table:table-cell table:style-name="ce56" office:value-type="float" office:value="4837513.76121371" calcext:value-type="float">
            <text:p><text:s text:c="2"/>4 838</text:p>
          </table:table-cell>
          <table:table-cell table:style-name="ce56" office:value-type="float" office:value="8235024.80505992" calcext:value-type="float">
            <text:p><text:s text:c="2"/>8 235</text:p>
          </table:table-cell>
          <table:table-cell table:style-name="ce56" office:value-type="float" office:value="1547035.24058849" calcext:value-type="float">
            <text:p><text:s text:c="2"/>1 547</text:p>
          </table:table-cell>
          <table:table-cell table:style-name="ce56" office:value-type="float" office:value="1239023.14769539" calcext:value-type="float">
            <text:p><text:s text:c="2"/>1 23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efetivas</text:p>
          </table:table-cell>
          <table:table-cell table:style-name="ce56" office:value-type="float" office:value="229616.51459167" calcext:value-type="float">
            <text:p><text:s text:c="3"/>230</text:p>
          </table:table-cell>
          <table:table-cell table:style-name="ce56" office:value-type="float" office:value="1759775.90741144" calcext:value-type="float">
            <text:p><text:s text:c="2"/>1 760</text:p>
          </table:table-cell>
          <table:table-cell table:style-name="ce56" office:value-type="float" office:value="3546907.30462806" calcext:value-type="float">
            <text:p><text:s text:c="2"/>3 547</text:p>
          </table:table-cell>
          <table:table-cell table:style-name="ce56" office:value-type="float" office:value="572654.575014142" calcext:value-type="float">
            <text:p><text:s text:c="3"/>573</text:p>
          </table:table-cell>
          <table:table-cell table:style-name="ce56" office:value-type="float" office:value="477987.754203086" calcext:value-type="float">
            <text:p><text:s text:c="3"/>478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oficial/FGTS</text:p>
          </table:table-cell>
          <table:table-cell table:style-name="ce56" office:value-type="float" office:value="214215.78155875" calcext:value-type="float">
            <text:p><text:s text:c="3"/>214</text:p>
          </table:table-cell>
          <table:table-cell table:style-name="ce56" office:value-type="float" office:value="1735235.23533935" calcext:value-type="float">
            <text:p><text:s text:c="2"/>1 735</text:p>
          </table:table-cell>
          <table:table-cell table:style-name="ce56" office:value-type="float" office:value="3530033.75509029" calcext:value-type="float">
            <text:p><text:s text:c="2"/>3 530</text:p>
          </table:table-cell>
          <table:table-cell table:style-name="ce56" office:value-type="float" office:value="560442.05119581" calcext:value-type="float">
            <text:p><text:s text:c="3"/>560</text:p>
          </table:table-cell>
          <table:table-cell table:style-name="ce56" office:value-type="float" office:value="448858.989216915" calcext:value-type="float">
            <text:p><text:s text:c="3"/>44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privada</text:p>
          </table:table-cell>
          <table:table-cell table:style-name="ce56" office:value-type="float" office:value="15400.7330329199" calcext:value-type="float">
            <text:p><text:s text:c="3"/>15</text:p>
          </table:table-cell>
          <table:table-cell table:style-name="ce56" office:value-type="float" office:value="24540.6720720837" calcext:value-type="float">
            <text:p><text:s text:c="3"/>25</text:p>
          </table:table-cell>
          <table:table-cell table:style-name="ce56" office:value-type="float" office:value="16873.5495377628" calcext:value-type="float">
            <text:p><text:s text:c="3"/>17</text:p>
          </table:table-cell>
          <table:table-cell table:style-name="ce56" office:value-type="float" office:value="12212.5238183322" calcext:value-type="float">
            <text:p><text:s text:c="3"/>12</text:p>
          </table:table-cell>
          <table:table-cell table:style-name="ce56" office:value-type="float" office:value="29128.7649861717" calcext:value-type="float">
            <text:p><text:s text:c="3"/>2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imputadas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Excedente operacional bruto inclusive rendimento de autônomos</text:p>
          </table:table-cell>
          <table:table-cell table:style-name="ce56" office:value-type="float" office:value="4076989.62294779" calcext:value-type="float">
            <text:p><text:s text:c="2"/>4 077</text:p>
          </table:table-cell>
          <table:table-cell table:style-name="ce56" office:value-type="float" office:value="5224858.81354649" calcext:value-type="float">
            <text:p><text:s text:c="2"/>5 225</text:p>
          </table:table-cell>
          <table:table-cell table:style-name="ce56" office:value-type="float" office:value="27677627.2467876" calcext:value-type="float">
            <text:p><text:s text:c="2"/>27 678</text:p>
          </table:table-cell>
          <table:table-cell table:style-name="ce56" office:value-type="float" office:value="1680284.86700051" calcext:value-type="float">
            <text:p><text:s text:c="2"/>1 680</text:p>
          </table:table-cell>
          <table:table-cell table:style-name="ce56" office:value-type="float" office:value="4521365.83343439" calcext:value-type="float">
            <text:p><text:s text:c="2"/>4 52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Rendimento de autônomos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703687.187663263" calcext:value-type="float">
            <text:p><text:s text:c="3"/>704</text:p>
          </table:table-cell>
          <table:table-cell table:number-columns-repeated="3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Excedente operacional bruto (EOB)</text:p>
          </table:table-cell>
          <table:table-cell table:style-name="ce56" office:value-type="float" office:value="4076989.62294779" calcext:value-type="float">
            <text:p><text:s text:c="2"/>4 077</text:p>
          </table:table-cell>
          <table:table-cell table:style-name="ce56" office:value-type="float" office:value="4521171.62588322" calcext:value-type="float">
            <text:p><text:s text:c="2"/>4 521</text:p>
          </table:table-cell>
          <table:table-cell table:style-name="ce56" office:value-type="float" office:value="27677627.2467876" calcext:value-type="float">
            <text:p><text:s text:c="2"/>27 678</text:p>
          </table:table-cell>
          <table:table-cell table:style-name="ce56" office:value-type="float" office:value="1680284.86700051" calcext:value-type="float">
            <text:p><text:s text:c="2"/>1 680</text:p>
          </table:table-cell>
          <table:table-cell table:style-name="ce56" office:value-type="float" office:value="4521365.83343439" calcext:value-type="float">
            <text:p><text:s text:c="2"/>4 52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impostos sobre a produção</text:p>
          </table:table-cell>
          <table:table-cell table:style-name="ce56" office:value-type="float" office:value="1187447.98229566" calcext:value-type="float">
            <text:p><text:s text:c="2"/>1 187</text:p>
          </table:table-cell>
          <table:table-cell table:style-name="ce56" office:value-type="float" office:value="2116473.51782836" calcext:value-type="float">
            <text:p><text:s text:c="2"/>2 116</text:p>
          </table:table-cell>
          <table:table-cell table:style-name="ce56" office:value-type="float" office:value="3454045.6435244" calcext:value-type="float">
            <text:p><text:s text:c="2"/>3 454</text:p>
          </table:table-cell>
          <table:table-cell table:style-name="ce56" office:value-type="float" office:value="1135187.31739686" calcext:value-type="float">
            <text:p><text:s text:c="2"/>1 135</text:p>
          </table:table-cell>
          <table:table-cell table:style-name="ce56" office:value-type="float" office:value="827347.264667132" calcext:value-type="float">
            <text:p><text:s text:c="3"/>82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subsídios à produção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-343" calcext:value-type="float">
            <text:p><text:s/>(-) <text:s text:c="2"/>0</text:p>
          </table:table-cell>
          <table:table-cell table:style-name="ce56" office:value-type="float" office:value="-227101" calcext:value-type="float">
            <text:p><text:s/>(-) <text:s text:c="2"/>227</text:p>
          </table:table-cell>
          <table:table-cell table:style-name="ce56" office:value-type="float" office:value="-79627" calcext:value-type="float">
            <text:p><text:s/>(-) <text:s text:c="2"/>80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Valor da produção</text:p>
          </table:table-cell>
          <table:table-cell table:style-name="ce56" office:value-type="float" office:value="28031827" calcext:value-type="float">
            <text:p><text:s text:c="2"/>28 032</text:p>
          </table:table-cell>
          <table:table-cell table:style-name="ce56" office:value-type="float" office:value="51275353" calcext:value-type="float">
            <text:p><text:s text:c="2"/>51 275</text:p>
          </table:table-cell>
          <table:table-cell table:style-name="ce56" office:value-type="float" office:value="74978406" calcext:value-type="float">
            <text:p><text:s text:c="2"/>74 978</text:p>
          </table:table-cell>
          <table:table-cell table:style-name="ce56" office:value-type="float" office:value="25894888" calcext:value-type="float">
            <text:p><text:s text:c="2"/>25 895</text:p>
          </table:table-cell>
          <table:table-cell table:style-name="ce56" office:value-type="float" office:value="18842790" calcext:value-type="float">
            <text:p><text:s text:c="2"/>18 843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Pessoal ocupado</text:p>
          </table:table-cell>
          <table:table-cell table:style-name="ce33" office:value-type="float" office:value="63900" calcext:value-type="float">
            <text:p><text:s text:c="2"/>63 900</text:p>
          </table:table-cell>
          <table:table-cell table:style-name="ce33" office:value-type="float" office:value="722500" calcext:value-type="float">
            <text:p><text:s text:c="2"/>722 500</text:p>
          </table:table-cell>
          <table:table-cell table:style-name="ce33" office:value-type="float" office:value="640000" calcext:value-type="float">
            <text:p><text:s text:c="2"/>640 000</text:p>
          </table:table-cell>
          <table:table-cell table:style-name="ce33" office:value-type="float" office:value="119100" calcext:value-type="float">
            <text:p><text:s text:c="2"/>119 100</text:p>
          </table:table-cell>
          <table:table-cell table:style-name="ce33" office:value-type="float" office:value="96000" calcext:value-type="float">
            <text:p><text:s text:c="2"/>96 000</text:p>
          </table:table-cell>
          <table:table-cell table:style-name="ce5" table:number-columns-repeated="1018"/>
        </table:table-row>
        <table:table-row table:style-name="ro4">
          <table:table-cell table:style-name="ce52"/>
          <table:table-cell table:style-name="ce53" table:number-columns-repeated="5"/>
          <table:table-cell table:style-name="ce5" table:number-columns-repeated="1018"/>
        </table:table-row>
        <table:table-row table:style-name="ro10">
          <table:table-cell table:style-name="ce24" table:number-columns-repeated="6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Operações</text:p>
          </table:table-cell>
          <table:table-cell table:style-name="ce45" office:value-type="string" calcext:value-type="string" table:number-columns-spanned="5" table:number-rows-spanned="1">
            <text:p>Componentes do valor adicionado (valores correntes em 1 000 000 R$)</text:p>
          </table:table-cell>
          <table:covered-table-cell table:number-columns-repeated="3" table:style-name="ce48"/>
          <table:covered-table-cell table:style-name="ce51"/>
          <table:table-cell table:style-name="ce5" table:number-columns-repeated="1018"/>
        </table:table-row>
        <table:table-row table:style-name="ro11">
          <table:table-cell table:style-name="ce4"/>
          <table:table-cell table:style-name="ce20" office:value-type="string" calcext:value-type="string">
            <text:p>12</text:p>
            <text:p>Automóveis,</text:p>
            <text:p>caminhões e ônibus</text:p>
          </table:table-cell>
          <table:table-cell table:style-name="ce20" office:value-type="string" calcext:value-type="string">
            <text:p>13</text:p>
            <text:p>Outros veículos</text:p>
            <text:p>e peças</text:p>
          </table:table-cell>
          <table:table-cell table:style-name="ce20" office:value-type="string" calcext:value-type="string">
            <text:p>14</text:p>
            <text:p>Madeira e</text:p>
            <text:p>mobiliário</text:p>
          </table:table-cell>
          <table:table-cell table:style-name="ce20" office:value-type="string" calcext:value-type="string">
            <text:p>15</text:p>
            <text:p>Papel e gráfica</text:p>
          </table:table-cell>
          <table:table-cell table:style-name="ce42" office:value-type="string" calcext:value-type="string">
            <text:p>16</text:p>
            <text:p>Indústria</text:p>
            <text:p>da borracha</text:p>
          </table:table-cell>
          <table:table-cell table:style-name="ce5" table:number-columns-repeated="1018"/>
        </table:table-row>
        <table:table-row table:style-name="ro4">
          <table:table-cell table:style-name="ce5" table:number-columns-repeated="5"/>
          <table:table-cell table:style-name="ce47"/>
          <table:table-cell table:style-name="ce5" table:number-columns-repeated="1018"/>
        </table:table-row>
        <table:table-row table:style-name="ro12">
          <table:table-cell table:style-name="ce5" office:value-type="string" calcext:value-type="string">
            <text:p>Valor adicionado bruto a preço básico</text:p>
          </table:table-cell>
          <table:table-cell table:style-name="ce56" office:value-type="float" office:value="6881668" calcext:value-type="float">
            <text:p><text:s text:c="2"/>6 882</text:p>
          </table:table-cell>
          <table:table-cell table:style-name="ce56" office:value-type="float" office:value="8907753" calcext:value-type="float">
            <text:p><text:s text:c="2"/>8 908</text:p>
          </table:table-cell>
          <table:table-cell table:style-name="ce56" office:value-type="float" office:value="9953335" calcext:value-type="float">
            <text:p><text:s text:c="2"/>9 953</text:p>
          </table:table-cell>
          <table:table-cell table:style-name="ce56" office:value-type="float" office:value="21335664" calcext:value-type="float">
            <text:p><text:s text:c="2"/>21 336</text:p>
          </table:table-cell>
          <table:table-cell table:style-name="ce56" office:value-type="float" office:value="5885922" calcext:value-type="float">
            <text:p><text:s text:c="2"/>5 88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Remunerações</text:p>
          </table:table-cell>
          <table:table-cell table:style-name="ce56" office:value-type="float" office:value="2000833.91431493" calcext:value-type="float">
            <text:p><text:s text:c="2"/>2 001</text:p>
          </table:table-cell>
          <table:table-cell table:style-name="ce56" office:value-type="float" office:value="5120230.5792492" calcext:value-type="float">
            <text:p><text:s text:c="2"/>5 120</text:p>
          </table:table-cell>
          <table:table-cell table:style-name="ce56" office:value-type="float" office:value="4264224.08368666" calcext:value-type="float">
            <text:p><text:s text:c="2"/>4 264</text:p>
          </table:table-cell>
          <table:table-cell table:style-name="ce56" office:value-type="float" office:value="7238557.82377163" calcext:value-type="float">
            <text:p><text:s text:c="2"/>7 239</text:p>
          </table:table-cell>
          <table:table-cell table:style-name="ce56" office:value-type="float" office:value="999060.921715587" calcext:value-type="float">
            <text:p><text:s text:c="3"/>99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Salários</text:p>
          </table:table-cell>
          <table:table-cell table:style-name="ce56" office:value-type="float" office:value="1403407.76777238" calcext:value-type="float">
            <text:p><text:s text:c="2"/>1 403</text:p>
          </table:table-cell>
          <table:table-cell table:style-name="ce56" office:value-type="float" office:value="3646459.95172198" calcext:value-type="float">
            <text:p><text:s text:c="2"/>3 646</text:p>
          </table:table-cell>
          <table:table-cell table:style-name="ce56" office:value-type="float" office:value="3206789.78512192" calcext:value-type="float">
            <text:p><text:s text:c="2"/>3 207</text:p>
          </table:table-cell>
          <table:table-cell table:style-name="ce56" office:value-type="float" office:value="5189612.4612254" calcext:value-type="float">
            <text:p><text:s text:c="2"/>5 190</text:p>
          </table:table-cell>
          <table:table-cell table:style-name="ce56" office:value-type="float" office:value="734750.026349254" calcext:value-type="float">
            <text:p><text:s text:c="3"/>73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efetivas</text:p>
          </table:table-cell>
          <table:table-cell table:style-name="ce56" office:value-type="float" office:value="597426.146542551" calcext:value-type="float">
            <text:p><text:s text:c="3"/>597</text:p>
          </table:table-cell>
          <table:table-cell table:style-name="ce56" office:value-type="float" office:value="1473770.62752722" calcext:value-type="float">
            <text:p><text:s text:c="2"/>1 474</text:p>
          </table:table-cell>
          <table:table-cell table:style-name="ce56" office:value-type="float" office:value="1057434.29856474" calcext:value-type="float">
            <text:p><text:s text:c="2"/>1 057</text:p>
          </table:table-cell>
          <table:table-cell table:style-name="ce56" office:value-type="float" office:value="2048945.36254624" calcext:value-type="float">
            <text:p><text:s text:c="2"/>2 049</text:p>
          </table:table-cell>
          <table:table-cell table:style-name="ce56" office:value-type="float" office:value="264310.895366333" calcext:value-type="float">
            <text:p><text:s text:c="3"/>264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oficial/FGTS</text:p>
          </table:table-cell>
          <table:table-cell table:style-name="ce56" office:value-type="float" office:value="551842.598691651" calcext:value-type="float">
            <text:p><text:s text:c="3"/>552</text:p>
          </table:table-cell>
          <table:table-cell table:style-name="ce56" office:value-type="float" office:value="1433846.94170345" calcext:value-type="float">
            <text:p><text:s text:c="2"/>1 434</text:p>
          </table:table-cell>
          <table:table-cell table:style-name="ce56" office:value-type="float" office:value="1055441.92677101" calcext:value-type="float">
            <text:p><text:s text:c="2"/>1 055</text:p>
          </table:table-cell>
          <table:table-cell table:style-name="ce56" office:value-type="float" office:value="2021271.97576327" calcext:value-type="float">
            <text:p><text:s text:c="2"/>2 021</text:p>
          </table:table-cell>
          <table:table-cell table:style-name="ce56" office:value-type="float" office:value="257375.448905772" calcext:value-type="float">
            <text:p><text:s text:c="3"/>25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privada</text:p>
          </table:table-cell>
          <table:table-cell table:style-name="ce56" office:value-type="float" office:value="45583.5478508999" calcext:value-type="float">
            <text:p><text:s text:c="3"/>46</text:p>
          </table:table-cell>
          <table:table-cell table:style-name="ce56" office:value-type="float" office:value="39923.6858237683" calcext:value-type="float">
            <text:p><text:s text:c="3"/>40</text:p>
          </table:table-cell>
          <table:table-cell table:style-name="ce56" office:value-type="float" office:value="1992.37179372548" calcext:value-type="float">
            <text:p><text:s text:c="3"/>2</text:p>
          </table:table-cell>
          <table:table-cell table:style-name="ce56" office:value-type="float" office:value="27673.3867829672" calcext:value-type="float">
            <text:p><text:s text:c="3"/>28</text:p>
          </table:table-cell>
          <table:table-cell table:style-name="ce56" office:value-type="float" office:value="6935.44646056138" calcext:value-type="float">
            <text:p><text:s text:c="3"/>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imputadas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Excedente operacional bruto inclusive rendimento de autônomos</text:p>
          </table:table-cell>
          <table:table-cell table:style-name="ce56" office:value-type="float" office:value="3221413.5680193" calcext:value-type="float">
            <text:p><text:s text:c="2"/>3 221</text:p>
          </table:table-cell>
          <table:table-cell table:style-name="ce56" office:value-type="float" office:value="2327225.24201405" calcext:value-type="float">
            <text:p><text:s text:c="2"/>2 327</text:p>
          </table:table-cell>
          <table:table-cell table:style-name="ce56" office:value-type="float" office:value="4729238.03173358" calcext:value-type="float">
            <text:p><text:s text:c="2"/>4 729</text:p>
          </table:table-cell>
          <table:table-cell table:style-name="ce56" office:value-type="float" office:value="11480002.3319081" calcext:value-type="float">
            <text:p><text:s text:c="2"/>11 480</text:p>
          </table:table-cell>
          <table:table-cell table:style-name="ce56" office:value-type="float" office:value="4076391.23163295" calcext:value-type="float">
            <text:p><text:s text:c="2"/>4 07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Rendimento de autônomos</text:p>
          </table:table-cell>
          <table:table-cell table:number-columns-repeated="2" table:style-name="ce56" office:value-type="float" office:value="0" calcext:value-type="float">
            <text:p><text:s text:c="3"/>0</text:p>
          </table:table-cell>
          <table:table-cell table:style-name="ce56" office:value-type="float" office:value="874000.190161642" calcext:value-type="float">
            <text:p><text:s text:c="3"/>874</text:p>
          </table:table-cell>
          <table:table-cell table:style-name="ce56" office:value-type="float" office:value="195927.772328688" calcext:value-type="float">
            <text:p><text:s text:c="3"/>196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Excedente operacional bruto (EOB)</text:p>
          </table:table-cell>
          <table:table-cell table:style-name="ce56" office:value-type="float" office:value="3221413.5680193" calcext:value-type="float">
            <text:p><text:s text:c="2"/>3 221</text:p>
          </table:table-cell>
          <table:table-cell table:style-name="ce56" office:value-type="float" office:value="2327225.24201405" calcext:value-type="float">
            <text:p><text:s text:c="2"/>2 327</text:p>
          </table:table-cell>
          <table:table-cell table:style-name="ce56" office:value-type="float" office:value="3855237.84157194" calcext:value-type="float">
            <text:p><text:s text:c="2"/>3 855</text:p>
          </table:table-cell>
          <table:table-cell table:style-name="ce56" office:value-type="float" office:value="11284074.5595794" calcext:value-type="float">
            <text:p><text:s text:c="2"/>11 284</text:p>
          </table:table-cell>
          <table:table-cell table:style-name="ce56" office:value-type="float" office:value="4076391.23163295" calcext:value-type="float">
            <text:p><text:s text:c="2"/>4 07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impostos sobre a produção</text:p>
          </table:table-cell>
          <table:table-cell table:style-name="ce56" office:value-type="float" office:value="1659420.51766576" calcext:value-type="float">
            <text:p><text:s text:c="2"/>1 659</text:p>
          </table:table-cell>
          <table:table-cell table:style-name="ce56" office:value-type="float" office:value="1969892.17873675" calcext:value-type="float">
            <text:p><text:s text:c="2"/>1 970</text:p>
          </table:table-cell>
          <table:table-cell table:style-name="ce56" office:value-type="float" office:value="959872.884579764" calcext:value-type="float">
            <text:p><text:s text:c="3"/>960</text:p>
          </table:table-cell>
          <table:table-cell table:style-name="ce56" office:value-type="float" office:value="2617103.84432029" calcext:value-type="float">
            <text:p><text:s text:c="2"/>2 617</text:p>
          </table:table-cell>
          <table:table-cell table:style-name="ce56" office:value-type="float" office:value="810469.846651466" calcext:value-type="float">
            <text:p><text:s text:c="3"/>81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subsídios à produção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-509595" calcext:value-type="float">
            <text:p><text:s/>(-) <text:s text:c="2"/>510</text:p>
          </table:table-cell>
          <table:table-cell table:number-columns-repeated="3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Valor da produção</text:p>
          </table:table-cell>
          <table:table-cell table:style-name="ce56" office:value-type="float" office:value="38532365" calcext:value-type="float">
            <text:p><text:s text:c="2"/>38 532</text:p>
          </table:table-cell>
          <table:table-cell table:style-name="ce56" office:value-type="float" office:value="44024630" calcext:value-type="float">
            <text:p><text:s text:c="2"/>44 025</text:p>
          </table:table-cell>
          <table:table-cell table:style-name="ce56" office:value-type="float" office:value="26138392" calcext:value-type="float">
            <text:p><text:s text:c="2"/>26 138</text:p>
          </table:table-cell>
          <table:table-cell table:style-name="ce56" office:value-type="float" office:value="59540449" calcext:value-type="float">
            <text:p><text:s text:c="2"/>59 540</text:p>
          </table:table-cell>
          <table:table-cell table:style-name="ce56" office:value-type="float" office:value="18855512" calcext:value-type="float">
            <text:p><text:s text:c="2"/>18 856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>
            <text:p>Pessoal ocupado</text:p>
          </table:table-cell>
          <table:table-cell table:style-name="ce33" office:value-type="float" office:value="76200" calcext:value-type="float">
            <text:p><text:s text:c="2"/>76 200</text:p>
          </table:table-cell>
          <table:table-cell table:style-name="ce33" office:value-type="float" office:value="224500" calcext:value-type="float">
            <text:p><text:s text:c="2"/>224 500</text:p>
          </table:table-cell>
          <table:table-cell table:style-name="ce33" office:value-type="float" office:value="913300" calcext:value-type="float">
            <text:p><text:s text:c="2"/>913 300</text:p>
          </table:table-cell>
          <table:table-cell table:style-name="ce33" office:value-type="float" office:value="428500" calcext:value-type="float">
            <text:p><text:s text:c="2"/>428 500</text:p>
          </table:table-cell>
          <table:table-cell table:style-name="ce33" office:value-type="float" office:value="55000" calcext:value-type="float">
            <text:p><text:s text:c="2"/>55 000</text:p>
          </table:table-cell>
          <table:table-cell table:number-columns-repeated="1018"/>
        </table:table-row>
        <table:table-row table:style-name="ro4">
          <table:table-cell table:style-name="ce52" table:number-columns-repeated="6"/>
          <table:table-cell table:number-columns-repeated="1018"/>
        </table:table-row>
        <table:table-row table:style-name="ro13">
          <table:table-cell table:style-name="ce5"/>
          <table:table-cell table:number-columns-repeated="1023"/>
        </table:table-row>
        <table:table-row table:style-name="ro7" table:number-rows-repeated="104851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I.$A$1" table:cell-range-address="$2m02.$A$1:.$F$58" table:range-usable-as="print-range"/>
        </table:named-expressions>
      </table:table>
      <table:table table:name="2n02" table:style-name="ta5" table:print-ranges="2n02.A1:2n02.F58">
        <table:table-column table:style-name="co8" table:default-cell-style-name="ce2"/>
        <table:table-column table:style-name="co12" table:default-cell-style-name="ce2"/>
        <table:table-column table:style-name="co10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6" table:number-columns-repeated="251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a 2 - Usos de bens e serviços - 2001</text:p>
          </table:table-cell>
          <table:covered-table-cell table:number-columns-repeated="5" table:style-name="ce19"/>
          <table:table-cell table:style-name="ce54"/>
          <table:table-cell table:style-name="ce38" table:number-columns-repeated="1017"/>
        </table:table-row>
        <table:table-row table:style-name="ro2">
          <table:table-cell table:number-columns-repeated="5"/>
          <table:table-cell table:style-name="ce50" office:value-type="string" calcext:value-type="string">
            <text:p>(continuação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Operações</text:p>
          </table:table-cell>
          <table:table-cell table:style-name="ce45" office:value-type="string" calcext:value-type="string" table:number-columns-spanned="5" table:number-rows-spanned="1">
            <text:p>Componentes do valor adicionado (valores correntes em 1 000 000 R$)</text:p>
          </table:table-cell>
          <table:covered-table-cell table:number-columns-repeated="3" table:style-name="ce48"/>
          <table:covered-table-cell table:style-name="ce51"/>
          <table:table-cell table:style-name="ce57"/>
          <table:table-cell table:number-columns-repeated="1017"/>
        </table:table-row>
        <table:table-row table:style-name="ro11">
          <table:table-cell table:style-name="ce4"/>
          <table:table-cell table:style-name="ce20" office:value-type="string" calcext:value-type="string">
            <text:p>17</text:p>
            <text:p>Elementos</text:p>
            <text:p>químicos</text:p>
          </table:table-cell>
          <table:table-cell table:style-name="ce20" office:value-type="string" calcext:value-type="string">
            <text:p>18</text:p>
            <text:p>Refino</text:p>
            <text:p>do petróleo</text:p>
          </table:table-cell>
          <table:table-cell table:style-name="ce20" office:value-type="string" calcext:value-type="string">
            <text:p>19</text:p>
            <text:p>Químicos</text:p>
            <text:p>diversos</text:p>
          </table:table-cell>
          <table:table-cell table:style-name="ce20" office:value-type="string" calcext:value-type="string">
            <text:p>20</text:p>
            <text:p>Farmacêutica</text:p>
            <text:p>e de perfumaria</text:p>
          </table:table-cell>
          <table:table-cell table:style-name="ce42" office:value-type="string" calcext:value-type="string">
            <text:p>21</text:p>
            <text:p>Artigos</text:p>
            <text:p>de plástico</text:p>
          </table:table-cell>
          <table:table-cell table:number-columns-repeated="1018"/>
        </table:table-row>
        <table:table-row table:style-name="ro8">
          <table:table-cell table:style-name="ce5" table:number-columns-repeated="5"/>
          <table:table-cell table:style-name="ce47"/>
          <table:table-cell table:number-columns-repeated="1018"/>
        </table:table-row>
        <table:table-row table:style-name="ro6">
          <table:table-cell table:style-name="ce5" office:value-type="string" calcext:value-type="string">
            <text:p>Valor adicionado bruto a preço básico</text:p>
          </table:table-cell>
          <table:table-cell table:style-name="ce56" office:value-type="float" office:value="15588213" calcext:value-type="float">
            <text:p><text:s text:c="2"/>15 588</text:p>
          </table:table-cell>
          <table:table-cell table:style-name="ce56" office:value-type="float" office:value="59391246" calcext:value-type="float">
            <text:p><text:s text:c="2"/>59 391</text:p>
          </table:table-cell>
          <table:table-cell table:style-name="ce56" office:value-type="float" office:value="14728792" calcext:value-type="float">
            <text:p><text:s text:c="2"/>14 729</text:p>
          </table:table-cell>
          <table:table-cell table:style-name="ce56" office:value-type="float" office:value="8073320" calcext:value-type="float">
            <text:p><text:s text:c="2"/>8 073</text:p>
          </table:table-cell>
          <table:table-cell table:style-name="ce56" office:value-type="float" office:value="5458822" calcext:value-type="float">
            <text:p><text:s text:c="2"/>5 45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Remunerações</text:p>
          </table:table-cell>
          <table:table-cell table:style-name="ce56" office:value-type="float" office:value="1572847.22350661" calcext:value-type="float">
            <text:p><text:s text:c="2"/>1 573</text:p>
          </table:table-cell>
          <table:table-cell table:style-name="ce56" office:value-type="float" office:value="1789230.56434793" calcext:value-type="float">
            <text:p><text:s text:c="2"/>1 789</text:p>
          </table:table-cell>
          <table:table-cell table:style-name="ce56" office:value-type="float" office:value="3549992.90332946" calcext:value-type="float">
            <text:p><text:s text:c="2"/>3 550</text:p>
          </table:table-cell>
          <table:table-cell table:style-name="ce56" office:value-type="float" office:value="2579383.87701631" calcext:value-type="float">
            <text:p><text:s text:c="2"/>2 579</text:p>
          </table:table-cell>
          <table:table-cell table:style-name="ce56" office:value-type="float" office:value="2975496.94816279" calcext:value-type="float">
            <text:p><text:s text:c="2"/>2 97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Salários</text:p>
          </table:table-cell>
          <table:table-cell table:style-name="ce56" office:value-type="float" office:value="1132877.44846541" calcext:value-type="float">
            <text:p><text:s text:c="2"/>1 133</text:p>
          </table:table-cell>
          <table:table-cell table:style-name="ce56" office:value-type="float" office:value="1198189.25040206" calcext:value-type="float">
            <text:p><text:s text:c="2"/>1 198</text:p>
          </table:table-cell>
          <table:table-cell table:style-name="ce56" office:value-type="float" office:value="2540690.55817249" calcext:value-type="float">
            <text:p><text:s text:c="2"/>2 541</text:p>
          </table:table-cell>
          <table:table-cell table:style-name="ce56" office:value-type="float" office:value="1872516.27600315" calcext:value-type="float">
            <text:p><text:s text:c="2"/>1 873</text:p>
          </table:table-cell>
          <table:table-cell table:style-name="ce56" office:value-type="float" office:value="2107954.74132855" calcext:value-type="float">
            <text:p><text:s text:c="2"/>2 108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efetivas</text:p>
          </table:table-cell>
          <table:table-cell table:style-name="ce56" office:value-type="float" office:value="439969.775041205" calcext:value-type="float">
            <text:p><text:s text:c="3"/>440</text:p>
          </table:table-cell>
          <table:table-cell table:style-name="ce56" office:value-type="float" office:value="591041.313945873" calcext:value-type="float">
            <text:p><text:s text:c="3"/>591</text:p>
          </table:table-cell>
          <table:table-cell table:style-name="ce56" office:value-type="float" office:value="1009302.34515696" calcext:value-type="float">
            <text:p><text:s text:c="2"/>1 009</text:p>
          </table:table-cell>
          <table:table-cell table:style-name="ce56" office:value-type="float" office:value="706867.601013161" calcext:value-type="float">
            <text:p><text:s text:c="3"/>707</text:p>
          </table:table-cell>
          <table:table-cell table:style-name="ce56" office:value-type="float" office:value="867542.206834241" calcext:value-type="float">
            <text:p><text:s text:c="3"/>868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oficial/FGTS</text:p>
          </table:table-cell>
          <table:table-cell table:style-name="ce56" office:value-type="float" office:value="434235.096897703" calcext:value-type="float">
            <text:p><text:s text:c="3"/>434</text:p>
          </table:table-cell>
          <table:table-cell table:style-name="ce56" office:value-type="float" office:value="459269.293386426" calcext:value-type="float">
            <text:p><text:s text:c="3"/>459</text:p>
          </table:table-cell>
          <table:table-cell table:style-name="ce56" office:value-type="float" office:value="973853.80228866" calcext:value-type="float">
            <text:p><text:s text:c="3"/>974</text:p>
          </table:table-cell>
          <table:table-cell table:style-name="ce56" office:value-type="float" office:value="675353.460989359" calcext:value-type="float">
            <text:p><text:s text:c="3"/>675</text:p>
          </table:table-cell>
          <table:table-cell table:style-name="ce56" office:value-type="float" office:value="856249.640347363" calcext:value-type="float">
            <text:p><text:s text:c="3"/>85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privada</text:p>
          </table:table-cell>
          <table:table-cell table:style-name="ce56" office:value-type="float" office:value="5734.67814350158" calcext:value-type="float">
            <text:p><text:s text:c="3"/>6</text:p>
          </table:table-cell>
          <table:table-cell table:style-name="ce56" office:value-type="float" office:value="131772.020559447" calcext:value-type="float">
            <text:p><text:s text:c="3"/>132</text:p>
          </table:table-cell>
          <table:table-cell table:style-name="ce56" office:value-type="float" office:value="35448.5428683024" calcext:value-type="float">
            <text:p><text:s text:c="3"/>35</text:p>
          </table:table-cell>
          <table:table-cell table:style-name="ce56" office:value-type="float" office:value="31514.140023802" calcext:value-type="float">
            <text:p><text:s text:c="3"/>32</text:p>
          </table:table-cell>
          <table:table-cell table:style-name="ce56" office:value-type="float" office:value="11292.5664868785" calcext:value-type="float">
            <text:p><text:s text:c="3"/>1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imputadas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Excedente operacional bruto inclusive rendimento de autônomos</text:p>
          </table:table-cell>
          <table:table-cell table:style-name="ce56" office:value-type="float" office:value="12501669.2193433" calcext:value-type="float">
            <text:p><text:s text:c="2"/>12 502</text:p>
          </table:table-cell>
          <table:table-cell table:style-name="ce56" office:value-type="float" office:value="49692852.0901725" calcext:value-type="float">
            <text:p><text:s text:c="2"/>49 693</text:p>
          </table:table-cell>
          <table:table-cell table:style-name="ce56" office:value-type="float" office:value="9025565.55888866" calcext:value-type="float">
            <text:p><text:s text:c="2"/>9 026</text:p>
          </table:table-cell>
          <table:table-cell table:style-name="ce56" office:value-type="float" office:value="4376862.82013601" calcext:value-type="float">
            <text:p><text:s text:c="2"/>4 377</text:p>
          </table:table-cell>
          <table:table-cell table:style-name="ce56" office:value-type="float" office:value="1672684.08887098" calcext:value-type="float">
            <text:p><text:s text:c="2"/>1 673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Rendimento de autônomos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Excedente operacional bruto (EOB)</text:p>
          </table:table-cell>
          <table:table-cell table:style-name="ce56" office:value-type="float" office:value="12501669.2193433" calcext:value-type="float">
            <text:p><text:s text:c="2"/>12 502</text:p>
          </table:table-cell>
          <table:table-cell table:style-name="ce56" office:value-type="float" office:value="49692852.0901725" calcext:value-type="float">
            <text:p><text:s text:c="2"/>49 693</text:p>
          </table:table-cell>
          <table:table-cell table:style-name="ce56" office:value-type="float" office:value="9025565.55888866" calcext:value-type="float">
            <text:p><text:s text:c="2"/>9 026</text:p>
          </table:table-cell>
          <table:table-cell table:style-name="ce56" office:value-type="float" office:value="4376862.82013601" calcext:value-type="float">
            <text:p><text:s text:c="2"/>4 377</text:p>
          </table:table-cell>
          <table:table-cell table:style-name="ce56" office:value-type="float" office:value="1672684.08887098" calcext:value-type="float">
            <text:p><text:s text:c="2"/>1 673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impostos sobre a produção</text:p>
          </table:table-cell>
          <table:table-cell table:style-name="ce56" office:value-type="float" office:value="1513696.55715005" calcext:value-type="float">
            <text:p><text:s text:c="2"/>1 514</text:p>
          </table:table-cell>
          <table:table-cell table:style-name="ce56" office:value-type="float" office:value="7909163.34547958" calcext:value-type="float">
            <text:p><text:s text:c="2"/>7 909</text:p>
          </table:table-cell>
          <table:table-cell table:style-name="ce56" office:value-type="float" office:value="2153233.53778189" calcext:value-type="float">
            <text:p><text:s text:c="2"/>2 153</text:p>
          </table:table-cell>
          <table:table-cell table:style-name="ce56" office:value-type="float" office:value="1117073.30284768" calcext:value-type="float">
            <text:p><text:s text:c="2"/>1 117</text:p>
          </table:table-cell>
          <table:table-cell table:style-name="ce56" office:value-type="float" office:value="810640.962966225" calcext:value-type="float">
            <text:p><text:s text:c="3"/>81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subsídios à produção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Valor da produção</text:p>
          </table:table-cell>
          <table:table-cell table:style-name="ce56" office:value-type="float" office:value="35324208" calcext:value-type="float">
            <text:p><text:s text:c="2"/>35 324</text:p>
          </table:table-cell>
          <table:table-cell table:style-name="ce56" office:value-type="float" office:value="189167118" calcext:value-type="float">
            <text:p><text:s text:c="2"/>189 167</text:p>
          </table:table-cell>
          <table:table-cell table:style-name="ce56" office:value-type="float" office:value="49427784" calcext:value-type="float">
            <text:p><text:s text:c="2"/>49 428</text:p>
          </table:table-cell>
          <table:table-cell table:style-name="ce56" office:value-type="float" office:value="25473967" calcext:value-type="float">
            <text:p><text:s text:c="2"/>25 474</text:p>
          </table:table-cell>
          <table:table-cell table:style-name="ce56" office:value-type="float" office:value="17459472" calcext:value-type="float">
            <text:p><text:s text:c="2"/>17 45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Pessoal ocupado</text:p>
          </table:table-cell>
          <table:table-cell table:style-name="ce33" office:value-type="float" office:value="68200" calcext:value-type="float">
            <text:p><text:s text:c="2"/>68 200</text:p>
          </table:table-cell>
          <table:table-cell table:style-name="ce33" office:value-type="float" office:value="55700" calcext:value-type="float">
            <text:p><text:s text:c="2"/>55 700</text:p>
          </table:table-cell>
          <table:table-cell table:style-name="ce33" office:value-type="float" office:value="150600" calcext:value-type="float">
            <text:p><text:s text:c="2"/>150 600</text:p>
          </table:table-cell>
          <table:table-cell table:style-name="ce33" office:value-type="float" office:value="117600" calcext:value-type="float">
            <text:p><text:s text:c="2"/>117 600</text:p>
          </table:table-cell>
          <table:table-cell table:style-name="ce33" office:value-type="float" office:value="223200" calcext:value-type="float">
            <text:p><text:s text:c="2"/>223 200</text:p>
          </table:table-cell>
          <table:table-cell table:style-name="ce5" table:number-columns-repeated="1018"/>
        </table:table-row>
        <table:table-row table:style-name="ro4">
          <table:table-cell table:style-name="ce52" table:number-columns-repeated="6"/>
          <table:table-cell table:style-name="ce5" table:number-columns-repeated="1018"/>
        </table:table-row>
        <table:table-row table:style-name="ro10">
          <table:table-cell table:style-name="ce24" table:number-columns-repeated="6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Operações</text:p>
          </table:table-cell>
          <table:table-cell table:style-name="ce45" office:value-type="string" calcext:value-type="string" table:number-columns-spanned="5" table:number-rows-spanned="1">
            <text:p>Componentes do valor adicionado (valores correntes em 1 000 000 R$)</text:p>
          </table:table-cell>
          <table:covered-table-cell table:number-columns-repeated="3" table:style-name="ce48"/>
          <table:covered-table-cell table:style-name="ce51"/>
          <table:table-cell table:style-name="ce5" table:number-columns-repeated="1018"/>
        </table:table-row>
        <table:table-row table:style-name="ro11">
          <table:table-cell table:style-name="ce4"/>
          <table:table-cell table:style-name="ce20" office:value-type="string" calcext:value-type="string">
            <text:p>22</text:p>
            <text:p>Indústria</text:p>
            <text:p> têxtil</text:p>
          </table:table-cell>
          <table:table-cell table:style-name="ce20" office:value-type="string" calcext:value-type="string">
            <text:p>23</text:p>
            <text:p>Artigos</text:p>
            <text:p>do vestuário</text:p>
          </table:table-cell>
          <table:table-cell table:style-name="ce20" office:value-type="string" calcext:value-type="string">
            <text:p>24</text:p>
            <text:p>Fabricação</text:p>
            <text:p>de calçados</text:p>
          </table:table-cell>
          <table:table-cell table:style-name="ce20" office:value-type="string" calcext:value-type="string">
            <text:p>25</text:p>
            <text:p>Indústria </text:p>
            <text:p>do café</text:p>
          </table:table-cell>
          <table:table-cell table:style-name="ce42" office:value-type="string" calcext:value-type="string">
            <text:p>26</text:p>
            <text:p>Beneficiamento de</text:p>
            <text:p>produtos vegetais</text:p>
          </table:table-cell>
          <table:table-cell table:style-name="ce5" table:number-columns-repeated="1018"/>
        </table:table-row>
        <table:table-row table:style-name="ro4">
          <table:table-cell table:style-name="ce5" table:number-columns-repeated="5"/>
          <table:table-cell table:style-name="ce47"/>
          <table:table-cell table:style-name="ce5" table:number-columns-repeated="1018"/>
        </table:table-row>
        <table:table-row table:style-name="ro12">
          <table:table-cell table:style-name="ce5" office:value-type="string" calcext:value-type="string">
            <text:p>Valor adicionado bruto a preço básico</text:p>
          </table:table-cell>
          <table:table-cell table:style-name="ce56" office:value-type="float" office:value="5062481" calcext:value-type="float">
            <text:p><text:s text:c="2"/>5 062</text:p>
          </table:table-cell>
          <table:table-cell table:style-name="ce56" office:value-type="float" office:value="6648383" calcext:value-type="float">
            <text:p><text:s text:c="2"/>6 648</text:p>
          </table:table-cell>
          <table:table-cell table:style-name="ce56" office:value-type="float" office:value="4276414" calcext:value-type="float">
            <text:p><text:s text:c="2"/>4 276</text:p>
          </table:table-cell>
          <table:table-cell table:style-name="ce56" office:value-type="float" office:value="3996563" calcext:value-type="float">
            <text:p><text:s text:c="2"/>3 997</text:p>
          </table:table-cell>
          <table:table-cell table:style-name="ce56" office:value-type="float" office:value="7869826" calcext:value-type="float">
            <text:p><text:s text:c="2"/>7 87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Remunerações</text:p>
          </table:table-cell>
          <table:table-cell table:style-name="ce56" office:value-type="float" office:value="1851796.29008343" calcext:value-type="float">
            <text:p><text:s text:c="2"/>1 852</text:p>
          </table:table-cell>
          <table:table-cell table:style-name="ce56" office:value-type="float" office:value="2902228.65231304" calcext:value-type="float">
            <text:p><text:s text:c="2"/>2 902</text:p>
          </table:table-cell>
          <table:table-cell table:style-name="ce56" office:value-type="float" office:value="1810456.02946222" calcext:value-type="float">
            <text:p><text:s text:c="2"/>1 810</text:p>
          </table:table-cell>
          <table:table-cell table:style-name="ce56" office:value-type="float" office:value="574974.893971076" calcext:value-type="float">
            <text:p><text:s text:c="3"/>575</text:p>
          </table:table-cell>
          <table:table-cell table:style-name="ce56" office:value-type="float" office:value="2073351.96821417" calcext:value-type="float">
            <text:p><text:s text:c="2"/>2 073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Salários</text:p>
          </table:table-cell>
          <table:table-cell table:style-name="ce56" office:value-type="float" office:value="1364555.09209027" calcext:value-type="float">
            <text:p><text:s text:c="2"/>1 365</text:p>
          </table:table-cell>
          <table:table-cell table:style-name="ce56" office:value-type="float" office:value="2246623.68371113" calcext:value-type="float">
            <text:p><text:s text:c="2"/>2 247</text:p>
          </table:table-cell>
          <table:table-cell table:style-name="ce56" office:value-type="float" office:value="1321772.95480299" calcext:value-type="float">
            <text:p><text:s text:c="2"/>1 322</text:p>
          </table:table-cell>
          <table:table-cell table:style-name="ce56" office:value-type="float" office:value="442142.910901367" calcext:value-type="float">
            <text:p><text:s text:c="3"/>442</text:p>
          </table:table-cell>
          <table:table-cell table:style-name="ce56" office:value-type="float" office:value="1469232.42405951" calcext:value-type="float">
            <text:p><text:s text:c="2"/>1 46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efetivas</text:p>
          </table:table-cell>
          <table:table-cell table:style-name="ce56" office:value-type="float" office:value="487241.197993165" calcext:value-type="float">
            <text:p><text:s text:c="3"/>487</text:p>
          </table:table-cell>
          <table:table-cell table:style-name="ce56" office:value-type="float" office:value="655604.968601909" calcext:value-type="float">
            <text:p><text:s text:c="3"/>656</text:p>
          </table:table-cell>
          <table:table-cell table:style-name="ce56" office:value-type="float" office:value="488683.074659229" calcext:value-type="float">
            <text:p><text:s text:c="3"/>489</text:p>
          </table:table-cell>
          <table:table-cell table:style-name="ce56" office:value-type="float" office:value="132831.983069709" calcext:value-type="float">
            <text:p><text:s text:c="3"/>133</text:p>
          </table:table-cell>
          <table:table-cell table:style-name="ce56" office:value-type="float" office:value="604119.544154667" calcext:value-type="float">
            <text:p><text:s text:c="3"/>604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oficial/FGTS</text:p>
          </table:table-cell>
          <table:table-cell table:style-name="ce56" office:value-type="float" office:value="483289.532313344" calcext:value-type="float">
            <text:p><text:s text:c="3"/>483</text:p>
          </table:table-cell>
          <table:table-cell table:style-name="ce56" office:value-type="float" office:value="655604.968601909" calcext:value-type="float">
            <text:p><text:s text:c="3"/>656</text:p>
          </table:table-cell>
          <table:table-cell table:style-name="ce56" office:value-type="float" office:value="487090.797516059" calcext:value-type="float">
            <text:p><text:s text:c="3"/>487</text:p>
          </table:table-cell>
          <table:table-cell table:style-name="ce56" office:value-type="float" office:value="132831.983069709" calcext:value-type="float">
            <text:p><text:s text:c="3"/>133</text:p>
          </table:table-cell>
          <table:table-cell table:style-name="ce56" office:value-type="float" office:value="573501.450908332" calcext:value-type="float">
            <text:p><text:s text:c="3"/>574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privada</text:p>
          </table:table-cell>
          <table:table-cell table:style-name="ce56" office:value-type="float" office:value="3951.6656798216" calcext:value-type="float">
            <text:p><text:s text:c="3"/>4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1592.27714316978" calcext:value-type="float">
            <text:p><text:s text:c="3"/>2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30618.0932463359" calcext:value-type="float">
            <text:p><text:s text:c="3"/>3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imputadas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Excedente operacional bruto inclusive rendimento de autônomos</text:p>
          </table:table-cell>
          <table:table-cell table:style-name="ce56" office:value-type="float" office:value="1884507.98652399" calcext:value-type="float">
            <text:p><text:s text:c="2"/>1 885</text:p>
          </table:table-cell>
          <table:table-cell table:style-name="ce56" office:value-type="float" office:value="3269243.98337413" calcext:value-type="float">
            <text:p><text:s text:c="2"/>3 269</text:p>
          </table:table-cell>
          <table:table-cell table:style-name="ce56" office:value-type="float" office:value="2001183.64862528" calcext:value-type="float">
            <text:p><text:s text:c="2"/>2 001</text:p>
          </table:table-cell>
          <table:table-cell table:style-name="ce56" office:value-type="float" office:value="2855027.98070401" calcext:value-type="float">
            <text:p><text:s text:c="2"/>2 855</text:p>
          </table:table-cell>
          <table:table-cell table:style-name="ce56" office:value-type="float" office:value="4003479.1349533" calcext:value-type="float">
            <text:p><text:s text:c="2"/>4 003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Rendimento de autônomos</text:p>
          </table:table-cell>
          <table:table-cell table:style-name="ce56" office:value-type="float" office:value="6514.56279362083" calcext:value-type="float">
            <text:p><text:s text:c="3"/>7</text:p>
          </table:table-cell>
          <table:table-cell table:style-name="ce56" office:value-type="float" office:value="2238831.15349122" calcext:value-type="float">
            <text:p><text:s text:c="2"/>2 239</text:p>
          </table:table-cell>
          <table:table-cell table:style-name="ce56" office:value-type="float" office:value="59062.3745022912" calcext:value-type="float">
            <text:p><text:s text:c="3"/>59</text:p>
          </table:table-cell>
          <table:table-cell table:style-name="ce56" office:value-type="float" office:value="27319.1306602212" calcext:value-type="float">
            <text:p><text:s text:c="3"/>27</text:p>
          </table:table-cell>
          <table:table-cell table:style-name="ce56" office:value-type="float" office:value="85498.7607699517" calcext:value-type="float">
            <text:p><text:s text:c="3"/>8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Excedente operacional bruto (EOB)</text:p>
          </table:table-cell>
          <table:table-cell table:style-name="ce56" office:value-type="float" office:value="1877993.42373037" calcext:value-type="float">
            <text:p><text:s text:c="2"/>1 878</text:p>
          </table:table-cell>
          <table:table-cell table:style-name="ce56" office:value-type="float" office:value="1030412.8298829" calcext:value-type="float">
            <text:p><text:s text:c="2"/>1 030</text:p>
          </table:table-cell>
          <table:table-cell table:style-name="ce56" office:value-type="float" office:value="1942121.27412299" calcext:value-type="float">
            <text:p><text:s text:c="2"/>1 942</text:p>
          </table:table-cell>
          <table:table-cell table:style-name="ce56" office:value-type="float" office:value="2827708.85004379" calcext:value-type="float">
            <text:p><text:s text:c="2"/>2 828</text:p>
          </table:table-cell>
          <table:table-cell table:style-name="ce56" office:value-type="float" office:value="3917980.37418334" calcext:value-type="float">
            <text:p><text:s text:c="2"/>3 918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impostos sobre a produção</text:p>
          </table:table-cell>
          <table:table-cell table:style-name="ce56" office:value-type="float" office:value="1326176.72339258" calcext:value-type="float">
            <text:p><text:s text:c="2"/>1 326</text:p>
          </table:table-cell>
          <table:table-cell table:style-name="ce56" office:value-type="float" office:value="476910.364312837" calcext:value-type="float">
            <text:p><text:s text:c="3"/>477</text:p>
          </table:table-cell>
          <table:table-cell table:style-name="ce56" office:value-type="float" office:value="464774.321912507" calcext:value-type="float">
            <text:p><text:s text:c="3"/>465</text:p>
          </table:table-cell>
          <table:table-cell table:style-name="ce56" office:value-type="float" office:value="567500.125324911" calcext:value-type="float">
            <text:p><text:s text:c="3"/>568</text:p>
          </table:table-cell>
          <table:table-cell table:style-name="ce56" office:value-type="float" office:value="1792994.89683253" calcext:value-type="float">
            <text:p><text:s text:c="2"/>1 793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subsídios à produção</text:p>
          </table:table-cell>
          <table:table-cell table:number-columns-repeated="3" table:style-name="ce56" office:value-type="float" office:value="0" calcext:value-type="float">
            <text:p><text:s text:c="3"/>0</text:p>
          </table:table-cell>
          <table:table-cell table:style-name="ce56" office:value-type="float" office:value="-940" calcext:value-type="float">
            <text:p><text:s/>(-) <text:s text:c="2"/>1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Valor da produção</text:p>
          </table:table-cell>
          <table:table-cell table:style-name="ce56" office:value-type="float" office:value="31055276" calcext:value-type="float">
            <text:p><text:s text:c="2"/>31 055</text:p>
          </table:table-cell>
          <table:table-cell table:style-name="ce56" office:value-type="float" office:value="20847390" calcext:value-type="float">
            <text:p><text:s text:c="2"/>20 847</text:p>
          </table:table-cell>
          <table:table-cell table:style-name="ce56" office:value-type="float" office:value="11358896" calcext:value-type="float">
            <text:p><text:s text:c="2"/>11 359</text:p>
          </table:table-cell>
          <table:table-cell table:style-name="ce56" office:value-type="float" office:value="14024364" calcext:value-type="float">
            <text:p><text:s text:c="2"/>14 024</text:p>
          </table:table-cell>
          <table:table-cell table:style-name="ce56" office:value-type="float" office:value="43874928" calcext:value-type="float">
            <text:p><text:s text:c="2"/>43 87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Pessoal ocupado</text:p>
          </table:table-cell>
          <table:table-cell table:style-name="ce33" office:value-type="float" office:value="233300" calcext:value-type="float">
            <text:p><text:s text:c="2"/>233 300</text:p>
          </table:table-cell>
          <table:table-cell table:style-name="ce33" office:value-type="float" office:value="1668800" calcext:value-type="float">
            <text:p><text:s/>1 668 800</text:p>
          </table:table-cell>
          <table:table-cell table:style-name="ce33" office:value-type="float" office:value="399800" calcext:value-type="float">
            <text:p><text:s text:c="2"/>399 800</text:p>
          </table:table-cell>
          <table:table-cell table:style-name="ce33" office:value-type="float" office:value="70300" calcext:value-type="float">
            <text:p><text:s text:c="2"/>70 300</text:p>
          </table:table-cell>
          <table:table-cell table:style-name="ce33" office:value-type="float" office:value="307600" calcext:value-type="float">
            <text:p><text:s text:c="2"/>307 600</text:p>
          </table:table-cell>
          <table:table-cell table:style-name="ce5" table:number-columns-repeated="1018"/>
        </table:table-row>
        <table:table-row table:style-name="ro4">
          <table:table-cell table:style-name="ce52" table:number-columns-repeated="6"/>
          <table:table-cell table:style-name="ce5" table:number-columns-repeated="1018"/>
        </table:table-row>
        <table:table-row table:style-name="ro10">
          <table:table-cell table:style-name="ce24" table:number-columns-repeated="6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Operações</text:p>
          </table:table-cell>
          <table:table-cell table:style-name="ce45" office:value-type="string" calcext:value-type="string" table:number-columns-spanned="5" table:number-rows-spanned="1">
            <text:p>Componentes do valor adicionado (valores correntes em 1 000 000 R$)</text:p>
          </table:table-cell>
          <table:covered-table-cell table:number-columns-repeated="3" table:style-name="ce48"/>
          <table:covered-table-cell table:style-name="ce51"/>
          <table:table-cell table:style-name="ce5" table:number-columns-repeated="1018"/>
        </table:table-row>
        <table:table-row table:style-name="ro11">
          <table:table-cell table:style-name="ce4"/>
          <table:table-cell table:style-name="ce20" office:value-type="string" calcext:value-type="string">
            <text:p>27</text:p>
            <text:p>Abate</text:p>
            <text:p>de animais</text:p>
          </table:table-cell>
          <table:table-cell table:style-name="ce20" office:value-type="string" calcext:value-type="string">
            <text:p>28</text:p>
            <text:p>Indústria</text:p>
            <text:p>de laticínios</text:p>
          </table:table-cell>
          <table:table-cell table:style-name="ce20" office:value-type="string" calcext:value-type="string">
            <text:p>29</text:p>
            <text:p>Indústria</text:p>
            <text:p>de açúcar</text:p>
          </table:table-cell>
          <table:table-cell table:style-name="ce20" office:value-type="string" calcext:value-type="string">
            <text:p>30</text:p>
            <text:p>Fabricação</text:p>
            <text:p>de óleos vegetais</text:p>
          </table:table-cell>
          <table:table-cell table:style-name="ce42" office:value-type="string" calcext:value-type="string">
            <text:p>31</text:p>
            <text:p>Outros</text:p>
            <text:p>produtos alimentares</text:p>
          </table:table-cell>
          <table:table-cell table:style-name="ce5" table:number-columns-repeated="1018"/>
        </table:table-row>
        <table:table-row table:style-name="ro4">
          <table:table-cell table:style-name="ce5" table:number-columns-repeated="5"/>
          <table:table-cell table:style-name="ce47"/>
          <table:table-cell table:style-name="ce5" table:number-columns-repeated="1018"/>
        </table:table-row>
        <table:table-row table:style-name="ro12">
          <table:table-cell table:style-name="ce5" office:value-type="string" calcext:value-type="string">
            <text:p>Valor adicionado bruto a preço básico</text:p>
          </table:table-cell>
          <table:table-cell table:style-name="ce56" office:value-type="float" office:value="6769915" calcext:value-type="float">
            <text:p><text:s text:c="2"/>6 770</text:p>
          </table:table-cell>
          <table:table-cell table:style-name="ce56" office:value-type="float" office:value="2525559" calcext:value-type="float">
            <text:p><text:s text:c="2"/>2 526</text:p>
          </table:table-cell>
          <table:table-cell table:style-name="ce56" office:value-type="float" office:value="7313195" calcext:value-type="float">
            <text:p><text:s text:c="2"/>7 313</text:p>
          </table:table-cell>
          <table:table-cell table:style-name="ce56" office:value-type="float" office:value="6190084" calcext:value-type="float">
            <text:p><text:s text:c="2"/>6 190</text:p>
          </table:table-cell>
          <table:table-cell table:style-name="ce56" office:value-type="float" office:value="11831985" calcext:value-type="float">
            <text:p><text:s text:c="2"/>11 832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Remunerações</text:p>
          </table:table-cell>
          <table:table-cell table:style-name="ce56" office:value-type="float" office:value="1854904.84359602" calcext:value-type="float">
            <text:p><text:s text:c="2"/>1 855</text:p>
          </table:table-cell>
          <table:table-cell table:style-name="ce56" office:value-type="float" office:value="629248.312572738" calcext:value-type="float">
            <text:p><text:s text:c="3"/>629</text:p>
          </table:table-cell>
          <table:table-cell table:style-name="ce56" office:value-type="float" office:value="1037291.56302814" calcext:value-type="float">
            <text:p><text:s text:c="2"/>1 037</text:p>
          </table:table-cell>
          <table:table-cell table:style-name="ce56" office:value-type="float" office:value="416353.172280728" calcext:value-type="float">
            <text:p><text:s text:c="3"/>416</text:p>
          </table:table-cell>
          <table:table-cell table:style-name="ce56" office:value-type="float" office:value="4600160.88731318" calcext:value-type="float">
            <text:p><text:s text:c="2"/>4 60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Salários</text:p>
          </table:table-cell>
          <table:table-cell table:style-name="ce56" office:value-type="float" office:value="1419751.79020868" calcext:value-type="float">
            <text:p><text:s text:c="2"/>1 420</text:p>
          </table:table-cell>
          <table:table-cell table:style-name="ce56" office:value-type="float" office:value="469068.008817352" calcext:value-type="float">
            <text:p><text:s text:c="3"/>469</text:p>
          </table:table-cell>
          <table:table-cell table:style-name="ce56" office:value-type="float" office:value="775372.433532338" calcext:value-type="float">
            <text:p><text:s text:c="3"/>775</text:p>
          </table:table-cell>
          <table:table-cell table:style-name="ce56" office:value-type="float" office:value="311222.788179044" calcext:value-type="float">
            <text:p><text:s text:c="3"/>311</text:p>
          </table:table-cell>
          <table:table-cell table:style-name="ce56" office:value-type="float" office:value="3365591.36295168" calcext:value-type="float">
            <text:p><text:s text:c="2"/>3 36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efetivas</text:p>
          </table:table-cell>
          <table:table-cell table:style-name="ce56" office:value-type="float" office:value="435153.053387342" calcext:value-type="float">
            <text:p><text:s text:c="3"/>435</text:p>
          </table:table-cell>
          <table:table-cell table:style-name="ce56" office:value-type="float" office:value="160180.303755385" calcext:value-type="float">
            <text:p><text:s text:c="3"/>160</text:p>
          </table:table-cell>
          <table:table-cell table:style-name="ce56" office:value-type="float" office:value="261919.129495801" calcext:value-type="float">
            <text:p><text:s text:c="3"/>262</text:p>
          </table:table-cell>
          <table:table-cell table:style-name="ce56" office:value-type="float" office:value="105130.384101683" calcext:value-type="float">
            <text:p><text:s text:c="3"/>105</text:p>
          </table:table-cell>
          <table:table-cell table:style-name="ce56" office:value-type="float" office:value="1234569.5243615" calcext:value-type="float">
            <text:p><text:s text:c="2"/>1 23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oficial/FGTS</text:p>
          </table:table-cell>
          <table:table-cell table:style-name="ce56" office:value-type="float" office:value="432577.396908683" calcext:value-type="float">
            <text:p><text:s text:c="3"/>433</text:p>
          </table:table-cell>
          <table:table-cell table:style-name="ce56" office:value-type="float" office:value="158450.157924844" calcext:value-type="float">
            <text:p><text:s text:c="3"/>158</text:p>
          </table:table-cell>
          <table:table-cell table:style-name="ce56" office:value-type="float" office:value="261919.129495801" calcext:value-type="float">
            <text:p><text:s text:c="3"/>262</text:p>
          </table:table-cell>
          <table:table-cell table:style-name="ce56" office:value-type="float" office:value="105130.384101683" calcext:value-type="float">
            <text:p><text:s text:c="3"/>105</text:p>
          </table:table-cell>
          <table:table-cell table:style-name="ce56" office:value-type="float" office:value="1209231.24412735" calcext:value-type="float">
            <text:p><text:s text:c="2"/>1 20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privada</text:p>
          </table:table-cell>
          <table:table-cell table:style-name="ce56" office:value-type="float" office:value="2575.65647865952" calcext:value-type="float">
            <text:p><text:s text:c="3"/>3</text:p>
          </table:table-cell>
          <table:table-cell table:style-name="ce56" office:value-type="float" office:value="1730.14583054123" calcext:value-type="float">
            <text:p><text:s text:c="3"/>2</text:p>
          </table:table-cell>
          <table:table-cell table:number-columns-repeated="2" table:style-name="ce56" office:value-type="float" office:value="0" calcext:value-type="float">
            <text:p><text:s text:c="3"/>0</text:p>
          </table:table-cell>
          <table:table-cell table:style-name="ce56" office:value-type="float" office:value="25338.2802341435" calcext:value-type="float">
            <text:p><text:s text:c="3"/>2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imputadas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Excedente operacional bruto inclusive rendimento de autônomos</text:p>
          </table:table-cell>
          <table:table-cell table:style-name="ce56" office:value-type="float" office:value="2781854.14501562" calcext:value-type="float">
            <text:p><text:s text:c="2"/>2 782</text:p>
          </table:table-cell>
          <table:table-cell table:style-name="ce56" office:value-type="float" office:value="1199757.68924689" calcext:value-type="float">
            <text:p><text:s text:c="2"/>1 200</text:p>
          </table:table-cell>
          <table:table-cell table:style-name="ce56" office:value-type="float" office:value="5359966.47045964" calcext:value-type="float">
            <text:p><text:s text:c="2"/>5 360</text:p>
          </table:table-cell>
          <table:table-cell table:style-name="ce56" office:value-type="float" office:value="4183976.4260328" calcext:value-type="float">
            <text:p><text:s text:c="2"/>4 184</text:p>
          </table:table-cell>
          <table:table-cell table:style-name="ce56" office:value-type="float" office:value="4705940.29057124" calcext:value-type="float">
            <text:p><text:s text:c="2"/>4 70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Rendimento de autônomos</text:p>
          </table:table-cell>
          <table:table-cell table:style-name="ce56" office:value-type="float" office:value="76392.3838832113" calcext:value-type="float">
            <text:p><text:s text:c="3"/>76</text:p>
          </table:table-cell>
          <table:table-cell table:number-columns-repeated="3" table:style-name="ce56" office:value-type="float" office:value="0" calcext:value-type="float">
            <text:p><text:s text:c="3"/>0</text:p>
          </table:table-cell>
          <table:table-cell table:style-name="ce56" office:value-type="float" office:value="177574.349291438" calcext:value-type="float">
            <text:p><text:s text:c="3"/>178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Excedente operacional bruto (EOB)</text:p>
          </table:table-cell>
          <table:table-cell table:style-name="ce56" office:value-type="float" office:value="2705461.76113241" calcext:value-type="float">
            <text:p><text:s text:c="2"/>2 705</text:p>
          </table:table-cell>
          <table:table-cell table:style-name="ce56" office:value-type="float" office:value="1199757.68924689" calcext:value-type="float">
            <text:p><text:s text:c="2"/>1 200</text:p>
          </table:table-cell>
          <table:table-cell table:style-name="ce56" office:value-type="float" office:value="5359966.47045964" calcext:value-type="float">
            <text:p><text:s text:c="2"/>5 360</text:p>
          </table:table-cell>
          <table:table-cell table:style-name="ce56" office:value-type="float" office:value="4183976.4260328" calcext:value-type="float">
            <text:p><text:s text:c="2"/>4 184</text:p>
          </table:table-cell>
          <table:table-cell table:style-name="ce56" office:value-type="float" office:value="4528365.9412798" calcext:value-type="float">
            <text:p><text:s text:c="2"/>4 528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impostos sobre a produção</text:p>
          </table:table-cell>
          <table:table-cell table:style-name="ce56" office:value-type="float" office:value="2133156.01138836" calcext:value-type="float">
            <text:p><text:s text:c="2"/>2 133</text:p>
          </table:table-cell>
          <table:table-cell table:style-name="ce56" office:value-type="float" office:value="696552.99818037" calcext:value-type="float">
            <text:p><text:s text:c="3"/>697</text:p>
          </table:table-cell>
          <table:table-cell table:style-name="ce56" office:value-type="float" office:value="915936.966512221" calcext:value-type="float">
            <text:p><text:s text:c="3"/>916</text:p>
          </table:table-cell>
          <table:table-cell table:style-name="ce56" office:value-type="float" office:value="1589754.40168648" calcext:value-type="float">
            <text:p><text:s text:c="2"/>1 590</text:p>
          </table:table-cell>
          <table:table-cell table:style-name="ce56" office:value-type="float" office:value="2525883.82211558" calcext:value-type="float">
            <text:p><text:s text:c="2"/>2 52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subsídios à produção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Valor da produção</text:p>
          </table:table-cell>
          <table:table-cell table:style-name="ce56" office:value-type="float" office:value="52206040" calcext:value-type="float">
            <text:p><text:s text:c="2"/>52 206</text:p>
          </table:table-cell>
          <table:table-cell table:style-name="ce56" office:value-type="float" office:value="16643589" calcext:value-type="float">
            <text:p><text:s text:c="2"/>16 644</text:p>
          </table:table-cell>
          <table:table-cell table:style-name="ce56" office:value-type="float" office:value="21376783" calcext:value-type="float">
            <text:p><text:s text:c="2"/>21 377</text:p>
          </table:table-cell>
          <table:table-cell table:style-name="ce56" office:value-type="float" office:value="38761920" calcext:value-type="float">
            <text:p><text:s text:c="2"/>38 762</text:p>
          </table:table-cell>
          <table:table-cell table:style-name="ce56" office:value-type="float" office:value="61343183" calcext:value-type="float">
            <text:p><text:s text:c="2"/>61 343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>
            <text:p>Pessoal ocupado</text:p>
          </table:table-cell>
          <table:table-cell table:style-name="ce33" office:value-type="float" office:value="230400" calcext:value-type="float">
            <text:p><text:s text:c="2"/>230 400</text:p>
          </table:table-cell>
          <table:table-cell table:style-name="ce33" office:value-type="float" office:value="57900" calcext:value-type="float">
            <text:p><text:s text:c="2"/>57 900</text:p>
          </table:table-cell>
          <table:table-cell table:style-name="ce33" office:value-type="float" office:value="82500" calcext:value-type="float">
            <text:p><text:s text:c="2"/>82 500</text:p>
          </table:table-cell>
          <table:table-cell table:style-name="ce33" office:value-type="float" office:value="35800" calcext:value-type="float">
            <text:p><text:s text:c="2"/>35 800</text:p>
          </table:table-cell>
          <table:table-cell table:style-name="ce33" office:value-type="float" office:value="624700" calcext:value-type="float">
            <text:p><text:s text:c="2"/>624 700</text:p>
          </table:table-cell>
          <table:table-cell table:number-columns-repeated="1018"/>
        </table:table-row>
        <table:table-row table:style-name="ro4">
          <table:table-cell table:style-name="ce52" table:number-columns-repeated="6"/>
          <table:table-cell table:number-columns-repeated="1018"/>
        </table:table-row>
        <table:table-row table:style-name="ro13">
          <table:table-cell table:style-name="ce5"/>
          <table:table-cell table:number-columns-repeated="1023"/>
        </table:table-row>
        <table:table-row table:style-name="ro7" table:number-rows-repeated="104851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I.$A$1" table:cell-range-address="$2n02.$A$1:.$F$58" table:range-usable-as="print-range"/>
        </table:named-expressions>
      </table:table>
      <table:table table:name="2o02" table:style-name="ta6">
        <table:table-column table:style-name="co8" table:default-cell-style-name="ce2"/>
        <table:table-column table:style-name="co15" table:default-cell-style-name="ce2"/>
        <table:table-column table:style-name="co11" table:default-cell-style-name="ce2"/>
        <table:table-column table:style-name="co14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251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a 2 - Usos de bens e serviços - 2001</text:p>
          </table:table-cell>
          <table:covered-table-cell table:number-columns-repeated="5" table:style-name="ce19"/>
          <table:table-cell table:style-name="ce54"/>
          <table:table-cell table:style-name="ce38" table:number-columns-repeated="1017"/>
        </table:table-row>
        <table:table-row table:style-name="ro2">
          <table:table-cell table:number-columns-repeated="5"/>
          <table:table-cell table:style-name="ce50" office:value-type="string" calcext:value-type="string">
            <text:p>(conclusão)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Operações</text:p>
          </table:table-cell>
          <table:table-cell table:style-name="ce45" office:value-type="string" calcext:value-type="string" table:number-columns-spanned="5" table:number-rows-spanned="1">
            <text:p>Componentes do valor adicionado (valores correntes em 1 000 000 R$)</text:p>
          </table:table-cell>
          <table:covered-table-cell table:number-columns-repeated="3" table:style-name="ce48"/>
          <table:covered-table-cell table:style-name="ce51"/>
          <table:table-cell table:style-name="ce57"/>
          <table:table-cell table:number-columns-repeated="1017"/>
        </table:table-row>
        <table:table-row table:style-name="ro11">
          <table:table-cell table:style-name="ce4"/>
          <table:table-cell table:style-name="ce20" office:value-type="string" calcext:value-type="string">
            <text:p>32</text:p>
            <text:p>Indústrias</text:p>
            <text:p>diversas</text:p>
          </table:table-cell>
          <table:table-cell table:style-name="ce20" office:value-type="string" calcext:value-type="string">
            <text:p>33</text:p>
            <text:p>Serviços</text:p>
            <text:p>industriais</text:p>
            <text:p>de utilidade</text:p>
          </table:table-cell>
          <table:table-cell table:style-name="ce20" office:value-type="string" calcext:value-type="string">
            <text:p>34</text:p>
            <text:p>Construção</text:p>
            <text:p>civil</text:p>
          </table:table-cell>
          <table:table-cell table:style-name="ce20" office:value-type="string" calcext:value-type="string">
            <text:p>35</text:p>
            <text:p>Comércio</text:p>
          </table:table-cell>
          <table:table-cell table:style-name="ce42" office:value-type="string" calcext:value-type="string">
            <text:p>36</text:p>
            <text:p>Transportes</text:p>
          </table:table-cell>
          <table:table-cell table:number-columns-repeated="1018"/>
        </table:table-row>
        <table:table-row table:style-name="ro8">
          <table:table-cell table:style-name="ce5" table:number-columns-repeated="5"/>
          <table:table-cell table:style-name="ce47"/>
          <table:table-cell table:number-columns-repeated="1018"/>
        </table:table-row>
        <table:table-row table:style-name="ro6">
          <table:table-cell table:style-name="ce5" office:value-type="string" calcext:value-type="string">
            <text:p>Valor adicionado bruto a preço básico</text:p>
          </table:table-cell>
          <table:table-cell table:style-name="ce56" office:value-type="float" office:value="7536961" calcext:value-type="float">
            <text:p><text:s text:c="2"/>7 537</text:p>
          </table:table-cell>
          <table:table-cell table:style-name="ce56" office:value-type="float" office:value="47594307" calcext:value-type="float">
            <text:p><text:s text:c="2"/>47 594</text:p>
          </table:table-cell>
          <table:table-cell table:style-name="ce56" office:value-type="float" office:value="100951217" calcext:value-type="float">
            <text:p><text:s text:c="2"/>100 951</text:p>
          </table:table-cell>
          <table:table-cell table:style-name="ce56" office:value-type="float" office:value="107501248" calcext:value-type="float">
            <text:p><text:s text:c="2"/>107 501</text:p>
          </table:table-cell>
          <table:table-cell table:style-name="ce56" office:value-type="float" office:value="34185740" calcext:value-type="float">
            <text:p><text:s text:c="2"/>34 18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Remunerações</text:p>
          </table:table-cell>
          <table:table-cell table:style-name="ce56" office:value-type="float" office:value="1441314.31578437" calcext:value-type="float">
            <text:p><text:s text:c="2"/>1 441</text:p>
          </table:table-cell>
          <table:table-cell table:style-name="ce56" office:value-type="float" office:value="14228875.1402705" calcext:value-type="float">
            <text:p><text:s text:c="2"/>14 229</text:p>
          </table:table-cell>
          <table:table-cell table:style-name="ce56" office:value-type="float" office:value="12330982.2030247" calcext:value-type="float">
            <text:p><text:s text:c="2"/>12 331</text:p>
          </table:table-cell>
          <table:table-cell table:style-name="ce56" office:value-type="float" office:value="49739660.4654411" calcext:value-type="float">
            <text:p><text:s text:c="2"/>49 740</text:p>
          </table:table-cell>
          <table:table-cell table:style-name="ce56" office:value-type="float" office:value="20398259.9469978" calcext:value-type="float">
            <text:p><text:s text:c="2"/>20 398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Salários</text:p>
          </table:table-cell>
          <table:table-cell table:style-name="ce56" office:value-type="float" office:value="1036023.40489987" calcext:value-type="float">
            <text:p><text:s text:c="2"/>1 036</text:p>
          </table:table-cell>
          <table:table-cell table:style-name="ce56" office:value-type="float" office:value="10032430.34667" calcext:value-type="float">
            <text:p><text:s text:c="2"/>10 032</text:p>
          </table:table-cell>
          <table:table-cell table:style-name="ce56" office:value-type="float" office:value="9528761.09644508" calcext:value-type="float">
            <text:p><text:s text:c="2"/>9 529</text:p>
          </table:table-cell>
          <table:table-cell table:style-name="ce56" office:value-type="float" office:value="37266795.613101" calcext:value-type="float">
            <text:p><text:s text:c="2"/>37 267</text:p>
          </table:table-cell>
          <table:table-cell table:style-name="ce56" office:value-type="float" office:value="14916925.5231176" calcext:value-type="float">
            <text:p><text:s text:c="2"/>14 91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efetivas</text:p>
          </table:table-cell>
          <table:table-cell table:style-name="ce56" office:value-type="float" office:value="405290.910884493" calcext:value-type="float">
            <text:p><text:s text:c="3"/>405</text:p>
          </table:table-cell>
          <table:table-cell table:style-name="ce56" office:value-type="float" office:value="4196444.7936005" calcext:value-type="float">
            <text:p><text:s text:c="2"/>4 196</text:p>
          </table:table-cell>
          <table:table-cell table:style-name="ce56" office:value-type="float" office:value="2802221.10657962" calcext:value-type="float">
            <text:p><text:s text:c="2"/>2 802</text:p>
          </table:table-cell>
          <table:table-cell table:style-name="ce56" office:value-type="float" office:value="12472864.8523401" calcext:value-type="float">
            <text:p><text:s text:c="2"/>12 473</text:p>
          </table:table-cell>
          <table:table-cell table:style-name="ce56" office:value-type="float" office:value="5481334.42388012" calcext:value-type="float">
            <text:p><text:s text:c="2"/>5 48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oficial/FGTS</text:p>
          </table:table-cell>
          <table:table-cell table:style-name="ce56" office:value-type="float" office:value="385225.049897749" calcext:value-type="float">
            <text:p><text:s text:c="3"/>385</text:p>
          </table:table-cell>
          <table:table-cell table:style-name="ce56" office:value-type="float" office:value="3357028.61918512" calcext:value-type="float">
            <text:p><text:s text:c="2"/>3 357</text:p>
          </table:table-cell>
          <table:table-cell table:style-name="ce56" office:value-type="float" office:value="2788735.06985116" calcext:value-type="float">
            <text:p><text:s text:c="2"/>2 789</text:p>
          </table:table-cell>
          <table:table-cell table:style-name="ce56" office:value-type="float" office:value="12433239.9184385" calcext:value-type="float">
            <text:p><text:s text:c="2"/>12 433</text:p>
          </table:table-cell>
          <table:table-cell table:style-name="ce56" office:value-type="float" office:value="5336611.69663564" calcext:value-type="float">
            <text:p><text:s text:c="2"/>5 33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privada</text:p>
          </table:table-cell>
          <table:table-cell table:style-name="ce56" office:value-type="float" office:value="20065.8609867449" calcext:value-type="float">
            <text:p><text:s text:c="3"/>20</text:p>
          </table:table-cell>
          <table:table-cell table:style-name="ce56" office:value-type="float" office:value="839416.17441538" calcext:value-type="float">
            <text:p><text:s text:c="3"/>839</text:p>
          </table:table-cell>
          <table:table-cell table:style-name="ce56" office:value-type="float" office:value="13486.0367284594" calcext:value-type="float">
            <text:p><text:s text:c="3"/>13</text:p>
          </table:table-cell>
          <table:table-cell table:style-name="ce56" office:value-type="float" office:value="39624.9339015527" calcext:value-type="float">
            <text:p><text:s text:c="3"/>40</text:p>
          </table:table-cell>
          <table:table-cell table:style-name="ce56" office:value-type="float" office:value="144722.727244478" calcext:value-type="float">
            <text:p><text:s text:c="3"/>14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imputadas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Excedente operacional bruto inclusive rendimento de autônomos</text:p>
          </table:table-cell>
          <table:table-cell table:style-name="ce56" office:value-type="float" office:value="5300167.62199789" calcext:value-type="float">
            <text:p><text:s text:c="2"/>5 300</text:p>
          </table:table-cell>
          <table:table-cell table:style-name="ce56" office:value-type="float" office:value="29132189.54887" calcext:value-type="float">
            <text:p><text:s text:c="2"/>29 132</text:p>
          </table:table-cell>
          <table:table-cell table:style-name="ce56" office:value-type="float" office:value="83386221.9965554" calcext:value-type="float">
            <text:p><text:s text:c="2"/>83 386</text:p>
          </table:table-cell>
          <table:table-cell table:style-name="ce56" office:value-type="float" office:value="41707620.650768" calcext:value-type="float">
            <text:p><text:s text:c="2"/>41 708</text:p>
          </table:table-cell>
          <table:table-cell table:style-name="ce56" office:value-type="float" office:value="10679120.6549991" calcext:value-type="float">
            <text:p><text:s text:c="2"/>10 67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Rendimento de autônomos</text:p>
          </table:table-cell>
          <table:table-cell table:style-name="ce56" office:value-type="float" office:value="165083.550908312" calcext:value-type="float">
            <text:p><text:s text:c="3"/>165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6584467.72358096" calcext:value-type="float">
            <text:p><text:s text:c="2"/>6 584</text:p>
          </table:table-cell>
          <table:table-cell table:style-name="ce56" office:value-type="float" office:value="21624844.1982502" calcext:value-type="float">
            <text:p><text:s text:c="2"/>21 625</text:p>
          </table:table-cell>
          <table:table-cell table:style-name="ce56" office:value-type="float" office:value="8447776.5772656" calcext:value-type="float">
            <text:p><text:s text:c="2"/>8 448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Excedente operacional bruto (EOB)</text:p>
          </table:table-cell>
          <table:table-cell table:style-name="ce56" office:value-type="float" office:value="5135084.07108957" calcext:value-type="float">
            <text:p><text:s text:c="2"/>5 135</text:p>
          </table:table-cell>
          <table:table-cell table:style-name="ce56" office:value-type="float" office:value="29132189.54887" calcext:value-type="float">
            <text:p><text:s text:c="2"/>29 132</text:p>
          </table:table-cell>
          <table:table-cell table:style-name="ce56" office:value-type="float" office:value="76801754.2729744" calcext:value-type="float">
            <text:p><text:s text:c="2"/>76 802</text:p>
          </table:table-cell>
          <table:table-cell table:style-name="ce56" office:value-type="float" office:value="20082776.4525178" calcext:value-type="float">
            <text:p><text:s text:c="2"/>20 083</text:p>
          </table:table-cell>
          <table:table-cell table:style-name="ce56" office:value-type="float" office:value="2231344.07773354" calcext:value-type="float">
            <text:p><text:s text:c="2"/>2 23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impostos sobre a produção</text:p>
          </table:table-cell>
          <table:table-cell table:style-name="ce56" office:value-type="float" office:value="795479.062217747" calcext:value-type="float">
            <text:p><text:s text:c="3"/>795</text:p>
          </table:table-cell>
          <table:table-cell table:style-name="ce56" office:value-type="float" office:value="4374815.3108595" calcext:value-type="float">
            <text:p><text:s text:c="2"/>4 375</text:p>
          </table:table-cell>
          <table:table-cell table:style-name="ce56" office:value-type="float" office:value="6017293.80041993" calcext:value-type="float">
            <text:p><text:s text:c="2"/>6 017</text:p>
          </table:table-cell>
          <table:table-cell table:style-name="ce56" office:value-type="float" office:value="16808185.8837909" calcext:value-type="float">
            <text:p><text:s text:c="2"/>16 808</text:p>
          </table:table-cell>
          <table:table-cell table:style-name="ce56" office:value-type="float" office:value="3919572.3980031" calcext:value-type="float">
            <text:p><text:s text:c="2"/>3 92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subsídios à produção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-141573" calcext:value-type="float">
            <text:p><text:s/>(-) <text:s text:c="2"/>142</text:p>
          </table:table-cell>
          <table:table-cell table:style-name="ce56" office:value-type="float" office:value="-783281" calcext:value-type="float">
            <text:p><text:s/>(-) <text:s text:c="2"/>783</text:p>
          </table:table-cell>
          <table:table-cell table:style-name="ce56" office:value-type="float" office:value="-754219" calcext:value-type="float">
            <text:p><text:s/>(-) <text:s text:c="2"/>754</text:p>
          </table:table-cell>
          <table:table-cell table:style-name="ce56" office:value-type="float" office:value="-811213" calcext:value-type="float">
            <text:p><text:s/>(-) <text:s text:c="2"/>81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Valor da produção</text:p>
          </table:table-cell>
          <table:table-cell table:style-name="ce56" office:value-type="float" office:value="19068799" calcext:value-type="float">
            <text:p><text:s text:c="2"/>19 069</text:p>
          </table:table-cell>
          <table:table-cell table:style-name="ce56" office:value-type="float" office:value="96754004" calcext:value-type="float">
            <text:p><text:s text:c="2"/>96 754</text:p>
          </table:table-cell>
          <table:table-cell table:style-name="ce56" office:value-type="float" office:value="192867698" calcext:value-type="float">
            <text:p><text:s text:c="2"/>192 868</text:p>
          </table:table-cell>
          <table:table-cell table:style-name="ce56" office:value-type="float" office:value="215114022" calcext:value-type="float">
            <text:p><text:s text:c="2"/>215 114</text:p>
          </table:table-cell>
          <table:table-cell table:style-name="ce56" office:value-type="float" office:value="105705191" calcext:value-type="float">
            <text:p><text:s text:c="2"/>105 705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Pessoal ocupado</text:p>
          </table:table-cell>
          <table:table-cell table:style-name="ce33" office:value-type="float" office:value="340700" calcext:value-type="float">
            <text:p><text:s text:c="2"/>340 700</text:p>
          </table:table-cell>
          <table:table-cell table:style-name="ce33" office:value-type="float" office:value="242300" calcext:value-type="float">
            <text:p><text:s text:c="2"/>242 300</text:p>
          </table:table-cell>
          <table:table-cell table:style-name="ce33" office:value-type="float" office:value="3771400" calcext:value-type="float">
            <text:p><text:s/>3 771 400</text:p>
          </table:table-cell>
          <table:table-cell table:style-name="ce33" office:value-type="float" office:value="11296000" calcext:value-type="float">
            <text:p><text:s/>11 296 000</text:p>
          </table:table-cell>
          <table:table-cell table:style-name="ce33" office:value-type="float" office:value="2817100" calcext:value-type="float">
            <text:p><text:s/>2 817 100</text:p>
          </table:table-cell>
          <table:table-cell table:style-name="ce5" table:number-columns-repeated="1018"/>
        </table:table-row>
        <table:table-row table:style-name="ro4">
          <table:table-cell table:style-name="ce52" table:number-columns-repeated="6"/>
          <table:table-cell table:style-name="ce5" table:number-columns-repeated="1018"/>
        </table:table-row>
        <table:table-row table:style-name="ro10">
          <table:table-cell table:style-name="ce24" table:number-columns-repeated="6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Operações</text:p>
          </table:table-cell>
          <table:table-cell table:style-name="ce45" office:value-type="string" calcext:value-type="string" table:number-columns-spanned="5" table:number-rows-spanned="1">
            <text:p>Componentes do valor adicionado (valores correntes em 1 000 000 R$)</text:p>
          </table:table-cell>
          <table:covered-table-cell table:number-columns-repeated="3" table:style-name="ce48"/>
          <table:covered-table-cell table:style-name="ce51"/>
          <table:table-cell table:style-name="ce5" table:number-columns-repeated="1018"/>
        </table:table-row>
        <table:table-row table:style-name="ro11">
          <table:table-cell table:style-name="ce4"/>
          <table:table-cell table:style-name="ce20" office:value-type="string" calcext:value-type="string">
            <text:p>37</text:p>
            <text:p>Comunicações</text:p>
          </table:table-cell>
          <table:table-cell table:style-name="ce20" office:value-type="string" calcext:value-type="string">
            <text:p>38</text:p>
            <text:p>Instituições</text:p>
            <text:p>financeiras</text:p>
          </table:table-cell>
          <table:table-cell table:style-name="ce20" office:value-type="string" calcext:value-type="string">
            <text:p>39</text:p>
            <text:p>Serviços</text:p>
            <text:p>prestados às famílias</text:p>
          </table:table-cell>
          <table:table-cell table:style-name="ce20" office:value-type="string" calcext:value-type="string">
            <text:p>40</text:p>
            <text:p>Serviços</text:p>
            <text:p>prestados às</text:p>
            <text:p>empresas</text:p>
          </table:table-cell>
          <table:table-cell table:style-name="ce42" office:value-type="string" calcext:value-type="string">
            <text:p>41</text:p>
            <text:p>Aluguel</text:p>
            <text:p>de imóveis</text:p>
          </table:table-cell>
          <table:table-cell table:style-name="ce5" table:number-columns-repeated="1018"/>
        </table:table-row>
        <table:table-row table:style-name="ro4">
          <table:table-cell table:style-name="ce5" table:number-columns-repeated="5"/>
          <table:table-cell table:style-name="ce47"/>
          <table:table-cell table:style-name="ce5" table:number-columns-repeated="1018"/>
        </table:table-row>
        <table:table-row table:style-name="ro12">
          <table:table-cell table:style-name="ce5" office:value-type="string" calcext:value-type="string">
            <text:p>Valor adicionado bruto a preço básico</text:p>
          </table:table-cell>
          <table:table-cell table:style-name="ce56" office:value-type="float" office:value="44151251" calcext:value-type="float">
            <text:p><text:s text:c="2"/>44 151</text:p>
          </table:table-cell>
          <table:table-cell table:style-name="ce56" office:value-type="float" office:value="97459330" calcext:value-type="float">
            <text:p><text:s text:c="2"/>97 459</text:p>
          </table:table-cell>
          <table:table-cell table:style-name="ce56" office:value-type="float" office:value="67056942" calcext:value-type="float">
            <text:p><text:s text:c="2"/>67 057</text:p>
          </table:table-cell>
          <table:table-cell table:style-name="ce56" office:value-type="float" office:value="60490339" calcext:value-type="float">
            <text:p><text:s text:c="2"/>60 490</text:p>
          </table:table-cell>
          <table:table-cell table:style-name="ce56" office:value-type="float" office:value="142543933" calcext:value-type="float">
            <text:p><text:s text:c="2"/>142 544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Remunerações</text:p>
          </table:table-cell>
          <table:table-cell table:style-name="ce56" office:value-type="float" office:value="12628493.5932362" calcext:value-type="float">
            <text:p><text:s text:c="2"/>12 628</text:p>
          </table:table-cell>
          <table:table-cell table:style-name="ce56" office:value-type="float" office:value="37530172.7733691" calcext:value-type="float">
            <text:p><text:s text:c="2"/>37 530</text:p>
          </table:table-cell>
          <table:table-cell table:style-name="ce56" office:value-type="float" office:value="40464729.4380822" calcext:value-type="float">
            <text:p><text:s text:c="2"/>40 465</text:p>
          </table:table-cell>
          <table:table-cell table:style-name="ce56" office:value-type="float" office:value="30950353.7508702" calcext:value-type="float">
            <text:p><text:s text:c="2"/>30 950</text:p>
          </table:table-cell>
          <table:table-cell table:style-name="ce56" office:value-type="float" office:value="2126414.27064711" calcext:value-type="float">
            <text:p><text:s text:c="2"/>2 12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Salários</text:p>
          </table:table-cell>
          <table:table-cell table:style-name="ce56" office:value-type="float" office:value="9371151.01022434" calcext:value-type="float">
            <text:p><text:s text:c="2"/>9 371</text:p>
          </table:table-cell>
          <table:table-cell table:style-name="ce56" office:value-type="float" office:value="30254687.133757" calcext:value-type="float">
            <text:p><text:s text:c="2"/>30 255</text:p>
          </table:table-cell>
          <table:table-cell table:style-name="ce56" office:value-type="float" office:value="37808813.7453428" calcext:value-type="float">
            <text:p><text:s text:c="2"/>37 809</text:p>
          </table:table-cell>
          <table:table-cell table:style-name="ce56" office:value-type="float" office:value="22636784.2222619" calcext:value-type="float">
            <text:p><text:s text:c="2"/>22 637</text:p>
          </table:table-cell>
          <table:table-cell table:style-name="ce56" office:value-type="float" office:value="1604446.19103154" calcext:value-type="float">
            <text:p><text:s text:c="2"/>1 604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efetivas</text:p>
          </table:table-cell>
          <table:table-cell table:style-name="ce56" office:value-type="float" office:value="3257342.58301182" calcext:value-type="float">
            <text:p><text:s text:c="2"/>3 257</text:p>
          </table:table-cell>
          <table:table-cell table:style-name="ce56" office:value-type="float" office:value="7275485.63961214" calcext:value-type="float">
            <text:p><text:s text:c="2"/>7 275</text:p>
          </table:table-cell>
          <table:table-cell table:style-name="ce56" office:value-type="float" office:value="2655915.69273941" calcext:value-type="float">
            <text:p><text:s text:c="2"/>2 656</text:p>
          </table:table-cell>
          <table:table-cell table:style-name="ce56" office:value-type="float" office:value="8313569.52860832" calcext:value-type="float">
            <text:p><text:s text:c="2"/>8 314</text:p>
          </table:table-cell>
          <table:table-cell table:style-name="ce56" office:value-type="float" office:value="521968.079615578" calcext:value-type="float">
            <text:p><text:s text:c="3"/>522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oficial/FGTS</text:p>
          </table:table-cell>
          <table:table-cell table:style-name="ce56" office:value-type="float" office:value="3087874.34117481" calcext:value-type="float">
            <text:p><text:s text:c="2"/>3 088</text:p>
          </table:table-cell>
          <table:table-cell table:style-name="ce56" office:value-type="float" office:value="6155922.97844946" calcext:value-type="float">
            <text:p><text:s text:c="2"/>6 156</text:p>
          </table:table-cell>
          <table:table-cell table:style-name="ce56" office:value-type="float" office:value="2618591.08781814" calcext:value-type="float">
            <text:p><text:s text:c="2"/>2 619</text:p>
          </table:table-cell>
          <table:table-cell table:style-name="ce56" office:value-type="float" office:value="8274192.44409713" calcext:value-type="float">
            <text:p><text:s text:c="2"/>8 274</text:p>
          </table:table-cell>
          <table:table-cell table:style-name="ce56" office:value-type="float" office:value="521968.079615578" calcext:value-type="float">
            <text:p><text:s text:c="3"/>522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privada</text:p>
          </table:table-cell>
          <table:table-cell table:style-name="ce56" office:value-type="float" office:value="169468.241837005" calcext:value-type="float">
            <text:p><text:s text:c="3"/>169</text:p>
          </table:table-cell>
          <table:table-cell table:style-name="ce56" office:value-type="float" office:value="1119562.66116268" calcext:value-type="float">
            <text:p><text:s text:c="2"/>1 120</text:p>
          </table:table-cell>
          <table:table-cell table:style-name="ce56" office:value-type="float" office:value="37324.6049212734" calcext:value-type="float">
            <text:p><text:s text:c="3"/>37</text:p>
          </table:table-cell>
          <table:table-cell table:style-name="ce56" office:value-type="float" office:value="39377.0845111897" calcext:value-type="float">
            <text:p><text:s text:c="3"/>39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imputadas</text:p>
          </table:table-cell>
          <table:table-cell table:number-columns-repeated="5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Excedente operacional bruto inclusive rendimento de autônomos</text:p>
          </table:table-cell>
          <table:table-cell table:style-name="ce56" office:value-type="float" office:value="28336562.3039598" calcext:value-type="float">
            <text:p><text:s text:c="2"/>28 337</text:p>
          </table:table-cell>
          <table:table-cell table:style-name="ce56" office:value-type="float" office:value="52723348.863647" calcext:value-type="float">
            <text:p><text:s text:c="2"/>52 723</text:p>
          </table:table-cell>
          <table:table-cell table:style-name="ce56" office:value-type="float" office:value="20136254.3403749" calcext:value-type="float">
            <text:p><text:s text:c="2"/>20 136</text:p>
          </table:table-cell>
          <table:table-cell table:style-name="ce56" office:value-type="float" office:value="25562700.9226634" calcext:value-type="float">
            <text:p><text:s text:c="2"/>25 563</text:p>
          </table:table-cell>
          <table:table-cell table:style-name="ce56" office:value-type="float" office:value="138780498.368739" calcext:value-type="float">
            <text:p><text:s text:c="2"/>138 78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Rendimento de autônomos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3759014.02742028" calcext:value-type="float">
            <text:p><text:s text:c="2"/>3 759</text:p>
          </table:table-cell>
          <table:table-cell table:style-name="ce56" office:value-type="float" office:value="16879195.7246972" calcext:value-type="float">
            <text:p><text:s text:c="2"/>16 879</text:p>
          </table:table-cell>
          <table:table-cell table:style-name="ce56" office:value-type="float" office:value="6365994.33562233" calcext:value-type="float">
            <text:p><text:s text:c="2"/>6 366</text:p>
          </table:table-cell>
          <table:table-cell table:style-name="ce56" office:value-type="float" office:value="747120.294071796" calcext:value-type="float">
            <text:p><text:s text:c="3"/>74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Excedente operacional bruto (EOB)</text:p>
          </table:table-cell>
          <table:table-cell table:style-name="ce56" office:value-type="float" office:value="28336562.3039598" calcext:value-type="float">
            <text:p><text:s text:c="2"/>28 337</text:p>
          </table:table-cell>
          <table:table-cell table:style-name="ce56" office:value-type="float" office:value="48964334.8362267" calcext:value-type="float">
            <text:p><text:s text:c="2"/>48 964</text:p>
          </table:table-cell>
          <table:table-cell table:style-name="ce56" office:value-type="float" office:value="3257058.61567769" calcext:value-type="float">
            <text:p><text:s text:c="2"/>3 257</text:p>
          </table:table-cell>
          <table:table-cell table:style-name="ce56" office:value-type="float" office:value="19196706.5870411" calcext:value-type="float">
            <text:p><text:s text:c="2"/>19 197</text:p>
          </table:table-cell>
          <table:table-cell table:style-name="ce56" office:value-type="float" office:value="138033378.074667" calcext:value-type="float">
            <text:p><text:s text:c="2"/>138 033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impostos sobre a produção</text:p>
          </table:table-cell>
          <table:table-cell table:style-name="ce56" office:value-type="float" office:value="3255028.10280402" calcext:value-type="float">
            <text:p><text:s text:c="2"/>3 255</text:p>
          </table:table-cell>
          <table:table-cell table:style-name="ce56" office:value-type="float" office:value="7205808.36298387" calcext:value-type="float">
            <text:p><text:s text:c="2"/>7 206</text:p>
          </table:table-cell>
          <table:table-cell table:style-name="ce56" office:value-type="float" office:value="6455958.22154295" calcext:value-type="float">
            <text:p><text:s text:c="2"/>6 456</text:p>
          </table:table-cell>
          <table:table-cell table:style-name="ce56" office:value-type="float" office:value="3977284.32646633" calcext:value-type="float">
            <text:p><text:s text:c="2"/>3 977</text:p>
          </table:table-cell>
          <table:table-cell table:style-name="ce56" office:value-type="float" office:value="1637020.3606137" calcext:value-type="float">
            <text:p><text:s text:c="2"/>1 63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subsídios à produção</text:p>
          </table:table-cell>
          <table:table-cell table:style-name="ce56" office:value-type="float" office:value="-68833" calcext:value-type="float">
            <text:p><text:s/>(-) <text:s text:c="2"/>69</text:p>
          </table:table-cell>
          <table:table-cell table:number-columns-repeated="4" table:style-name="ce56" office:value-type="float" office:value="0" calcext:value-type="float">
            <text:p><text:s text:c="3"/>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Valor da produção</text:p>
          </table:table-cell>
          <table:table-cell table:style-name="ce56" office:value-type="float" office:value="70489953" calcext:value-type="float">
            <text:p><text:s text:c="2"/>70 490</text:p>
          </table:table-cell>
          <table:table-cell table:style-name="ce56" office:value-type="float" office:value="137891866" calcext:value-type="float">
            <text:p><text:s text:c="2"/>137 892</text:p>
          </table:table-cell>
          <table:table-cell table:style-name="ce56" office:value-type="float" office:value="135804015" calcext:value-type="float">
            <text:p><text:s text:c="2"/>135 804</text:p>
          </table:table-cell>
          <table:table-cell table:style-name="ce56" office:value-type="float" office:value="91726582" calcext:value-type="float">
            <text:p><text:s text:c="2"/>91 727</text:p>
          </table:table-cell>
          <table:table-cell table:style-name="ce56" office:value-type="float" office:value="151309568" calcext:value-type="float">
            <text:p><text:s text:c="2"/>151 31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Pessoal ocupado</text:p>
          </table:table-cell>
          <table:table-cell table:style-name="ce33" office:value-type="float" office:value="269900" calcext:value-type="float">
            <text:p><text:s text:c="2"/>269 900</text:p>
          </table:table-cell>
          <table:table-cell table:style-name="ce33" office:value-type="float" office:value="817100" calcext:value-type="float">
            <text:p><text:s text:c="2"/>817 100</text:p>
          </table:table-cell>
          <table:table-cell table:style-name="ce33" office:value-type="float" office:value="10416900" calcext:value-type="float">
            <text:p><text:s/>10 416 900</text:p>
          </table:table-cell>
          <table:table-cell table:style-name="ce33" office:value-type="float" office:value="3238300" calcext:value-type="float">
            <text:p><text:s/>3 238 300</text:p>
          </table:table-cell>
          <table:table-cell table:style-name="ce33" office:value-type="float" office:value="257500" calcext:value-type="float">
            <text:p><text:s text:c="2"/>257 500</text:p>
          </table:table-cell>
          <table:table-cell table:style-name="ce5" table:number-columns-repeated="1018"/>
        </table:table-row>
        <table:table-row table:style-name="ro4">
          <table:table-cell table:style-name="ce52" table:number-columns-repeated="6"/>
          <table:table-cell table:style-name="ce5" table:number-columns-repeated="1018"/>
        </table:table-row>
        <table:table-row table:style-name="ro10">
          <table:table-cell table:style-name="ce24" table:number-columns-repeated="6"/>
          <table:table-cell table:style-name="ce5" table:number-columns-repeated="1018"/>
        </table:table-row>
        <table:table-row table:style-name="ro2">
          <table:table-cell table:style-name="ce3" office:value-type="string" calcext:value-type="string">
            <text:p>Operações</text:p>
          </table:table-cell>
          <table:table-cell table:style-name="ce45" office:value-type="string" calcext:value-type="string" table:number-columns-spanned="5" table:number-rows-spanned="1">
            <text:p>Componentes do valor adicionado (valores correntes em 1 000 000 R$)</text:p>
          </table:table-cell>
          <table:covered-table-cell table:number-columns-repeated="3" table:style-name="ce48"/>
          <table:covered-table-cell table:style-name="ce51"/>
          <table:table-cell table:style-name="ce5" table:number-columns-repeated="1018"/>
        </table:table-row>
        <table:table-row table:style-name="ro11">
          <table:table-cell table:style-name="ce4"/>
          <table:table-cell table:style-name="ce20" office:value-type="string" calcext:value-type="string">
            <text:p>42</text:p>
            <text:p>Administração</text:p>
            <text:p>pública</text:p>
          </table:table-cell>
          <table:table-cell table:style-name="ce20" office:value-type="string" calcext:value-type="string">
            <text:p>43</text:p>
            <text:p>Serviços privados</text:p>
            <text:p>não-mercantis</text:p>
          </table:table-cell>
          <table:table-cell table:style-name="ce20" office:value-type="string" calcext:value-type="string">
            <text:p>46</text:p>
            <text:p>Dummy</text:p>
            <text:p>financeiro</text:p>
          </table:table-cell>
          <table:table-cell table:style-name="ce20" office:value-type="string" calcext:value-type="string">
            <text:p>Total</text:p>
            <text:p>do produto</text:p>
          </table:table-cell>
          <table:table-cell table:style-name="ce42"/>
          <table:table-cell table:style-name="ce5" table:number-columns-repeated="1018"/>
        </table:table-row>
        <table:table-row table:style-name="ro4">
          <table:table-cell table:style-name="ce5" table:number-columns-repeated="5"/>
          <table:table-cell table:style-name="ce47"/>
          <table:table-cell table:style-name="ce5" table:number-columns-repeated="1018"/>
        </table:table-row>
        <table:table-row table:style-name="ro12">
          <table:table-cell table:style-name="ce5" office:value-type="string" calcext:value-type="string">
            <text:p>Valor adicionado bruto a preço básico</text:p>
          </table:table-cell>
          <table:table-cell table:style-name="ce56" office:value-type="float" office:value="220458387" calcext:value-type="float">
            <text:p><text:s text:c="2"/>220 458</text:p>
          </table:table-cell>
          <table:table-cell table:style-name="ce56" office:value-type="float" office:value="17336528" calcext:value-type="float">
            <text:p><text:s text:c="2"/>17 337</text:p>
          </table:table-cell>
          <table:table-cell table:style-name="ce56" office:value-type="float" office:value="-74660609" calcext:value-type="float">
            <text:p><text:s/>(-) <text:s/>74 661</text:p>
          </table:table-cell>
          <table:table-cell/>
          <table:table-cell table:style-name="ce56" office:value-type="float" office:value="1395604382" calcext:value-type="float">
            <text:p><text:s/>1 395 604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Remunerações</text:p>
          </table:table-cell>
          <table:table-cell table:style-name="ce56" office:value-type="float" office:value="219518471.92" calcext:value-type="float">
            <text:p><text:s text:c="2"/>219 518</text:p>
          </table:table-cell>
          <table:table-cell table:style-name="ce56" office:value-type="float" office:value="17128807.0370424" calcext:value-type="float">
            <text:p><text:s text:c="2"/>17 129</text:p>
          </table:table-cell>
          <table:table-cell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554148834.119219" calcext:value-type="float">
            <text:p><text:s text:c="2"/>554 149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Salários</text:p>
          </table:table-cell>
          <table:table-cell table:style-name="ce56" office:value-type="float" office:value="141126279.15" calcext:value-type="float">
            <text:p><text:s text:c="2"/>141 126</text:p>
          </table:table-cell>
          <table:table-cell table:style-name="ce56" office:value-type="float" office:value="14129806.7691134" calcext:value-type="float">
            <text:p><text:s text:c="2"/>14 130</text:p>
          </table:table-cell>
          <table:table-cell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399881787.479219" calcext:value-type="float">
            <text:p><text:s text:c="2"/>399 882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efetivas</text:p>
          </table:table-cell>
          <table:table-cell table:style-name="ce56" office:value-type="float" office:value="14261394.13" calcext:value-type="float">
            <text:p><text:s text:c="2"/>14 261</text:p>
          </table:table-cell>
          <table:table-cell table:style-name="ce56" office:value-type="float" office:value="2999000.26792892" calcext:value-type="float">
            <text:p><text:s text:c="2"/>2 999</text:p>
          </table:table-cell>
          <table:table-cell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90136248" calcext:value-type="float">
            <text:p><text:s text:c="2"/>90 13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oficial/FGTS</text:p>
          </table:table-cell>
          <table:table-cell table:style-name="ce56" office:value-type="float" office:value="13943102.5" calcext:value-type="float">
            <text:p><text:s text:c="2"/>13 943</text:p>
          </table:table-cell>
          <table:table-cell table:style-name="ce56" office:value-type="float" office:value="2943961.9692093" calcext:value-type="float">
            <text:p><text:s text:c="2"/>2 944</text:p>
          </table:table-cell>
          <table:table-cell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86526494" calcext:value-type="float">
            <text:p><text:s text:c="2"/>86 52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5"/>Previdência privada</text:p>
          </table:table-cell>
          <table:table-cell table:style-name="ce56" office:value-type="float" office:value="318291.63" calcext:value-type="float">
            <text:p><text:s text:c="3"/>318</text:p>
          </table:table-cell>
          <table:table-cell table:style-name="ce56" office:value-type="float" office:value="55038.2987196232" calcext:value-type="float">
            <text:p><text:s text:c="3"/>55</text:p>
          </table:table-cell>
          <table:table-cell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3609754" calcext:value-type="float">
            <text:p><text:s text:c="2"/>3 61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Contribuições sociais imputadas</text:p>
          </table:table-cell>
          <table:table-cell table:style-name="ce56" office:value-type="float" office:value="64130798.64" calcext:value-type="float">
            <text:p><text:s text:c="2"/>64 131</text:p>
          </table:table-cell>
          <table:table-cell table:number-columns-repeated="2"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64130798.64" calcext:value-type="float">
            <text:p><text:s text:c="2"/>64 131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Excedente operacional bruto inclusive rendimento de autônomos</text:p>
          </table:table-cell>
          <table:table-cell table:style-name="ce56" office:value-type="float" office:value="0.0799999833106995" calcext:value-type="float">
            <text:p><text:s text:c="3"/>0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-74660609" calcext:value-type="float">
            <text:p><text:s/>(-) <text:s/>74 661</text:p>
          </table:table-cell>
          <table:table-cell/>
          <table:table-cell table:style-name="ce56" office:value-type="float" office:value="738682836.880781" calcext:value-type="float">
            <text:p><text:s text:c="2"/>738 683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Rendimento de autônomos</text:p>
          </table:table-cell>
          <table:table-cell table:number-columns-repeated="3"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69756604.4117113" calcext:value-type="float">
            <text:p><text:s text:c="2"/>69 75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<text:s text:c="3"/>Excedente operacional bruto (EOB)</text:p>
          </table:table-cell>
          <table:table-cell table:style-name="ce56" office:value-type="float" office:value="0.0799999833106995" calcext:value-type="float">
            <text:p><text:s text:c="3"/>0</text:p>
          </table:table-cell>
          <table:table-cell table:style-name="ce56" office:value-type="float" office:value="0" calcext:value-type="float">
            <text:p><text:s text:c="3"/>0</text:p>
          </table:table-cell>
          <table:table-cell table:style-name="ce56" office:value-type="float" office:value="-74660609" calcext:value-type="float">
            <text:p><text:s/>(-) <text:s/>74 661</text:p>
          </table:table-cell>
          <table:table-cell/>
          <table:table-cell table:style-name="ce56" office:value-type="float" office:value="668926232.46907" calcext:value-type="float">
            <text:p><text:s text:c="2"/>668 926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impostos sobre a produção</text:p>
          </table:table-cell>
          <table:table-cell table:style-name="ce56" office:value-type="float" office:value="939915" calcext:value-type="float">
            <text:p><text:s text:c="3"/>940</text:p>
          </table:table-cell>
          <table:table-cell table:style-name="ce56" office:value-type="float" office:value="207720.962957628" calcext:value-type="float">
            <text:p><text:s text:c="3"/>208</text:p>
          </table:table-cell>
          <table:table-cell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106389884" calcext:value-type="float">
            <text:p><text:s text:c="2"/>106 390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Outros subsídios à produção</text:p>
          </table:table-cell>
          <table:table-cell table:number-columns-repeated="3"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-3617173" calcext:value-type="float">
            <text:p><text:s/>(-) <text:s/>3 617</text:p>
          </table:table-cell>
          <table:table-cell table:style-name="ce5" table:number-columns-repeated="1018"/>
        </table:table-row>
        <table:table-row table:style-name="ro9">
          <table:table-cell table:style-name="ce5" office:value-type="string" calcext:value-type="string">
            <text:p>Valor da produção</text:p>
          </table:table-cell>
          <table:table-cell table:style-name="ce56" office:value-type="float" office:value="326428062" calcext:value-type="float">
            <text:p><text:s text:c="2"/>326 428</text:p>
          </table:table-cell>
          <table:table-cell table:style-name="ce56" office:value-type="float" office:value="18993467" calcext:value-type="float">
            <text:p><text:s text:c="2"/>18 993</text:p>
          </table:table-cell>
          <table:table-cell table:style-name="ce56" office:value-type="float" office:value="0" calcext:value-type="float">
            <text:p><text:s text:c="3"/>0</text:p>
          </table:table-cell>
          <table:table-cell/>
          <table:table-cell table:style-name="ce56" office:value-type="float" office:value="3026166888" calcext:value-type="float">
            <text:p><text:s/>3 026 167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>
            <text:p>Pessoal ocupado</text:p>
          </table:table-cell>
          <table:table-cell table:style-name="ce33" office:value-type="float" office:value="6364500" calcext:value-type="float">
            <text:p><text:s/>6 364 500</text:p>
          </table:table-cell>
          <table:table-cell table:style-name="ce33" office:value-type="float" office:value="6331900" calcext:value-type="float">
            <text:p><text:s/>6 331 900</text:p>
          </table:table-cell>
          <table:table-cell table:style-name="ce33" office:value-type="float" office:value="0" calcext:value-type="float">
            <text:p><text:s text:c="3"/>0</text:p>
          </table:table-cell>
          <table:table-cell table:style-name="ce33"/>
          <table:table-cell table:style-name="ce33" office:value-type="float" office:value="67334200" calcext:value-type="float">
            <text:p><text:s/>67 334 200</text:p>
          </table:table-cell>
          <table:table-cell table:number-columns-repeated="1018"/>
        </table:table-row>
        <table:table-row table:style-name="ro4">
          <table:table-cell table:style-name="ce52" table:number-columns-repeated="6"/>
          <table:table-cell table:number-columns-repeated="1018"/>
        </table:table-row>
        <table:table-row table:style-name="ro13">
          <table:table-cell table:style-name="ce5" office:value-type="string" calcext:value-type="string">
            <text:p>Fonte: IBGE, Diretoria de Pesquisas, Coordenação de Contas Nacionais.</text:p>
          </table:table-cell>
          <table:table-cell table:number-columns-repeated="1023"/>
        </table:table-row>
        <table:table-row table:style-name="ro7">
          <table:table-cell table:style-name="ce5"/>
          <table:table-cell table:number-columns-repeated="1023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Univers" svg:font-family="Univers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loext:min-decimal-places="0" number:min-integer-digits="1" number:grouping="true"/>
    </number:number-style>
    <number:number-style style:name="N107">
      <number:text>-R$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loext:min-decimal-places="2" number:min-integer-digits="1" number:grouping="true"/>
    </number:number-style>
    <number:number-style style:name="N109">
      <number:text>-R$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</number:number-style>
    <number:number-style style:name="N123">
      <number:text>-R$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</number:number-style>
    <number:number-style style:name="N125">
      <number:text>-R$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39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R$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CR$</number:text>
      <number:number number:decimal-places="0" loext:min-decimal-places="0" number:min-integer-digits="1" number:grouping="true"/>
      <number:text> </number:text>
    </number:number-style>
    <number:number-style style:name="N143">
      <number:text>(CR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CR$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CR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CR$</number:text>
      <number:number number:decimal-places="2" loext:min-decimal-places="2" number:min-integer-digits="1" number:grouping="true"/>
      <number:text> </number:text>
    </number:number-style>
    <number:number-style style:name="N145">
      <number:text>(CR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CR$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CR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loext:text> C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C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CR$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C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C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C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0">
      <number:number number:decimal-places="0" loext:min-decimal-places="0" number:min-integer-digits="1"/>
    </number:number-style>
    <number:number-style style:name="N151">
      <number:number number:decimal-places="0" loext:min-decimal-places="0" number:min-integer-digits="0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2P0" style:volatile="true"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52">
      <number:text> (-) </number:text>
      <number:number number:decimal-places="0" loext:min-decimal-places="0" number:min-integer-digits="0">
        <number:embedded-text number:position="6"> </number:embedded-text>
        <number:embedded-text number:position="3"> </number:embedded-text>
      </number:number>
      <style:map style:condition="value()&gt;=0" style:apply-style-name="N152P0"/>
    </number:number-style>
    <number:number-style style:name="N153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3">
      <number:text> (-) </number:text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4">
      <number:text> (-) </number:text>
      <number:number number:decimal-places="0" loext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5">
      <number:text> (-)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display-factor="100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6">
      <number:text> (-) </number:text>
      <number:number number:decimal-places="0" loext:min-decimal-places="0" number:min-integer-digits="1" number:display-factor="1000">
        <number:embedded-text number:position="6"> </number:embedded-text>
        <number:embedded-text number:position="3"> </number:embedded-text>
      </number:number>
      <style:map style:condition="value()&gt;=0" style:apply-style-name="N156P0"/>
    </number:number-style>
    <number:number-style style:name="N157P0" style:volatile="true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7">
      <number:text> (-)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style:map style:condition="value()&gt;=0" style:apply-style-name="N157P0"/>
    </number:number-style>
    <number:number-style style:name="N158">
      <number:number number:decimal-places="0" loext:min-decimal-places="0" number:min-integer-digits="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4.99mm" fo:margin-left="4.99mm" fo:margin-right="0mm" style:first-page-number="continue" style:scale-to="100%" style:table-centering="horizontal" style:writing-mode="lr-tb"/>
      <style:header-style>
        <style:header-footer-properties fo:min-height="7.5mm" fo:margin-left="14.01mm" fo:margin-right="19mm" fo:margin-bottom="0mm"/>
      </style:header-style>
      <style:footer-style>
        <style:header-footer-properties fo:min-height="7.5mm" fo:margin-left="14.01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I" style:display-name="PageStyle_C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manda" style:display-name="PageStyle_deman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" style:display-name="PageStyle_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m02" style:display-name="PageStyle_2m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n02" style:display-name="PageStyle_2n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o02" style:display-name="PageStyle_2o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GE</meta:initial-creator>
    <meta:creation-date>1997-11-17T10:35:57</meta:creation-date>
    <dc:creator>jose Luiz de Moraes Ferreira Louzada</dc:creator>
    <dc:date>2017-10-20T14:34:11</dc:date>
    <meta:print-date>2007-02-01T09:21:41</meta:print-date>
    <meta:document-statistic meta:table-count="6" meta:cell-count="12466" meta:object-count="0"/>
    <meta:generator>LibreOffice/5.3.1.2$Windows_x86 LibreOffice_project/e80a0e0fd1875e1696614d24c32df0f95f03deb2</meta:generator>
  </office:meta>
</office:document-meta>
</file>